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C Kupiansk Directio Rusian of the Army Shelled Krasne First, Figolivka, two -year -old, Massutivka, ki ...</text:span>
</text:h>
      <text:p text:style-name="P4">
Authors: liveuamap (Language: en)</text:p>
      <text:p text:style-name="P4">
Time: 2023-06-25T-37:26:00</text:p>
      <text:p text:style-name="P4">
Location: Svatove (Latitude:49.54292 Longtitude:37.89391)</text:p>
      <text:p text:style-name="P4">
Videos: []</text:p>
      <text:p text:style-name="P4">
Images: []</text:p>
      <text:p text:style-name="P4">
Tags: ["Russia"]</text:p>
      <text:p text:style-name="P4">
Id: 22571620</text:p>
      <!--METADATA-->
      <text:p text:style-name="P4">
At Kupiansk direction Russian army shelled Krasne Pershe, Fyholivka,Dvorichna, Masutivka, Kyslivka, Berestove of Kharkiv region, - General Staffof Armed Forces of Ukraine says in the morning report</text:p>
      <text:p text:style-name="P4">
News Collection Link: <text:a xlink:type="simple" xlink:href="https:\/\/liveuamap.com\/en\/2023\/25-june-at-kupiansk-direction-russian-army-shelled-krasne" text:style-name="Internet_20_link" text:visited-style-name="Visited_20_Internet_20_Link">
https:\/\/liveuamap.com\/en\/2023\/25-june-at-kupiansk-direction-russian-army-shelled-krasne</text:a>
</text:p>
      <text:p text:style-name="P4">
News Source: <text:a xlink:type="simple" xlink:href="https://t.me/lumsrc/5183" text:style-name="Internet_20_link" text:visited-style-name="Visited_20_Internet_20_Link">
https://t.me/lumsrc/5183</text:a>
</text:p>
      <!--NEWS-->
      <text:h text:style-name="P10" text:outline-level="1">
<text:span text:style-name="T4">
At Lyman direction Russian army shelled Nevske and Bilohorivka of Luhansk region and Torske, ...</text:span>
</text:h>
      <text:p text:style-name="P4">
Authors: liveuamap (Language: en)</text:p>
      <text:p text:style-name="P4">
Time: 2023-06-25T-39:26:00</text:p>
      <text:p text:style-name="P4">
Location: Bilohorivka (Latitude:48.92013 Longtitude:38.24118)</text:p>
      <text:p text:style-name="P4">
Videos: []</text:p>
      <text:p text:style-name="P4">
Images: []</text:p>
      <text:p text:style-name="P4">
Tags: ["Russia"]</text:p>
      <text:p text:style-name="P4">
Id: 22571613</text:p>
      <!--METADATA-->
      <text:p text:style-name="P4">
At Lyman direction Russian army shelled Nevske and Bilohorivka of Luhanskregion and Torske, Serebryanka, Verkhnokamyanske, Spirne and Rozdolivka ofDonetsk region. Russian aviation conducted airstrikes at Bilohorivka ofLuhansk region, - General Staff of Armed Forces of Ukraine says in the morningreport</text:p>
      <text:p text:style-name="P4">
News Collection Link: <text:a xlink:type="simple" xlink:href="https:\/\/liveuamap.com\/en\/2023\/25-june-at-lyman-direction-russian-army-shelled-nevske-and" text:style-name="Internet_20_link" text:visited-style-name="Visited_20_Internet_20_Link">
https:\/\/liveuamap.com\/en\/2023\/25-june-at-lyman-direction-russian-army-shelled-nevske-and</text:a>
</text:p>
      <text:p text:style-name="P4">
News Source: <text:a xlink:type="simple" xlink:href="https://t.me/lumsrc/5184" text:style-name="Internet_20_link" text:visited-style-name="Visited_20_Internet_20_Link">
https://t.me/lumsrc/5184</text:a>
</text:p>
      <!--NEWS-->
      <text:h text:style-name="P10" text:outline-level="1">
<text:span text:style-name="T4">
JSU Bakhmut Directio Rusian of the Army Shelled Vasukivka, Minkivka, Orikhovo-Vasylivka, Bogdanivka ...</text:span>
</text:h>
      <text:p text:style-name="P4">
Authors: liveuamap (Language: en)</text:p>
      <text:p text:style-name="P4">
Time: 2023-06-25T-41:26:00</text:p>
      <text:p text:style-name="P4">
Location: Novhorods'ke, Donetsk Oblast (Latitude:48.3324 Longtitude:37.84361)</text:p>
      <text:p text:style-name="P4">
Videos: []</text:p>
      <text:p text:style-name="P4">
Images: []</text:p>
      <text:p text:style-name="P4">
Tags: ["Russia"]</text:p>
      <text:p text:style-name="P4">
Id: 22571611</text:p>
      <!--METADATA-->
      <text:p text:style-name="P4">
At Bakhmut direction Russian army shelled Vasukivka, Minkivka, Orikhovo-Vasylivka, Bohdanivka, Chasiv Yar, Ivanivske, Ozaryanivka and New York ofDonetsk region, - General Staff of Armed Forces of Ukraine says in the morningreport</text:p>
      <text:p text:style-name="P4">
News Collection Link: <text:a xlink:type="simple" xlink:href="https:\/\/liveuamap.com\/en\/2023\/25-june-at-bakhmut-direction-russian-army-shelled-vasukivka" text:style-name="Internet_20_link" text:visited-style-name="Visited_20_Internet_20_Link">
https:\/\/liveuamap.com\/en\/2023\/25-june-at-bakhmut-direction-russian-army-shelled-vasukivka</text:a>
</text:p>
      <text:p text:style-name="P4">
News Source: <text:a xlink:type="simple" xlink:href="https://t.me/lumsrc/5185" text:style-name="Internet_20_link" text:visited-style-name="Visited_20_Internet_20_Link">
https://t.me/lumsrc/5185</text:a>
</text:p>
      <!--NEWS-->
      <text:h text:style-name="P10" text:outline-level="1">
<text:span text:style-name="T4">
JSC Avdiivka Directio Rusian Army Shelled Novoalexandrivka, Ceramics, Novokalin, Avdiii ...</text:span>
</text:h>
      <text:p text:style-name="P4">
Authors: liveuamap (Language: en)</text:p>
      <text:p text:style-name="P4">
Time: 2023-06-25T-43:26:00</text:p>
      <text:p text:style-name="P4">
Location: Donetsk Oblast (Latitude:48.06168 Longtitude:37.57616)</text:p>
      <text:p text:style-name="P4">
Videos: []</text:p>
      <text:p text:style-name="P4">
Images: []</text:p>
      <text:p text:style-name="P4">
Tags: ["Russia"]</text:p>
      <text:p text:style-name="P4">
Id: 22571610</text:p>
      <!--METADATA-->
      <text:p text:style-name="P4">
At Avdiyivka direction Russian army shelled Novooleksandrivka, Keramik,Novokalynove, Avdiyivka, Syeverne, Vodyane, Umanske, Vesele, Karlivka,Pervomayske and Nevelske of Donetsk region. Russian aviation conductedairstrikes at Avdiyivka and Syeverne of Donetsk region, - General Staff ofArmed Forces of Ukraine says in the morning report</text:p>
      <text:p text:style-name="P4">
News Collection Link: <text:a xlink:type="simple" xlink:href="https:\/\/liveuamap.com\/en\/2023\/25-june-at-avdiyivka-direction-russian-army-shelled-novooleksandrivka" text:style-name="Internet_20_link" text:visited-style-name="Visited_20_Internet_20_Link">
https:\/\/liveuamap.com\/en\/2023\/25-june-at-avdiyivka-direction-russian-army-shelled-novooleksandrivka</text:a>
</text:p>
      <text:p text:style-name="P4">
News Source: <text:a xlink:type="simple" xlink:href="https://t.me/lumsrc/5186" text:style-name="Internet_20_link" text:visited-style-name="Visited_20_Internet_20_Link">
https://t.me/lumsrc/5186</text:a>
</text:p>
      <!--NEWS-->
      <text:h text:style-name="P10" text:outline-level="1">
<text:span text:style-name="T4">
Explosions were reported in Tokmak</text:span>
</text:h>
      <text:p text:style-name="P4">
Authors: liveuamap (Language: en)</text:p>
      <text:p text:style-name="P4">
Time: 2023-06-25T19:20:35</text:p>
      <text:p text:style-name="P4">
Location: Tokmak (Latitude:47.27742 Longtitude:35.71784)</text:p>
      <text:p text:style-name="P4">
Videos: []</text:p>
      <text:p text:style-name="P4">
Images: []</text:p>
      <text:p text:style-name="P4">
Tags: ["Europe", "Central and Eastern Europe"]</text:p>
      <text:p text:style-name="P4">
Id: 22571726</text:p>
      <!--METADATA-->
      <text:p text:style-name="P4">
Explosions were reported in Tokmak</text:p>
      <text:p text:style-name="P4">
News Collection Link: <text:a xlink:type="simple" xlink:href="https:\/\/liveuamap.com\/en\/2023\/26-june-explosions-were-reported-in-tokmak" text:style-name="Internet_20_link" text:visited-style-name="Visited_20_Internet_20_Link">
https:\/\/liveuamap.com\/en\/2023\/26-june-explosions-were-reported-in-tokmak</text:a>
</text:p>
      <text:p text:style-name="P4">
News Source: <text:a xlink:type="simple" xlink:href="https://t.me/dniprorudne_ukraine/2968" text:style-name="Internet_20_link" text:visited-style-name="Visited_20_Internet_20_Link">
https://t.me/dniprorudne_ukraine/2968</text:a>
</text:p>
      <!--NEWS-->
      <text:h text:style-name="P10" text:outline-level="1">
<text:span text:style-name="T4">
Air defense was active in Odesa</text:span>
</text:h>
      <text:p text:style-name="P4">
Authors: liveuamap (Language: en)</text:p>
      <text:p text:style-name="P4">
Time: 2023-06-25T19:21:28</text:p>
      <text:p text:style-name="P4">
Location: Odesa, Odessa Oblast (Latitude:46.47475 Longtitude:30.77957)</text:p>
      <text:p text:style-name="P4">
Videos: []</text:p>
      <text:p text:style-name="P4">
Images: []</text:p>
      <text:p text:style-name="P4">
Tags: []</text:p>
      <text:p text:style-name="P4">
Id: 22571727</text:p>
      <!--METADATA-->
      <text:p text:style-name="P4">
Air defense was active in Odesa</text:p>
      <text:p text:style-name="P4">
News Collection Link: <text:a xlink:type="simple" xlink:href="https:\/\/liveuamap.com\/en\/2023\/25-june-air-defense-was-active-in-odesa" text:style-name="Internet_20_link" text:visited-style-name="Visited_20_Internet_20_Link">
https:\/\/liveuamap.com\/en\/2023\/25-june-air-defense-was-active-in-odesa</text:a>
</text:p>
      <text:p text:style-name="P4">
News Source: <text:a xlink:type="simple" xlink:href="https://t.me/OdessaDumskayaNet/58231" text:style-name="Internet_20_link" text:visited-style-name="Visited_20_Internet_20_Link">
https://t.me/OdessaDumskayaNet/58231</text:a>
</text:p>
      <!--NEWS-->
      <text:h text:style-name="P10" text:outline-level="1">
<text:span text:style-name="T4">
PACE approved the resolution on the political consequences of Russian aggression against Ukraine</text:span>
</text:h>
      <text:p text:style-name="P4">
Author: ['АРМІЯINFORM']</text:p>
      <text:p text:style-name="P4">
Time: 2023-06-25T34:00:00-04:00</text:p>
      <text:p text:style-name="P4">
Description: For the PARLASED Documented Parliamenta Asamble, for the sake of єvropy, the member of the member of the member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00.jpg" text:style-name="Internet_20_link" text:visited-style-name="Visited_20_Internet_20_Link">
100.jpg</text:a>
']</text:p>
      <text:p text:style-name="P4">
Tags: ['ВСТУП УКРАЇНИ ДО НАТО', 'ДОПОМОГА ПАРТНЕРІВ', 'ПАРЄ', 'СВІТ ПІДТРИМУЄ УКРАЇНУ']</text:p>
      <text:p text:style-name="P4">
Category: News</text:p>
      <!--METADATA-->
      <text:p text:style-name="P4">
<draw:frame draw:style-name="fr1" draw:name="Image2" text:anchor-type="as-char" svg:width="6.9236in" svg:height="3.623351in" draw:z-index="0">
<draw:image xlink:href="../Images/AРМІЯINFORM/2023-06-25T34-00-00-04-00/100.jpg" xlink:type="simple" xlink:show="embed" xlink:actuate="onLoad" draw:mime-type="image/jpeg"/>
</draw:frame>
In the prepared document, the Parliamentary Assembly of the Council of Europe calls on member states to support Ukraine's membership in NATO.</text:p>
      <text:p text:style-name="P4">
And also - the Assembly supports the formula of President Vladimir Zelensky Peace taps to create a register of losses caused by aggression of the Russian Federation.</text:p>
      <text:p text:style-name="P4">
About this <text:a xlink:type="simple" xlink:href="https://www.facebook.com/verkhovna.rada.ukraine/posts/pfbid02BYkR1UZ2g4Xw13M16Fzs5AvyKNbymKZJ2dajvJ3g976j1SHKJmtKSH9Win1AwSBZl" text:style-name="Internet_20_link" text:visited-style-name="Visited_20_Internet_20_Link">
reported</text:a>
on the Facebook page of the Verkhovna Rada of Ukraine.</text:p>
      <text:p text:style-name="P4">
Among other things, the PACE decision is proposed:</text:p>
      <ul>
        <li>
to recognize the Russian Federation guilty of a war crime - the Kakhovskaya hydroelectric power station; * expand the list of individuals and legal entities that are subject to sanctions in the Russian Federation, Belarus and third countries; * continue to strengthen additional civil and military assistance to Ukraine; * creation of strategic economic autonomy from Russian gas and oil; * create a public register of companies and persons working in favor of Russian interests; * recognize the regime of the Russian Federation such that imitates the dangerous ideology of Rashism and promotes the crime of genocide; * launch the process of creating a mechanism for monitoring sanctions and tracking their evasion; * Recognize the Wagner PEC and other paramilitary formations with terrorist groups.</li>
      </ul>
      <text:p text:style-name="P4">
News Source: <text:a xlink:type="simple" xlink:href="https://armyinform.com.ua/2023/06/25/parye-uhvalyla-rezolyucziyu-shhodo-politychnyh-naslidkiv-agresiyi-rf-proty-ukrayiny/" text:style-name="Internet_20_link" text:visited-style-name="Visited_20_Internet_20_Link">
https://armyinform.com.ua/2023/06/25/parye-uhvalyla-rezolyucziyu-shhodo-politychnyh-naslidkiv-agresiyi-rf-proty-ukrayiny/</text:a>
</text:p>
      <!--NEWS-->
      <text:h text:style-name="P10" text:outline-level="1">
<text:span text:style-name="T4">
What should be in the first aid kilos of the 50-kilometer zone around the ZPP-the Tips of the Ministry of Health</text:span>
</text:h>
      <text:p text:style-name="P4">
Author: ['АРМІЯINFORM']</text:p>
      <text:p text:style-name="P4">
Time: 2023-06-25T36:00:00-04:00</text:p>
      <text:p text:style-name="P4">
Description: Minіtyni Hunts are healthy, INFORMUVATI about those, yak PIDGOVASHEN TO YOULVIVICH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5240496525535202960_y.jpg" text:style-name="Internet_20_link" text:visited-style-name="Visited_20_Internet_20_Link">
photo_5240496525535202960_y.jpg</text:a>
']</text:p>
      <text:p text:style-name="P4">
Tags: ['ЗАЕС', 'МОЗ УКРАЇНИ']</text:p>
      <text:p text:style-name="P4">
Category: News</text:p>
      <!--METADATA-->
      <text:p text:style-name="P4">
<draw:frame draw:style-name="fr1" draw:name="Image3" text:anchor-type="as-char" svg:width="6.9236in" svg:height="6.9236in" draw:z-index="0">
<draw:image xlink:href="../Images/AРМІЯINFORM/2023-06-25T36-00-00-04-00/photo_5240496525535202960_y.jpg" xlink:type="simple" xlink:show="embed" xlink:actuate="onLoad" draw:mime-type="image/jpeg"/>
</draw:frame>
The Ministry of Health continues to inform how to prepare possible emergencies at the Zaporozhye NPP, which is temporarily captured by Russia.</text:p>
      <text:p text:style-name="P4">
About this <text:a xlink:type="simple" xlink:href="https://t.me/mozofficial/3541" text:style-name="Internet_20_link" text:visited-style-name="Visited_20_Internet_20_Link">
it is referred</text:a>
On the MoH page in Telegram.</text:p>
      <text:p text:style-name="P4">
The report states that this information <text:span text:style-name="T4">
 applies only to residents of the 50-kilometer zone around the ZPP </text:span>
 and is not relevant to people who live outside this radius.</text:p>
      <text:p text:style-name="P4">
The Ministry of Health is advised to make sure that there is potassium iodide in the first aid kit that is useful to reduce the negative impact of radioactive iodine into the thyroid in the event of a nuclear object.</text:p>
      <text:p text:style-name="P4">
** It is necessary to take the required dose of potassium iodide only after official airborne!</text:p>
      <text:p text:style-name="P4">
“It is optimal to take the drug after alerting for 6 or less hours of overcoming a radioactive cloud, but potassium iodide remains effective with the receipt of the cloud and 6 hours after it. Not recommended administration of the drug 24 hours after the cloud is received, ”the message goes.</text:p>
      <text:p text:style-name="P4">
Aluminum-antacid sorbents should also be in the first aid kit. ** This group of gas suits contains an active substance aluminum hydroxide and are used for the adhesion of neutralization, binding and excretion of radionuclides from the body, thus reducing health risk.</text:p>
      <text:p text:style-name="P4">
In addition, it is necessary to take care of the presence of alginates, the active substance - sodiumalginate. It creates a protective barrier on the surface of the liquid stomach content. This barrier prevents the body's dangerous substances.</text:p>
      <text:p text:style-name="P4">
Also in the first aid kit should be put <text:span text:style-name="T4">
 sodium bicarbonate </text:span>
, a remedy for the restoration of the heater state of blood and correction of metabolic acidosis(condition that is characterized by a violation of the chemical balance of acids and alkalis in the blood).</text:p>
      <text:p text:style-name="P4">
У домашній аптечці обовʼязково має бути <text:span text:style-name="T4">
маска</text:span>
 , яка є засобом фізичногозахисту для зменшення потрапляння в організм небезпечних речовин.</text:p>
      <text:p text:style-name="P4">
News Source: <text:a xlink:type="simple" xlink:href="https://armyinform.com.ua/2023/06/25/shho-maye-buty-v-aptechkah-zhyteliv-50-kilometrovoyi-zony-navkolo-zaes-porady-moz/" text:style-name="Internet_20_link" text:visited-style-name="Visited_20_Internet_20_Link">
https://armyinform.com.ua/2023/06/25/shho-maye-buty-v-aptechkah-zhyteliv-50-kilometrovoyi-zony-navkolo-zaes-porady-moz/</text:a>
</text:p>
      <!--NEWS-->
      <text:h text:style-name="P10" text:outline-level="1">
<text:span text:style-name="T4">
The assistant of the Russian oligarch was detained: he managed the export of titanium from Ukraine for the production of "calibers"</text:span>
</text:h>
      <text:p text:style-name="P4">
Author: ['АРМІЯINFORM']</text:p>
      <text:p text:style-name="P4">
Time: 2023-06-25T38:00:00-04:00</text:p>
      <text:p text:style-name="P4">
Description: The “right hand” of the Rosiysky Pidsancic Millicarder Mikhail Shelkova, Yaki ... War with Ukraine 2022, the war with Ukraine, the latest news today, the latest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0/08/1-naruchnyky-arest.jpeg" text:style-name="Internet_20_link" text:visited-style-name="Visited_20_Internet_20_Link">
1-naruchnyky-arest.jpeg</text:a>
']</text:p>
      <text:p text:style-name="P4">
Tags: ['ЗЛОЧИНИ ОКУПАНТІВ', 'СБУ']</text:p>
      <text:p text:style-name="P4">
Category: News</text:p>
      <!--METADATA-->
      <text:p text:style-name="P4">
<draw:frame draw:style-name="fr1" draw:name="Image4" text:anchor-type="as-char" svg:width="6.9236in" svg:height="4.604194in" draw:z-index="0">
<draw:image xlink:href="../Images/AРМІЯINFORM/2023-06-25T38-00-00-04-00/1-naruchnyky-arest.jpeg" xlink:type="simple" xlink:show="embed" xlink:actuate="onLoad" draw:mime-type="image/jpeg"/>
</draw:frame>
The right hand of the Russian sub -billionaire Mikhail Shelkov was detained, who directed the export of titanium from Ukraine for the production of Caliber missiles.</text:p>
      <text:p text:style-name="P4">
About it <text:a xlink:type="simple" xlink:href="https://ssu.gov.ua/novyny/sbu-zatrymala-pravu-ruku-rosiiskoho-oliharkha-yakyi-keruvav-vyvezenniam-z-ukrainy-tytanu-dlia-vyrobnytstva-kalibriv" text:style-name="Internet_20_link" text:visited-style-name="Visited_20_Internet_20_Link">
reports</text:a>
Security Service of Ukraine.</text:p>
      <text:p text:style-name="P4">
“These persons organized a scheme of hidden export from Ukraine to the Russian raw materials. There it was used in the military-industrial complex, including for the production of rockets of the type "Caliber", MiG-35 TASU-35 combat aircraft, KA-52 helicopters, ”the SBU told.</text:p>
      <text:p text:style-name="P4">
It is noted that the official position of the detainee is the adviser to the CEO of the CEO of the SUMP-AVISMA, which belongs to the Russian billionaire. Thus, through it, shelkov has established the supply to the Russian Federation of minerals from the depository of the Damurin Mining and Processing Combat. On his behalf, Fedosev arrived Ukraine before February 24, 2022 to control this illegal business.</text:p>
      <text:p text:style-name="P4">
According to the available data, the organizers of "Schemes" were transported to Russia by almost 11 tons of total value of almost $ 2 million.</text:p>
      <text:p text:style-name="P4">
The SBU staff documented the equipment and conducted comprehensive measures to bring its organizers to justice. During the search, the Russian passport and documents with evidence of illegal activity were appeared in Fedseev.</text:p>
      <text:p text:style-name="P4">
We will remind, earlier investigators of the SBU reported Shelkov and Fedosev of suspicion under Part 3 of Art. 110-2 of the Criminal Code of Ukraine(Financing actions taken for the purpose of a violent change or overthrow of a constitutional order or seizure of state power, change of boundaries of territory or state border).</text:p>
      <text:p text:style-name="P4">
Наразі суд обрав Федосеєву запобіжний захід у виді тримання під вартою.</text:p>
      <text:p text:style-name="P4">
News Source: <text:a xlink:type="simple" xlink:href="https://armyinform.com.ua/2023/06/25/zatrymala-pomichnyka-rosijskogo-oligarha-keruvav-vyvezennyam-z-ukrayiny-tytanu-dlya-vyrobnycztva-kalibriv/" text:style-name="Internet_20_link" text:visited-style-name="Visited_20_Internet_20_Link">
https://armyinform.com.ua/2023/06/25/zatrymala-pomichnyka-rosijskogo-oligarha-keruvav-vyvezennyam-z-ukrayiny-tytanu-dlya-vyrobnycztva-kalibriv/</text:a>
</text:p>
      <!--NEWS-->
      <text:h text:style-name="P10" text:outline-level="1">
<text:span text:style-name="T4">
The Russian Federation does not provide official information on the health of prisoners of war - coordinating headquarters</text:span>
</text:h>
      <text:p text:style-name="P4">
Author: ['АРМІЯINFORM']</text:p>
      <text:p text:style-name="P4">
Time: 2023-06-25T40:00:00-04:00</text:p>
      <text:p text:style-name="P4">
Description: OFITSINIA INFORMASIA about the camp of healthy worship -lined chi yogo mscezkozhokennna ... War with Ukraine 2022, war with Ukraine latest news today, news war with Ukraine 2022 The last ones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238051727071104318_w.jpg" text:style-name="Internet_20_link" text:visited-style-name="Visited_20_Internet_20_Link">
photo_5238051727071104318_w.jpg</text:a>
']</text:p>
      <text:p text:style-name="P4">
Tags: ['ВІЙНА', 'ВІЙСЬКОВОПОЛОНЕНІ', 'КООРДИНАЦІЙНИЙ ШТАБ З ПИТАНЬ ПОВОДЖЕННЯ З ВІЙСЬКОВОПОЛОНЕНИМИ']</text:p>
      <text:p text:style-name="P4">
Category: News</text:p>
      <!--METADATA-->
      <text:p text:style-name="P4">
<draw:frame draw:style-name="fr1" draw:name="Image5" text:anchor-type="as-char" svg:width="6.9236in" svg:height="3.888755in" draw:z-index="0">
<draw:image xlink:href="../Images/AРМІЯINFORM/2023-06-25T40-00-00-04-00/photo_5238051727071104318_w.jpg" xlink:type="simple" xlink:show="embed" xlink:actuate="onLoad" draw:mime-type="image/jpeg"/>
</draw:frame>
The aggressor country does not provide official information on the health of a prisoner of war or its placement.</text:p>
      <text:p text:style-name="P4">
About this <text:a xlink:type="simple" xlink:href="https://t.me/Koord_shtab/1320" text:style-name="Internet_20_link" text:visited-style-name="Visited_20_Internet_20_Link">
the one was talking</text:a>
During a meeting with the Rodidamians of the 503rd Separate Battalion of the Marines at the Coordination Headquarters of Testamenting Servicemen.</text:p>
      <text:p text:style-name="P4">
For various reasons, servicemen in captivity can move a pre -colony or detention center.</text:p>
      <text:p text:style-name="P4">
The headquarters also noted that information about missing military personnel could be obtained from open sources, evidence of the defenders liberated from captivity, as well as in some cases, from the answers to the requests of independent lawyers.</text:p>
      <text:p text:style-name="P4">
The emergence of new information about a missing serviceman can be a support to change his accounting category. Important information is provided.</text:p>
      <text:p text:style-name="P4">
"We talk to everyone who returns from captivity," the Navy's representative added. "We transmit the information obtained to the coordination."</text:p>
      <text:p text:style-name="P4">
News Source: <text:a xlink:type="simple" xlink:href="https://armyinform.com.ua/2023/06/25/rf-ne-nadaye-oficzijnoyi-informacziyi-pro-stan-zdorovya-vijskovopolonenogo-koordynaczijnyj-shtab/" text:style-name="Internet_20_link" text:visited-style-name="Visited_20_Internet_20_Link">
https://armyinform.com.ua/2023/06/25/rf-ne-nadaye-oficzijnoyi-informacziyi-pro-stan-zdorovya-vijskovopolonenogo-koordynaczijnyj-shtab/</text:a>
</text:p>
      <!--NEWS-->
      <text:h text:style-name="P10" text:outline-level="1">
<text:span text:style-name="T4">
“We sit without food. One cracker into eight division ” - interception of GUR</text:span>
</text:h>
      <text:p text:style-name="P4">
Author: ['АРМІЯINFORM']</text:p>
      <text:p text:style-name="P4">
Time: 2023-06-25T42:00:00-04:00</text:p>
      <text:p text:style-name="P4">
Description: VIISKOVIS RF SPARIT AT THE Television Rosmovi on the Harchvannya Pack, and Takozh about Total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ГУР МО УКРАЇНИ', 'ГУР ПЕРЕХОПЛЕННЯ', 'ДУТА ВЕЛИЧ РОСАРМІЇ']</text:p>
      <text:p text:style-name="P4">
Category: News</text:p>
      <!--METADATA-->
      <text:p text:style-name="P4">
<draw:frame draw:style-name="fr1" draw:name="Image6" text:anchor-type="as-char" svg:width="6.9236in" svg:height="4.33302in" draw:z-index="0">
<draw:image xlink:href="../Images/AРМІЯINFORM/2023-06-25T42-00-00-04-00/okupanty-strilby.jpg" xlink:type="simple" xlink:show="embed" xlink:actuate="onLoad" draw:mime-type="image/jpeg"/>
</draw:frame>
Illustrative photo</text:p>
      <text:p text:style-name="P4">
The Military Russian Federation complains of a telephone conversation of poor food, as well as about the total lack of military equipment and assistance.</text:p>
      <text:p text:style-name="P4">
About this <text:a xlink:type="simple" xlink:href="https://www.youtube.com/watch" text:style-name="Internet_20_link" text:visited-style-name="Visited_20_Internet_20_Link">
it is referred</text:a>
The GUR MOU is intercepted again.</text:p>
      <text:p text:style-name="P4">
“We sit without food. One cracker is divided into eight, ”the Russian soldier says.</text:p>
      <text:p text:style-name="P4">
The invaders also say that the units of the Russian Federation begin riots.</text:p>
      <text:p text:style-name="P4">
“We are thrown 500-300 meters before Ukrop, 2 horns give it all. And the machine gunners are behind, if you move back - they are shot, ” - said in a saying.</text:p>
      <text:p text:style-name="P4">
News Source: <text:a xlink:type="simple" xlink:href="https://armyinform.com.ua/2023/06/25/sydymo-bez-yizhi-odyn-suharyk-na-vismoh-dilymo-perehoplennya-gur/" text:style-name="Internet_20_link" text:visited-style-name="Visited_20_Internet_20_Link">
https://armyinform.com.ua/2023/06/25/sydymo-bez-yizhi-odyn-suharyk-na-vismoh-dilymo-perehoplennya-gur/</text:a>
</text:p>
      <!--NEWS-->
      <text:h text:style-name="P10" text:outline-level="1">
<text:span text:style-name="T4">
Aviation of Defense Forces over the past day has struck 18 beats through the enemy</text:span>
</text:h>
      <text:p text:style-name="P4">
Author: ['АРМІЯINFORM']</text:p>
      <text:p text:style-name="P4">
Time: 2023-06-25T44:00:00-04:00</text:p>
      <text:p text:style-name="P4">
Description: Avіaatsіya forces of defense for Past Dob was headed by 18 strokes in the area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ГЕНЕРАЛЬНИЙ ШТАБ ЗС УКРАЇНИ', 'ОПЕРАТИВНА ОБСТАНОВКА', 'ХРОНІКА ОБОРОНИ']</text:p>
      <text:p text:style-name="P4">
Category: News</text:p>
      <!--METADATA-->
      <text:p text:style-name="P4">
<draw:frame draw:style-name="fr1" draw:name="Image7" text:anchor-type="as-char" svg:width="6.9236in" svg:height="3.894525in" draw:z-index="0">
<draw:image xlink:href="../Images/AРМІЯINFORM/2023-06-25T44-00-00-04-00/aviacziya-syl-oborony-ukrayiny.jpg" xlink:type="simple" xlink:show="embed" xlink:actuate="onLoad" draw:mime-type="image/jpeg"/>
</draw:frame>
Illustrative photo</text:p>
      <text:p text:style-name="P4">
The aircraft forces of defense for the past 24 hours made 18 beats in the areas of concentration of the personal composition of the enemy and destroyed 1 anti-aircraft missile complex of the enemy. Also, our defenders destroyed 6 reconnaissance UAVs.</text:p>
      <text:p text:style-name="P4">
The missile troops and artillery units have struck the 1st arrow missile system, 3 areas of concentration of the personnel of the Tavi equipment, 12 guns at fire positions and 2 rebprotsi stations.</text:p>
      <text:p text:style-name="P4">
Source - <text:a xlink:type="simple" xlink:href="https://www.facebook.com/GeneralStaff.ua/posts/611373421175740" text:style-name="Internet_20_link" text:visited-style-name="Visited_20_Internet_20_Link">
General Staff</text:a>
.</text:p>
      <text:p text:style-name="P4">
News Source: <text:a xlink:type="simple" xlink:href="https://armyinform.com.ua/2023/06/25/aviacziya-syl-oborony-za-mynulu-dobu-zavdala-18-udariv-po-vorogu/" text:style-name="Internet_20_link" text:visited-style-name="Visited_20_Internet_20_Link">
https://armyinform.com.ua/2023/06/25/aviacziya-syl-oborony-za-mynulu-dobu-zavdala-18-udariv-po-vorogu/</text:a>
</text:p>
      <!--NEWS-->
      <text:h text:style-name="P10" text:outline-level="1">
<text:span text:style-name="T4">
Alexei Reznikov showed how the defense forces destroyed three Russian tanks near Bakhmut</text:span>
</text:h>
      <text:p text:style-name="P4">
Author: ['АРМІЯINFORM']</text:p>
      <text:p text:style-name="P4">
Time: 2023-06-25T46:00:00-04:00</text:p>
      <text:p text:style-name="P4">
Description: Ministra of the defense of Ukraine Oleksiy Reznikov, Obbelikov, Video Znishchens, by the forces of defense TROOH ... War with Ukraine 2022, war with Ukraine Latest news today, News War with Ukraine 2022 Last today, there will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p>
      <text:p text:style-name="P4">
Tags: ['ЗНИЩЕННЯ РОСІЙСЬКОЇ ВІЙСЬКОВОЇ ТЕХНІКИ', 'ОЛЕКСІЙ РЕЗНІКОВ', 'ОФІЦІЙНО']</text:p>
      <text:p text:style-name="P4">
Category: News</text:p>
      <!--METADATA-->
      <text:p text:style-name="P4">
The Minister of Defense of Ukraine Oleksiy Reznikov posted a video of the destruction of the forces of three Russian tanks in the Kurdyumivka area near Bakhmut.</text:p>
      <text:p text:style-name="P4">
About this <text:a xlink:type="simple" xlink:href="https://twitter.com/oleksiireznikov/status/1672702196322902018" text:style-name="Internet_20_link" text:visited-style-name="Visited_20_Internet_20_Link">
it is referred</text:a>
In his Twitter.</text:p>
      <text:p text:style-name="P4">
“We don't go out of our way. Only a day in one section of the front in the district of Kaludyumivka did our troops destroy three Russian tanks, ”Oleksiresnikov wrote.</text:p>
      <text:p text:style-name="P4">
News Source: <text:a xlink:type="simple" xlink:href="https://armyinform.com.ua/2023/06/25/oleksij-reznikov-pokazav-yak-syly-oborony-znyshhyly-try-rosijski-tanky-nepodalik-bahmuta/" text:style-name="Internet_20_link" text:visited-style-name="Visited_20_Internet_20_Link">
https://armyinform.com.ua/2023/06/25/oleksij-reznikov-pokazav-yak-syly-oborony-znyshhyly-try-rosijski-tanky-nepodalik-bahmuta/</text:a>
</text:p>
      <!--NEWS-->
      <text:h text:style-name="P10" text:outline-level="1">
<text:span text:style-name="T4">
Collaborators flee from Kherson region to temporarily occupied Crimea</text:span>
</text:h>
      <text:p text:style-name="P4">
Author: ['АРМІЯINFORM']</text:p>
      <text:p text:style-name="P4">
Time: 2023-06-25T48:00:00-04:00</text:p>
      <text:p text:style-name="P4">
Description: About CED DOIMLAY GS ZS Ukrainian. “At Timchasovo, the Kherson region is wounded ... The war with Ukraine 2022, the war with Ukraine is the latest news today, the News War with Ukraine 2022 is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6/picturepicture-165651190498739023395035-90887.jpeg" text:style-name="Internet_20_link" text:visited-style-name="Visited_20_Internet_20_Link">
picturepicture-165651190498739023395035-90887.jpeg</text:a>
']</text:p>
      <text:p text:style-name="P4">
Tags: ['STOPRUSSIA', 'ВТОРГНЕННЯ РФ', 'ГШ ЗС УКРАЇНИ', 'ХЕРСОНЩИНА']</text:p>
      <text:p text:style-name="P4">
Category: News</text:p>
      <!--METADATA-->
      <text:p text:style-name="P4">
<draw:frame draw:style-name="fr1" draw:name="Image8" text:anchor-type="as-char" svg:width="6.9236in" svg:height="4.269553in" draw:z-index="0">
<draw:image xlink:href="../Images/AРМІЯINFORM/2023-06-25T48-00-00-04-00/picturepicture-165651190498739023395035-90887.jpeg" xlink:type="simple" xlink:show="embed" xlink:actuate="onLoad" draw:mime-type="image/jpeg"/>
</draw:frame>
<text:span text:style-name="T4">
 🔥 Situation on Russian invasion </text:span>
</text:p>
      <text:p text:style-name="P4">
About it <text:a xlink:type="simple" xlink:href="https://www.facebook.com/GeneralStaff.ua/posts/611373421175740" text:style-name="Internet_20_link" text:visited-style-name="Visited_20_Internet_20_Link">
reports</text:a>
General of the Armed Forces of Ukraine.</text:p>
      <text:p text:style-name="P4">
“In the temporarily seized Kherson region there is an intensification of the process of locating local collaborators with Russian passports on their own vehicles to the temporarily occupied Ukrainian Crimea. However, the FSSB staff of the Russian Federation take filtration measures for every traitor, ”the testimony reads.</text:p>
      <text:p text:style-name="P4">
News Source: <text:a xlink:type="simple" xlink:href="https://armyinform.com.ua/2023/06/25/kolaboranty-tikayut-z-hersonshhyny-do-tymchasovo-okupovanogo-krymu/" text:style-name="Internet_20_link" text:visited-style-name="Visited_20_Internet_20_Link">
https://armyinform.com.ua/2023/06/25/kolaboranty-tikayut-z-hersonshhyny-do-tymchasovo-okupovanogo-krymu/</text:a>
</text:p>
      <!--NEWS-->
      <text:h text:style-name="P10" text:outline-level="1">
<text:span text:style-name="T4">
Enemy Loss per day: 720 occupiers were eliminated, 6 tanks and 19 artisystems were destroyed</text:span>
</text:h>
      <text:p text:style-name="P4">
Author: ['АРМІЯINFORM']</text:p>
      <text:p text:style-name="P4">
Time: 2023-06-25T50:00:00-04:00</text:p>
      <text:p text:style-name="P4">
Description: Zagalni Boyov, Find the enemy on 02/24/22 to 06/2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25-2023-scaled.jpg" text:style-name="Internet_20_link" text:visited-style-name="Visited_20_Internet_20_Link">
vtraty_06-25-2023-scaled.jpg</text:a>
']</text:p>
      <text:p text:style-name="P4">
Tags: ['АГРЕСІЯ РФ', 'ВТОРГНЕННЯ РФ', 'ВТРАТИ ВОРОГА', 'ГШ ЗСУ']</text:p>
      <text:p text:style-name="P4">
Category: News</text:p>
      <!--METADATA-->
      <text:p text:style-name="P4">
<draw:frame draw:style-name="fr1" draw:name="Image9" text:anchor-type="as-char" svg:width="6.9236in" svg:height="6.975527in" draw:z-index="0">
<draw:image xlink:href="../Images/AРМІЯINFORM/2023-06-25T50-00-00-04-00/vtraty_06-25-2023-scaled.jpg" xlink:type="simple" xlink:show="embed" xlink:actuate="onLoad" draw:mime-type="image/jpeg"/>
</draw:frame>
The total fighting loss of the enemy from 24.02.22 to 25.06.23 will be orientated:</text:p>
      <text:p text:style-name="P4">
<text:span text:style-name="T4">
<text:span text:style-name="T5">
 Personnel - </text:span>
* 224630(+720)persons eliminated</text:span>
<text:span text:style-name="T5">
 tanks - </text:span>
<text:span text:style-name="T5">
 4030(+6)</text:span>
<text:span text:style-name="T4">
 combat armored vehicles - </text:span>
 7806(+2)<text:span text:style-name="T4">
<text:span text:style-name="T5">
 Artillery Systems - </text:span>
<text:span text:style-name="T5">
 4034(+19)</text:span>
 </text:span>
 RSZV - <text:span text:style-name="T4">
 624(+5)</text:span>
<text:span text:style-name="T5">
 air defense means - </text:span>
<text:span text:style-name="T5">
 385(+2)</text:span>
<text:span text:style-name="T4">
 aircraft - </text:span>
 314(0)<text:span text:style-name="T4">
<text:span text:style-name="T5">
 helicopters - </text:span>
* 308(0)</text:span>
<text:span text:style-name="T5">
 UAV Operative Tactical Level-</text:span>
<text:span text:style-name="T5">
 3472(+12)</text:span>
<text:span text:style-name="T4">
 Winged missiles - </text:span>
 1259(+41)<text:span text:style-name="T4">
<text:span text:style-name="T5">
 ships / boats - </text:span>
* 18(0)</text:span>
<text:span text:style-name="T5">
 Automobile equipment and tanks - </text:span>
<text:span text:style-name="T5">
 6735(+4)</text:span>
<text:span text:style-name="T4">
 Special Technique - </text:span>
 552(+4)The data is specified ...</text:p>
      <text:p text:style-name="P4">
WARNING!The total figure of winged missiles is given in accordance with the clarifications of the predetermined period.</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5.06.23.</text:p>
      <text:p text:style-name="P4">
News Source: <text:a xlink:type="simple" xlink:href="https://armyinform.com.ua/2023/06/25/vtraty-voroga-za-dobu-720-okupantiv-likvidovano-znyshheno-6-tankiv-i-19-artsystem/" text:style-name="Internet_20_link" text:visited-style-name="Visited_20_Internet_20_Link">
https://armyinform.com.ua/2023/06/25/vtraty-voroga-za-dobu-720-okupantiv-likvidovano-znyshheno-6-tankiv-i-19-artsystem/</text:a>
</text:p>
      <!--NEWS-->
      <text:h text:style-name="P10" text:outline-level="1">
<text:span text:style-name="T4">
The coordination headquarters discussed aspects of DNA Expertise and identification of the bodies of dead</text:span>
</text:h>
      <text:p text:style-name="P4">
Author: ['АРМІЯINFORM']</text:p>
      <text:p text:style-name="P4">
Time: 2023-06-25T67:00:00-04:00</text:p>
      <text:p text:style-name="P4">
Description: At the coordinating headquarters, Zustychov, Vіskovoovtsov, Yaki, they built up ... War with Ukraine 2022, war with Ukraine Latest news today, News War with Ukraine 2022 are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815679580902633599_w.jpg" text:style-name="Internet_20_link" text:visited-style-name="Visited_20_Internet_20_Link">
photo_5815679580902633599_w.jpg</text:a>
']</text:p>
      <text:p text:style-name="P4">
Tags: ['ВБИВСТВО В ОЛЕНІВЦІ', 'ВІЙСЬКОВОПОЛОНЕНІ', 'КООРДИНАЦІЙНИЙ ШТАБ З ПИТАНЬ ПОВОДЖЕННЯ З ВІЙСЬКОВОПОЛОНЕНИМИ', 'ТЕРАКТ']</text:p>
      <text:p text:style-name="P4">
Category: News</text:p>
      <!--METADATA-->
      <text:p text:style-name="P4">
<draw:frame draw:style-name="fr1" draw:name="Image10" text:anchor-type="as-char" svg:width="6.9236in" svg:height="3.888755in" draw:z-index="0">
<draw:image xlink:href="../Images/AРМІЯINFORM/2023-06-25T67-00-00-04-00/photo_5815679580902633599_w.jpg" xlink:type="simple" xlink:show="embed" xlink:actuate="onLoad" draw:mime-type="image/jpeg"/>
</draw:frame>
The coordination headquarters met with a meeting of native servicemen who were surprised or died during a terrorist attack in Olenivka.</text:p>
      <text:p text:style-name="P4">
About this <text:a xlink:type="simple" xlink:href="https://t.me/Koord_shtab/1322" text:style-name="Internet_20_link" text:visited-style-name="Visited_20_Internet_20_Link">
it is referred</text:a>
on the staff page on Telegram.</text:p>
      <text:p text:style-name="P4">
The questions of close military personnel were primarily concerned with the individual aspects of DNA expertise and the identification of the bodies of the dead. In particular, relatives demanded repeated examinations abroad, since, in their opinion, not in all times the expertise in Ukraine gave an operational and unambiguous result.</text:p>
      <text:p text:style-name="P4">
In addition, the relatives of the defenders were interested in investigators, according to which criteria, Russian terrorists selected fighters to move to the hangar where Terctact. Investigators explained that the invaders selected people not related to each other: different ages, different military ranks, and difficulty.</text:p>
      <text:p text:style-name="P4">
“We will be able to say with confidence whether the prisoners who were in the undermined angarra were or were not selected according to certain criteria only after the completion of the necessary investigative actions. In particular, let's look at the crime scene, we extradite the suspects to Ukraine. That is, at least after the de -occupation of the one, ”the representative of Azov explained.</text:p>
      <text:p text:style-name="P4">
News Source: <text:a xlink:type="simple" xlink:href="https://armyinform.com.ua/2023/06/25/u-koordynaczijnomu-shtabi-obgovoryly-aspekty-provedennya-dnk-ekspertyz-ta-opiznannya-til-zagyblyh/" text:style-name="Internet_20_link" text:visited-style-name="Visited_20_Internet_20_Link">
https://armyinform.com.ua/2023/06/25/u-koordynaczijnomu-shtabi-obgovoryly-aspekty-provedennya-dnk-ekspertyz-ta-opiznannya-til-zagyblyh/</text:a>
</text:p>
      <!--NEWS-->
      <text:h text:style-name="P10" text:outline-level="1">
<text:span text:style-name="T4">
The Government has approved the procedure for improving employees' skills for work in de -enrolled territories: what is known</text:span>
</text:h>
      <text:p text:style-name="P4">
Author: ['АРМІЯINFORM']</text:p>
      <text:p text:style-name="P4">
Time: 2023-06-25T69:00:00-04:00</text:p>
      <text:p text:style-name="P4">
Description: Syogodnі Kabmin, having given the production, the vanity of the mechanism of realization of the expertlin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06/kabmin-1.jpg" text:style-name="Internet_20_link" text:visited-style-name="Visited_20_Internet_20_Link">
kabmin-1.jpg</text:a>
']</text:p>
      <text:p text:style-name="P4">
Tags: ['ДЕОКУПОВАНІ ТЕРИТОРІЇ', 'МІНРЕІНТЕГРАЦІЇ']</text:p>
      <text:p text:style-name="P4">
Category: News</text:p>
      <!--METADATA-->
      <text:p text:style-name="P4">
<draw:frame draw:style-name="fr1" draw:name="Image11" text:anchor-type="as-char" svg:width="6.9236in" svg:height="4.269553in" draw:z-index="0">
<draw:image xlink:href="../Images/AРМІЯINFORM/2023-06-25T69-00-00-04-00/kabmin-1.jpg" xlink:type="simple" xlink:show="embed" xlink:actuate="onLoad" draw:mime-type="image/jpeg"/>
</draw:frame>
Today, the Cabinet has adopted a resolution that defines the mechanism of implementation of the experimental project on the improvement of the qualification of persons who have identified the work in the deoocred territories. It is first and foremost about managerial workers and specialists of public administration.</text:p>
      <text:p text:style-name="P4">
About it <text:a xlink:type="simple" xlink:href="https://t.me/minre_ua/3628" text:style-name="Internet_20_link" text:visited-style-name="Visited_20_Internet_20_Link">
reports</text:a>
Ministry of Reintegration.</text:p>
      <text:p text:style-name="P4">
“Such training will be carried out by Tarashevchenko National University of Kyiv. It is this institution of higher education that is leading in the training of specialists with the cutting of 281 "Public Administration and Administration", " - says the presentation.</text:p>
      <text:p text:style-name="P4">
The decision made today has been developed on the implementation of the Government Resolution "Selizing the Experimental Project on the Creation of a Reserve of State State Authorities for Work in the Deoccued Territories of Ukraine".</text:p>
      <text:p text:style-name="P4">
It should be reminded that this document was developed by the Ministry of Reintegration jointly by the Special Agency for Civil Service and Representation of the President of Ukraine in the Autonomous Republic of Crimea.</text:p>
      <text:p text:style-name="P4">
The procedure approved by the Government is aimed at training personnel for reintegration of the de -occupied territories of Ukraine.</text:p>
      <text:p text:style-name="P4">
News Source: <text:a xlink:type="simple" xlink:href="https://armyinform.com.ua/2023/06/25/uryad-zatverdyv-poryadok-pidvyshhennya-kvalifikacziyi-praczivnykiv-dlya-roboty-na-deokupovanyh-terytoriyah-shho-vidomo/" text:style-name="Internet_20_link" text:visited-style-name="Visited_20_Internet_20_Link">
https://armyinform.com.ua/2023/06/25/uryad-zatverdyv-poryadok-pidvyshhennya-kvalifikacziyi-praczivnykiv-dlya-roboty-na-deokupovanyh-terytoriyah-shho-vidomo/</text:a>
</text:p>
      <!--NEWS-->
      <text:h text:style-name="P10" text:outline-level="1">
<text:span text:style-name="T4">
The PACE found the Russian Federation guilty of the crime of ecocide by blasting the Kakhovskaya hydroelectric power station: resolution</text:span>
</text:h>
      <text:p text:style-name="P4">
Author: ['АРМІЯINFORM']</text:p>
      <text:p text:style-name="P4">
Time: 2023-06-25T71:00:00-04:00</text:p>
      <text:p text:style-name="P4">
Description: For the sake of єvropi, the parliamentary as an asmblea praised the resolution, the yaki vinished the Russian Federation from the Help ...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270002.jpg" text:style-name="Internet_20_link" text:visited-style-name="Visited_20_Internet_20_Link">
270002.jpg</text:a>
']</text:p>
      <text:p text:style-name="P4">
Tags: ['КАХОВСЬКА ГЕС', 'КАХОВСЬКА ГЕС/ШТАБ INFO', 'ПАРЄ', 'РЕЗОЛЮЦІЯ']</text:p>
      <text:p text:style-name="P4">
Category: News</text:p>
      <!--METADATA-->
      <text:p text:style-name="P4">
<draw:frame draw:style-name="fr1" draw:name="Image12" text:anchor-type="as-char" svg:width="6.9236in" svg:height="3.983579in" draw:z-index="0">
<draw:image xlink:href="../Images/AРМІЯINFORM/2023-06-25T71-00-00-04-00/270002.jpg" xlink:type="simple" xlink:show="embed" xlink:actuate="onLoad" draw:mime-type="image/jpeg"/>
</draw:frame>
The Parliamentary Assembly of the Council of Europe has approved a resolution in which it recognized the Rfine in the commission of an ecocid crime by undermining the Kakhovka hydroelectric power station.</text:p>
      <text:p text:style-name="P4">
About it <text:a xlink:type="simple" xlink:href="https://t.me/shtab_kakhovska_hes/1220" text:style-name="Internet_20_link" text:visited-style-name="Visited_20_Internet_20_Link">
reports</text:a>
Headquarters for the elimination of consequences of Kakhovskaya hydroelectric power station.</text:p>
      <text:p text:style-name="P4">
80 votes were collected for adopting the document.</text:p>
      <text:p text:style-name="P4">
"It contains a number of points related to the political consequences of the aggression of the RFPRO of Ukraine, including the recognition of the aggressor country guilty of involvement of the success of a war crime-an ecocid-by blasting the dam of Kakhovka hydroelectric power plants," the message goes.</text:p>
      <text:p text:style-name="P4">
News Source: <text:a xlink:type="simple" xlink:href="https://armyinform.com.ua/2023/06/25/parye-vyznala-rf-vynnoyu-u-skoyenni-zlochynu-ekoczydu-shlyahom-pidryvu-kahovskoyi-ges-rezolyucziya/" text:style-name="Internet_20_link" text:visited-style-name="Visited_20_Internet_20_Link">
https://armyinform.com.ua/2023/06/25/parye-vyznala-rf-vynnoyu-u-skoyenni-zlochynu-ekoczydu-shlyahom-pidryvu-kahovskoyi-ges-rezolyucziya/</text:a>
</text:p>
      <!--NEWS-->
      <text:h text:style-name="P10" text:outline-level="1">
<text:span text:style-name="T4">
In the Central District Hospital Kalanchak, the occupiers were equipped with a military hospital</text:span>
</text:h>
      <text:p text:style-name="P4">
Author: ['АРМІЯINFORM']</text:p>
      <text:p text:style-name="P4">
Time: 2023-06-25T73:00:00-04:00</text:p>
      <text:p text:style-name="P4">
Description: The enemy is to blame the Great Hall in the living forces that techinovi techno. At ...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37_main-v1660280985.jpg" text:style-name="Internet_20_link" text:visited-style-name="Visited_20_Internet_20_Link">
37_main-v1660280985.jpg</text:a>
']</text:p>
      <text:p text:style-name="P4">
Tags: ['ГЕНЕРАЛЬНИЙ ШТАБ ЗС УКРАЇНИ', 'ОПЕРАТИВНА ОБСТАНОВКА']</text:p>
      <text:p text:style-name="P4">
Category: News</text:p>
      <!--METADATA-->
      <text:p text:style-name="P4">
<draw:frame draw:style-name="fr1" draw:name="Image13" text:anchor-type="as-char" svg:width="6.9236in" svg:height="4.61903in" draw:z-index="0">
<draw:image xlink:href="../Images/AРМІЯINFORM/2023-06-25T73-00-00-04-00/37_main-v1660280985.jpg" xlink:type="simple" xlink:show="embed" xlink:actuate="onLoad" draw:mime-type="image/jpeg"/>
</draw:frame>
Illustrative photo</text:p>
      <text:p text:style-name="P4">
The enemy continues to suffer great losses in live power and military equipment. At the same time, in order to conceal the losses, he uses infrastructure timely captured settlements to provide medical assistance to his or her military personnel. In particular, in the settlement of Kalanchakcheron region, in the premises of the Central District Hospital, the military hospital was thawed. It contains about 100 Russian servicemen. In turn, to provide medical assistance for civilian disasters is forbidden.</text:p>
      <text:p text:style-name="P4">
News Source: <text:a xlink:type="simple" xlink:href="https://armyinform.com.ua/2023/06/25/u-czentralnij-rajonnij-likarni-kalanchaka-okupanty-oblashtuvaly-vijskovyj-shpytal/" text:style-name="Internet_20_link" text:visited-style-name="Visited_20_Internet_20_Link">
https://armyinform.com.ua/2023/06/25/u-czentralnij-rajonnij-likarni-kalanchaka-okupanty-oblashtuvaly-vijskovyj-shpytal/</text:a>
</text:p>
      <!--NEWS-->
      <text:h text:style-name="P10" text:outline-level="1">
<text:span text:style-name="T4">
In Kherson, the water in the Dnieper returned within the line</text:span>
</text:h>
      <text:p text:style-name="P4">
Author: ['АРМІЯINFORM']</text:p>
      <text:p text:style-name="P4">
Time: 2023-06-25T85:00:00-04:00</text:p>
      <text:p text:style-name="P4">
Description: The back of 25 worms of Rikchka Dnipro in the metro station Kherson turned near the interca. RIVEN Wood on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1687697158-3618-1200x800-1.jpg" text:style-name="Internet_20_link" text:visited-style-name="Visited_20_Internet_20_Link">
1687697158-3618-1200x800-1.jpg</text:a>
', '<text:a xlink:type="simple" xlink:href="https://armyinform.com.ua/wp-content/uploads/2023/06/photo_2023-06-25_13-44-19.jpg" text:style-name="Internet_20_link" text:visited-style-name="Visited_20_Internet_20_Link">
photo_2023-06-25_13-44-19.jpg</text:a>
']</text:p>
      <text:p text:style-name="P4">
Tags: ['ВЕЛИКИЙ ЛУГ', 'ВОЄННІ ЗЛОЧИНИ ЗС РФ', 'ДНІПРО', 'КАХОВСЬКА ГЕС', 'КАХОВСЬКА ГЕС/ШТАБ INFO']</text:p>
      <text:p text:style-name="P4">
Category: News</text:p>
      <!--METADATA-->
      <text:p text:style-name="P4">
<draw:frame draw:style-name="fr1" draw:name="Image14" text:anchor-type="as-char" svg:width="6.9236in" svg:height="4.615733in" draw:z-index="0">
<draw:image xlink:href="../Images/AРМІЯINFORM/2023-06-25T85-00-00-04-00/1687697158-3618-1200x800-1.jpg" xlink:type="simple" xlink:show="embed" xlink:actuate="onLoad" draw:mime-type="image/jpeg"/>
</draw:frame>
Illustrative photo</text:p>
      <text:p text:style-name="P4">
As of June 25, the Dnieper River in Kherson returned to the boundary of the channel. The level at the Kherson mark is 0.33 m according to the Baltic System. During the completion, it decreased by 4 cm, the total decline from the time of Kakhovskaya hydroelectric power station - 5.35 m.</text:p>
      <text:p text:style-name="P4">
About it <text:a xlink:type="simple" xlink:href="https://t.me/shtab_kakhovska_hes/1231" text:style-name="Internet_20_link" text:visited-style-name="Visited_20_Internet_20_Link">
reports</text:a>
The headquarters of the elimination of the Kakhovskaya hydroelectric power station with reference to Mindovquil.</text:p>
      <text:p text:style-name="P4">
It is noted that in the area of the Native Park "Nizhnodniprovsky" the water average of water is about 0.30 m.</text:p>
      <text:p text:style-name="P4">
The water area at the Great Meadow National Park continues. Under the threat of drying remains the water-wetland "seven beacons". The Archipelago "Great Tamali Kuchugura" is fully drained.</text:p>
      <text:p text:style-name="P4">
<draw:frame draw:style-name="fr1" draw:name="Image15" text:anchor-type="as-char" svg:width="6.9236in" svg:height="5.740818in" draw:z-index="0">
<draw:image xlink:href="../Images/AРМІЯINFORM/2023-06-25T85-00-00-04-00/photo_2023-06-25_13-44-19.jpg" xlink:type="simple" xlink:show="embed" xlink:actuate="onLoad" draw:mime-type="image/jpeg"/>
</draw:frame>
In addition, at the Kamyanska Sich National Park, the level decreased approximately by more than 13m.</text:p>
      <text:p text:style-name="P4">
News Source: <text:a xlink:type="simple" xlink:href="https://armyinform.com.ua/2023/06/25/u-hersoni-voda-u-dnipri-povernulas-u-mezhi-rusla-mindovkillya/" text:style-name="Internet_20_link" text:visited-style-name="Visited_20_Internet_20_Link">
https://armyinform.com.ua/2023/06/25/u-hersoni-voda-u-dnipri-povernulas-u-mezhi-rusla-mindovkillya/</text:a>
</text:p>
      <!--NEWS-->
      <text:h text:style-name="P10" text:outline-level="1">
<text:span text:style-name="T4">
Military Russian Federation told about the repayment of criminal record - the interception of GUR MOU</text:span>
</text:h>
      <text:p text:style-name="P4">
Author: ['АРМІЯINFORM']</text:p>
      <text:p text:style-name="P4">
Time: 2023-06-25T96:00:00-04:00</text:p>
      <text:p text:style-name="P4">
Description: https://www.youtube.com/watch?v=HJS9X6NZCNK War with Ukraine 2022, War with Ukraine Latest news today, News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В’ЯЗНІ', 'ГУР ПЕРЕХОПЛЕННЯ', 'ДУТА ВЕЛИЧ РОСАРМІЇ']</text:p>
      <text:p text:style-name="P4">
Category: News</text:p>
      <!--METADATA-->
      <text:p text:style-name="P4">
News Source: <text:a xlink:type="simple" xlink:href="https://armyinform.com.ua/2023/06/25/vijskovyj-rf-rozpoviv-pro-pogashennya-sudymosti-perehoplennya-gur-mou/" text:style-name="Internet_20_link" text:visited-style-name="Visited_20_Internet_20_Link">
https://armyinform.com.ua/2023/06/25/vijskovyj-rf-rozpoviv-pro-pogashennya-sudymosti-perehoplennya-gur-mou/</text:a>
</text:p>
      <!--NEWS-->
      <text:h text:style-name="P10" text:outline-level="1">
<text:span text:style-name="T4">
Kalinina lost Kasatkin in the first round of the WTA 500 tournament in Istborne</text:span>
</text:h>
      <text:p text:style-name="P4">
Authors: Ukrinform (Person)</text:p>
      <text:p text:style-name="P4">
Publisher: Укринформ (Organization)</text:p>
      <text:p text:style-name="P4">
Published Time: 2023-06-26T-10:24:57+03:00</text:p>
      <text:p text:style-name="P4">
Modified Time: 2023-06-26T20:24:57+03:00</text:p>
      <text:p text:style-name="P4">
Description: Ukrainian tennis player Angelina Kalinina stopped in the first circle of WTA 500 in Eastborne. - Ukrinform.</text:p>
      <text:p text:style-name="P4">
Images: ['<text:a xlink:type="simple" xlink:href="https://static.ukrinform.com/photos/2023_06/thumb_files/630_360_1687800229-784.jpg" text:style-name="Internet_20_link" text:visited-style-name="Visited_20_Internet_20_Link">
630_360_16878...</text:a>
']</text:p>
      <text:p text:style-name="P4">
Tags: ['Теніс', 'Ангеліна Калініна']</text:p>
      <text:p text:style-name="P4">
Type: Article</text:p>
      <!--METADATA-->
      <text:p text:style-name="P4">
<draw:frame draw:style-name="fr1" draw:name="Image16" text:anchor-type="as-char" svg:width="6.9236in" svg:height="3.956343in" draw:z-index="0">
<draw:image xlink:href="../Images/yкринформ/2023-06-26T-10-24-57-03-00/630_360_1687800229-784.jpg" xlink:type="simple" xlink:show="embed" xlink:actuate="onLoad" draw:mime-type="image/jpeg"/>
</draw:frame>
The Ukrainian tennis player Angelina Kalinina stopped in the first circle of WTA 500.</text:p>
      <text:p text:style-name="P4">
Today, June 26, Ukrainian tennis player Angelina Kalinina(№26 WTA)Daria Kasatkin lost(№11 WTA)In the 1/16 finals of the WTA 500 tournament in Istborne –3: 6, 1: 6, Ukrinform reports.</text:p>
      <text:p text:style-name="P4">
Kasatkina leads in personal meetings with a score of 3: 1.</text:p>
      <text:p text:style-name="P4">
The match lasted 1 hour 15 minutes, Kalinina never gave out, made 3 double mistakes and made 1/4 break-point.</text:p>
      <text:p text:style-name="P4">
<text:span text:style-name="T4">
 Read also: </text:span>
 <text:a xlink:type="simple" xlink:href="https://www.ukrinform.ua/rubric-sports/3727921-rejting-atp-alkaras-stav-persou-raketkou-svitu.html" text:style-name="Internet_20_link" text:visited-style-name="Visited_20_Internet_20_Link">
ATP rating: Alaras became the first "racket" of the world</text:a>
At first Kalinina was at this stage to play against Maria Sakari(№8 WTA), however, she starred from the competition.</text:p>
      <text:p text:style-name="P4">
Photo: btu.org.ua</text:p>
      <text:p text:style-name="P4">
News Source: <text:a xlink:type="simple" xlink:href="https://www.ukrinform.ua/rubric-sports/3728030-kalinina-prograla-kasatkinij-u-persomu-koli-turniru-wta-500-v-istborni.html" text:style-name="Internet_20_link" text:visited-style-name="Visited_20_Internet_20_Link">
https://www.ukrinform.ua/rubric-sports/3728030-kalinina-prograla-kasatkinij-u-persomu-koli-turniru-wta-500-v-istborni.html</text:a>
</text:p>
      <!--NEWS-->
      <text:h text:style-name="P10" text:outline-level="1">
<text:span text:style-name="T4">
Georgia does not impose sanctions against Russia because of the risk of a possible war - Speaker of Parliament</text:span>
</text:h>
      <text:p text:style-name="P4">
Authors: Ukrinform (Person)</text:p>
      <text:p text:style-name="P4">
Publisher: Укринформ (Organization)</text:p>
      <text:p text:style-name="P4">
Published Time: 2023-06-26T-15:08:00+03:00</text:p>
      <text:p text:style-name="P4">
Modified Time: 2023-06-26T16:08:00+03:00</text:p>
      <text:p text:style-name="P4">
Description: According to the Chairman of the Parliament of Shalva Papuasvili, calls for bilateral sanctions against Russia will make the country risk escalation against the aggressor country. - Ukrinform.</text:p>
      <text:p text:style-name="P4">
Images: ['<text:a xlink:type="simple" xlink:href="https://static.ukrinform.com/photos/2018_05/thumb_files/630_360_1527250996-8015.jpg" text:style-name="Internet_20_link" text:visited-style-name="Visited_20_Internet_20_Link">
630_360_15272...</text:a>
']</text:p>
      <text:p text:style-name="P4">
Tags: ['Грузія', 'Санкції', 'Росія', 'Війна']</text:p>
      <text:p text:style-name="P4">
Type: Article</text:p>
      <!--METADATA-->
      <text:p text:style-name="P4">
<draw:frame draw:style-name="fr1" draw:name="Image17" text:anchor-type="as-char" svg:width="6.9236in" svg:height="3.956343in" draw:z-index="0">
<draw:image xlink:href="../Images/yкринформ/2023-06-26T-15-08-00-03-00/630_360_1527250996-8015.jpg" xlink:type="simple" xlink:show="embed" xlink:actuate="onLoad" draw:mime-type="image/jpeg"/>
</draw:frame>
The foundations of the Chairman of the Georgia Papuasvili Parliament, calls for the introduction of two-way sanctions against Russia will make the country risk escalation of the anti-Ukraine aggressor.</text:p>
      <text:p text:style-name="P4">
As Ukrinform reports, it reports <text:a xlink:type="simple" xlink:href="https://www.apsny.ge/2023/pol/1687787238.php" text:style-name="Internet_20_link" text:visited-style-name="Visited_20_Internet_20_Link">
Georgia-online</text:a>
.</text:p>
      <text:p text:style-name="P4">
«Той, хто закликає Грузію ввести двосторонні санкції проти Росії, закликаєГрузію піти на ризик ескалації проти <text:a xlink:type="simple" xlink:href="https://www.ukrinform.ua/tag-rosia" text:style-name="Internet_20_link" text:visited-style-name="Visited_20_Internet_20_Link">
 Росії </text:a>
That is, to risk a possible war with Russia, ”Papuasvili said.</text:p>
      <text:p text:style-name="P4">
Also, according to the statement of the representative of the Georgian Parliament, no fact of profounding from international sanctions with the participation of Georgia was not confirmed even "at the level of suspicion".</text:p>
      <text:p text:style-name="P4">
*!(https://www.ukrinform.ua/rubric-world/3724013-gruzia-tverdo-prodovzue-pidtrimuvati-ukrainu-glava-mzs.html)“As for sanctions, from the first day of the war in Ukraine, we said what our police, and we honestly pursue this policy. Our policy is that Georgia is not used to evade international sanctions, and the Zodenfact has not been confirmed even at the level of suspicion, ”he added.</text:p>
      <text:p text:style-name="P4">
As reported by Ukrinform, last year in Russia bypassing sanctions received <text:a xlink:type="simple" xlink:href="https://www.ukrinform.ua/rubric-world/3709592-rosia-v-obhid-sankcij-kupue-zapcastini-do-litakiv-boeing-ta-airbus-nyt.html" text:style-name="Internet_20_link" text:visited-style-name="Visited_20_Internet_20_Link">
spare parts of Boeing, Airbus aircraft</text:a>
and other manufacturers for millions of dollars.</text:p>
      <text:p text:style-name="P4">
News Source: <text:a xlink:type="simple" xlink:href="https://www.ukrinform.ua/rubric-world/3727926-gruzia-ne-vvodit-sankcii-proti-rosii-cerez-rizik-mozlivoi-vijni-spiker-parlamentu.html" text:style-name="Internet_20_link" text:visited-style-name="Visited_20_Internet_20_Link">
https://www.ukrinform.ua/rubric-world/3727926-gruzia-ne-vvodit-sankcii-proti-rosii-cerez-rizik-mozlivoi-vijni-spiker-parlamentu.html</text:a>
</text:p>
      <!--NEWS-->
      <text:h text:style-name="P10" text:outline-level="1">
<text:span text:style-name="T4">
At Lyman direction Russian army shelled Nevske and Bilohorivka of Luhansk region and Torske, ...</text:span>
</text:h>
      <text:p text:style-name="P4">
Authors: liveuamap (Language: en)</text:p>
      <text:p text:style-name="P4">
Time: 2023-06-26T-16:38:00</text:p>
      <text:p text:style-name="P4">
Location: Bakhmut (Latitude:48.80494 Longtitude:38.2453)</text:p>
      <text:p text:style-name="P4">
Videos: []</text:p>
      <text:p text:style-name="P4">
Images: []</text:p>
      <text:p text:style-name="P4">
Tags: ["Russia"]</text:p>
      <text:p text:style-name="P4">
Id: 22571842</text:p>
      <!--METADATA-->
      <text:p text:style-name="P4">
At Lyman direction Russian army shelled Nevske and Bilohorivka of Luhanskregion and Torske, Serebryanka, Verkhnokamyanske, Spirne and Rozdolivka ofDonetsk region. Russian aviation conducted airstrikes at Torske, Dibrova,Bilohorivka, Zvanivka and Spirne, - General Staff of Armed Forces of Ukrainesays in the morning report</text:p>
      <text:p text:style-name="P4">
News Collection Link: <text:a xlink:type="simple" xlink:href="https:\/\/liveuamap.com\/en\/2023\/26-june-at-lyman-direction-russian-army-shelled-nevske-and" text:style-name="Internet_20_link" text:visited-style-name="Visited_20_Internet_20_Link">
https:\/\/liveuamap.com\/en\/2023\/26-june-at-lyman-direction-russian-army-shelled-nevske-and</text:a>
</text:p>
      <text:p text:style-name="P4">
News Source: <text:a xlink:type="simple" xlink:href="https://t.me/lumsrc/5193" text:style-name="Internet_20_link" text:visited-style-name="Visited_20_Internet_20_Link">
https://t.me/lumsrc/5193</text:a>
</text:p>
      <!--NEWS-->
      <text:h text:style-name="P10" text:outline-level="1">
<text:span text:style-name="T4">
JSU Bakhmut Directio Rusian of the Army Shelled Vasukivka, Minkivka, Orikhovo-Vasylivka, Bogdanivka ...</text:span>
</text:h>
      <text:p text:style-name="P4">
Authors: liveuamap (Language: en)</text:p>
      <text:p text:style-name="P4">
Time: 2023-06-26T-18:38:00</text:p>
      <text:p text:style-name="P4">
Location: Avdiivka (Latitude:48.32498 Longtitude:37.7655)</text:p>
      <text:p text:style-name="P4">
Videos: []</text:p>
      <text:p text:style-name="P4">
Images: []</text:p>
      <text:p text:style-name="P4">
Tags: ["Russia"]</text:p>
      <text:p text:style-name="P4">
Id: 22571838</text:p>
      <!--METADATA-->
      <text:p text:style-name="P4">
At Bakhmut direction Russian army shelled Vasukivka, Minkivka, Orikhovo-Vasylivka, Bohdanivka, Chasiv Yar, Ivanivske, Ozaryanivka and New York ofDonetsk region. Russian aviation conducted airstrikes at Khromove and SukhaBalka, - General Staff of Armed Forces of Ukraine says in the morning report</text:p>
      <text:p text:style-name="P4">
News Collection Link: <text:a xlink:type="simple" xlink:href="https:\/\/liveuamap.com\/en\/2023\/26-june-at-bakhmut-direction-russian-army-shelled-vasukivka" text:style-name="Internet_20_link" text:visited-style-name="Visited_20_Internet_20_Link">
https:\/\/liveuamap.com\/en\/2023\/26-june-at-bakhmut-direction-russian-army-shelled-vasukivka</text:a>
</text:p>
      <text:p text:style-name="P4">
News Source: <text:a xlink:type="simple" xlink:href="https://t.me/lumsrc/5194" text:style-name="Internet_20_link" text:visited-style-name="Visited_20_Internet_20_Link">
https://t.me/lumsrc/5194</text:a>
</text:p>
      <!--NEWS-->
      <text:h text:style-name="P10" text:outline-level="1">
<text:span text:style-name="T4">
Ukrainian Bezhura is the first in fencing at European Games</text:span>
</text:h>
      <text:p text:style-name="P4">
Authors: Ukrinform (Person)</text:p>
      <text:p text:style-name="P4">
Publisher: Укринформ (Organization)</text:p>
      <text:p text:style-name="P4">
Published Time: 2023-06-26T-1:14:49+03:00</text:p>
      <text:p text:style-name="P4">
Modified Time: 2023-06-26T21:14:49+03:00</text:p>
      <text:p text:style-name="P4">
Description: The Ukrainian Joan-Feabie Bezhura became the European Games Champion in the fencing on the shed. - Ukrinform.</text:p>
      <text:p text:style-name="P4">
Images: ['<text:a xlink:type="simple" xlink:href="https://static.ukrinform.com/photos/2023_06/thumb_files/630_360_1687803206-387.jpg" text:style-name="Internet_20_link" text:visited-style-name="Visited_20_Internet_20_Link">
630_360_16878...</text:a>
']</text:p>
      <text:p text:style-name="P4">
Tags: ['Фехтування', 'Європейські ігри']</text:p>
      <text:p text:style-name="P4">
Type: Article</text:p>
      <!--METADATA-->
      <text:p text:style-name="P4">
<draw:frame draw:style-name="fr1" draw:name="Image18" text:anchor-type="as-char" svg:width="6.9236in" svg:height="3.956343in" draw:z-index="0">
<draw:image xlink:href="../Images/yкринформ/2023-06-26T-1-14-49-03-00/630_360_1687803206-387.jpg" xlink:type="simple" xlink:show="embed" xlink:actuate="onLoad" draw:mime-type="image/jpeg"/>
</draw:frame>
The Ukrainian-Fabi Bezhura became the European Games Champion in the fencing on the sway.</text:p>
      <text:p text:style-name="P4">
Bezhura was the only Ukrainian women in the 1/16 finals, in the playoffs she got a good place, Ukrinform reports.</text:p>
      <text:p text:style-name="P4">
On the way to the finals, Ukrainian overcame Sofia Prosin(15:4)in 1/16 finals, Erica Kirpa(15:10)-In 1/8th, Emma Franceson(15:11)- in the quarterfinals and alexandreller(15:12)- in the semifinals.</text:p>
      <text:p text:style-name="P4">
In the Bezhura finals, a representative of Poland Martina Svatovsk-Wellarchy won-12: 12.</text:p>
      <text:p text:style-name="P4">
For Bezhura, this is the best result in your career. Prior to that, her highest personal income was 11th in the 2017 European Championship.</text:p>
      <text:p text:style-name="P4">
<text:span text:style-name="T4">
 Read also: </text:span>
 <text:a xlink:type="simple" xlink:href="https://www.ukrinform.ua/rubric-sports/3727842-trener-zinocoi-zbirnoi-z-plaznogo-futbolu-spodivaemosa-na-medali-evroigor.html" text:style-name="Internet_20_link" text:visited-style-name="Visited_20_Internet_20_Link">
Beach Football Women Team Coach: Hope Medals</text:a>
In total, there are 25 awards on these EIs in Ukraine.</text:p>
      <text:p text:style-name="P4">
The competition will last until July 2.</text:p>
      <text:p text:style-name="P4">
Photo: Getty Images</text:p>
      <text:p text:style-name="P4">
News Source: <text:a xlink:type="simple" xlink:href="https://www.ukrinform.ua/rubric-sports/3728051-ukrainka-bezura-persa-u-fehtuvanni-na-evropejskih-igrah.html" text:style-name="Internet_20_link" text:visited-style-name="Visited_20_Internet_20_Link">
https://www.ukrinform.ua/rubric-sports/3728051-ukrainka-bezura-persa-u-fehtuvanni-na-evropejskih-igrah.html</text:a>
</text:p>
      <!--NEWS-->
      <text:h text:style-name="P10" text:outline-level="1">
<text:span text:style-name="T4">
JSC Avdiivka Directio Rusian Army Shelled Berdyshi, Avdiivka, Vodyane, Karlovka And First ...</text:span>
</text:h>
      <text:p text:style-name="P4">
Authors: liveuamap (Language: en)</text:p>
      <text:p text:style-name="P4">
Time: 2023-06-26T-20:38:00</text:p>
      <text:p text:style-name="P4">
Location: Donetsk (Latitude:48.09505 Longtitude:37.58766)</text:p>
      <text:p text:style-name="P4">
Videos: []</text:p>
      <text:p text:style-name="P4">
Images: []</text:p>
      <text:p text:style-name="P4">
Tags: ["Russia"]</text:p>
      <text:p text:style-name="P4">
Id: 22571836</text:p>
      <!--METADATA-->
      <text:p text:style-name="P4">
At Avdiyivka direction Russian army shelled Berdychi, Avdiyivka, Vodyane,Karlivka and Pervomayske of Donetsk region. Russian aviation conductedairstrikes at Avdiyivka, - General Staff of Armed Forces of Ukraine says inthe morning report</text:p>
      <text:p text:style-name="P4">
News Collection Link: <text:a xlink:type="simple" xlink:href="https:\/\/liveuamap.com\/en\/2023\/26-june-at-avdiyivka-direction-russian-army-shelled-berdychi" text:style-name="Internet_20_link" text:visited-style-name="Visited_20_Internet_20_Link">
https:\/\/liveuamap.com\/en\/2023\/26-june-at-avdiyivka-direction-russian-army-shelled-berdychi</text:a>
</text:p>
      <text:p text:style-name="P4">
News Source: <text:a xlink:type="simple" xlink:href="https://t.me/lumsrc/5195" text:style-name="Internet_20_link" text:visited-style-name="Visited_20_Internet_20_Link">
https://t.me/lumsrc/5195</text:a>
</text:p>
      <!--NEWS-->
      <text:h text:style-name="P10" text:outline-level="1">
<text:span text:style-name="T4">
At Maryinka direction Russian army shelled Hostre, Heorhiyivka and Maryinka of Donetsk region...</text:span>
</text:h>
      <text:p text:style-name="P4">
Authors: liveuamap (Language: en)</text:p>
      <text:p text:style-name="P4">
Time: 2023-06-26T-22:38:00</text:p>
      <text:p text:style-name="P4">
Location: Donets'ka oblast (Latitude:48.00049 Longtitude:37.50664)</text:p>
      <text:p text:style-name="P4">
Videos: []</text:p>
      <text:p text:style-name="P4">
Images: []</text:p>
      <text:p text:style-name="P4">
Tags: ["Russia"]</text:p>
      <text:p text:style-name="P4">
Id: 22571835</text:p>
      <!--METADATA-->
      <text:p text:style-name="P4">
At Maryinka direction Russian army shelled Hostre, Heorhiyivka and Maryinka ofDonetsk region. Russian aviation conducted airstrikes at Krasnohorivka, -General Staff of Armed Forces of Ukraine says in the morning report</text:p>
      <text:p text:style-name="P4">
News Collection Link: <text:a xlink:type="simple" xlink:href="https:\/\/liveuamap.com\/en\/2023\/26-june-at-maryinka-direction-russian-army-shelled-hostre" text:style-name="Internet_20_link" text:visited-style-name="Visited_20_Internet_20_Link">
https:\/\/liveuamap.com\/en\/2023\/26-june-at-maryinka-direction-russian-army-shelled-hostre</text:a>
</text:p>
      <text:p text:style-name="P4">
News Source: <text:a xlink:type="simple" xlink:href="https://t.me/lumsrc/5196" text:style-name="Internet_20_link" text:visited-style-name="Visited_20_Internet_20_Link">
https://t.me/lumsrc/5196</text:a>
</text:p>
      <!--NEWS-->
      <text:h text:style-name="P10" text:outline-level="1">
<text:span text:style-name="T4">
At Zaporizhzhia and Kherson directions Russian army shelled Temyrivka, Novodarivka, Levadne, ...</text:span>
</text:h>
      <text:p text:style-name="P4">
Authors: liveuamap (Language: en)</text:p>
      <text:p text:style-name="P4">
Time: 2023-06-26T-25:39:00</text:p>
      <text:p text:style-name="P4">
Location: Zaporizhzhia (Latitude:47.74002 Longtitude:36.59374)</text:p>
      <text:p text:style-name="P4">
Videos: []</text:p>
      <text:p text:style-name="P4">
Images: []</text:p>
      <text:p text:style-name="P4">
Tags: ["Russia"]</text:p>
      <text:p text:style-name="P4">
Id: 22571833</text:p>
      <!--METADATA-->
      <text:p text:style-name="P4">
At Zaporizhzhia and Kherson directions Russian army shelled Temyrivka,Novodarivka, Levadne, Olhivske, Malynivka, Zelenyy Hay, Zatyshshya, Huliaipoleof Zaporizhzhia region oblasti; Nikopol of Dnipropetrovsk region; Mylove,Beryslav, Kozatske, Lvove, Mykilske, Antonivka, Zelenivka, Kherson andDniprovske of Kherson region and Ochakiv of Mykolayiv region. Russian aviationconducted airstrikes at Levadne and Novodanylivka of Zaporizhzhia region, -General Staff of Armed Forces of Ukraine says in the morning report</text:p>
      <text:p text:style-name="P4">
News Collection Link: <text:a xlink:type="simple" xlink:href="https:\/\/liveuamap.com\/en\/2023\/26-june-at-zaporizhzhia-and-kherson-directions-russian-army" text:style-name="Internet_20_link" text:visited-style-name="Visited_20_Internet_20_Link">
https:\/\/liveuamap.com\/en\/2023\/26-june-at-zaporizhzhia-and-kherson-directions-russian-army</text:a>
</text:p>
      <text:p text:style-name="P4">
News Source: <text:a xlink:type="simple" xlink:href="https://t.me/lumsrc/5198" text:style-name="Internet_20_link" text:visited-style-name="Visited_20_Internet_20_Link">
https://t.me/lumsrc/5198</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6T-27:39:00</text:p>
      <text:p text:style-name="P4">
Location: Zaporizhzhia (Latitude:47.77031 Longtitude:36.66296)</text:p>
      <text:p text:style-name="P4">
Videos: []</text:p>
      <text:p text:style-name="P4">
Images: []</text:p>
      <text:p text:style-name="P4">
Tags: ["Russia"]</text:p>
      <text:p text:style-name="P4">
Id: 22571831</text:p>
      <!--METADATA-->
      <text:p text:style-name="P4">
Russian forces conducting offensive actions in Donetsk and Luhansk regions.Ukrainian military had 36 combat engagements with Russian forces nearKryvoshyyivka of Luhansk region, Vesele and Rozdolivka, Minkivka, Hryhorivkaand Bohdanivka, Maryinka, Novomykhaylivka of Donetsk region, Novodarivkya ofZaporizhzhia region, - General Staff of Armed Forces of Ukraine says in themorning report</text:p>
      <text:p text:style-name="P4">
News Collection Link: <text:a xlink:type="simple" xlink:href="https:\/\/liveuamap.com\/en\/2023\/26-june-russian-forces-conducting-offensive-actions-in-donetsk" text:style-name="Internet_20_link" text:visited-style-name="Visited_20_Internet_20_Link">
https:\/\/liveuamap.com\/en\/2023\/26-june-russian-forces-conducting-offensive-actions-in-donetsk</text:a>
</text:p>
      <text:p text:style-name="P4">
News Source: <text:a xlink:type="simple" xlink:href="https://t.me/lumsrc/5199" text:style-name="Internet_20_link" text:visited-style-name="Visited_20_Internet_20_Link">
https://t.me/lumsrc/5199</text:a>
</text:p>
      <!--NEWS-->
      <text:h text:style-name="P10" text:outline-level="1">
<text:span text:style-name="T4">
As a result of the war, 8.2 million Ukrainians went abroad - Shuliak</text:span>
</text:h>
      <text:p text:style-name="P4">
Authors: Ukrinform (Person)</text:p>
      <text:p text:style-name="P4">
Publisher: Укринформ (Organization)</text:p>
      <text:p text:style-name="P4">
Published Time: 2023-06-26T-2:11:00+03:00</text:p>
      <text:p text:style-name="P4">
Modified Time: 2023-06-26T21:11:00+03:00</text:p>
      <text:p text:style-name="P4">
Description: As a result of Russia, 8.2 million inhabitants of Ukraine left abroad. - Ukrinform.</text:p>
      <text:p text:style-name="P4">
Images: ['<text:a xlink:type="simple" xlink:href="https://static.ukrinform.com/photos/2021_01/thumb_files/630_360_1609785608-250.jpg" text:style-name="Internet_20_link" text:visited-style-name="Visited_20_Internet_20_Link">
630_360_16097...</text:a>
']</text:p>
      <text:p text:style-name="P4">
Tags: ['Переселенці', 'Біженці', 'Шуляк', 'Війна з Росією']</text:p>
      <text:p text:style-name="P4">
Type: Article</text:p>
      <!--METADATA-->
      <text:p text:style-name="P4">
<draw:frame draw:style-name="fr1" draw:name="Image19" text:anchor-type="as-char" svg:width="6.9236in" svg:height="3.956343in" draw:z-index="0">
<draw:image xlink:href="../Images/yкринформ/2023-06-26T-2-11-00-03-00/630_360_1609785608-250.jpg" xlink:type="simple" xlink:show="embed" xlink:actuate="onLoad" draw:mime-type="image/jpeg"/>
</draw:frame>
As a result of Russia, 8.2 million in Ukraine left a full -scale war abroad.</text:p>
      <text:p text:style-name="P4">
According to Ukrinform, it reported in the exclusive <text:a xlink:type="simple" xlink:href="http://ukr.radio/news.html" text:style-name="Internet_20_link" text:visited-style-name="Visited_20_Internet_20_Link">
interview with Ukrainian radio</text:a>
The Parliamentary Committee on Organization of State Authorities, Local Saming, Regional Development and Urban Planning, the head of the "Servant of the People" party Elena Shuliak.</text:p>
      <text:p text:style-name="P4">
"8.2 million of our people are now abroad, more than 5 million are intra -converted persons in the territory of Ukraine," she said.</text:p>
      <text:p text:style-name="P4">
Shuliak noted: When planning the post -war restoration of Ukraine, you need to understand how many of these millions <text:a xlink:type="simple" xlink:href="https://www.ukrinform.ua/tag-bizenci" text:style-name="Internet_20_link" text:visited-style-name="Visited_20_Internet_20_Link">
refugees</text:a>
They will return to their communities how to employ them and provide access to dosocial infrastructure.</text:p>
      <text:p text:style-name="P4">
<text:span text:style-name="T4">
 Read also: </text:span>
 <text:a xlink:type="simple" xlink:href="https://www.ukrinform.ua/rubric-society/3723488-ssa-pracuut-iz-souznikami-sob-zahistiti-ukrainskih-bizenciv-vid-torgivli-ludmi-derzdep.html" text:style-name="Internet_20_link" text:visited-style-name="Visited_20_Internet_20_Link">
USA work with allies to protect Ukrainian <text:span text:style-name="T4">
 Refugees </text:span>
 In human trafficking - State Department</text:a>
It was reported that on June 21-22 in London the International Conference of Circulation of Ukraine - Ukraine Recovery Conference, third large -scale international event was held in London.(After conferences in Lugano and Berlin). Понад 400 світовихкомпаній пообіцяли надати підтримку Україні у відбудові економіки.</text:p>
      <text:p text:style-name="P4">
News Source: <text:a xlink:type="simple" xlink:href="https://www.ukrinform.ua/rubric-society/3728049-unaslidok-vijni-za-kordon-viihali-82-miljona-ukrainciv-sulak.html" text:style-name="Internet_20_link" text:visited-style-name="Visited_20_Internet_20_Link">
https://www.ukrinform.ua/rubric-society/3728049-unaslidok-vijni-za-kordon-viihali-82-miljona-ukrainciv-sulak.html</text:a>
</text:p>
      <!--NEWS-->
      <text:h text:style-name="P10" text:outline-level="1">
<text:span text:style-name="T4">
Prigogine's rebellion is a challenge to Putin - British Foreign Minister</text:span>
</text:h>
      <text:p text:style-name="P4">
Authors: Ukrinform (Person)</text:p>
      <text:p text:style-name="P4">
Publisher: Укринформ (Organization)</text:p>
      <text:p text:style-name="P4">
Published Time: 2023-06-26T-3:08:01+03:00</text:p>
      <text:p text:style-name="P4">
Modified Time: 2023-06-26T21:08:01+03:00</text:p>
      <text:p text:style-name="P4">
Description: The British Foreign Minister James Kleverly said that the termination of the Wagner PEC, headed by Eugene Prigogin, is Vladimir Putin's "unprecedented challenge". - Ukrinform.</text:p>
      <text:p text:style-name="P4">
Images: ['<text:a xlink:type="simple" xlink:href="https://static.ukrinform.com/photos/2023_01/thumb_files/630_360_1673921224-587.jpeg" text:style-name="Internet_20_link" text:visited-style-name="Visited_20_Internet_20_Link">
630_360_16739...</text:a>
']</text:p>
      <text:p text:style-name="P4">
Tags: ['Путін', 'Росія', 'Пригожин']</text:p>
      <text:p text:style-name="P4">
Type: Article</text:p>
      <!--METADATA-->
      <text:p text:style-name="P4">
<draw:frame draw:style-name="fr1" draw:name="Image20" text:anchor-type="as-char" svg:width="6.9236in" svg:height="3.956343in" draw:z-index="0">
<draw:image xlink:href="../Images/yкринформ/2023-06-26T-3-08-01-03-00/630_360_1673921224-587.jpeg" xlink:type="simple" xlink:show="embed" xlink:actuate="onLoad" draw:mime-type="image/jpeg"/>
</draw:frame>
The British Foreign Minister James Kleverli said that the termination of the Wagner PEC, headed by Yevgeny Prigogin, is Vladimir Putin's "unprecedented".</text:p>
      <text:p text:style-name="P4">
As Ukrinform reports, it reports <text:a xlink:type="simple" xlink:href="https://www.reuters.com/world/europe/uks-cleverly-prigozhins-rebellion-is-an-unprecedented-challenge-russias-putin-2023-06-26/" text:style-name="Internet_20_link" text:visited-style-name="Visited_20_Internet_20_Link">
Reuters</text:a>
.</text:p>
      <text:p text:style-name="P4">
"The uprising of Prigogine is an unprecedented challenge to President Putin's power, and it is obvious that cracks appear in support of the war," Kleverla said.</text:p>
      <text:p text:style-name="P4">
He added that the British government considers events in Russia on June 23-24 by the Internal Affairs of the Federation.</text:p>
      <text:p text:style-name="P4">
“And of course the leadership <text:a xlink:type="simple" xlink:href="https://www.ukrinform.ua/tag-rosia" text:style-name="Internet_20_link" text:visited-style-name="Visited_20_Internet_20_Link">
by Russia</text:a>
Only the Russian people are exclusively, ”the politician emphasized.</text:p>
      <text:p text:style-name="P4">
According to him, although Prigogine, along with the mercenaries, "committed the atrocities in Ukraine in other places", the head of the terrorist group publicly declared the prosecution of a full -scale invasion of Ukraine in February last year.</text:p>
      <text:p text:style-name="P4">
<text:span text:style-name="T4">
 Read also: </text:span>
 <text:a xlink:type="simple" xlink:href="https://www.ukrinform.ua/rubric-world/3728018-sproba-buntu-vagnerivciv-zasvidcila-oslablenna-rosijskoi-derzavi-j-putina-borrel.html" text:style-name="Internet_20_link" text:visited-style-name="Visited_20_Internet_20_Link">
attempt by Wagner's rebellion testified to the weakening of the Russian state and <text:span text:style-name="T4">
 Putin </text:span>
 a - Borrel</text:a>
“But he(Prigogine - ed.)He said aloud what we believed from the beginning of the full -scale invasion of Russia: that this invasion was unjustified sprayed, ”the British Foreign Minister emphasized.</text:p>
      <text:p text:style-name="P4">
As reported by Ukrinform, the leader of the Wagner PEC [Yevgeny Prigogin was on June 23.(https://www.ukrinform.ua/rubric-other_news/3727120-zakolot-prigozina-vse-so-vidomo-na-cej-moment.html)Against the Russian military protection, in particular against the Minister of Defense of the Russian Federation Sergei Shoig.</text:p>
      <text:p text:style-name="P4">
As a result of the offensive, the Wagner PEC column reached the Lipetsk region of Russia, which is 420 kilometers from Moscow.</text:p>
      <text:p text:style-name="P4">
Self -proclaimed President of Belarus Oleksandr Lukashenko held a negotiation with the founder of PEC "Wagner" Yevgeny Prigogin, after which the latter stated that the groups of the group return to the field camps.</text:p>
      <text:p text:style-name="P4">
News Source: <text:a xlink:type="simple" xlink:href="https://www.ukrinform.ua/rubric-world/3728048-zakolot-prigozina-e-viklikom-putinu-glava-mzs-britanii.html" text:style-name="Internet_20_link" text:visited-style-name="Visited_20_Internet_20_Link">
https://www.ukrinform.ua/rubric-world/3728048-zakolot-prigozina-e-viklikom-putinu-glava-mzs-britanii.html</text:a>
</text:p>
      <!--NEWS-->
      <text:h text:style-name="P10" text:outline-level="1">
<text:span text:style-name="T4">
The Russians firing Sumy region with mortars and SAUs - more than 30 "arrivals" per day</text:span>
</text:h>
      <text:p text:style-name="P4">
Authors: Ukrinform (Person)</text:p>
      <text:p text:style-name="P4">
Publisher: Укринформ (Organization)</text:p>
      <text:p text:style-name="P4">
Published Time: 2023-06-26T-4:01:59+03:00</text:p>
      <text:p text:style-name="P4">
Modified Time: 2023-06-26T21:01:59+03:00</text:p>
      <text:p text:style-name="P4">
Description: The troops of the Russian Federation during the day, June 26 fired the border of Sumy region. - Ukrinform.</text:p>
      <text:p text:style-name="P4">
Images: ['<text:a xlink:type="simple" xlink:href="https://static.ukrinform.com/photos/2023_01/thumb_files/630_360_1673260811-241.jpg" text:style-name="Internet_20_link" text:visited-style-name="Visited_20_Internet_20_Link">
630_360_16732...</text:a>
']</text:p>
      <text:p text:style-name="P4">
Tags: ['Обстріл', 'Сумщина', 'Війна з Росією']</text:p>
      <text:p text:style-name="P4">
Type: Article</text:p>
      <!--METADATA-->
      <text:p text:style-name="P4">
<draw:frame draw:style-name="fr1" draw:name="Image21" text:anchor-type="as-char" svg:width="6.9236in" svg:height="3.956343in" draw:z-index="0">
<draw:image xlink:href="../Images/yкринформ/2023-06-26T-4-01-59-03-00/630_360_1673260811-241.jpg" xlink:type="simple" xlink:show="embed" xlink:actuate="onLoad" draw:mime-type="image/jpeg"/>
</draw:frame>
The Russian Federation during the day, June 26 fired the border of the Sumy region.</text:p>
      <text:p text:style-name="P4">
According to Ukrinform, the Operational Command "North" reports in <text:a xlink:type="simple" xlink:href="https://t.me/ok_pivnich1/3509" text:style-name="Internet_20_link" text:visited-style-name="Visited_20_Internet_20_Link">
telegram</text:a>
.</text:p>
      <text:p text:style-name="P4">
From 03:45 to 04:00 there were 5 hits, probably from a mortar of 120 caliber, in the village of Sorokin.</text:p>
      <text:p text:style-name="P4">
From 11:45 to 11:50, 8 hits were recorded, approximately the SAU, in the area of the inhabited pool of Korenok.</text:p>
      <text:p text:style-name="P4">
<text:span text:style-name="T4">
 Read also: </text:span>
 <text:a xlink:type="simple" xlink:href="https://www.ukrinform.ua/rubric-ato/3728027-armia-rf-obstrilala-selo-na-doneccini-e-zagiblij-ta-poranena.html" text:style-name="Internet_20_link" text:visited-style-name="Visited_20_Internet_20_Link">
Army of the Russian Federation <text:span text:style-name="T4">
 Exacerbate </text:span>
 The village in Donetsk region, is the dead Taporanen</text:a>
From 12:48 to 12:55, 6 hits were recorded, approximately from mortar, in the district of Khodyne.</text:p>
      <text:p text:style-name="P4">
From 4:30 pm to 16:35 12 hits were recorded, probably from a mortar of 82 mm caliber in the middle of the settlement of the middle-building.</text:p>
      <text:p text:style-name="P4">
There was no damage to civilian infrastructure in the local population.</text:p>
      <text:p text:style-name="P4">
As reported by Ukrinform, in <text:a xlink:type="simple" xlink:href="https://www.ukrinform.ua/tag-sumsina" text:style-name="Internet_20_link" text:visited-style-name="Visited_20_Internet_20_Link">
Sumy region</text:a>
in the hospital <text:a xlink:type="simple" xlink:href="https://www.ukrinform.ua/rubric-regions/3727848-obstril-sumsini-u-likarni-pomerla-zinka-aka-naperedodni-distala-poranenna.html" text:style-name="Internet_20_link" text:visited-style-name="Visited_20_Internet_20_Link">
a 41-year-old woman died</text:a>
from Miropillya, who was injured during yesterday's artillery shelling.</text:p>
      <text:p text:style-name="P4">
News Source: <text:a xlink:type="simple" xlink:href="https://www.ukrinform.ua/rubric-ato/3728047-rosiani-obstriluut-sumsinu-z-minometiv-i-sau-ponad-30-prilotiv-za-den.html" text:style-name="Internet_20_link" text:visited-style-name="Visited_20_Internet_20_Link">
https://www.ukrinform.ua/rubric-ato/3728047-rosiani-obstriluut-sumsinu-z-minometiv-i-sau-ponad-30-prilotiv-za-den.html</text:a>
</text:p>
      <!--NEWS-->
      <text:h text:style-name="P10" text:outline-level="1">
<text:span text:style-name="T4">
Russia wants to stop Ukrainian offensive at any cost-painter</text:span>
</text:h>
      <text:p text:style-name="P4">
Authors: Ukrinform (Person)</text:p>
      <text:p text:style-name="P4">
Publisher: Укринформ (Organization)</text:p>
      <text:p text:style-name="P4">
Published Time: 2023-06-26T-6:56:00+03:00</text:p>
      <text:p text:style-name="P4">
Modified Time: 2023-06-26T20:56:00+03:00</text:p>
      <text:p text:style-name="P4">
Description: Deputy Minister of Defense Anna Malyar said that Russia now wants to stop the Ukrainian offensive at any cost. - Ukrinform.</text:p>
      <text:p text:style-name="P4">
Images: ['<text:a xlink:type="simple" xlink:href="https://static.ukrinform.com/photos/2023_06/thumb_files/630_360_1686221008-699.jpg" text:style-name="Internet_20_link" text:visited-style-name="Visited_20_Internet_20_Link">
630_360_16862...</text:a>
']</text:p>
      <text:p text:style-name="P4">
Tags: ['Війна з Росією', 'Ганна Маляр', 'Контрнаступ']</text:p>
      <text:p text:style-name="P4">
Type: Article</text:p>
      <!--METADATA-->
      <text:p text:style-name="P4">
<draw:frame draw:style-name="fr1" draw:name="Image22" text:anchor-type="as-char" svg:width="6.9236in" svg:height="3.956343in" draw:z-index="0">
<draw:image xlink:href="../Images/yкринформ/2023-06-26T-6-56-00-03-00/630_360_1686221008-699.jpg" xlink:type="simple" xlink:show="embed" xlink:actuate="onLoad" draw:mime-type="image/jpeg"/>
</draw:frame>
Deputy Defense Minister Anna Malyar stated that Russia now wants to stop the Ukrainian reflection at any cost.</text:p>
      <text:p text:style-name="P4">
According to Ukrinform, she reported this in <text:a xlink:type="simple" xlink:href="https://t.me/annamaliar/887" text:style-name="Internet_20_link" text:visited-style-name="Visited_20_Internet_20_Link">
telegram</text:a>
.</text:p>
      <text:p text:style-name="P4">
“The task of the Russian Federation is now - stop our offensive at any cost. Blasting of dams, replacement of fields, continuous shelling, diversions, information and even "nuclear" rhetoric. This is the task - the maximum. The minimum is to stop, then to significantly complicate and slow down our promotion and in the meantime to prepare our own counter -offensive, ”the painter said.</text:p>
      <text:p text:style-name="P4">
According to her, for the Russians the motivation to "not lose" the captured land, will be carried out much more than the motivation of "capturing" the earth. "Because this is their mental trauma," the painter said.</text:p>
      <text:p text:style-name="P4">
<text:span text:style-name="T4">
 Read also: </text:span>
 <text:a xlink:type="simple" xlink:href="https://www.ukrinform.ua/rubric-ato/3727659-zsu-na-pivdni-zvilnili-vid-voroga-130-kvadratnih-kilometriv-malar.html" text:style-name="Internet_20_link" text:visited-style-name="Visited_20_Internet_20_Link">
Armed Forces in the south released from the enemy 130 square kilometers - the Ministry of Defense</text:a>
“They are psychologically easier to tolerate an unsuccessful offensive than the loss of conquered earths. It demoralizes and demorates them irreparably. Then they will not collect the army themselves, because the fighters, as in Kharkiv region, will start to give up orders in mass. So, we have to understand this, ”the deputy minister emphasized.</text:p>
      <text:p text:style-name="P4">
At the same time, Ukrainian <text:a xlink:type="simple" xlink:href="https://www.ukrinform.ua/tag-vijskovi" text:style-name="Internet_20_link" text:visited-style-name="Visited_20_Internet_20_Link">
troops</text:a>
It is really difficult now.</text:p>
      <text:p text:style-name="P4">
“But they move forward. Confidently. Because we are running a just war. And this is our strength, ”the painter emphasized.</text:p>
      <text:p text:style-name="P4">
According to Ukrinform, Russian troops concentrate the main efforts of Nalimansk, Bakhmut and Mariinsky directions - during the day <text:a xlink:type="simple" xlink:href="https://www.ukrinform.ua/rubric-ato/3728008-na-shodi-jdut-boi-za-dobu-ponad-35-zitknen-na-troh-napramkah.html" text:style-name="Internet_20_link" text:visited-style-name="Visited_20_Internet_20_Link">
more than 35 combat clashes took place</text:a>
.</text:p>
      <text:p text:style-name="P4">
News Source: <text:a xlink:type="simple" xlink:href="https://www.ukrinform.ua/rubric-ato/3728046-rosia-hoce-zupiniti-ukrainskij-nastup-budakou-cinou-malar.html" text:style-name="Internet_20_link" text:visited-style-name="Visited_20_Internet_20_Link">
https://www.ukrinform.ua/rubric-ato/3728046-rosia-hoce-zupiniti-ukrainskij-nastup-budakou-cinou-malar.html</text:a>
</text:p>
      <!--NEWS-->
      <text:h text:style-name="P10" text:outline-level="1">
<text:span text:style-name="T4">
The Berdyansk authorities confirmed the death of two teenagers killed by the Russians</text:span>
</text:h>
      <text:p text:style-name="P4">
Authors: Ukrinform (Person)</text:p>
      <text:p text:style-name="P4">
Publisher: Укринформ (Organization)</text:p>
      <text:p text:style-name="P4">
Published Time: 2023-06-26T-7:45:00+03:00</text:p>
      <text:p text:style-name="P4">
Modified Time: 2023-06-26T20:45:00+03:00</text:p>
      <text:p text:style-name="P4">
Description: The Berdyansk City Military Administration confirmed the death of Tigran Ogannisyan and Nikita Khanganov, who were killed on June 24 by the Russian military. - Ukrinform.</text:p>
      <text:p text:style-name="P4">
Images: ['<text:a xlink:type="simple" xlink:href="https://static.ukrinform.com/photos/2021_04/thumb_files/630_360_1617451171-445.jpg" text:style-name="Internet_20_link" text:visited-style-name="Visited_20_Internet_20_Link">
630_360_16174...</text:a>
']</text:p>
      <text:p text:style-name="P4">
Tags: ['Бердянськ', 'Діти', 'Вбивство', 'Війна з Росією']</text:p>
      <text:p text:style-name="P4">
Type: Article</text:p>
      <!--METADATA-->
      <text:p text:style-name="P4">
<draw:frame draw:style-name="fr1" draw:name="Image23" text:anchor-type="as-char" svg:width="6.9236in" svg:height="3.956343in" draw:z-index="0">
<draw:image xlink:href="../Images/yкринформ/2023-06-26T-7-45-00-03-00/630_360_1617451171-445.jpg" xlink:type="simple" xlink:show="embed" xlink:actuate="onLoad" draw:mime-type="image/jpeg"/>
</draw:frame>
The Berdyansk Military Administration confirmed the death of Tigran Ogannisyan and Mykytikhanganov, who were killed by the Russian military on June 24.</text:p>
      <text:p text:style-name="P4">
The corresponding message is published in <text:a xlink:type="simple" xlink:href="https://t.me/berdmisk/3534" text:style-name="Internet_20_link" text:visited-style-name="Visited_20_Internet_20_Link">
telegram</text:a>
Berdyansk MBA, reports Ukrinform.</text:p>
      <text:p text:style-name="P4">
"Unfortunately, the death of Tigran Ogannisyan and Nikita Khanganova was confirmed. They were killed," the post reads.</text:p>
      <text:p text:style-name="P4">
The city authorities <text:a xlink:type="simple" xlink:href="https://t.me/berdmisk/3535" text:style-name="Internet_20_link" text:visited-style-name="Visited_20_Internet_20_Link">
called</text:a>
He has now refracted the murder of teenagers: "Their relatives are still in the temporary -enclosed territory, and premature statements can harm their safety to tastana the threat to life."</text:p>
      <text:p text:style-name="P4">
In turn, the Verkhovna Rada Commissioner for Human Rights Dmitry Lubinets Wefiri Telelorphone “<text:a xlink:type="simple" xlink:href="https://www.youtube.com/watch" text:style-name="Internet_20_link" text:visited-style-name="Visited_20_Internet_20_Link">
The only news</text:a>
”He stated that once again a noun institution can do anything with the Russian Federation, which proves itself as a terrorist.</text:p>
      <text:p text:style-name="P4">
"This country behaves as a terrorist, does not pay attention to no international conventions, international humanitarian law. They have shown again that they could kill two Ukrainian children and pretend that they will not be there for anything," the Ombudsman proclaimed.</text:p>
      <text:p text:style-name="P4">
He reported that Ukraine officially appealed to the International Committee of the Red Cross so that Russia urgently giving the bodies of fallen teenagers. But, in words, there is no official answer from the ICRC.</text:p>
      <text:p text:style-name="P4">
<text:span text:style-name="T4">
 Read also: </text:span>
 [murder of teenagers in <text:span text:style-name="T4">
 Berdyans </text:span>
(https://www.ukrinform.ua/rubric-regions/3727998-ubivstvo-pidlitkiv-u-berdansku-pravozahisniki-vvazaut-vidpovidalnou-okupacijnu-vladu.html)“But their answer is always the same - we were not allowed by the Russian side, so we could not fulfill our mandate. We do not see a great desire to influence the Russians so that they still allow representatives of the International Committee to Cross to our citizens, whom thousands of Russians illegally hold Russian camps, ”Lubinets stressed.</text:p>
      <text:p text:style-name="P4">
He noted that international organizations informed about this situation.</text:p>
      <text:p text:style-name="P4">
Earlier it was reported that in the occupied Berdyansk invaders declared "the liquidation of two pro -Ukrainian terrorists". One of them is 16-year-old Tigranogannisan. Mipl notes that the second <text:a xlink:type="simple" xlink:href="https://www.ukrinform.ua/tag-vbivstvo" text:style-name="Internet_20_link" text:visited-style-name="Visited_20_Internet_20_Link">
killed</text:a>
- Mikita Hanganov.Tigran Ogannisiana was abducted in September 2022. He was accused of terrorism together with another underground, Nikita Khanganov. They were threatened with 20 years of imprisonment.</text:p>
      <text:p text:style-name="P4">
<text:span text:style-name="T4">
 Read also: </text:span>
 <text:a xlink:type="simple" xlink:href="https://www.ukrinform.ua/rubric-regions/3727487-rodiciv-ubitih-u-berdansku-hlopciv-zagarbniki-dopituut-ta-obsukuut.html" text:style-name="Internet_20_link" text:visited-style-name="Visited_20_Internet_20_Link">
relatives killed in <text:span text:style-name="T4">
 Berdyans </text:span>
 guys invading and searching</text:a>
In June this year, the European Parliament demanded that the Russian authorities stop the process against children and allow them to leave the territory controlled by Ukraine.</text:p>
      <text:p text:style-name="P4">
News Source: <text:a xlink:type="simple" xlink:href="https://www.ukrinform.ua/rubric-regions/3728040-vlada-berdanska-pidtverdila-smert-dvoh-pidlitkiv-akih-vbili-rosiani.html" text:style-name="Internet_20_link" text:visited-style-name="Visited_20_Internet_20_Link">
https://www.ukrinform.ua/rubric-regions/3728040-vlada-berdanska-pidtverdila-smert-dvoh-pidlitkiv-akih-vbili-rosiani.html</text:a>
</text:p>
      <!--NEWS-->
      <text:h text:style-name="P10" text:outline-level="1">
<text:span text:style-name="T4">
The EU supports the Ukrainian formula of peace and promote it in the world - Borrel</text:span>
</text:h>
      <text:p text:style-name="P4">
Authors: Ukrinform (Person)</text:p>
      <text:p text:style-name="P4">
Publisher: Укринформ (Organization)</text:p>
      <text:p text:style-name="P4">
Published Time: 2023-06-26T-8:31:49+03:00</text:p>
      <text:p text:style-name="P4">
Modified Time: 2023-06-26T20:31:49+03:00</text:p>
      <text:p text:style-name="P4">
Description: The European Union supports the Ukrainian "formula of peace" and promote it in the world.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Україна', 'Боррель', 'Війна з Росією', 'Формула миру']</text:p>
      <text:p text:style-name="P4">
Type: Article</text:p>
      <!--METADATA-->
      <text:p text:style-name="P4">
<draw:frame draw:style-name="fr1" draw:name="Image25" text:anchor-type="as-char" svg:width="6.9236in" svg:height="3.956343in" draw:z-index="0">
<draw:image xlink:href="../Images/yкринформ/2023-06-26T-8-31-49-03-00/630_360_1667561515-584.jpg" xlink:type="simple" xlink:show="embed" xlink:actuate="onLoad" draw:mime-type="image/jpeg"/>
</draw:frame>
The European Union supports the Ukrainian "formula of peace" and will promote it.</text:p>
      <text:p text:style-name="P4">
This was stated at a press conference in Luxembourg as a result of the Council of Ministers of EU in the abuse of EU High EU Josep Borrel, the Ukrinform correspondent reports.</text:p>
      <text:p text:style-name="P4">
“It is clear that we are striving for peace. We will continue global contacts by the search for a long peace for Ukraine in accordance with the principles of the Charter <text:a xlink:type="simple" xlink:href="https://www.ukrinform.ua/tag-oon" text:style-name="Internet_20_link" text:visited-style-name="Visited_20_Internet_20_Link">
UN</text:a>
. This meeting(ministers)It is also an important point for consolidating our global partners. We have confirmed the support of the "peaceful formula" proposed by Ukraine and we are looking for as wide support for it. It will be a lot of work for the European Foreign Action Service, as well as for me to achieve the support of Ukraine around the world, support for a just, honest and prolonged mir, ”Borrel said.</text:p>
      <text:p text:style-name="P4">
<text:span text:style-name="T4">
 Read also: </text:span>
 <text:a xlink:type="simple" xlink:href="https://www.ukrinform.ua/rubric-polytics/3726984-u-danii-projde-zustric-sodo-ukrainskoi-formuli-miru.html" text:style-name="Internet_20_link" text:visited-style-name="Visited_20_Internet_20_Link">
in Denmark there will be a meeting on Ukrainian <text:span text:style-name="T4">
 formulas </text:span>
 and peace</text:a>
He added that after a wide discussion of the situation in Ukraine and influencing its last events in Russia, the ministers have come to an understanding of the need for further support of Ukraine and its increase. Such assistance should continue to grow in all -degree, especially in the military field.</text:p>
      <text:p text:style-name="P4">
"We were informed about the situation at the foreign minister with a truly fashion, we discussed how to fulfill the obligations and respond to immediate and for a short and long term," the EU High Representative said.</text:p>
      <text:p text:style-name="P4">
He noted that 24,000 Ukrainian military has already been trained by the EU auxiliary military mission for Ukraine. Thus, the ultimate metamicia - to prepare 30 thousand Ukrainian military by the end of the year, according to Borrel, "is quite achievable."</text:p>
      <text:p text:style-name="P4">
*!(https://www.ukrinform.ua/rubric-polytics/3726463-pare-uhvalila-rezoluciu-pro-povnu-pidtrimku-mirnogo-planu-zelenskogo.html)</text:p>
      <text:p text:style-name="P4">
As it was reported, the Council of Ministers of EU Ministry of Ministers of Ukraine was held today in Luxembourg, during which European government officials considered the issue of assistance to Ukraine in the conditions of destabilization of internal political situations in Russia. The ministers discussed key foreign policy priorities on the eve of the EU Heads and Government meetings in the format of the European Council, which will take place at the end of the week in Brussels.</text:p>
      <text:p text:style-name="P4">
News Source: <text:a xlink:type="simple" xlink:href="https://www.ukrinform.ua/rubric-polytics/3728033-es-pidtrimue-ukrainsku-formulu-miru-ta-prosuvatime-ii-u-sviti-borrel.html" text:style-name="Internet_20_link" text:visited-style-name="Visited_20_Internet_20_Link">
https://www.ukrinform.ua/rubric-polytics/3728033-es-pidtrimue-ukrainsku-formulu-miru-ta-prosuvatime-ii-u-sviti-borrel.html</text:a>
</text:p>
      <!--NEWS-->
      <text:h text:style-name="P10" text:outline-level="1">
<text:span text:style-name="T4">
In the victims of Kakhovskaya hydroelectric power plants there are no cases of cholera - Odesa Ova</text:span>
</text:h>
      <text:p text:style-name="P4">
Authors: Ukrinform (Person)</text:p>
      <text:p text:style-name="P4">
Publisher: Укринформ (Organization)</text:p>
      <text:p text:style-name="P4">
Published Time: 2023-06-26T-9:30:00+03:00</text:p>
      <text:p text:style-name="P4">
Modified Time: 2023-06-26T20:30:00+03:00</text:p>
      <text:p text:style-name="P4">
Description: Information on the distribution of cholera in flooded as a result of the blasting of the Kakhovka hydroelectric power station is a fake. - Ukrinform.</text:p>
      <text:p text:style-name="P4">
Images: ['<text:a xlink:type="simple" xlink:href="https://static.ukrinform.com/photos/2023_06/thumb_files/630_360_1686682032-707.jpg" text:style-name="Internet_20_link" text:visited-style-name="Visited_20_Internet_20_Link">
630_360_16866...</text:a>
']</text:p>
      <text:p text:style-name="P4">
Tags: ['Фейк', 'Холера', 'Одещина', 'Каховська ГЕС']</text:p>
      <text:p text:style-name="P4">
Type: Article</text:p>
      <!--METADATA-->
      <text:p text:style-name="P4">
<draw:frame draw:style-name="fr1" draw:name="Image26" text:anchor-type="as-char" svg:width="6.9236in" svg:height="3.956343in" draw:z-index="0">
<draw:image xlink:href="../Images/yкринформ/2023-06-26T-9-30-00-03-00/630_360_1686682032-707.jpg" xlink:type="simple" xlink:show="embed" xlink:actuate="onLoad" draw:mime-type="image/jpeg"/>
</draw:frame>
Information on the spread of cholera in flooded as a result of the Kakhovsky hydroelectric power station of the regions.</text:p>
      <text:p text:style-name="P4">
About it in <text:a xlink:type="simple" xlink:href="https://t.me/odeskaODA/1888" text:style-name="Internet_20_link" text:visited-style-name="Visited_20_Internet_20_Link">
telegram</text:a>
Oleg Kiper, the chairman of Odessaov, wrote, Ukrinoform reports.</text:p>
      <text:p text:style-name="P4">
“The network is massively expanding <text:a xlink:type="simple" xlink:href="https://www.ukrinform.ua/tag-fejk" text:style-name="Internet_20_link" text:visited-style-name="Visited_20_Internet_20_Link">
fake</text:a>
About the cholera scaffolding in areas affected by flooding. The message is also addressed to users through messengers. We emphasize that Daninformation is not true and is part of the enemy IPSO, ” - writing Kiper.</text:p>
      <text:p text:style-name="P4">
<text:span text:style-name="T4">
 Read also: </text:span>
 <text:a xlink:type="simple" xlink:href="https://www.ukrinform.ua/rubric-health/3725723-ak-zahistis-vid-holeri.html" text:style-name="Internet_20_link" text:visited-style-name="Visited_20_Internet_20_Link">
how to protect yourself from <text:span text:style-name="T4">
 cholera </text:span>
</text:a>
He stressed that today in the territories of Kherson, Zaporizhzhya Nikolaev, Dnipropetrovsk and Odessa regions, no confirmed case of cholera has been registered.</text:p>
      <text:p text:style-name="P4">
As reported by Ukrinform, in the capital the quality of drinking water is normal - <text:a xlink:type="simple" xlink:href="https://www.ukrinform.ua/rubric-kyiv/3727913-u-stolici-akist-pitnoi-vodi-v-normi-kmda-sprostuvala-fejk-pro-holernu-palicku.html" text:style-name="Internet_20_link" text:visited-style-name="Visited_20_Internet_20_Link">
KMDACSPOSED FOOK about cholera stick</text:a>
.</text:p>
      <text:p text:style-name="P4">
As it was reported, on the night of June 6, the Russian military blew up the Greblyukhov hydroelectric power station. The contaminated Dnieper waters reached the Black Sea the next day after the explosion.</text:p>
      <text:p text:style-name="P4">
News Source: <text:a xlink:type="simple" xlink:href="https://www.ukrinform.ua/rubric-regions/3728031-u-postrazdalih-vid-pidrivu-kahovskoi-ges-oblastah-nemae-vipadkiv-holeri-odeska-ova.html" text:style-name="Internet_20_link" text:visited-style-name="Visited_20_Internet_20_Link">
https://www.ukrinform.ua/rubric-regions/3728031-u-postrazdalih-vid-pidrivu-kahovskoi-ges-oblastah-nemae-vipadkiv-holeri-odeska-ova.html</text:a>
</text:p>
      <!--NEWS-->
      <text:h text:style-name="P10" text:outline-level="1">
<text:span text:style-name="T4">
Ukrainian air defense shot down 7 of 8 Shahed drones and 2 of 3 Kaliber cruise missiles, laun...</text:span>
</text:h>
      <text:p text:style-name="P4">
Authors: liveuamap (Language: en)</text:p>
      <text:p text:style-name="P4">
Time: 2023-06-26T01:12:15</text:p>
      <text:p text:style-name="P4">
Location: Odesa, Odessa Oblast (Latitude:46.48575 Longtitude:30.76824)</text:p>
      <text:p text:style-name="P4">
Videos: []</text:p>
      <text:p text:style-name="P4">
Images: ["<text:a xlink:type="simple" xlink:href="https://liveuamap.com/pics/2023/06/26/22571731_0.jpg" text:style-name="Internet_20_link" text:visited-style-name="Visited_20_Internet_20_Link">
22571731_0.jpg</text:a>
"]</text:p>
      <text:p text:style-name="P4">
Tags: []</text:p>
      <text:p text:style-name="P4">
Id: 22571731</text:p>
      <!--METADATA-->
      <text:p text:style-name="P4">
Ukrainian air defense shot down 7 of 8 Shahed drones and 2 of 3 Kalibr cruise missiles, launched by Russia overnight<draw:frame draw:style-name="fr1" draw:name="Image27" text:anchor-type="as-char" svg:width="6.9236in" svg:height="6.9236in" draw:z-index="0">
<draw:image xlink:href="../Images/liveuamap/2023-06-26T01-12-15/22571731_0.jpg" xlink:type="simple" xlink:show="embed" xlink:actuate="onLoad" draw:mime-type="image/jpeg"/>
</draw:frame>
News Collection Link: <text:a xlink:type="simple" xlink:href="https:\/\/liveuamap.com\/en\/2023\/26-june-ukrainian-air-defense-shot-down-7-of-8-shahed-drones" text:style-name="Internet_20_link" text:visited-style-name="Visited_20_Internet_20_Link">
https:\/\/liveuamap.com\/en\/2023\/26-june-ukrainian-air-defense-shot-down-7-of-8-shahed-drones</text:a>
</text:p>
      <text:p text:style-name="P4">
News Source: <text:a xlink:type="simple" xlink:href="https://t.me/kpszsu/2857" text:style-name="Internet_20_link" text:visited-style-name="Visited_20_Internet_20_Link">
https://t.me/kpszsu/2857</text:a>
</text:p>
      <!--NEWS-->
      <text:h text:style-name="P10" text:outline-level="1">
<text:span text:style-name="T4">
Counter-terrorism legal regime canceled in Moscow and Moscow region, Voronezh region - Russia...</text:span>
</text:h>
      <text:p text:style-name="P4">
Authors: liveuamap (Language: en)</text:p>
      <text:p text:style-name="P4">
Time: 2023-06-26T02:06:00</text:p>
      <text:p text:style-name="P4">
Location: Voronez, Voronezhskaya oblast' (Latitude:51.66148 Longtitude:39.19647)</text:p>
      <text:p text:style-name="P4">
Videos: []</text:p>
      <text:p text:style-name="P4">
Images: []</text:p>
      <text:p text:style-name="P4">
Tags: ["Central and Eastern Europe", "Russia"]</text:p>
      <text:p text:style-name="P4">
Id: 22571853</text:p>
      <!--METADATA-->
      <text:p text:style-name="P4">
Counter-terrorism legal regime canceled in Moscow and Moscow region, Voronezhregion - Russian counter-terrorism committee</text:p>
      <text:p text:style-name="P4">
News Collection Link: <text:a xlink:type="simple" xlink:href="https:\/\/liveuamap.com\/en\/2023\/26-june-counterterrorism-legal-regime-canceled-in-moscow" text:style-name="Internet_20_link" text:visited-style-name="Visited_20_Internet_20_Link">
https:\/\/liveuamap.com\/en\/2023\/26-june-counterterrorism-legal-regime-canceled-in-moscow</text:a>
</text:p>
      <text:p text:style-name="P4">
News Source: <text:a xlink:type="simple" xlink:href="https://t.me/rusbrief/130316" text:style-name="Internet_20_link" text:visited-style-name="Visited_20_Internet_20_Link">
https://t.me/rusbrief/130316</text:a>
</text:p>
      <!--NEWS-->
      <text:h text:style-name="P10" text:outline-level="1">
<text:span text:style-name="T4">
As of Monday morning Russian FSB has not closed criminal case against Prigozhin</text:span>
</text:h>
      <text:p text:style-name="P4">
Authors: liveuamap (Language: en)</text:p>
      <text:p text:style-name="P4">
Time: 2023-06-26T04:18:00</text:p>
      <text:p text:style-name="P4">
Location: Moscow (Latitude:55.80224 Longtitude:37.70711)</text:p>
      <text:p text:style-name="P4">
Videos: []</text:p>
      <text:p text:style-name="P4">
Images: []</text:p>
      <text:p text:style-name="P4">
Tags: ["Russia", "Central and Eastern Europe"]</text:p>
      <text:p text:style-name="P4">
Id: 22571829</text:p>
      <!--METADATA-->
      <text:p text:style-name="P4">
As of Monday morning Russian FSB has not closed criminal case againstPrigozhin</text:p>
      <text:p text:style-name="P4">
News Collection Link: <text:a xlink:type="simple" xlink:href="https:\/\/liveuamap.com\/en\/2023\/26-june-as-of-monday-morning-russian-fsb-has-not-closed-criminal" text:style-name="Internet_20_link" text:visited-style-name="Visited_20_Internet_20_Link">
https:\/\/liveuamap.com\/en\/2023\/26-june-as-of-monday-morning-russian-fsb-has-not-closed-criminal</text:a>
</text:p>
      <text:p text:style-name="P4">
News Source: <text:a xlink:type="simple" xlink:href="https://t.me/rusbrief/130344" text:style-name="Internet_20_link" text:visited-style-name="Visited_20_Internet_20_Link">
https://t.me/rusbrief/130344</text:a>
</text:p>
      <!--NEWS-->
      <text:h text:style-name="P10" text:outline-level="1">
<text:span text:style-name="T4">
JSC Kupiansk Directio Rusian Army Shelled well, Krasne First, Figololivka, Novomlinsk, ...</text:span>
</text:h>
      <text:p text:style-name="P4">
Authors: liveuamap (Language: en)</text:p>
      <text:p text:style-name="P4">
Time: 2023-06-26T04:38:00</text:p>
      <text:p text:style-name="P4">
Location: Kupiansk (Latitude:49.64007 Longtitude:37.90506)</text:p>
      <text:p text:style-name="P4">
Videos: []</text:p>
      <text:p text:style-name="P4">
Images: []</text:p>
      <text:p text:style-name="P4">
Tags: ["Russia"]</text:p>
      <text:p text:style-name="P4">
Id: 22571843</text:p>
      <!--METADATA-->
      <text:p text:style-name="P4">
At Kupiansk direction Russian army shelled Kolodyazne, Krasne Pershe,Fyholivka, Novomlynsk, Dvorichna, Zapadne, Masutivka, Kyslivka and Berestoveof Kharkiv region. Russian aviation conducted airstrikes at Kyslivka andKotlyarivka of Kharkiv region, - General Staff of Armed Forces of Ukraine saysin the morning report</text:p>
      <text:p text:style-name="P4">
News Collection Link: <text:a xlink:type="simple" xlink:href="https:\/\/liveuamap.com\/en\/2023\/26-june-at-kupiansk-direction-russian-army-shelled-kolodyazne" text:style-name="Internet_20_link" text:visited-style-name="Visited_20_Internet_20_Link">
https:\/\/liveuamap.com\/en\/2023\/26-june-at-kupiansk-direction-russian-army-shelled-kolodyazne</text:a>
</text:p>
      <text:p text:style-name="P4">
News Source: <text:a xlink:type="simple" xlink:href="https://t.me/lumsrc/5192" text:style-name="Internet_20_link" text:visited-style-name="Visited_20_Internet_20_Link">
https://t.me/lumsrc/5192</text:a>
</text:p>
      <!--NEWS-->
      <text:h text:style-name="P10" text:outline-level="1">
<text:span text:style-name="T4">
JSC Shakhtar Directio Rusian of the Army Shelled Paraskovivka, Novomikhailivka, Village, pp. ...</text:span>
</text:h>
      <text:p text:style-name="P4">
Authors: liveuamap (Language: en)</text:p>
      <text:p text:style-name="P4">
Time: 2023-06-26T04:39:00</text:p>
      <text:p text:style-name="P4">
Location: Velyka Novosilka (Latitude:47.79799 Longtitude:36.81593)</text:p>
      <text:p text:style-name="P4">
Videos: []</text:p>
      <text:p text:style-name="P4">
Images: []</text:p>
      <text:p text:style-name="P4">
Tags: ["Russia"]</text:p>
      <text:p text:style-name="P4">
Id: 22571834</text:p>
      <!--METADATA-->
      <text:p text:style-name="P4">
At Shakhtarske direction Russian army shelled Paraskoviyivka, Novomykhaylivka,Vuhledar, Storozheve, Makarivka, Novosilka and Novopil of Donetsk region.Russian aviation conducted airstrikes at Prechystivka and Blahodatne, -General Staff of Armed Forces of Ukraine says in the morning report</text:p>
      <text:p text:style-name="P4">
News Collection Link: <text:a xlink:type="simple" xlink:href="https:\/\/liveuamap.com\/en\/2023\/26-june-at-shakhtarske-direction-russian-army-shelled-paraskoviyivka" text:style-name="Internet_20_link" text:visited-style-name="Visited_20_Internet_20_Link">
https:\/\/liveuamap.com\/en\/2023\/26-june-at-shakhtarske-direction-russian-army-shelled-paraskoviyivka</text:a>
</text:p>
      <text:p text:style-name="P4">
News Source: <text:a xlink:type="simple" xlink:href="https://t.me/lumsrc/5197" text:style-name="Internet_20_link" text:visited-style-name="Visited_20_Internet_20_Link">
https://t.me/lumsrc/5197</text:a>
</text:p>
      <!--NEWS-->
      <text:h text:style-name="P10" text:outline-level="1">
<text:span text:style-name="T4">
Josep Borrell: The Foreign Affairs Council starts with a VTC with @DmytroKuleba. Ukraine rema...</text:span>
</text:h>
      <text:p text:style-name="P4">
Authors: liveuamap (Language: en)</text:p>
      <text:p text:style-name="P4">
Time: 2023-06-26T05:10:55</text:p>
      <text:p text:style-name="P4">
Location: Luxembourg, District de Luxembourg (Latitude:49.61038 Longtitude:6.12883)</text:p>
      <text:p text:style-name="P4">
Videos: []</text:p>
      <text:p text:style-name="P4">
Images: ["<text:a xlink:type="simple" xlink:href="https://liveuamap.com/pics/2023/06/26/22571848_0.jpg" text:style-name="Internet_20_link" text:visited-style-name="Visited_20_Internet_20_Link">
22571848_0.jpg</text:a>
"]</text:p>
      <text:p text:style-name="P4">
Tags: ["Germany", "Europe"]</text:p>
      <text:p text:style-name="P4">
Id: 22571848</text:p>
      <!--METADATA-->
      <text:p text:style-name="P4">
Josep Borrell: The Foreign Affairs Council starts with a VTC with@DmytroKuleba. Ukraine remains our 1 priority. We are formally adopting todayour 2nd EPF top-up worth €3.5 billion. We will continue to double down on ourmilitary support on both equipment and training. For as long as it takes</text:p>
      <text:p text:style-name="P4">
<draw:frame draw:style-name="fr1" draw:name="Image28" text:anchor-type="as-char" svg:width="6.672227in" svg:height="10.0in" draw:z-index="0">
<draw:image xlink:href="../Images/liveuamap/2023-06-26T05-10-55/22571848_0.jpg" xlink:type="simple" xlink:show="embed" xlink:actuate="onLoad" draw:mime-type="image/jpeg"/>
</draw:frame>
News Collection Link: <text:a xlink:type="simple" xlink:href="https:\/\/liveuamap.com\/en\/2023\/26-june-josep-borrell-the-foreign-affairs-council-starts" text:style-name="Internet_20_link" text:visited-style-name="Visited_20_Internet_20_Link">
https:\/\/liveuamap.com\/en\/2023\/26-june-josep-borrell-the-foreign-affairs-council-starts</text:a>
</text:p>
      <text:p text:style-name="P4">
News Source: <text:a xlink:type="simple" xlink:href="https://twitter.com/JosepBorrellF/status/1673248296951742466" text:style-name="Internet_20_link" text:visited-style-name="Visited_20_Internet_20_Link">
https://twitter.com/JosepBorrellF/status/1673248296951742466</text:a>
</text:p>
      <!--NEWS-->
      <text:h text:style-name="P10" text:outline-level="1">
<text:span text:style-name="T4">
“The monster that Putin created with Wagner, the monster is biting him now. The monster is ac...</text:span>
</text:h>
      <text:p text:style-name="P4">
Authors: liveuamap (Language: en)</text:p>
      <text:p text:style-name="P4">
Time: 2023-06-26T05:14:06</text:p>
      <text:p text:style-name="P4">
Location: Luxembourg, District de Luxembourg (Latitude:49.61167 Longtitude:6.13)</text:p>
      <text:p text:style-name="P4">
Videos: []</text:p>
      <text:p text:style-name="P4">
Images: []</text:p>
      <text:p text:style-name="P4">
Tags: ["Europe", "Russia"]</text:p>
      <text:p text:style-name="P4">
Id: 22571852</text:p>
      <!--METADATA-->
      <text:p text:style-name="P4">
“The monster that Putin created with Wagner, the monster is biting him now.The monster is acting against his creator,” said @JosepBorrellF, the EU’schief diplomat. “[Putin’s] military power is cracking.”</text:p>
      <text:p text:style-name="P4">
News Collection Link: <text:a xlink:type="simple" xlink:href="https:\/\/liveuamap.com\/en\/2023\/26-june-the-monster-that-putin-created-with-wagner-the-monster" text:style-name="Internet_20_link" text:visited-style-name="Visited_20_Internet_20_Link">
https:\/\/liveuamap.com\/en\/2023\/26-june-the-monster-that-putin-created-with-wagner-the-monster</text:a>
</text:p>
      <text:p text:style-name="P4">
News Source: <text:a xlink:type="simple" xlink:href="https://twitter.com/HenryJFoy/status/1673244333275766784" text:style-name="Internet_20_link" text:visited-style-name="Visited_20_Internet_20_Link">
https://twitter.com/HenryJFoy/status/1673244333275766784</text:a>
</text:p>
      <!--NEWS-->
      <text:h text:style-name="P10" text:outline-level="1">
<text:span text:style-name="T4">
Wagner's failed rebellion proves Putin's invasion was a mistake, - Stoltenberg</text:span>
</text:h>
      <text:p text:style-name="P4">
Authors: liveuamap (Language: en)</text:p>
      <text:p text:style-name="P4">
Time: 2023-06-26T05:21:37</text:p>
      <text:p text:style-name="P4">
Location: Brussel, Brussels Hoofdstedelijk Gewest (Latitude:50.8804 Longtitude:4.4244)</text:p>
      <text:p text:style-name="P4">
Videos: []</text:p>
      <text:p text:style-name="P4">
Images: []</text:p>
      <text:p text:style-name="P4">
Tags: ["Russia", "Europe"]</text:p>
      <text:p text:style-name="P4">
Id: 22571858</text:p>
      <!--METADATA-->
      <text:p text:style-name="P4">
Wagner's failed rebellion proves Putin's invasion was a mistake, - Stoltenberg</text:p>
      <text:p text:style-name="P4">
News Collection Link: <text:a xlink:type="simple" xlink:href="https:\/\/liveuamap.com\/en\/2023\/26-june-wagners-failed-rebellion-proves-putins-invasion-was" text:style-name="Internet_20_link" text:visited-style-name="Visited_20_Internet_20_Link">
https:\/\/liveuamap.com\/en\/2023\/26-june-wagners-failed-rebellion-proves-putins-invasion-was</text:a>
</text:p>
      <text:p text:style-name="P4">
News Source: <text:a xlink:type="simple" xlink:href="https://twitter.com/RFI/status/1673259459542663168" text:style-name="Internet_20_link" text:visited-style-name="Visited_20_Internet_20_Link">
https://twitter.com/RFI/status/1673259459542663168</text:a>
</text:p>
      <!--NEWS-->
      <text:h text:style-name="P10" text:outline-level="1">
<text:span text:style-name="T4">
Increased activity of NATO aviation over Black Sea</text:span>
</text:h>
      <text:p text:style-name="P4">
Authors: liveuamap (Language: en)</text:p>
      <text:p text:style-name="P4">
Time: 2023-06-26T05:22:34</text:p>
      <text:p text:style-name="P4">
Location: Black Sea (Latitude:43.05133 Longtitude:30.71846)</text:p>
      <text:p text:style-name="P4">
Videos: []</text:p>
      <text:p text:style-name="P4">
Images: ["<text:a xlink:type="simple" xlink:href="https://liveuamap.com/pics/2023/06/26/22571859_0.jpg" text:style-name="Internet_20_link" text:visited-style-name="Visited_20_Internet_20_Link">
22571859_0.jpg</text:a>
"]</text:p>
      <text:p text:style-name="P4">
Tags: ["Central and Eastern Europe"]</text:p>
      <text:p text:style-name="P4">
Id: 22571859</text:p>
      <!--METADATA-->
      <text:p text:style-name="P4">
Increased activity of NATO aviation over Black Sea</text:p>
      <text:p text:style-name="P4">
<draw:frame draw:style-name="fr1" draw:name="Image29" text:anchor-type="as-char" svg:width="6.9236in" svg:height="3.894525in" draw:z-index="0">
<draw:image xlink:href="../Images/liveuamap/2023-06-26T05-22-34/22571859_0.jpg" xlink:type="simple" xlink:show="embed" xlink:actuate="onLoad" draw:mime-type="image/jpeg"/>
</draw:frame>
News Collection Link: <text:a xlink:type="simple" xlink:href="https:\/\/liveuamap.com\/en\/2023\/26-june-increased-activity-of-nato-aviation-over-black-sea" text:style-name="Internet_20_link" text:visited-style-name="Visited_20_Internet_20_Link">
https:\/\/liveuamap.com\/en\/2023\/26-june-increased-activity-of-nato-aviation-over-black-sea</text:a>
</text:p>
      <text:p text:style-name="P4">
News Source: <text:a xlink:type="simple" xlink:href="https://twitter.com/GDarkconrad/status/1673259895167000578" text:style-name="Internet_20_link" text:visited-style-name="Visited_20_Internet_20_Link">
https://twitter.com/GDarkconrad/status/1673259895167000578</text:a>
</text:p>
      <!--NEWS-->
      <text:h text:style-name="P10" text:outline-level="1">
<text:span text:style-name="T4">
Ukrainian military liberated Rivnopil of Donetsk region</text:span>
</text:h>
      <text:p text:style-name="P4">
Authors: liveuamap (Language: en)</text:p>
      <text:p text:style-name="P4">
Time: 2023-06-26T06:27:20</text:p>
      <text:p text:style-name="P4">
Location: Zaporizhzhia (Latitude:47.78629 Longtitude:36.70069)</text:p>
      <text:p text:style-name="P4">
Videos: []</text:p>
      <text:p text:style-name="P4">
Images: []</text:p>
      <text:p text:style-name="P4">
Tags: ["Europe", "Central and Eastern Europe"]</text:p>
      <text:p text:style-name="P4">
Id: 22571869</text:p>
      <!--METADATA-->
      <text:p text:style-name="P4">
Ukrainian military liberated Rivnopil of Donetsk region</text:p>
      <text:p text:style-name="P4">
News Collection Link: <text:a xlink:type="simple" xlink:href="https:\/\/liveuamap.com\/en\/2023\/26-june-ukrainian-military-liberated-rivnopil-of-donetsk" text:style-name="Internet_20_link" text:visited-style-name="Visited_20_Internet_20_Link">
https:\/\/liveuamap.com\/en\/2023\/26-june-ukrainian-military-liberated-rivnopil-of-donetsk</text:a>
</text:p>
      <text:p text:style-name="P4">
News Source: <text:a xlink:type="simple" xlink:href="https://t.me/annamaliar/886" text:style-name="Internet_20_link" text:visited-style-name="Visited_20_Internet_20_Link">
https://t.me/annamaliar/886</text:a>
</text:p>
      <!--NEWS-->
      <text:h text:style-name="P10" text:outline-level="1">
<text:span text:style-name="T4">
Russian army shelled Bilozerka in Kherson region, wounding one person</text:span>
</text:h>
      <text:p text:style-name="P4">
Authors: liveuamap (Language: en)</text:p>
      <text:p text:style-name="P4">
Time: 2023-06-26T08:11:16</text:p>
      <text:p text:style-name="P4">
Location: Kherson (Latitude:46.62533 Longtitude:32.43937)</text:p>
      <text:p text:style-name="P4">
Videos: []</text:p>
      <text:p text:style-name="P4">
Images: []</text:p>
      <text:p text:style-name="P4">
Tags: ["Europe", "Central and Eastern Europe"]</text:p>
      <text:p text:style-name="P4">
Id: 22571877</text:p>
      <!--METADATA-->
      <text:p text:style-name="P4">
Russian army shelled Bilozerka in Kherson region, wounding one person</text:p>
      <text:p text:style-name="P4">
News Collection Link: <text:a xlink:type="simple" xlink:href="https:\/\/liveuamap.com\/en\/2023\/26-june-russian-army-shelled-bilozerka-in-kherson-region" text:style-name="Internet_20_link" text:visited-style-name="Visited_20_Internet_20_Link">
https:\/\/liveuamap.com\/en\/2023\/26-june-russian-army-shelled-bilozerka-in-kherson-region</text:a>
</text:p>
      <text:p text:style-name="P4">
News Source: <text:a xlink:type="simple" xlink:href="https://twitter.com/ukrpravda_news/status/1673301225071169541" text:style-name="Internet_20_link" text:visited-style-name="Visited_20_Internet_20_Link">
https://twitter.com/ukrpravda_news/status/1673301225071169541</text:a>
</text:p>
      <!--NEWS-->
      <text:h text:style-name="P10" text:outline-level="1">
<text:span text:style-name="T4">
2 person killed, 1 wounded as result of Russian army shelling in Nikopol</text:span>
</text:h>
      <text:p text:style-name="P4">
Authors: liveuamap (Language: en)</text:p>
      <text:p text:style-name="P4">
Time: 2023-06-26T09:37:58</text:p>
      <text:p text:style-name="P4">
Location: Zaporizhia (Latitude:47.56518 Longtitude:34.39716)</text:p>
      <text:p text:style-name="P4">
Videos: []</text:p>
      <text:p text:style-name="P4">
Images: []</text:p>
      <text:p text:style-name="P4">
Tags: ["Europe", "Central and Eastern Europe"]</text:p>
      <text:p text:style-name="P4">
Id: 22571883</text:p>
      <!--METADATA-->
      <text:p text:style-name="P4">
2 person killed, 1 wounded as result of Russian army shelling in Nikopol</text:p>
      <text:p text:style-name="P4">
News Collection Link: <text:a xlink:type="simple" xlink:href="https:\/\/liveuamap.com\/en\/2023\/26-june-2-person-killed-1-wounded-as-result-of-russian-army" text:style-name="Internet_20_link" text:visited-style-name="Visited_20_Internet_20_Link">
https:\/\/liveuamap.com\/en\/2023\/26-june-2-person-killed-1-wounded-as-result-of-russian-army</text:a>
</text:p>
      <text:p text:style-name="P4">
News Source: <text:a xlink:type="simple" xlink:href="https://t.me/UkraineNow/35301" text:style-name="Internet_20_link" text:visited-style-name="Visited_20_Internet_20_Link">
https://t.me/UkraineNow/35301</text:a>
</text:p>
      <!--NEWS-->
      <text:h text:style-name="P10" text:outline-level="1">
<text:span text:style-name="T4">
Construction of new military field camps started near Asipovichy of Mahyliw region of Belarus...</text:span>
</text:h>
      <text:p text:style-name="P4">
Authors: liveuamap (Language: en)</text:p>
      <text:p text:style-name="P4">
Time: 2023-06-26T09:45:47</text:p>
      <text:p text:style-name="P4">
Location: Asipovichy (Latitude:53.29128 Longtitude:28.44858)</text:p>
      <text:p text:style-name="P4">
Videos: []</text:p>
      <text:p text:style-name="P4">
Images: ["<text:a xlink:type="simple" xlink:href="https://liveuamap.com/pics/2023/06/26/22571884_0.jpg" text:style-name="Internet_20_link" text:visited-style-name="Visited_20_Internet_20_Link">
22571884_0.jpg</text:a>
"]</text:p>
      <text:p text:style-name="P4">
Tags: ["Central and Eastern Europe", "Belarus"]</text:p>
      <text:p text:style-name="P4">
Id: 22571884</text:p>
      <!--METADATA-->
      <text:p text:style-name="P4">
Construction of new military field camps started near Asipovichy of Mahyliwregion of Belarus, reportedly to host 8000 Wagner troops</text:p>
      <text:p text:style-name="P4">
<draw:frame draw:style-name="fr1" draw:name="Image30" text:anchor-type="as-char" svg:width="6.9236in" svg:height="3.851253in" draw:z-index="0">
<draw:image xlink:href="../Images/liveuamap/2023-06-26T09-45-47/22571884_0.jpg" xlink:type="simple" xlink:show="embed" xlink:actuate="onLoad" draw:mime-type="image/jpeg"/>
</draw:frame>
News Collection Link: <text:a xlink:type="simple" xlink:href="https:\/\/liveuamap.com\/en\/2023\/26-june-construction-of-new-military-field-camps-started" text:style-name="Internet_20_link" text:visited-style-name="Visited_20_Internet_20_Link">
https:\/\/liveuamap.com\/en\/2023\/26-june-construction-of-new-military-field-camps-started</text:a>
</text:p>
      <text:p text:style-name="P4">
News Source: <text:a xlink:type="simple" xlink:href="https://t.me/svobodnieslova/2297" text:style-name="Internet_20_link" text:visited-style-name="Visited_20_Internet_20_Link">
https://t.me/svobodnieslova/2297</text:a>
</text:p>
      <!--NEWS-->
      <text:h text:style-name="P10" text:outline-level="1">
<text:span text:style-name="T4">
Zelensky visited the leading positions of the Armed Forces in the Berdyansk direction</text:span>
</text:h>
      <text:p text:style-name="P4">
Authors: Ukrinform (Person)</text:p>
      <text:p text:style-name="P4">
Publisher: Укринформ (Organization)</text:p>
      <text:p text:style-name="P4">
Published Time: 2023-06-26T0:15:00+03:00</text:p>
      <text:p text:style-name="P4">
Modified Time: 2023-06-26T21:15:00+03:00</text:p>
      <text:p text:style-name="P4">
Description: President Volodymyr Zelenskyy visited the leading positions of Ukrainian troops in the Berdyansk direction. - Ukrinform.</text:p>
      <text:p text:style-name="P4">
Images: ['<text:a xlink:type="simple" xlink:href="https://static.ukrinform.com/photos/2023_06/thumb_files/630_360_1687804863-243.png" text:style-name="Internet_20_link" text:visited-style-name="Visited_20_Internet_20_Link">
630_360_16878...</text:a>
']</text:p>
      <text:p text:style-name="P4">
Tags: ['Бердянськ', 'ЗСУ', 'Зеленський']</text:p>
      <text:p text:style-name="P4">
Type: Article</text:p>
      <!--METADATA-->
      <text:p text:style-name="P4">
<draw:frame draw:style-name="fr1" draw:name="Image31" text:anchor-type="as-char" svg:width="6.9236in" svg:height="3.956343in" draw:z-index="0">
<draw:image xlink:href="../Images/yкринформ/2023-06-26T0-15-00-03-00/630_360_1687804863-243.png" xlink:type="simple" xlink:show="embed" xlink:actuate="onLoad" draw:mime-type="image/png"/>
</draw:frame>
The Presidential Lordir Zelensky visited the leading positions of the Ukrainian troops of the Nabesian direction.</text:p>
      <text:p text:style-name="P4">
According to Ukrinform, Zelensky wrote about it in <text:a xlink:type="simple" xlink:href="https://t.me/V_Zelenskiy_official/6721" text:style-name="Internet_20_link" text:visited-style-name="Visited_20_Internet_20_Link">
telegram</text:a>
.</text:p>
      <text:p text:style-name="P4">
"The leading positions of the Ukrainian troops in the Berdyansk direction. It is very important to be here. It is especially nice to welcome the 3rd Battalion of the Hetman Bohdan Khmelnytsky Land Forces forces of Ukraine," Zelensky said.</text:p>
      <text:p text:style-name="P4">
Video: <text:a xlink:type="simple" xlink:href="https://t.me/V_Zelenskiy_official/6721" text:style-name="Internet_20_link" text:visited-style-name="Visited_20_Internet_20_Link">
Presidential Office</text:a>
<text:span text:style-name="T4">
 Read also: </text:span>
 <text:a xlink:type="simple" xlink:href="https://www.ukrinform.ua/rubric-regions/3727966-zelenskij-pospilkuvavsa-z-vijskovimi-na-zapravci-v-doneckij-oblasti.html" text:style-name="Internet_20_link" text:visited-style-name="Visited_20_Internet_20_Link">
<text:span text:style-name="T4">
 Zelensky </text:span>
 talked with the military at the gas station of the Donetsk region</text:a>
He thanked the military for protecting Ukraine, fighting for its independence and freedom - "freedom for everyone and each of us."</text:p>
      <text:p text:style-name="P4">
"Take care of yourself. Save your life - keep Ukraine," the president emphasized.</text:p>
      <text:p text:style-name="P4">
</text:p>
      <text:p text:style-name="P4">
As reported by Ukrinform, during a working trip to the Donetsk region Presidential Ukraine Vladimir <text:a xlink:type="simple" xlink:href="https://www.ukrinform.ua/rubric-ato/3727956-zelenskij-nagorodiv-bijciv-ugrupovanna-vijsk-hortica.html" text:style-name="Internet_20_link" text:visited-style-name="Visited_20_Internet_20_Link">
Zelensky awarded fighters</text:a>
units of operational-strategic grouping of Khortytsa troops.</text:p>
      <text:p text:style-name="P4">
News Source: <text:a xlink:type="simple" xlink:href="https://www.ukrinform.ua/rubric-ato/3728052-zelenskij-vidvidav-peredovi-pozicii-zsu-na-berdanskomu-napramku.html" text:style-name="Internet_20_link" text:visited-style-name="Visited_20_Internet_20_Link">
https://www.ukrinform.ua/rubric-ato/3728052-zelenskij-vidvidav-peredovi-pozicii-zsu-na-berdanskomu-napramku.html</text:a>
</text:p>
      <!--NEWS-->
      <text:h text:style-name="P10" text:outline-level="1">
<text:span text:style-name="T4">
Amsterdam changed the name "Hermitage" after rupture of connections with Russia</text:span>
</text:h>
      <text:p text:style-name="P4">
Authors: Ukrinform (Person)</text:p>
      <text:p text:style-name="P4">
Publisher: Укринформ (Organization)</text:p>
      <text:p text:style-name="P4">
Published Time: 2023-06-26T10:15:00+03:00</text:p>
      <text:p text:style-name="P4">
Modified Time: 2023-06-26T22:15:00+03:00</text:p>
      <text:p text:style-name="P4">
Description: Director Annabel Birney reported that the Amsterdam Museum of Hermitage will change the name to H'AART Museum on September 1 due to a break in relations with the Russian Museum in St. Petersburg after a full-scale invasion of Russia into Ukraine. - Ukrinform.</text:p>
      <text:p text:style-name="P4">
Images: ['<text:a xlink:type="simple" xlink:href="https://static.ukrinform.com/photos/2023_06/thumb_files/630_360_1687806759-826.jpeg" text:style-name="Internet_20_link" text:visited-style-name="Visited_20_Internet_20_Link">
630_360_16878...</text:a>
']</text:p>
      <text:p text:style-name="P4">
Tags: ['Музей', 'Нідерланди', 'Росія', 'Амстердам']</text:p>
      <text:p text:style-name="P4">
Type: Article</text:p>
      <!--METADATA-->
      <text:p text:style-name="P4">
<draw:frame draw:style-name="fr1" draw:name="Image33" text:anchor-type="as-char" svg:width="6.9236in" svg:height="3.956343in" draw:z-index="0">
<draw:image xlink:href="../Images/yкринформ/2023-06-26T10-15-00-03-00/630_360_1687806759-826.jpeg" xlink:type="simple" xlink:show="embed" xlink:actuate="onLoad" draw:mime-type="image/jpeg"/>
</draw:frame>
Birny's Director-Berney reported that the Amsterdam Museum of Hermitage will change the name to H'AART Museum on September 1 due to the breakdown with the Russian Museum of the Usanct-Petersburg Museum after a full-scale invasion of Russia into Ukraine.</text:p>
      <text:p text:style-name="P4">
As Ukrinform reports, it reports <text:a xlink:type="simple" xlink:href="https://nordot.app/1046056155920334854" text:style-name="Internet_20_link" text:visited-style-name="Visited_20_Internet_20_Link">
DPA</text:a>
.</text:p>
      <text:p text:style-name="P4">
It is noted that in the future artistic and cultural-historical <text:a xlink:type="simple" xlink:href="https://www.ukrinform.ua/tag-muzej" text:style-name="Internet_20_link" text:visited-style-name="Visited_20_Internet_20_Link">
museum</text:a>
will cooperate with three international partners - the British Museum(London), The center of Pompidu(Paris)Tasmithson Museum of American Art(Washington).</text:p>
      <text:p text:style-name="P4">
З моменту відкриття у 2009 році в амстердамському музеї було показано 30виставок з предметами російського музею.</text:p>
      <text:p text:style-name="P4">
Однак після розриву відносин з РФ голландські музеї позичили «Ермітажу»найкращі експонати зі своїх колекцій, зокрема картини Рембрандта, Вермеєра таВан Гога.</text:p>
      <text:p text:style-name="P4">
<text:span text:style-name="T4">
Читайте також:</text:span>
 <text:a xlink:type="simple" xlink:href="https://www.ukrinform.ua/rubric-diaspora/3721811-v-amsterdamskomu-universiteti-startuut-persi-u-niderlandah-kursi-vivcenna-ukrainskoi-movi.html" text:style-name="Internet_20_link" text:visited-style-name="Visited_20_Internet_20_Link">
 В <text:span text:style-name="T4">
Амстердам</text:span>
 ському університеті стартують перші уНідерландах курси вивчення української мови </text:a>
According to Birny, together with international partners, "big artistic and intimate presentations" are planned.</text:p>
      <text:p text:style-name="P4">
The first major exhibition at the H`art Museum Museum is scheduled for mid -2024. It will include the works of Russian artist Vasyl Kadinsky.</text:p>
      <text:p text:style-name="P4">
In 2026 there will be an exhibition of the British Museum "Women's Power".</text:p>
      <text:p text:style-name="P4">
As reported by Ukrinform, the Supreme Court of the Netherlands approved a decision on <text:a xlink:type="simple" xlink:href="https://www.ukrinform.ua/rubric-crimea/3720487-povernenna-skifskogo-zolota-verhovnij-sud-niderlandiv-stav-na-bik-ukraini.html" text:style-name="Internet_20_link" text:visited-style-name="Visited_20_Internet_20_Link">
return to Ukraine "Scythian Gold"</text:a>
.</text:p>
      <text:p text:style-name="P4">
_ Photo from open sources _</text:p>
      <text:p text:style-name="P4">
News Source: <text:a xlink:type="simple" xlink:href="https://www.ukrinform.ua/rubric-world/3728068-v-amsterdami-zminili-nazvu-ermitazu-pisla-rozrivu-zvazkiv-z-rosieu.html" text:style-name="Internet_20_link" text:visited-style-name="Visited_20_Internet_20_Link">
https://www.ukrinform.ua/rubric-world/3728068-v-amsterdami-zminili-nazvu-ermitazu-pisla-rozrivu-zvazkiv-z-rosieu.html</text:a>
</text:p>
      <!--NEWS-->
      <text:h text:style-name="P10" text:outline-level="1">
<text:span text:style-name="T4">
Explosions reported at military warehouses in Crimea</text:span>
</text:h>
      <text:p text:style-name="P4">
Authors: liveuamap (Language: en)</text:p>
      <text:p text:style-name="P4">
Time: 2023-06-26T10:28:01</text:p>
      <text:p text:style-name="P4">
Location: Crimea (Latitude:45.25628 Longtitude:35.14938)</text:p>
      <text:p text:style-name="P4">
Videos: []</text:p>
      <text:p text:style-name="P4">
Images: ["<text:a xlink:type="simple" xlink:href="https://liveuamap.com/pics/2023/06/26/22571888_0.jpg" text:style-name="Internet_20_link" text:visited-style-name="Visited_20_Internet_20_Link">
22571888_0.jpg</text:a>
"]</text:p>
      <text:p text:style-name="P4">
Tags: ["Europe", "Central and Eastern Europe"]</text:p>
      <text:p text:style-name="P4">
Id: 22571888</text:p>
      <!--METADATA-->
      <text:p text:style-name="P4">
Explosions reported at military warehouses in Crimea</text:p>
      <text:p text:style-name="P4">
<draw:frame draw:style-name="fr1" draw:name="Image34" text:anchor-type="as-char" svg:width="6.9236in" svg:height="4.862079in" draw:z-index="0">
<draw:image xlink:href="../Images/liveuamap/2023-06-26T10-28-01/22571888_0.jpg" xlink:type="simple" xlink:show="embed" xlink:actuate="onLoad" draw:mime-type="image/jpeg"/>
</draw:frame>
News Collection Link: <text:a xlink:type="simple" xlink:href="https:\/\/liveuamap.com\/en\/2023\/26-june-explosions-reported-at-military-warehouses-in-crimea" text:style-name="Internet_20_link" text:visited-style-name="Visited_20_Internet_20_Link">
https:\/\/liveuamap.com\/en\/2023\/26-june-explosions-reported-at-military-warehouses-in-crimea</text:a>
</text:p>
      <text:p text:style-name="P4">
News Source: <text:a xlink:type="simple" xlink:href="https://twitter.com/Shtirlitz53/status/1673334878157303814" text:style-name="Internet_20_link" text:visited-style-name="Visited_20_Internet_20_Link">
https://twitter.com/Shtirlitz53/status/1673334878157303814</text:a>
</text:p>
      <!--NEWS-->
      <text:h text:style-name="P10" text:outline-level="1">
<text:span text:style-name="T4">
2 person killed, 9 wounded as result of shelling in Oleshky in occupied part of Kherson region</text:span>
</text:h>
      <text:p text:style-name="P4">
Authors: liveuamap (Language: en)</text:p>
      <text:p text:style-name="P4">
Time: 2023-06-26T10:33:12</text:p>
      <text:p text:style-name="P4">
Location: Kherson (Latitude:46.6294 Longtitude:32.7269)</text:p>
      <text:p text:style-name="P4">
Videos: []</text:p>
      <text:p text:style-name="P4">
Images: []</text:p>
      <text:p text:style-name="P4">
Tags: ["Europe"]</text:p>
      <text:p text:style-name="P4">
Id: 22571889</text:p>
      <!--METADATA-->
      <text:p text:style-name="P4">
2 person killed, 9 wounded as result of shelling in Oleshky in occupied partof Kherson region</text:p>
      <text:p text:style-name="P4">
News Collection Link: <text:a xlink:type="simple" xlink:href="https:\/\/liveuamap.com\/en\/2023\/26-june-2-person-killed-9-wounded-as-result-of-shelling-in" text:style-name="Internet_20_link" text:visited-style-name="Visited_20_Internet_20_Link">
https:\/\/liveuamap.com\/en\/2023\/26-june-2-person-killed-9-wounded-as-result-of-shelling-in</text:a>
</text:p>
      <text:p text:style-name="P4">
News Source: <text:a xlink:type="simple" xlink:href="https://t.me/suspilnekherson/28383" text:style-name="Internet_20_link" text:visited-style-name="Visited_20_Internet_20_Link">
https://t.me/suspilnekherson/28383</text:a>
</text:p>
      <!--NEWS-->
      <text:h text:style-name="P10" text:outline-level="1">
<text:span text:style-name="T4">
States will continue the sanction pressure on Wagner PEC - White House</text:span>
</text:h>
      <text:p text:style-name="P4">
Authors: Ukrinform (Person)</text:p>
      <text:p text:style-name="P4">
Publisher: Укринформ (Organization)</text:p>
      <text:p text:style-name="P4">
Published Time: 2023-06-26T11:24:00+03:00</text:p>
      <text:p text:style-name="P4">
Modified Time: 2023-06-26T22:24:00+03:00</text:p>
      <text:p text:style-name="P4">
Description: The US government will continue to put sanctioning pressure on Wagner PEC, headed by Prigogin to deprive this grouping of sowing chaos and violence around the world. - Ukrinform.</text:p>
      <text:p text:style-name="P4">
Images: ['<text:a xlink:type="simple" xlink:href="https://static.ukrinform.com/photos/2023_04/thumb_files/630_360_1682353688-641.jpg" text:style-name="Internet_20_link" text:visited-style-name="Visited_20_Internet_20_Link">
630_360_16823...</text:a>
']</text:p>
      <text:p text:style-name="P4">
Tags: ['Санкції', 'США', 'ПВК "Вагнера"', 'Білий дім']</text:p>
      <text:p text:style-name="P4">
Type: Article</text:p>
      <!--METADATA-->
      <text:p text:style-name="P4">
<draw:frame draw:style-name="fr1" draw:name="Image35" text:anchor-type="as-char" svg:width="6.9236in" svg:height="3.956343in" draw:z-index="0">
<draw:image xlink:href="../Images/yкринформ/2023-06-26T11-24-00-03-00/630_360_1682353688-641.jpg" xlink:type="simple" xlink:show="embed" xlink:actuate="onLoad" draw:mime-type="image/jpeg"/>
</draw:frame>
The US government will rely on the sanction pressure on the Wagner PEC, headed by Prigogin to deprive this grouping of the opportunity to sow chaos and violence around the world.</text:p>
      <text:p text:style-name="P4">
This was stated at a briefing in Washington Coordinator of the National Security Council of White Domudzhon Kirby, Ukrinform reports his own correspondent.</text:p>
      <text:p text:style-name="P4">
"We will continue to take appropriate measures to limit their ability to sow chaos and violence, wherever they are," Baiden's administration said.</text:p>
      <text:p text:style-name="P4">
He recalled that in relation to [Wagner PVC]](https://www.ukrinform.ua/tag-pvk-vagnera)Sanctions were applied as a transnational criminal unit. At the same time, this military company continues to operate not only in Ukraine but also in Africa, other regions.</text:p>
      <text:p text:style-name="P4">
<text:span text:style-name="T4">
 Read also: </text:span>
 <text:a xlink:type="simple" xlink:href="https://www.ukrinform.ua/rubric-world/3727638-pisla-zakolotu-prigozina-putin-i-jogo-urad-pohitnulisa-eksdirektor-cru.html" text:style-name="Internet_20_link" text:visited-style-name="Visited_20_Internet_20_Link">
after the rebellion of Prigogine Putin and his government swayed the CIA Excellent Director</text:a>
Kirby noted that it is too early to make evaluations and forecasts as Wagner and his waders will be going on. He also added that he does not know where the Prishozhin is now.</text:p>
      <text:p text:style-name="P4">
As reported by Ukrinform, the day before <text:a xlink:type="simple" xlink:href="http://www.ukrinform.ua/rubric-world/3727554-blinken-pro-zakolot-prigozina-ne-dumau-so-mi-bacili-finalnij-akt.html" text:style-name="Internet_20_link" text:visited-style-name="Visited_20_Internet_20_Link">
US Secretary of State Anthony Blinken stated</text:a>
that the military rebellion of the Wagner PSU headed by Prigogin against the Kremlin demonstrated Putin's "cracks". At the same time, the head of American diplomacy expressed confidence that the final act of developing the situation in Russia is still ahead.</text:p>
      <text:p text:style-name="P4">
News Source: <text:a xlink:type="simple" xlink:href="https://www.ukrinform.ua/rubric-world/3728069-stati-prodovzat-sankcijnij-tisk-na-pvk-vagner-bilij-dim.html" text:style-name="Internet_20_link" text:visited-style-name="Visited_20_Internet_20_Link">
https://www.ukrinform.ua/rubric-world/3728069-stati-prodovzat-sankcijnij-tisk-na-pvk-vagner-bilij-dim.html</text:a>
</text:p>
      <!--NEWS-->
      <text:h text:style-name="P10" text:outline-level="1">
<text:span text:style-name="T4">
Prigozhin: Lukashenka proposed a decision to continue the work of Wagner PMC in legal jurisdi...</text:span>
</text:h>
      <text:p text:style-name="P4">
Authors: liveuamap (Language: en)</text:p>
      <text:p text:style-name="P4">
Time: 2023-06-26T11:38:20</text:p>
      <text:p text:style-name="P4">
Location: Asipovichy (Latitude:53.28712 Longtitude:28.41623)</text:p>
      <text:p text:style-name="P4">
Videos: []</text:p>
      <text:p text:style-name="P4">
Images: []</text:p>
      <text:p text:style-name="P4">
Tags: ["Russia", "Belarus"]</text:p>
      <text:p text:style-name="P4">
Id: 22571891</text:p>
      <!--METADATA-->
      <text:p text:style-name="P4">
Prigozhin: Lukashenka proposed a decision to continue the work of Wagner PMCin legal jurisdiction</text:p>
      <text:p text:style-name="P4">
News Collection Link: <text:a xlink:type="simple" xlink:href="https:\/\/liveuamap.com\/en\/2023\/26-june-prigozhin-lukashenka-proposed-a-decision-to-continue" text:style-name="Internet_20_link" text:visited-style-name="Visited_20_Internet_20_Link">
https:\/\/liveuamap.com\/en\/2023\/26-june-prigozhin-lukashenka-proposed-a-decision-to-continue</text:a>
</text:p>
      <text:p text:style-name="P4">
News Source: <text:a xlink:type="simple" xlink:href="https://t.me/rusbrief/130523" text:style-name="Internet_20_link" text:visited-style-name="Visited_20_Internet_20_Link">
https://t.me/rusbrief/130523</text:a>
</text:p>
      <!--NEWS-->
      <text:h text:style-name="P10" text:outline-level="1">
<text:span text:style-name="T4">
Prigozhin on the reasons for the abortion of the "march of justice": when the first assault d...</text:span>
</text:h>
      <text:p text:style-name="P4">
Authors: liveuamap (Language: en)</text:p>
      <text:p text:style-name="P4">
Time: 2023-06-26T11:41:32</text:p>
      <text:p text:style-name="P4">
Location: Asipovichy (Latitude:53.28789 Longtitude:28.42433)</text:p>
      <text:p text:style-name="P4">
Videos: []</text:p>
      <text:p text:style-name="P4">
Images: []</text:p>
      <text:p text:style-name="P4">
Tags: ["Russia", "Belarus"]</text:p>
      <text:p text:style-name="P4">
Id: 22571892</text:p>
      <!--METADATA-->
      <text:p text:style-name="P4">
Prigozhin on the reasons for the abortion of the "march of justice": when thefirst assault detachment approached Moscow, it became obvious that a lot ofblood would be shed, so we felt that demonstrating what we wanted to do wasenough</text:p>
      <text:p text:style-name="P4">
News Collection Link: <text:a xlink:type="simple" xlink:href="https:\/\/liveuamap.com\/en\/2023\/26-june-prigozhin-on-the-reasons-for-the-abortion-of-the" text:style-name="Internet_20_link" text:visited-style-name="Visited_20_Internet_20_Link">
https:\/\/liveuamap.com\/en\/2023\/26-june-prigozhin-on-the-reasons-for-the-abortion-of-the</text:a>
</text:p>
      <text:p text:style-name="P4">
News Source: <text:a xlink:type="simple" xlink:href="https://t.me/rusbrief/130518" text:style-name="Internet_20_link" text:visited-style-name="Visited_20_Internet_20_Link">
https://t.me/rusbrief/130518</text:a>
</text:p>
      <!--NEWS-->
      <text:h text:style-name="P10" text:outline-level="1">
<text:span text:style-name="T4">
The artillery of the racists kissed Nikopol, there are victims among civilians</text:span>
</text:h>
      <text:p text:style-name="P4">
Author: ['АРМІЯINFORM']</text:p>
      <text:p text:style-name="P4">
Time: 2023-06-26T12:00:00-04:00</text:p>
      <text:p text:style-name="P4">
Description: At Nikopopoli, Piaspanti was driven by the one of the same injured - Politseski was document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6066500_601786052091429_8095105881567161038_n.jpg" text:style-name="Internet_20_link" text:visited-style-name="Visited_20_Internet_20_Link">
356066500_601786052091429_8095105881567161038_n.jpg</text:a>
', '<text:a xlink:type="simple" xlink:href="https://armyinform.com.ua/wp-content/uploads/2023/06/356033154_601786068758094_2933138452501796479_n-150x150.jpg" text:style-name="Internet_20_link" text:visited-style-name="Visited_20_Internet_20_Link">
356033154_601786068758094_2933138452501796479_n-150x150.jpg</text:a>
', '<text:a xlink:type="simple" xlink:href="https://armyinform.com.ua/wp-content/uploads/2023/06/356394509_601786038758097_1803609968729518911_n-150x150.jpg" text:style-name="Internet_20_link" text:visited-style-name="Visited_20_Internet_20_Link">
356394509_601786038758097_1803609968729518911_n-150x150.jpg</text:a>
']</text:p>
      <text:p text:style-name="P4">
Tags: ['STOPRUSSIA', 'ВОЄННІ ЗЛОЧИНИ ЗС РФ', 'ВТОРГНЕННЯ РФ', 'НІКОПОЛЬ']</text:p>
      <text:p text:style-name="P4">
Category: News</text:p>
      <!--METADATA-->
      <text:p text:style-name="P4">
<draw:frame draw:style-name="fr1" draw:name="Image36" text:anchor-type="as-char" svg:width="6.9236in" svg:height="5.302496in" draw:z-index="0">
<draw:image xlink:href="../Images/AРМІЯINFORM/2023-06-26T12-00-00-04-00/356066500_601786052091429_8095105881567161038_n.jpg" xlink:type="simple" xlink:show="embed" xlink:actuate="onLoad" draw:mime-type="image/jpeg"/>
</draw:frame>
In Nikopol, the invaders killed a man and wounded another one - the police officer was killed by the effects of shelling at the attacks, <text:a xlink:type="simple" xlink:href="https://www.facebook.com/UA.National.Police/posts/pfbid0fCW3qM1ntgvtEFFKFkf6hjVnxEcU9Joj7qUWkuRXnA15oZQo9tYra3tffBs3RPnGl" text:style-name="Internet_20_link" text:visited-style-name="Visited_20_Internet_20_Link">
reports</text:a>
NPU press service.</text:p>
      <text:p text:style-name="P4">
“On June 24, Russian artillery kissed Nikopol, Pokrovskaya Tamarghan communities. In the district center of enemy shells killed a 70-year-old man. Buildings on the territory of two private enterprises, 8 garages, 6 private dwellings, 7 outbuildings, cars, gas pipeline and power line were damaged. Windows flew in the premises, the walls and facades were moved, the roof was beaten with fragments, ”the message reads.</text:p>
      <text:p text:style-name="P4">
<text:a xlink:type="simple" xlink:href="https://armyinform.com.ua/wp-content/uploads/2023/06/356033154_601786068758094_2933138452501796479_n.jpg" text:style-name="Internet_20_link" text:visited-style-name="Visited_20_Internet_20_Link">
!(Images/AРМІЯINFORM/2023-06-26T12-00-00-04-00/356033154_601786068758094_2933138452501796479_n-150x150.jpg)</text:a>
</text:p>
      <text:p text:style-name="P4">
<text:a xlink:type="simple" xlink:href="https://armyinform.com.ua/wp-content/uploads/2023/06/356394509_601786038758097_1803609968729518911_n.jpg" text:style-name="Internet_20_link" text:visited-style-name="Visited_20_Internet_20_Link">
<draw:frame draw:style-name="fr1" draw:name="Image37" text:anchor-type="as-char" svg:width="6.9236in" svg:height="6.9236in" draw:z-index="0">
<draw:image xlink:href="../Images/AРМІЯINFORM/2023-06-26T12-00-00-04-00/356394509_601786038758097_1803609968729518911_n-150x150.jpg" xlink:type="simple" xlink:show="embed" xlink:actuate="onLoad" draw:mime-type="image/jpeg"/>
</draw:frame>
</text:a>
In addition, at about 21:20 the army of the Russian Federation re -kissed the private sector. A 47-year-old man was injured, police passed it to doctors. There is also damage to private homes.</text:p>
      <text:p text:style-name="P4">
In three settlements of the Pokrovskaya and Manganese community, fortunately, there were no casualties and significant destruction.</text:p>
      <text:p text:style-name="P4">
News Source: <text:a xlink:type="simple" xlink:href="https://armyinform.com.ua/2023/06/26/artyleriya-rashystiv-poczilyla-po-nikopolyu-ye-zhertvy-sered-czyvilnyh/" text:style-name="Internet_20_link" text:visited-style-name="Visited_20_Internet_20_Link">
https://armyinform.com.ua/2023/06/26/artyleriya-rashystiv-poczilyla-po-nikopolyu-ye-zhertvy-sered-czyvilnyh/</text:a>
</text:p>
      <!--NEWS-->
      <text:h text:style-name="P10" text:outline-level="1">
<text:span text:style-name="T4">
Bulgaria approved a new military assistance package to Ukraine</text:span>
</text:h>
      <text:p text:style-name="P4">
Authors: Ukrinform (Person)</text:p>
      <text:p text:style-name="P4">
Publisher: Укринформ (Organization)</text:p>
      <text:p text:style-name="P4">
Published Time: 2023-06-26T12:35:00+03:00</text:p>
      <text:p text:style-name="P4">
Modified Time: 2023-06-26T22:35:00+03:00</text:p>
      <text:p text:style-name="P4">
Description: Bulgaria's authorities have approved the decision to provide Ukraine with a new military assistance package. - Ukrinform.</text:p>
      <text:p text:style-name="P4">
Images: ['<text:a xlink:type="simple" xlink:href="https://static.ukrinform.com/photos/2023_06/thumb_files/630_360_1687808061-750.jpg" text:style-name="Internet_20_link" text:visited-style-name="Visited_20_Internet_20_Link">
630_360_16878...</text:a>
']</text:p>
      <text:p text:style-name="P4">
Tags: ['Болгарія', 'Україна', 'допомога', 'Війна з Росією']</text:p>
      <text:p text:style-name="P4">
Type: Article</text:p>
      <!--METADATA-->
      <text:p text:style-name="P4">
<draw:frame draw:style-name="fr1" draw:name="Image38" text:anchor-type="as-char" svg:width="6.9236in" svg:height="3.956343in" draw:z-index="0">
<draw:image xlink:href="../Images/yкринформ/2023-06-26T12-35-00-03-00/630_360_1687808061-750.jpg" xlink:type="simple" xlink:show="embed" xlink:actuate="onLoad" draw:mime-type="image/jpeg"/>
</draw:frame>
Vladabolgaria approved the decision to provide Ukraine with a new package of military assistance.</text:p>
      <text:p text:style-name="P4">
According to Ukrinform, this is stated on the official website of the government of the country.</text:p>
      <text:p text:style-name="P4">
Appropriate decision on military and military-technical assistance <text:a xlink:type="simple" xlink:href="https://www.ukrinform.ua/tag-ukraina" text:style-name="Internet_20_link" text:visited-style-name="Visited_20_Internet_20_Link">
Ukraine</text:a>
The Council of Ministers of Bulgaria approved another June 23.</text:p>
      <text:p text:style-name="P4">
"The approved list is commensurate by means of the first package provided by the Provisional Government by the decision of December 22, 2022. with the assistance of the inventory for the actions of the Armed Forces of the Republic of Bulgaria and their educational and combat training will not be violated,"-it is indicated in the Bulgarian law.</text:p>
      <text:p text:style-name="P4">
<text:span text:style-name="T4">
 Read also: </text:span>
 <text:a xlink:type="simple" xlink:href="https://www.ukrinform.ua/rubric-ato/3728028-ssa-gotuut-novij-paket-vijskovoi-dopomogi-ukraini-na-500-miljoniv.html" text:style-name="Internet_20_link" text:visited-style-name="Visited_20_Internet_20_Link">
<text:span text:style-name="T4">
 USA </text:span>
 prepare a new military assistance package of Ukrainian $ 500 million</text:a>
As Ukrinform reported earlier, <text:a xlink:type="simple" xlink:href="https://www.ukrinform.ua/rubric-ato/3723821-bolgaria-hoce-dopomogti-ukraini-boepripasami.html" text:style-name="Internet_20_link" text:visited-style-name="Visited_20_Internet_20_Link">
Bulgaria wants to join the EU initiative</text:a>
From providing Ukraine with a million artillery shells</text:p>
      <text:p text:style-name="P4">
News Source: <text:a xlink:type="simple" xlink:href="https://www.ukrinform.ua/rubric-ato/3728071-bolgaria-shvalila-novij-paket-vijskovoi-dopomogi-ukraini.html" text:style-name="Internet_20_link" text:visited-style-name="Visited_20_Internet_20_Link">
https://www.ukrinform.ua/rubric-ato/3728071-bolgaria-shvalila-novij-paket-vijskovoi-dopomogi-ukraini.html</text:a>
</text:p>
      <!--NEWS-->
      <text:h text:style-name="P10" text:outline-level="1">
<text:span text:style-name="T4">
2 Russian Su-27 fighters intercepted RC-135 and 2 Typhoon fighter jets over Black Sea</text:span>
</text:h>
      <text:p text:style-name="P4">
Authors: liveuamap (Language: en)</text:p>
      <text:p text:style-name="P4">
Time: 2023-06-26T13:15:50</text:p>
      <text:p text:style-name="P4">
Location: Black Sea (Latitude:43.61222 Longtitude:32.16797)</text:p>
      <text:p text:style-name="P4">
Videos: []</text:p>
      <text:p text:style-name="P4">
Images: []</text:p>
      <text:p text:style-name="P4">
Tags: ["Central and Eastern Europe", "Russia"]</text:p>
      <text:p text:style-name="P4">
Id: 22571894</text:p>
      <!--METADATA-->
      <text:p text:style-name="P4">
2 Russian Su-27 fighters intercepted RC-135 and 2 Typhoon fighter jets overBlack Sea</text:p>
      <text:p text:style-name="P4">
News Collection Link: <text:a xlink:type="simple" xlink:href="https:\/\/liveuamap.com\/en\/2023\/26-june-2-russian-su27-fighters-intercepted-rc135-and-2-typhoon" text:style-name="Internet_20_link" text:visited-style-name="Visited_20_Internet_20_Link">
https:\/\/liveuamap.com\/en\/2023\/26-june-2-russian-su27-fighters-intercepted-rc135-and-2-typhoon</text:a>
</text:p>
      <text:p text:style-name="P4">
News Source: <text:a xlink:type="simple" xlink:href="https://t.me/breakingmash/45391" text:style-name="Internet_20_link" text:visited-style-name="Visited_20_Internet_20_Link">
https://t.me/breakingmash/45391</text:a>
</text:p>
      <!--NEWS-->
      <text:h text:style-name="P10" text:outline-level="1">
<text:span text:style-name="T4">
In the White House, they do not see the signs of "inevitable threat" of the blast of the Zaporozhye NPP</text:span>
</text:h>
      <text:p text:style-name="P4">
Authors: Ukrinform (Person)</text:p>
      <text:p text:style-name="P4">
Publisher: Укринформ (Organization)</text:p>
      <text:p text:style-name="P4">
Published Time: 2023-06-26T13:52:00+03:00</text:p>
      <text:p text:style-name="P4">
Modified Time: 2023-06-26T22:52:00+03:00</text:p>
      <text:p text:style-name="P4">
Description: The United States does not consider the "inevitable" threat to the Russian troops of the Zaporizhzhya NPP - despite information about the placement on the territory of the explosive station. - Ukrinform.</text:p>
      <text:p text:style-name="P4">
Images: ['<text:a xlink:type="simple" xlink:href="https://static.ukrinform.com/photos/2022_08/thumb_files/630_360_1659774839-514.jpg" text:style-name="Internet_20_link" text:visited-style-name="Visited_20_Internet_20_Link">
630_360_16597...</text:a>
']</text:p>
      <text:p text:style-name="P4">
Tags: None</text:p>
      <text:p text:style-name="P4">
Type: Article</text:p>
      <!--METADATA-->
      <text:p text:style-name="P4">
<draw:frame draw:style-name="fr1" draw:name="Image39" text:anchor-type="as-char" svg:width="6.9236in" svg:height="3.956343in" draw:z-index="0">
<draw:image xlink:href="../Images/yкринформ/2023-06-26T13-52-00-03-00/630_360_1659774839-514.jpg" xlink:type="simple" xlink:show="embed" xlink:actuate="onLoad" draw:mime-type="image/jpeg"/>
</draw:frame>
The United States does not consider the "inevitable" threat to the Russian troops of the Zaporozhye NPP - despite information about the placement on the territory of the Zinbukhivka station.</text:p>
      <text:p text:style-name="P4">
This is what the situation at the Washington briefing was described by the representative of the White House Council Security John Kirby, Ukrinform reports his own correspondent.</text:p>
      <text:p text:style-name="P4">
"I will not resort to specific intelligence - I would say that we are very careful about it, we see these reports," - said the White House representative at the request to comment on the statements of the Ukrainian side about the activity of the Russian troops in the Ministry of Internal Affairs.</text:p>
      <text:p text:style-name="P4">
He also recalled that the US side has the opportunity to track the level of radiation around a nuclear power plant.</text:p>
      <text:p text:style-name="P4">
<text:span text:style-name="T4">
 Read also: </text:span>
 <text:a xlink:type="simple" xlink:href="https://www.ukrinform.ua/rubric-polytics/3727627-svit-pridilae-nedostatno-uvagi-situacii-na-zaes-prezident.html" text:style-name="Internet_20_link" text:visited-style-name="Visited_20_Internet_20_Link">
the world pays insufficient attention to the <text:span text:style-name="T4">
 ZPP </text:span>
 \ -zlensky</text:a>
"We have not seen any signs that this threat is inevitable, but we are watching, very carefully," Kirby said.</text:p>
      <text:p text:style-name="P4">
As reported by Ukrinform, the day before <text:a xlink:type="simple" xlink:href="http://www.ukrinform.ua/rubric-ato/3727559-budanov-pro-zagrozu-pidrivu-zaes-nikoli-situacia-ne-bula-takou-serjoznou-ak-zaraz.html" text:style-name="Internet_20_link" text:visited-style-name="Visited_20_Internet_20_Link">
the head of the GUR MO * Kirill Budanov declared</text:a>
that Russian troops have placed equipment with explosives about 4 out of 6 units of the Zaporizhzhya nuclear power plant. He also noted that the plan of the terrorist attack for the NPP was completely developed and approved by the Russian leadership.</text:p>
      <text:p text:style-name="P4">
News Source: <text:a xlink:type="simple" xlink:href="https://www.ukrinform.ua/rubric-ato/3728072-u-bilomu-domi-ne-bacat-oznak-neminucoi-zagrozi-pidrivu-zaporizkoi-aes.html" text:style-name="Internet_20_link" text:visited-style-name="Visited_20_Internet_20_Link">
https://www.ukrinform.ua/rubric-ato/3728072-u-bilomu-domi-ne-bacat-oznak-neminucoi-zagrozi-pidrivu-zaporizkoi-aes.html</text:a>
</text:p>
      <!--NEWS-->
      <text:h text:style-name="P10" text:outline-level="1">
<text:span text:style-name="T4">
Andrievsky: Dynamo hopes to return first place in the new season</text:span>
</text:h>
      <text:p text:style-name="P4">
Authors: Ukrinform (Person)</text:p>
      <text:p text:style-name="P4">
Publisher: Укринформ (Organization)</text:p>
      <text:p text:style-name="P4">
Published Time: 2023-06-26T13:59:39+03:00</text:p>
      <text:p text:style-name="P4">
Modified Time: 2023-06-26T13:59:39+03:00</text:p>
      <text:p text:style-name="P4">
Description: Dynamo Football Magbek Alexander Andrievsky shared his expectations from the start of the new season. - Ukrinform.</text:p>
      <text:p text:style-name="P4">
Images: ['<text:a xlink:type="simple" xlink:href="https://static.ukrinform.com/photos/2023_06/thumb_files/630_360_1687776518-250.jpg" text:style-name="Internet_20_link" text:visited-style-name="Visited_20_Internet_20_Link">
630_360_16877...</text:a>
']</text:p>
      <text:p text:style-name="P4">
Tags: ['Динамо', 'Футбол', "Прем'єр-ліга", 'Київ']</text:p>
      <text:p text:style-name="P4">
Type: Article</text:p>
      <!--METADATA-->
      <text:p text:style-name="P4">
<draw:frame draw:style-name="fr1" draw:name="Image40" text:anchor-type="as-char" svg:width="6.9236in" svg:height="3.956343in" draw:z-index="0">
<draw:image xlink:href="../Images/yкринформ/2023-06-26T13-59-39-03-00/630_360_1687776518-250.jpg" xlink:type="simple" xlink:show="embed" xlink:actuate="onLoad" draw:mime-type="image/jpeg"/>
</draw:frame>
Dynamo Kyiv Football Mountains Alexander Andrievsky shared his expectations of the new season.</text:p>
      <text:p text:style-name="P4">
The player noted that <text:a xlink:type="simple" xlink:href="https://fcdynamo.com/news/oleksandr-andriyevskij-ochikuvannya-vid-novogo-sezonu-lishe-odni-povernennya-chempionstva" text:style-name="Internet_20_link" text:visited-style-name="Visited_20_Internet_20_Link">
the team will try</text:a>
Retur on the championship, Ukrinform reports.</text:p>
      <text:p text:style-name="P4">
“I spent the rest in Kiev, in a quiet family atmosphere, there was nothing special. What are the hopes for the new season? Only one is on the first place of the return of the championship. Personally, I asked myself the question of what I did a net. You will need to correct your own mistakes that were during the past season. Similarly, I think, every player has to draw conclusions for himself and unique mistakes in the future, ”Andrievsky said.</text:p>
      <text:p text:style-name="P4">
<text:span text:style-name="T4">
 Read also: </text:span>
 <text:a xlink:type="simple" xlink:href="https://www.ukrinform.ua/rubric-sports/3727788-futbolisti-dinamo-projsli-medoglad-pered-startom-novogo-sezonu.html" text:style-name="Internet_20_link" text:visited-style-name="Visited_20_Internet_20_Link">
Dynamo football players have undergone a medical examination before the start of the novelty</text:a>
As reported by Ukrinform, last season Dynamo in the Prime Minister-Lygifififish Championship was only fourth.</text:p>
      <text:p text:style-name="P4">
Photo: fcDynamo.com.</text:p>
      <text:p text:style-name="P4">
News Source: <text:a xlink:type="simple" xlink:href="https://www.ukrinform.ua/rubric-sports/3727852-andrievskij-u-novomu-sezoni-dinamo-spodivaetsa-povernuti-perse-misca.html" text:style-name="Internet_20_link" text:visited-style-name="Visited_20_Internet_20_Link">
https://www.ukrinform.ua/rubric-sports/3727852-andrievskij-u-novomu-sezoni-dinamo-spodivaetsa-povernuti-perse-misca.html</text:a>
</text:p>
      <!--NEWS-->
      <text:h text:style-name="P10" text:outline-level="1">
<text:span text:style-name="T4">
How to safely return to a home that has been subjected</text:span>
</text:h>
      <text:p text:style-name="P4">
Author: ['АРМІЯINFORM']</text:p>
      <text:p text:style-name="P4">
Time: 2023-06-26T14:00:00-04:00</text:p>
      <text:p text:style-name="P4">
Description: Nazrai in the settlements of Kherson region, the Mikolavshchini is to be held by Roboti Z Lіkvidatsiy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30_360_1686056975-847.jpg" text:style-name="Internet_20_link" text:visited-style-name="Visited_20_Internet_20_Link">
630_360_1686056975-847.jpg</text:a>
']</text:p>
      <text:p text:style-name="P4">
Tags: ['ПОРАДИ']</text:p>
      <text:p text:style-name="P4">
Category: News</text:p>
      <!--METADATA-->
      <text:p text:style-name="P4">
<draw:frame draw:style-name="fr1" draw:name="Image41" text:anchor-type="as-char" svg:width="6.9236in" svg:height="3.956343in" draw:z-index="0">
<draw:image xlink:href="../Images/AРМІЯINFORM/2023-06-26T14-00-00-04-00/630_360_1686056975-847.jpg" xlink:type="simple" xlink:show="embed" xlink:actuate="onLoad" draw:mime-type="image/jpeg"/>
</draw:frame>
Currently, the settlements of Kherson and Mykolaiv region carry out works of treatment of consequences of the blast by Russia of Kakhovka hydroelectric power station. In some areas, residents return to their homes. About it <text:a xlink:type="simple" xlink:href="https://minre.gov.ua/2023/06/25/yak-bezpechno-povertatys-u-zhytlo-yake-zaznalo-pidtoplennya/" text:style-name="Internet_20_link" text:visited-style-name="Visited_20_Internet_20_Link">
reports</text:a>
Ministry of Reintegration of the Occupied Territories of Ukraine.</text:p>
      <text:p text:style-name="P4">
However, when returning to the housing that was in a flooded state, you need to follow the following tips:</text:p>
      <text:p text:style-name="P4">
1 . Before you go to the apartment, evaluate its external integrity. Especially supporting structures and walls. Make sure they are not deformed and safe. When moving the apartment, consider the holes in the floor, broken glass and more.</text:p>
      <text:p text:style-name="P4">
2 . Be as careful as possible. Do not touch the electrical panels, switches, sockets, if they were not well dried, cleaned and trusted by specialists. In case of switching on, they can be struck by electric current or causing a fire. The same applies to the electrical appliances that remain in the flooded home.</text:p>
      <text:p text:style-name="P4">
<text:span text:style-name="T4">
 Do not endanger your loved ones: </text:span>
 You can only get back with your children, well -dried and safe housing.</text:p>
      <text:p text:style-name="P4">
<text:span text:style-name="T4">
 Remember: </text:span>
 to return to the homes that were in the flood area can be more than with the permission of local authorities and emergency response services.</text:p>
      <text:p text:style-name="P4">
News Source: <text:a xlink:type="simple" xlink:href="https://armyinform.com.ua/2023/06/26/yak-bezpechno-povertatys-u-zhytlo-yake-zaznalo-pidtoplennya/" text:style-name="Internet_20_link" text:visited-style-name="Visited_20_Internet_20_Link">
https://armyinform.com.ua/2023/06/26/yak-bezpechno-povertatys-u-zhytlo-yake-zaznalo-pidtoplennya/</text:a>
</text:p>
      <!--NEWS-->
      <text:h text:style-name="P10" text:outline-level="1">
<text:span text:style-name="T4">
Denmark started training Ukrainian pilots on F-16</text:span>
</text:h>
      <text:p text:style-name="P4">
Authors: Ukrinform (Person)</text:p>
      <text:p text:style-name="P4">
Publisher: Укринформ (Organization)</text:p>
      <text:p text:style-name="P4">
Published Time: 2023-06-26T14:02:00+03:00</text:p>
      <text:p text:style-name="P4">
Modified Time: 2023-06-26T14:02:00+03:00</text:p>
      <text:p text:style-name="P4">
Description: Acting Defense Minister Denmark Troels Lund Poulsen announced the start of training of Ukrainian pilots on Western F-16 fighters. - Ukrinform.</text:p>
      <text:p text:style-name="P4">
Images: ['<text:a xlink:type="simple" xlink:href="https://static.ukrinform.com/photos/2023_06/thumb_files/630_360_1686750467-952.jpg" text:style-name="Internet_20_link" text:visited-style-name="Visited_20_Internet_20_Link">
630_360_16867...</text:a>
']</text:p>
      <text:p text:style-name="P4">
Tags: ['Данія', 'Україна', 'Військові', 'Винищувач', 'F-16']</text:p>
      <text:p text:style-name="P4">
Type: Article</text:p>
      <!--METADATA-->
      <text:p text:style-name="P4">
<draw:frame draw:style-name="fr1" draw:name="Image42" text:anchor-type="as-char" svg:width="6.9236in" svg:height="3.956343in" draw:z-index="0">
<draw:image xlink:href="../Images/yкринформ/2023-06-26T14-02-00-03-00/630_360_1686750467-952.jpg" xlink:type="simple" xlink:show="embed" xlink:actuate="onLoad" draw:mime-type="image/jpeg"/>
</draw:frame>
The Denmark of Denmark Troels Lund Polesen has declared the obligations of the Denmark of Denmark.</text:p>
      <text:p text:style-name="P4">
As Ukrinform reports, it reports <text:a xlink:type="simple" xlink:href="https://apnews.com/article/denmark-ukraine-f16-training-f35-2affe4143ce2debeef486285ac1f8904" text:style-name="Internet_20_link" text:visited-style-name="Visited_20_Internet_20_Link">
AP</text:a>
.</text:p>
      <text:p text:style-name="P4">
According to Poulsen, Denmark "took a step to begin training and improve the qualification of Ukrainian pilots."</text:p>
      <text:p text:style-name="P4">
"We will also look at whether to make a specific donation to Ukraine of Danish Shvinniers F-16 and how many there should be," he said.</text:p>
      <text:p text:style-name="P4">
V.O. The minister added that Ukrainian pilots should spend from six to eight months of study before the Danish donation <text:a xlink:type="simple" xlink:href="https://www.ukrinform.ua/tag-litak" text:style-name="Internet_20_link" text:visited-style-name="Visited_20_Internet_20_Link">
aircraft</text:a>
The F-16 will become a reality.</text:p>
      <text:p text:style-name="P4">
“This does not mean that you can't make a decision in advance. But(F-16 planes)They will be in Denmark by 2024, ”Polesen said.</text:p>
      <text:p text:style-name="P4">
<text:span text:style-name="T4">
 Read also: </text:span>
 <text:a xlink:type="simple" xlink:href="https://www.ukrinform.ua/rubric-ato/3726982-niderlandi-pocnut-navcanna-ukrainskih-pilotiv-na-f16-vze-cogo-lita-ministerka-oboroni.html" text:style-name="Internet_20_link" text:visited-style-name="Visited_20_Internet_20_Link">
Netherlands will start training Ukrainian pilots for the F-16 this summer-Minister of Defense</text:a>
Denmark has ordered 27 F-35A fighters, which will replace more than 40-year-old F-16, with 30 operational aircraft in Denmark. The transition to F-35A Joint Strike Fighter will be released from the end of 2023 to the end of 2025.</text:p>
      <text:p text:style-name="P4">
It is noted that at first this transition was planned for 2027.</text:p>
      <text:p text:style-name="P4">
As reported by Ukrinform, last week at the US Department of Defense, they approved that they received an official request from Denmark to make the decision of offers <text:a xlink:type="simple" xlink:href="https://www.ukrinform.ua/rubric-world/3726536-pentagon-otrimav-zapit-vid-danii-na-programu-pidgotovki-ukrainskih-pilotiv-na-f16.html" text:style-name="Internet_20_link" text:visited-style-name="Visited_20_Internet_20_Link">
preparation of Ukrainian pilots on F-16 aircraft</text:a>
in the territory of European countries.</text:p>
      <text:p text:style-name="P4">
_ Photo: defensie.nl _</text:p>
      <text:p text:style-name="P4">
News Source: <text:a xlink:type="simple" xlink:href="https://www.ukrinform.ua/rubric-ato/3727856-dania-pocala-navcanna-ukrainskih-pilotiv-na-f16.html" text:style-name="Internet_20_link" text:visited-style-name="Visited_20_Internet_20_Link">
https://www.ukrinform.ua/rubric-ato/3727856-dania-pocala-navcanna-ukrainskih-pilotiv-na-f16.html</text:a>
</text:p>
      <!--NEWS-->
      <text:h text:style-name="P10" text:outline-level="1">
<text:span text:style-name="T4">
Poland will send to Ukrainian security officers thousands of machine guns and millions of ammunition</text:span>
</text:h>
      <text:p text:style-name="P4">
Authors: Ukrinform (Person)</text:p>
      <text:p text:style-name="P4">
Publisher: Укринформ (Organization)</text:p>
      <text:p text:style-name="P4">
Published Time: 2023-06-26T14:03:00+03:00</text:p>
      <text:p text:style-name="P4">
Modified Time: 2023-06-26T14:03:00+03:00</text:p>
      <text:p text:style-name="P4">
Description: At the front of the Russian-Ukrainian war, not only the Armed Forces, but also the units that are subject to the Ministry of Internal Affairs of Ukraine-the National Guard, the police and the border service are struggling with the aggressor. Soon the Polish Ministry of Internal Affairs will put thousands of machine guns and millions of ammunition to these units. - Ukrinform.</text:p>
      <text:p text:style-name="P4">
Images: ['<text:a xlink:type="simple" xlink:href="https://static.ukrinform.com/photos/2022_11/thumb_files/630_360_1667405964-849.jpg" text:style-name="Internet_20_link" text:visited-style-name="Visited_20_Internet_20_Link">
630_360_16674...</text:a>
']</text:p>
      <text:p text:style-name="P4">
Tags: ['Нацгвардія', 'Польща', 'Зброя', 'ЗСУ']</text:p>
      <text:p text:style-name="P4">
Type: Article</text:p>
      <!--METADATA-->
      <text:p text:style-name="P4">
<draw:frame draw:style-name="fr1" draw:name="Image43" text:anchor-type="as-char" svg:width="6.9236in" svg:height="3.956343in" draw:z-index="0">
<draw:image xlink:href="../Images/yкринформ/2023-06-26T14-03-00-03-00/630_360_1667405964-849.jpg" xlink:type="simple" xlink:show="embed" xlink:actuate="onLoad" draw:mime-type="image/jpeg"/>
</draw:frame>
Not only the Armed Forces, but also units that are subject to the Ministry of Internal Affairs of Ukraine-the National Guard, the Police and the Order-Kinderane Knowledge, at the Frontius-Ukrainian War. Soon, the Polish Ministry of Internal Affairs will put thousands of mimles of amillon machines with these units.</text:p>
      <text:p text:style-name="P4">
This was stated by the Minister of Internal Affairs and Administration [Poland] during a joint briefing for the media with the head of the Ministry of Internal Affairs of Ukraine Igorklimenko on Monday in Rzeszow.(https://www.ukrinform.ua/tag-polsa)Mariusz Kaminski, a correspondent of Ukrinform.</text:p>
      <text:p text:style-name="P4">
"At the moment, weapons are most important. Soon we are starting supplies to the National Guard of Ukraine, for the assault brigades of the Ukrainian police and border service. These will be thousands of machines, millions of ammunition that will allow to fight Ukrainian defenders, defenders of Europe," - said.</text:p>
      <text:p text:style-name="P4">
<text:span text:style-name="T5">
Foto: Igor Klimenko/Telegram</text:span>
</text:p>
      <text:p text:style-name="P4">
He emphasized that armed riots in Russia show that this country is gradually -pro -enrollment, so it is a great threat not only for Ukraine, which is as unlikely to fight Russian aggression, but for the whole region of Tasvit.</text:p>
      <text:p text:style-name="P4">
According to the Polish Minister, Ukrainian National Guards and police, as well as border guards create assault brigades at the front.</text:p>
      <text:p text:style-name="P4">
"And this formations we will help very specifically,"- emphasize Kamkin.</text:p>
      <text:p text:style-name="P4">
<text:span text:style-name="T4">
 Read also: </text:span>
 <text:a xlink:type="simple" xlink:href="https://www.ukrinform.ua/rubric-world/3727634-polsa-prodovzit-zmicnuvati-kordon-z-rosieu-ta-bilorussu.html" text:style-name="Internet_20_link" text:visited-style-name="Visited_20_Internet_20_Link">
<text:span text:style-name="T4">
 Poland </text:span>
 will continue to strengthen the border with Russia Tabilorus</text:a>
He stressed that Poland will also provide significant assistance to wounded Ukrainians. According to him, the Polish Ministry of Internal Affairs owns a network of specialized hospitals. Kaminsky emphasized that this assistance is now most needed by Ukrainians who are fighting for freedom, including Poland.</text:p>
      <text:p text:style-name="P4">
"Those who get injured at the front can count on our help," he said.</text:p>
      <text:p text:style-name="P4">
In this context, the minister noted that the Polish side had prepared a sanitary traction, which is ready to take away wounded Ukrainians from Lviv and transport them to the Polish Ministry of Internal Affairs.</text:p>
      <text:p text:style-name="P4">
<text:span text:style-name="T4">
 Read also: </text:span>
 <text:a xlink:type="simple" xlink:href="https://www.ukrinform.ua/rubric-ato/3727718-avstralia-nadast-ukraini-paket-vijskovoi-dopomogi-na-ponad-73-miljoni.html" text:style-name="Internet_20_link" text:visited-style-name="Visited_20_Internet_20_Link">
Australia will provide Ukraine with a military package <text:span text:style-name="T4">
 benefits </text:span>
 in over $ 73 million</text:a>
</text:p>
      <text:p text:style-name="P4">
The Polish minister reported that six hors with humanitarian aid are already now being expelled from Rzeszow for the frontline hospitals of the Ministry of Internal Affairs of Ukraine. He added, in particular, about the field hospitals at the disposal of National Guards, Border Guards and Police.</text:p>
      <text:p text:style-name="P4">
The head of the Ministry of Internal Affairs of Ukraine Igor Klimenko thanked Poland for his help from the first days. He noted that during a meeting with Kaminsky, he spoke about how Polish assistance was provided in recent weeks, in particular in connection with the suburban of the Russians of the Kakhovka hydroelectric power station.</text:p>
      <text:p text:style-name="P4">
Klimenko recalled that Poland has transferred to Ukraine to eliminate the consequences of this carastrophe of 10 large water tanks, pumping pumps for pumping water of water -heated territories. He noted that the help of the Polish collected was to take control of the situation in the region.</text:p>
      <text:p text:style-name="P4">
Klimenko also emphasized that the help provided by Poland will already get to the regions that most need it today.</text:p>
      <text:p text:style-name="P4">
As reported by Ukrinform, Polish Prime Minister Mateusz Moravtsky and Minister Defense Mariusz Blaschak visited the city of Krynka on Sunday, and they were disstanable with military guards protecting the border with Belarus.</text:p>
      <text:p text:style-name="P4">
<text:span text:style-name="T5">
Foto: phar</text:span>
</text:p>
      <text:p text:style-name="P4">
News Source: <text:a xlink:type="simple" xlink:href="https://www.ukrinform.ua/rubric-ato/3727859-polsa-vidpravit-ukrainskim-silovikam-tisaci-avtomativ-i-miljoni-naboiv.html" text:style-name="Internet_20_link" text:visited-style-name="Visited_20_Internet_20_Link">
https://www.ukrinform.ua/rubric-ato/3727859-polsa-vidpravit-ukrainskim-silovikam-tisaci-avtomativ-i-miljoni-naboiv.html</text:a>
</text:p>
      <!--NEWS-->
      <text:h text:style-name="P10" text:outline-level="1">
<text:span text:style-name="T4">
The last bell holiday was held at a Ukrainian school in Brussels</text:span>
</text:h>
      <text:p text:style-name="P4">
Authors: Ukrinform (Person)</text:p>
      <text:p text:style-name="P4">
Publisher: Укринформ (Organization)</text:p>
      <text:p text:style-name="P4">
Published Time: 2023-06-26T14:06:00+03:00</text:p>
      <text:p text:style-name="P4">
Modified Time: 2023-06-26T14:06:00+03:00</text:p>
      <text:p text:style-name="P4">
Description: In Brussels at the Ukrainian School. Yaroslav the Wise held the holiday of the last bell, which was visited by a temporarily attorney for Ukraine in Belgium and Luxembourg Natalia Anoshina. - Ukrinform.</text:p>
      <text:p text:style-name="P4">
Images: ['<text:a xlink:type="simple" xlink:href="https://static.ukrinform.com/photos/2023_06/thumb_files/630_360_1687775361-549.jpg" text:style-name="Internet_20_link" text:visited-style-name="Visited_20_Internet_20_Link">
630_360_16877...</text:a>
']</text:p>
      <text:p text:style-name="P4">
Tags: ['Бельгія', 'Діаспора', 'Діти', 'Посольство', 'Школа']</text:p>
      <text:p text:style-name="P4">
Type: Article</text:p>
      <!--METADATA-->
      <text:p text:style-name="P4">
<draw:frame draw:style-name="fr1" draw:name="Image45" text:anchor-type="as-char" svg:width="6.9236in" svg:height="3.956343in" draw:z-index="0">
<draw:image xlink:href="../Images/yкринформ/2023-06-26T14-06-00-03-00/630_360_1687775361-549.jpg" xlink:type="simple" xlink:show="embed" xlink:actuate="onLoad" draw:mime-type="image/jpeg"/>
</draw:frame>
In Brussels Ukrainian School. Yaroslav the Wise held the last bell holiday, which was visited by a temporarily attorney for Ukraine in Belgium and Luxembourzinatalia Anoshin.</text:p>
      <text:p text:style-name="P4">
According to Ukrinform, about it on <text:a xlink:type="simple" xlink:href="https://www.facebook.com/UkrainianEmbassyBelgium/posts/pfbid0ghDRDVuwraQ6t7ettsvCStYnzTfmnSuubw1FWe7EWLoTiXRAybQJmkKijPRx2yrbl" text:style-name="Internet_20_link" text:visited-style-name="Visited_20_Internet_20_Link">
Facebook</text:a>
The Embassy of Ukraine in the Kingdom of Belgium reported.</text:p>
      <text:p text:style-name="P4">
Ms. Anoshina congratulated the schoolchildren and teachers of the school with the completion of educational 2022-2023, which is remembered by the whole historical event-<text:a xlink:type="simple" xlink:href="https://www.ukrinform.ua/rubric-diaspora/3652047-premerministr-belgii-razom-z-simeu-vidvidav-ukrainsku-skolu-u-brusseli.html" text:style-name="Internet_20_link" text:visited-style-name="Visited_20_Internet_20_Link">
visit</text:a>
Schools January 7, 2023 by Belgium Minister Alexander de Croo with his family.</text:p>
      <text:p text:style-name="P4">
Children's performances and performances dedicated to teachers and school took place at the holiday.</text:p>
      <text:p text:style-name="P4">
The embassy congratulated the school graduates and wished the successful entrance examinations of higher education institutions in the world, as well as in the future proudly represented the country and make their contribution to the future victory and prosperity of Ukraine.</text:p>
      <text:p text:style-name="P4">
Students have expressed wishes for good vacations and further success in learning.</text:p>
      <text:p text:style-name="P4">
Some words of gratitude were expressed by the director of the school Father Oleg Zimaka Tazovuzu Andriana Semenchenko for daily care, assistance, invaluable advice, support and good that they give to the students, as well as for investing in teaching the future successful Ukrainian generation.</text:p>
      <text:p text:style-name="P4">
“We thank the school teachers for the knowledge you give, for each lesson, professionalism, patience and responsive attitude towards students!It was invaluable to see your children's thanks to you for everything you do for them, ”they added.</text:p>
      <text:p text:style-name="P4">
We will remind, earlier in June <text:a xlink:type="simple" xlink:href="https://www.ukrinform.ua/rubric-diaspora/3722511-u-belgii-ukrainskij-diplomat-zustrilasa-z-ucnami-ta-pedagogami-proektu-belukra.html" text:style-name="Internet_20_link" text:visited-style-name="Visited_20_Internet_20_Link">
there was a meeting</text:a>
Temporated in Ukraine in Belgium and Luxembourg Natalia Anoshina with the students of the teachers of the Ukrainian-Belgian educational project Belukra Vantverpen.</text:p>
      <text:p text:style-name="P4">
News Source: <text:a xlink:type="simple" xlink:href="https://www.ukrinform.ua/rubric-diaspora/3727835-svato-ostannogo-dzvonika-vidbulosa-v-ukrainskij-skoli-u-brusseli.html" text:style-name="Internet_20_link" text:visited-style-name="Visited_20_Internet_20_Link">
https://www.ukrinform.ua/rubric-diaspora/3727835-svato-ostannogo-dzvonika-vidbulosa-v-ukrainskij-skoli-u-brusseli.html</text:a>
</text:p>
      <!--NEWS-->
      <text:h text:style-name="P10" text:outline-level="1">
<text:span text:style-name="T4">
The movie "Mirny -21" will be shown in 15 countries - Seitablaev told details</text:span>
</text:h>
      <text:p text:style-name="P4">
Authors: Ukrinform (Person)</text:p>
      <text:p text:style-name="P4">
Publisher: Укринформ (Organization)</text:p>
      <text:p text:style-name="P4">
Published Time: 2023-06-26T14:10:00+03:00</text:p>
      <text:p text:style-name="P4">
Modified Time: 2023-06-26T14:10:00+03:00</text:p>
      <text:p text:style-name="P4">
Description: The Ukrainian film directed by Akhtem Seitablaev "Mirny-21" received an invitation to shows in 15 countries. - Ukrinform.</text:p>
      <text:p text:style-name="P4">
Images: ['<text:a xlink:type="simple" xlink:href="https://static.ukrinform.com/photos/2023_06/thumb_files/630_360_1687780203-234.jpg" text:style-name="Internet_20_link" text:visited-style-name="Visited_20_Internet_20_Link">
630_360_16877...</text:a>
']</text:p>
      <text:p text:style-name="P4">
Tags: ['Сеітаблаєв', 'Фільм «Мирний-21»']</text:p>
      <text:p text:style-name="P4">
Type: Article</text:p>
      <!--METADATA-->
      <text:p text:style-name="P4">
<draw:frame draw:style-name="fr1" draw:name="Image51" text:anchor-type="as-char" svg:width="6.9236in" svg:height="3.956343in" draw:z-index="0">
<draw:image xlink:href="../Images/yкринформ/2023-06-26T14-10-00-03-00/630_360_1687780203-234.jpg" xlink:type="simple" xlink:show="embed" xlink:actuate="onLoad" draw:mime-type="image/jpeg"/>
</draw:frame>
The Ukrainian film directed by Akhtem Seitablaev "Mirny-21" was invited to show in 15 countries.</text:p>
      <text:p text:style-name="P4">
The correspondent of Ukrinform was told by director Akhtem Seitablaev.</text:p>
      <text:p text:style-name="P4">
"As for Mirny-21, I recently returned from such a pretty international tour. It was Berlin, Warsaw, Brussels, Istrasburg, where the show took place at the Council of Europe Palace. And now we have an invitation from 15 countries. including with commercial shows. And in each country is several cities. Therefore, I think that the story with boxing offices and with international division also has signs of a good result, "Seitablaev said, answering questions about the cash meeting of his film.</text:p>
      <text:p text:style-name="P4">
He believes that the history of cash fees <text:a xlink:type="simple" xlink:href="https://www.ukrinform.ua/tag-film-mirnij21" text:style-name="Internet_20_link" text:visited-style-name="Visited_20_Internet_20_Link">
movie "Mirny-21"</text:a>
- it is a kind of "game in a long". The like experience was with the ribbons "Heytarma", "Alien Prayer" and "Cyborgs", each of which was shown at least in fifty countries in the world, starting from the show in the Senate United States of America ending with Hong Kong.</text:p>
      <text:p text:style-name="P4">
In addition, the result of the cash collection of the movie "Mirny-21" also affected the number of cinemas from the beginning of a full-scale Russian invasion.</text:p>
      <text:p text:style-name="P4">
"Regarding the cash collection, let's remember the" Mavka " - 150 million hryvnias. This is given that the real cinemas are now, after the large -scale invasion now, 195 is left. By February 24, there were about 600 of them and it was three times less than required for the number of Ukrainian population. And I imagine the person-195 cinemas in the country collect 150 million hryvnias. We can say a decline of Ukrainian boxing office? Of course, not. That is not. The viewer, "the Ukrainian director said.</text:p>
      <text:p text:style-name="P4">
*!(https://www.ukrinform.ua/rubric-culture/3690329-seitablaev-zaaviv-pro-robotu-nad-velikim-proektom-pro-sili-teroboroni.html)According to Seitablaev, even low cash collection of war films is not an extent that such products should not be produced. On the contrary, now more money and efforts to invest in the Ukrainian film industry, which to build and tell the world, including the current events of the Ukrainian-Russian War.</text:p>
      <text:p text:style-name="P4">
News Source: <text:a xlink:type="simple" xlink:href="https://www.ukrinform.ua/rubric-culture/3727861-film-mirnij21-pokazut-u-15-krainah-seitablaev-rozpoviv-detali.html" text:style-name="Internet_20_link" text:visited-style-name="Visited_20_Internet_20_Link">
https://www.ukrinform.ua/rubric-culture/3727861-film-mirnij21-pokazut-u-15-krainah-seitablaev-rozpoviv-detali.html</text:a>
</text:p>
      <!--NEWS-->
      <text:h text:style-name="P10" text:outline-level="1">
<text:span text:style-name="T4">
Rescue boats, motor pumps, absorbents: France and Estonia handed assistance to SES</text:span>
</text:h>
      <text:p text:style-name="P4">
Authors: Ukrinform (Person)</text:p>
      <text:p text:style-name="P4">
Publisher: Укринформ (Organization)</text:p>
      <text:p text:style-name="P4">
Published Time: 2023-06-26T14:14:00+03:00</text:p>
      <text:p text:style-name="P4">
Modified Time: 2023-06-26T14:14:00+03:00</text:p>
      <text:p text:style-name="P4">
Description: The staff of the State Emergency Service of Ukraine received from France and Estonia the Party of Assistance, including rescue boats, motor pumps, and anti -packaging barriers. - Ukrinform.</text:p>
      <text:p text:style-name="P4">
Images: ['<text:a xlink:type="simple" xlink:href="https://static.ukrinform.com/photos/2023_06/thumb_files/630_360_1687776848-803.jpg" text:style-name="Internet_20_link" text:visited-style-name="Visited_20_Internet_20_Link">
630_360_16877...</text:a>
']</text:p>
      <text:p text:style-name="P4">
Tags: ['ДСНС', 'Естонія', 'Франція', 'допомога']</text:p>
      <text:p text:style-name="P4">
Type: Article</text:p>
      <!--METADATA-->
      <text:p text:style-name="P4">
<draw:frame draw:style-name="fr1" draw:name="Image52" text:anchor-type="as-char" svg:width="6.9236in" svg:height="3.956343in" draw:z-index="0">
<draw:image xlink:href="../Images/yкринформ/2023-06-26T14-14-00-03-00/630_360_1687776848-803.jpg" xlink:type="simple" xlink:show="embed" xlink:actuate="onLoad" draw:mime-type="image/jpeg"/>
</draw:frame>
Employees of the State Emergency Service of Ukraine have received the replacement and Estonia of the Party of Assistance, including rescue boats, motor pumps, and anti -packaging barriers.</text:p>
      <text:p text:style-name="P4">
This was informed <text:a xlink:type="simple" xlink:href="https://dsns.gov.ua/uk/news/ostanni-novini/riatuvalniki-dsns-otrimali-cergovu-dopomogu-vid-estoniyi" text:style-name="Internet_20_link" text:visited-style-name="Visited_20_Internet_20_Link">
the SES press service</text:a>
, reports Ukrinform.</text:p>
      <text:p text:style-name="P4">
“Today Ukrainian rescuers have received another assistance from <text:a xlink:type="simple" xlink:href="https://www.ukrinform.ua/tag-estonia" text:style-name="Internet_20_link" text:visited-style-name="Visited_20_Internet_20_Link">
Estonia</text:a>
: Rescue boats, motor pumps, rescue vests, veaders, fire sleeves, overalls and absorbents for water. Also, France handed 12 flood barriers. Thank you to Estonia and France help and support, ”the message said.</text:p>
      <text:p text:style-name="P4">
</text:p>
      <text:p text:style-name="P4">
<text:span text:style-name="T4">
 Read also: </text:span>
 <text:a xlink:type="simple" xlink:href="https://www.ukrinform.ua/rubric-regions/3723585-francia-vidpravila-novij-gumanitarnij-vantaz-na-hersonsinu.html" text:style-name="Internet_20_link" text:visited-style-name="Visited_20_Internet_20_Link">
France sent a new humanitarian cargo to Kherson region</text:a>
It was reported that the SESA has received international assistance for exchanging for more than 700 million UAH.</text:p>
      <text:p text:style-name="P4">
<text:span text:style-name="T5">
Foto: SNNS</text:span>
</text:p>
      <text:p text:style-name="P4">
News Source: <text:a xlink:type="simple" xlink:href="https://www.ukrinform.ua/rubric-society/3727841-ratuvalni-covni-motopompi-absorbenti-francia-ta-estonia-peredali-dopomogu-dsns.html" text:style-name="Internet_20_link" text:visited-style-name="Visited_20_Internet_20_Link">
https://www.ukrinform.ua/rubric-society/3727841-ratuvalni-covni-motopompi-absorbenti-francia-ta-estonia-peredali-dopomogu-dsns.html</text:a>
</text:p>
      <!--NEWS-->
      <text:h text:style-name="P10" text:outline-level="1">
<text:span text:style-name="T4">
A third of Ukrainians abroad believe that Russian -speaking in Ukraine</text:span>
</text:h>
      <text:p text:style-name="P4">
Authors: Ukrinform (Person)</text:p>
      <text:p text:style-name="P4">
Publisher: Укринформ (Organization)</text:p>
      <text:p text:style-name="P4">
Published Time: 2023-06-26T14:20:00+03:00</text:p>
      <text:p text:style-name="P4">
Modified Time: 2023-06-26T14:20:00+03:00</text:p>
      <text:p text:style-name="P4">
Description: Abroad, 32% of Ukrainians agree that Russian -speaking in Ukraine. - Ukrinform.</text:p>
      <text:p text:style-name="P4">
Images: ['<text:a xlink:type="simple" xlink:href="https://static.ukrinform.com/photos/2018_06/thumb_files/630_360_1528363961-5899.jpg" text:style-name="Internet_20_link" text:visited-style-name="Visited_20_Internet_20_Link">
630_360_15283...</text:a>
', '<text:a xlink:type="simple" xlink:href="https://static.ukrinform.com/photos/2023_06/1687778287-640.jpg" text:style-name="Internet_20_link" text:visited-style-name="Visited_20_Internet_20_Link">
1687778287-64...</text:a>
', '<text:a xlink:type="simple" xlink:href="https://static.ukrinform.com/photos/2023_06/1687778287-743.jpg" text:style-name="Internet_20_link" text:visited-style-name="Visited_20_Internet_20_Link">
1687778287-74...</text:a>
']</text:p>
      <text:p text:style-name="P4">
Tags: ['Україна', 'Соцопитування']</text:p>
      <text:p text:style-name="P4">
Type: Article</text:p>
      <!--METADATA-->
      <text:p text:style-name="P4">
<draw:frame draw:style-name="fr1" draw:name="Image55" text:anchor-type="as-char" svg:width="6.9236in" svg:height="3.956343in" draw:z-index="0">
<draw:image xlink:href="../Images/yкринформ/2023-06-26T14-20-00-03-00/630_360_1528363961-5899.jpg" xlink:type="simple" xlink:show="embed" xlink:actuate="onLoad" draw:mime-type="image/jpeg"/>
</draw:frame>
Overseas 32% of Ukrainians agree that Russian -speaking in Ukraine.</text:p>
      <text:p text:style-name="P4">
This is evidenced by the results of the study of the VOXCHECK project, which were presented by the Media Center Ukraine-Ukrinform.</text:p>
      <text:p text:style-name="P4">
“Ukrainians are abroad that they respond and believe in Ukraine in Ukraine. Among the Ukrainians in Ukraine, this tendency is not, and this narrative is much less believed. The narrative appeared and activated with the adoption of the law on language. Of course, now it is also quite popular and also a justification for Russia, why it is allegedly released by Ukraine of Viduz Ukrainians, ”said VOXCHECK project Svetlana Slipchenko.</text:p>
      <text:p text:style-name="P4">
<draw:frame draw:style-name="fr1" draw:name="Image56" text:anchor-type="as-char" svg:width="6.9236in" svg:height="4.615733in" draw:z-index="0">
<draw:image xlink:href="../Images/yкринформ/2023-06-26T14-20-00-03-00/1687778287-640.jpg" xlink:type="simple" xlink:show="embed" xlink:actuate="onLoad" draw:mime-type="image/jpeg"/>
</draw:frame>
<text:span text:style-name="T4">
 Read also: </text:span>
 <text:a xlink:type="simple" xlink:href="https://www.ukrinform.ua/rubric-society/3724998-zalisitisa-ziti-ta-pracuvati-u-litvi-planue-tretina-ukrainskih-bizenciv.html" text:style-name="Internet_20_link" text:visited-style-name="Visited_20_Internet_20_Link">
Stay live and work in Lithuania plans one third of Ukrainian refugees</text:a>
According to her, when Ukrainians are in Ukraine, they have their empiricals why there are no oppression of Russian -speaking. At the same time, Ukrainians are limited only by the consumption of news that can be pro -Russian, so they continue to believe in this narrative.</text:p>
      <text:p text:style-name="P4">
<draw:frame draw:style-name="fr1" draw:name="Image57" text:anchor-type="as-char" svg:width="6.9236in" svg:height="4.615733in" draw:z-index="0">
<draw:image xlink:href="../Images/yкринформ/2023-06-26T14-20-00-03-00/1687778287-743.jpg" xlink:type="simple" xlink:show="embed" xlink:actuate="onLoad" draw:mime-type="image/jpeg"/>
</draw:frame>
Research has shown that the respondents who track foreign media(television, analytical editions)But they avoid Ukrainian, more likely to reside with pro -Russian statements.</text:p>
      <text:p text:style-name="P4">
<text:span text:style-name="T4">
 Read also: </text:span>
 <text:a xlink:type="simple" xlink:href="https://www.ukrinform.ua/rubric-polytics/3725820-demokraticnu-politicnu-sistemu-pidtrimuut-ponad-90-ukrainciv.html" text:style-name="Internet_20_link" text:visited-style-name="Visited_20_Internet_20_Link">
Democratic political system is supported by over 90%of Ukrainians</text:a>
The study was conducted by Voxcheck, along with CBR with the support of the International Renaissance Foundation. Target audience: <text:a xlink:type="simple" xlink:href="https://www.ukrinform.ua/rubric-society/3706772-ponad-90-ukrainciv-virat-u-peremogu-ukraini-nad-rosieu.html" text:style-name="Internet_20_link" text:visited-style-name="Visited_20_Internet_20_Link">
Ukrainians</text:a>
18-70 years of living in Ukraine or abroad(Poland, Czech Republic, Germany, United Kingdom, Spain, Italy, France, Slovakia and others.). Було опитано 1466 респондентів зУкраїни та 327 респондентів з-за кордону. Методи опитування: інтерв’ю наонлайн-панелі CBR Point, телефонні інтерв’ю, онлайн-інтерв’ю.</text:p>
      <text:p text:style-name="P4">
News Source: <text:a xlink:type="simple" xlink:href="https://www.ukrinform.ua/rubric-society/3727864-tretina-ukrainciv-za-kordonom-virat-so-v-ukraini-utiskaut-rosijskomovnih.html" text:style-name="Internet_20_link" text:visited-style-name="Visited_20_Internet_20_Link">
https://www.ukrinform.ua/rubric-society/3727864-tretina-ukrainciv-za-kordonom-virat-so-v-ukraini-utiskaut-rosijskomovnih.html</text:a>
</text:p>
      <!--NEWS-->
      <text:h text:style-name="P10" text:outline-level="1">
<text:span text:style-name="T4">
In Serbia, the court released three Kosovo police officers from custody</text:span>
</text:h>
      <text:p text:style-name="P4">
Authors: Ukrinform (Person)</text:p>
      <text:p text:style-name="P4">
Publisher: Укринформ (Organization)</text:p>
      <text:p text:style-name="P4">
Published Time: 2023-06-26T14:20:22+03:00</text:p>
      <text:p text:style-name="P4">
Modified Time: 2023-06-26T14:20:22+03:00</text:p>
      <text:p text:style-name="P4">
Description: The Serbian court ruled to release three Kosovo police officers detained on June 14 at the border between the two countries. - Ukrinform.</text:p>
      <text:p text:style-name="P4">
Images: ['<text:a xlink:type="simple" xlink:href="https://static.ukrinform.com/photos/2018_07/thumb_files/630_360_1532017869-1678.jpg" text:style-name="Internet_20_link" text:visited-style-name="Visited_20_Internet_20_Link">
630_360_15320...</text:a>
']</text:p>
      <text:p text:style-name="P4">
Tags: ['Косово', 'Поліція', 'Сербія', 'Суд', 'Кордон']</text:p>
      <text:p text:style-name="P4">
Type: Article</text:p>
      <!--METADATA-->
      <text:p text:style-name="P4">
<draw:frame draw:style-name="fr1" draw:name="Image59" text:anchor-type="as-char" svg:width="6.9236in" svg:height="3.956343in" draw:z-index="0">
<draw:image xlink:href="../Images/yкринформ/2023-06-26T14-20-22-03-00/630_360_1532017869-1678.jpg" xlink:type="simple" xlink:show="embed" xlink:actuate="onLoad" draw:mime-type="image/jpeg"/>
</draw:frame>
The Serbian Court ruled to release three Kosovo police officers, detained on June 14, between the two countries.</text:p>
      <text:p text:style-name="P4">
As Ukrinform reports, it reports <text:a xlink:type="simple" xlink:href="https://www.reuters.com/world/europe/serbian-court-orders-release-three-kosovo-policemen-2023-06-26/" text:style-name="Internet_20_link" text:visited-style-name="Visited_20_Internet_20_Link">
Reuters</text:a>
.</text:p>
      <text:p text:style-name="P4">
"The panel without conducting a trial of the High Court in Kraley confirmed the conduct of the defendants and issued a decision to impose the detention of the defendants in custody," the court said.</text:p>
      <text:p text:style-name="P4">
It is noted that the prosecutor's office had previously charged three police unauthorized production, storage, weaving and trade in weapons.</text:p>
      <text:p text:style-name="P4">
It was reported <text:a xlink:type="simple" xlink:href="https://www.ukrinform.ua/rubric-world/3723031-serbski-siloviki-zatrimali-troh-kosovskih-policejskih-kosovo-perekrilo-ruh-avtomobiliv.html" text:style-name="Internet_20_link" text:visited-style-name="Visited_20_Internet_20_Link">
three Kosovo police officers were detained</text:a>
June 14, but the official representatives of Kosovo and Serbia call different places of arrest, accusing one another of illegal crossing the border.</text:p>
      <text:p text:style-name="P4">
<text:span text:style-name="T4">
 Read also: </text:span>
 <text:a xlink:type="simple" xlink:href="https://www.ukrinform.ua/rubric-world/3726542-dla-znizenna-naprugi-miz-kosovo-i-serbieu-es-proponue-provesti-novi-miscevi-vibori.html" text:style-name="Internet_20_link" text:visited-style-name="Visited_20_Internet_20_Link">
<text:span text:style-name="T4">
 </text:span>
 <text:span text:style-name="T4">
 </text:span>
 reduction <text:span text:style-name="T4">
 </text:span>
 voltage <text:span text:style-name="T4">
 </text:span>
 between <text:span text:style-name="T4">
 </text:span>
 Kosovo <text:span text:style-name="T4">
 and </text:span>
 Serbia <text:span text:style-name="T4">
 EU </text:span>
 offers <text:span text:style-name="T4">
 </text:span>
 <text:span text:style-name="T4">
 </text:span>
 <text:span text:style-name="T4">
 New </text:span>
 <text:span text:style-name="T4">
 Local </text:span>
 <text:span text:style-name="T4">
 Elections </text:span>
</text:a>
In particular, Serbia stated that three Kosovo Albanians were arrested at its territory, near the border with Kosovo. Officials of partially recognized mosquitoes that police have been abducted.</text:p>
      <text:p text:style-name="P4">
This incident occurred against the backdrop of clashes in <text:a xlink:type="simple" xlink:href="https://www.ukrinform.ua/tag-kosovo" text:style-name="Internet_20_link" text:visited-style-name="Visited_20_Internet_20_Link">
Kosovo</text:a>
Between local police and participants in protesting the opposing to the power of mayors, which are ethnic Albanians, in areas of residence of the serb.</text:p>
      <text:p text:style-name="P4">
News Source: <text:a xlink:type="simple" xlink:href="https://www.ukrinform.ua/rubric-world/3727866-u-serbii-sud-zvilniv-zpid-varti-troh-kosovskih-policejskih.html" text:style-name="Internet_20_link" text:visited-style-name="Visited_20_Internet_20_Link">
https://www.ukrinform.ua/rubric-world/3727866-u-serbii-sud-zvilniv-zpid-varti-troh-kosovskih-policejskih.html</text:a>
</text:p>
      <!--NEWS-->
      <text:h text:style-name="P10" text:outline-level="1">
<text:span text:style-name="T4">
In Vilnius, Ukraine should receive security guarantees and NATO -Rasmussen membership signal</text:span>
</text:h>
      <text:p text:style-name="P4">
Authors: Ukrinform (Person)</text:p>
      <text:p text:style-name="P4">
Publisher: Укринформ (Organization)</text:p>
      <text:p text:style-name="P4">
Published Time: 2023-06-26T14:21:00+03:00</text:p>
      <text:p text:style-name="P4">
Modified Time: 2023-06-26T14:21:00+03:00</text:p>
      <text:p text:style-name="P4">
Description: The former NATO Secretary General Anders Fog Rasmussen noted that Ukraine should receive both security guarantees and a signal on the prospects of membership in the Alliance at the NATO Vilnius Summit. - Ukrinform.</text:p>
      <text:p text:style-name="P4">
Images: ['<text:a xlink:type="simple" xlink:href="https://static.ukrinform.com/photos/2023_05/thumb_files/630_360_1684147437-259.jpg" text:style-name="Internet_20_link" text:visited-style-name="Visited_20_Internet_20_Link">
630_360_16841...</text:a>
']</text:p>
      <text:p text:style-name="P4">
Tags: ['НАТО', 'Расмуссен', 'Саміт НАТО', 'Єрмак']</text:p>
      <text:p text:style-name="P4">
Type: Article</text:p>
      <!--METADATA-->
      <text:p text:style-name="P4">
<draw:frame draw:style-name="fr1" draw:name="Image60" text:anchor-type="as-char" svg:width="6.9236in" svg:height="3.956343in" draw:z-index="0">
<draw:image xlink:href="../Images/yкринформ/2023-06-26T14-21-00-03-00/630_360_1684147437-259.jpg" xlink:type="simple" xlink:show="embed" xlink:actuate="onLoad" draw:mime-type="image/jpeg"/>
</draw:frame>
The former NATO General Secretary, Anders FOG Rasmussen, noted that NATO's Vilnius Samite should receive both security guarantees and a signal to the Alliance membership.</text:p>
      <text:p text:style-name="P4">
He stated this at a joint briefing with the Head of the Presidential Office of Ukraine by the Irmak for German media representatives on the preparation of the Parliament Summit and providing security guarantees for Ukraine, Ukrinform reports by reference to <text:a xlink:type="simple" xlink:href="https://president.gov.ua/news/andrij-yermak-na-brifingu-dlya-nimeckih-zmi-ukrayina-ochikuy-83809" text:style-name="Internet_20_link" text:visited-style-name="Visited_20_Internet_20_Link">
the press service of the Head of State</text:a>
.</text:p>
      <text:p text:style-name="P4">
Окрему увагу було привернуто до пропозицій щодо гарантій безпеки для України,які мають бути надані на її шляху до повноправного членства в <text:a xlink:type="simple" xlink:href="https://www.ukrinform.ua/tag-nato" text:style-name="Internet_20_link" text:visited-style-name="Visited_20_Internet_20_Link">
 НАТО</text:a>
.</text:p>
      <text:p text:style-name="P4">
According to Yermak and Rasmussen, such proposals were set out in the project security agreement, developed by experts of the international working group and published in September 2022.</text:p>
      <text:p text:style-name="P4">
*!(https://www.ukrinform.ua/rubric-polytics/3727860-ukraina-pragne-otrimati-citke-zaprosenna-v-nato-za-sprosenou-procedurou-ermak.html)Rasmussen noted that at the Vilnius Summit, Ukraine should receive both security guarantees and a signal on the prospects of membership in the Alliance. He emphasized that he would be in the provision of security guarantees to Ukraine at the summit in July, and stated that the future of the Ukrainian state is in the Alliance, because Ukraine will now build a new security architecture of Europe.</text:p>
      <text:p text:style-name="P4">
“We need to move to a clear support package and talk about the frame of long -term safe guarantees for Ukraine. Also in focus - NATO membership for Ukraine. I believe that this time will come at the Vilnius Summit, ” - said the former Secretary -General.</text:p>
      <text:p text:style-name="P4">
Talking about defensive support from partners, Yermak noted that the stability of the Ukrainian people and the determination of the armed forces in the fight against the Russian aggressor encourage world leaders to increase the supply of weapons to our state.</text:p>
      <text:p text:style-name="P4">
“Every day, the Ukrainians, as they go to bed, are not sure whether they will wake up in the morning. But they turn here, at home. They come back. And this prompted partners to give the sky to protect the sky. So in other positions, ”the manager stated.</text:p>
      <text:p text:style-name="P4">
In this context, he also noted that weapons provided by Germany, including air defense, also help our people.It was reported that on July 11-12 in Vilnius <text:a xlink:type="simple" xlink:href="https://www.ukrinform.ua/rubric-polytics/3719764-nato-mae-nadati-ukraini-garantii-bezpeki-sob-istoria-z-vijnou-ne-povtorilasa-stoltenberg.html" text:style-name="Internet_20_link" text:visited-style-name="Visited_20_Internet_20_Link">
NATO summit will take place</text:a>
.</text:p>
      <text:p text:style-name="P4">
At all levels, the Ukrainian side emphasized that the assurance that "Ukrainian member of the Alliance", which were heard during the NATO Bucharest Summit in 2008, was not enough.</text:p>
      <text:p text:style-name="P4">
Instead, Ukraine raises NATO Allies on the guarantee of security and a clear prospects for the movement towards full membership in the Alliance.</text:p>
      <text:p text:style-name="P4">
<text:span text:style-name="T5">
Foto: Shutterstock</text:span>
</text:p>
      <text:p text:style-name="P4">
News Source: <text:a xlink:type="simple" xlink:href="https://www.ukrinform.ua/rubric-polytics/3727869-u-vilnusi-ukraina-mae-otrimati-garantii-bezpeki-i-signal-pro-clenstvo-v-nato-rasmussen.html" text:style-name="Internet_20_link" text:visited-style-name="Visited_20_Internet_20_Link">
https://www.ukrinform.ua/rubric-polytics/3727869-u-vilnusi-ukraina-mae-otrimati-garantii-bezpeki-i-signal-pro-clenstvo-v-nato-rasmussen.html</text:a>
</text:p>
      <!--NEWS-->
      <text:h text:style-name="P10" text:outline-level="1">
<text:span text:style-name="T4">
The army of the Russian Federation attacked Belozerka in Kherson region, there is a wounded</text:span>
</text:h>
      <text:p text:style-name="P4">
Authors: Ukrinform (Person)</text:p>
      <text:p text:style-name="P4">
Publisher: Укринформ (Organization)</text:p>
      <text:p text:style-name="P4">
Published Time: 2023-06-26T14:28:00+03:00</text:p>
      <text:p text:style-name="P4">
Modified Time: 2023-06-26T14:28:00+03:00</text:p>
      <text:p text:style-name="P4">
Description: The Russian army attacked the Belozerk of the Kherson region, a 71-year-old woman wounded, she was hospitalized. - Ukrinform.</text:p>
      <text:p text:style-name="P4">
Images: ['<text:a xlink:type="simple" xlink:href="https://static.ukrinform.com/photos/2022_05/thumb_files/630_360_1653576338-700.jpg" text:style-name="Internet_20_link" text:visited-style-name="Visited_20_Internet_20_Link">
630_360_16535...</text:a>
']</text:p>
      <text:p text:style-name="P4">
Tags: ['Херсонщина', 'Обстріл', 'Поранені', 'Війна з Росією']</text:p>
      <text:p text:style-name="P4">
Type: Article</text:p>
      <!--METADATA-->
      <text:p text:style-name="P4">
<draw:frame draw:style-name="fr1" draw:name="Image61" text:anchor-type="as-char" svg:width="6.9236in" svg:height="3.956343in" draw:z-index="0">
<draw:image xlink:href="../Images/yкринформ/2023-06-26T14-28-00-03-00/630_360_1653576338-700.jpg" xlink:type="simple" xlink:show="embed" xlink:actuate="onLoad" draw:mime-type="image/jpeg"/>
</draw:frame>
The army of Rfatataca of the Belozerka of the Kherson region, a 71-year-old woman wounded, it was cultivated.</text:p>
      <text:p text:style-name="P4">
About it reports Kherson Ova in <text:a xlink:type="simple" xlink:href="https://t.me/khersonskaODA/7393" text:style-name="Internet_20_link" text:visited-style-name="Visited_20_Internet_20_Link">
telegram</text:a>
, reports Ukrinform.</text:p>
      <text:p text:style-name="P4">
"The army of the Russian Federation attacked a Whitezer," a peaceful woman was injured, "the presentation said.</text:p>
      <text:p text:style-name="P4">
Ova reports that a 71-year-old woman who was in the yard was injured due to shelling. She was hospitalized with her leg injury to the hospital.</text:p>
      <text:p text:style-name="P4">
As it is noted, the enemy hit the building of a local music school. Private homes, gas pipelines and transmission lines were also damaged.</text:p>
      <text:p text:style-name="P4">
<text:span text:style-name="T4">
 Read also: </text:span>
 [<text:span text:style-name="T4">
 firing </text:span>
 Sumy region: a woman died in the hospital as a day before(https://www.ukrinform.ua/rubric-regions/3727848-obstril-sumsini-u-likarni-pomerla-zinka-aka-naperedodni-distala-poranenna.html)As reported by Ukrinform, <text:a xlink:type="simple" xlink:href="https://www.ukrinform.ua/rubric-regions/3727649-vijska-rf-za-dobu-vipustili-po-hersonsini-644-snaradi-odin-zagiblij-semero-poranenih.html" text:style-name="Internet_20_link" text:visited-style-name="Visited_20_Internet_20_Link">
troops of the Russian Federation in the day 95 times fired at Kherson region, releasing 644 shells</text:a>
From mortars, artillery, "Grads", tanks, drones and aviation. One person was killed, seven - they were injured.</text:p>
      <text:p text:style-name="P4">
Due to the morning hostile shelling of Kherson residential quarters and Antonovkronovated inflammatory ammunition, water supply, gas pipeline, and critical infrastructure were damaged, residential buildings were burning.</text:p>
      <text:p text:style-name="P4">
The Armed Forces of the Armed Forces liberated the right -bank part of the Kherson region, in particular the cityharson. Part of the region, located on the left bank of the Dnieper, is temporarily seized by Russian troops.</text:p>
      <text:p text:style-name="P4">
Residents of the liberated Right Bank in Kherson region, which is fired by the enemy, urge to minimize their stay in the open space, because most of the people suffer on the street.</text:p>
      <text:p text:style-name="P4">
News Source: <text:a xlink:type="simple" xlink:href="https://www.ukrinform.ua/rubric-ato/3727872-armia-rf-atakuvala-bilozerku-na-hersonsini-e-poranena.html" text:style-name="Internet_20_link" text:visited-style-name="Visited_20_Internet_20_Link">
https://www.ukrinform.ua/rubric-ato/3727872-armia-rf-atakuvala-bilozerku-na-hersonsini-e-poranena.html</text:a>
</text:p>
      <!--NEWS-->
      <text:h text:style-name="P10" text:outline-level="1">
<text:span text:style-name="T4">
Michotakis started the second cadence of Greece Prime Minister</text:span>
</text:h>
      <text:p text:style-name="P4">
Authors: Ukrinform (Person)</text:p>
      <text:p text:style-name="P4">
Publisher: Укринформ (Organization)</text:p>
      <text:p text:style-name="P4">
Published Time: 2023-06-26T14:30:00+03:00</text:p>
      <text:p text:style-name="P4">
Modified Time: 2023-06-26T14:30:00+03:00</text:p>
      <text:p text:style-name="P4">
Description: On Monday, day, June 26, Kiriakos Michotakis oath of Prime Minister of Greece for the second term after his New Democracy Party won the parliamentary election a day earlier. - Ukrinform.</text:p>
      <text:p text:style-name="P4">
Images: ['<text:a xlink:type="simple" xlink:href="https://static.ukrinform.com/photos/2023_06/thumb_files/630_360_1687778606-157.jpg" text:style-name="Internet_20_link" text:visited-style-name="Visited_20_Internet_20_Link">
630_360_16877...</text:a>
']</text:p>
      <text:p text:style-name="P4">
Tags: ['Греція', "Прем'єр"]</text:p>
      <text:p text:style-name="P4">
Type: Article</text:p>
      <!--METADATA-->
      <text:p text:style-name="P4">
<draw:frame draw:style-name="fr1" draw:name="Image62" text:anchor-type="as-char" svg:width="6.9236in" svg:height="3.956343in" draw:z-index="0">
<draw:image xlink:href="../Images/yкринформ/2023-06-26T14-30-00-03-00/630_360_1687778606-157.jpg" xlink:type="simple" xlink:show="embed" xlink:actuate="onLoad" draw:mime-type="image/jpeg"/>
</draw:frame>
In the daytime, June 26, Kiriakos Michotakis oath of the prime minister for the second term after his day earlier his party "Novademocracy" won a great victory in the parliamentary elections.</text:p>
      <text:p text:style-name="P4">
According to Ukrinform, it reports <text:a xlink:type="simple" xlink:href="https://www.ekathimerini.com/news/1214074/mitsotakis-sworn-in-as-prime-minister-begins-new-term-in-office/" text:style-name="Internet_20_link" text:visited-style-name="Visited_20_Internet_20_Link">
Ekathimerini.</text:a>
The oath ceremony took place at the Presidential Palace in the presence of Sakellipulpul Presidential and Archbishop Hieronym.</text:p>
      <text:p text:style-name="P4">
Then Michotakis went to the official residence of the Prime Minister, where he met the so-called. Prime Minister Joannis Sarms, who leaves his post.</text:p>
      <text:p text:style-name="P4">
Michotakis thanked Sarms and the Cabinet of Ministers of the Provisional Government for his "exemplary work" during a short term of his post, and Sarms wished success during his new cadence of the head of government.</text:p>
      <text:p text:style-name="P4">
<text:span text:style-name="T4">
 Read also: </text:span>
 <text:a xlink:type="simple" xlink:href="https://www.ukrinform.ua/rubric-world/3727819-u-grecii-partia-premera-otrimala-monobilsist.html" text:style-name="Internet_20_link" text:visited-style-name="Visited_20_Internet_20_Link">
in <text:span text:style-name="T4">
 Greece </text:span>
 Prime Minister's Party received "Monorest"</text:a>
As reported by Ukrinform, <text:a xlink:type="simple" xlink:href="https://www.ukrinform.ua/rubric-world/3727604-na-viborah-u-grecii-peremogu-zdobuvae-vladna-partia-nova-demokratia-ekzitpol.html" text:style-name="Internet_20_link" text:visited-style-name="Visited_20_Internet_20_Link">
the novademocracy conservative party in Greece received most of the places in parliament</text:a>
According to the results of the Sunday elections.  Photo: Intime News_</text:p>
      <text:p text:style-name="P4">
News Source: <text:a xlink:type="simple" xlink:href="https://www.ukrinform.ua/rubric-world/3727871-micotakis-rozpocav-drugu-kadenciu-premera-grecii.html" text:style-name="Internet_20_link" text:visited-style-name="Visited_20_Internet_20_Link">
https://www.ukrinform.ua/rubric-world/3727871-micotakis-rozpocav-drugu-kadenciu-premera-grecii.html</text:a>
</text:p>
      <!--NEWS-->
      <text:h text:style-name="P10" text:outline-level="1">
<text:span text:style-name="T4">
The front line should not become a new border between Ukraine and Russia - a spokesman for Germany</text:span>
</text:h>
      <text:p text:style-name="P4">
Authors: Ukrinform (Person)</text:p>
      <text:p text:style-name="P4">
Publisher: Укринформ (Organization)</text:p>
      <text:p text:style-name="P4">
Published Time: 2023-06-26T14:32:00+03:00</text:p>
      <text:p text:style-name="P4">
Modified Time: 2023-06-26T14:32:00+03:00</text:p>
      <text:p text:style-name="P4">
Description: The front line should not be a new border between Ukraine and Russia, but the relations between the two states to be a "cold peace". - Ukrinform.</text:p>
      <text:p text:style-name="P4">
Images: ['<text:a xlink:type="simple" xlink:href="https://static.ukrinform.com/photos/2023_06/thumb_files/630_360_1687778225-389.jpg" text:style-name="Internet_20_link" text:visited-style-name="Visited_20_Internet_20_Link">
630_360_16877...</text:a>
']</text:p>
      <text:p text:style-name="P4">
Tags: ['Німеччина', 'Україна', 'Росія', 'Війна з Росією']</text:p>
      <text:p text:style-name="P4">
Type: Article</text:p>
      <!--METADATA-->
      <text:p text:style-name="P4">
<draw:frame draw:style-name="fr1" draw:name="Image63" text:anchor-type="as-char" svg:width="6.9236in" svg:height="3.956343in" draw:z-index="0">
<draw:image xlink:href="../Images/yкринформ/2023-06-26T14-32-00-03-00/630_360_1687778225-389.jpg" xlink:type="simple" xlink:show="embed" xlink:actuate="onLoad" draw:mime-type="image/jpeg"/>
</draw:frame>
Linefront should not become a new border between Ukraine and Russia, but relations between the two states to be a "cold peace".</text:p>
      <text:p text:style-name="P4">
This was stated by a spokesman for the Federal Government of Germany Steffen Gebestrytit on Monday, Ukrinform correspondent reports.</text:p>
      <text:p text:style-name="P4">
“There should be no cold peace. There should be no situation that the current front will become a new state border, ”the spokesman emphasized.</text:p>
      <text:p text:style-name="P4">
He assured that the German side was constantly calling the Russian immediately stopping, withdrawing its troops and establishing a just peace.</text:p>
      <text:p text:style-name="P4">
The spokesman called the good that there are more and more peaceful initiatives in the world.</text:p>
      <text:p text:style-name="P4">
What the influence of the event in the Russian Federation on the last weekend will have the possibility of negotiating between Ukraine and Russia, according to Gebbestryt, it is too early. In general, he said, "it will become clear only the following days, weeks and months."</text:p>
      <text:p text:style-name="P4">
<text:span text:style-name="T4">
 Read also: </text:span>
 <text:a xlink:type="simple" xlink:href="https://www.ukrinform.ua/rubric-polytics/3727558-posolstvo-ukraini-rozkritikuvalo-politiku-uradu-izrailu-sodo-rf-i-zaklikalo-pidtrimati-kiiv.html" text:style-name="Internet_20_link" text:visited-style-name="Visited_20_Internet_20_Link">
Embassy of Ukraine has criticized the policy of the Government of Israelusho About the Russian Federation and urged to support Kiev</text:a>
They do not give their own ratings in Russia and whether they have weakened President Putin's positions, they do not give Verlin, because they do not have their own data, but have been monitored by these Invnation events attentively and consider them "very serious". The spokesman has informed that during the weekend there was a discussion at different levels, in particular, Chancellor Olaf Scholtz had a telephone conversation with US leaders, France and UK, and the Foreign Minister Annna Berbb - with colleagues in G7 group. Or contact with the Russian side, including nuclear security issues.</text:p>
      <text:p text:style-name="P4">
As it was reported, the leader of the Wagner PEC Yevhen Prigogin on June 23, <text:a xlink:type="simple" xlink:href="https://www.ukrinform.ua/rubric-other_news/3727120-zakolot-prigozina-vse-so-vidomo-na-cej-moment.html" text:style-name="Internet_20_link" text:visited-style-name="Visited_20_Internet_20_Link">
declared Demarsh against the Russian military leadership</text:a>
In particular, against the Russian Defense Minister Sergei Shoigu, he went to Moscow. However, on the evening of June 24, after, as if to reach for an agreement through the mediation of the Belarusian dictator Lukashenko, Vinuskovic that his units were returning to field camps.</text:p>
      <text:p text:style-name="P4">
News Source: <text:a xlink:type="simple" xlink:href="https://www.ukrinform.ua/rubric-polytics/3727876-linia-frontu-ne-povinna-stati-novim-kordonom-miz-ukrainou-ta-rosieu-recnik-uradu-frn.html" text:style-name="Internet_20_link" text:visited-style-name="Visited_20_Internet_20_Link">
https://www.ukrinform.ua/rubric-polytics/3727876-linia-frontu-ne-povinna-stati-novim-kordonom-miz-ukrainou-ta-rosieu-recnik-uradu-frn.html</text:a>
</text:p>
      <!--NEWS-->
      <text:h text:style-name="P10" text:outline-level="1">
<text:span text:style-name="T4">
Defense forces are moving in the Tavriysk direction - four companions of the invaders were destroyed in a day</text:span>
</text:h>
      <text:p text:style-name="P4">
Authors: Ukrinform (Person)</text:p>
      <text:p text:style-name="P4">
Publisher: Укринформ (Organization)</text:p>
      <text:p text:style-name="P4">
Published Time: 2023-06-26T14:36:00+03:00</text:p>
      <text:p text:style-name="P4">
Modified Time: 2023-06-26T14:36:00+03:00</text:p>
      <text:p text:style-name="P4">
Description: The forces of defense over the past 24 hours destroyed four companies of Russian invaders and 15 units of enemy military equipment in the Tavriysk direction. - Ukrinform.</text:p>
      <text:p text:style-name="P4">
Images: ['<text:a xlink:type="simple" xlink:href="https://static.ukrinform.com/photos/2023_06/thumb_files/630_360_1686022540-181.jpg" text:style-name="Internet_20_link" text:visited-style-name="Visited_20_Internet_20_Link">
630_360_16860...</text:a>
']</text:p>
      <text:p text:style-name="P4">
Tags: ['Військова техніка', 'Військові', 'Таврія', 'Війна з Росією']</text:p>
      <text:p text:style-name="P4">
Type: Article</text:p>
      <!--METADATA-->
      <text:p text:style-name="P4">
<draw:frame draw:style-name="fr1" draw:name="Image64" text:anchor-type="as-char" svg:width="6.9236in" svg:height="3.956343in" draw:z-index="0">
<draw:image xlink:href="../Images/yкринформ/2023-06-26T14-36-00-03-00/630_360_1686022540-181.jpg" xlink:type="simple" xlink:show="embed" xlink:actuate="onLoad" draw:mime-type="image/jpeg"/>
</draw:frame>
For the past 24 hours, four companies of Russian ash and 15 units of enemy military equipment have been destroyed in the Tavriysk direction.</text:p>
      <text:p text:style-name="P4">
According to Ukrinform, the commander of the operational-strategic group "Tavriya" General Alexander Tarnavsky reported in <text:a xlink:type="simple" xlink:href="https://t.me/otarnavskiy/134" text:style-name="Internet_20_link" text:visited-style-name="Visited_20_Internet_20_Link">
telegram</text:a>
.</text:p>
      <text:p text:style-name="P4">
“In the Taurian direction, the defense forces are moving forward. There are already liberation and our movement continues. Over the past day, the enemy has died 18 times and made 450 <text:a xlink:type="simple" xlink:href="https://www.ukrinform.ua/tag-obstril" text:style-name="Internet_20_link" text:visited-style-name="Visited_20_Internet_20_Link">
shelling</text:a>
. Units of rocket troops of the Taleartillery forces of Tavriysk's direction during the day completed 954 tasks. In the last day, the loss of the enemy killed and wounded folded four mouths. 15 units of military equipment of the enemy were destroyed, ”Tarnavsky said.</text:p>
      <text:p text:style-name="P4">
Video: [Telegram of the Commander of the Operational Strategic Grouping of Tavriya Alexander Tarnavsky]](https://t.me/otarnavskiy/134)*!(https://www.ukrinform.ua/rubric-ato/3727465-na-tavrijskomu-napramku-ukrainski-vijskovi-pokrasili-takticne-polozenna-v-oboroni.html)According to him, in particular, 4 BBMs, 2 SuperCam UAVs, a self -propelled article 2C3 “Acacia” and automobile equipment were destroyed. The enemy ammunition is also destroyed.</text:p>
      <text:p text:style-name="P4">
As reported by Ukrinform, the Defense Forces of Ukraine from February 24, 2022 to 26th 2023 <text:a xlink:type="simple" xlink:href="https://www.ukrinform.ua/rubric-ato/3727653-zsu-za-dobu-znisili-950-rosijskih-zagarbnikiv.html" text:style-name="Internet_20_link" text:visited-style-name="Visited_20_Internet_20_Link">
liquidated about 225 580 Russian invaders</text:a>
, at the same time 950 - in the last day.</text:p>
      <text:p text:style-name="P4">
News Source: <text:a xlink:type="simple" xlink:href="https://www.ukrinform.ua/rubric-ato/3727878-sili-oboroni-prosuvautsa-na-tavrijskomu-napramku-za-dobu-znisili-cotiri-roti-zagarbnikiv.html" text:style-name="Internet_20_link" text:visited-style-name="Visited_20_Internet_20_Link">
https://www.ukrinform.ua/rubric-ato/3727878-sili-oboroni-prosuvautsa-na-tavrijskomu-napramku-za-dobu-znisili-cotiri-roti-zagarbnikiv.html</text:a>
</text:p>
      <!--NEWS-->
      <text:h text:style-name="P10" text:outline-level="1">
<text:span text:style-name="T4">
Kyivstar launched a new television package - 40% of the cost will help children with burns</text:span>
</text:h>
      <text:p text:style-name="P4">
Authors: Ukrinform (Person)</text:p>
      <text:p text:style-name="P4">
Publisher: Укринформ (Organization)</text:p>
      <text:p text:style-name="P4">
Published Time: 2023-06-26T14:37:18+03:00</text:p>
      <text:p text:style-name="P4">
Modified Time: 2023-06-26T14:37:18+03:00</text:p>
      <text:p text:style-name="P4">
Description: The Kyivstar TV movie and television platform launches a new Kyivstar TV: charity package, 40% of which will be aimed at helping children who received burns as a result of a full -scale invasion. - Ukrinform.</text:p>
      <text:p text:style-name="P4">
Images: ['<text:a xlink:type="simple" xlink:href="https://static.ukrinform.com/photos/2022_09/thumb_files/630_360_1663337360-379.png" text:style-name="Internet_20_link" text:visited-style-name="Visited_20_Internet_20_Link">
630_360_16633...</text:a>
', '<text:a xlink:type="simple" xlink:href="https://static.ukrinform.com/photos/2023_06/1687779245-897.jpg" text:style-name="Internet_20_link" text:visited-style-name="Visited_20_Internet_20_Link">
1687779245-89...</text:a>
']</text:p>
      <text:p text:style-name="P4">
Tags: ['Діти', 'Благодійність', 'Київстар', "Здоров'я", 'Телебачення']</text:p>
      <text:p text:style-name="P4">
Type: Article</text:p>
      <!--METADATA-->
      <text:p text:style-name="P4">
<draw:frame draw:style-name="fr1" draw:name="Image65" text:anchor-type="as-char" svg:width="6.9236in" svg:height="3.956343in" draw:z-index="0">
<draw:image xlink:href="../Images/yкринформ/2023-06-26T14-37-18-03-00/630_360_1663337360-379.png" xlink:type="simple" xlink:show="embed" xlink:actuate="onLoad" draw:mime-type="image/png"/>
</draw:frame>
Kyivstar TV platformino and television launches a new Kyivstar TV: charity package, 40% of which will be aimed at helping children who have been burned as a result of a full -scale invasion.</text:p>
      <text:p text:style-name="P4">
Ukrinform was informed in the press service of Kyivstar.</text:p>
      <text:p text:style-name="P4">
In particular, it is planned from the funds collected from the Kyivstar TV: charity package to buy medical equipment for the National Rehabilitation Center "Unbreakable" in Lviv.</text:p>
      <text:p text:style-name="P4">
In order to join the initiative, the user needs to choose from the lines of the cakes "Kyivstar TV: Charity". The package has the highest content and provides an access to 320 TV channels and more than 20,000 films, programs and series. Both new subscribers and it can join the charity initiative. "Thus, it is possible not only to join the dominant business, but also to get as a bonus of qualitative, legal content," the company was.</text:p>
      <text:p text:style-name="P4">
<draw:frame draw:style-name="fr1" draw:name="Image66" text:anchor-type="as-char" svg:width="6.9236in" svg:height="3.89773in" draw:z-index="0">
<draw:image xlink:href="../Images/yкринформ/2023-06-26T14-37-18-03-00/1687779245-897.jpg" xlink:type="simple" xlink:show="embed" xlink:actuate="onLoad" draw:mime-type="image/jpeg"/>
</draw:frame>
It is emphasized that the funds collected <text:a xlink:type="simple" xlink:href="https://www.ukrinform.ua/tag-kiivstar" text:style-name="Internet_20_link" text:visited-style-name="Visited_20_Internet_20_Link">
Kyivstar</text:a>
TV will direct the laser for grinding burn scars for the rehabilitation center "Unbreakable". The initiative is implemented within the framework of the Children's Hope program, for which Kyivstar together with subscribers has already transferred more than UAH 10 million to support children with burns.</text:p>
      <text:p text:style-name="P4">
“The full -scale war has dramatically changed the lives of every Ukrainian, so in this time we have to support each other and help those who will not help it. For its part, Kyivstar TV is glad to join a good business and creates a special charity package in order to gather for the rapid and effective rehabilitation of children who received burns as a result of the Russian Federation. Therefore, we urge our users to join the initiative to connect this charity package, because together we are stronger, ”Kyivstar TV has been overcome.</text:p>
      <text:p text:style-name="P4">
<text:span text:style-name="T4">
 Read also: </text:span>
 <text:a xlink:type="simple" xlink:href="https://www.ukrinform.ua/rubric-regions/3707441-kiivstar-vidiliv-10-miljoniv-dla-ditacogo-opikovogo-viddilenna-centru-nezlamni-u-lvovi.html" text:style-name="Internet_20_link" text:visited-style-name="Visited_20_Internet_20_Link">
<text:span text:style-name="T4">
 Kyivstar </text:span>
 has allocated 10 million for children's care for the Unbreakable Center in Lviv</text:a>
</text:p>
      <text:p text:style-name="P4">
Not only users of the Kyivstar TV platform can join in the laser. Kyivstar pre -paid subscribers can make a number translation using SMS to 450025, or to help sell a wage through a donation from a bank card on the site <text:a xlink:type="simple" xlink:href="https://dobro.ua/project/kyivstar/" text:style-name="Internet_20_link" text:visited-style-name="Visited_20_Internet_20_Link">
dobro.ua</text:a>
.</text:p>
      <text:p text:style-name="P4">
<text:span text:style-name="T5">
Foto: Kyivstar</text:span>
</text:p>
      <text:p text:style-name="P4">
News Source: <text:a xlink:type="simple" xlink:href="https://www.ukrinform.ua/rubric-society/3727879-kiivstar-zapustiv-novij-paket-telebacenna-40-vartosti-pide-na-dopomogu-ditam-z-opikami.html" text:style-name="Internet_20_link" text:visited-style-name="Visited_20_Internet_20_Link">
https://www.ukrinform.ua/rubric-society/3727879-kiivstar-zapustiv-novij-paket-telebacenna-40-vartosti-pide-na-dopomogu-ditam-z-opikami.html</text:a>
</text:p>
      <!--NEWS-->
      <text:h text:style-name="P10" text:outline-level="1">
<text:span text:style-name="T4">
FC Real has extended a contract with 37-year-old Luke Modric</text:span>
</text:h>
      <text:p text:style-name="P4">
Authors: Ukrinform (Person)</text:p>
      <text:p text:style-name="P4">
Publisher: Укринформ (Organization)</text:p>
      <text:p text:style-name="P4">
Published Time: 2023-06-26T14:38:11+03:00</text:p>
      <text:p text:style-name="P4">
Modified Time: 2023-06-26T14:38:11+03:00</text:p>
      <text:p text:style-name="P4">
Description: The Madrid football club "Real" extended a contract with midfielder Luke Modric for another year - until June 30, 2024. - Ukrinform.</text:p>
      <text:p text:style-name="P4">
Images: ['<text:a xlink:type="simple" xlink:href="https://static.ukrinform.com/photos/2023_06/thumb_files/630_360_1687777500-161.jpg" text:style-name="Internet_20_link" text:visited-style-name="Visited_20_Internet_20_Link">
630_360_16877...</text:a>
']</text:p>
      <text:p text:style-name="P4">
Tags: ['Футбол', 'Хорватія', 'Іспанія', 'Реал Мадрид', 'Лука Модрич']</text:p>
      <text:p text:style-name="P4">
Type: Article</text:p>
      <!--METADATA-->
      <text:p text:style-name="P4">
<draw:frame draw:style-name="fr1" draw:name="Image67" text:anchor-type="as-char" svg:width="6.9236in" svg:height="3.956343in" draw:z-index="0">
<draw:image xlink:href="../Images/yкринформ/2023-06-26T14-38-11-03-00/630_360_1687777500-161.jpg" xlink:type="simple" xlink:show="embed" xlink:actuate="onLoad" draw:mime-type="image/jpeg"/>
</draw:frame>
The Madrid football club "Real" extended a contract with midfielder Lukomodrich for another year - until June 30, 2024.</text:p>
      <text:p text:style-name="P4">
37-year-old <text:a xlink:type="simple" xlink:href="https://www.realmadrid.com/noticias/2023/06/26/comunicado-oficial-modric" text:style-name="Internet_20_link" text:visited-style-name="Visited_20_Internet_20_Link">
Croatian havbek</text:a>
She has been in favor of Madrid since 2012, Ukrinform reports.</text:p>
      <text:p text:style-name="P4">
Modric has become a champion of Spain three times, won the Champions League five times, repeatedly won the world championships, and other Spanish Tyninental trophies.</text:p>
      <text:p text:style-name="P4">
Speaking in Madrid, Luke won the Golden Ball in 2018 and was recognized as the best player of the year according to FIFA and UEFA.</text:p>
      <text:p text:style-name="P4">
Last season, Modrich played 52 matches for Real Madrid and has 6 hours and 6 resorts.</text:p>
      <text:p text:style-name="P4">
<text:span text:style-name="T4">
 Read also: </text:span>
 [Luke <text:span text:style-name="T4">
 Modric </text:span>
 rejected the proposal "Al(https://www.ukrinform.ua/rubric-sports/3703729-modric-vidhiliv-propoziciu-alnasra.html)The football player rejected favorable financial proposals for the transition to the Championships Arabia.</text:p>
      <text:p text:style-name="P4">
Photo: facebook.com/realmadrid.</text:p>
      <text:p text:style-name="P4">
News Source: <text:a xlink:type="simple" xlink:href="https://www.ukrinform.ua/rubric-sports/3727880-fk-real-podovziv-kontrakt-z-37ricnim-lukou-modricem.html" text:style-name="Internet_20_link" text:visited-style-name="Visited_20_Internet_20_Link">
https://www.ukrinform.ua/rubric-sports/3727880-fk-real-podovziv-kontrakt-z-37ricnim-lukou-modricem.html</text:a>
</text:p>
      <!--NEWS-->
      <text:h text:style-name="P10" text:outline-level="1">
<text:span text:style-name="T4">
Australian billionaire Forest intends to invest in Ukraine's reconstruction</text:span>
</text:h>
      <text:p text:style-name="P4">
Authors: Ukrinform (Person)</text:p>
      <text:p text:style-name="P4">
Publisher: Укринформ (Organization)</text:p>
      <text:p text:style-name="P4">
Published Time: 2023-06-26T14:40:00+03:00</text:p>
      <text:p text:style-name="P4">
Modified Time: 2023-06-26T14:40:00+03:00</text:p>
      <text:p text:style-name="P4">
Description: Australian billionaire, owner of Fortescue Metals Group Andrew Forest after the London Conference on Recovery of Ukraine has declared its intention to invest in the country. - Ukrinform.</text:p>
      <text:p text:style-name="P4">
Images: ['<text:a xlink:type="simple" xlink:href="https://static.ukrinform.com/photos/2023_06/thumb_files/630_360_1687780039-795.jpg" text:style-name="Internet_20_link" text:visited-style-name="Visited_20_Internet_20_Link">
630_360_16877...</text:a>
']</text:p>
      <text:p text:style-name="P4">
Tags: ['Мільярдери', 'Відбудова', 'Конференція з відбудови у Лондоні']</text:p>
      <text:p text:style-name="P4">
Type: Article</text:p>
      <!--METADATA-->
      <text:p text:style-name="P4">
<draw:frame draw:style-name="fr1" draw:name="Image68" text:anchor-type="as-char" svg:width="6.9236in" svg:height="3.956343in" draw:z-index="0">
<draw:image xlink:href="../Images/yкринформ/2023-06-26T14-40-00-03-00/630_360_1687780039-795.jpg" xlink:type="simple" xlink:show="embed" xlink:actuate="onLoad" draw:mime-type="image/jpeg"/>
</draw:frame>
The Australian billionaire, owner of Fortescue Metals Group Andrew Foresau, has announced its intent to the country.</text:p>
      <text:p text:style-name="P4">
This is stated in the official communique, the text of which is in the disposal of Ukrainian.</text:p>
      <text:p text:style-name="P4">
"My obligation to you is simple: when the war will end in such a way as the Ukrainian Government, global investments are being flooded to Ukraine," Forest has healed in his official communique.</text:p>
      <text:p text:style-name="P4">
He added: “We should not set ourselves to restore what Ukraine has been low -quality infrastructure of the Soviet times. We need to imagine what it is in the presence of vision, planning and access to the best world technologies and thinking. ”</text:p>
      <text:p text:style-name="P4">
According to him, Ukraine will not inherit war, but a modern, friendly, confident green digital economy and country.</text:p>
      <text:p text:style-name="P4">
<text:span text:style-name="T4">
 Read also: </text:span>
 <text:a xlink:type="simple" xlink:href="https://www.ukrinform.ua/rubric-vidbudova/3727530-na-londonskij-konferencii-zalucili-blizko-60-milardiv-na-vidnovlenna-smigal.html" text:style-name="Internet_20_link" text:visited-style-name="Visited_20_Internet_20_Link">
at the London Conference attracted about $ 60 billion restoration of Ukraine - Shmigal</text:a>
“I will do everything in my power to inspire business and investment community to achieve this goal. We are looking forward to this moment and will be on the way to the future, to which you and the defenders of your nation have so honored, ”the businessman explained.</text:p>
      <text:p text:style-name="P4">
Forrest emphasized that the people of Ukraine are firmly against the pressure of tyranny.</text:p>
      <text:p text:style-name="P4">
“And you inspired the whole world. That is why at the London Conference of Ukraine, we have committed to support your country in <text:a xlink:type="simple" xlink:href="https://www.ukrinform.ua/rubric-vidbudova/3727377-oon-dolucilasa-do-rozrobki-planu-vidbudovi-harkova.html" text:style-name="Internet_20_link" text:visited-style-name="Visited_20_Internet_20_Link">
building</text:a>
The flowering European economy is the exposed, defined digital and green innovations, sociality, which is fair and free from corruption, ”he emphasized.</text:p>
      <text:p text:style-name="P4">
<text:span text:style-name="T4">
 Read also: </text:span>
 <text:a xlink:type="simple" xlink:href="https://www.ukrinform.ua/rubric-polytics/3726943-blizko-500-kompanij-u-sviti-zacikavleni-investuvati-v-ukrainu-zelenskij.html" text:style-name="Internet_20_link" text:visited-style-name="Visited_20_Internet_20_Link">
about 500 companies in the world are interested in investing in Ukraine - Zelensky</text:a>
</text:p>
      <text:p text:style-name="P4">
Photo from open springs</text:p>
      <text:p text:style-name="P4">
News Source: <text:a xlink:type="simple" xlink:href="https://www.ukrinform.ua/rubric-vidbudova/3727883-avstralijskij-milarder-forest-mae-namir-investuvati-u-vidbudovu-ukraini.html" text:style-name="Internet_20_link" text:visited-style-name="Visited_20_Internet_20_Link">
https://www.ukrinform.ua/rubric-vidbudova/3727883-avstralijskij-milarder-forest-mae-namir-investuvati-u-vidbudovu-ukraini.html</text:a>
</text:p>
      <!--NEWS-->
      <text:h text:style-name="P10" text:outline-level="1">
<text:span text:style-name="T4">
Putin and Lukashenka to make public statements later today, - Kremlin and Lukashenka’s admini...</text:span>
</text:h>
      <text:p text:style-name="P4">
Authors: liveuamap (Language: en)</text:p>
      <text:p text:style-name="P4">
Time: 2023-06-26T14:43:24</text:p>
      <text:p text:style-name="P4">
Location: Minsk, (Latitude:53.92668 Longtitude:27.52316)</text:p>
      <text:p text:style-name="P4">
Videos: []</text:p>
      <text:p text:style-name="P4">
Images: []</text:p>
      <text:p text:style-name="P4">
Tags: ["Central and Eastern Europe", "Belarus"]</text:p>
      <text:p text:style-name="P4">
Id: 22571940</text:p>
      <!--METADATA-->
      <text:p text:style-name="P4">
Putin and Lukashenka to make public statements later today, - Kremlin andLukashenka’s administration</text:p>
      <text:p text:style-name="P4">
News Collection Link: <text:a xlink:type="simple" xlink:href="https:\/\/liveuamap.com\/en\/2023\/26-june-putin-and-lukashenka-to-make-public-statements-later" text:style-name="Internet_20_link" text:visited-style-name="Visited_20_Internet_20_Link">
https:\/\/liveuamap.com\/en\/2023\/26-june-putin-and-lukashenka-to-make-public-statements-later</text:a>
</text:p>
      <text:p text:style-name="P4">
News Source: <text:a xlink:type="simple" xlink:href="https://t.me/bbbreaking/159042" text:style-name="Internet_20_link" text:visited-style-name="Visited_20_Internet_20_Link">
https://t.me/bbbreaking/159042</text:a>
</text:p>
      <!--NEWS-->
      <text:h text:style-name="P10" text:outline-level="1">
<text:span text:style-name="T4">
Mobile operators will register the numbers of dead or missing defenders for two years</text:span>
</text:h>
      <text:p text:style-name="P4">
Authors: Ukrinform (Person)</text:p>
      <text:p text:style-name="P4">
Publisher: Укринформ (Organization)</text:p>
      <text:p text:style-name="P4">
Published Time: 2023-06-26T14:52:00+03:00</text:p>
      <text:p text:style-name="P4">
Modified Time: 2023-06-26T14:52:00+03:00</text:p>
      <text:p text:style-name="P4">
Description: </text:p>
      <text:p text:style-name="P4">
Мобільні Оператори Kyivstar Та Lifecell Запускають В Тестовому Режимі Послугу, Яка Дозволить Зарезервувати Номер Телефону Загиблих Чи Зниклих Захисників На 2 Роки. — Укрінформ.: </text:p>
      <text:p text:style-name="P4">
Images: ['<text:a xlink:type="simple" xlink:href="https://static.ukrinform.com/photos/2020_06/thumb_files/630_360_1593524779-212.jpg" text:style-name="Internet_20_link" text:visited-style-name="Visited_20_Internet_20_Link">
630_360_15935...</text:a>
']</text:p>
      <text:p text:style-name="P4">
Tags: ['Телефон', "Мобільний зв'язок", 'Оператор']</text:p>
      <text:p text:style-name="P4">
Type: Article</text:p>
      <!--METADATA-->
      <text:p text:style-name="P4">
<draw:frame draw:style-name="fr1" draw:name="Image69" text:anchor-type="as-char" svg:width="6.9236in" svg:height="3.956343in" draw:z-index="0">
<draw:image xlink:href="../Images/yкринформ/2023-06-26T14-52-00-03-00/630_360_1593524779-212.jpg" xlink:type="simple" xlink:show="embed" xlink:actuate="onLoad" draw:mime-type="image/jpeg"/>
</draw:frame>
Kyivstar and lifecell mobile operators are launched in test mode, which will allow you to reserve the phone number of dead or missing defenders for 2 years.</text:p>
      <text:p text:style-name="P4">
About it reports Ukrinform with reference to the press service of the Ministry of digital transformation in <text:a xlink:type="simple" xlink:href="https://t.me/mintsyfra/4230" text:style-name="Internet_20_link" text:visited-style-name="Visited_20_Internet_20_Link">
telegram</text:a>
.</text:p>
      <text:p text:style-name="P4">
“Ukrainians whose loved ones have died or disappeared, defending the country, will be able to preserve their number <text:a xlink:type="simple" xlink:href="https://www.ukrinform.ua/tag-telefon" text:style-name="Internet_20_link" text:visited-style-name="Visited_20_Internet_20_Link">
phone</text:a>
.Se he will not get to a new subscriber within 2 years from the date of the latest account, ”the message reads.</text:p>
      <text:p text:style-name="P4">
*!(https://www.ukrinform.ua/rubric-regions/3725323-hersonciv-poperedili-pro-nebezpecnu-fisingovu-smsrozsilku.html)In order to register a number, you must contact the Lifecell Operator Support(0800205433)or kyivstar(0800300466), notify the reserve number, and indicate who the appeal is. Next - the SMS will be released on the request.</text:p>
      <text:p text:style-name="P4">
As it was reported, the Ministry of Digital Transformation in conjunction with JSC "Ukrzaliznytsia" <text:a xlink:type="simple" xlink:href="https://www.ukrinform.ua/rubric-technology/3720112-terminalami-starlink-v-ukraini-planuut-obladnati-16-potagiv-intersiti.html" text:style-name="Internet_20_link" text:visited-style-name="Visited_20_Internet_20_Link">
tests the use of Starlink terminals in Intercity+</text:a>
. This will improve the passengers with access to the Internet.</text:p>
      <text:p text:style-name="P4">
News Source: <text:a xlink:type="simple" xlink:href="https://www.ukrinform.ua/rubric-society/3727882-mobilni-operatori-rezervuvatimut-nomeri-zagiblih-ci-zniklih-zahisnikiv-na-dva-roki.html" text:style-name="Internet_20_link" text:visited-style-name="Visited_20_Internet_20_Link">
https://www.ukrinform.ua/rubric-society/3727882-mobilni-operatori-rezervuvatimut-nomeri-zagiblih-ci-zniklih-zahisnikiv-na-dva-roki.html</text:a>
</text:p>
      <!--NEWS-->
      <text:h text:style-name="P10" text:outline-level="1">
<text:span text:style-name="T4">
The topic of Ukraine's membership in NATO will be among the main at the Vilnius Summit - Nauseda</text:span>
</text:h>
      <text:p text:style-name="P4">
Authors: Ukrinform (Person)</text:p>
      <text:p text:style-name="P4">
Publisher: Укринформ (Organization)</text:p>
      <text:p text:style-name="P4">
Published Time: 2023-06-26T14:54:43+03:00</text:p>
      <text:p text:style-name="P4">
Modified Time: 2023-06-26T14:54:43+03:00</text:p>
      <text:p text:style-name="P4">
Description: The further development of relations between Ukraine and NATO, the country's approaching the Alliance and the definition of its clear path to membership will be among the main topics during the NATO Vilnius Summit. - Ukrinform.</text:p>
      <text:p text:style-name="P4">
Images: ['<text:a xlink:type="simple" xlink:href="https://static.ukrinform.com/photos/2023_03/thumb_files/630_360_1678873066-877.jpg" text:style-name="Internet_20_link" text:visited-style-name="Visited_20_Internet_20_Link">
630_360_16788...</text:a>
']</text:p>
      <text:p text:style-name="P4">
Tags: ['Литва', 'НАТО', 'Саміт', 'Україна', 'Ґітанас Науседа']</text:p>
      <text:p text:style-name="P4">
Type: Article</text:p>
      <!--METADATA-->
      <text:p text:style-name="P4">
<draw:frame draw:style-name="fr1" draw:name="Image70" text:anchor-type="as-char" svg:width="6.9236in" svg:height="3.956343in" draw:z-index="0">
<draw:image xlink:href="../Images/yкринформ/2023-06-26T14-54-43-03-00/630_360_1678873066-877.jpg" xlink:type="simple" xlink:show="embed" xlink:actuate="onLoad" draw:mime-type="image/jpeg"/>
</draw:frame>
The further development of relations between Ukraine and NATO, the approach of the country to the Alliance to determine its clear path to membership will be among the main themes under the NATO -NATO Pre -Vacian Summit.</text:p>
      <text:p text:style-name="P4">
This is what, during a joint statement for the press, the President Litvigitanas Nauseda emphasized in Vilnius during a joint statement for the press, together with NATO Stoltenberg, reports Ukrinform correspondent.</text:p>
      <text:p text:style-name="P4">
“The future of relations between Ukraine and NATO and the response to the Euro -Atlantic degradation of Ukraine will undoubtedly be one of the most important topics of the public. We must clearly state during the Vilnius Summit that Ukraine has become <text:a xlink:type="simple" xlink:href="https://www.ukrinform.ua/tag-nato" text:style-name="Internet_20_link" text:visited-style-name="Visited_20_Internet_20_Link">
NATO</text:a>
As quickly as possible. We have to find a decision to bring Ukraine closer to NATO membership and a chase path to such membership. Ukraine is part of the Transatlantic Security Architecture, ”the Lithuanian leader said.</text:p>
      <text:p text:style-name="P4">
He thanked Stoltenberg for a solid position on the Russian war of anti -Ukraine, as well as for the active role that the NATO leader plays in the mobilization of the Universities to assist Ukraine.</text:p>
      <text:p text:style-name="P4">
The Lithuanian President emphasized that recent events in Russia are forcing the Alliance to be attention to the safety of their own eastern flank to prevent any exacerbation of the situation or probable provocations.</text:p>
      <text:p text:style-name="P4">
*!(https://www.ukrinform.ua/rubric-polytics/3727869-u-vilnusi-ukraina-mae-otrimati-garantii-bezpeki-i-signal-pro-clenstvo-v-nato-rasmussen.html)“Strengthening the eastern flank should be a priority for the whole alliance. For a vote, the front line where there is no room for any failure. The events that have been past weekend in Russia demonstrate the instability of the Kremliv regime. We can expect to be similar if not for the larks in the future. This, without a doubt, has consequences for the Lithuanian Sacrifice and for the region. The presence of Wagner group in Belarus can be a first risk factor. We need to ensure that the aggressor is not even able to think of the intersection of NATO borders based on the effectiveness of Article 5(Washington Treaty, Collective Defense - Ed.)», - emphasized._ Фото: DELFI / Andrius Ufartas _</text:p>
      <text:p text:style-name="P4">
News Source: <text:a xlink:type="simple" xlink:href="https://www.ukrinform.ua/rubric-polytics/3727886-tema-clenstva-ukraini-v-nato-bude-sered-golovnih-na-vilnuskomu-samiti-nauseda.html" text:style-name="Internet_20_link" text:visited-style-name="Visited_20_Internet_20_Link">
https://www.ukrinform.ua/rubric-polytics/3727886-tema-clenstva-ukraini-v-nato-bude-sered-golovnih-na-vilnuskomu-samiti-nauseda.html</text:a>
</text:p>
      <!--NEWS-->
      <text:h text:style-name="P10" text:outline-level="1">
<text:span text:style-name="T4">
Bundesver will send 4,000 soldiers to Lithuania - Pistorius</text:span>
</text:h>
      <text:p text:style-name="P4">
Authors: Ukrinform (Person)</text:p>
      <text:p text:style-name="P4">
Publisher: Укринформ (Organization)</text:p>
      <text:p text:style-name="P4">
Published Time: 2023-06-26T14:55:00+03:00</text:p>
      <text:p text:style-name="P4">
Modified Time: 2023-06-26T14:55:00+03:00</text:p>
      <text:p text:style-name="P4">
Description: Germany will strengthen its presence on the Eastern Flanging in the context of a long -lasting war in Ukraine and attempts by the rebellion of the Russian PEC "Wagner" in Russia. - Ukrinform.</text:p>
      <text:p text:style-name="P4">
Images: ['<text:a xlink:type="simple" xlink:href="https://static.ukrinform.com/photos/2023_01/thumb_files/630_360_1674134284-897.jpg" text:style-name="Internet_20_link" text:visited-style-name="Visited_20_Internet_20_Link">
630_360_16741...</text:a>
']</text:p>
      <text:p text:style-name="P4">
Tags: ['Бундесвер', 'Литва', 'НАТО', 'Пісторіус']</text:p>
      <text:p text:style-name="P4">
Type: Article</text:p>
      <!--METADATA-->
      <text:p text:style-name="P4">
<draw:frame draw:style-name="fr1" draw:name="Image71" text:anchor-type="as-char" svg:width="6.9236in" svg:height="3.956343in" draw:z-index="0">
<draw:image xlink:href="../Images/yкринформ/2023-06-26T14-55-00-03-00/630_360_1674134284-897.jpg" xlink:type="simple" xlink:show="embed" xlink:actuate="onLoad" draw:mime-type="image/jpeg"/>
</draw:frame>
Germany will make its presence on the Eastern flank of NATO in the context of a lasting war of Ukraine and attempts to rebellion of the Russian PEC "Wagner" in Russia.</text:p>
      <text:p text:style-name="P4">
This decision, according to Ukrinform, was announced on Monday during a visit by Vilnius Defense Minister Boris Pistorius.</text:p>
      <text:p text:style-name="P4">
"Germany is ready to place a powerful brigade in Lithuania on a constant basis," he said.</text:p>
      <text:p text:style-name="P4">
The Minister specified that about 4,000 additional soldiers <text:a xlink:type="simple" xlink:href="https://www.ukrinform.ua/tag-bundesver" text:style-name="Internet_20_link" text:visited-style-name="Visited_20_Internet_20_Link">
Bundeswehr</text:a>
. At the same time, he emphasized that a prerequisite for this is the creation of the necessary infrastructure for the disposition of military personnel and training.</text:p>
      <text:p text:style-name="P4">
Currently, a German foreman is located in the Lithuanian sleeve. In addition, since 2017, there is a contingent there, as Germany heads the NATO combat group, which is now about 1600 people, almost half of which are the Bundeswehre soldiers.</text:p>
      <text:p text:style-name="P4">
*!(https://www.ukrinform.ua/rubric-polytics/3724807-nimeccina-gotuetsa-pidtrimuvati-ukrainu-v-dovgostrokovij-perspektivi-solc.html)It was reported that the German Defense Minister Boris Pistorius explained <text:a xlink:type="simple" xlink:href="https://www.ukrinform.ua/rubric-ato/3727381-pistorius-poasniv-comu-nimeccina-ne-moze-buti-v-persih-radah-koalicii-vinisuvaciv.html" text:style-name="Internet_20_link" text:visited-style-name="Visited_20_Internet_20_Link">
KNIMECHINA cannot be in the forefront of the fighter coalition.</text:a>
<text:span text:style-name="T5">
Foto: dw</text:span>
</text:p>
      <text:p text:style-name="P4">
News Source: <text:a xlink:type="simple" xlink:href="https://www.ukrinform.ua/rubric-world/3727889-bundesver-vidpravit-do-litvi-4-tisaci-soldativ-pistorius.html" text:style-name="Internet_20_link" text:visited-style-name="Visited_20_Internet_20_Link">
https://www.ukrinform.ua/rubric-world/3727889-bundesver-vidpravit-do-litvi-4-tisaci-soldativ-pistorius.html</text:a>
</text:p>
      <!--NEWS-->
      <text:h text:style-name="P10" text:outline-level="1">
<text:span text:style-name="T4">
President Zelensky visited the frontline positions of Ukrainian troops in the Berdyansk direct...</text:span>
</text:h>
      <text:p text:style-name="P4">
Authors: liveuamap (Language: en)</text:p>
      <text:p text:style-name="P4">
Time: 2023-06-26T14:55:03</text:p>
      <text:p text:style-name="P4">
Location: Velyka Novosilka (Latitude:47.58023 Longtitude:36.24802)</text:p>
      <text:p text:style-name="P4">
Videos: []</text:p>
      <text:p text:style-name="P4">
Images: []</text:p>
      <text:p text:style-name="P4">
Tags: ["Europe", "Central and Eastern Europe"]</text:p>
      <text:p text:style-name="P4">
Id: 22571942</text:p>
      <!--METADATA-->
      <text:p text:style-name="P4">
President Zelensky visited the frontline positions of Ukrainian troops in theBerdyansk direction</text:p>
      <text:p text:style-name="P4">
News Collection Link: <text:a xlink:type="simple" xlink:href="https:\/\/liveuamap.com\/en\/2023\/26-june-president-zelensky-visited-the-frontline-positions" text:style-name="Internet_20_link" text:visited-style-name="Visited_20_Internet_20_Link">
https:\/\/liveuamap.com\/en\/2023\/26-june-president-zelensky-visited-the-frontline-positions</text:a>
</text:p>
      <text:p text:style-name="P4">
News Source: <text:a xlink:type="simple" xlink:href="https://t.me/babel/34571" text:style-name="Internet_20_link" text:visited-style-name="Visited_20_Internet_20_Link">
https://t.me/babel/34571</text:a>
</text:p>
      <!--NEWS-->
      <text:h text:style-name="P10" text:outline-level="1">
<text:span text:style-name="T4">
The National Bank may start reducing the discount rate since July or September</text:span>
</text:h>
      <text:p text:style-name="P4">
Authors: Ukrinform (Person)</text:p>
      <text:p text:style-name="P4">
Publisher: Укринформ (Organization)</text:p>
      <text:p text:style-name="P4">
Published Time: 2023-06-26T14:55:10+03:00</text:p>
      <text:p text:style-name="P4">
Modified Time: 2023-06-26T14:55:10+03:00</text:p>
      <text:p text:style-name="P4">
Description: Most members of the monetary policy committee consider it likely to reduce the discount rate by 1-2 percentages, starting in July or September. - Ukrinform.</text:p>
      <text:p text:style-name="P4">
Images: ['<text:a xlink:type="simple" xlink:href="https://static.ukrinform.com/photos/2023_03/thumb_files/630_360_1679320501-539.png" text:style-name="Internet_20_link" text:visited-style-name="Visited_20_Internet_20_Link">
630_360_16793...</text:a>
']</text:p>
      <text:p text:style-name="P4">
Tags: ['Нацбанк', 'Облікова ставка']</text:p>
      <text:p text:style-name="P4">
Type: Article</text:p>
      <!--METADATA-->
      <text:p text:style-name="P4">
<draw:frame draw:style-name="fr1" draw:name="Image72" text:anchor-type="as-char" svg:width="6.9236in" svg:height="3.956343in" draw:z-index="0">
<draw:image xlink:href="../Images/yкринформ/2023-06-26T14-55-10-03-00/630_360_1679320501-539.png" xlink:type="simple" xlink:show="embed" xlink:actuate="onLoad" draw:mime-type="image/png"/>
</draw:frame>
Most of the monetary policy committee considers it probable to reduce the account by 1-2 percentage points, starting July or September.</text:p>
      <text:p text:style-name="P4">
According to Ukrinform, it reports <text:a xlink:type="simple" xlink:href="https://bank.gov.ua/ua/news/all/pidsumki-diskusiyi-chleniv-komitetu-z-monetarnoyi-politiki-natsionalnogo-banku-schodo-rivnya-oblikovoyi-stavki-14-chervnya-2023-roku" text:style-name="Internet_20_link" text:visited-style-name="Visited_20_Internet_20_Link">
the press service of the National Bank</text:a>
According to the results of the discussion of members of the Committee Committee.</text:p>
      <text:p text:style-name="P4">
"They(Committee members - ed.)They agreed that in the event of further, rapidly pronounced, slowing of general and basic inflation, the corresponding improvement and maintaining a sufficient volume of international reserves of the NBU will be able to transfer to the cycle of reduction of discounting without the risk of loss of attractiveness of grafting assets, " - the message reads.</text:p>
      <text:p text:style-name="P4">
<text:span text:style-name="T4">
 Read also: </text:span>
 <text:a xlink:type="simple" xlink:href="https://www.ukrinform.ua/rubric-economy/3723257-nacionalnij-bank-zberig-oblikovu-stavku-na-rivni-25.html" text:style-name="Internet_20_link" text:visited-style-name="Visited_20_Internet_20_Link">
National Bank Save <text:span text:style-name="T4">
 Accounting </text:span>
 <text:span text:style-name="T4">
 rate </text:span>
 at 25%</text:a>
However, it is possible that the NBU delayed this decision if new calls for the foreign exchange market and the Ukrainian economy as a whole.</text:p>
      <text:p text:style-name="P4">
The National Bank notes that the participants of the discussion also agreed that the loss of hryvnia is too strong a threat to macro -financial stability of sustainable decrease in inflation. In view of this, the NBU should be careful in its rates and take the appropriate steps gradually. The discount rate in a full -scale war should remain positive in real dimension.</text:p>
      <text:p text:style-name="P4">
<text:span text:style-name="T4">
 Read also: </text:span>
 <text:a xlink:type="simple" xlink:href="https://www.ukrinform.ua/rubric-economy/3723223-nacbank-moze-zniziti-oblikovu-stavku-do-23-ekspert.html" text:style-name="Internet_20_link" text:visited-style-name="Visited_20_Internet_20_Link">
National Bank can reduce <text:span text:style-name="T4">
 Accounting </text:span>
 <text:span text:style-name="T4">
 rate </text:span>
 up to 23% -Expert</text:a>
Most CMP members expect that at the end of the year the discount rate will be 20-21%. Another participant in the discussion sees the preconditions for a rapid reduction of it-up to 19-20%.</text:p>
      <text:p text:style-name="P4">
As reported by Ukrinform, in January 2022 the National Bank of Ukraine was up to 10%in January 2022. Since the beginning of military aggression, the accounting has been expressed unchanged. However, on June 3, 2022 <text:a xlink:type="simple" xlink:href="https://www.ukrinform.ua/tag-oblikova-stavka" text:style-name="Internet_20_link" text:visited-style-name="Visited_20_Internet_20_Link">
discount rate</text:a>
was increased from 10 to 25%.</text:p>
      <text:p text:style-name="P4">
News Source: <text:a xlink:type="simple" xlink:href="https://www.ukrinform.ua/rubric-economy/3727887-nacbank-moze-pocati-znizuvati-oblikovu-stavku-z-lipna-ci-veresna.html" text:style-name="Internet_20_link" text:visited-style-name="Visited_20_Internet_20_Link">
https://www.ukrinform.ua/rubric-economy/3727887-nacbank-moze-pocati-znizuvati-oblikovu-stavku-z-lipna-ci-veresna.html</text:a>
</text:p>
      <!--NEWS-->
      <text:h text:style-name="P10" text:outline-level="1">
<text:span text:style-name="T4">
In Indonesia there was a powerful earthquake</text:span>
</text:h>
      <text:p text:style-name="P4">
Authors: Ukrinform (Person)</text:p>
      <text:p text:style-name="P4">
Publisher: Укринформ (Organization)</text:p>
      <text:p text:style-name="P4">
Published Time: 2023-06-26T15:01:04+03:00</text:p>
      <text:p text:style-name="P4">
Modified Time: 2023-06-26T15:01:04+03:00</text:p>
      <text:p text:style-name="P4">
Description: In the north of Indonesia, a powerful earthquake with a magnitude 5.2 on the Richter scale occurred. - Ukrinform.</text:p>
      <text:p text:style-name="P4">
Images: ['<text:a xlink:type="simple" xlink:href="https://static.ukrinform.com/photos/2020_05/thumb_files/630_360_1590641887-201.jpg" text:style-name="Internet_20_link" text:visited-style-name="Visited_20_Internet_20_Link">
630_360_15906...</text:a>
']</text:p>
      <text:p text:style-name="P4">
Tags: ['Індонезія', 'Землетрус']</text:p>
      <text:p text:style-name="P4">
Type: Article</text:p>
      <!--METADATA-->
      <text:p text:style-name="P4">
<draw:frame draw:style-name="fr1" draw:name="Image73" text:anchor-type="as-char" svg:width="6.9236in" svg:height="3.956343in" draw:z-index="0">
<draw:image xlink:href="../Images/yкринформ/2023-06-26T15-01-04-03-00/630_360_1590641887-201.jpg" xlink:type="simple" xlink:show="embed" xlink:actuate="onLoad" draw:mime-type="image/jpeg"/>
</draw:frame>
In Northern Chirochinonesia there was a powerful earthquake with a magnitude 5.2 on the Richter scale.</text:p>
      <text:p text:style-name="P4">
According to Ukrinform, it reports <text:a xlink:type="simple" xlink:href="https://earthquake.usgs.gov/earthquakes/eventpage/us7000kb3y/executive" text:style-name="Internet_20_link" text:visited-style-name="Visited_20_Internet_20_Link">
US Geological Service</text:a>
.</text:p>
      <text:p text:style-name="P4">
The epicenter of the natural phenomenon was discovered 58 km from the city of Sibolga, which is a semi -nervous event <text:a xlink:type="simple" xlink:href="https://www.ukrinform.ua/tag-indonezia" text:style-name="Internet_20_link" text:visited-style-name="Visited_20_Internet_20_Link">
Indonesia</text:a>
, Naglibin in 85.9 km.</text:p>
      <text:p text:style-name="P4">
Underground shocks were recorded at 13:12 Kyiv time.</text:p>
      <text:p text:style-name="P4">
<text:span text:style-name="T4">
 Read also: </text:span>
 <text:a xlink:type="simple" xlink:href="https://www.ukrinform.ua/rubric-crimea/3726101-bila-uzberezza-krimu-stavsa-zemletrus-magnitudou-46.html" text:style-name="Internet_20_link" text:visited-style-name="Visited_20_Internet_20_Link">
off the Crimea coast <text:span text:style-name="T4">
 earthquake </text:span>
 with a magnitude 4.6</text:a>
According to <text:a xlink:type="simple" xlink:href="https://www.volcanodiscovery.com/earthquake/news/214454/Significant-52-quake-hits-near-Sibolga-North-Sumatra-Indonesia.html" text:style-name="Internet_20_link" text:visited-style-name="Visited_20_Internet_20_Link">
Volcanodiscovery</text:a>
, also weak shocks could appear at a distance of about 120 km from the place of the epicenter.</text:p>
      <text:p text:style-name="P4">
There is no information about the victims or harm caused.</text:p>
      <text:p text:style-name="P4">
As reported by Ukrinform, an earthquake of magnitude 6.4 occurred <text:a xlink:type="simple" xlink:href="https://www.ukrinform.ua/rubric-world/3724660-miz-ssa-ta-meksikou-stavsa-potuznij-zemletrus.html" text:style-name="Internet_20_link" text:visited-style-name="Visited_20_Internet_20_Link">
in the California law. </text:a>
_ First Photo: Aa _</text:p>
      <text:p text:style-name="P4">
News Source: <text:a xlink:type="simple" xlink:href="https://www.ukrinform.ua/rubric-world/3727890-v-indonezii-stavsa-potuznij-zemletrus.html" text:style-name="Internet_20_link" text:visited-style-name="Visited_20_Internet_20_Link">
https://www.ukrinform.ua/rubric-world/3727890-v-indonezii-stavsa-potuznij-zemletrus.html</text:a>
</text:p>
      <!--NEWS-->
      <text:h text:style-name="P10" text:outline-level="1">
<text:span text:style-name="T4">
Putin suggested "Wagner" three options to choose from</text:span>
</text:h>
      <text:p text:style-name="P4">
Authors: Ukrinform (Person)</text:p>
      <text:p text:style-name="P4">
Publisher: Укринформ (Organization)</text:p>
      <text:p text:style-name="P4">
Published Time: 2023-06-26T15:02:00+03:00</text:p>
      <text:p text:style-name="P4">
Modified Time: 2023-06-26T23:02:00+03:00</text:p>
      <text:p text:style-name="P4">
Description: Volodymyr Putin called for a contract of PEC "Wagner" to conclude a contract with the Ministry of Defense of the Russian Federation, return home or go to Belarus. - Ukrinform.</text:p>
      <text:p text:style-name="P4">
Images: ['<text:a xlink:type="simple" xlink:href="https://static.ukrinform.com/photos/2022_02/thumb_files/630_360_1645217520-756.jpg" text:style-name="Internet_20_link" text:visited-style-name="Visited_20_Internet_20_Link">
630_360_16452...</text:a>
']</text:p>
      <text:p text:style-name="P4">
Tags: ['Білорусь', 'Путін', 'Звернення', 'Росія', 'ПВК "Вагнера"']</text:p>
      <text:p text:style-name="P4">
Type: Article</text:p>
      <!--METADATA-->
      <text:p text:style-name="P4">
<draw:frame draw:style-name="fr1" draw:name="Image75" text:anchor-type="as-char" svg:width="6.9236in" svg:height="3.956343in" draw:z-index="0">
<draw:image xlink:href="../Images/yкринформ/2023-06-26T15-02-00-03-00/630_360_1645217520-756.jpg" xlink:type="simple" xlink:show="embed" xlink:actuate="onLoad" draw:mime-type="image/jpeg"/>
</draw:frame>
Volodymyrputin called for the mercenaries of the Wagner PEC to conclude a contract of change of the Russian Federation, return home or go to Belarus.</text:p>
      <text:p text:style-name="P4">
About it reports Ukrinform with reference to Russian media.</text:p>
      <text:p text:style-name="P4">
In the appeal to the Russians, Putin put guilty for his rebellion on his organizers, however, without naming their names. These organizers, for the owner of the Kremlin, betrayed Ukraine, the people and "those who were involved in the crime." At the same time, he thanked those "soldiers and commanders" of the Wagner PEC, who stopped at the last border and were not baked on the "brotherly bloodshed".</text:p>
      <text:p text:style-name="P4">
Putin also thanked the Russian military, law enforcement officers and special services. But the fact that the "Wagnerivtsi" passed more of the path to Moscow, stopping about 200 km from the Russian page.</text:p>
      <text:p text:style-name="P4">
<text:span text:style-name="T4">
 Read also: </text:span>
 [during the rebellion of Prigogine "<text:span text:style-name="T4">
 Putin </text:span>
 was nowhere"(https://www.ukrinform.ua/rubric-world/3727573-pid-cas-zakolotu-prigozina-putina-ne-bulo-nide-zmi.html)The President of the Russian Federation separately mentioned the pilots of the Ministry of Defense who died during the rebellion(Crews of 6 helicopters and one commander aircraft). За його версією, саме«мужність, самопожертва» цих пілотів, яких збила ППО «вагнерівців», «убереглиРосію від трагічних руйнівних наслідків".</text:p>
      <text:p text:style-name="P4">
Окрім того, <text:a xlink:type="simple" xlink:href="https://www.ukrinform.ua/tag-putin" text:style-name="Internet_20_link" text:visited-style-name="Visited_20_Internet_20_Link">
 Путін </text:a>
He thanked the self -proclaimed President of Belarus Lukashenko "for his efforts and a contribution of the clear resolution of the situation."</text:p>
      <text:p text:style-name="P4">
The Russian Presidential appeal lasted just over five minutes.</text:p>
      <text:p text:style-name="P4">
*!(https://www.ukrinform.ua/rubric-world/3728048-zakolot-prigozina-e-viklikom-putinu-glava-mzs-britanii.html)According to Ukrinform, according to the US State Department, the situation with the rebellion, initiated by the leader of the Wagner PEC, Yevgeny Prigogin, indicates that Putin was seriously posed before the direct call of his leadership in Russia.</text:p>
      <text:p text:style-name="P4">
News Source: <text:a xlink:type="simple" xlink:href="https://www.ukrinform.ua/rubric-world/3728077-putin-zaproponuvav-vagnerivcam-tri-varianti-na-vibir.html" text:style-name="Internet_20_link" text:visited-style-name="Visited_20_Internet_20_Link">
https://www.ukrinform.ua/rubric-world/3728077-putin-zaproponuvav-vagnerivcam-tri-varianti-na-vibir.html</text:a>
</text:p>
      <!--NEWS-->
      <text:h text:style-name="P10" text:outline-level="1">
<text:span text:style-name="T4">
Stephanyshina commented on the conclusion of the Venice Commission on the Law on National Meniers</text:span>
</text:h>
      <text:p text:style-name="P4">
Authors: Ukrinform (Person)</text:p>
      <text:p text:style-name="P4">
Publisher: Укринформ (Organization)</text:p>
      <text:p text:style-name="P4">
Published Time: 2023-06-26T15:05:32+03:00</text:p>
      <text:p text:style-name="P4">
Modified Time: 2023-06-26T15:05:32+03:00</text:p>
      <text:p text:style-name="P4">
Description: The recommendation of the Venice Commission on the renewal of the privileged status of the Russian language after the end of Russia's war against Ukraine is a major reputational loss for the body itself. - Ukrinform.</text:p>
      <text:p text:style-name="P4">
Images: ['<text:a xlink:type="simple" xlink:href="https://static.ukrinform.com/photos/2023_04/thumb_files/630_360_1681984991-651.jpg" text:style-name="Internet_20_link" text:visited-style-name="Visited_20_Internet_20_Link">
630_360_16819...</text:a>
']</text:p>
      <text:p text:style-name="P4">
Tags: ['Закон', 'Венеційська комісія', 'Нацменшини', 'Стефанішина']</text:p>
      <text:p text:style-name="P4">
Type: Article</text:p>
      <!--METADATA-->
      <text:p text:style-name="P4">
<draw:frame draw:style-name="fr1" draw:name="Image76" text:anchor-type="as-char" svg:width="6.9236in" svg:height="3.956343in" draw:z-index="0">
<draw:image xlink:href="../Images/yкринформ/2023-06-26T15-05-32-03-00/630_360_1681984991-651.jpg" xlink:type="simple" xlink:show="embed" xlink:actuate="onLoad" draw:mime-type="image/jpeg"/>
</draw:frame>
The recommendation of the Venice Commission on the renewal of privileged status after the end of the war of Russia against Ukraine is a major reputational loss for the body itself.</text:p>
      <text:p text:style-name="P4">
This was stated by Viceremier-Minister for European and Euro-Atlantic Integration Olga Stephanyshyn in an interview <text:a xlink:type="simple" xlink:href="https://www.rbc.ua/rus/news/olga-stefanishina-vilnyusi-ukrayini-potribna-1687716936.html" text:style-name="Internet_20_link" text:visited-style-name="Visited_20_Internet_20_Link">
RBC-Ukraine</text:a>
, reports Ukrinform.</text:p>
      <text:p text:style-name="P4">
“The first thing we need to understand in conclusions(Venice Commission - Ed.)Recommendations are provided. Ukraine does not feel obliged to respond to an abbey manner in connection with these recommendations, ”the government said.</text:p>
      <text:p text:style-name="P4">
Commenting on the recommendation of the Venice Commission on the need to renew "privileged status" for the Russian language after the completion of "extraordinary situation", ie war with the Russian Federation, <text:a xlink:type="simple" xlink:href="https://www.ukrinform.ua/tag-stefanisina" text:style-name="Internet_20_link" text:visited-style-name="Visited_20_Internet_20_Link">
Stefanyshyn</text:a>
She noted that in the opinion of the Ukrainian side, "it is a large -scale loss for the body itself."</text:p>
      <text:p text:style-name="P4">
“We do not consider it possible to do this discussion in the plane of some legal nuances at all. In Ukraine, the rights of all national minorities are fully ensured. Deep, obviously, you do not have to immerse yourself here in a question concerning the Russian national minority. I want to pay attention to - in Ukraine a non -organized Russian national minority, ”Viceremierka emphasized.</text:p>
      <text:p text:style-name="P4">
She recalled that the Russian Federation had never defended the rights of the Russian minority, they always spoke of "Russian -nakedness", which should be "protected".</text:p>
      <text:p text:style-name="P4">
“And in fact, the Venice Commission came out of this Russian narrative. The deepening of us is such an unpleasant story. There is a certain constitutional nuance here, every constitution provides that the free development of Russian and other spots is ensured. The Constitution was approved in the 96th year, with this wording, when memorandums, contracts and CIS, 6 years after the collapse of the Soviet Union, the Derosian language was state. This reality, obviously, in war, we can not change the constitution and so on. All this was explained. It is obvious that this context was to be taken into account, ”Stephanishina said.</text:p>
      <text:p text:style-name="P4">
According to her, each recommendation of the Venice Commission will be discussed.</text:p>
      <text:p text:style-name="P4">
<text:span text:style-name="T4">
 Read also: </text:span>
 <text:a xlink:type="simple" xlink:href="https://www.ukrinform.ua/rubric-polytics/3724091-ukraina-pracue-nad-citkim-bacennam-implementacii-visnovkiv-venecijskoi-komisii.html" text:style-name="Internet_20_link" text:visited-style-name="Visited_20_Internet_20_Link">
Ukraine is working on a clear vision of implementation of the Venice Commission of the Venice Commission</text:a>
</text:p>
      <text:p text:style-name="P4">
As reported by Ukrinform, the Venice Commission on June 13 <text:a xlink:type="simple" xlink:href="https://www.ukrinform.ua/rubric-polytics/3722213-venecijska-komisia-opriludnila-rekomendacii-sodo-ukrainskogo-zakonu-pro-nacmensini.html" text:style-name="Internet_20_link" text:visited-style-name="Visited_20_Internet_20_Link">
published the conclusion of the Law "On National Minorities(community)"</text:a>
In which Ukraine recommended to review some of the provisions of this European integration law.</text:p>
      <text:p text:style-name="P4">
News Source: <text:a xlink:type="simple" xlink:href="https://www.ukrinform.ua/rubric-polytics/3727893-stefanisina-prokomentuvala-visnovok-venecijskoi-komisii-sodo-zakonu-pro-nacmensini.html" text:style-name="Internet_20_link" text:visited-style-name="Visited_20_Internet_20_Link">
https://www.ukrinform.ua/rubric-polytics/3727893-stefanisina-prokomentuvala-visnovok-venecijskoi-komisii-sodo-zakonu-pro-nacmensini.html</text:a>
</text:p>
      <!--NEWS-->
      <text:h text:style-name="P10" text:outline-level="1">
<text:span text:style-name="T4">
Cereal crop this year is forecast at 46 million tons</text:span>
</text:h>
      <text:p text:style-name="P4">
Authors: Ukrinform (Person)</text:p>
      <text:p text:style-name="P4">
Publisher: Укринформ (Organization)</text:p>
      <text:p text:style-name="P4">
Published Time: 2023-06-26T15:06:00+03:00</text:p>
      <text:p text:style-name="P4">
Modified Time: 2023-06-26T15:06:00+03:00</text:p>
      <text:p text:style-name="P4">
Description: The Ministry of Agrarian Policy and Food expect that in 2023 the grain harvest in Ukraine will be about 46 million tons - Ukrinform.</text:p>
      <text:p text:style-name="P4">
Images: ['<text:a xlink:type="simple" xlink:href="https://static.ukrinform.com/photos/2017_06/thumb_files/630_360_1498110571-7758.jpg" text:style-name="Internet_20_link" text:visited-style-name="Visited_20_Internet_20_Link">
630_360_14981...</text:a>
']</text:p>
      <text:p text:style-name="P4">
Tags: ['Мінагро', 'Зерно', 'Прогноз', 'Аграрії', 'Врожай', 'Єдині новини']</text:p>
      <text:p text:style-name="P4">
Type: Article</text:p>
      <!--METADATA-->
      <text:p text:style-name="P4">
<draw:frame draw:style-name="fr1" draw:name="Image77" text:anchor-type="as-char" svg:width="6.9236in" svg:height="3.956343in" draw:z-index="0">
<draw:image xlink:href="../Images/yкринформ/2023-06-26T15-06-00-03-00/630_360_1498110571-7758.jpg" xlink:type="simple" xlink:show="embed" xlink:actuate="onLoad" draw:mime-type="image/jpeg"/>
</draw:frame>
In the Ministry of Agrarian Policy and Food, it is expected that in 2023 grain in Ukraine will be about 46 million tons.</text:p>
      <text:p text:style-name="P4">
The First Deputy Minister of Agrarian Policy and Food of Ukraine Taras Vysotsky said this on the air of the Teleterna "Unified News", Ukrinformis references to [ministry press service].(https://minagro.gov.ua/news/deficitu-zernovih-dlya-vnutrishnih-potreb-ukrayinciv-ne-bude-taras-visockij).</text:p>
      <text:p text:style-name="P4">
“About 46 million tons will be harvested grain. This is 10-15% less than the past year. But the internal consumption of cereals in Ukraine is 18 million tons of grain tomudeficitis for the internal needs of Ukrainians, ”he said.</text:p>
      <text:p text:style-name="P4">
Vysotsky noted that this year the harvest in Ukraine began late, but 100 thousand tons of winter barley in Odesa region were already ground. According to him, the rate of harvesting will accelerate, and already in July the active harvest will begin throughout the country.</text:p>
      <text:p text:style-name="P4">
<text:span text:style-name="T4">
 Read also: </text:span>
 [<text:span text:style-name="T4">
 Ukraine </text:span>
 <text:span text:style-name="T4">
 </text:span>
 <text:span text:style-name="T4">
 </text:span>
 <text:span text:style-name="T4">
 exported </text:span>
 <text:span text:style-name="T4">
 over </text:span>
 48.4 <text:span text:style-name="T4">
 million </text:span>
 <text:span text:style-name="T4">
 </text:span>
 tonne <text:span text:style-name="T4">
 </text:span>
 <text:span text:style-name="T4">
 grain </text:span>
(https://www.ukrinform.ua/rubric-economy/3727849-ukraina-vze-eksportuvala-ponad-484-miljona-tonn-zernovih.html)The Deputy Minister noted that it is too early to talk about export prices Science <text:a xlink:type="simple" xlink:href="https://www.ukrinform.ua/tag-zerno" text:style-name="Internet_20_link" text:visited-style-name="Visited_20_Internet_20_Link">
grain</text:a>
- they will become known to the fall.</text:p>
      <text:p text:style-name="P4">
“Now export prices for grain have decreased. But I hope that closer to the export of agri -products will be approaching the indicators of the previous year, ”Vysotsky added.</text:p>
      <text:p text:style-name="P4">
As reported by Ukrinform, <text:a xlink:type="simple" xlink:href="https://www.ukrinform.ua/rubric-economy/3726727-v-ukraini-pocalisa-zniva.html" text:style-name="Internet_20_link" text:visited-style-name="Visited_20_Internet_20_Link">
harvesting began in Ukraine</text:a>
. In particular, agrarians of Odesa region and Mykolaiv region began to collect winter.</text:p>
      <text:p text:style-name="P4">
News Source: <text:a xlink:type="simple" xlink:href="https://www.ukrinform.ua/rubric-economy/3727892-urozaj-zernovih-cogoric-prognozuut-na-rivni-46-miljoniv-tonn.html" text:style-name="Internet_20_link" text:visited-style-name="Visited_20_Internet_20_Link">
https://www.ukrinform.ua/rubric-economy/3727892-urozaj-zernovih-cogoric-prognozuut-na-rivni-46-miljoniv-tonn.html</text:a>
</text:p>
      <!--NEWS-->
      <text:h text:style-name="P10" text:outline-level="1">
<text:span text:style-name="T4">
The organizers of the mutiny, having betrayed the country, betrayed those who were with them,...</text:span>
</text:h>
      <text:p text:style-name="P4">
Authors: liveuamap (Language: en)</text:p>
      <text:p text:style-name="P4">
Time: 2023-06-26T15:14:41</text:p>
      <text:p text:style-name="P4">
Location: Moskva, Moscow (Latitude:55.74992 Longtitude:37.61839)</text:p>
      <text:p text:style-name="P4">
Videos: []</text:p>
      <text:p text:style-name="P4">
Images: []</text:p>
      <text:p text:style-name="P4">
Tags: ["Central and Eastern Europe", "Russia"]</text:p>
      <text:p text:style-name="P4">
Id: 22571946</text:p>
      <!--METADATA-->
      <text:p text:style-name="P4">
The organizers of the mutiny, having betrayed the country, betrayed those whowere with them, - Putin says in a statement</text:p>
      <text:p text:style-name="P4">
News Collection Link: <text:a xlink:type="simple" xlink:href="https:\/\/liveuamap.com\/en\/2023\/26-june-the-organizers-of-the-mutiny-having-betrayed-the" text:style-name="Internet_20_link" text:visited-style-name="Visited_20_Internet_20_Link">
https:\/\/liveuamap.com\/en\/2023\/26-june-the-organizers-of-the-mutiny-having-betrayed-the</text:a>
</text:p>
      <text:p text:style-name="P4">
News Source: <text:a xlink:type="simple" xlink:href="https://t.me/rian_ru/207103" text:style-name="Internet_20_link" text:visited-style-name="Visited_20_Internet_20_Link">
https://t.me/rian_ru/207103</text:a>
</text:p>
      <!--NEWS-->
      <text:h text:style-name="P10" text:outline-level="1">
<text:span text:style-name="T4">
Putin says that the Wagner commanders sign a contract with the Ministry of Defense or leave f...</text:span>
</text:h>
      <text:p text:style-name="P4">
Authors: liveuamap (Language: en)</text:p>
      <text:p text:style-name="P4">
Time: 2023-06-26T15:16:47</text:p>
      <text:p text:style-name="P4">
Location: Moskva, Moscow (Latitude:55.74987 Longtitude:37.61829)</text:p>
      <text:p text:style-name="P4">
Videos: []</text:p>
      <text:p text:style-name="P4">
Images: []</text:p>
      <text:p text:style-name="P4">
Tags: ["Belarus", "Russia"]</text:p>
      <text:p text:style-name="P4">
Id: 22571947</text:p>
      <!--METADATA-->
      <text:p text:style-name="P4">
Putin says that the Wagner commanders sign a contract with the Ministry ofDefense or leave for Belarus</text:p>
      <text:p text:style-name="P4">
News Collection Link: <text:a xlink:type="simple" xlink:href="https:\/\/liveuamap.com\/en\/2023\/26-june-putin-says-that-the-wagner-commanders-sign-a-contract" text:style-name="Internet_20_link" text:visited-style-name="Visited_20_Internet_20_Link">
https:\/\/liveuamap.com\/en\/2023\/26-june-putin-says-that-the-wagner-commanders-sign-a-contract</text:a>
</text:p>
      <text:p text:style-name="P4">
News Source: <text:a xlink:type="simple" xlink:href="https://t.me/rusbrief/130636" text:style-name="Internet_20_link" text:visited-style-name="Visited_20_Internet_20_Link">
https://t.me/rusbrief/130636</text:a>
</text:p>
      <!--NEWS-->
      <text:h text:style-name="P10" text:outline-level="1">
<text:span text:style-name="T4">
Ukraine has received the first modular bridges from American partners</text:span>
</text:h>
      <text:p text:style-name="P4">
Authors: Ukrinform (Person)</text:p>
      <text:p text:style-name="P4">
Publisher: Укринформ (Organization)</text:p>
      <text:p text:style-name="P4">
Published Time: 2023-06-26T15:20:00+03:00</text:p>
      <text:p text:style-name="P4">
Modified Time: 2023-06-26T15:20:00+03:00</text:p>
      <text:p text:style-name="P4">
Description: The State Agency for Recovery and Development of Infrastructure within the framework of a joint project with the CDF corporation received the first temporary bridge structures for Kharkiv, Mykolaiv and Kherson regions. - Ukrinform.</text:p>
      <text:p text:style-name="P4">
Images: ['<text:a xlink:type="simple" xlink:href="https://static.ukrinform.com/photos/2023_06/thumb_files/630_360_1687781786-357.jpg" text:style-name="Internet_20_link" text:visited-style-name="Visited_20_Internet_20_Link">
630_360_16877...</text:a>
']</text:p>
      <text:p text:style-name="P4">
Tags: ['США', 'Міст', 'Відбудова', 'Агентство відновлення']</text:p>
      <text:p text:style-name="P4">
Type: Article</text:p>
      <!--METADATA-->
      <text:p text:style-name="P4">
<draw:frame draw:style-name="fr1" draw:name="Image78" text:anchor-type="as-char" svg:width="6.9236in" svg:height="3.956343in" draw:z-index="0">
<draw:image xlink:href="../Images/yкринформ/2023-06-26T15-20-00-03-00/630_360_1687781786-357.jpg" xlink:type="simple" xlink:show="embed" xlink:actuate="onLoad" draw:mime-type="image/jpeg"/>
</draw:frame>
The State Agency for the Recovery and Development of Infrastructure within the framework of a joint project by CDF by the CDF received the first temporary bridge structures for Kharkiv, Mykolaiv and Kherson regions.</text:p>
      <text:p text:style-name="P4">
This was reported by the head of the Agency of Mustafa Nayem, reports Ukrinform with reference to the press service of the department in <text:a xlink:type="simple" xlink:href="https://www.facebook.com/agency.for.restoration/posts/pfbid0bGoKZFftvLwD7AZFHCqpymsQd1zP9GQWvBWyZ6bDQX8aJsPo1Jf8B47NiLAnPaKJl" text:style-name="Internet_20_link" text:visited-style-name="Visited_20_Internet_20_Link">
Facebook.</text:a>
“The priority of the restoration agency is the establishment of these bridges in Kharkiv, Mykolaiv and Kherson regions. In frontline regions, people depends primarily on the roads. The movement of bridges leads to the disconnection of communities from basic services. It is important to restore logistics as soon as possible ... ”, - said Nayem.</text:p>
      <text:p text:style-name="P4">
He said that the bridges made by Acrow Corporation, capable of maintaining the movement of both passenger and freight transport, which, in turn, will help to quickly restore the uninterrupted transportation in the most distracted by the regions.</text:p>
      <text:p text:style-name="P4">
<text:span text:style-name="T4">
 Read also: </text:span>
 <text:a xlink:type="simple" xlink:href="https://www.ukrinform.ua/rubric-vidbudova/3727046-mzs-aponii-zustric-v-londoni-zasvidcila-visokij-interes-biznesu-do-proektiv-vidbudovi-ukraini.html" text:style-name="Internet_20_link" text:visited-style-name="Visited_20_Internet_20_Link">
Foreign Ministry of Japan: Meeting in London testified to the high interest in the projects <text:span text:style-name="T4">
 Reconstruction </text:span>
 Ukraine</text:a>
The structures were sent within the Modular Bridge project of the CDF Restoration Agency with the support of the grant from The Howard G. Buffett Foundation, which was started in April. The Foundation finances the supply of 9 modular <text:a xlink:type="simple" xlink:href="https://www.ukrinform.ua/tag-mist" text:style-name="Internet_20_link" text:visited-style-name="Visited_20_Internet_20_Link">
bridges</text:a>
to Ukraine.</text:p>
      <text:p text:style-name="P4">
As it was reported, since the beginning of a full -scale invasion, the restoration agency has reserved from the Czech Republic, France, Sweden and Norway 37 temporary bridges, 18 complex of pontoon crossings and 6 boats for pontoons.</text:p>
      <text:p text:style-name="P4">
<text:span text:style-name="T5">
Foto: State Agency for Recovery and Development of Infrastructure of Ukraine</text:span>
</text:p>
      <text:p text:style-name="P4">
News Source: <text:a xlink:type="simple" xlink:href="https://www.ukrinform.ua/rubric-vidbudova/3727899-ukraina-otrimala-persi-modulni-mosti-vid-amerikanskih-partneriv.html" text:style-name="Internet_20_link" text:visited-style-name="Visited_20_Internet_20_Link">
https://www.ukrinform.ua/rubric-vidbudova/3727899-ukraina-otrimala-persi-modulni-mosti-vid-amerikanskih-partneriv.html</text:a>
</text:p>
      <!--NEWS-->
      <text:h text:style-name="P10" text:outline-level="1">
<text:span text:style-name="T4">
In Georgia, a summer camp was opened for 46 Ukrainian children</text:span>
</text:h>
      <text:p text:style-name="P4">
Authors: Ukrinform (Person)</text:p>
      <text:p text:style-name="P4">
Publisher: Укринформ (Organization)</text:p>
      <text:p text:style-name="P4">
Published Time: 2023-06-26T15:21:00+03:00</text:p>
      <text:p text:style-name="P4">
Modified Time: 2023-06-26T15:21:00+03:00</text:p>
      <text:p text:style-name="P4">
Description: At the Akhasheni Wine and SPA Resort hotel complex in Kakhetia with the assistance of the Georgia Embassy in Ukraine and comprehensive support of the State Youth Agency, a weekly summer camp was opened for 46 Ukrainian children from Lviv region. - Ukrinform.</text:p>
      <text:p text:style-name="P4">
Images: ['<text:a xlink:type="simple" xlink:href="https://static.ukrinform.com/photos/2023_06/thumb_files/630_360_1687776458-421.jpg" text:style-name="Internet_20_link" text:visited-style-name="Visited_20_Internet_20_Link">
630_360_16877...</text:a>
', '<text:a xlink:type="simple" xlink:href="https://static.ukrinform.com/photos/2023_06/1687776474-829.jpg" text:style-name="Internet_20_link" text:visited-style-name="Visited_20_Internet_20_Link">
1687776474-82...</text:a>
', '<text:a xlink:type="simple" xlink:href="https://static.ukrinform.com/photos/2023_06/1687776473-514.jpg" text:style-name="Internet_20_link" text:visited-style-name="Visited_20_Internet_20_Link">
1687776473-51...</text:a>
']</text:p>
      <text:p text:style-name="P4">
Tags: ['Діти', 'Грузія', 'Посольство', 'Війна з Росією']</text:p>
      <text:p text:style-name="P4">
Type: Article</text:p>
      <!--METADATA-->
      <text:p text:style-name="P4">
<draw:frame draw:style-name="fr1" draw:name="Image80" text:anchor-type="as-char" svg:width="6.9236in" svg:height="3.956343in" draw:z-index="0">
<draw:image xlink:href="../Images/yкринформ/2023-06-26T15-21-00-03-00/630_360_1687776458-421.jpg" xlink:type="simple" xlink:show="embed" xlink:actuate="onLoad" draw:mime-type="image/jpeg"/>
</draw:frame>
The Akhasheni Wine and Spa Resort in Kakhetia with the assistance of Georgia in Ukraine and the comprehensive support of the State Youth Agency of Georgia, a weekly summer camp was opened for 46 Ukrainian children from Lviv region.</text:p>
      <text:p text:style-name="P4">
According to Ukrinform, this is stated on the Facebook page of the post.</text:p>
      <text:p text:style-name="P4">
It is reported, with warm greetings to Ukrainian children, respected guests: Deputy Minister of Culture, Sports and Youth of Georgia/Acting President Teimurazjanjanjalia, a member of the Georgia Parliament from Gurgjani Mr David Songulashvili.</text:p>
      <text:p text:style-name="P4">
<draw:frame draw:style-name="fr1" draw:name="Image81" text:anchor-type="as-char" svg:width="6.9236in" svg:height="5.1927in" draw:z-index="0">
<draw:image xlink:href="../Images/yкринформ/2023-06-26T15-21-00-03-00/1687776474-829.jpg" xlink:type="simple" xlink:show="embed" xlink:actuate="onLoad" draw:mime-type="image/jpeg"/>
</draw:frame>
During the official ceremony, a temporary attorney for Ukraine in Georgia Oleksandr Shulga noted that in the pre -war children, sunny and hospitable Kherson region took the summer and hospitable Kherson. And everyone was plentiful of the Azov Sea near Genichesk and Black near Skadovsk, the sunshine in the Lazuric and Iron Port, and the gentle Dnieper near the Olesham was athletes and river adventures. However, the brutal war, resolved by barbaric Russia, thwarted these summer plans, and terrorist acts of military criminals with a managed undermining of the Kakhovka hydroelectric power station has led to a pre -ecological catastrophe, the consequences of which will be signed for many years.</text:p>
      <text:p text:style-name="P4">
<draw:frame draw:style-name="fr1" draw:name="Image82" text:anchor-type="as-char" svg:width="6.9236in" svg:height="5.1927in" draw:z-index="0">
<draw:image xlink:href="../Images/yкринформ/2023-06-26T15-21-00-03-00/1687776473-514.jpg" xlink:type="simple" xlink:show="embed" xlink:actuate="onLoad" draw:mime-type="image/jpeg"/>
</draw:frame>
Using the opportunity, the Ukrainian diplomat thanked for the support and assistance of the Georgian people, the Government of Georgia and the local authorities, the deputies of the Georgia Parliament and local councils, and also expressed confidence that after the unconditional victory of Ukraine, all children, all nationalities, and can be resting on both shores. in Ukrainian Crimea, and not only in the hospitable Georgian Kakhetia, but also in the sovereign territory of Georgia of Vabhazia and the Cynval region.</text:p>
      <text:p text:style-name="P4">
We will remind, on June 23 representatives of the Embassy of Ukraine and the Alliance of Georgian-Ukrainian Friendship on June 23 <text:a xlink:type="simple" xlink:href="https://www.ukrinform.ua/rubric-diaspora/3726863-predstavniki-posolstva-u-gruzii-zustrilisa-z-ukrainskimi-ditmi-aki-postrazdali-vid-napadu-rf.html" text:style-name="Internet_20_link" text:visited-style-name="Visited_20_Internet_20_Link">
met</text:a>
with Ukrainian children who are a recreation for Georgia.</text:p>
      <text:p text:style-name="P4">
News Source: <text:a xlink:type="simple" xlink:href="https://www.ukrinform.ua/rubric-diaspora/3727844-u-gruzii-vidkrili-tabir-litnij-tabir-dla-46-ukrainskih-ditej.html" text:style-name="Internet_20_link" text:visited-style-name="Visited_20_Internet_20_Link">
https://www.ukrinform.ua/rubric-diaspora/3727844-u-gruzii-vidkrili-tabir-litnij-tabir-dla-46-ukrainskih-ditej.html</text:a>
</text:p>
      <!--NEWS-->
      <text:h text:style-name="P10" text:outline-level="1">
<text:span text:style-name="T4">
Dzhemilev: Putin was brazenly lied to the "peace agreement" in Istanbul</text:span>
</text:h>
      <text:p text:style-name="P4">
Authors: Ukrinform (Person)</text:p>
      <text:p text:style-name="P4">
Publisher: Укринформ (Organization)</text:p>
      <text:p text:style-name="P4">
Published Time: 2023-06-26T15:22:00+03:00</text:p>
      <text:p text:style-name="P4">
Modified Time: 2023-06-26T15:22:00+03:00</text:p>
      <text:p text:style-name="P4">
Description: Russian President Volodymyr Putin was false that in March 2022 in Istanbul was allegedly a peace agreement was signed in Istanbul, but Ukraine had terminated it. - Ukrinform.</text:p>
      <text:p text:style-name="P4">
Images: ['<text:a xlink:type="simple" xlink:href="https://static.ukrinform.com/photos/2023_05/thumb_files/630_360_1684249814-786.jpg" text:style-name="Internet_20_link" text:visited-style-name="Visited_20_Internet_20_Link">
630_360_16842...</text:a>
']</text:p>
      <text:p text:style-name="P4">
Tags: ['Джемілєв', 'Крим', 'Путін', 'Стамбул', 'Війна з Росією']</text:p>
      <text:p text:style-name="P4">
Type: Article</text:p>
      <!--METADATA-->
      <text:p text:style-name="P4">
<draw:frame draw:style-name="fr1" draw:name="Image83" text:anchor-type="as-char" svg:width="6.9236in" svg:height="3.956343in" draw:z-index="0">
<draw:image xlink:href="../Images/yкринформ/2023-06-26T15-22-00-03-00/630_360_1684249814-786.jpg" xlink:type="simple" xlink:show="embed" xlink:actuate="onLoad" draw:mime-type="image/jpeg"/>
</draw:frame>
Presidentrf Volodymyr Putin was not true that in the Ukrainian-Russian negotiations, he was allegedly signed a peace agreement in Istanbul in 2022, but Ukrainian abandoned it.</text:p>
      <text:p text:style-name="P4">
This was stated by the leader of the Crimean Tatar people Mustafa Dzhemilev during the ceremony of raising the Crimean Tatar flag near the building of the Ministry of Internal Affairs of Ukraine, reported by Ukrinform.</text:p>
      <text:p text:style-name="P4">
“A few days ago, the Kremlin dictator Putin, in front of the heads of the College of African countries, said that in March 2022, a peace agreement was signed in Istanbul in March 2022, and it has terminated and continued its hostilities. Of course, Putin in the usual manner was brazenly lied. I say this responsibly because it was administered at the final part of the talks in Turkey. In fact, we passed on to the Russian side as a condition for the termination of hostilities with the position of the border departed as of February 24. And on the issues of Crimea and the Donbass, the process begins, pledging not to use the force to release these territories. But the next day after the negotiations, Putin stated that there could be no negotiations about Crimea, because it is a territory of Russia, ”Dzhemilev said.</text:p>
      <text:p text:style-name="P4">
<text:span text:style-name="T4">
 Read also: </text:span>
 <text:a xlink:type="simple" xlink:href="https://www.ukrinform.ua/rubric-polytics/3727751-podii-v-rf-demonstruut-naskilki-znacnu-strategicnu-pomilku-zrobiv-putin-v-ukraini-stoltenberg.html" text:style-name="Internet_20_link" text:visited-style-name="Visited_20_Internet_20_Link">
events in the Russian Federation demonstrate how significant strategic crown made <text:span text:style-name="T4">
 Putin </text:span>
 in Ukraine - Stoltenberg</text:a>
The leader of the Crimean Tatar people emphasized that a similar position of Russian landing, as well as the flashy crimes of the Russians in the occupied territories, quite naturally "led our country to the conclusion that any negotiations of the Island side could not be the release of our territories.</text:p>
      <text:p text:style-name="P4">
He also noted that Ukraine is now at the stage of final restoration of territorial integrity and elimination of the bandit regime in <text:a xlink:type="simple" xlink:href="https://www.ukrinform.ua/tag-krim" text:style-name="Internet_20_link" text:visited-style-name="Visited_20_Internet_20_Link">
Crimea</text:a>
 .</text:p>
      <text:p text:style-name="P4">
However, according to him, Russian invaders have cut off ways to peaceful solution by their inhuman actions.</text:p>
      <text:p text:style-name="P4">
<text:span text:style-name="T4">
 Read also: </text:span>
 [Deoccupation <text:span text:style-name="T4">
 Crimea </text:span>
 U goes not only on the battlefield, but also the ossifier(https://www.ukrinform.ua/rubric-crimea/3727837-deokupacia-krimu-jde-ne-lise-na-poli-bou-ale-j-u-sferi-duhovnogo-zitta-tocickij.html)“A few words to our compatriots and all our citizens in the temporary -occupied Crimea. I know that a lot of people on the peninsula, the specialists of the indigenous peoples of Crimea, look forward to the arrival of our Vivsk. But there is little expectation. In this just Holy War, every citizen of our country, including the Vokupovan Crimea, must make a contribution. Our children will pass, grandchildren must be asked what we personally did to liberate our father -in -law from the occupiers. And it is very important that we are not ashamed of the front, ”he added.</text:p>
      <text:p text:style-name="P4">
It was reported that on June 26 is celebrated <text:a xlink:type="simple" xlink:href="https://www.ukrinform.ua/rubric-crimea/3727647-v-ukraini-vidznacaut-den-krimskotatarskogo-prapora.html" text:style-name="Internet_20_link" text:visited-style-name="Visited_20_Internet_20_Link">
Crimean Tatar flag Day</text:a>
 .</text:p>
      <text:p text:style-name="P4">
News Source: <text:a xlink:type="simple" xlink:href="https://www.ukrinform.ua/rubric-polytics/3727901-dzemilev-putin-nahabno-brehav-sodo-mirnoi-ugodi-v-stambuli.html" text:style-name="Internet_20_link" text:visited-style-name="Visited_20_Internet_20_Link">
https://www.ukrinform.ua/rubric-polytics/3727901-dzemilev-putin-nahabno-brehav-sodo-mirnoi-ugodi-v-stambuli.html</text:a>
</text:p>
      <!--NEWS-->
      <text:h text:style-name="P10" text:outline-level="1">
<text:span text:style-name="T4">
In Crimea, the Russians fined two Crimean Tatars for national flags</text:span>
</text:h>
      <text:p text:style-name="P4">
Authors: Ukrinform (Person)</text:p>
      <text:p text:style-name="P4">
Publisher: Укринформ (Organization)</text:p>
      <text:p text:style-name="P4">
Published Time: 2023-06-26T15:26:00+03:00</text:p>
      <text:p text:style-name="P4">
Modified Time: 2023-06-26T15:26:00+03:00</text:p>
      <text:p text:style-name="P4">
Description: In the temporarily occupied Crimea, the Russians fined two Crimean Tatars - Rustem Kurtnosov and Enver Usainov through national flags. - Ukrinform.</text:p>
      <text:p text:style-name="P4">
Images: ['<text:a xlink:type="simple" xlink:href="https://static.ukrinform.com/photos/2022_05/thumb_files/630_360_1652075100-633.jpg" text:style-name="Internet_20_link" text:visited-style-name="Visited_20_Internet_20_Link">
630_360_16520...</text:a>
']</text:p>
      <text:p text:style-name="P4">
Tags: ['Крим', 'Кримські татари', 'Штраф']</text:p>
      <text:p text:style-name="P4">
Type: Article</text:p>
      <!--METADATA-->
      <text:p text:style-name="P4">
<draw:frame draw:style-name="fr1" draw:name="Image84" text:anchor-type="as-char" svg:width="6.9236in" svg:height="3.956343in" draw:z-index="0">
<draw:image xlink:href="../Images/yкринформ/2023-06-26T15-26-00-03-00/630_360_1652075100-633.jpg" xlink:type="simple" xlink:show="embed" xlink:actuate="onLoad" draw:mime-type="image/jpeg"/>
</draw:frame>
The Russians have fined two Crimean Tatars - Rustemakurnov and Enver Uzhinov through national flags.</text:p>
      <text:p text:style-name="P4">
About it in <text:a xlink:type="simple" xlink:href="https://t.me/dmytro_lubinetzs/2796" text:style-name="Internet_20_link" text:visited-style-name="Visited_20_Internet_20_Link">
telegram</text:a>
Informed by the Verkhovna Rada of Human Rights Dmitry Lubinets, Ukrinform reports.</text:p>
      <text:p text:style-name="P4">
He recalled that on the eve of the Crimean Tatar Flag, the Russian police in the Belogorsk district stopped a car column under the Crimean Tatar flags detained three Crimean Tatars.</text:p>
      <text:p text:style-name="P4">
“Rustem Kurnov, Enver(Head - Red.)But Ibrahimov's Ebabil was heading to the night of the white rock to climb national symbols. However, the Kremlin under the Kremlin decided that it was a mass, illegal public idea. On the 73-year-old Rustem Kurtnosov and 65-year-old Evera, which has a third disability group and diabetes, security forces have drawn up protocols, ”Lubinets said.</text:p>
      <text:p text:style-name="P4">
<text:span text:style-name="T4">
 Read also: </text:span>
 <text:a xlink:type="simple" xlink:href="https://www.ukrinform.ua/rubric-crimea/3727837-deokupacia-krimu-jde-ne-lise-na-poli-bou-ale-j-u-sferi-duhovnogo-zitta-tocickij.html" text:style-name="Internet_20_link" text:visited-style-name="Visited_20_Internet_20_Link">
Crimea's de -occupation goes not only on the battlefield, but also in the sphere of life - point</text:a>
According to him, on the eve of the occupying Belogorsk District Court appointed a penalty of 20 thousand rubles each, throwing them "organization or holding a public event without a message."</text:p>
      <text:p text:style-name="P4">
The Ombudsman is convinced that the occupying country - the Russian Federation - again violated the right -wing people of Ukraine.</text:p>
      <text:p text:style-name="P4">
The Commissioner of the Verkhovna Rada informed that in Ukraine from July 1, 2021 the Law "On the indigenous peoples of Ukraine" was proclaimed, according to which in our country, except for Ukrainians, such peoples are: Crimean Tatars, Karaites and Crimean. Crimea.</text:p>
      <text:p text:style-name="P4">
<text:span text:style-name="T4">
 Read also: </text:span>
 [in Crimea continued the arrest of five defendants of the case of the "second Ghankoy group"]](https://www.ukrinform.ua/rubric-crimea/3725198-u-krimu-prodovzili-arest-patom-figurantam-spravi-drugoi-dzankojskoi-grupi.html)“I demand to stop the systematic persecution of the Crimean Tatars on the national sign on the territory of the peninsula. I urge the international community to join the downship of the rights of the indigenous peoples of Ukraine, and especially those who today settle on the Crimean Peninsula. Crimea is Ukraine, ”he wrote.</text:p>
      <text:p text:style-name="P4">
It was reported that in the Crimea, during the ascension to the white rock, Russian police <text:a xlink:type="simple" xlink:href="https://www.ukrinform.ua/rubric-crimea/3727533-u-krimu-rosijska-policia-zatrimala-troh-aktivistiv.html" text:style-name="Internet_20_link" text:visited-style-name="Visited_20_Internet_20_Link">
detained three activists. </text:a>
</text:p>
      <text:p text:style-name="P4">
News Source: <text:a xlink:type="simple" xlink:href="https://www.ukrinform.ua/rubric-crimea/3727903-u-krimu-rosiani-ostrafuvali-dvoh-krimskih-tatar-za-nacionalni-prapori.html" text:style-name="Internet_20_link" text:visited-style-name="Visited_20_Internet_20_Link">
https://www.ukrinform.ua/rubric-crimea/3727903-u-krimu-rosiani-ostrafuvali-dvoh-krimskih-tatar-za-nacionalni-prapori.html</text:a>
</text:p>
      <!--NEWS-->
      <text:h text:style-name="P10" text:outline-level="1">
<text:span text:style-name="T4">
The Crimean Tatar flag was raised before the Lviv Town Hall</text:span>
</text:h>
      <text:p text:style-name="P4">
Authors: Ukrinform (Person)</text:p>
      <text:p text:style-name="P4">
Publisher: Укринформ (Organization)</text:p>
      <text:p text:style-name="P4">
Published Time: 2023-06-26T15:35:06+03:00</text:p>
      <text:p text:style-name="P4">
Modified Time: 2023-06-26T15:35:06+03:00</text:p>
      <text:p text:style-name="P4">
Description: In Lviv, the Crimean Tatar flag was raised in front of the city council in support of the indigenous people of Crimea. - Ukrinform.</text:p>
      <text:p text:style-name="P4">
Images: ['<text:a xlink:type="simple" xlink:href="https://static.ukrinform.com/photos/2023_06/thumb_files/630_360_1687782705-506.jpg" text:style-name="Internet_20_link" text:visited-style-name="Visited_20_Internet_20_Link">
630_360_16877...</text:a>
']</text:p>
      <text:p text:style-name="P4">
Tags: ['Крим', 'Львів', 'Прапор']</text:p>
      <text:p text:style-name="P4">
Type: Article</text:p>
      <!--METADATA-->
      <text:p text:style-name="P4">
<draw:frame draw:style-name="fr1" draw:name="Image85" text:anchor-type="as-char" svg:width="6.9236in" svg:height="3.956343in" draw:z-index="0">
<draw:image xlink:href="../Images/yкринформ/2023-06-26T15-35-06-03-00/630_360_1687782705-506.jpg" xlink:type="simple" xlink:show="embed" xlink:actuate="onLoad" draw:mime-type="image/jpeg"/>
</draw:frame>
In Lviv, the Crimean Tatar flag was raised in Lviv in the support of the Crimean Crimea.</text:p>
      <text:p text:style-name="P4">
This was reported <text:a xlink:type="simple" xlink:href="https://city-adm.lviv.ua/news/city/lviv-international/297193-u-tsentri-lvova-pidnialy-prapor-krymskykh-tatar" text:style-name="Internet_20_link" text:visited-style-name="Visited_20_Internet_20_Link">
Lviv City Council</text:a>
, reports Ukrinform.</text:p>
      <text:p text:style-name="P4">
“Today in Ukraine celebrate the Crimean Tatar flag. From this day, the flag of the Crimean Tatars was raised in front of the Lviv Town Hall to support the indigenous people of Crimea and remind that Crimea is Ukraine, ”the message reads.</text:p>
      <text:p text:style-name="P4">
It is known <text:a xlink:type="simple" xlink:href="https://www.ukrinform.ua/rubric-crimea/3727647-v-ukraini-vidznacaut-den-krimskotatarskogo-prapora.html" text:style-name="Internet_20_link" text:visited-style-name="Visited_20_Internet_20_Link">
Crimean Tatar Flag Day</text:a>
 (Kırım Bayra)- the Day of Honor of the National Schedule of Crimean Tatars, the indigenous people of Crimea. It is celebrated on June 26 since 2010. This happens not only in different cities of Ukraine, but also in other countries of the world.</text:p>
      <text:p text:style-name="P4">
*!(https://www.ukrinform.ua/rubric-polytics/3727742-mzs-u-den-krimskotatarskogo-prapora-zaklikae-svit-posiliti-pidtrimku-ukraini.html)Crimean Tatar flag is a blue -colored cloth with a yellow coat of arms(there)in the upper left corner. Blue is a traditional color of the Turkic peoples, it was used on the Crimean Khanate's flags. The coat of arms-Tarak-tamga(Coat of arms)It is a generic sign of Girey, the leadership of the Crimean Khanate.</text:p>
      <text:p text:style-name="P4">
News Source: <text:a xlink:type="simple" xlink:href="https://www.ukrinform.ua/rubric-regions/3727910-pered-lvivskou-ratuseu-pidnali-krimskotatarskij-prapor.html" text:style-name="Internet_20_link" text:visited-style-name="Visited_20_Internet_20_Link">
https://www.ukrinform.ua/rubric-regions/3727910-pered-lvivskou-ratuseu-pidnali-krimskotatarskij-prapor.html</text:a>
</text:p>
      <!--NEWS-->
      <text:h text:style-name="P10" text:outline-level="1">
<text:span text:style-name="T4">
The Russians have stolen 8.8 thousand Ukrainians since the beginning of the invasion, more than 10,000 - disappeared</text:span>
</text:h>
      <text:p text:style-name="P4">
Authors: Ukrinform (Person)</text:p>
      <text:p text:style-name="P4">
Publisher: Укринформ (Organization)</text:p>
      <text:p text:style-name="P4">
Published Time: 2023-06-26T15:37:00+03:00</text:p>
      <text:p text:style-name="P4">
Modified Time: 2023-06-26T15:37:00+03:00</text:p>
      <text:p text:style-name="P4">
Description: In Ukraine, since the beginning of the full -scale invasion of the Russian Federation, nearly 8,800 civilians have become victims of violent disappearances, as well as 10,200 people are considered missing. - Ukrinform.</text:p>
      <text:p text:style-name="P4">
Images: ['<text:a xlink:type="simple" xlink:href="https://static.ukrinform.com/photos/2023_06/thumb_files/630_360_1687782451-161.png" text:style-name="Internet_20_link" text:visited-style-name="Visited_20_Internet_20_Link">
630_360_16877...</text:a>
']</text:p>
      <text:p text:style-name="P4">
Tags: ['Поліція', 'Викрадення людей', 'Зниклі безвісти', 'Війна з Росією']</text:p>
      <text:p text:style-name="P4">
Type: Article</text:p>
      <!--METADATA-->
      <text:p text:style-name="P4">
<draw:frame draw:style-name="fr1" draw:name="Image86" text:anchor-type="as-char" svg:width="6.9236in" svg:height="3.956343in" draw:z-index="0">
<draw:image xlink:href="../Images/yкринформ/2023-06-26T15-37-00-03-00/630_360_1687782451-161.png" xlink:type="simple" xlink:show="embed" xlink:actuate="onLoad" draw:mime-type="image/png"/>
</draw:frame>
In Ukraine, the beginning of a full -scale invasion of Russian Federation by victims of violent reasons became nearly 8,800 civilians, as well as 10 200 people are considered to be disappeared.</text:p>
      <text:p text:style-name="P4">
This is stated in the response of the Main Investigative Directorate of the National Police Request of the publication <text:a xlink:type="simple" xlink:href="https://zmina.info/news/z-pochatku-povnomasshtabnogo-vtorgnennya-poterpilymy-vid-nasylnyczkyh-znyknen-staly-8-800-czyvilnyh-bezvisty-znyklymy-vvazhayutsya-10-200-osib-naczpolicziya/" text:style-name="Internet_20_link" text:visited-style-name="Visited_20_Internet_20_Link">
ZMINA</text:a>
, reports Ukrinform.</text:p>
      <text:p text:style-name="P4">
Thus, according to the National Academy of Sciences, from February 24, 2022 to June 6, 2023, 16,000 criminal proceedings were launched in fact by factual imprisonment and violent disappearance of almost 8,800 -civilians.</text:p>
      <text:p text:style-name="P4">
<text:span text:style-name="T4">
 Read also: </text:span>
 <text:a xlink:type="simple" xlink:href="https://www.ukrinform.ua/rubric-ato/3726424-rodini-zniklih-ta-polonenih-mozut-peredati-listi-svoim-ridnim-kotenko.html" text:style-name="Internet_20_link" text:visited-style-name="Visited_20_Internet_20_Link">
Families of the missing and prisoners can convey letters to their own - Kotenko</text:a>
Investigators of the National Police also launched 7,300 criminal proceedings under the fact</text:p>
      <text:p text:style-name="P4">
“In the conditions of war, the NPU organs carry out all necessary investigators(search)and procedural actions to establish the location of the missing of the missing tazaoconar deprived of persons who can be carried out in the conditions of armed conflict, ”the police emphasized.</text:p>
      <text:p text:style-name="P4">
<text:span text:style-name="T4">
 Read also: </text:span>
 <text:a xlink:type="simple" xlink:href="https://www.ukrinform.ua/rubric-society/3727507-dla-rodiciv-zniklih-bezvisti-zapustili-dodatkovu-garacu-liniu-uridicnoi-dopomogi.html" text:style-name="Internet_20_link" text:visited-style-name="Visited_20_Internet_20_Link">
<text:span text:style-name="T4">
 </text:span>
 <text:span text:style-name="T4">
 </text:span>
 relatives <text:span text:style-name="T4">
 </text:span>
 Failed <text:span text:style-name="T4">
 </text:span>
 <text:span text:style-name="T4">
 missing </text:span>
<text:span text:style-name="T4">
 launched </text:span>
 <text:span text:style-name="T4">
 additional </text:span>
 <text:span text:style-name="T4">
 </text:span>
 hot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Legal <text:span text:style-name="T4">
 </text:span>
 Help **</text:a>
As it was reported, in May, Olegkotenko, who disappeared missing persons, informed that there are more than 23,000 names in the Unified Register of Persons Disappeared for Special Special Specials. At the same time, the Secretariat of the Office is called a much smaller number of missing persons - about 7 thousand: this is <text:a xlink:type="simple" xlink:href="https://www.ukrinform.ua/tag-vijskovi" text:style-name="Internet_20_link" text:visited-style-name="Visited_20_Internet_20_Link">
military</text:a>
, both civilians and those who have disappeared since 2014.</text:p>
      <text:p text:style-name="P4">
According to Kotenko, since the end of May 2022, thanks to the work of the Secretariat for Persons missing in special circumstances, 8,000 Ukrainians have been able to know in special circumstances.Ombudsman Dmitry Lubinets on June 10, during an action dedicated to the liberation of Ukrainian citizens from Russian captivity, said that about 22,000 civilian Ukrainians are now being re -interpreted in Russian captivity.</text:p>
      <text:p text:style-name="P4">
<text:span text:style-name="T5">
Foto from the site: zmina.info</text:span>
</text:p>
      <text:p text:style-name="P4">
News Source: <text:a xlink:type="simple" xlink:href="https://www.ukrinform.ua/rubric-ato/3727912-rosiani-z-pocatku-vtorgnenna-vikrali-88-tisaci-ukrainciv-ponad-10-000-znikli-bezvisti.html" text:style-name="Internet_20_link" text:visited-style-name="Visited_20_Internet_20_Link">
https://www.ukrinform.ua/rubric-ato/3727912-rosiani-z-pocatku-vtorgnenna-vikrali-88-tisaci-ukrainciv-ponad-10-000-znikli-bezvisti.html</text:a>
</text:p>
      <!--NEWS-->
      <text:h text:style-name="P10" text:outline-level="1">
<text:span text:style-name="T4">
Worked on an enemy in a "correctional colony": Kherson detained a collaborator</text:span>
</text:h>
      <text:p text:style-name="P4">
Authors: Ukrinform (Person)</text:p>
      <text:p text:style-name="P4">
Publisher: Укринформ (Organization)</text:p>
      <text:p text:style-name="P4">
Published Time: 2023-06-26T15:54:00+03:00</text:p>
      <text:p text:style-name="P4">
Modified Time: 2023-06-26T15:54:00+03:00</text:p>
      <text:p text:style-name="P4">
Description: In Kherson, employees of the State Bureau of Investigation in cooperation with the Security Service of Ukraine detained a serviceman who, during a temporary seizure of the city, worked on Russian invaders in a "correctional colony". - Ukrinform.</text:p>
      <text:p text:style-name="P4">
Images: ['<text:a xlink:type="simple" xlink:href="https://static.ukrinform.com/photos/2018_08/thumb_files/630_360_1534342460-3207.jpg" text:style-name="Internet_20_link" text:visited-style-name="Visited_20_Internet_20_Link">
630_360_15343...</text:a>
']</text:p>
      <text:p text:style-name="P4">
Tags: ['Херсон', 'Окупація', 'Колаборант', 'Колонія']</text:p>
      <text:p text:style-name="P4">
Type: Article</text:p>
      <!--METADATA-->
      <text:p text:style-name="P4">
<draw:frame draw:style-name="fr1" draw:name="Image87" text:anchor-type="as-char" svg:width="6.9236in" svg:height="3.956343in" draw:z-index="0">
<draw:image xlink:href="../Images/yкринформ/2023-06-26T15-54-00-03-00/630_360_1534342460-3207.jpg" xlink:type="simple" xlink:show="embed" xlink:actuate="onLoad" draw:mime-type="image/jpeg"/>
</draw:frame>
The Kherson workers of the State Bureau of Investigation in cooperation with the Security Service of Ukraine had a serviceman who worked on Russian invaders in the Correctional Colony during a temporary seizure of the city.</text:p>
      <text:p text:style-name="P4">
As Ukrinform reports, it reports <text:a xlink:type="simple" xlink:href="https://dbr.gov.ua/news/dbr-zatrimalo-zradnika-z-hersona-yakij-brav-uchast-u-represiyah-okupantiv-proti-ukrainciv" text:style-name="Internet_20_link" text:visited-style-name="Visited_20_Internet_20_Link">
DBR</text:a>
.</text:p>
      <text:p text:style-name="P4">
It was established that in July 2022 the Russians appointed a person involved in the "operative operational department" in the captured "Northern Correctional Colony # 90". He helped the invaders illegally keep the Kherson tatitz at them.</text:p>
      <text:p text:style-name="P4">
After release <text:a xlink:type="simple" xlink:href="https://www.ukrinform.ua/tag-herson" text:style-name="Internet_20_link" text:visited-style-name="Visited_20_Internet_20_Link">
Kherson</text:a>
The collaborator was hiding, but was detained by law enforcement.</text:p>
      <text:p text:style-name="P4">
During the search at the place of residence of the person, a mobile phone was removed, which used to communicate with the Russians, 626 thousand UAH and $ 5 thousand.</text:p>
      <text:p text:style-name="P4">
*!(https://www.ukrinform.ua/rubric-regions/3727557-na-zaporizzi-kolaboranti-masovo-telefonuut-ukrainskim-specsluzbam-abi-vratuvatisa-fedorov.html)The serviceman was informed of a suspicion of collaborative activity(Part 7th centuries. 111-1 of the Criminal Code of Ukraine). Вирішується питання обраннязапобіжного заходу у вигляді тримання під вартою. Санкція статті передбачаєпокарання у вигляді позбавлення волі на строк до 15 років.</text:p>
      <text:p text:style-name="P4">
Як повідомлялося, на Херсонщині заочно оголосили підозру  <text:a xlink:type="simple" xlink:href="https://www.ukrinform.ua/rubric-regions/3726006-na-hersonsini-ogolosili-pidozru-odrazu-19-kolaborantam.html" text:style-name="Internet_20_link" text:visited-style-name="Visited_20_Internet_20_Link">
 19 колаборантам</text:a>
, who work in the so-called "expert-criminalist center" of the Russians.</text:p>
      <text:p text:style-name="P4">
News Source: <text:a xlink:type="simple" xlink:href="https://www.ukrinform.ua/rubric-regions/3727920-pracuvav-na-voroga-u-vipravnij-kolonii-u-hersoni-zatrimali-kolaboranta.html" text:style-name="Internet_20_link" text:visited-style-name="Visited_20_Internet_20_Link">
https://www.ukrinform.ua/rubric-regions/3727920-pracuvav-na-voroga-u-vipravnij-kolonii-u-hersoni-zatrimali-kolaboranta.html</text:a>
</text:p>
      <!--NEWS-->
      <text:h text:style-name="P10" text:outline-level="1">
<text:span text:style-name="T4">
The Center for Anti -misinformation reports fakes that Russians spread last week</text:span>
</text:h>
      <text:p text:style-name="P4">
Author: ['АРМІЯINFORM']</text:p>
      <text:p text:style-name="P4">
Time: 2023-06-26T16:00:00-04:00</text:p>
      <text:p text:style-name="P4">
Description: The Center for the Wrong -Format at the RNBO of Ukraine: the main fakes, they dried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fejk-rashka-foreva-1.jpg" text:style-name="Internet_20_link" text:visited-style-name="Visited_20_Internet_20_Link">
fejk-rashka-foreva-1.jpg</text:a>
']</text:p>
      <text:p text:style-name="P4">
Tags: ['ФЕЙКИ РФ', 'ЦПД']</text:p>
      <text:p text:style-name="P4">
Category: News</text:p>
      <!--METADATA-->
      <text:p text:style-name="P4">
<draw:frame draw:style-name="fr1" draw:name="Image90" text:anchor-type="as-char" svg:width="6.9236in" svg:height="3.888755in" draw:z-index="0">
<draw:image xlink:href="../Images/AРМІЯINFORM/2023-06-26T16-00-00-04-00/fejk-rashka-foreva-1.jpg" xlink:type="simple" xlink:show="embed" xlink:actuate="onLoad" draw:mime-type="image/jpeg"/>
</draw:frame>
The Center for Combating Information in NSDC Ukraine <text:a xlink:type="simple" xlink:href="https://www.facebook.com/protydiyadezinformatsiyi.cpd/posts/pfbid02sfUJXnTfGJKmK9fZU2fFn5hG7zJQU8MFLVtEhZEs3R3Hy5c56gnRqGfCuMLaVsqWl" text:style-name="Internet_20_link" text:visited-style-name="Visited_20_Internet_20_Link">
informs</text:a>
: The main fakes that promoted the Russian media last week:</text:p>
      <ul>
        <li>
Kiev regime plans to attack soldiers with mosquitoes. * Budanov died without arriving. * Kiev could continue to work on creating a dirty bomb. * Drugs are looking for new ways to "roll" from the offensive in the Zaporozhye direction. * Old graves are dug in Ukraine to make room for recently killed soldiers. * From June 4 to June 21, the Russian military destroyed 246 Ukrainian tanks, including 13 Western samples. * The Ukrainian counter -offensive failed.</li>
      </ul>
      <text:p text:style-name="P4">
News Source: <text:a xlink:type="simple" xlink:href="https://armyinform.com.ua/2023/06/26/czentr-protydiyi-dezinformacziyi-povidomlyaye-pro-fejky-yaki-rosiyany-poshyryuvaly-mynulogo-tyzhnya/" text:style-name="Internet_20_link" text:visited-style-name="Visited_20_Internet_20_Link">
https://armyinform.com.ua/2023/06/26/czentr-protydiyi-dezinformacziyi-povidomlyaye-pro-fejky-yaki-rosiyany-poshyryuvaly-mynulogo-tyzhnya/</text:a>
</text:p>
      <!--NEWS-->
      <text:h text:style-name="P10" text:outline-level="1">
<text:span text:style-name="T4">
ATP Rating: Alaras became the first "racket" of the world</text:span>
</text:h>
      <text:p text:style-name="P4">
Authors: Ukrinform (Person)</text:p>
      <text:p text:style-name="P4">
Publisher: Укринформ (Organization)</text:p>
      <text:p text:style-name="P4">
Published Time: 2023-06-26T16:00:40+03:00</text:p>
      <text:p text:style-name="P4">
Modified Time: 2023-06-26T16:00:40+03:00</text:p>
      <text:p text:style-name="P4">
Description: In the updated ATP ranking, Spaniard Alaras became the first. The closest among Ukrainians is steep - 181 place. - Ukrinform.</text:p>
      <text:p text:style-name="P4">
Images: ['<text:a xlink:type="simple" xlink:href="https://static.ukrinform.com/photos/2023_06/thumb_files/630_360_1687784327-479.jpg" text:style-name="Internet_20_link" text:visited-style-name="Visited_20_Internet_20_Link">
630_360_16877...</text:a>
']</text:p>
      <text:p text:style-name="P4">
Tags: ['Теніс']</text:p>
      <text:p text:style-name="P4">
Type: Article</text:p>
      <!--METADATA-->
      <text:p text:style-name="P4">
<draw:frame draw:style-name="fr1" draw:name="Image91" text:anchor-type="as-char" svg:width="6.9236in" svg:height="3.956343in" draw:z-index="0">
<draw:image xlink:href="../Images/yкринформ/2023-06-26T16-00-40-03-00/630_360_1687784327-479.jpg" xlink:type="simple" xlink:show="embed" xlink:actuate="onLoad" draw:mime-type="image/jpeg"/>
</draw:frame>
The Winned ATP ranking Spaniard Alaras became the first. The nearest mid -Ukrainians are steep - 181 place.</text:p>
      <text:p text:style-name="P4">
The updated ATP rating has been published, Ukrinform reports.</text:p>
      <text:p text:style-name="P4">
*!(https://www.ukrinform.ua/rubric-sports/3727782-kostuk-treta-tenisistka-aka-vigrala-v-sezoni-tituli-wta-v-odinocci-i-pari.html)ATP rating as of June 26:</text:p>
      <text:p text:style-name="P4">
1(2). Карлос Алькарас (Spain)– 7675</text:p>
      <text:p text:style-name="P4">
2(1). Новак Джокович (Serbia)- 7595 points</text:p>
      <text:p text:style-name="P4">
3 . Daniel Medvedev - 5890</text:p>
      <text:p text:style-name="P4">
4 . Casper Rud(Norway)- 4960</text:p>
      <text:p text:style-name="P4">
5 . Stefanos Cicipas(Greece)- 4670</text:p>
      <text:p text:style-name="P4">
6 . HOLG̀ER RUNE(Denmark)- 4510</text:p>
      <text:p text:style-name="P4">
7 . Andriy Rublyov - 4000</text:p>
      <text:p text:style-name="P4">
8(9). Яннік Сіннер (Italy)– 3345</text:p>
      <text:p text:style-name="P4">
9(8). Тейлор Фріц (USA)- 3310</text:p>
      <text:p text:style-name="P4">
10 . Francis Tiafu(USA)– 3075</text:p>
      <text:p text:style-name="P4">
181(178). Олексій Крутих (Ukraine)– 320</text:p>
      <text:p text:style-name="P4">
189(187). Віталій Сачко (Ukraine)– 308</text:p>
      <text:p text:style-name="P4">
333(332). Ілля Марченко (Ukraine)- 152</text:p>
      <text:p text:style-name="P4">
Photo: Fotojump/RioopenOFicial</text:p>
      <text:p text:style-name="P4">
News Source: <text:a xlink:type="simple" xlink:href="https://www.ukrinform.ua/rubric-sports/3727921-rejting-atp-alkaras-stav-persou-raketkou-svitu.html" text:style-name="Internet_20_link" text:visited-style-name="Visited_20_Internet_20_Link">
https://www.ukrinform.ua/rubric-sports/3727921-rejting-atp-alkaras-stav-persou-raketkou-svitu.html</text:a>
</text:p>
      <!--NEWS-->
      <text:h text:style-name="P10" text:outline-level="1">
<text:span text:style-name="T4">
In the Kiev-Pechersk Lavra, 15,000 objects are digitized with US equipment</text:span>
</text:h>
      <text:p text:style-name="P4">
Authors: Ukrinform (Person)</text:p>
      <text:p text:style-name="P4">
Publisher: Укринформ (Organization)</text:p>
      <text:p text:style-name="P4">
Published Time: 2023-06-26T16:08:00+03:00</text:p>
      <text:p text:style-name="P4">
Modified Time: 2023-06-26T23:08:00+03:00</text:p>
      <text:p text:style-name="P4">
Description: The Kyiv-Pechersk Lavra National Reserve plans to digitize up to 12,000 cultural sites and 2500 documents from the reserve fund with the equipment transmitted by the US company Digital Transitions. - Ukrinform.</text:p>
      <text:p text:style-name="P4">
Images: ['<text:a xlink:type="simple" xlink:href="https://static.ukrinform.com/photos/2023_06/thumb_files/630_360_1687809756-692.jpg" text:style-name="Internet_20_link" text:visited-style-name="Visited_20_Internet_20_Link">
630_360_16878...</text:a>
', '<text:a xlink:type="simple" xlink:href="https://static.ukrinform.com/photos/2023_06/1687809533-715.jpg" text:style-name="Internet_20_link" text:visited-style-name="Visited_20_Internet_20_Link">
1687809533-71...</text:a>
', '<text:a xlink:type="simple" xlink:href="https://static.ukrinform.com/photos/2023_06/1687809642-572.jpg" text:style-name="Internet_20_link" text:visited-style-name="Visited_20_Internet_20_Link">
1687809642-57...</text:a>
', '<text:a xlink:type="simple" xlink:href="https://static.ukrinform.com/photos/2023_06/1687809675-936.jpg" text:style-name="Internet_20_link" text:visited-style-name="Visited_20_Internet_20_Link">
1687809675-93...</text:a>
', '<text:a xlink:type="simple" xlink:href="https://static.ukrinform.com/photos/2023_06/1687809757-310.jpg" text:style-name="Internet_20_link" text:visited-style-name="Visited_20_Internet_20_Link">
1687809757-31...</text:a>
']</text:p>
      <text:p text:style-name="P4">
Tags: ['Культура', 'Технології', 'Ікона', 'Київська Лавра']</text:p>
      <text:p text:style-name="P4">
Type: Article</text:p>
      <!--METADATA-->
      <text:p text:style-name="P4">
<draw:frame draw:style-name="fr1" draw:name="Image92" text:anchor-type="as-char" svg:width="6.9236in" svg:height="3.956343in" draw:z-index="0">
<draw:image xlink:href="../Images/yкринформ/2023-06-26T16-08-00-03-00/630_360_1687809756-692.jpg" xlink:type="simple" xlink:show="embed" xlink:actuate="onLoad" draw:mime-type="image/jpeg"/>
</draw:frame>
The Kyiv-Pechersk Lavra Union Reserve plans to digitize up to 12,000 cultural sites and 2500 documents from the reserve fund with the help of equipment transmitted by the US company Digital Transitions.</text:p>
      <text:p text:style-name="P4">
This was discussed during a briefing with the participation of representatives of Digitaltransitions and the administration of NZ "Kyiv-Pechersk Lavra", reports Ukrinform correspondent.</text:p>
      <text:p text:style-name="P4">
<draw:frame draw:style-name="fr1" draw:name="Image93" text:anchor-type="as-char" svg:width="6.9236in" svg:height="4.615733in" draw:z-index="0">
<draw:image xlink:href="../Images/yкринформ/2023-06-26T16-08-00-03-00/1687809533-715.jpg" xlink:type="simple" xlink:show="embed" xlink:actuate="onLoad" draw:mime-type="image/jpeg"/>
</draw:frame>
“Threats to cultural heritage have increased with the war. Therefore, there was a need to keep your cultural heritage in order to further promote Ukrainian culture in Europe and the world. And thanks to the help of partners, we can realize the goals for preserving the property, ”said Deputy Minister of Culture and Information Policy Anastasia Bondar.</text:p>
      <text:p text:style-name="P4">
<draw:frame draw:style-name="fr1" draw:name="Image94" text:anchor-type="as-char" svg:width="6.9236in" svg:height="4.615733in" draw:z-index="0">
<draw:image xlink:href="../Images/yкринформ/2023-06-26T16-08-00-03-00/1687809642-572.jpg" xlink:type="simple" xlink:show="embed" xlink:actuate="onLoad" draw:mime-type="image/jpeg"/>
</draw:frame>
<draw:frame draw:style-name="fr1" draw:name="Image95" text:anchor-type="as-char" svg:width="6.9236in" svg:height="4.634966in" draw:z-index="0">
<draw:image xlink:href="../Images/yкринформ/2023-06-26T16-08-00-03-00/1687809675-936.jpg" xlink:type="simple" xlink:show="embed" xlink:actuate="onLoad" draw:mime-type="image/jpeg"/>
</draw:frame>
At the same time, the partner and co -founder of Digital Transitions, Peter Sigel, said that the company launched a program for digitalization in Ukraine in winter 20122. According to him, the main task of the program is to preserve cultural entities in institutions such as the reserve by transferring equipment forbounding and providing training for employees.</text:p>
      <text:p text:style-name="P4">
<text:span text:style-name="T4">
 Read also: </text:span>
 <text:a xlink:type="simple" xlink:href="https://www.ukrinform.ua/rubric-culture/3727772-mkip-rozroblae-strategiu-rozvitku-kievopecerskoi-lavri-do-2051-roku.html" text:style-name="Internet_20_link" text:visited-style-name="Visited_20_Internet_20_Link">
MKIP develops a strategy for the development of the Kiev-Pechersk <text:span text:style-name="T4">
 laurel </text:span>
 and by 2051</text:a>
He noted that at the end of 2022, the company and laurel workers selected 15,000 digitization facilities. For them, the 6 months of Digitaltransitions transferred a fully equipped reprographic system with high -resolution images.</text:p>
      <text:p text:style-name="P4">
<draw:frame draw:style-name="fr1" draw:name="Image96" text:anchor-type="as-char" svg:width="6.9236in" svg:height="4.615733in" draw:z-index="0">
<draw:image xlink:href="../Images/yкринформ/2023-06-26T16-08-00-03-00/1687809757-310.jpg" xlink:type="simple" xlink:show="embed" xlink:actuate="onLoad" draw:mime-type="image/jpeg"/>
</draw:frame>
The curator of the project and the chief keeper of the funds of the NZ "Kyiv-Pechersk Lavra" Irina Martyniuk noted that primarily digitizing the objects of the 17-19 centuries, in particular, <text:a xlink:type="simple" xlink:href="https://www.ukrinform.ua/tag-ikona" text:style-name="Internet_20_link" text:visited-style-name="Visited_20_Internet_20_Link">
icons</text:a>
, engravings, wooden relief, drawings, thematically related to Kiev and Lavra.</text:p>
      <text:p text:style-name="P4">
<text:span text:style-name="T4">
 Read also: </text:span>
 <text:a xlink:type="simple" xlink:href="https://www.ukrinform.ua/rubric-kyiv/3725691-zapovidnik-kievopecerska-lavra-zaprovadiv-onlajnkvitok.html" text:style-name="Internet_20_link" text:visited-style-name="Visited_20_Internet_20_Link">
Kyiv-Pechersk Reserve <text:span text:style-name="T4">
 Lavr </text:span>
 A "Intvadivonline Backets</text:a>
</text:p>
      <text:p text:style-name="P4">
"We could only do a quality image of the cliche only through macroelecting when we" snatched "the individual parts of the image. And now we can hold a high resolution image and see on the screen even, which is visible only with magnifying glass. The complexity of digitization of the cliché is that they are often worn and covered with printing paint. That is, the transfers of the relief in the ordinary photo are not as noticeable as it is now, ” - Olesya Nosachova, the Did Dadlazbergian of the Books and Clouse of Kyiv -Pechersk Lavra.</text:p>
      <text:p text:style-name="P4">
Maxim Ostapenko <text:span text:style-name="T4">
 Read also: </text:span>
 <text:a xlink:type="simple" xlink:href="https://www.ukrinform.ua/rubric-culture/3727843-tkacenko-sprostuvav-informaciu-roszmi-pro-vivezenna-cinnostej-iz-lavri.html" text:style-name="Internet_20_link" text:visited-style-name="Visited_20_Internet_20_Link">
Tkachenko denied Roszmi information about the export of values from <text:span text:style-name="T4">
 Lavr </text:span>
 and</text:a>
Acting Director General of NZ "Kyiv-Pechersk Lavra" Maximstapenko thanked the American partners for their assistance in the equipment and studies of employees, emphasizing that new technologies not only retain the downtime, but also enhance the professionalism of cultural workers.</text:p>
      <text:p text:style-name="P4">
As reported by Ukrinform, the UNESCO Extraordinary Heritage Fund(Heritage in Emergency Fund)Approved the project of assistance to the Ministry of Culture and Information Policy on <text:a xlink:type="simple" xlink:href="https://www.ukrinform.ua/rubric-culture/3716647-unesko-vidilae-15-miljona-na-cifrovizaciu-kulturnoi-spadsini-ukraini.html" text:style-name="Internet_20_link" text:visited-style-name="Visited_20_Internet_20_Link">
1.5 million dollars for the development of digitalization tools</text:a>
in the field of cultural heritage of Ukraine.</text:p>
      <text:p text:style-name="P4">
_ Photo: discover.if.ua _</text:p>
      <text:p text:style-name="P4">
News Source: <text:a xlink:type="simple" xlink:href="https://www.ukrinform.ua/rubric-culture/3728078-u-kievopecerskij-lavri-ocifruut-15-tisac-obektiv-za-dopomogi-obladnanna-zi-ssa.html" text:style-name="Internet_20_link" text:visited-style-name="Visited_20_Internet_20_Link">
https://www.ukrinform.ua/rubric-culture/3728078-u-kievopecerskij-lavri-ocifruut-15-tisac-obektiv-za-dopomogi-obladnanna-zi-ssa.html</text:a>
</text:p>
      <!--NEWS-->
      <text:h text:style-name="P10" text:outline-level="1">
<text:span text:style-name="T4">
The Government approved by Naftogaz the conditions of restructuring of Eurobonds</text:span>
</text:h>
      <text:p text:style-name="P4">
Authors: Ukrinform (Person)</text:p>
      <text:p text:style-name="P4">
Publisher: Укринформ (Organization)</text:p>
      <text:p text:style-name="P4">
Published Time: 2023-06-26T16:13:06+03:00</text:p>
      <text:p text:style-name="P4">
Modified Time: 2023-06-26T16:13:06+03:00</text:p>
      <text:p text:style-name="P4">
Description: The Cabinet of Ministers agreed the conditions for the restructuring of Naftogaz's Eurobonds with the maturity in July 2022 and in November 2026, for which the company reached consent with investors. - Ukrinform.</text:p>
      <text:p text:style-name="P4">
Images: ['<text:a xlink:type="simple" xlink:href="https://static.ukrinform.com/photos/2019_09/thumb_files/630_360_1568720074-936.jpg" text:style-name="Internet_20_link" text:visited-style-name="Visited_20_Internet_20_Link">
630_360_15687...</text:a>
']</text:p>
      <text:p text:style-name="P4">
Tags: ['Кабмін', 'Нафтогаз', 'Єврооблігації']</text:p>
      <text:p text:style-name="P4">
Type: Article</text:p>
      <!--METADATA-->
      <text:p text:style-name="P4">
<draw:frame draw:style-name="fr1" draw:name="Image99" text:anchor-type="as-char" svg:width="6.9236in" svg:height="3.956343in" draw:z-index="0">
<draw:image xlink:href="../Images/yкринформ/2023-06-26T16-13-06-03-00/630_360_1568720074-936.jpg" xlink:type="simple" xlink:show="embed" xlink:actuate="onLoad" draw:mime-type="image/jpeg"/>
</draw:frame>
The Cabinet of Ministers agreed the conditions for the restructuring of Naftogaz's Eurobonds with terms of redeeming in July 2022 and in November 2026, for which the company had consent with investors.</text:p>
      <text:p text:style-name="P4">
This is stated in <text:a xlink:type="simple" xlink:href="https://www.kmu.gov.ua/npas/deiaki-pytannia-diialnosti-aktsionernoho-tovarystva-natsionalna-aktsionerna-kompaniia-naftohaz-t240623" text:style-name="Internet_20_link" text:visited-style-name="Visited_20_Internet_20_Link">
CMU Order</text:a>
№554-r, reports Ukrinform.</text:p>
      <text:p text:style-name="P4">
"Pursuant to the second order of the Cabinet of Ministers of Ukraine dated July 21, 2022, No. 625 and the order of the Cabinet of Ministers of Ukraine dated November 8, 2022 No. 1003 to agree on the commission of the Joint -Stock Company" Naftogaz of Ukraine "by the joint -stock company" Naftogaz of Ukraine "of actions on the implementation of the current establishment. El.S.(Kondor Finance plc), namely, amendments to credit agreements concluded on July 17 and November 6, 2019. Between the joint -stock company “National Joint Stock Company <text:a xlink:type="simple" xlink:href="https://www.ukrinform.ua/tag-naftogaz" text:style-name="Internet_20_link" text:visited-style-name="Visited_20_Internet_20_Link">
“ NaftogazUkraine ”</text:a>
and Condor Finenens Pi.E.(Kondor Finance plc), by concluding additional contracts and/or presentation of such credit agreements in the new version on the basic conditions attached to the donation, " - the document reads.</text:p>
      <text:p text:style-name="P4">
Naftogaz expects restructuring to end by the end of July 2023</text:p>
      <text:p text:style-name="P4">
“It is very grateful to the government as a shareholder of the company for approving the conditions of restructuring that we have agreed with the owners of Naftogaz Eurobonds. This made the company a pumped step closer to fulfilling the obligations to investors, ” - <text:a xlink:type="simple" xlink:href="https://www.naftogaz.com/news/ukrainian-cabinet-naftogaz-restructure-eurobonds" text:style-name="Internet_20_link" text:visited-style-name="Visited_20_Internet_20_Link">
NACE NACE NAC Oleksiy Chernyshov</text:a>
.</text:p>
      <text:p text:style-name="P4">
As reported by Ukrinform, in July 2019, Naftogaz attracted the financing of the International capital market due to the issue of Eurobonds worth 600 million euros and335 million dollars. The company accommodated five -year euro bonds with an yield of 7.125% and three -year in dollars with an yield of 7.375%. Three months later, UND, NAC placed 7-year Eurobonds worth $ 500 million. under 7.625%per annum. The total volume of all three issues of Eurobonds is estimated at about $ 1,5 billion.</text:p>
      <text:p text:style-name="P4">
<text:span text:style-name="T4">
 Read also: </text:span>
 <text:a xlink:type="simple" xlink:href="https://www.ukrinform.ua/rubric-economy/3716656-naftogaz-domovivsa-z-investorami-pro-restrukturizaciu-evroobligacij.html" text:style-name="Internet_20_link" text:visited-style-name="Visited_20_Internet_20_Link">
<text:span text:style-name="T4">
 Naftogaz </text:span>
 <text:span text:style-name="T4">
 </text:span>
 agreed <text:span text:style-name="T4">
 with </text:span>
 investors <text:span text:style-name="T4">
 </text:span>
 <text:span text:style-name="T4">
 about </text:span>
<text:span text:style-name="T4">
 restructuring </text:span>
 <text:span text:style-name="T4">
 </text:span>
 Eurobonds **</text:a>
</text:p>
      <text:p text:style-name="P4">
On March 10, 2023, NAC offered investors a new scenario restoring Naftogaz's debt on Eurobonds with a period of time in 2022 and 2026.</text:p>
      <text:p text:style-name="P4">
News Source: <text:a xlink:type="simple" xlink:href="https://www.ukrinform.ua/rubric-economy/3727927-urad-shvaliv-zaproponovani-naftogazom-umovi-restrukturizacii-evroobligacij.html" text:style-name="Internet_20_link" text:visited-style-name="Visited_20_Internet_20_Link">
https://www.ukrinform.ua/rubric-economy/3727927-urad-shvaliv-zaproponovani-naftogazom-umovi-restrukturizacii-evroobligacij.html</text:a>
</text:p>
      <!--NEWS-->
      <text:h text:style-name="P10" text:outline-level="1">
<text:span text:style-name="T4">
In Egypt, a 13 -storey building fell - under the rubble people</text:span>
</text:h>
      <text:p text:style-name="P4">
Authors: Ukrinform (Person)</text:p>
      <text:p text:style-name="P4">
Publisher: Укринформ (Organization)</text:p>
      <text:p text:style-name="P4">
Published Time: 2023-06-26T16:18:00+03:00</text:p>
      <text:p text:style-name="P4">
Modified Time: 2023-06-26T16:18:00+03:00</text:p>
      <text:p text:style-name="P4">
Description: In Alexandria (Egypt) there was a collapse of a 13-storey building. Local special services carry out rescue measures to save people who are under the rubble. - Ukrinform.</text:p>
      <text:p text:style-name="P4">
Images: ['<text:a xlink:type="simple" xlink:href="https://static.ukrinform.com/photos/2023_06/thumb_files/630_360_1687785418-248.png" text:style-name="Internet_20_link" text:visited-style-name="Visited_20_Internet_20_Link">
630_360_16877...</text:a>
']</text:p>
      <text:p text:style-name="P4">
Tags: ['Єгипет', 'Обвалення']</text:p>
      <text:p text:style-name="P4">
Type: Article</text:p>
      <!--METADATA-->
      <text:p text:style-name="P4">
<draw:frame draw:style-name="fr1" draw:name="Image100" text:anchor-type="as-char" svg:width="6.9236in" svg:height="3.956343in" draw:z-index="0">
<draw:image xlink:href="../Images/yкринформ/2023-06-26T16-18-00-03-00/630_360_1687785418-248.png" xlink:type="simple" xlink:show="embed" xlink:actuate="onLoad" draw:mime-type="image/png"/>
</draw:frame>
Walexandria(Egypt)There was a collapse of a 13-storey building. Local special services take rescue measures to rescue people who are under the rubble.</text:p>
      <text:p text:style-name="P4">
According to Ukrinform, it reports <text:a xlink:type="simple" xlink:href="https://english.alarabiya.net/News/middle-east/2023/06/26/Authorities-search-for-survivors-after-13-storey-building-collapses-in-Egypt" text:style-name="Internet_20_link" text:visited-style-name="Visited_20_Internet_20_Link">
Alabia News.</text:a>
In the Egyptian city of Alexandria, a 13-storey house fell, people were underwent.</text:p>
      <text:p text:style-name="P4">
"Civil defense forces rushed to a building located on Khalilhamada Street in the Sidi -Bishr area," the local authorities said.</text:p>
      <text:p text:style-name="P4">
According to the Ministry of Health <text:a xlink:type="simple" xlink:href="https://www.ukrinform.ua/tag-egipet" text:style-name="Internet_20_link" text:visited-style-name="Visited_20_Internet_20_Link">
Egypt</text:a>
at least four people were out of the collapse. The ministry stated that the injuries were unhappy.</text:p>
      <text:p text:style-name="P4">
The authorities do not know the exact number of people who were in the building at the moment. There were also no reports on victims.</text:p>
      <text:p text:style-name="P4">
However, according to eyewitnesses, several residents found themselves under the rubble, and the visitors of a small supermarket located in the building.</text:p>
      <text:p text:style-name="P4">
The governor of Alexandria stated that the collapse occurred as a result of a "vertical rock" in the structure of the building, and the prosecutor's office is currently investigating the details.</text:p>
      <text:p text:style-name="P4">
According to him, neighboring houses were not injured, and their residents were not.</text:p>
      <text:p text:style-name="P4">
<text:span text:style-name="T4">
 Read also: </text:span>
 <text:a xlink:type="simple" xlink:href="https://www.ukrinform.ua/rubric-world/3721982-u-ssa-stavsa-obval-na-odnij-iz-golovnih-avtomagistralej-shidnogo-uzberezza.html" text:style-name="Internet_20_link" text:visited-style-name="Visited_20_Internet_20_Link">
in the USA there was a collapse on one of the main highway coast</text:a>
It is noted that due to poor or at all, there is no maintenance of the plain level of compliance with building standards of collapse of buildings in Egypt is an epoch phenomenon.</text:p>
      <text:p text:style-name="P4">
As reported by Ukrinform, at least 37 people were injured as a result of an explosion of the fifth district of Paris.</text:p>
      <text:p text:style-name="P4">
<text:span text:style-name="T5">
Foto: al arabia</text:span>
</text:p>
      <text:p text:style-name="P4">
News Source: <text:a xlink:type="simple" xlink:href="https://www.ukrinform.ua/rubric-world/3727929-u-egipti-vpala-13poverhova-budivla-pid-zavalami-ludi.html" text:style-name="Internet_20_link" text:visited-style-name="Visited_20_Internet_20_Link">
https://www.ukrinform.ua/rubric-world/3727929-u-egipti-vpala-13poverhova-budivla-pid-zavalami-ludi.html</text:a>
</text:p>
      <!--NEWS-->
      <text:h text:style-name="P10" text:outline-level="1">
<text:span text:style-name="T4">
Akhtem Seitablaev will shoot a feature film about outstanding Chernivtsi</text:span>
</text:h>
      <text:p text:style-name="P4">
Authors: Ukrinform (Person)</text:p>
      <text:p text:style-name="P4">
Publisher: Укринформ (Organization)</text:p>
      <text:p text:style-name="P4">
Published Time: 2023-06-26T16:22:34+03:00</text:p>
      <text:p text:style-name="P4">
Modified Time: 2023-06-26T16:22:34+03:00</text:p>
      <text:p text:style-name="P4">
Description: Famous Ukrainian director Akhtem Seitablaev plans to make a feature film about Chernivtsi, which will consist of several novels about the prominent residents of this city. - Ukrinform.</text:p>
      <text:p text:style-name="P4">
Images: ['<text:a xlink:type="simple" xlink:href="https://static.ukrinform.com/photos/2023_06/thumb_files/630_360_1687783632-3015.jpeg" text:style-name="Internet_20_link" text:visited-style-name="Visited_20_Internet_20_Link">
630_360_16877...</text:a>
']</text:p>
      <text:p text:style-name="P4">
Tags: ['Сеітаблаєв', 'Чернівці', 'фільм']</text:p>
      <text:p text:style-name="P4">
Type: Article</text:p>
      <!--METADATA-->
      <text:p text:style-name="P4">
<draw:frame draw:style-name="fr1" draw:name="Image101" text:anchor-type="as-char" svg:width="6.9236in" svg:height="3.956343in" draw:z-index="0">
<draw:image xlink:href="../Images/yкринформ/2023-06-26T16-22-34-03-00/630_360_1687783632-3015.jpeg" xlink:type="simple" xlink:show="embed" xlink:actuate="onLoad" draw:mime-type="image/jpeg"/>
</draw:frame>
The well -known Ukrainian director Akhtem Seitablaev plans to make a feature film about Chernivtsi, which will consist of several novels about the prominent residents of this city.</text:p>
      <text:p text:style-name="P4">
The director told about it in <text:a xlink:type="simple" xlink:href="https://www.ukrinform.ua/rubric-culture/3727877-ahtem-seitablaev-ukrainskij-reziser-aktor-vijskovosluzbovec-tro.html" text:style-name="Internet_20_link" text:visited-style-name="Visited_20_Internet_20_Link">
interview Ukrinform.</text:a>
In particular, during the Nikolaychuk Open Film Festival, which took place in Chernivtsi from June 12 to June 20, Akhtem Seitablaev presented the project of his new film.</text:p>
      <text:p text:style-name="P4">
"The project of my future tape will be about <text:a xlink:type="simple" xlink:href="https://www.ukrinform.ua/tag-cernivci" text:style-name="Internet_20_link" text:visited-style-name="Visited_20_Internet_20_Link">
Chernivtsi</text:a>
. In this movie, the city will be the head hero. That is, let us imagine that the city tells itself about itself, about people who have been informed or inspired by it and became personalities that are known not only in Ukraine, but around the world. On the one hand, it will be a promotion of the city of Chernivtsi, and on the other, and in the first place, it will probably be very interesting stories of both known figures and, say, outstanding, but not known to the general publicity, told through the events of their lives ", said Seitablaev.</text:p>
      <text:p text:style-name="P4">
<text:span text:style-name="T4">
 Read also: </text:span>
 [Documentaries about TRO(https://www.ukrinform.ua/rubric-culture/3727919-dokumentalni-filmi-pro-tro-hocut-pokazuvati-na-miznarodnih-kinofestivalah-seitablaev.html)According to him, the future feature film will consist of several short stories that will be united by the theme of the city and the main character of the tape will be the city itself.</text:p>
      <text:p text:style-name="P4">
Shooting the new project can begin in Chernivtsi this fall.</text:p>
      <text:p text:style-name="P4">
As reported by Ukrinform, the Ukrainian <text:a xlink:type="simple" xlink:href="https://www.ukrinform.ua/rubric-culture/3727861-film-mirnij21-pokazut-u-15-krainah-seitablaev-rozpoviv-detali.html" text:style-name="Internet_20_link" text:visited-style-name="Visited_20_Internet_20_Link">
film directed by Akhtem Seitablaev "Mirny-21"</text:a>
He received an invitation to shows in 15 countries.</text:p>
      <text:p text:style-name="P4">
News Source: <text:a xlink:type="simple" xlink:href="https://www.ukrinform.ua/rubric-culture/3727930-ahtem-seitablaev-znimatime-hudoznij-film-pro-vidatnih-cernivcan.html" text:style-name="Internet_20_link" text:visited-style-name="Visited_20_Internet_20_Link">
https://www.ukrinform.ua/rubric-culture/3727930-ahtem-seitablaev-znimatime-hudoznij-film-pro-vidatnih-cernivcan.html</text:a>
</text:p>
      <!--NEWS-->
      <text:h text:style-name="P10" text:outline-level="1">
<text:span text:style-name="T4">
For the State Council and the Pursuing of the Crimean Tatars will be judged in absentia by an expert protection from Crimea</text:span>
</text:h>
      <text:p text:style-name="P4">
Authors: Ukrinform (Person)</text:p>
      <text:p text:style-name="P4">
Publisher: Укринформ (Organization)</text:p>
      <text:p text:style-name="P4">
Published Time: 2023-06-26T16:27:49+03:00</text:p>
      <text:p text:style-name="P4">
Modified Time: 2023-06-26T16:27:49+03:00</text:p>
      <text:p text:style-name="P4">
Description: The DBR employees completed a special pre -trial investigation and sent an indictment against the former Ukrainian law enforcement officer, who after the occupation of Crimea occupied the position of the so -called "investigator" in the FSB management of the Russian Federation on the Peninsula. - Ukrinform.</text:p>
      <text:p text:style-name="P4">
Images: ['<text:a xlink:type="simple" xlink:href="https://static.ukrinform.com/photos/2018_10/thumb_files/630_360_1540839872-223.jpg" text:style-name="Internet_20_link" text:visited-style-name="Visited_20_Internet_20_Link">
630_360_15408...</text:a>
']</text:p>
      <text:p text:style-name="P4">
Tags: ['Крим', 'Суд', 'Держбюро розслідувань']</text:p>
      <text:p text:style-name="P4">
Type: Article</text:p>
      <!--METADATA-->
      <text:p text:style-name="P4">
<draw:frame draw:style-name="fr1" draw:name="Image102" text:anchor-type="as-char" svg:width="6.9236in" svg:height="3.956343in" draw:z-index="0">
<draw:image xlink:href="../Images/yкринформ/2023-06-26T16-27-49-03-00/630_360_1540839872-223.jpg" xlink:type="simple" xlink:show="embed" xlink:actuate="onLoad" draw:mime-type="image/jpeg"/>
</draw:frame>
DBR employees completed a special pre -trial investigation and sent an indictment of the former Ukrainian law enforcement officer, who, after the occupation of the Crimean, has been the position of the so -called "investigator" in the FSB Department of the Russian Federation on the Peninsula.</text:p>
      <text:p text:style-name="P4">
As Ukrinform reports, it reports <text:a xlink:type="simple" xlink:href="https://dbr.gov.ua/news/suditimut-zradnika-z-krimu-yakij-u-lavah-fsb-rozsliduvav-spravu-proti-polonenih-ukrainskih-moryakiv-ta-peresliduvav-krimskih-tatar" text:style-name="Internet_20_link" text:visited-style-name="Visited_20_Internet_20_Link">
DBR</text:a>
.</text:p>
      <text:p text:style-name="P4">
It is established that the person involved has received the position of the so -called "investigator" in the management of the Russian Federation by <text:a xlink:type="simple" xlink:href="https://www.ukrinform.ua/tag-krim" text:style-name="Internet_20_link" text:visited-style-name="Visited_20_Internet_20_Link">
Crimea</text:a>
But Sevastopol was pursued by the persecution of Crimean Tatar activists.</text:p>
      <text:p text:style-name="P4">
Within the framework of criminal proceedings, local so -called "courts" recognized Crimean Tatar religious organizations terrorist, and their leaders were thrown for lattice.</text:p>
      <text:p text:style-name="P4">
In 2018, the traitor was dealing against Ukrainian sailors, who are Polonilirosians in the Kerch Strait. In court, he sought to hold all the detained Ukrainians in the detention center in the pre -trial detention center, including the wounded.</text:p>
      <text:p text:style-name="P4">
*!(https://www.ukrinform.ua/rubric-crimea/3727903-u-krimu-rosiani-ostrafuvali-dvoh-krimskih-tatar-za-nacionalni-prapori.html)The former Ukrainian law enforcement officer is charged in absentia(Part 1 of Art. 111 and Part 1 of Art. 408 of the Criminal Code of Ukraine).</text:p>
      <text:p text:style-name="P4">
Санкція статті передбачає покарання у вигляді позбавлення волі на строк до 15років.</text:p>
      <text:p text:style-name="P4">
Як повідомляв Укрінформ,  Служба безпеки України <text:a xlink:type="simple" xlink:href="https://www.ukrinform.ua/rubric-ato/3726740-sbu-zatrimala-rosijskogo-agenta-u-lavah-zsu-akij-spiguvav-za-litakami-i-bronemasinami.html" text:style-name="Internet_20_link" text:visited-style-name="Visited_20_Internet_20_Link">
 затримала російськогоагента у лавах Збройних сил України </text:a>
, who collected for the FSB of the Russian Federation data on battle aircraft and MaxxPro armored vehicles.</text:p>
      <text:p text:style-name="P4">
News Source: <text:a xlink:type="simple" xlink:href="https://www.ukrinform.ua/rubric-crimea/3727933-za-derzzradu-ta-peresliduvanna-krimskih-tatar-zaocno-suditimut-ekspravoohoronca-z-krimu.html" text:style-name="Internet_20_link" text:visited-style-name="Visited_20_Internet_20_Link">
https://www.ukrinform.ua/rubric-crimea/3727933-za-derzzradu-ta-peresliduvanna-krimskih-tatar-zaocno-suditimut-ekspravoohoronca-z-krimu.html</text:a>
</text:p>
      <!--NEWS-->
      <text:h text:style-name="P10" text:outline-level="1">
<text:span text:style-name="T4">
In Cherkasy region in an accident with a minibus were killed four people, six more injured</text:span>
</text:h>
      <text:p text:style-name="P4">
Authors: Ukrinform (Person)</text:p>
      <text:p text:style-name="P4">
Publisher: Укринформ (Organization)</text:p>
      <text:p text:style-name="P4">
Published Time: 2023-06-26T16:31:00+03:00</text:p>
      <text:p text:style-name="P4">
Modified Time: 2023-06-26T16:31:00+03:00</text:p>
      <text:p text:style-name="P4">
Description: In the Uman district of Cherkasy region on the road "Stryi-Izvarine" collided a minibus with a truck, resulting in killed four people. - Ukrinform.</text:p>
      <text:p text:style-name="P4">
Images: ['<text:a xlink:type="simple" xlink:href="https://static.ukrinform.com/photos/2023_06/thumb_files/630_360_1687786098-657.jpg" text:style-name="Internet_20_link" text:visited-style-name="Visited_20_Internet_20_Link">
630_360_16877...</text:a>
']</text:p>
      <text:p text:style-name="P4">
Tags: ['Аварія', 'Черкащина', 'ДТП']</text:p>
      <text:p text:style-name="P4">
Type: Article</text:p>
      <!--METADATA-->
      <text:p text:style-name="P4">
<draw:frame draw:style-name="fr1" draw:name="Image104" text:anchor-type="as-char" svg:width="6.9236in" svg:height="3.956343in" draw:z-index="0">
<draw:image xlink:href="../Images/yкринформ/2023-06-26T16-31-00-03-00/630_360_1687786098-657.jpg" xlink:type="simple" xlink:show="embed" xlink:actuate="onLoad" draw:mime-type="image/jpeg"/>
</draw:frame>
The Vuman district of Cherkasy region on the road "Stryi-Izvarine" collided with a truck, which causes four people.</text:p>
      <text:p text:style-name="P4">
About it reports the Main Directorate of the SES of Ukraine in Cherkasy region in <text:a xlink:type="simple" xlink:href="https://www.facebook.com/photo/" text:style-name="Internet_20_link" text:visited-style-name="Visited_20_Internet_20_Link">
Facebook</text:a>
, reports Ukrinform.</text:p>
      <text:p text:style-name="P4">
"On June 26, on the Stryi-Izvarine highway near the village of Babanka, there was <text:a xlink:type="simple" xlink:href="https://www.ukrinform.ua/tag-dtp" text:style-name="Internet_20_link" text:visited-style-name="Visited_20_Internet_20_Link">
Road-transport adventure</text:a>
with the participation of the Volkswagen and the Renault truck. As a result, 4 people were killed, 6 more were injured, " - the message reads.</text:p>
      <text:p text:style-name="P4">
The rescue department of the emergency rescue detachment of the special purpose of the body of the body 4 killed from the mutilated car and one victim.</text:p>
      <text:p text:style-name="P4">
<text:span text:style-name="T4">
 Read also: </text:span>
 <text:a xlink:type="simple" xlink:href="https://www.ukrinform.ua/rubric-regions/3727810-dtp-z-vipusknicami-u-gromadi-na-kirovogradsini-ogolosili-den-zalobi.html" text:style-name="Internet_20_link" text:visited-style-name="Visited_20_Internet_20_Link">
<text:span text:style-name="T4">
 road accident </text:span>
 with graduates: in the community in the Kirovograd region, they were mourning day</text:a>
As reported by Ukrinform, as a result of a rocket attack on the evening of June 8, an empty shop of the agricultural enterprise and a car wash was killed, 10 persons were injured.</text:p>
      <text:p text:style-name="P4">
Photo: SES</text:p>
      <text:p text:style-name="P4">
News Source: <text:a xlink:type="simple" xlink:href="https://www.ukrinform.ua/rubric-regions/3727936-na-cerkasini-u-dtp-z-mikroavtobusom-zaginuli-cetvero-ludej-se-sist-travmovani.html" text:style-name="Internet_20_link" text:visited-style-name="Visited_20_Internet_20_Link">
https://www.ukrinform.ua/rubric-regions/3727936-na-cerkasini-u-dtp-z-mikroavtobusom-zaginuli-cetvero-ludej-se-sist-travmovani.html</text:a>
</text:p>
      <!--NEWS-->
      <text:h text:style-name="P10" text:outline-level="1">
<text:span text:style-name="T4">
Britain is ready for a number of scenarios for developments in Russia - Sunak</text:span>
</text:h>
      <text:p text:style-name="P4">
Authors: Ukrinform (Person)</text:p>
      <text:p text:style-name="P4">
Publisher: Укринформ (Organization)</text:p>
      <text:p text:style-name="P4">
Published Time: 2023-06-26T16:40:00+03:00</text:p>
      <text:p text:style-name="P4">
Modified Time: 2023-06-26T16:40:00+03:00</text:p>
      <text:p text:style-name="P4">
Description: The UK Prime Minister Risha Sunak said on Monday that the kingdom was ready for a number of scenarios of events in Russia and noted the "potentially destabilizing" impact of tension between Wagner PEC and Vladimir Putin. - Ukrinform.</text:p>
      <text:p text:style-name="P4">
Images: ['<text:a xlink:type="simple" xlink:href="https://static.ukrinform.com/photos/2023_05/thumb_files/630_360_1684488694-948.jpg" text:style-name="Internet_20_link" text:visited-style-name="Visited_20_Internet_20_Link">
630_360_16844...</text:a>
']</text:p>
      <text:p text:style-name="P4">
Tags: ['Британія', 'Росія', 'ПВК "Вагнера"', 'Пригожин', 'Ріші Сунак']</text:p>
      <text:p text:style-name="P4">
Type: Article</text:p>
      <!--METADATA-->
      <text:p text:style-name="P4">
<draw:frame draw:style-name="fr1" draw:name="Image105" text:anchor-type="as-char" svg:width="6.9236in" svg:height="3.956343in" draw:z-index="0">
<draw:image xlink:href="../Images/yкринформ/2023-06-26T16-40-00-03-00/630_360_1684488694-948.jpg" xlink:type="simple" xlink:show="embed" xlink:actuate="onLoad" draw:mime-type="image/jpeg"/>
</draw:frame>
The UK Prime Minister Risha Sunak said on Monday that the Kingdom was ready for a number of scenarios of events in Russia and noted the "potentially deestabilizing" influence of tension between Wagner PEC and Vladimir Putin.</text:p>
      <text:p text:style-name="P4">
As Ukrinform reports, it reports <text:a xlink:type="simple" xlink:href="https://www.reuters.com/world/europe/uk-prepared-range-scenarios-russia-pm-sunak-2023-06-26/" text:style-name="Internet_20_link" text:visited-style-name="Visited_20_Internet_20_Link">
Reuters</text:a>
.</text:p>
      <text:p text:style-name="P4">
“While it is too early to predict what the consequences of this may be(A recent rebellion in the Russian Federation - ed.), but we, as always, are ready for a series of scripts(events - ed.)”, - emphasized the British Prime Minister.</text:p>
      <text:p text:style-name="P4">
Sakak said Britain "closely monitors" the events in Russia after the cosage of Yevgeny <text:a xlink:type="simple" xlink:href="https://www.ukrinform.ua/tag-prigozin" text:style-name="Internet_20_link" text:visited-style-name="Visited_20_Internet_20_Link">
Prigogine</text:a>
On the territory of the Russian Federation.</text:p>
      <text:p text:style-name="P4">
According to him, Britain has already observed and analysis of recent events of the Russian Federation, because it is aware of the "potentially destabilizing influence" of Russia of the anti -Ukraine war, as well as the tension between the "Wagnerians" and Putin's regime.</text:p>
      <text:p text:style-name="P4">
<text:span text:style-name="T4">
 Read also: </text:span>
 <text:a xlink:type="simple" xlink:href="https://www.ukrinform.ua/rubric-world/3727329-bajden-obgovoriv-z-makronom-solcom-i-sunakom-situaciu-v-rf.html" text:style-name="Internet_20_link" text:visited-style-name="Visited_20_Internet_20_Link">
Biden discussed with Macron, Scholtz and <text:span text:style-name="T4">
 Suns </text:span>
 oms in the Russian Federation</text:a>
As reported by Ukrinform, the leader of the Wagner PEC Eugene [Prigogin was on June 23.(https://www.ukrinform.ua/rubric-other_news/3727120-zakolot-prigozina-vse-so-vidomo-na-cej-moment.html)Against Russian military protection, including against Russian Defense Minister Sergei Shoig.</text:p>
      <text:p text:style-name="P4">
As a result of the offensive, the Wagner PEC column reached the Lipetsk region of Russia, which is 420 kilometers from Moscow.</text:p>
      <text:p text:style-name="P4">
Self -proclaimed President of Belarus Oleksandr Lukashenko held a negotiation with the founder of PEC "Wagner" Yevgeny Prigogin, after which the latter stated that the groups of the group return to the field camps.</text:p>
      <text:p text:style-name="P4">
News Source: <text:a xlink:type="simple" xlink:href="https://www.ukrinform.ua/rubric-world/3727939-britania-gotova-do-nizki-scenariiv-rozvitku-podij-u-rosii-sunak.html" text:style-name="Internet_20_link" text:visited-style-name="Visited_20_Internet_20_Link">
https://www.ukrinform.ua/rubric-world/3727939-britania-gotova-do-nizki-scenariiv-rozvitku-podij-u-rosii-sunak.html</text:a>
</text:p>
      <!--NEWS-->
      <text:h text:style-name="P10" text:outline-level="1">
<text:span text:style-name="T4">
The Government proposed the candidacy of the Executive Director of the Register of Damage caused by aggression of the Russian Federation</text:span>
</text:h>
      <text:p text:style-name="P4">
Authors: Ukrinform (Person)</text:p>
      <text:p text:style-name="P4">
Publisher: Укринформ (Organization)</text:p>
      <text:p text:style-name="P4">
Published Time: 2023-06-26T16:42:00+03:00</text:p>
      <text:p text:style-name="P4">
Modified Time: 2023-06-26T16:42:00+03:00</text:p>
      <text:p text:style-name="P4">
Description: The Cabinet of Ministers proposed Markian Klyuchkovsky's candidacy for the position of executive director of the register of losses caused by the Russian Federation of Ukraine. - Ukrinform.</text:p>
      <text:p text:style-name="P4">
Images: ['<text:a xlink:type="simple" xlink:href="https://static.ukrinform.com/photos/2023_06/thumb_files/630_360_1687786733-754.jpg" text:style-name="Internet_20_link" text:visited-style-name="Visited_20_Internet_20_Link">
630_360_16877...</text:a>
']</text:p>
      <text:p text:style-name="P4">
Tags: ['Призначення', 'Війна з Росією', 'Міжнародний реєстр збитків']</text:p>
      <text:p text:style-name="P4">
Type: Article</text:p>
      <!--METADATA-->
      <text:p text:style-name="P4">
<draw:frame draw:style-name="fr1" draw:name="Image106" text:anchor-type="as-char" svg:width="6.9236in" svg:height="3.956343in" draw:z-index="0">
<draw:image xlink:href="../Images/yкринформ/2023-06-26T16-42-00-03-00/630_360_1687786733-754.jpg" xlink:type="simple" xlink:show="embed" xlink:actuate="onLoad" draw:mime-type="image/jpeg"/>
</draw:frame>
The Cabinet of Ministers proposed Markian Klyuchkovsky's candidacy for the Publication Director of the Register of Losses caused by the Russian Federation of Ukraine.</text:p>
      <text:p text:style-name="P4">
According to Ukrinform, the appropriate order was published on <text:a xlink:type="simple" xlink:href="https://www.kmu.gov.ua/npas/pro-vnesennia-propozytsii-shchodo-kandydatury-na-posadu-vykonavchoho-dyrektora-reiestru-zbytkiv-zavdanykh-ahresiieiu-rosiiskoi-federatsii-proty-ukrainy-" text:style-name="Internet_20_link" text:visited-style-name="Visited_20_Internet_20_Link">
government portal</text:a>
.</text:p>
      <text:p text:style-name="P4">
“To agree with the proposal of the Ministry of Justice and to propose the Markian Yuriyevich Candidate -Markovsky for the position of executive director <text:a xlink:type="simple" xlink:href="https://www.ukrinform.ua/tag-miznarodnij-reestr-zbitkiv" text:style-name="Internet_20_link" text:visited-style-name="Visited_20_Internet_20_Link">
registers</text:a>
, obtained by the aggression of the Russian Federation against Ukraine, ”the document reads.</text:p>
      <text:p text:style-name="P4">
The CMU Ministry of Foreign Affairs instructed the Council of Europe Secretary General to the Secretary General.</text:p>
      <text:p text:style-name="P4">
Markian Klyuchkovsky - founder of the law firm "Asters Law Firm", member of the advisory council of the school of law of Ukrainian Catholic University.</text:p>
      <text:p text:style-name="P4">
It specializes in the resolution of international arbitration and court disputes, represents interests in commercial and investment arbitrations, international considerations, mediation and negotiations, as well as in the spheres of energy and sports law.</text:p>
      <text:p text:style-name="P4">
<text:span text:style-name="T4">
 Read also: </text:span>
 <text:a xlink:type="simple" xlink:href="https://www.ukrinform.ua/rubric-economy/3725569-zbitki-energosistemi-ukraini-vid-rosijskih-obstriliv-perevisuut-10-mlrd-proon.html" text:style-name="Internet_20_link" text:visited-style-name="Visited_20_Internet_20_Link">
<text:span text:style-name="T4">
 Damage </text:span>
 <text:span text:style-name="T4">
 </text:span>
 NUMBER <text:span text:style-name="T4">
 </text:span>
 Ukraine <text:span text:style-name="T4">
 </text:span>
 <text:span text:style-name="T4">
 from </text:span>
<text:span text:style-name="T4">
 Russian </text:span>
 <text:span text:style-name="T4">
 </text:span>
 firing <text:span text:style-name="T4">
 </text:span>
 <text:span text:style-name="T4">
 exceeds </text:span>
 $ 10 <text:span text:style-name="T4">
 billions </text:span>
 - <text:span text:style-name="T4">
 UNDP </text:span>
</text:a>
He received his education at the Taras Shevchenko National University of Kyiv National University, Pittsburgh University, USA, LL.M, and the resolution of international disputes. Has a lawyer's certificate. He is a member of the International Association of Lawyers(Other), Association of Lawyers of Ukraine. Was a vice-president of the Ukrainian Premier League, the Higher Football League of Ukraine(2018-2019), member for resolving disputes of the Football Federation of Ukraine(2014-2018). Входить доАсоціації інженерів-консультантів України, яка представляє інтереси FIDIC вУкраїні, а також Спортивного арбітражного суду (CAS).</text:p>
      <text:p text:style-name="P4">
Як повідомляв Укрінформ, 16-17 травня у Рейк’явіку на саміті Ради Європи булооголошено про створення міжнародного реєстру збитків, яких Росія завдалаУкраїні з початку повномасштабного вторгнення. Реєстр запрацює із серпня цьогороку.</text:p>
      <text:p text:style-name="P4">
News Source: <text:a xlink:type="simple" xlink:href="https://www.ukrinform.ua/rubric-polytics/3727938-urad-zaproponuvav-kandidaturu-vikonavcogo-direktora-reestru-zbitkiv-zavdanih-agresieu-rf.html" text:style-name="Internet_20_link" text:visited-style-name="Visited_20_Internet_20_Link">
https://www.ukrinform.ua/rubric-polytics/3727938-urad-zaproponuvav-kandidaturu-vikonavcogo-direktora-reestru-zbitkiv-zavdanih-agresieu-rf.html</text:a>
</text:p>
      <!--NEWS-->
      <text:h text:style-name="P10" text:outline-level="1">
<text:span text:style-name="T4">
Shmigal discussed cooperation with German Ambassador</text:span>
</text:h>
      <text:p text:style-name="P4">
Authors: Ukrinform (Person)</text:p>
      <text:p text:style-name="P4">
Publisher: Укринформ (Organization)</text:p>
      <text:p text:style-name="P4">
Published Time: 2023-06-26T16:46:00+03:00</text:p>
      <text:p text:style-name="P4">
Modified Time: 2023-06-26T16:46:00+03:00</text:p>
      <text:p text:style-name="P4">
Description: Prime Minister of Ukraine Denis Shmigal discussed topical issues of cooperation with German Ambassador to Ukraine Anka Felguzen. - Ukrinform.</text:p>
      <text:p text:style-name="P4">
Images: ['<text:a xlink:type="simple" xlink:href="https://static.ukrinform.com/photos/2023_06/thumb_files/630_360_1687786990-767.jpg" text:style-name="Internet_20_link" text:visited-style-name="Visited_20_Internet_20_Link">
630_360_16877...</text:a>
']</text:p>
      <text:p text:style-name="P4">
Tags: None</text:p>
      <text:p text:style-name="P4">
Type: Article</text:p>
      <!--METADATA-->
      <text:p text:style-name="P4">
<draw:frame draw:style-name="fr1" draw:name="Image107" text:anchor-type="as-char" svg:width="6.9236in" svg:height="3.956343in" draw:z-index="0">
<draw:image xlink:href="../Images/yкринформ/2023-06-26T16-46-00-03-00/630_360_1687786990-767.jpg" xlink:type="simple" xlink:show="embed" xlink:actuate="onLoad" draw:mime-type="image/jpeg"/>
</draw:frame>
The Prime Minister of Ukraine Denis Shmigal discussed topical issues of cooperation with the Possakhnychyna in Ukraine Anka Felguzen.</text:p>
      <text:p text:style-name="P4">
According to Ukrinform, Shmigal reported in <text:a xlink:type="simple" xlink:href="https://t.me/Denys_Smyhal/5500" text:style-name="Internet_20_link" text:visited-style-name="Visited_20_Internet_20_Link">
telegram.</text:a>
“We appreciate the help of Germany in eliminating the consequences of a terrorist undermining <text:a xlink:type="simple" xlink:href="https://www.ukrinform.ua/tag-kahovska-ges" text:style-name="Internet_20_link" text:visited-style-name="Visited_20_Internet_20_Link">
Kakhovskaya hydroelectric power station</text:a>
. It is mostly worried about the depreciation of the Zaporozhye atomic power plant. The civilized world must respond strongly in order to prevent a nuclear terrorist attack, ”Shmigal said.</text:p>
      <text:p text:style-name="P4">
The prime minister thanked the German partners for their support in all areas: weapons, finances, sanctions. As well as Felguzen personally, who completes the cadence in office, for considerable and important work for the development of Ukraine and Germany.</text:p>
      <text:p text:style-name="P4">
*!(https://www.ukrinform.ua/rubric-ato/3727260-nimeccina-u-spivpraci-zi-ssa-planue-cogoric-postaviti-v-ukrainu-se-do-30-gepard.html)As reported by Ukrinform, Ambassador of Germany to Ukraine Anka Felguzen the afternoon of her cadence <text:a xlink:type="simple" xlink:href="https://www.ukrinform.ua/rubric-polytics/3726774-feldguzen-rozpovila-cim-zajmetsa-pisla-zaversenna-kadencii-v-ukraini.html" text:style-name="Internet_20_link" text:visited-style-name="Visited_20_Internet_20_Link">
will be engaged in the Ministry of Foreign Affairs of Germany</text:a>
Projects on stabilization of the greetings, in particular in Ukraine.</text:p>
      <text:p text:style-name="P4">
News Source: <text:a xlink:type="simple" xlink:href="https://www.ukrinform.ua/rubric-polytics/3727940-smigal-obgovoriv-spivpracu-z-poslom-nimeccini.html" text:style-name="Internet_20_link" text:visited-style-name="Visited_20_Internet_20_Link">
https://www.ukrinform.ua/rubric-polytics/3727940-smigal-obgovoriv-spivpracu-z-poslom-nimeccini.html</text:a>
</text:p>
      <!--NEWS-->
      <text:h text:style-name="P10" text:outline-level="1">
<text:span text:style-name="T4">
Pyres and Klyshi will play in a charity match in support of Ukraine</text:span>
</text:h>
      <text:p text:style-name="P4">
Authors: Ukrinform (Person)</text:p>
      <text:p text:style-name="P4">
Publisher: Укринформ (Organization)</text:p>
      <text:p text:style-name="P4">
Published Time: 2023-06-26T16:50:58+03:00</text:p>
      <text:p text:style-name="P4">
Modified Time: 2023-06-26T16:50:58+03:00</text:p>
      <text:p text:style-name="P4">
Description: Former Arsenal players Robert Pirz and Gael Klyshi will play in a charity match in support of Ukraine4UKRAINE. - Ukrinform.</text:p>
      <text:p text:style-name="P4">
Images: ['<text:a xlink:type="simple" xlink:href="https://static.ukrinform.com/photos/2023_06/thumb_files/630_360_1687787362-582.jpg" text:style-name="Internet_20_link" text:visited-style-name="Visited_20_Internet_20_Link">
630_360_16877...</text:a>
']</text:p>
      <text:p text:style-name="P4">
Tags: ['Футбол']</text:p>
      <text:p text:style-name="P4">
Type: Article</text:p>
      <!--METADATA-->
      <text:p text:style-name="P4">
<draw:frame draw:style-name="fr1" draw:name="Image109" text:anchor-type="as-char" svg:width="6.9236in" svg:height="3.956343in" draw:z-index="0">
<draw:image xlink:href="../Images/yкринформ/2023-06-26T16-50-58-03-00/630_360_1687787362-582.jpg" xlink:type="simple" xlink:show="embed" xlink:actuate="onLoad" draw:mime-type="image/jpeg"/>
</draw:frame>
Former Arsenala Fuzzles Robert Pirz and Gael Kleshi will play a charitable school in support of Ukraine4UKRAINE.</text:p>
      <text:p text:style-name="P4">
The names of two more football players who will take part in the charitable school in support of Ukraine became known, Game4Ukraine said on Instagram, Ukrinform reports.</text:p>
      <text:p text:style-name="P4">
*!</text:p>
      <text:p text:style-name="P4">
Coach: Emma Hase</text:p>
      <text:p text:style-name="P4">
<text:span text:style-name="T4">
 Alexander Zinchenko's team </text:span>
: Jens Lemann, Joleon Lescott, Patrick Berger, Stuart Pierce, Perrit Pierce, Perrick, Perrick , Gerard Picke.</text:p>
      <text:p text:style-name="P4">
Coach: Arsen Wenger</text:p>
      <text:p text:style-name="P4">
<text:span text:style-name="T4">
 Read also: </text:span>
 <text:a xlink:type="simple" xlink:href="https://www.ukrinform.ua/rubric-sports/3727788-futbolisti-dinamo-projsli-medoglad-pered-startom-novogo-sezonu.html" text:style-name="Internet_20_link" text:visited-style-name="Visited_20_Internet_20_Link">
<text:span text:style-name="T4">
 Football </text:span>
 Dynamo "is a medical examination before the starting season</text:a>
It was reported that the game will take place on August 5 in London at Stamford Bridge.</text:p>
      <text:p text:style-name="P4">
Photo: Getty Images</text:p>
      <text:p text:style-name="P4">
News Source: <text:a xlink:type="simple" xlink:href="https://www.ukrinform.ua/rubric-sports/3727943-pires-ta-klisi-zigraut-u-blagodijnomu-matci-na-pidtrimku-ukraini.html" text:style-name="Internet_20_link" text:visited-style-name="Visited_20_Internet_20_Link">
https://www.ukrinform.ua/rubric-sports/3727943-pires-ta-klisi-zigraut-u-blagodijnomu-matci-na-pidtrimku-ukraini.html</text:a>
</text:p>
      <!--NEWS-->
      <text:h text:style-name="P10" text:outline-level="1">
<text:span text:style-name="T4">
Finland after the rebellion of Prigogine increased control on the border with Russia</text:span>
</text:h>
      <text:p text:style-name="P4">
Authors: Ukrinform (Person)</text:p>
      <text:p text:style-name="P4">
Publisher: Укринформ (Organization)</text:p>
      <text:p text:style-name="P4">
Published Time: 2023-06-26T16:52:29+03:00</text:p>
      <text:p text:style-name="P4">
Modified Time: 2023-06-26T16:52:29+03:00</text:p>
      <text:p text:style-name="P4">
Description: The Border Service of Southeastern Finland is currently monitoring the situation on the border with Russia after attempting to the founder of the Wagner PEC, Yevgeny Prigogine to arrange an armed rebellion in the country. - Ukrinform.</text:p>
      <text:p text:style-name="P4">
Images: ['<text:a xlink:type="simple" xlink:href="https://static.ukrinform.com/photos/2023_04/thumb_files/630_360_1680628263-280.jpg" text:style-name="Internet_20_link" text:visited-style-name="Visited_20_Internet_20_Link">
630_360_16806...</text:a>
']</text:p>
      <text:p text:style-name="P4">
Tags: ['Фінляндія', 'Росія', 'Кордон', 'Пригожин']</text:p>
      <text:p text:style-name="P4">
Type: Article</text:p>
      <!--METADATA-->
      <text:p text:style-name="P4">
<draw:frame draw:style-name="fr1" draw:name="Image110" text:anchor-type="as-char" svg:width="6.9236in" svg:height="3.956343in" draw:z-index="0">
<draw:image xlink:href="../Images/yкринформ/2023-06-26T16-52-29-03-00/630_360_1680628263-280.jpg" xlink:type="simple" xlink:show="embed" xlink:actuate="onLoad" draw:mime-type="image/jpeg"/>
</draw:frame>
The Border Service of Southeastern Finland is currently monitoring the border with Russia after attempting to the founder of the Wagner PEC, Yevgenaphozhin, to arrange an armed rebellion in the country.</text:p>
      <text:p text:style-name="P4">
According to Ukrinform, it reports <text:a xlink:type="simple" xlink:href="https://yle.fi/a/74-20038459" text:style-name="Internet_20_link" text:visited-style-name="Visited_20_Internet_20_Link">
Yle. </text:a>
"I will not disclose all the details, but we are more closely monitored for the situation on the border movement at the border crossings,"-said Lieutenant Colonel Yukka Lukari, Deputy Chairman of the Border Guard Service of Southeast Finland.</text:p>
      <text:p text:style-name="P4">
He noted that the weekend on the border were ordinary.</text:p>
      <text:p text:style-name="P4">
“What happened in <text:a xlink:type="simple" xlink:href="https://www.ukrinform.ua/tag-rosia" text:style-name="Internet_20_link" text:visited-style-name="Visited_20_Internet_20_Link">
Russia</text:a>
, not in Russia. Usually Yuhannus(Finnish holiday - ed.)A little enlivened by the border, but it always happens on the holidays, ”Lucari said.</text:p>
      <text:p text:style-name="P4">
As it was reported, the leader of the Wagner PEC Yevhen Prigogin on June 23 <text:a xlink:type="simple" xlink:href="https://www.ukrinform.ua/rubric-other_news/3727120-zakolot-prigozina-vse-so-vidomo-na-cej-moment.html" text:style-name="Internet_20_link" text:visited-style-name="Visited_20_Internet_20_Link">
</text:a>
<text:a xlink:type="simple" xlink:href="https://www.ukrinform.ua/rubric-other_news/3727120-zakolot-prigozina-vse-so-vidomo-na-cej-moment.html" text:style-name="Internet_20_link" text:visited-style-name="Visited_20_Internet_20_Link">
Demarsh declared</text:a>
Against the Russian military leadership, in particular opposite the Minister of Defense Sergei Shoig. He took control of Rostov-on-Don Taspatine of the Voronezh region, after which the "Wagnerivtsi" went to Moscow.</text:p>
      <text:p text:style-name="P4">
*!(https://www.ukrinform.ua/rubric-world/3727783-kriminalnu-spravu-proti-prigozina-cerez-zakolot-ne-zakrili-roszmi.html)At the same time, the Prosecutor General's Office of the Russian Federation informed that "on 23 2023 the FSB of the FSB of Russia, the criminal case against EV under Article 279 of the Criminal Code on the organization of the armed rebellion was legally and substantiated.</text:p>
      <text:p text:style-name="P4">
In the evening of June 24, Prigogine after the "negotiations" with self -proclaimed President of Protection Oleksandr Lukashenko announced that <text:a xlink:type="simple" xlink:href="https://www.ukrinform.ua/rubric-world/3727347-prigozin-rozvertae-koloni-vagnerivciv-do-polovih-taboriv-roszmi.html" text:style-name="Internet_20_link" text:visited-style-name="Visited_20_Internet_20_Link">
departing his mercenaries back "field camps". </text:a>
After that, Russian Presidential President Dmitry Peskov told reporters that a criminal case against Prigogine would be closed, he would go to Belarus.</text:p>
      <text:p text:style-name="P4">
News Source: <text:a xlink:type="simple" xlink:href="https://www.ukrinform.ua/rubric-world/3727945-finlandia-pisla-zakolotu-prigozina-posilila-kontrol-na-kordoni-z-rosieu.html" text:style-name="Internet_20_link" text:visited-style-name="Visited_20_Internet_20_Link">
https://www.ukrinform.ua/rubric-world/3727945-finlandia-pisla-zakolotu-prigozina-posilila-kontrol-na-kordoni-z-rosieu.html</text:a>
</text:p>
      <!--NEWS-->
      <text:h text:style-name="P10" text:outline-level="1">
<text:span text:style-name="T4">
In the Kherson region, more than 80 explosive objects were found in submerged zones</text:span>
</text:h>
      <text:p text:style-name="P4">
Authors: Ukrinform (Person)</text:p>
      <text:p text:style-name="P4">
Publisher: Укринформ (Organization)</text:p>
      <text:p text:style-name="P4">
Published Time: 2023-06-26T16:55:24+03:00</text:p>
      <text:p text:style-name="P4">
Modified Time: 2023-06-26T16:55:24+03:00</text:p>
      <text:p text:style-name="P4">
Description: In the de -enrolled part of the Kherson region, explosive equipment has already been found in the territories flooded through the blasting of the enemy of the Kakhovka hydroelectric power station, 81 explosive object. - Ukrinform.</text:p>
      <text:p text:style-name="P4">
Images: ['<text:a xlink:type="simple" xlink:href="https://static.ukrinform.com/photos/2023_06/thumb_files/630_360_1686128385-501.jpg" text:style-name="Internet_20_link" text:visited-style-name="Visited_20_Internet_20_Link">
630_360_16861...</text:a>
']</text:p>
      <text:p text:style-name="P4">
Tags: ['Херсонщина', 'Вибухівка', 'Каховська ГЕС', 'Підтоплення']</text:p>
      <text:p text:style-name="P4">
Type: Article</text:p>
      <!--METADATA-->
      <text:p text:style-name="P4">
<draw:frame draw:style-name="fr1" draw:name="Image111" text:anchor-type="as-char" svg:width="6.9236in" svg:height="3.956343in" draw:z-index="0">
<draw:image xlink:href="../Images/yкринформ/2023-06-26T16-55-24-03-00/630_360_1686128385-501.jpg" xlink:type="simple" xlink:show="embed" xlink:actuate="onLoad" draw:mime-type="image/jpeg"/>
</draw:frame>
Explosive equipment has already been found in the territories flooded through the enemy of the Kakhovka hydroelectric power station, 81 explosive object.</text:p>
      <text:p text:style-name="P4">
According to Ukrinform, it reports <text:a xlink:type="simple" xlink:href="https://t.me/khersonskaODA/7394" text:style-name="Internet_20_link" text:visited-style-name="Visited_20_Internet_20_Link">
Kherson Ova</text:a>
.</text:p>
      <text:p text:style-name="P4">
“Explosives were surveyed by more than 620 hectares of flooded areas. 81 explosive objects have been tamped and neutralized, ”the message reads.</text:p>
      <text:p text:style-name="P4">
As it is noted, in general on a de -industrial <text:a xlink:type="simple" xlink:href="https://www.ukrinform.ua/tag-hersonsina" text:style-name="Internet_20_link" text:visited-style-name="Visited_20_Internet_20_Link">
Kherson region</text:a>
The sappers surveyed 56385.3 hectaresters, including 48763 hectares - agricultural land. Nearly 79.5 thousand explosive subjects have been identified and disposed of.</text:p>
      <text:p text:style-name="P4">
<text:span text:style-name="T4">
 Read also: </text:span>
 <text:a xlink:type="simple" xlink:href="https://www.ukrinform.ua/rubric-regions/3727496-ak-bezpecno-povertatis-u-zitlo-pisla-pidtoplenna-poradi-minreintegracii.html" text:style-name="Internet_20_link" text:visited-style-name="Visited_20_Internet_20_Link">
how safe it is to go to housing after <text:span text:style-name="T4">
 flood </text:span>
 leaping -Ministry of Reintegration</text:a>
As reported by Ukrinform, the Armed Forces in the fall liberated the right -bank part of the Kherson region, including the city of Kherson. The part of the region, located on the left Berezidpipra, is temporarily captured by Russian troops.</text:p>
      <text:p text:style-name="P4">
On the night of June 6 <text:a xlink:type="simple" xlink:href="https://www.ukrinform.ua/rubric-other_news/3723441-pidriv-rosianami-kahovskoi-ges-usi-novini.html" text:style-name="Internet_20_link" text:visited-style-name="Visited_20_Internet_20_Link">
Russian army blew a dam of Kakhovskaya hydroelectric power station</text:a>
Having caused the flooding of part of the Kherson Tamikolaev regions and at the same time critical grinding of the Kakhovka reservoir.</text:p>
      <text:p text:style-name="P4">
<text:span text:style-name="T5">
Foto: libkos</text:span>
</text:p>
      <text:p text:style-name="P4">
News Source: <text:a xlink:type="simple" xlink:href="https://www.ukrinform.ua/rubric-regions/3727946-na-hersonsini-viavili-u-pidtoplenih-zonah-ponad-80-vibuhonebezpecnih-predmetiv.html" text:style-name="Internet_20_link" text:visited-style-name="Visited_20_Internet_20_Link">
https://www.ukrinform.ua/rubric-regions/3727946-na-hersonsini-viavili-u-pidtoplenih-zonah-ponad-80-vibuhonebezpecnih-predmetiv.html</text:a>
</text:p>
      <!--NEWS-->
      <text:h text:style-name="P10" text:outline-level="1">
<text:span text:style-name="T4">
In Kiev in half a year, 11 circular solutions were arranged</text:span>
</text:h>
      <text:p text:style-name="P4">
Authors: Ukrinform (Person)</text:p>
      <text:p text:style-name="P4">
Publisher: Укринформ (Organization)</text:p>
      <text:p text:style-name="P4">
Published Time: 2023-06-26T16:56:00+03:00</text:p>
      <text:p text:style-name="P4">
Modified Time: 2023-06-26T16:56:00+03:00</text:p>
      <text:p text:style-name="P4">
Description: Since the beginning of the year, 11 annular solutions have already been equipped in the capital. - Ukrinform.</text:p>
      <text:p text:style-name="P4">
Images: ['<text:a xlink:type="simple" xlink:href="https://static.ukrinform.com/photos/2023_06/thumb_files/630_360_1687787657-141.jpg" text:style-name="Internet_20_link" text:visited-style-name="Visited_20_Internet_20_Link">
630_360_16877...</text:a>
']</text:p>
      <text:p text:style-name="P4">
Tags: ['Дороги', 'Інфраструктура', 'Київ', 'Ремонт']</text:p>
      <text:p text:style-name="P4">
Type: Article</text:p>
      <!--METADATA-->
      <text:p text:style-name="P4">
<draw:frame draw:style-name="fr1" draw:name="Image112" text:anchor-type="as-char" svg:width="6.9236in" svg:height="3.956343in" draw:z-index="0">
<draw:image xlink:href="../Images/yкринформ/2023-06-26T16-56-00-03-00/630_360_1687787657-141.jpg" xlink:type="simple" xlink:show="embed" xlink:actuate="onLoad" draw:mime-type="image/jpeg"/>
</draw:frame>
Since the beginning of the year, 11 annular solutions have already been equipped in the capital.</text:p>
      <text:p text:style-name="P4">
According to Ukrinform, it reports <text:a xlink:type="simple" xlink:href="https://kyivcity.gov.ua/news/z_pochatku_roku_u_stolitsi_oblashtuvali_11_kiltsevikh_rozvyazok/" text:style-name="Internet_20_link" text:visited-style-name="Visited_20_Internet_20_Link">
Kyiv City State Administration</text:a>
.</text:p>
      <text:p text:style-name="P4">
«Дорожники продовжують облаштовувати кільцеві розв’язки. Такий тип проїздупідвищує безпеку руху й має більшу пропускну спроможність», - ідеться уповідомленні.</text:p>
      <text:p text:style-name="P4">
There are already 11 circular solutions: eight - are ready completely, three more - the main works have been completed and the marking is left.</text:p>
      <text:p text:style-name="P4">
In particular, the works were completed on the Dubler of Academician Zabolotny Street, at the intersections of Umanskaya and General Vorobyov.</text:p>
      <text:p text:style-name="P4">
*!(https://www.ukrinform.ua/rubric-kyiv/3697499-u-kievi-cogoric-oblastuut-blizko-40-kilcevih-rozvazok.html)Work is ongoing on the street of Didozniy, on Zvirinetskaya Street, at the crossroads of Mark Vovchka and Verbova Street, at the corner of Desnyanskaya, Radosinskaya and Peace streets.</text:p>
      <text:p text:style-name="P4">
In general, road users work with 7 crossroads of circular traffic.</text:p>
      <text:p text:style-name="P4">
This year the municipal corporation "<text:a xlink:type="simple" xlink:href="https://www.ukrinform.ua/tag-kiivavtodor" text:style-name="Internet_20_link" text:visited-style-name="Visited_20_Internet_20_Link">
Kyivavtodor</text:a>
»Plans to equip 40 annular specification in the capital, the KSCA noted.</text:p>
      <text:p text:style-name="P4">
As reported by Ukrinform, <text:a xlink:type="simple" xlink:href="https://www.ukrinform.ua/rubric-kyiv/3705306-na-perehresti-vulic-bekeskinoi-ta-vilde-vlastuvali-kilcevu-rozvazku.html" text:style-name="Internet_20_link" text:visited-style-name="Visited_20_Internet_20_Link">
in Kiev at the intersection of Bekeshkina streets and Wildevted the ring solution</text:a>
.</text:p>
      <text:p text:style-name="P4">
<text:span text:style-name="T5">
Foto: KSCA</text:span>
</text:p>
      <text:p text:style-name="P4">
News Source: <text:a xlink:type="simple" xlink:href="https://www.ukrinform.ua/rubric-kyiv/3727947-u-kievi-za-piv-roku-roku-oblastuvali-11-kilcevih-rozvazok.html" text:style-name="Internet_20_link" text:visited-style-name="Visited_20_Internet_20_Link">
https://www.ukrinform.ua/rubric-kyiv/3727947-u-kievi-za-piv-roku-roku-oblastuvali-11-kilcevih-rozvazok.html</text:a>
</text:p>
      <!--NEWS-->
      <text:h text:style-name="P10" text:outline-level="1">
<text:span text:style-name="T4">
In Odesa region, 12 settlements remain disconnected due to bad weather</text:span>
</text:h>
      <text:p text:style-name="P4">
Authors: Ukrinform (Person)</text:p>
      <text:p text:style-name="P4">
Publisher: Укринформ (Organization)</text:p>
      <text:p text:style-name="P4">
Published Time: 2023-06-26T17:05:58+03:00</text:p>
      <text:p text:style-name="P4">
Modified Time: 2023-06-26T17:05:58+03:00</text:p>
      <text:p text:style-name="P4">
Description: In the Odessa region, due to bad weather without power supply, there are 12 settlements, three of them partially. - Ukrinform.</text:p>
      <text:p text:style-name="P4">
Images: ['<text:a xlink:type="simple" xlink:href="https://static.ukrinform.com/photos/2022_10/thumb_files/630_360_1666341365-342.jpg" text:style-name="Internet_20_link" text:visited-style-name="Visited_20_Internet_20_Link">
630_360_16663...</text:a>
']</text:p>
      <text:p text:style-name="P4">
Tags: ['Одещина', 'Електропостачання', 'Негода']</text:p>
      <text:p text:style-name="P4">
Type: Article</text:p>
      <!--METADATA-->
      <text:p text:style-name="P4">
<draw:frame draw:style-name="fr1" draw:name="Image116" text:anchor-type="as-char" svg:width="6.9236in" svg:height="3.956343in" draw:z-index="0">
<draw:image xlink:href="../Images/yкринформ/2023-06-26T17-05-58-03-00/630_360_1666341365-342.jpg" xlink:type="simple" xlink:show="embed" xlink:actuate="onLoad" draw:mime-type="image/jpeg"/>
</draw:frame>
There are 12 settlements in the Odessa region due to bad weather, three of them are partially.</text:p>
      <text:p text:style-name="P4">
About it in <text:a xlink:type="simple" xlink:href="https://www.facebook.com/113856176690664/posts/pfbid02Gu1urxg3h2nszpmzSkdxShmnGmuupH1MJfHKPNBi9ANhwZucRqAan5tqQCZBNYcCl/" text:style-name="Internet_20_link" text:visited-style-name="Visited_20_Internet_20_Link">
Facebook</text:a>
DTEK was reported by Odessa power grids, Ukrinform reports.</text:p>
      <text:p text:style-name="P4">
It is noted that as of 16:00 the repair crews have restored <text:a xlink:type="simple" xlink:href="https://www.ukrinform.ua/tag-elektropostacanna" text:style-name="Internet_20_link" text:visited-style-name="Visited_20_Internet_20_Link">
electricity supply</text:a>
in the 31st point of the region. 7 air lines were repaired, which made it possible to expel 96 transformer substations.</text:p>
      <text:p text:style-name="P4">
“Currently, 12 settlements of the region remain without light, 3 of them are part. We work on, ”DTEK reported.</text:p>
      <text:p text:style-name="P4">
Energy also reminded that difficult weather conditions can lead to trees and breakage of wires.</text:p>
      <text:p text:style-name="P4">
*!(https://www.ukrinform.ua/rubric-regions/3727792-cerez-grozovij-storm-v-ukraini-znestrumleni-120-naselenih-punktiv.html)Odesa needs <text:a xlink:type="simple" xlink:href="https://www.ukrinform.ua/rubric-regions/3702450-truhanov-rozpoviv-akim-cinom-mozna-rozvazati-problemu-energopostacanna-odesi.html" text:style-name="Internet_20_link" text:visited-style-name="Visited_20_Internet_20_Link">
additional</text:a>
<text:a xlink:type="simple" xlink:href="https://www.ukrinform.ua/rubric-regions/3702450-truhanov-rozpoviv-akim-cinom-mozna-rozvazati-problemu-energopostacanna-odesi.html" text:style-name="Internet_20_link" text:visited-style-name="Visited_20_Internet_20_Link">
capacities</text:a>
to solve the problem of power supply.</text:p>
      <text:p text:style-name="P4">
News Source: <text:a xlink:type="simple" xlink:href="https://www.ukrinform.ua/rubric-regions/3727951-na-odesini-cerez-negodu-zalisautsa-znestrumlenimi-12-naselenih-punktiv.html" text:style-name="Internet_20_link" text:visited-style-name="Visited_20_Internet_20_Link">
https://www.ukrinform.ua/rubric-regions/3727951-na-odesini-cerez-negodu-zalisautsa-znestrumlenimi-12-naselenih-punktiv.html</text:a>
</text:p>
      <!--NEWS-->
      <text:h text:style-name="P10" text:outline-level="1">
<text:span text:style-name="T4">
Jelyalov on the Flag's Day turned to the Crimean Tatars and urged them to be ready to act</text:span>
</text:h>
      <text:p text:style-name="P4">
Authors: Ukrinform (Person)</text:p>
      <text:p text:style-name="P4">
Publisher: Укринформ (Organization)</text:p>
      <text:p text:style-name="P4">
Published Time: 2023-06-26T17:08:00+03:00</text:p>
      <text:p text:style-name="P4">
Modified Time: 2023-06-26T17:08:00+03:00</text:p>
      <text:p text:style-name="P4">
Description: The first deputy chairman of the Majlis of the Crimean Tatar people, the Crimean political prisoner of the Kremlin, Nariman Jalyalov, called on compatriots not to be afraid to go for the imposed framework and be ready not only to think but also to act. - Ukrinform.</text:p>
      <text:p text:style-name="P4">
Images: ['<text:a xlink:type="simple" xlink:href="https://static.ukrinform.com/photos/2016_03/thumb_files/630_360_1457960510-8581.jpg" text:style-name="Internet_20_link" text:visited-style-name="Visited_20_Internet_20_Link">
630_360_14579...</text:a>
']</text:p>
      <text:p text:style-name="P4">
Tags: ['Крим', 'Кримські татари', 'Наріман Джелялов']</text:p>
      <text:p text:style-name="P4">
Type: Article</text:p>
      <!--METADATA-->
      <text:p text:style-name="P4">
<draw:frame draw:style-name="fr1" draw:name="Image117" text:anchor-type="as-char" svg:width="6.9236in" svg:height="3.956343in" draw:z-index="0">
<draw:image xlink:href="../Images/yкринформ/2023-06-26T17-08-00-03-00/630_360_1457960510-8581.jpg" xlink:type="simple" xlink:show="embed" xlink:actuate="onLoad" draw:mime-type="image/jpeg"/>
</draw:frame>
The first deputy head of the Majlis of the Crimean Tatar people, the Crimean political prisoner Nasiman Jalyalov called on compatriots not to be afraid to go out the fallen framework and be ready not only to think but also to act.</text:p>
      <text:p text:style-name="P4">
Nasiman Jalyalov's address spread in <text:a xlink:type="simple" xlink:href="https://t.me/chubarov_refat/1964" text:style-name="Internet_20_link" text:visited-style-name="Visited_20_Internet_20_Link">
telegram</text:a>
The head of the Majlis Refat Chubarov, reports Ukrinform.</text:p>
      <text:p text:style-name="P4">
“My compatriots, do not be afraid under pressure, at least in your thoughts, go beyond the imposed framework. And be prepared not only to think, but to stay in favor of our people, ”the address reads.</text:p>
      <text:p text:style-name="P4">
He expressed confidence that even a superficial analysis of the situation allows the conclusion that the political system in the Crimea enables Crimean Tatars to exist no more than ethnic community with their traditions of Tabasic needs. And not without obstacles and efforts to overcome them, often in vain.</text:p>
      <text:p text:style-name="P4">
“<text:a xlink:type="simple" xlink:href="https://www.ukrinform.ua/tag-krimski-tatari" text:style-name="Internet_20_link" text:visited-style-name="Visited_20_Internet_20_Link">
Crimean Tatars</text:a>
They mummify, creating another exhibit of the Museum of the Post -Soviet present, which is Russia today. Another element of the Reserve "Friendship of Peoples", "Multinational Society", which requires the abandonment of the well-being of the rights of any people. From the right to give your own assessment of events, to declare it publicly, to make independent decisions and to implement them. That is, to be free, ”Jalyalov said.</text:p>
      <text:p text:style-name="P4">
*!](https://www.ukrinform.ua/rubric-crimea/3727903-u-krimu-rosiani-ostrafuvali-dvoh-krimskih-tatar-za-nacionalni-prapori.html)According to him, if the Crimean Tatars want to remain subjective, the determinantist of the development of their future according to their traditions and values, the intake of the choice of flag, that is, prospects, is obvious.</text:p>
      <text:p text:style-name="P4">
“And for me, this choice is simple and understandable. The colors of the Crimean Tatar labor give a clear answer. A long, difficult story of the relations of Ukrainians of Tatars. Joint efforts in the formation of the modern Ukrainian state. And the decisions of the Ukrainian authorities in recent years, as they have been informed, even as intentions, make this choice even more smarter and more correct, ”Jalyalov emphasized.Crimean Tatar flag is a blue -colored cloth with a yellow coat of arms(there)in the upper left corner. Blue is a traditional color of the Turkic peoples, it was used on the Crimean Khanate's flags. The coat of arms-Tarak-tamga(Coat of arms)It is a generic sign of Girey, the leadership of the Crimean Khanate.</text:p>
      <text:p text:style-name="P4">
<text:span text:style-name="T5">
Foto: ghall.com.ua</text:span>
</text:p>
      <text:p text:style-name="P4">
News Source: <text:a xlink:type="simple" xlink:href="https://www.ukrinform.ua/rubric-crimea/3727952-dzelalov-u-den-prapora-zvernuvsa-do-krimskih-tatar-i-zaklikav-ih-buti-gotovimi-diati.html" text:style-name="Internet_20_link" text:visited-style-name="Visited_20_Internet_20_Link">
https://www.ukrinform.ua/rubric-crimea/3727952-dzelalov-u-den-prapora-zvernuvsa-do-krimskih-tatar-i-zaklikav-ih-buti-gotovimi-diati.html</text:a>
</text:p>
      <!--NEWS-->
      <text:h text:style-name="P10" text:outline-level="1">
<text:span text:style-name="T4">
Zelenskaya: We have a lot of work before, but I believe in post -traumatic growth</text:span>
</text:h>
      <text:p text:style-name="P4">
Authors: Ukrinform (Person)</text:p>
      <text:p text:style-name="P4">
Publisher: Укринформ (Organization)</text:p>
      <text:p text:style-name="P4">
Published Time: 2023-06-26T17:12:00+03:00</text:p>
      <text:p text:style-name="P4">
Modified Time: 2023-06-26T17:12:00+03:00</text:p>
      <text:p text:style-name="P4">
Description: Ukrainian society understands that it faces a lot of work, but there is a belief in post -traumatic growth. - Ukrinform.</text:p>
      <text:p text:style-name="P4">
Images: ['<text:a xlink:type="simple" xlink:href="https://static.ukrinform.com/photos/2023_06/thumb_files/630_360_1687788548-628.jpeg" text:style-name="Internet_20_link" text:visited-style-name="Visited_20_Internet_20_Link">
630_360_16877...</text:a>
']</text:p>
      <text:p text:style-name="P4">
Tags: ['Зеленський', 'Війна з Росією']</text:p>
      <text:p text:style-name="P4">
Type: Article</text:p>
      <!--METADATA-->
      <text:p text:style-name="P4">
<draw:frame draw:style-name="fr1" draw:name="Image118" text:anchor-type="as-char" svg:width="6.9236in" svg:height="3.956343in" draw:z-index="0">
<draw:image xlink:href="../Images/yкринформ/2023-06-26T17-12-00-03-00/630_360_1687788548-628.jpeg" xlink:type="simple" xlink:show="embed" xlink:actuate="onLoad" draw:mime-type="image/jpeg"/>
</draw:frame>
Ukrainian society understands that it faces a lot of work, but there is a post -traumatic growth.</text:p>
      <text:p text:style-name="P4">
According to Ukrinform, the first lady of Ukraine Olena Zelenskaya Winterv's Spanish -speaking newspaper El Mundo said this, according to [Presidential website].(https://www.president.gov.ua/news/pered-nami-bagato-roboti-ale-ya-viryu-u-posttravmatichne-zro-83813)Zelenskaya expressed the hope that Ukraine will carry out all <text:a xlink:type="simple" xlink:href="https://www.ukrinform.ua/tag-reforma" text:style-name="Internet_20_link" text:visited-style-name="Visited_20_Internet_20_Link">
reforms</text:a>
required for entry into the European Union. “I understand how much work is facing us. But I believe in a way -traumatic growth, ”she said.</text:p>
      <text:p text:style-name="P4">
The first lady told in an interview about her diplomatic work to support the Ukrainian state in the world.</text:p>
      <text:p text:style-name="P4">
“I try to explain what is happening in Ukraine, in personal, unofficial key, focusing on the stories of ordinary people. Facts and statistics are also downtaking, but I talk about specific people who have suffered from the Russian attack, ”she said.</text:p>
      <text:p text:style-name="P4">
Zelenskaya also fascinated Ukrainian women-military women. “They voluntarily chose the most difficult way. They are very grateful to them. Thanks to, in particular, we are interfering here and talking after 16 months of the invasion, ”the President emphasize.</text:p>
      <text:p text:style-name="P4">
<text:span text:style-name="T4">
 Read also: </text:span>
 <text:a xlink:type="simple" xlink:href="https://www.ukrinform.ua/rubric-ato/3726177-do-zsu-z-pocatku-vtorgnenna-prizvani-11-tisac-zinok-naev.html" text:style-name="Internet_20_link" text:visited-style-name="Visited_20_Internet_20_Link">
to the Armed Forces since the beginning of the invasion of 11 thousand <text:span text:style-name="T4">
 women </text:span>
 —Naev</text:a>
Zelenskaya also spoke about the differences between Ukraine and Russia's values: “So far, the Istanbul Convention on the Protection of Women from All Formation continued, the Russians abolished their own law. Ukrainian society moves to European tolerance against all its citizens. This is a slow -tract formation, but it happens. "</text:p>
      <text:p text:style-name="P4">
As reported by Ukrinform, President Vladimir <text:a xlink:type="simple" xlink:href="https://www.ukrinform.ua/rubric-polytics/3726883-prezident-meta-cogoric-rozpocati-peregovori-sodo-clenstva-ukraini-v-es.html" text:style-name="Internet_20_link" text:visited-style-name="Visited_20_Internet_20_Link">
Zelensky</text:a>
<text:a xlink:type="simple" xlink:href="https://www.ukrinform.ua/rubric-polytics/3726883-prezident-meta-cogoric-rozpocati-peregovori-sodo-clenstva-ukraini-v-es.html" text:style-name="Internet_20_link" text:visited-style-name="Visited_20_Internet_20_Link">
insists</text:a>
On the need for a year, negotiations on joining the European Union and assures that Ukraine will do its part of the work.</text:p>
      <text:p text:style-name="P4">
Photo: op</text:p>
      <text:p text:style-name="P4">
News Source: <text:a xlink:type="simple" xlink:href="https://www.ukrinform.ua/rubric-society/3727953-zelenska-pered-nami-bagato-roboti-ale-a-viru-u-posttravmaticne-zrostanna.html" text:style-name="Internet_20_link" text:visited-style-name="Visited_20_Internet_20_Link">
https://www.ukrinform.ua/rubric-society/3727953-zelenska-pered-nami-bagato-roboti-ale-a-viru-u-posttravmaticne-zrostanna.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6-26T17:13:00+03:00</text:p>
      <text:p text:style-name="P4">
Modified Time: 2023-06-26T17:13: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20" text:anchor-type="as-char" svg:width="6.9236in" svg:height="3.956343in" draw:z-index="0">
<draw:image xlink:href="../Images/yкринформ/2023-06-26T17-13-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21" text:anchor-type="as-char" svg:width="6.9236in" svg:height="6.9236in" draw:z-index="0">
<draw:image xlink:href="../Images/yкринформ/2023-06-26T17-13-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22" text:anchor-type="as-char" svg:width="6.9236in" svg:height="6.9236in" draw:z-index="0">
<draw:image xlink:href="../Images/yкринформ/2023-06-26T17-13-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23" text:anchor-type="as-char" svg:width="6.9236in" svg:height="6.9236in" draw:z-index="0">
<draw:image xlink:href="../Images/yкринформ/2023-06-26T17-13-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24" text:anchor-type="as-char" svg:width="6.9236in" svg:height="6.9236in" draw:z-index="0">
<draw:image xlink:href="../Images/yкринформ/2023-06-26T17-13-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US believes that Putin is not ready to use nuclear weapons in Ukraine or anywhere</text:span>
</text:h>
      <text:p text:style-name="P4">
Authors: Ukrinform (Person)</text:p>
      <text:p text:style-name="P4">
Publisher: Укринформ (Organization)</text:p>
      <text:p text:style-name="P4">
Published Time: 2023-06-26T17:21:00+03:00</text:p>
      <text:p text:style-name="P4">
Modified Time: 2023-06-26T23:21:00+03:00</text:p>
      <text:p text:style-name="P4">
Description: The United States of America continue to closely monitor the situation with nuclear weapons in Russia and has not seen any signs of Putin's readiness to apply it against Ukraine or anywhere else. - Ukrinform.</text:p>
      <text:p text:style-name="P4">
Images: ['<text:a xlink:type="simple" xlink:href="https://static.ukrinform.com/photos/2023_06/thumb_files/630_360_1685633331-599.jpg" text:style-name="Internet_20_link" text:visited-style-name="Visited_20_Internet_20_Link">
630_360_16856...</text:a>
']</text:p>
      <text:p text:style-name="P4">
Tags: ['Путін', 'США', 'Україна', 'Ядерна зброя', 'Війна з Росією']</text:p>
      <text:p text:style-name="P4">
Type: Article</text:p>
      <!--METADATA-->
      <text:p text:style-name="P4">
<draw:frame draw:style-name="fr1" draw:name="Image125" text:anchor-type="as-char" svg:width="6.9236in" svg:height="3.956343in" draw:z-index="0">
<draw:image xlink:href="../Images/yкринформ/2023-06-26T17-21-00-03-00/630_360_1685633331-599.jpg" xlink:type="simple" xlink:show="embed" xlink:actuate="onLoad" draw:mime-type="image/jpeg"/>
</draw:frame>
The combination of America continues to closely monitor the situation with nuclear weapons in Russia yet have not seen any signs of Putin's readiness to apply it against Ukraine or anywhere else.</text:p>
      <text:p text:style-name="P4">
This was stated during a briefing in Washington Coordinator of the Bigolot National Security Council John Kirby, Ukrinform correspondent reports.</text:p>
      <text:p text:style-name="P4">
“We continue to watch this very, very carefully. We have seen multidimensional rhetoric on the Russian side, we carefully monitor this, ”the White House representative said.</text:p>
      <text:p text:style-name="P4">
At the same time, he emphasized that Washington still "saw no signs that <text:a xlink:type="simple" xlink:href="https://www.ukrinform.ua/tag-putin" text:style-name="Internet_20_link" text:visited-style-name="Visited_20_Internet_20_Link">
Putin</text:a>
Has any intentional nuclear weapons in Ukraine or anywhere else.</text:p>
      <text:p text:style-name="P4">
<text:span text:style-name="T4">
 Read also: </text:span>
 [USA did not record the displacement <text:span text:style-name="T4">
 nuclear </text:span>
 weapons in(https://www.ukrinform.ua/rubric-world/3727424-ssa-ne-zafiksuvali-peremisen-adernoi-zbroi-u-rosii-pid-cas-zakolotu-prigozina.html)"And I can assure you that we did nothing to change our own position of strategic restraint in the context of this potential threat," the White House representative said.</text:p>
      <text:p text:style-name="P4">
As reported by Ukrinform, NATO Secretary General Stoltenberg said on Monday that Russia's attempts to intimidate NATO and Union countries with its nuclear weapons to <text:a xlink:type="simple" xlink:href="https://www.ukrinform.ua/rubric-polytics/3727797-stoltenberg-pro-adernu-zbrou-rosia-ne-zmoze-vidvernuti-nato-vid-dopomogi-ukraini.html" text:style-name="Internet_20_link" text:visited-style-name="Visited_20_Internet_20_Link">
distract them from military assistance to Ukraine</text:a>
, fail.</text:p>
      <text:p text:style-name="P4">
News Source: <text:a xlink:type="simple" xlink:href="https://www.ukrinform.ua/rubric-ato/3728079-ssa-vvazaut-so-putin-ne-gotovij-zastosuvati-adernu-zbrou-v-ukraini-ci-deinde.html" text:style-name="Internet_20_link" text:visited-style-name="Visited_20_Internet_20_Link">
https://www.ukrinform.ua/rubric-ato/3728079-ssa-vvazaut-so-putin-ne-gotovij-zastosuvati-adernu-zbrou-v-ukraini-ci-deinde.html</text:a>
</text:p>
      <!--NEWS-->
      <text:h text:style-name="P10" text:outline-level="1">
<text:span text:style-name="T4">
What is the best quenching thirst - a nutritionist gave advice</text:span>
</text:h>
      <text:p text:style-name="P4">
Authors: Ukrinform (Person)</text:p>
      <text:p text:style-name="P4">
Publisher: Укринформ (Organization)</text:p>
      <text:p text:style-name="P4">
Published Time: 2023-06-26T17:22:00+03:00</text:p>
      <text:p text:style-name="P4">
Modified Time: 2023-06-26T17:22:00+03:00</text:p>
      <text:p text:style-name="P4">
Description: On hot summer days, it is best to quench the thirst for clean water, and coffee, juices, popular now combine and even more alcohol should not be drunk. - Ukrinform.</text:p>
      <text:p text:style-name="P4">
Images: ['<text:a xlink:type="simple" xlink:href="https://static.ukrinform.com/photos/2022_01/thumb_files/630_360_1642201020-831.jpg" text:style-name="Internet_20_link" text:visited-style-name="Visited_20_Internet_20_Link">
630_360_16422...</text:a>
']</text:p>
      <text:p text:style-name="P4">
Tags: ['Спека', 'Вода', "Здоров'я"]</text:p>
      <text:p text:style-name="P4">
Type: Article</text:p>
      <!--METADATA-->
      <text:p text:style-name="P4">
<draw:frame draw:style-name="fr1" draw:name="Image126" text:anchor-type="as-char" svg:width="6.9236in" svg:height="3.956343in" draw:z-index="0">
<draw:image xlink:href="../Images/yкринформ/2023-06-26T17-22-00-03-00/630_360_1642201020-831.jpg" xlink:type="simple" xlink:show="embed" xlink:actuate="onLoad" draw:mime-type="image/jpeg"/>
</draw:frame>
On hot days, it is best to quench your thirst for clean water, and coffee, juices, popular combination and even more alcohol should not be drunk.</text:p>
      <text:p text:style-name="P4">
About it on air <text:a xlink:type="simple" xlink:href="https://ukr.radio/news.html" text:style-name="Internet_20_link" text:visited-style-name="Visited_20_Internet_20_Link">
Ukrainian radio</text:a>
Tadiotology expert Lyudmila Goncharova said, Ukrinform reports.</text:p>
      <text:p text:style-name="P4">
"A doctor for our body is pure table water, because it occurs with all biochemical processes in our body. <text:a xlink:type="simple" xlink:href="https://www.ukrinform.ua/tag-voda" text:style-name="Internet_20_link" text:visited-style-name="Visited_20_Internet_20_Link">
Water</text:a>
They like our organs and systems, they are very fond of it, ”the nutritionist has been.</text:p>
      <text:p text:style-name="P4">
Instead, this cannot be said of the juices, even when they are natural, she emphasized. "If they are really natural, it is the best. However, for the pancreas, the consumer is just nuclear bombs. She has to interfere and constantly produce insulin, which makes the body go to the type II diabetes, which person acquires throughout his life. brain work, "Goncharov asserts.</text:p>
      <text:p text:style-name="P4">
She also does not advise you to admire coffee.</text:p>
      <text:p text:style-name="P4">
*!(https://www.ukrinform.ua/rubric-society/3724400-na-portali-znaimo-dostupni-poradi-pro-zbagacenna-racionu-ditej-pid-cas-kanikul-zelenska.html)"When we drink 100 ml of coffee, the body removes 200 ml of pretty structured water. So we lose heme iron, calcium, magnesium, lithium, which affects the nervous system. We become more nervous, sensitive, as soon as possible. and on our muscular structure of Salin. Because with the loss of micro- and macronutrients, we reduce the speed of nervous reactions. For example, a woman does not know that she has a tendency for anemia and drinks cavalry a day. It is too much for her, but not knowing not knowing About it, it worsens its health, " - explained the dietitian.</text:p>
      <text:p text:style-name="P4">
The expert also drew attention to the fact that we have a time when the level of stress is very high, to lose in a large amount of magnesium that washes coffee, it is unacceptable: "We go to bed and we have tense muscles. With age we will simply miss it, but we will In tension, fall asleep, we get in tension, a person is simple to relax, because he does not remember how it is. "<text:span text:style-name="T4">
 Read also: </text:span>
 <text:a xlink:type="simple" xlink:href="https://www.ukrinform.ua/rubric-kyiv/3727913-u-stolici-akist-pitnoi-vodi-v-normi-kmda-sprostuvala-fejk-pro-holernu-palicku.html" text:style-name="Internet_20_link" text:visited-style-name="Visited_20_Internet_20_Link">
in <text:span text:style-name="T4">
 in the capital </text:span>
 <text:span text:style-name="T4">
 quality </text:span>
 <text:span text:style-name="T4">
 Drinking </text:span>
 <text:span text:style-name="T4">
 water </text:span>
 in <text:span text:style-name="T4">
 norm </text:span>
 - <text:span text:style-name="T4">
 KSCA </text:span>
 <text:span text:style-name="T4">
 </text:span>
 denied <text:span text:style-name="T4">
 </text:span>
 <text:span text:style-name="T4">
 fake </text:span>
 <text:span text:style-name="T4">
 about </text:span>
 <text:span text:style-name="T4">
 cholera </text:span>
 <text:span text:style-name="T4">
 stick </text:span>
</text:a>
Finally, the expert spoke about drinking alcohol, noting that it delays in us the exchange of cells: "So if you want to drink alcoholic beverages, drink them when you have already" written "a good amount You drink a sip of wine, it should be Garnvino or Pros, you must be included in the process, because then a person does not have a lot.</text:p>
      <text:p text:style-name="P4">
News Source: <text:a xlink:type="simple" xlink:href="https://www.ukrinform.ua/rubric-society/3727961-so-najkrase-vgamovue-spragu-dietologina-dala-poradi.html" text:style-name="Internet_20_link" text:visited-style-name="Visited_20_Internet_20_Link">
https://www.ukrinform.ua/rubric-society/3727961-so-najkrase-vgamovue-spragu-dietologina-dala-poradi.html</text:a>
</text:p>
      <!--NEWS-->
      <text:h text:style-name="P10" text:outline-level="1">
<text:span text:style-name="T4">
Zelensky in Donetsk awarded the fighters of the Khortytsia troops</text:span>
</text:h>
      <text:p text:style-name="P4">
Authors: Ukrinform (Person)</text:p>
      <text:p text:style-name="P4">
Publisher: Укринформ (Organization)</text:p>
      <text:p text:style-name="P4">
Published Time: 2023-06-26T17:24:00+03:00</text:p>
      <text:p text:style-name="P4">
Modified Time: 2023-06-26T17:24:00+03:00</text:p>
      <text:p text:style-name="P4">
Description: During his working trip to Donetsk region, President of Ukraine Volodymyr Zelensky awarded fighters of units of the operational-strategic group of Khortytsa troops. - Ukrinform.</text:p>
      <text:p text:style-name="P4">
Images: ['<text:a xlink:type="simple" xlink:href="https://static.ukrinform.com/photos/2023_06/thumb_files/630_360_1687791116-863.jpeg" text:style-name="Internet_20_link" text:visited-style-name="Visited_20_Internet_20_Link">
630_360_16877...</text:a>
']</text:p>
      <text:p text:style-name="P4">
Tags: ['Хортиця', 'Зеленський', 'Війна з Росією']</text:p>
      <text:p text:style-name="P4">
Type: Article</text:p>
      <!--METADATA-->
      <text:p text:style-name="P4">
<draw:frame draw:style-name="fr1" draw:name="Image127" text:anchor-type="as-char" svg:width="6.9236in" svg:height="3.956343in" draw:z-index="0">
<draw:image xlink:href="../Images/yкринформ/2023-06-26T17-24-00-03-00/630_360_1687791116-863.jpeg" xlink:type="simple" xlink:show="embed" xlink:actuate="onLoad" draw:mime-type="image/jpeg"/>
</draw:frame>
On a time trip to Donetsk region, President of Ukraine Volodymyr Zelensky awarded the units of the operational-strategic group of Khortytsa troops.</text:p>
      <text:p text:style-name="P4">
A video meeting with the military and awarding the President outlined in the telegram <text:a xlink:type="simple" xlink:href="https://t.me/V_Zelenskiy_official/6719" text:style-name="Internet_20_link" text:visited-style-name="Visited_20_Internet_20_Link">
,</text:a>
transmits Ukrinform.</text:p>
      <text:p text:style-name="P4">
"Today I am honored to be near our heroes - units of the armed region of the operational -strategic group of Khortytsa troops. To thank, to reward and shake his hand," Zelensky said.</text:p>
      <text:p text:style-name="P4">
<text:span text:style-name="T5">
Video: <text:a xlink:type="simple" xlink:href="https://t.me/V_Zelenskiy_official/6719" text:style-name="Internet_20_link" text:visited-style-name="Visited_20_Internet_20_Link">
Presidential Office</text:a>
</text:span>
</text:p>
      <text:p text:style-name="P4">
According to him, everyone in Ukraine understands that the fighters of these units are doing the hardest work, because the eastern direction is very difficult.</text:p>
      <text:p text:style-name="P4">
</text:p>
      <text:p text:style-name="P4">
"I wish health and only victories. Ukraine is proud of each of you. You are cool, strong, our real Ukrainians," the President said.</text:p>
      <text:p text:style-name="P4">
[On the head of state]](https://president.gov.ua/news/prezident-ukrayini-vidvidav-pidrozdili-zsu-yaki-vidznachilis-83817?fbclid=IwAR0QR-MDilzFJWGyNcwhrBsAe2M0g9Ee27IavWimmTUD2WhXJtyRTCFmUNo)It is reported that Khortytsa's commander-in-chief is the Colonel-General Alexander Syrsky an aid of the president on a detailed operational situation in the Bakhmut direction and the prominent development of its development.</text:p>
      <text:p text:style-name="P4">
The head of state, in particular, awarded the title of Hero of Ukraine and presented the Order of the Golden Azirk Oleg Oliy, commander of the airmobile company of the 81st separate brigadidhdhv, who, during the military service, with his skillful actions together with the subordinate personnel destroyed dozens of units of hostile. After the injuries, the officer repeatedly refused hospitalization and remained with his brothers on the battlefield.</text:p>
      <text:p text:style-name="P4">
Today, Oleg Oli celebrates her birthday. The President congratulated him as a consequence and thanked him for the service.</text:p>
      <text:p text:style-name="P4">
<text:span text:style-name="T4">
 Read also: </text:span>
 [Zelensky <text:span text:style-name="T4">
 awarded </text:span>
 106 military, 63(https://www.ukrinform.ua/rubric-ato/3725882-zelenskij-nagorodiv-106-vijskovih-63-iz-nih-posmertno.html)As reported by Ukrinform, a few days ago President of Ukraine Vladimirzelensky <text:a xlink:type="simple" xlink:href="https://www.ukrinform.ua/rubric-ato/3723509-prezident-vidznaciv-sist-pidrozdiliv-zsu-za-rezultativnist-na-fronti.html" text:style-name="Internet_20_link" text:visited-style-name="Visited_20_Internet_20_Link">
noted six units of the Armed Forces</text:a>
for the efficiency of Nafronto. Among them - Khortytsia fell - paratroopers of the 80th Separate Brigade of DShV.</text:p>
      <text:p text:style-name="P4">
Photo: op</text:p>
      <text:p text:style-name="P4">
News Source: <text:a xlink:type="simple" xlink:href="https://www.ukrinform.ua/rubric-ato/3727956-zelenskij-nagorodiv-bijciv-ugrupovanna-vijsk-hortica.html" text:style-name="Internet_20_link" text:visited-style-name="Visited_20_Internet_20_Link">
https://www.ukrinform.ua/rubric-ato/3727956-zelenskij-nagorodiv-bijciv-ugrupovanna-vijsk-hortica.html</text:a>
</text:p>
      <!--NEWS-->
      <text:h text:style-name="P10" text:outline-level="1">
<text:span text:style-name="T4">
The Russians fired the company in Nikopol, two people were killed</text:span>
</text:h>
      <text:p text:style-name="P4">
Authors: Ukrinform (Person)</text:p>
      <text:p text:style-name="P4">
Publisher: Укринформ (Organization)</text:p>
      <text:p text:style-name="P4">
Published Time: 2023-06-26T17:27:56+03:00</text:p>
      <text:p text:style-name="P4">
Modified Time: 2023-06-26T17:27:56+03:00</text:p>
      <text:p text:style-name="P4">
Description: The Russians fired a private enterprise in Nikopol from heavy artillery, resulting in killed two people and another civilian was injured. - Ukrinform.</text:p>
      <text:p text:style-name="P4">
Images: ['<text:a xlink:type="simple" xlink:href="https://static.ukrinform.com/photos/2023_06/thumb_files/630_360_1687789596-671.jpg" text:style-name="Internet_20_link" text:visited-style-name="Visited_20_Internet_20_Link">
630_360_16877...</text:a>
']</text:p>
      <text:p text:style-name="P4">
Tags: ['Дніпропетровщина', 'Нікополь', 'Обстріл', 'Війна з Росією']</text:p>
      <text:p text:style-name="P4">
Type: Article</text:p>
      <!--METADATA-->
      <text:p text:style-name="P4">
<draw:frame draw:style-name="fr1" draw:name="Image129" text:anchor-type="as-char" svg:width="6.9236in" svg:height="3.956343in" draw:z-index="0">
<draw:image xlink:href="../Images/yкринформ/2023-06-26T17-27-56-03-00/630_360_1687789596-671.jpg" xlink:type="simple" xlink:show="embed" xlink:actuate="onLoad" draw:mime-type="image/jpeg"/>
</draw:frame>
The Russian private enterprise in Nikopol was arranged from heavy artillery, resulting in two people and another civilian was injured.</text:p>
      <text:p text:style-name="P4">
This was reported in <text:a xlink:type="simple" xlink:href="https://t.me/dnipropetrovskaODA/5584" text:style-name="Internet_20_link" text:visited-style-name="Visited_20_Internet_20_Link">
telegram</text:a>
Head of Dnipropetrovsk Ova Sergei Lisak, reports Ukrinform.</text:p>
      <text:p text:style-name="P4">
"The rashists hit Nikopol from heavy artillery. They kissed a real enterprise. They killed two of his employees-a 51-year-old woman and a 50-year-old man," the message reads.</text:p>
      <text:p text:style-name="P4">
Lisak noted that another man was 49 years old with a mine-explosive injury with a taoscow wound hospitalized in a state of moderate.</text:p>
      <text:p text:style-name="P4">
The affected object has destruction. The effects of the attack are clarified.</text:p>
      <text:p text:style-name="P4">
<text:span text:style-name="T4">
 Read also: </text:span>
 [Russians per day attacked nine regions of Ukraine - OVA)(https://www.ukrinform.ua/rubric-regions/3727806-rosiani-za-dobu-atakuvali-devat-oblastej-ukraini-zvedenna-ova.html)As reported by Ukrinform, in Nikopol for a third of the residents of the city <text:a xlink:type="simple" xlink:href="https://www.ukrinform.ua/rubric-regions/3727820-u-nikopoli-castkovo-vidnovili-podacu-vodi.html" text:style-name="Internet_20_link" text:visited-style-name="Visited_20_Internet_20_Link">
restorative supply</text:a>
, which ceased as a result of Russian thermal at Kakhovskaya hydroelectric power station.</text:p>
      <text:p text:style-name="P4">
News Source: <text:a xlink:type="simple" xlink:href="https://www.ukrinform.ua/rubric-ato/3727959-rosiani-obstrilali-pidpriemstvo-v-nikopoli-zaginuli-dvoe-ludej.html" text:style-name="Internet_20_link" text:visited-style-name="Visited_20_Internet_20_Link">
https://www.ukrinform.ua/rubric-ato/3727959-rosiani-obstrilali-pidpriemstvo-v-nikopoli-zaginuli-dvoe-ludej.html</text:a>
</text:p>
      <!--NEWS-->
      <text:h text:style-name="P10" text:outline-level="1">
<text:span text:style-name="T4">
Ukraine studies the world experience of integration of veterans into a peaceful life - Laputin</text:span>
</text:h>
      <text:p text:style-name="P4">
Authors: Ukrinform (Person)</text:p>
      <text:p text:style-name="P4">
Publisher: Укринформ (Organization)</text:p>
      <text:p text:style-name="P4">
Published Time: 2023-06-26T17:29:00+03:00</text:p>
      <text:p text:style-name="P4">
Modified Time: 2023-06-26T17:29:00+03:00</text:p>
      <text:p text:style-name="P4">
Description: It is very important that veterans are worthy in the army. World experience is studied to create the right conditions for the implementation of Ukrainian veterans. - Ukrinform.</text:p>
      <text:p text:style-name="P4">
Images: ['<text:a xlink:type="simple" xlink:href="https://static.ukrinform.com/photos/2023_06/thumb_files/630_360_1687778940-928.jpg" text:style-name="Internet_20_link" text:visited-style-name="Visited_20_Internet_20_Link">
630_360_16877...</text:a>
']</text:p>
      <text:p text:style-name="P4">
Tags: ['ЗСУ', 'Ветерани війни', 'Військові', 'Лапутіна', 'Війна з Росією']</text:p>
      <text:p text:style-name="P4">
Type: Article</text:p>
      <!--METADATA-->
      <text:p text:style-name="P4">
<draw:frame draw:style-name="fr1" draw:name="Image132" text:anchor-type="as-char" svg:width="6.9236in" svg:height="3.956343in" draw:z-index="0">
<draw:image xlink:href="../Images/yкринформ/2023-06-26T17-29-00-03-00/630_360_1687778940-928.jpg" xlink:type="simple" xlink:show="embed" xlink:actuate="onLoad" draw:mime-type="image/jpeg"/>
</draw:frame>
Veterans are very important in the army. The world is studied to create the right conditions for the implementation of Ukrainian veterans.</text:p>
      <text:p text:style-name="P4">
The Minister of Veterans of Ukraine Yulia Laputina said this in <text:a xlink:type="simple" xlink:href="https://www.ukrinform.ua/rubric-society/3727870-ulia-laputina-ministerka-u-spravah-veteraniv.html" text:style-name="Internet_20_link" text:visited-style-name="Visited_20_Internet_20_Link">
interview with Ukrinform</text:a>
in the Hague.</text:p>
      <text:p text:style-name="P4">
“When a full -scale war began, Ukraine was not ready for the fact that such a state of martial law would need such reforms in the field of personnel support, the creation of additional jobs for the wounded soldiers. It is very important that these people be worthy in the army, ”she said.</text:p>
      <text:p text:style-name="P4">
She also noted that, together with the Minister of Defense of the Netherlands, Kaisoollongren visited Ukrainian <text:a xlink:type="simple" xlink:href="https://www.ukrinform.ua/tag-vijskovi" text:style-name="Internet_20_link" text:visited-style-name="Visited_20_Internet_20_Link">
military</text:a>
that undergo rehabilitation after severe injuries and amputations of Vnierdland.</text:p>
      <text:p text:style-name="P4">
“It was very important to learn about their well -being, problems, willingness to turn to a normal life after injury. It was very important for me to hear the Ukrainian military that they had overcome their injuries. They want to be integrated into society, they want to benefit. Many want to serve further. They also talked about what is now needed in a systematic military education and in the Ministry of Defense and various types of arms forces to create conditions for injured fighters that are more unable to serve in combat units. They can be laber's with their skills in other units, which also carry out important measures, in particular in cyber defense or in staff work, ”she emphasized.</text:p>
      <text:p text:style-name="P4">
*!(https://www.ukrinform.ua/rubric-society/3727157-v-ukraini-stvoruetsa-mereza-sucasnih-reabilitacijnih-centriv-laputina.html)According to her, world experience is studied to create the right conditions for realization of Ukrainian veterans.</text:p>
      <text:p text:style-name="P4">
“We are now studying all the world experiences to form an acceptable legislation for the nourished, which will allow the transition from a military career to civilian and comfortable integration of our military sociality. Less bureaucracy, more services and focus on our veterans, ”she said.In the Netherlands, on the last Saturday of June, traditionally celebrated the Day of Veterans. This day honors the memory of all who fought in the Second World War and also pay tribute to the participants of peacekeeping missions. The Hague on this occasion took place. Ukraine was invited.</text:p>
      <text:p text:style-name="P4">
News Source: <text:a xlink:type="simple" xlink:href="https://www.ukrinform.ua/rubric-society/3727960-ukraina-vivcae-svitovij-dosvid-integracii-veteraniv-do-mirnogo-zitta-laputina.html" text:style-name="Internet_20_link" text:visited-style-name="Visited_20_Internet_20_Link">
https://www.ukrinform.ua/rubric-society/3727960-ukraina-vivcae-svitovij-dosvid-integracii-veteraniv-do-mirnogo-zitta-laputina.html</text:a>
</text:p>
      <!--NEWS-->
      <text:h text:style-name="P10" text:outline-level="1">
<text:span text:style-name="T4">
In the Ministry of Finance this year, they predict such tax revenues that were before the war</text:span>
</text:h>
      <text:p text:style-name="P4">
Authors: Ukrinform (Person)</text:p>
      <text:p text:style-name="P4">
Publisher: Укринформ (Organization)</text:p>
      <text:p text:style-name="P4">
Published Time: 2023-06-26T17:31:00+03:00</text:p>
      <text:p text:style-name="P4">
Modified Time: 2023-06-26T17:31:00+03:00</text:p>
      <text:p text:style-name="P4">
Description: The Ministry of Finance estimates that in 2023 the volume of tax revenues will be at least the same as in the pre -war period, but high inflation artificially overstates figures. - Ukrinform.</text:p>
      <text:p text:style-name="P4">
Images: ['<text:a xlink:type="simple" xlink:href="https://static.ukrinform.com/photos/2017_11/thumb_files/630_360_1511290522-3483.jpg" text:style-name="Internet_20_link" text:visited-style-name="Visited_20_Internet_20_Link">
630_360_15112...</text:a>
']</text:p>
      <text:p text:style-name="P4">
Tags: ['Мінфін', 'Податки', 'Сергій Марченко']</text:p>
      <text:p text:style-name="P4">
Type: Article</text:p>
      <!--METADATA-->
      <text:p text:style-name="P4">
<draw:frame draw:style-name="fr1" draw:name="Image133" text:anchor-type="as-char" svg:width="6.9236in" svg:height="3.956343in" draw:z-index="0">
<draw:image xlink:href="../Images/yкринформ/2023-06-26T17-31-00-03-00/630_360_1511290522-3483.jpg" xlink:type="simple" xlink:show="embed" xlink:actuate="onLoad" draw:mime-type="image/jpeg"/>
</draw:frame>
In 2023, at least the same as in the pre -war period, the Ministry of Finance will be estimated</text:p>
      <text:p text:style-name="P4">
Minister of Finance Ukraine Sergey Marchenko told this in an interview for French media Lesechos, Ukrinform reports, citing <text:a xlink:type="simple" xlink:href="https://www.mof.gov.ua/uk/news/vidnovlennia_maie_pochatisia_zaraz_prioritetami_ie_zakhist_energosistemi_ta_povernennia_ukraintsiv_do_domu__sergii_marchenko_v_interviu_dlia_lesechos-4078" text:style-name="Internet_20_link" text:visited-style-name="Visited_20_Internet_20_Link">
press service.</text:a>
"The situation is now stable, we have reached the goals that set ourselves. In 2023 <text:a xlink:type="simple" xlink:href="https://www.ukrinform.ua/tag-podatki" text:style-name="Internet_20_link" text:visited-style-name="Visited_20_Internet_20_Link">
tax</text:a>
Revenues will be at least as high as in the pre -war period, but high inflation overstates these figures. Our economy demonstrates sustainability. Only 10% of our companies have ceased operations since the beginning of the war, ”the minister said.</text:p>
      <text:p text:style-name="P4">
He noted that the state controls and optimizes state expenditures, except for the military, which now constitute half the budget.</text:p>
      <text:p text:style-name="P4">
Marchenko also recalled that the growth of the economy in the first quarter of 2023 was 2.4% compared to the last quarter of 2022.</text:p>
      <text:p text:style-name="P4">
<text:span text:style-name="T4">
 Read also: </text:span>
 <text:a xlink:type="simple" xlink:href="https://www.ukrinform.ua/rubric-economy/3722807-velikij-biznes-u-travni-splativ-do-miscevih-budzetiv-ponad-2-milardiv.html" text:style-name="Internet_20_link" text:visited-style-name="Visited_20_Internet_20_Link">
big business in May has paid to local budgets ₴ 2 billion</text:a>
"This is a good result, taking into account the continued war. In 2023, we predict GDP's moving up to 3%. Inflation, which has exceeded 26% in 2022, is now more than 15% and soon, according to forecasts, should fall below this level," the minister said .</text:p>
      <text:p text:style-name="P4">
As reported by Ukrinform, <text:a xlink:type="simple" xlink:href="https://www.ukrinform.ua/rubric-economy/3717170-do-zvedenogo-budzetu-cogoric-uze-nadijslo-480-milardiv-podatkiv.html" text:style-name="Internet_20_link" text:visited-style-name="Visited_20_Internet_20_Link">
in January - May 2023 revenues to the consolidated budget</text:a>
Payments, which are controlled by DPS, amount to UAH 479.7 billion. The state budget received 303.1 billion UAH, to local budgets - UAH 176.6 billion.</text:p>
      <text:p text:style-name="P4">
News Source: <text:a xlink:type="simple" xlink:href="https://www.ukrinform.ua/rubric-economy/3727972-u-minfini-na-cej-rik-prognozuut-taki-podatkovi-nadhodzenna-aki-buli-do-vijni.html" text:style-name="Internet_20_link" text:visited-style-name="Visited_20_Internet_20_Link">
https://www.ukrinform.ua/rubric-economy/3727972-u-minfini-na-cej-rik-prognozuut-taki-podatkovi-nadhodzenna-aki-buli-do-vijni.html</text:a>
</text:p>
      <!--NEWS-->
      <text:h text:style-name="P10" text:outline-level="1">
<text:span text:style-name="T4">
In Transcarpathia, a man who tried to take the baby abroad and sell for $ 25,000 was detained</text:span>
</text:h>
      <text:p text:style-name="P4">
Authors: Ukrinform (Person)</text:p>
      <text:p text:style-name="P4">
Publisher: Укринформ (Organization)</text:p>
      <text:p text:style-name="P4">
Published Time: 2023-06-26T17:32:49+03:00</text:p>
      <text:p text:style-name="P4">
Modified Time: 2023-06-26T17:32:49+03:00</text:p>
      <text:p text:style-name="P4">
Description: Law enforcement officers detained a resident of Transcarpathia who tried to transport the child to the country of the European Union and sell for $ 25,000. - Ukrinform.</text:p>
      <text:p text:style-name="P4">
Images: ['<text:a xlink:type="simple" xlink:href="https://static.ukrinform.com/photos/2023_06/thumb_files/630_360_1687789261-197.jpg" text:style-name="Internet_20_link" text:visited-style-name="Visited_20_Internet_20_Link">
630_360_16877...</text:a>
']</text:p>
      <text:p text:style-name="P4">
Tags: ['Діти', 'Прокуратура', 'Торгівля людьми', 'Кордон', 'Закарпаття']</text:p>
      <text:p text:style-name="P4">
Type: Article</text:p>
      <!--METADATA-->
      <text:p text:style-name="P4">
<draw:frame draw:style-name="fr1" draw:name="Image134" text:anchor-type="as-char" svg:width="6.9236in" svg:height="3.956343in" draw:z-index="0">
<draw:image xlink:href="../Images/yкринформ/2023-06-26T17-32-49-03-00/630_360_1687789261-197.jpg" xlink:type="simple" xlink:show="embed" xlink:actuate="onLoad" draw:mime-type="image/jpeg"/>
</draw:frame>
Law enforcement officers detained a resident of Transcarpathia, who tried to ship the child of Ukraine to the European Union and sell for $ 25,000.</text:p>
      <text:p text:style-name="P4">
According to Ukrinform, the Office of the Prosecutor General reports in <text:a xlink:type="simple" xlink:href="https://t.me/pgo_gov_ua/13825" text:style-name="Internet_20_link" text:visited-style-name="Visited_20_Internet_20_Link">
telegram</text:a>
.</text:p>
      <text:p text:style-name="P4">
Under the procedural leadership of the Transcarpathian Regional Prosecutor's Office, the citizen was reported suspected of a completed attempt on trade in minor children with a preliminary conspiracy by a group of persons(Part 2 of Art. 15 h. 3 Art. 149 of the Criminal Code of Ukraine).</text:p>
      <text:p text:style-name="P4">
За даними слідства, житель <text:a xlink:type="simple" xlink:href="https://www.ukrinform.ua/tag-zakarpatta" text:style-name="Internet_20_link" text:visited-style-name="Visited_20_Internet_20_Link">
 Закарпаття </text:a>
He searched for parents with young children and persuaded them to sell them to one of the EU countries.</text:p>
      <text:p text:style-name="P4">
“The man had experience in educational institutions. When communicating with parents - "potential sellers" - made enough arguments why the child of the war will be better left the country, " - the message reads.</text:p>
      <text:p text:style-name="P4">
*!(https://www.ukrinform.ua/rubric-regions/3720333-na-volini-suditimut-zinku-aka-za-30-tisac-namagalasa-prodati-cuzu-ditinu.html)The suspect found a woman from Zhytomyr. For the sale of her one -year -old son, he promised 5tys. US dollars. Previously provided an advance - $ 1 thousand.</text:p>
      <text:p text:style-name="P4">
"In general, a successful equipment with a child had to bring $ 25,000," the statement said.</text:p>
      <text:p text:style-name="P4">
The man was exposed and detained on the Ukrainian-Slovak border. He tried to cross the Malisselni checkpoint together with the mamatryr and the boy.</text:p>
      <text:p text:style-name="P4">
Currently, the suspect has been chosen as a pre -trial detention measure.</text:p>
      <text:p text:style-name="P4">
A set of investigative actions is ongoing to establish all the circumstances of the crime and attached persons.</text:p>
      <text:p text:style-name="P4">
According to Ukrinform, in Transcarpathia the prosecutor's office defended in court a sentence of 12 years of imprisonment for a father, who, according to the law enforcement officers, committed violence and brought his son to suicide.</text:p>
      <text:p text:style-name="P4">
<text:span text:style-name="T5">
Foto: Office of Prosecutor General</text:span>
</text:p>
      <text:p text:style-name="P4">
News Source: <text:a xlink:type="simple" xlink:href="https://www.ukrinform.ua/rubric-regions/3727963-na-zakarpatti-zatrimali-colovika-akij-namagavsa-vivezti-ditinu-za-kordon-i-prodati-za-25-tisac.html" text:style-name="Internet_20_link" text:visited-style-name="Visited_20_Internet_20_Link">
https://www.ukrinform.ua/rubric-regions/3727963-na-zakarpatti-zatrimali-colovika-akij-namagavsa-vivezti-ditinu-za-kordon-i-prodati-za-25-tisac.html</text:a>
</text:p>
      <!--NEWS-->
      <text:h text:style-name="P10" text:outline-level="1">
<text:span text:style-name="T4">
Zelensky communicated with the military at gas station in Donetsk region</text:span>
</text:h>
      <text:p text:style-name="P4">
Authors: Ukrinform (Person)</text:p>
      <text:p text:style-name="P4">
Publisher: Укринформ (Organization)</text:p>
      <text:p text:style-name="P4">
Published Time: 2023-06-26T17:36:00+03:00</text:p>
      <text:p text:style-name="P4">
Modified Time: 2023-06-26T17:36:00+03:00</text:p>
      <text:p text:style-name="P4">
Description: President of Ukraine Volodymyr Zelensky spoke with the military at one of the gas stations in Donetsk region. - Ukrinform.</text:p>
      <text:p text:style-name="P4">
Images: ['<text:a xlink:type="simple" xlink:href="https://static.ukrinform.com/photos/2023_06/thumb_files/630_360_1687791334-671.jpeg" text:style-name="Internet_20_link" text:visited-style-name="Visited_20_Internet_20_Link">
630_360_16877...</text:a>
']</text:p>
      <text:p text:style-name="P4">
Tags: ['Донеччина', 'ЗСУ', 'Військові', 'Зеленський']</text:p>
      <text:p text:style-name="P4">
Type: Article</text:p>
      <!--METADATA-->
      <text:p text:style-name="P4">
<draw:frame draw:style-name="fr1" draw:name="Image139" text:anchor-type="as-char" svg:width="6.9236in" svg:height="3.956343in" draw:z-index="0">
<draw:image xlink:href="../Images/yкринформ/2023-06-26T17-36-00-03-00/630_360_1687791334-671.jpeg" xlink:type="simple" xlink:show="embed" xlink:actuate="onLoad" draw:mime-type="image/jpeg"/>
</draw:frame>
President of Ukraine Volodymyr Zelenskyy communicated with the military at one of the gas stations.</text:p>
      <text:p text:style-name="P4">
The head of state posted a video of the meeting in <text:a xlink:type="simple" xlink:href="https://t.me/V_Zelenskiy_official/6720" text:style-name="Internet_20_link" text:visited-style-name="Visited_20_Internet_20_Link">
telegrams,</text:a>
transmits Ukrinform.</text:p>
      <text:p text:style-name="P4">
"The roads of Donetsk region, dressing, communicating with our warriors. Thank you for everything that you will produce for Ukraine!Thank you for the protection!I wish every health and combat luck!"- said the President.</text:p>
      <text:p text:style-name="P4">
<text:span text:style-name="T5">
Video: [President Vladimir Zelensky's Telegram]](https://t.me/V_Zelenskiy_official/6720)</text:span>
</text:p>
      <text:p text:style-name="P4">
<text:span text:style-name="T4">
 Read also: </text:span>
 [Zelensky <text:span text:style-name="T4">
 awarded </text:span>
 106 military, 63(https://www.ukrinform.ua/rubric-ato/3725882-zelenskij-nagorodiv-106-vijskovih-63-iz-nih-posmertno.html)</text:p>
      <text:p text:style-name="P4">
</text:p>
      <text:p text:style-name="P4">
As reported by Ukrinform, President Zelensky today <text:a xlink:type="simple" xlink:href="https://www.ukrinform.ua/rubric-ato/3727956-zelenskij-nagorodiv-bijciv-ugrupovanna-vijsk-hortica.html" text:style-name="Internet_20_link" text:visited-style-name="Visited_20_Internet_20_Link">
traveled to the fighting and strategic group of Khortytsia troops.</text:a>
Photo: op</text:p>
      <text:p text:style-name="P4">
News Source: <text:a xlink:type="simple" xlink:href="https://www.ukrinform.ua/rubric-regions/3727966-zelenskij-pospilkuvavsa-z-vijskovimi-na-zapravci-v-doneckij-oblasti.html" text:style-name="Internet_20_link" text:visited-style-name="Visited_20_Internet_20_Link">
https://www.ukrinform.ua/rubric-regions/3727966-zelenskij-pospilkuvavsa-z-vijskovimi-na-zapravci-v-doneckij-oblasti.html</text:a>
</text:p>
      <!--NEWS-->
      <text:h text:style-name="P10" text:outline-level="1">
<text:span text:style-name="T4">
Business calls NERCEP to review the proposed marginal prices for electricity</text:span>
</text:h>
      <text:p text:style-name="P4">
Authors: Ukrinform (Person)</text:p>
      <text:p text:style-name="P4">
Publisher: Укринформ (Organization)</text:p>
      <text:p text:style-name="P4">
Published Time: 2023-06-26T17:42:00+03:00</text:p>
      <text:p text:style-name="P4">
Modified Time: 2023-06-26T17:42:00+03:00</text:p>
      <text:p text:style-name="P4">
Description: The European Business Association considers the National Commission for State Regulation in the Fields of Energy and Utilities, the marginal level of prices in the electricity market is economically unjustified and calls for a regulation that regulates such prices. - Ukrinform.</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НКРЕКП', 'Тариф']</text:p>
      <text:p text:style-name="P4">
Type: Article</text:p>
      <!--METADATA-->
      <text:p text:style-name="P4">
<draw:frame draw:style-name="fr1" draw:name="Image141" text:anchor-type="as-char" svg:width="6.9236in" svg:height="3.956343in" draw:z-index="0">
<draw:image xlink:href="../Images/yкринформ/2023-06-26T17-42-00-03-00/630_360_1675414663-980.jpg" xlink:type="simple" xlink:show="embed" xlink:actuate="onLoad" draw:mime-type="image/jpeg"/>
</draw:frame>
The European Business Association considers the national commission proposed by state regulation in the fields of energy and utilities, the marginal level of prices in the electricity market is economically unjustified as possible to review the resolution regulating such prices.</text:p>
      <text:p text:style-name="P4">
According to Ukrinform, the press service [Eve] reports it(https://eba.com.ua/vstanovlennya-granychnyh-tsin-negatyvno-vplyvaye-na-rynok-elektrychnoyi-energiyi/).</text:p>
      <text:p text:style-name="P4">
“Experts of the European Business Association have got acquainted with proposals in detail <text:a xlink:type="simple" xlink:href="https://www.ukrinform.ua/tag-nkrekp" text:style-name="Internet_20_link" text:visited-style-name="Visited_20_Internet_20_Link">
NERCEP</text:a>
and believe that the proposed marginal prices do not meet market conditions, not economically substantiated and can critically affect the formation of free(market)Bilateral contracts prices, ”the statement said.</text:p>
      <text:p text:style-name="P4">
The EBA states that on June 26, during a meeting of the National Commission for State Regulation in the Fields of Energy and Utilities(NERCEP)The project "On setting marginal prices for a day in advance", the internal market and the balancing market "will be considered, which provides for the establishment of marginal prices in the electricity market.</text:p>
      <text:p text:style-name="P4">
<text:span text:style-name="T4">
 Read also: </text:span>
 <text:a xlink:type="simple" xlink:href="https://www.ukrinform.ua/rubric-economy/3723260-vodokanali-zaklikaut-nkrekp-pidvisiti-tarifi-z-1-lipna.html" text:style-name="Internet_20_link" text:visited-style-name="Visited_20_Internet_20_Link">
<text:span text:style-name="T4">
 Vodokanals </text:span>
 <text:span text:style-name="T4">
 </text:span>
 urge <text:span text:style-name="T4">
 </text:span>
 NERCEP <text:span text:style-name="T4">
 </text:span>
 <text:span text:style-name="T4">
 Increase </text:span>
<text:span text:style-name="T4">
 tariffs </text:span>
 from 1 <text:span text:style-name="T4">
 July </text:span>
</text:a>
According to experts and representatives of the business environment, the continuation of the practice of regulating wholesale prices for electricity, as the NERCEP offers, does not contribute to the key principles of the new model of the market, namely the transparency of iconic accidentity, and also determines the functioning of the market in regulated-mandible.</text:p>
      <text:p text:style-name="P4">
In addition, the level of marginal prices offered by the regulator will not provide sufficient money to finance investments in new generating facilities, which are essential to the Ukrainian energy system due to the current mixture of generation and balancing capacity.</text:p>
      <text:p text:style-name="P4">
According to the experts of the Association, the establishment of marginal prices of the NERCEP pro -erecting institution is not fully agreed with both European regulation and provisions of national legislation.</text:p>
      <text:p text:style-name="P4">
"Accordingly, the business calls for a review of the provisions of the resolution and not accepted the level of marginal prices in the electricity market in the current version," the EBA added.</text:p>
      <text:p text:style-name="P4">
News Source: <text:a xlink:type="simple" xlink:href="https://www.ukrinform.ua/rubric-economy/3727967-biznes-zaklikae-nkrekp-pereglanuti-zaproponovani-granicni-cini-na-elektroenergiu.html" text:style-name="Internet_20_link" text:visited-style-name="Visited_20_Internet_20_Link">
https://www.ukrinform.ua/rubric-economy/3727967-biznes-zaklikae-nkrekp-pereglanuti-zaproponovani-granicni-cini-na-elektroenergiu.html</text:a>
</text:p>
      <!--NEWS-->
      <text:h text:style-name="P10" text:outline-level="1">
<text:span text:style-name="T4">
EU ministers were unable to agree on the 8th Military Assistance Package for Ukraine</text:span>
</text:h>
      <text:p text:style-name="P4">
Authors: Ukrinform (Person)</text:p>
      <text:p text:style-name="P4">
Publisher: Укринформ (Organization)</text:p>
      <text:p text:style-name="P4">
Published Time: 2023-06-26T17:45:00+03:00</text:p>
      <text:p text:style-name="P4">
Modified Time: 2023-06-26T17:45:00+03:00</text:p>
      <text:p text:style-name="P4">
Description: The EU foreign ministers were unable to agree on the allocation of the 8th military assistance package for Ukraine, although they approved a new contribution to the Member States to the European Peace Fund at 3.5 billion euros. - Ukrinform.</text:p>
      <text:p text:style-name="P4">
Images: ['<text:a xlink:type="simple" xlink:href="https://static.ukrinform.com/photos/2022_06/thumb_files/630_360_1656009722-922.jpg" text:style-name="Internet_20_link" text:visited-style-name="Visited_20_Internet_20_Link">
630_360_16560...</text:a>
']</text:p>
      <text:p text:style-name="P4">
Tags: ['Євросоюз', 'допомога', 'Війна з Росією']</text:p>
      <text:p text:style-name="P4">
Type: Article</text:p>
      <!--METADATA-->
      <text:p text:style-name="P4">
<draw:frame draw:style-name="fr1" draw:name="Image142" text:anchor-type="as-char" svg:width="6.9236in" svg:height="3.956343in" draw:z-index="0">
<draw:image xlink:href="../Images/yкринформ/2023-06-26T17-45-00-03-00/630_360_1656009722-922.jpg" xlink:type="simple" xlink:show="embed" xlink:actuate="onLoad" draw:mime-type="image/jpeg"/>
</draw:frame>
The EU Ministry of Executive Boards could not agree on the allocation of the 8th Packuvian assistance for Ukraine, although they approved a new contribution of the Member States of the Pre-European Peace Fund in the amount of 3.5 billion euros.</text:p>
      <text:p text:style-name="P4">
This was announced today during a press conference in Luxembourg as a result of EU's RESPONSE COMMINISTS, EU High Representative Josep Borrel, Ukrinform correspondent reports.</text:p>
      <text:p text:style-name="P4">
“We have confirmed our obligation to support Ukraine, double the efforts of equipment and training, do everything to support the counter -offensive that Ukraine. First of all, we agreed a very needed application of 3.5 million euros to the European Peace Fund and immediately had to explain that it was not for Ukraine ... Approval of the 8th Package(military - ed.)Help for Ukraine still has not been solved. We worked personally with everyone, trying to resolve this issue as soon as possible, because this package of support for Ukraine remains vital, ”Borrel said.</text:p>
      <text:p text:style-name="P4">
He recalled that additional contributions to the interstate European Fund will be directed, except for Ukraine, to support the partners of the European Union anywhere in the world, including Africa and Western Balkans.</text:p>
      <text:p text:style-name="P4">
<text:span text:style-name="T4">
 Read also: </text:span>
 <text:a xlink:type="simple" xlink:href="https://www.ukrinform.ua/rubric-world/3727995-ugorsina-rozblokue-trans-es-akso-ukraina-viklucit-otp-bank-iz-cornogo-spisku-siarto.html" text:style-name="Internet_20_link" text:visited-style-name="Visited_20_Internet_20_Link">
<text:span text:style-name="T4">
 Hungarian </text:span>
 Inna unlocks the EU tranche, if Ukraine excludes Otp Bank from the Black List - Siarto</text:a>
Answering the journalists' questions about the reasons for blocking the next transsey assistance for Ukraine, Borrel reported that he would continue to work with <text:a xlink:type="simple" xlink:href="https://www.ukrinform.ua/tag-ugorsina" text:style-name="Internet_20_link" text:visited-style-name="Visited_20_Internet_20_Link">
Hungary</text:a>
And Ukraine to find corresponding solutions.</text:p>
      <text:p text:style-name="P4">
“I am sorry that this other tranche of help was not agreed. We will be able to work with Hungary and Ukraine to see how we can find a decision, to unlock this state of affairs, ”Borrel added.</text:p>
      <text:p text:style-name="P4">
It was reported that Hungary did not support the allocation of another tranche of 500 mlneurov military assistance to Ukraine from <text:a xlink:type="simple" xlink:href="https://www.ukrinform.ua/rubric-ato/3727798-rada-es-shvalila-zbilsenna-fondu-vijskovoi-dopomogi-ukraini-na-35-milarda.html" text:style-name="Internet_20_link" text:visited-style-name="Visited_20_Internet_20_Link">
European Peace Fund</text:a>
EU Member States through Ukraine's inclusion of the Hungarian OTP Bank in the list of "Sponsors of War".The Foundation is also used to assist other partner-partners in strengthening of stability and stability, including Moldova, Georgia, Mozambick, Bosnia Igherzegovina, Somali, Niger, Mauritania, Lebanon and Jordan.</text:p>
      <text:p text:style-name="P4">
Since the beginning of the full-scale Russian aggression, the European Union has provided to the Ukrainian assistance, the total volume of which is approached to € 70 billion, of which more than 10 billion euros are purely military assistance, including EU warships and direct supply of military equipment from Member States.</text:p>
      <text:p text:style-name="P4">
News Source: <text:a xlink:type="simple" xlink:href="https://www.ukrinform.ua/rubric-polytics/3727971-ministri-es-ne-zmogli-pogoditi-8j-paket-vijskovoi-dopomogi-dla-ukraini.html" text:style-name="Internet_20_link" text:visited-style-name="Visited_20_Internet_20_Link">
https://www.ukrinform.ua/rubric-polytics/3727971-ministri-es-ne-zmogli-pogoditi-8j-paket-vijskovoi-dopomogi-dla-ukraini.html</text:a>
</text:p>
      <!--NEWS-->
      <text:h text:style-name="P10" text:outline-level="1">
<text:span text:style-name="T4">
Up to 30 food trading violations are recorded daily in Kiev daily</text:span>
</text:h>
      <text:p text:style-name="P4">
Authors: Ukrinform (Person)</text:p>
      <text:p text:style-name="P4">
Publisher: Укринформ (Organization)</text:p>
      <text:p text:style-name="P4">
Published Time: 2023-06-26T17:53:00+03:00</text:p>
      <text:p text:style-name="P4">
Modified Time: 2023-06-26T17:53:00+03:00</text:p>
      <text:p text:style-name="P4">
Description: The State Service for Food Safety and Consumer Protection finds up to 30 food trading violations daily. - Ukrinform.</text:p>
      <text:p text:style-name="P4">
Images: ['<text:a xlink:type="simple" xlink:href="https://static.ukrinform.com/photos/2022_01/thumb_files/630_360_1641465045-826.jpg" text:style-name="Internet_20_link" text:visited-style-name="Visited_20_Internet_20_Link">
630_360_16414...</text:a>
']</text:p>
      <text:p text:style-name="P4">
Tags: ['Отруєння', 'Продукти', 'Київ', 'Ринок', 'Держпродспоживслужба', 'Магазин']</text:p>
      <text:p text:style-name="P4">
Type: Article</text:p>
      <!--METADATA-->
      <text:p text:style-name="P4">
<draw:frame draw:style-name="fr1" draw:name="Image143" text:anchor-type="as-char" svg:width="6.9236in" svg:height="3.956343in" draw:z-index="0">
<draw:image xlink:href="../Images/yкринформ/2023-06-26T17-53-00-03-00/630_360_1641465045-826.jpg" xlink:type="simple" xlink:show="embed" xlink:actuate="onLoad" draw:mime-type="image/jpeg"/>
</draw:frame>
The State Care on Food Safety and Consumer Protection Daily in Kiev up to 30 food trading violations.</text:p>
      <text:p text:style-name="P4">
This was reported <text:a xlink:type="simple" xlink:href="https://ukr.radio/news.html" text:style-name="Internet_20_link" text:visited-style-name="Visited_20_Internet_20_Link">
Ukrainian radio</text:a>
Oleg Ruban, Head of the Main Department of the State Consumer Service in Kiev, Ukrinform reports.</text:p>
      <text:p text:style-name="P4">
According to him, in each of the ten districts of Kyiv, mobile groups work with the exception of district administrations, departments of improvement, National Police, State Consumer Service, Labor Service. In the case of violations, certain measures are taken, he said.</text:p>
      <text:p text:style-name="P4">
“We have been monitoring for three months and detecting up to three dozen orders daily. Therefore, the most effective remedy is information from consumers, ”Ruban emphasized.</text:p>
      <text:p text:style-name="P4">
He pointed out that the main causes of food poisoning of Kyivans and guests of the city during the hot weather are shawarma and fast food. These products need to be consumed hours after purchase, he said.</text:p>
      <text:p text:style-name="P4">
According to Ruban, this year poisoning has not yet been recorded, and more than 50 poisoning related to the use of fast food has been fixed.</text:p>
      <text:p text:style-name="P4">
"After shawarma and fast food, there are sushi and rolls that cannot keep at high temperatures for more than an hour. So be careful to your health and consume safe products," the expert called.</text:p>
      <text:p text:style-name="P4">
Ruban once again reminded that to buy <text:a xlink:type="simple" xlink:href="https://www.ukrinform.ua/tag-produkti" text:style-name="Internet_20_link" text:visited-style-name="Visited_20_Internet_20_Link">
products</text:a>
In natural markets is life -threatening.</text:p>
      <text:p text:style-name="P4">
"Concerning natural trading places, they are found on goods that do not have expertise and have no documents. It is necessary to contact the National Police. There are such illnesses, such as botulism, which is almost incurable today in Ukraine. There are other numerical infections, as well as we have mass sea of fish in Kakhovsky reservoir, so buying products in natural markets is dangerous for health, "he said.</text:p>
      <text:p text:style-name="P4">
<text:span text:style-name="T4">
 Read also: </text:span>
 <text:a xlink:type="simple" xlink:href="https://www.ukrinform.ua/rubric-society/3724601-ci-bezpecni-harcovi-produkti-aki-zaznali-pidtoplenna-rozasnenna-fahivciv.html" text:style-name="Internet_20_link" text:visited-style-name="Visited_20_Internet_20_Link">
or <text:span text:style-name="T4">
 Safe </text:span>
 <text:span text:style-name="T4">
 Food </text:span>
 <text:span text:style-name="T4">
 </text:span>
 Products <text:span text:style-name="T4">
, </text:span>
 which <text:span text:style-name="T4">
<text:span text:style-name="T5">
* suffered </text:span>
* </text:span>
 flooding <text:span text:style-name="T4">
 - </text:span>
 rose <text:span text:style-name="T4">
 '</text:span>
' <text:span text:style-name="T4">
 Cleaning </text:span>
 <text:span text:style-name="T4">
 specialists </text:span>
</text:a>
Also, the head of the State Consumer Service called for consumers to immediately inform the relevant bodies in the event of the purchase of poor quality meat or fish. According to him, now in the top violations in supermarkets, the presence of rats and cockroaches.As it was reported, due to the undermining by Russian invaders, the dams of Kakhovskaya Hes was surprised by the death of fish in large volumes in the affected regions. The Ukrainians were urged not to eat fish of unknown origin.</text:p>
      <text:p text:style-name="P4">
News Source: <text:a xlink:type="simple" xlink:href="https://www.ukrinform.ua/rubric-kyiv/3727974-u-kievi-sodna-fiksuut-do-30-porusen-pri-torgivli-produktami-harcuvanna.html" text:style-name="Internet_20_link" text:visited-style-name="Visited_20_Internet_20_Link">
https://www.ukrinform.ua/rubric-kyiv/3727974-u-kievi-sodna-fiksuut-do-30-porusen-pri-torgivli-produktami-harcuvanna.html</text:a>
</text:p>
      <!--NEWS-->
      <text:h text:style-name="P10" text:outline-level="1">
<text:span text:style-name="T4">
In the Crimea, the warehouses of the invaders - social networks were caught up</text:span>
</text:h>
      <text:p text:style-name="P4">
Authors: Ukrinform (Person)</text:p>
      <text:p text:style-name="P4">
Publisher: Укринформ (Organization)</text:p>
      <text:p text:style-name="P4">
Published Time: 2023-06-26T17:56:00+03:00</text:p>
      <text:p text:style-name="P4">
Modified Time: 2023-06-26T17:56:00+03:00</text:p>
      <text:p text:style-name="P4">
Description: Near the settlements of Tokarevo and Shubino, Kirov district of temporarily occupied Crimea, the warehouses of Russian invaders lit up.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Крим', 'Пожежа', 'Війна з Росією']</text:p>
      <text:p text:style-name="P4">
Type: Article</text:p>
      <!--METADATA-->
      <text:p text:style-name="P4">
<draw:frame draw:style-name="fr1" draw:name="Image144" text:anchor-type="as-char" svg:width="6.9236in" svg:height="3.956343in" draw:z-index="0">
<draw:image xlink:href="../Images/yкринформ/2023-06-26T17-56-00-03-00/630_360_1669987737-966.jpg" xlink:type="simple" xlink:show="embed" xlink:actuate="onLoad" draw:mime-type="image/jpeg"/>
</draw:frame>
Nearly populated points of Tokarevo and Shubino of the Kirov district of the temporarily occupied Crimea were caught by warehouses of Russian invaders.</text:p>
      <text:p text:style-name="P4">
This was reported by telegram channel <text:a xlink:type="simple" xlink:href="https://t.me/operativnoZSU/103010" text:style-name="Internet_20_link" text:visited-style-name="Visited_20_Internet_20_Link">
“Operational Armed Forces</text:a>
”, Reports Ukrinform.</text:p>
      <text:p text:style-name="P4">
“Temporarily occupied Crimea. In the area of settlements Tokarevo - Shubinznanets, the warehouses of the invaders were lit, ”the post reads.</text:p>
      <text:p text:style-name="P4">
In the telegram channel <text:a xlink:type="simple" xlink:href="https://t.me/c/1816189859/3592" text:style-name="Internet_20_link" text:visited-style-name="Visited_20_Internet_20_Link">
“Voice of Crimea”</text:a>
It is specified that the composition of fuel and lubricants is burning.</text:p>
      <text:p text:style-name="P4">
<text:span text:style-name="T4">
 Read also: </text:span>
 <text:a xlink:type="simple" xlink:href="https://www.ukrinform.ua/rubric-crimea/3726636-u-koreizi-bila-alti-stavsa-vibuh-na-gazoprovodi-zmi.html" text:style-name="Internet_20_link" text:visited-style-name="Visited_20_Internet_20_Link">
In the correice near Yalta there was an explosion on the gas pipeline - media</text:a>
According to Ukrinform, in the village of Koreah near Yalta in a temporarily occupied <text:a xlink:type="simple" xlink:href="https://www.ukrinform.ua/tag-krim" text:style-name="Internet_20_link" text:visited-style-name="Visited_20_Internet_20_Link">
Crimea</text:a>
There was an explosion on the gas pipeline.  _ Photo illustrative _</text:p>
      <text:p text:style-name="P4">
News Source: <text:a xlink:type="simple" xlink:href="https://www.ukrinform.ua/rubric-crimea/3727977-u-krimu-zagorilisa-skladi-okupantiv-socmerezi.html" text:style-name="Internet_20_link" text:visited-style-name="Visited_20_Internet_20_Link">
https://www.ukrinform.ua/rubric-crimea/3727977-u-krimu-zagorilisa-skladi-okupantiv-socmerezi.html</text:a>
</text:p>
      <!--NEWS-->
      <text:h text:style-name="P10" text:outline-level="1">
<text:span text:style-name="T4">
In Ukraine launched an additional legal aid hotline for the missing relatives</text:span>
</text:h>
      <text:p text:style-name="P4">
Author: ['АРМІЯINFORM']</text:p>
      <text:p text:style-name="P4">
Time: 2023-06-26T18:00:00-04:00</text:p>
      <text:p text:style-name="P4">
Description: In Ukrainian, they launched Dodatkov Garyach Linii of Legal Duphumes, I can be at Yaku to be at a glanc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telefon.jpg" text:style-name="Internet_20_link" text:visited-style-name="Visited_20_Internet_20_Link">
telefon.jpg</text:a>
']</text:p>
      <text:p text:style-name="P4">
Tags: ['ДОПОМОГА', 'ЗНИКЛІ БЕЗВІСТИ', 'ТЕЛЕФОННА \xa0ЛІНІЯ']</text:p>
      <text:p text:style-name="P4">
Category: News</text:p>
      <!--METADATA-->
      <text:p text:style-name="P4">
<draw:frame draw:style-name="fr1" draw:name="Image145" text:anchor-type="as-char" svg:width="6.9236in" svg:height="4.330592in" draw:z-index="0">
<draw:image xlink:href="../Images/AРМІЯINFORM/2023-06-26T18-00-00-04-00/telefon.jpg" xlink:type="simple" xlink:show="embed" xlink:actuate="onLoad" draw:mime-type="image/jpeg"/>
</draw:frame>
In Ukraine, an additional hotline has been launched that relatives of missing persons may turn to. This was reported by the Ombudsman of the missing persons in special circumstances, Oleg Kotenko in <text:a xlink:type="simple" xlink:href="http://t.me/Oleg_Kotenko_Patriot/172" text:style-name="Internet_20_link" text:visited-style-name="Visited_20_Internet_20_Link">
Telegram</text:a>
.</text:p>
      <text:p text:style-name="P4">
Він наголосив, що юридична допомога для таких родин вкрай важлива, адже «вонизараз у відчаї й не можуть з усіма деталями розібратися самостійно». Гарячулінію запустили завдяки співпраці уповноваженого з міжнародним фондом«Відродження».</text:p>
      <text:p text:style-name="P4">
«Родини зниклих на гарячій лінії проконсультують фахові юристи, нададутьвідповіді на актуальні питання, допоможуть із отриманням передбачених для нихсоціальних гарантій та грошових виплат», — зазначив Олег Котенко.</text:p>
      <text:p text:style-name="P4">
Отримати безоплатну юридичну консультацію можна за телефоном (066)053-11-39. The hotline works during Monday-Friday from 9:00 to 18:00.</text:p>
      <text:p text:style-name="P4">
News Source: <text:a xlink:type="simple" xlink:href="https://armyinform.com.ua/2023/06/26/v-ukrayini-zapustyly-dodatkovu-garyachu-liniyu-yurydychnoyi-dopomogy-dlya-rodychiv-znyklyh-bezvisty/" text:style-name="Internet_20_link" text:visited-style-name="Visited_20_Internet_20_Link">
https://armyinform.com.ua/2023/06/26/v-ukrayini-zapustyly-dodatkovu-garyachu-liniyu-yurydychnoyi-dopomogy-dlya-rodychiv-znyklyh-bezvisty/</text:a>
</text:p>
      <!--NEWS-->
      <text:h text:style-name="P10" text:outline-level="1">
<text:span text:style-name="T4">
Nearly two thousand veterans will provide housing this year - Laputin</text:span>
</text:h>
      <text:p text:style-name="P4">
Authors: Ukrinform (Person)</text:p>
      <text:p text:style-name="P4">
Publisher: Укринформ (Organization)</text:p>
      <text:p text:style-name="P4">
Published Time: 2023-06-26T18:03:00+03:00</text:p>
      <text:p text:style-name="P4">
Modified Time: 2023-06-26T18:03:00+03:00</text:p>
      <text:p text:style-name="P4">
Description: This year, nearly 2,000 war veterans and families of fallen defenders and defenders will provide monetary compensation for housing. - Ukrinform.</text:p>
      <text:p text:style-name="P4">
Images: ['<text:a xlink:type="simple" xlink:href="https://static.ukrinform.com/photos/2023_06/thumb_files/630_360_1687778940-928.jpg" text:style-name="Internet_20_link" text:visited-style-name="Visited_20_Internet_20_Link">
630_360_16877...</text:a>
']</text:p>
      <text:p text:style-name="P4">
Tags: ['Житло', 'Ветерани війни', 'Лапутіна']</text:p>
      <text:p text:style-name="P4">
Type: Article</text:p>
      <!--METADATA-->
      <text:p text:style-name="P4">
<draw:frame draw:style-name="fr1" draw:name="Image146" text:anchor-type="as-char" svg:width="6.9236in" svg:height="3.956343in" draw:z-index="0">
<draw:image xlink:href="../Images/yкринформ/2023-06-26T18-03-00-03-00/630_360_1687778940-928.jpg" xlink:type="simple" xlink:show="embed" xlink:actuate="onLoad" draw:mime-type="image/jpeg"/>
</draw:frame>
This year, there are 2,000 war veterans and families of fallen defenders and defenders will be compensated for housing.</text:p>
      <text:p text:style-name="P4">
The Minister of Veterans of Ukraine Yulia Laputina said about it in <text:a xlink:type="simple" xlink:href="https://www.ukrinform.ua/rubric-society/3727870-ulia-laputina-ministerka-u-spravah-veteraniv.html" text:style-name="Internet_20_link" text:visited-style-name="Visited_20_Internet_20_Link">
interview</text:a>
<text:a xlink:type="simple" xlink:href="https://www.ukrinform.ua/rubric-society/3727870-ulia-laputina-ministerka-u-spravah-veteraniv.html" text:style-name="Internet_20_link" text:visited-style-name="Visited_20_Internet_20_Link">
Ukrinform. </text:a>
“When I came to the ministry, there were more than 3,000 families for housing for veterans. And this applies to internal migrants, who became the name of the country at the same time, participants of the ATO, and persons with disabilities as a result of war, and as well as members of the families of the dead. It was a big challenge for me. During the year, 100 apartments were issued, 50 apartments. We had a meeting with both the President of Ukraine and the Department of Minister. The decision was initiated and made to completely close this. Last year, unfortunately, because of a full -scale invasion, this money returned to the defense <text:a xlink:type="simple" xlink:href="https://www.ukrinform.ua/tag-oborona" text:style-name="Internet_20_link" text:visited-style-name="Visited_20_Internet_20_Link">
Defense</text:a>
, but this year we have this money. Of course, I understand that the price of a square meter has changed, but more than 2000 families from these categories, which we have been guilty for many years, will provide housing, ”Laputina assured.</text:p>
      <text:p text:style-name="P4">
Also, she said, it was possible to buy housing for veterans in the territory of Ukraine, not just at the place of registration.</text:p>
      <text:p text:style-name="P4">
<text:span text:style-name="T4">
 Read also: </text:span>
 [Ukraine studies the world experience of integration(https://www.ukrinform.ua/rubric-society/3727960-ukraina-vivcae-svitovij-dosvid-integracii-veteraniv-do-mirnogo-zitta-laputina.html)"And we do not limit them one year, we had to buy for a year before. We also give them half a year after the abolition of martial law," she said.</text:p>
      <text:p text:style-name="P4">
As it was reported, for the provision of defenders in 2023 <text:a xlink:type="simple" xlink:href="https://mva.gov.ua/ua/news/ruslan-prihodko-na-zabezpechennya-zhitlom-zahisnikiv-u-2023-roci-peredbacheno-55-mlrd-grn-bilshe-nizh-za-vsi-poperedni-roki-razom" text:style-name="Internet_20_link" text:visited-style-name="Visited_20_Internet_20_Link">
provided UAH 5.5 billion. </text:a>
</text:p>
      <text:p text:style-name="P4">
News Source: <text:a xlink:type="simple" xlink:href="https://www.ukrinform.ua/rubric-society/3727979-majze-dvi-tisaci-simej-veteraniv-zabezpecat-cogoric-zitlom-laputina.html" text:style-name="Internet_20_link" text:visited-style-name="Visited_20_Internet_20_Link">
https://www.ukrinform.ua/rubric-society/3727979-majze-dvi-tisaci-simej-veteraniv-zabezpecat-cogoric-zitlom-laputina.html</text:a>
</text:p>
      <!--NEWS-->
      <text:h text:style-name="P10" text:outline-level="1">
<text:span text:style-name="T4">
Ukrainian Nikitas became the third of Thai boxing at European Games</text:span>
</text:h>
      <text:p text:style-name="P4">
Authors: Ukrinform (Person)</text:p>
      <text:p text:style-name="P4">
Publisher: Укринформ (Organization)</text:p>
      <text:p text:style-name="P4">
Published Time: 2023-06-26T18:03:36+03:00</text:p>
      <text:p text:style-name="P4">
Modified Time: 2023-06-26T18:03:36+03:00</text:p>
      <text:p text:style-name="P4">
Description: Ukrainian Vladislav Nikitas won the bronze award at European Games in Krakow. - Ukrinform.</text:p>
      <text:p text:style-name="P4">
Images: ['<text:a xlink:type="simple" xlink:href="https://static.ukrinform.com/photos/2023_06/thumb_files/630_360_1687791761-819.jpg" text:style-name="Internet_20_link" text:visited-style-name="Visited_20_Internet_20_Link">
630_360_16877...</text:a>
']</text:p>
      <text:p text:style-name="P4">
Tags: ['Європейські ігри']</text:p>
      <text:p text:style-name="P4">
Type: Article</text:p>
      <!--METADATA-->
      <text:p text:style-name="P4">
<draw:frame draw:style-name="fr1" draw:name="Image147" text:anchor-type="as-char" svg:width="6.9236in" svg:height="3.956343in" draw:z-index="0">
<draw:image xlink:href="../Images/yкринформ/2023-06-26T18-03-36-03-00/630_360_1687791761-819.jpg" xlink:type="simple" xlink:show="embed" xlink:actuate="onLoad" draw:mime-type="image/jpeg"/>
</draw:frame>
UKRAINIANDISLISHIV Nikitas won the bronze award at European Games in Krakow.</text:p>
      <text:p text:style-name="P4">
In the weight category up to 60 kg, the Ukrainian won bronze, Ukrinform reports.</text:p>
      <text:p text:style-name="P4">
In the semifinals, he lost Turkish Kotsu, a representative of Turkey.</text:p>
      <text:p text:style-name="P4">
For Ukraine, this is the 24th award at these European Games.</text:p>
      <text:p text:style-name="P4">
<text:span text:style-name="T4">
 Read also: </text:span>
 [Ilya Shevlyak, President of the Sports Committee of Ukraine]](https://www.ukrinform.ua/rubric-sports/3726665-illa-sevlak-prezident-sportivnogo-komitetu-ukraini.html)The competition will last until July 2.</text:p>
      <text:p text:style-name="P4">
Photo: Getty Images</text:p>
      <text:p text:style-name="P4">
News Source: <text:a xlink:type="simple" xlink:href="https://www.ukrinform.ua/rubric-sports/3727978-ukrainec-mikitas-stav-tretim-z-tajskogo-boksu-na-evropejskih-igrah.html" text:style-name="Internet_20_link" text:visited-style-name="Visited_20_Internet_20_Link">
https://www.ukrinform.ua/rubric-sports/3727978-ukrainec-mikitas-stav-tretim-z-tajskogo-boksu-na-evropejskih-igrah.html</text:a>
</text:p>
      <!--NEWS-->
      <text:h text:style-name="P10" text:outline-level="1">
<text:span text:style-name="T4">
In Vienna, the amateur team of Ukrainians put a play about war and women's destinies</text:span>
</text:h>
      <text:p text:style-name="P4">
Authors: Ukrinform (Person)</text:p>
      <text:p text:style-name="P4">
Publisher: Укринформ (Organization)</text:p>
      <text:p text:style-name="P4">
Published Time: 2023-06-26T18:05:41+03:00</text:p>
      <text:p text:style-name="P4">
Modified Time: 2023-06-26T18:05:41+03:00</text:p>
      <text:p text:style-name="P4">
Description: In the capital of Austria on Sunday, the premiere of the play "Open Sky" was held under the play of the same name of the Ukrainian playwright of Nedia Nezhdans in the production of the amateur theater "Inspecific", created at the Ukrainian Orthodox Parish of St. Vladimir and Olga. - Ukrinform.</text:p>
      <text:p text:style-name="P4">
Images: ['<text:a xlink:type="simple" xlink:href="https://static.ukrinform.com/photos/2023_06/thumb_files/630_360_1687791799-544.jpg" text:style-name="Internet_20_link" text:visited-style-name="Visited_20_Internet_20_Link">
630_360_16877...</text:a>
']</text:p>
      <text:p text:style-name="P4">
Tags: ['Австрія', 'Діаспора', 'Культура', 'Театр']</text:p>
      <text:p text:style-name="P4">
Type: Article</text:p>
      <!--METADATA-->
      <text:p text:style-name="P4">
<draw:frame draw:style-name="fr1" draw:name="Image148" text:anchor-type="as-char" svg:width="6.9236in" svg:height="3.956343in" draw:z-index="0">
<draw:image xlink:href="../Images/yкринформ/2023-06-26T18-05-41-03-00/630_360_1687791799-544.jpg" xlink:type="simple" xlink:show="embed" xlink:actuate="onLoad" draw:mime-type="image/jpeg"/>
</draw:frame>
The Open Sky was premiere on Sunday on Sunday on Sunday by the same name for the Ukrainian playwright of Nedia Nerjan in the production of the amateur theater "Inspecific", created at the Ukrainian Orthodox Parish of St. Vladimir John.</text:p>
      <text:p text:style-name="P4">
According to Ukrinform, this is reported on <text:a xlink:type="simple" xlink:href="https://www.facebook.com/Provisnyk/posts/603358075240059" text:style-name="Internet_20_link" text:visited-style-name="Visited_20_Internet_20_Link">
Facebook-page</text:a>
Parish.</text:p>
      <text:p text:style-name="P4">
"The premiere of" Closed Sky "was held at the same name of the Neda Najdan. - The message says.</text:p>
      <text:p text:style-name="P4">
It is noted that "closed sky" is the story of four women who, when they get an excised room in the first months of a full -scale war, share their experiences, memories, analysis of thoughts. "They dance, slightly crazy, sing, shout. To let go of pain, but to remember. Collective memory is that gives the Ukrainians strength," the message reads.</text:p>
      <text:p text:style-name="P4">
The performance was held in the lower hall in the Greek Church of the Holy Trinity. Its chapters of the newly formed at the parish of the amateur theater "inspiration" by the subdivision of director Elena Edelinski. The theater includes people from different regions of Ukraine, as well as forced displaced persons.</text:p>
      <text:p text:style-name="P4">
The author of "Open Sky" Ned Nedozana came specifically from Kiev to Premier.</text:p>
      <text:p text:style-name="P4">
"Women's stories in the time of the Rashist invasion. Different in age, character, specialty, all of them are experiencing attacks and losses - loved ones and memory, but brought to freedom. The special atmosphere of a unique basement with jumps, full hall and still delivered chairs, wept and wept. Applauded the standing.</text:p>
      <text:p text:style-name="P4">
It was reported earlier in Vienna as part of the festival <text:a xlink:type="simple" xlink:href="https://www.ukrinform.ua/rubric-diaspora/3713542-u-vidni-startuvav-ukrainskij-festival-ustream.html" text:style-name="Internet_20_link" text:visited-style-name="Visited_20_Internet_20_Link">
Ustream Fest</text:a>
The performances of the Dniprovsky Youth Academic Theater "We believe!" were held.</text:p>
      <text:p text:style-name="P4">
<text:span text:style-name="T5">
Foto: Vienna Parish of UOC / Facebook</text:span>
</text:p>
      <text:p text:style-name="P4">
News Source: <text:a xlink:type="simple" xlink:href="https://www.ukrinform.ua/rubric-diaspora/3727980-u-vidni-amatorskij-kolektiv-ukrainciv-postaviv-pesu-pro-vijnu-ta-zinoci-doli.html" text:style-name="Internet_20_link" text:visited-style-name="Visited_20_Internet_20_Link">
https://www.ukrinform.ua/rubric-diaspora/3727980-u-vidni-amatorskij-kolektiv-ukrainciv-postaviv-pesu-pro-vijnu-ta-zinoci-doli.html</text:a>
</text:p>
      <!--NEWS-->
      <text:h text:style-name="P10" text:outline-level="1">
<text:span text:style-name="T4">
Informal communication between Ukrainians will help to overcome the narratives of the Russian Federation - expert</text:span>
</text:h>
      <text:p text:style-name="P4">
Authors: Ukrinform (Person)</text:p>
      <text:p text:style-name="P4">
Publisher: Укринформ (Organization)</text:p>
      <text:p text:style-name="P4">
Published Time: 2023-06-26T18:13:04+03:00</text:p>
      <text:p text:style-name="P4">
Modified Time: 2023-06-26T18:13:04+03:00</text:p>
      <text:p text:style-name="P4">
Description: Ukraine still needs to fight Russian narratives about "nationalists in Ukraine", "oppression of Russian -speaking and revolution of dignity as a" coup ", which will help directed state policy and informal communication between Ukrainians. - Ukrinform.</text:p>
      <text:p text:style-name="P4">
Images: ['<text:a xlink:type="simple" xlink:href="https://static.ukrinform.com/photos/2023_06/thumb_files/630_360_1687778287-640.jpg" text:style-name="Internet_20_link" text:visited-style-name="Visited_20_Internet_20_Link">
630_360_16877...</text:a>
']</text:p>
      <text:p text:style-name="P4">
Tags: ['Пропаганда', 'Війна з Росією']</text:p>
      <text:p text:style-name="P4">
Type: Article</text:p>
      <!--METADATA-->
      <text:p text:style-name="P4">
<draw:frame draw:style-name="fr1" draw:name="Image154" text:anchor-type="as-char" svg:width="6.9236in" svg:height="3.956343in" draw:z-index="0">
<draw:image xlink:href="../Images/yкринформ/2023-06-26T18-13-04-03-00/630_360_1687778287-640.jpg" xlink:type="simple" xlink:show="embed" xlink:actuate="onLoad" draw:mime-type="image/jpeg"/>
</draw:frame>
Ukraine is still needed to fight Russian narratives about "nationalists in Ukraine", "oppression of Russian -speaking, and a revolution of dignity as a" public transaction ", which will help directed state policy and informal communication between Ukrainians.</text:p>
      <text:p text:style-name="P4">
This was stressed(https://voxukraine.org/zdatnist-ukrayintsiv-vyriznyaty-mesedzhi-rospropagandy-rezultaty-doslidzhennya-gromadskoyi-dumky) <text:a xlink:type="simple" xlink:href="https://voxukraine.org/zdatnist-ukrayintsiv-vyriznyaty-mesedzhi-rospropagandy-rezultaty-doslidzhennya-gromadskoyi-dumky" text:style-name="Internet_20_link" text:visited-style-name="Visited_20_Internet_20_Link">
</text:a>
"The ability of Ukrainians to distinguish the messengers of Rospropaganda", which took place at the Media Center Ukraine-Ukrinform.</text:p>
      <text:p text:style-name="P4">
"There is no quick solution in working with rooted narratives, it is a gradual history. They need active communication on all possible platforms, elements of education in schools, involvement of the media to explain a wider context.(https://www.ukrinform.ua/tag-rosia)Lies - and a point. An additional wide information is needed that a person can read, analyze, make nouns for himself, "she said.</text:p>
      <text:p text:style-name="P4">
Research, among other things, found that Ukrainians, both domestically and zaia, continue to believe in some Russian narratives, because they have had been rooted for years in the Ukrainian media pole. Thus, 29% of respondents in Ukraine and 35% abroad disagreed with the statement "The Revolution of Dignity in Ukraine 2013-2014 was not a coup." At the same time, 43% of respondents in Ukraine and 36% abroad believe that in Ukraine, "Nazi and/Obneon -on -Snatist ideology" is widespread.</text:p>
      <text:p text:style-name="P4">
<text:span text:style-name="T4">
 Read also: </text:span>
 <text:a xlink:type="simple" xlink:href="https://www.ukrinform.ua/rubric-polytics/3726880-spisok-rosijskih-propagandistiv-i-voenkoriv-aki-potrapili-do-11-paketu-sankcij-es.html" text:style-name="Internet_20_link" text:visited-style-name="Visited_20_Internet_20_Link">
List of Russian <text:span text:style-name="T4">
 Propaganda </text:span>
 Steve and "Warriors" that have been filled up to 11 EU sanctions package</text:a>
The study was conducted by Voxcheck, along with CBR with the support of the International Renaissance Foundation. Target audience: Ukrainians 18-70 years old who live in Ukraine or are abroad(Poland, Czech Republic, Germany, United Kingdom, Spain, Italy, France, Slovakia and others.). Було опитано1466 респондентів з України та 327 респондентів з-за кордону. Методиопитування: інтерв’ю на онлайн-панелі CBR Point, телефонні інтерв’ю, онлайн-інтерв’ю.</text:p>
      <text:p text:style-name="P4">
News Source: <text:a xlink:type="simple" xlink:href="https://www.ukrinform.ua/rubric-society/3727985-neformalna-komunikacia-miz-ukraincami-dopomoze-podolati-narativi-rf-ekspertka.html" text:style-name="Internet_20_link" text:visited-style-name="Visited_20_Internet_20_Link">
https://www.ukrinform.ua/rubric-society/3727985-neformalna-komunikacia-miz-ukraincami-dopomoze-podolati-narativi-rf-ekspertka.html</text:a>
</text:p>
      <!--NEWS-->
      <text:h text:style-name="P10" text:outline-level="1">
<text:span text:style-name="T4">
In Lviv, a reconnaissance from Volhynia conducted a skin transplant</text:span>
</text:h>
      <text:p text:style-name="P4">
Authors: Ukrinform (Person)</text:p>
      <text:p text:style-name="P4">
Publisher: Укринформ (Organization)</text:p>
      <text:p text:style-name="P4">
Published Time: 2023-06-26T18:13:32+03:00</text:p>
      <text:p text:style-name="P4">
Modified Time: 2023-06-26T18:13:32+03:00</text:p>
      <text:p text:style-name="P4">
Description: At the National Rehabilitation Center, the indomitable surgery was performed on a reconnaissance transplant from Volhynia, which received numerous burns and fractures after Russian pilots were kissed in his car near Kupyansk. - Ukrinform.</text:p>
      <text:p text:style-name="P4">
Images: ['<text:a xlink:type="simple" xlink:href="https://static.ukrinform.com/photos/2023_06/thumb_files/630_360_1687792312-913.jpg" text:style-name="Internet_20_link" text:visited-style-name="Visited_20_Internet_20_Link">
630_360_16877...</text:a>
']</text:p>
      <text:p text:style-name="P4">
Tags: ['Львів', 'Операція', 'Лікарня', 'Військові']</text:p>
      <text:p text:style-name="P4">
Type: Article</text:p>
      <!--METADATA-->
      <text:p text:style-name="P4">
<draw:frame draw:style-name="fr1" draw:name="Image155" text:anchor-type="as-char" svg:width="6.9236in" svg:height="3.956343in" draw:z-index="0">
<draw:image xlink:href="../Images/yкринформ/2023-06-26T18-13-32-03-00/630_360_1687792312-913.jpg" xlink:type="simple" xlink:show="embed" xlink:actuate="onLoad" draw:mime-type="image/jpeg"/>
</draw:frame>
The Unbreakable Rehabilitation Center was performed by a reconnaissance surgery from Volyn, which received numerous burns and fractures after Russian pilots kissed the rocket in his car near Kupyansk.</text:p>
      <text:p text:style-name="P4">
About it in <text:a xlink:type="simple" xlink:href="https://www.facebook.com/1tmolviv/posts/pfbid02Q7WYCpTX3Nw4sTLyzZQSg5MctwjbpDaccy6xfnK4TRgjTdakCkaqaUR25Hd7iZPUl" text:style-name="Internet_20_link" text:visited-style-name="Visited_20_Internet_20_Link">
Facebook</text:a>
The press service of the first medical association of Lviv reports, Ukrinform reports.</text:p>
      <text:p text:style-name="P4">
“Dmitry went to the center of" unbreakable "in serious condition. Burns of the 2nd degree of the hand of the Spain and multiple thigh fractures, shoulder blades, ribs and upper extremities. The sake of the specialists cleared and closed the wounds. And later plastic surgery was the skin. They took a transplant from the thighs and moved it with a stapid fire on the hand. Now we can say for sure: the skin has taken root, ”the message reads.</text:p>
      <text:p text:style-name="P4">
In <text:a xlink:type="simple" xlink:href="https://www.ukrinform.ua/tag-bolnica" text:style-name="Internet_20_link" text:visited-style-name="Visited_20_Internet_20_Link">
medical facility</text:a>
It is noted that 39-year-old Dmitry Shemenyuk from the village of Berezovichi, in Volyn. Behind the shoulders of the age of six years of border service and a year in the Armed Forces - in the war, which was not yet called great. The start of a full -scale invasion of the mortgage at home. The man, without hesitation, got his gear and an military enlistment office from the garage to stand up for the country. Dmitry became a scout. He saved Kiev, after the invaders managed to expel from the north of the country, continued to fight in Mykolaiv region, and later - Kharkiv region.</text:p>
      <text:p text:style-name="P4">
<text:span text:style-name="T4">
 Read also: </text:span>
 <text:a xlink:type="simple" xlink:href="https://www.ukrinform.ua/rubric-regions/3694508-u-lvovi-vidkrili-sucasnij-korpus-nacionalnogo-reabilitacijnogo-centru-nezlamni.html" text:style-name="Internet_20_link" text:visited-style-name="Visited_20_Internet_20_Link">
in <text:span text:style-name="T4">
 Lviv </text:span>
 <text:span text:style-name="T4">
 </text:span>
 Opened <text:span text:style-name="T4">
 </text:span>
 modern <text:span text:style-name="T4">
 </text:span>
 <text:span text:style-name="T4">
 Corps </text:span>
<text:span text:style-name="T4">
 national </text:span>
 <text:span text:style-name="T4">
 </text:span>
 Rehabilitation <text:span text:style-name="T4">
 </text:span>
 <text:span text:style-name="T4">
 Center </text:span>
 "<text:span text:style-name="T4">
 Unbreakable </text:span>
 ”</text:a>
The military was injured in the Kupyansk direction during the combat. The hostile aviation rocket hit a car where there were five Ukrainian defenders. Two of them were killed on the spot. The three three shockwaves rejected from the car.</text:p>
      <text:p text:style-name="P4">
After transplanting the skin to the Volhynia, the next stage - treatment of the reversal. Orthopedic traumatologists have to install Dmitry apparatus fixation days. Subsequently, a long -term rehab is waiting for the defender.<text:span text:style-name="T5">
Foto: the first medical association of Lviv</text:span>
</text:p>
      <text:p text:style-name="P4">
News Source: <text:a xlink:type="simple" xlink:href="https://www.ukrinform.ua/rubric-regions/3727986-u-lvovi-rozvidniku-z-volini-proveli-peresadku-skiri.html" text:style-name="Internet_20_link" text:visited-style-name="Visited_20_Internet_20_Link">
https://www.ukrinform.ua/rubric-regions/3727986-u-lvovi-rozvidniku-z-volini-proveli-peresadku-skiri.html</text:a>
</text:p>
      <!--NEWS-->
      <text:h text:style-name="P10" text:outline-level="1">
<text:span text:style-name="T4">
Kharkiv Without Loboda: A 16-year-old graduate does not believe in "respect" said by the singer</text:span>
</text:h>
      <text:p text:style-name="P4">
Authors: Ukrinform (Person)</text:p>
      <text:p text:style-name="P4">
Publisher: Укринформ (Organization)</text:p>
      <text:p text:style-name="P4">
Published Time: 2023-06-26T18:14:00+03:00</text:p>
      <text:p text:style-name="P4">
Modified Time: 2023-06-26T18:14:00+03:00</text:p>
      <text:p text:style-name="P4">
Description: Sixteen -year -old graduate Darina Vdovenko, who went to a single picket against the concert of Svetlana Loboda in Kharkiv the day before, does not believe in his "respect" for her position, which the singer wrote about on her social networks. - Ukrinform.</text:p>
      <text:p text:style-name="P4">
Images: ['<text:a xlink:type="simple" xlink:href="https://static.ukrinform.com/photos/2023_06/thumb_files/630_360_1687793188-112.png" text:style-name="Internet_20_link" text:visited-style-name="Visited_20_Internet_20_Link">
630_360_16877...</text:a>
']</text:p>
      <text:p text:style-name="P4">
Tags: ['Лобода', 'Скандал', 'Харків', 'Співачка']</text:p>
      <text:p text:style-name="P4">
Type: Article</text:p>
      <!--METADATA-->
      <text:p text:style-name="P4">
<draw:frame draw:style-name="fr1" draw:name="Image156" text:anchor-type="as-char" svg:width="6.9236in" svg:height="3.956343in" draw:z-index="0">
<draw:image xlink:href="../Images/yкринформ/2023-06-26T18-14-00-03-00/630_360_1687793188-112.png" xlink:type="simple" xlink:show="embed" xlink:actuate="onLoad" draw:mime-type="image/png"/>
</draw:frame>
Sixteen -year -old graduate Darina Vdovenko, who was a single picket against the concert of Svetlana Loboda in Kharkiv the day before, does not believe in her position for her position, which the singer wrote about on her social networks.</text:p>
      <text:p text:style-name="P4">
Darina Vdovenko said this in a comment to Ukrinform correspondent.</text:p>
      <text:p text:style-name="P4">
“I see that her post disposes of actions, with what she told me. She is not respected by my position because she asked about <text:a xlink:type="simple" xlink:href="https://www.ukrinform.ua/tag-grosi" text:style-name="Internet_20_link" text:visited-style-name="Visited_20_Internet_20_Link">
money</text:a>
. As for her behavior, the fact that I was handed by my hand, I will say that no person should treat the other person so much, ”Kharkiv said.</text:p>
      <text:p text:style-name="P4">
Darina thanked the people who expressed her support during a single pile.</text:p>
      <text:p text:style-name="P4">
“Yes, Loboda's supporters were much more, but there were those who supported me. And I am grateful to these people, ”the girl said.</text:p>
      <text:p text:style-name="P4">
Her parents of her daughter and principle are approved.</text:p>
      <text:p text:style-name="P4">
“Mom said that, of course, she was not surprised, but very proud. The father also supports, ”Darina said.</text:p>
      <text:p text:style-name="P4">
<text:span text:style-name="T4">
 Read also: </text:span>
 <text:a xlink:type="simple" xlink:href="https://www.ukrinform.ua/rubric-culture/3435905-kirkorova-baskova-ani-lorak-vimagaut-pozbaviti-zvanna-narodnih-artistiv-ukraini.html" text:style-name="Internet_20_link" text:visited-style-name="Visited_20_Internet_20_Link">
Kirkorova, Baskova, No <text:span text:style-name="T4">
 Lorak </text:span>
 require deprivation of "People's Artists of Ukraine"</text:a>
After the concert in the Kharkiv garden. Shevchenko Svetlana Loboda in her <text:a xlink:type="simple" xlink:href="https://www.instagram.com/p/Ct61pMeMG63/" text:style-name="Internet_20_link" text:visited-style-name="Visited_20_Internet_20_Link">
Instagram</text:a>
She wrote: “You are so different and so beautiful !!Thank you for coming. A girl who stood all the time with a Kharkiv without Loboda - I'm proud of you. You have the right to your opinion. Because I also know well what to go against the current. Unfortunately, my conversation is once again trying to make manipulation. I am sorry if someone saw this contempt. I know not you. And I wish you never to lose the power of spirit. "</text:p>
      <text:p text:style-name="Quotations">

<text:p text:style-name="P4">
<text:a xlink:type="simple" xlink:href="https://www.instagram.com/p/Ct61pMeMG63/" text:style-name="Internet_20_link" text:visited-style-name="Visited_20_Internet_20_Link">
&gt;
</text:a>
&gt;
&gt;
 <text:a xlink:type="simple" xlink:href="https://www.instagram.com/p/Ct61pMeMG63/" text:style-name="Internet_20_link" text:visited-style-name="Visited_20_Internet_20_Link">
View this publication on Instagram&gt;
</text:a>
&gt;
&gt;
 <text:a xlink:type="simple" xlink:href="https://www.instagram.com/p/Ct61pMeMG63/" text:style-name="Internet_20_link" text:visited-style-name="Visited_20_Internet_20_Link">
Loboda Posta(@lobodaofficial)&gt;
 </text:a>
On social networks, the second day does not subscribe to the singer's speech, although some of the military began to be expressed in support of her support, in particular, one of the terroborons brigades, but subsequently this post with gratitude for helping to form from the singer was removed.“Unfortunately, the Institute for Reputation in Ukraine is absent. She(Loboda - Ed.)It will be now to give a lot of money to different units in order to return to our honoration space, ” - said in <text:a xlink:type="simple" xlink:href="https://www.facebook.com/Nevidomy/posts/pfbid031mBgqvrXrtLmJy7hoeDfntbBb9o1VpYrd3AAsBC8XqS1i2HY8mxiShcKHsjXDP57l" text:style-name="Internet_20_link" text:visited-style-name="Visited_20_Internet_20_Link">
Facebook</text:a>
Head of NGO "Decommunization. Ukraine ”Vadim Pozdnyakov.</text:p>

</text:p>
      <text:p text:style-name="P4">
The lawyer of NGO "Kharkiv Anti -Corruption Center" Volodymyr Rynko calls the organizers of the singer's tour to stop him.</text:p>
      <text:p text:style-name="P4">
“Case Loboda, it's first and foremost about two things - money and reputation. In the world and the headwar, everything is spinning around money, more precisely the grandmothers. There is nothing else in her head. Values and freedom - for her fictional things for "suckers". It would be so -mobility, but rather the need for PR on Russian television, she would simply ask the Maidani "Who gave you money?" And in that head nothing has changed. And second. Yes, there is no reputation institute in Ukraine. But also to create it finally. You liked to make money in Russia, well, then and work there. Do you "idle in what country lives"? Well, then Ukraine is kicked. And the last. Do not pull this quinoa either in Kharkiv or in the Dnieper, any city in Ukraine. Because it is also about the reputation of those who do it, ” - writes on <text:a xlink:type="simple" xlink:href="https://www.facebook.com/v.rysenko/posts/pfbid02mLrTtfTLZwgFggkD6yp1zosLqv413sDeeCUuxmt9ezq2roxMt7McydXNUMMf3Bwzl" text:style-name="Internet_20_link" text:visited-style-name="Visited_20_Internet_20_Link">
Facebook</text:a>
.</text:p>
      <text:p text:style-name="P4">
Як повідомляв Укрінформ, співачка Світлана Лобода на концерті у Харкові,запитала у дівчини, що стояла з плакатом “Харків без Лободи”, хто їй давгроші, після цього почала гладити її по голові. Дівчина намагаласядистанціюватися та не припинила свій одиночний пікет.  <text:a xlink:type="simple" xlink:href="https://www.ukrinform.ua/rubric-regions/3727607-spivacka-loboda-obrazila-unu-harkivanku-hto-tobi-dav-grosi.html" text:style-name="Internet_20_link" text:visited-style-name="Visited_20_Internet_20_Link">
 Відео</text:a>
, on which Loboda offends the girl, the social networks flew. People are convinced that the singer is actually herself in a child with an inventing position.</text:p>
      <text:p text:style-name="P4">
Photo: Instagram/Loboda</text:p>
      <text:p text:style-name="P4">
News Source: <text:a xlink:type="simple" xlink:href="https://www.ukrinform.ua/rubric-culture/3727991-harkiv-bez-lobodi-16ricna-vipusknica-ne-virit-u-povagu-pro-aku-zaavila-spivacka.html" text:style-name="Internet_20_link" text:visited-style-name="Visited_20_Internet_20_Link">
https://www.ukrinform.ua/rubric-culture/3727991-harkiv-bez-lobodi-16ricna-vipusknica-ne-virit-u-povagu-pro-aku-zaavila-spivacka.html</text:a>
</text:p>
      <!--NEWS-->
      <text:h text:style-name="P10" text:outline-level="1">
<text:span text:style-name="T4">
In the Hadzhibaya estuary, the fish and shrimp are died massively</text:span>
</text:h>
      <text:p text:style-name="P4">
Authors: Ukrinform (Person)</text:p>
      <text:p text:style-name="P4">
Publisher: Укринформ (Organization)</text:p>
      <text:p text:style-name="P4">
Published Time: 2023-06-26T18:16:00+03:00</text:p>
      <text:p text:style-name="P4">
Modified Time: 2023-06-26T18:16:00+03:00</text:p>
      <text:p text:style-name="P4">
Description: Mass death of fish and shrimp is recorded on the coast along the Hajibay estuary in the Odessa region. - Ukrinform.</text:p>
      <text:p text:style-name="P4">
Images: ['<text:a xlink:type="simple" xlink:href="https://static.ukrinform.com/photos/2023_06/thumb_files/630_360_1687792555-209.jpeg" text:style-name="Internet_20_link" text:visited-style-name="Visited_20_Internet_20_Link">
630_360_16877...</text:a>
']</text:p>
      <text:p text:style-name="P4">
Tags: ['Екологія', 'Одещина', 'Риба']</text:p>
      <text:p text:style-name="P4">
Type: Article</text:p>
      <!--METADATA-->
      <text:p text:style-name="P4">
<draw:frame draw:style-name="fr1" draw:name="Image157" text:anchor-type="as-char" svg:width="6.9236in" svg:height="3.956343in" draw:z-index="0">
<draw:image xlink:href="../Images/yкринформ/2023-06-26T18-16-00-03-00/630_360_1687792555-209.jpeg" xlink:type="simple" xlink:show="embed" xlink:actuate="onLoad" draw:mime-type="image/jpeg"/>
</draw:frame>
The mass of fish and shrimp is recorded on the coast along the Hadzhibei Liman in the Odessa region.</text:p>
      <text:p text:style-name="P4">
About it in <text:a xlink:type="simple" xlink:href="https://t.me/fish_Odessa/668" text:style-name="Internet_20_link" text:visited-style-name="Visited_20_Internet_20_Link">
telegram</text:a>
The Odessa Patrol reported, Ukrinform reports.</text:p>
      <text:p text:style-name="P4">
«Declared <text:a xlink:type="simple" xlink:href="https://www.ukrinform.ua/tag-riba" text:style-name="Internet_20_link" text:visited-style-name="Visited_20_Internet_20_Link">
Pisces</text:a>
and shrimp of the allotment of about 500 meters along the coastal strip of the Hajibaysky Luman in the area of the detour road, ”the message reads.</text:p>
      <text:p text:style-name="P4">
In order to determine the reasons for the rubble, representatives of the State Environmental Inspection of the Soviet Western County selected water samples from the Hajibay estuary.</text:p>
      <text:p text:style-name="P4">
<text:span text:style-name="T4">
 Read also: </text:span>
 <text:a xlink:type="simple" xlink:href="https://www.ukrinform.ua/rubric-regions/3727752-na-hersonsini-u-vodah-dvoh-ricok-viavili-naftoprodukti.html" text:style-name="Internet_20_link" text:visited-style-name="Visited_20_Internet_20_Link">
in Kherson region in the waters of two rivers found <text:span text:style-name="T4">
 petroleum products </text:span>
</text:a>
It is noted that in recent years, the shortness of breath of aquatic bioresources in Hadzhibayan Lyana is a seasonal phenomenon and is mostly associated with high algae flowering.</text:p>
      <text:p text:style-name="P4">
"The reservoir has no connection with the Black Sea, so the phenomenon of shortness of breath is in no way related to the environmental situation that arose as a result of the blasting of the Kakhovka hydroelectric power station," -depicted in a fishing patrol.</text:p>
      <text:p text:style-name="P4">
As it was reported, after the exploration of the Russians of the Kakhovka hydroelectric power station in the Black Sea, where the water from the Dnieper, which washed away the uncleanness, may not only be cholera but a polio jirus.</text:p>
      <text:p text:style-name="P4">
<text:span text:style-name="T5">
Foto: Odessa Rybpatrul</text:span>
</text:p>
      <text:p text:style-name="P4">
News Source: <text:a xlink:type="simple" xlink:href="https://www.ukrinform.ua/rubric-regions/3727989-u-hadzibejskomu-limani-masovo-gine-riba-j-krevetki.html" text:style-name="Internet_20_link" text:visited-style-name="Visited_20_Internet_20_Link">
https://www.ukrinform.ua/rubric-regions/3727989-u-hadzibejskomu-limani-masovo-gine-riba-j-krevetki.html</text:a>
</text:p>
      <!--NEWS-->
      <text:h text:style-name="P10" text:outline-level="1">
<text:span text:style-name="T4">
Restoration of Ukraine: The Ministry of Finance has named priority areas for financing</text:span>
</text:h>
      <text:p text:style-name="P4">
Authors: Ukrinform (Person)</text:p>
      <text:p text:style-name="P4">
Publisher: Укринформ (Organization)</text:p>
      <text:p text:style-name="P4">
Published Time: 2023-06-26T18:20:00+03:00</text:p>
      <text:p text:style-name="P4">
Modified Time: 2023-06-26T18:20:00+03:00</text:p>
      <text:p text:style-name="P4">
Description: One of the priorities of the state is the restoration of energy infrastructure and reconstruction of housing. - Ukrinform.</text:p>
      <text:p text:style-name="P4">
Images: ['<text:a xlink:type="simple" xlink:href="https://static.ukrinform.com/photos/2018_02/thumb_files/630_360_1518265938-9397.jpg" text:style-name="Internet_20_link" text:visited-style-name="Visited_20_Internet_20_Link">
630_360_15182...</text:a>
']</text:p>
      <text:p text:style-name="P4">
Tags: ['Енергетика', 'Мінфін', 'Житло', 'Сергій Марченко', 'Відбудова']</text:p>
      <text:p text:style-name="P4">
Type: Article</text:p>
      <!--METADATA-->
      <text:p text:style-name="P4">
<draw:frame draw:style-name="fr1" draw:name="Image158" text:anchor-type="as-char" svg:width="6.9236in" svg:height="3.956343in" draw:z-index="0">
<draw:image xlink:href="../Images/yкринформ/2023-06-26T18-20-00-03-00/630_360_1518265938-9397.jpg" xlink:type="simple" xlink:show="embed" xlink:actuate="onLoad" draw:mime-type="image/jpeg"/>
</draw:frame>
One of the country's preschool is the restoration of energy infrastructure and reconstruction.</text:p>
      <text:p text:style-name="P4">
Minister of Finance Ukraine Sergey Marchenko told this in an interview for French media Lesechos, Ukrinform reports, citing <text:a xlink:type="simple" xlink:href="https://www.mof.gov.ua/uk/news/vidnovlennia_maie_pochatisia_zaraz_prioritetami_ie_zakhist_energosistemi_ta_povernennia_ukraintsiv_do_domu__sergii_marchenko_v_interviu_dlia_lesechos-4078" text:style-name="Internet_20_link" text:visited-style-name="Visited_20_Internet_20_Link">
press service.</text:a>
"One of our priorities is <text:a xlink:type="simple" xlink:href="https://www.ukrinform.ua/rubric-vidbudova" text:style-name="Internet_20_link" text:visited-style-name="Visited_20_Internet_20_Link">
recovery</text:a>
the energy infrastructure that became the target of Russian attacks, especially at the beginning of the heating season last year. It is estimated that $ 3.3 billion will be consulted to protect energy facilities from missile attacks and drones. This need is extremely urgent, as the energy can be the target of the Russian Federation again, as soon as winter comes, " - said Marchenko.</text:p>
      <text:p text:style-name="P4">
The second priority of the state, according to him, is housing.</text:p>
      <text:p text:style-name="P4">
"More than 100,000 dwellings have been destroyed and needed to rebuild $ 1.9 billion. This is important, in particular, for Ukrainian refugees to return home as soon as possible," the Minister said.</text:p>
      <text:p text:style-name="P4">
The repair of hospitals, schools and other educational institutions is estimated at $ 2.3 billion. Needed for transport and logistics.</text:p>
      <text:p text:style-name="P4">
"It is important to repair roads and bridges now, to develop communications with the Zevrian Union, because it is the only border that we have left," - said.</text:p>
      <text:p text:style-name="P4">
He recalled that last week at the London Conference of the Donoriva Country was exposed to allocate 60 billion euros for the restoration of Ukraine, but it was necessary to take into account that at this stage it was only an obligation.</text:p>
      <text:p text:style-name="P4">
*!(https://www.ukrinform.ua/rubric-economy/3727972-u-minfini-na-cej-rik-prognozuut-taki-podatkovi-nadhodzenna-aki-buli-do-vijni.html)"Real work to attract the promised funds ahead. It can take some time, and in some cases even a few years. The problem is that the nashanagal needs are huge, according to the World Bank, they make more than $ 14 billion," Marchenko emphasized.</text:p>
      <text:p text:style-name="P4">
News Source: <text:a xlink:type="simple" xlink:href="https://www.ukrinform.ua/rubric-vidbudova/3727983-vidnovlenna-ukraini-u-minfini-nazvali-prioritetni-sferi-dla-finansuvanna.html" text:style-name="Internet_20_link" text:visited-style-name="Visited_20_Internet_20_Link">
https://www.ukrinform.ua/rubric-vidbudova/3727983-vidnovlenna-ukraini-u-minfini-nazvali-prioritetni-sferi-dla-finansuvanna.html</text:a>
</text:p>
      <!--NEWS-->
      <text:h text:style-name="P10" text:outline-level="1">
<text:span text:style-name="T4">
In Kherson region, the invaders began to dismantle and export winds</text:span>
</text:h>
      <text:p text:style-name="P4">
Authors: Ukrinform (Person)</text:p>
      <text:p text:style-name="P4">
Publisher: Укринформ (Organization)</text:p>
      <text:p text:style-name="P4">
Published Time: 2023-06-26T18:26:00+03:00</text:p>
      <text:p text:style-name="P4">
Modified Time: 2023-06-26T18:26:00+03:00</text:p>
      <text:p text:style-name="P4">
Description: The Russians in the occupied part of Kherson region began to dismantle and export winds from the Windcraft Ukraine windmill, and the pontoon crossing near the damaged Chongar bridge works solely for military needs. - Ukrinform.</text:p>
      <text:p text:style-name="P4">
Images: ['<text:a xlink:type="simple" xlink:href="https://static.ukrinform.com/photos/2019_02/thumb_files/630_360_1551122816-112.jpg" text:style-name="Internet_20_link" text:visited-style-name="Visited_20_Internet_20_Link">
630_360_15511...</text:a>
']</text:p>
      <text:p text:style-name="P4">
Tags: ['Херсонщина', 'Окупація', 'Крадіжка', 'Російські військові']</text:p>
      <text:p text:style-name="P4">
Type: Article</text:p>
      <!--METADATA-->
      <text:p text:style-name="P4">
<draw:frame draw:style-name="fr1" draw:name="Image159" text:anchor-type="as-char" svg:width="6.9236in" svg:height="3.956343in" draw:z-index="0">
<draw:image xlink:href="../Images/yкринформ/2023-06-26T18-26-00-03-00/630_360_1551122816-112.jpg" xlink:type="simple" xlink:show="embed" xlink:actuate="onLoad" draw:mime-type="image/jpeg"/>
</draw:frame>
The Russians of the Kherson region began to dismantle and export the winds of the Windcraft Ukraine reporter, and the pontoon crossing near the damaged Thord Bridge works exclusively for military needs.</text:p>
      <text:p text:style-name="P4">
According to Ukrinform, he wrote about it in <text:a xlink:type="simple" xlink:href="https://www.facebook.com/sergey.khlan/posts/pfbid02762oT4WEtHqpPgRbaiKJ7PfJ7PD99Zj7BBsBoy6zZmJHtDAsDNW9sWcj3Gz4raZYl" text:style-name="Internet_20_link" text:visited-style-name="Visited_20_Internet_20_Link">
Facebook</text:a>
Member of the Kherson Regional Council Sergey Khlan.</text:p>
      <text:p text:style-name="P4">
"There is information that the Russians have begun to dismantle and export winds from the Windcraft Ukraine windmill, which is partly owned by Karl Sturen," the statement said.</text:p>
      <text:p text:style-name="P4">
Khlan noted that the pontoon crossing near the damaged Chongar bridge will be worked solely for military purposes and equipment goes a lot.</text:p>
      <text:p text:style-name="P4">
<text:span text:style-name="T4">
 Read also: </text:span>
 <text:a xlink:type="simple" xlink:href="https://www.ukrinform.ua/rubric-regions/3726190-u-golij-pristani-rosiani-viselaut-ta-grabuut-miscevih-ziteliv.html" text:style-name="Internet_20_link" text:visited-style-name="Visited_20_Internet_20_Link">
in the naked pier Russians evict and <text:span text:style-name="T4">
 rob </text:span>
 locals</text:a>
As reported by Ukrinform, <text:a xlink:type="simple" xlink:href="https://www.ukrinform.ua/rubric-crimea/3726868-rosiani-zveli-pontonnu-perepravu-pisla-udaru-po-congarskomu-mostu.html" text:style-name="Internet_20_link" text:visited-style-name="Visited_20_Internet_20_Link">
Russian invaders erected a pontoon crossing of the post -strike on the Chongar Bridge</text:a>
which was inflicted on June 22.</text:p>
      <text:p text:style-name="P4">
The Armed Forces of the Armed Forces liberated the right -bank part of the Kherson region, in particular the cityharson. Part of the region, located on the left bank of the Dnieper, is temporarily seized by Russian troops.</text:p>
      <text:p text:style-name="P4">
_ Photo illustrative_</text:p>
      <text:p text:style-name="P4">
News Source: <text:a xlink:type="simple" xlink:href="https://www.ukrinform.ua/rubric-regions/3727992-na-hersonsini-zagarbniki-pocali-demontuvati-ta-vivoziti-vitraki.html" text:style-name="Internet_20_link" text:visited-style-name="Visited_20_Internet_20_Link">
https://www.ukrinform.ua/rubric-regions/3727992-na-hersonsini-zagarbniki-pocali-demontuvati-ta-vivoziti-vitraki.html</text:a>
</text:p>
      <!--NEWS-->
      <text:h text:style-name="P10" text:outline-level="1">
<text:span text:style-name="T4">
Ukrainian Mikhailenko won another Thai boxing award at European Games</text:span>
</text:h>
      <text:p text:style-name="P4">
Authors: Ukrinform (Person)</text:p>
      <text:p text:style-name="P4">
Publisher: Укринформ (Organization)</text:p>
      <text:p text:style-name="P4">
Published Time: 2023-06-26T18:30:16+03:00</text:p>
      <text:p text:style-name="P4">
Modified Time: 2023-06-26T18:30:16+03:00</text:p>
      <text:p text:style-name="P4">
Description: Ukrainian Anastasia Mikhailenko won the European Games in Krakow. - Ukrinform.</text:p>
      <text:p text:style-name="P4">
Images: ['<text:a xlink:type="simple" xlink:href="https://static.ukrinform.com/photos/2023_06/thumb_files/630_360_1687793329-822.jpg" text:style-name="Internet_20_link" text:visited-style-name="Visited_20_Internet_20_Link">
630_360_16877...</text:a>
']</text:p>
      <text:p text:style-name="P4">
Tags: ['Європейські ігри']</text:p>
      <text:p text:style-name="P4">
Type: Article</text:p>
      <!--METADATA-->
      <text:p text:style-name="P4">
<draw:frame draw:style-name="fr1" draw:name="Image160" text:anchor-type="as-char" svg:width="6.9236in" svg:height="3.956343in" draw:z-index="0">
<draw:image xlink:href="../Images/yкринформ/2023-06-26T18-30-16-03-00/630_360_1687793329-822.jpg" xlink:type="simple" xlink:show="embed" xlink:actuate="onLoad" draw:mime-type="image/jpeg"/>
</draw:frame>
Ukrainian Stanastasia Mikhailenko won the European Games in Krakow.</text:p>
      <text:p text:style-name="P4">
Mikhailenko in the weight category up to 51 kg became a bronze medal, reports Ukrinform.</text:p>
      <text:p text:style-name="P4">
In the semifinals, she gave way to Poland Roksani Dargel - 28:29.</text:p>
      <text:p text:style-name="P4">
For Ukraine, this is already a 24th medal at these European Games.</text:p>
      <text:p text:style-name="P4">
<text:span text:style-name="T4">
 Read also: </text:span>
 <text:a xlink:type="simple" xlink:href="https://www.ukrinform.ua/rubric-sports/3727978-ukrainec-mikitas-stav-tretim-z-tajskogo-boksu-na-evropejskih-igrah.html" text:style-name="Internet_20_link" text:visited-style-name="Visited_20_Internet_20_Link">
Ukrainian <text:span text:style-name="T4">
 Nikitas </text:span>
 became the third of the Thai boxing of Nayurov -European Games</text:a>
The competition will last until July 2.</text:p>
      <text:p text:style-name="P4">
Photo: facebook.com</text:p>
      <text:p text:style-name="P4">
News Source: <text:a xlink:type="simple" xlink:href="https://www.ukrinform.ua/rubric-sports/3727993-ukrainka-mihajlenko-zdobula-se-odnu-nagorodu-z-tajskogo-boksu-na-evropejskih-igrah.html" text:style-name="Internet_20_link" text:visited-style-name="Visited_20_Internet_20_Link">
https://www.ukrinform.ua/rubric-sports/3727993-ukrainka-mihajlenko-zdobula-se-odnu-nagorodu-z-tajskogo-boksu-na-evropejskih-igrah.html</text:a>
</text:p>
      <!--NEWS-->
      <text:h text:style-name="P10" text:outline-level="1">
<text:span text:style-name="T4">
Hungary blocks the EU tranche if Ukraine includes OTP Bank from the "black list" - Siarto</text:span>
</text:h>
      <text:p text:style-name="P4">
Authors: Ukrinform (Person)</text:p>
      <text:p text:style-name="P4">
Publisher: Укринформ (Organization)</text:p>
      <text:p text:style-name="P4">
Published Time: 2023-06-26T18:32:44+03:00</text:p>
      <text:p text:style-name="P4">
Modified Time: 2023-06-26T18:32:44+03:00</text:p>
      <text:p text:style-name="P4">
Description: Hungary did not support the allocation of another tranche of 500 million euros from the European Peace Fund for EU Member States due to the inclusion of the Hungarian OTP Bank in Ukraine in the list of "Sponsors of War". - Ukrinform.</text:p>
      <text:p text:style-name="P4">
Images: ['<text:a xlink:type="simple" xlink:href="https://static.ukrinform.com/photos/2020_09/thumb_files/630_360_1600866415-867.jpg" text:style-name="Internet_20_link" text:visited-style-name="Visited_20_Internet_20_Link">
630_360_16008...</text:a>
']</text:p>
      <text:p text:style-name="P4">
Tags: ['Банк', 'Євросоюз', 'Угорщина', 'Сіярто', 'Війна з Росією']</text:p>
      <text:p text:style-name="P4">
Type: Article</text:p>
      <!--METADATA-->
      <text:p text:style-name="P4">
<draw:frame draw:style-name="fr1" draw:name="Image161" text:anchor-type="as-char" svg:width="6.9236in" svg:height="3.956343in" draw:z-index="0">
<draw:image xlink:href="../Images/yкринформ/2023-06-26T18-32-44-03-00/630_360_1600866415-867.jpg" xlink:type="simple" xlink:show="embed" xlink:actuate="onLoad" draw:mime-type="image/jpeg"/>
</draw:frame>
The Hungarian supported the allocation of another tranche of 500 million euros from the European Fund of EU Member States through the inclusion of the Hungarian OTP Bank in Ukraine in the list of "Sponsors of War".</text:p>
      <text:p text:style-name="P4">
According to Ukrinform, the Foreign Minister Peter Siarto said on Monday, reports <text:a xlink:type="simple" xlink:href="https://www.reuters.com/world/europe/eu-agrees-35-bln-euro-boost-fund-used-ukraine-military-aid-2023-06-26/" text:style-name="Internet_20_link" text:visited-style-name="Visited_20_Internet_20_Link">
Reuters</text:a>
.</text:p>
      <text:p text:style-name="P4">
According to Siarto, Budapest is ready to change its position on the tranche if Ukraine refuses to turn on the "black list" of the Hungarian OTP Bank.</text:p>
      <text:p text:style-name="P4">
The European Peace Fund has already allocated about 4.6 billion euros for purchase for Ukraine. The Fund is independent of the EU budget that does not have the right to fund military operations.</text:p>
      <text:p text:style-name="P4">
<text:span text:style-name="T4">
 Read also: </text:span>
 <text:a xlink:type="simple" xlink:href="https://www.ukrinform.ua/rubric-ato/3727798-rada-es-shvalila-zbilsenna-fondu-vijskovoi-dopomogi-ukraini-na-35-milarda.html" text:style-name="Internet_20_link" text:visited-style-name="Visited_20_Internet_20_Link">
<text:span text:style-name="T4">
 Ministers </text:span>
 EU(https://www.ukrinform.ua/rubric-polytics/3727971-ministri-es-ne-zmogli-pogoditi-8j-paket-vijskovoi-dopomogi-dla-ukraini.html)As reported by Ukrinform, [on Monday, the Council has agreed to increase the European Peace Fund by € 3.5 billion] by € 3.5 billion</text:a>
which will allow, in particular, to continue and increase the military assistance for Ukraine.</text:p>
      <text:p text:style-name="P4">
Due to the capabilities of the Interstate Fund, the EU was able to provide Ukraine with Simpakets of military assistance totaling EUR 3.6 billion.</text:p>
      <text:p text:style-name="P4">
Recall that foreign ministers <text:a xlink:type="simple" xlink:href="https://www.ukrinform.ua/tag-evrosouz" text:style-name="Internet_20_link" text:visited-style-name="Visited_20_Internet_20_Link">
EU</text:a>
The 8th Military Assistance Package was unable to agree.</text:p>
      <text:p text:style-name="P4">
News Source: <text:a xlink:type="simple" xlink:href="https://www.ukrinform.ua/rubric-world/3727995-ugorsina-rozblokue-trans-es-akso-ukraina-viklucit-otp-bank-iz-cornogo-spisku-siarto.html" text:style-name="Internet_20_link" text:visited-style-name="Visited_20_Internet_20_Link">
https://www.ukrinform.ua/rubric-world/3727995-ugorsina-rozblokue-trans-es-akso-ukraina-viklucit-otp-bank-iz-cornogo-spisku-siarto.html</text:a>
</text:p>
      <!--NEWS-->
      <text:h text:style-name="P10" text:outline-level="1">
<text:span text:style-name="T4">
Biden plans to call Zelensky again</text:span>
</text:h>
      <text:p text:style-name="P4">
Authors: Ukrinform (Person)</text:p>
      <text:p text:style-name="P4">
Publisher: Укринформ (Organization)</text:p>
      <text:p text:style-name="P4">
Published Time: 2023-06-26T18:37:00+03:00</text:p>
      <text:p text:style-name="P4">
Modified Time: 2023-06-26T23:37:00+03:00</text:p>
      <text:p text:style-name="P4">
Description: US President Joe Biden plans to contact the head of Ukraine Vladimir Zelensky very soon - against the background of developments in Russia, as well as a continuation of hostilities at the front in Ukraine. - Ukrinform.</text:p>
      <text:p text:style-name="P4">
Images: ['<text:a xlink:type="simple" xlink:href="https://static.ukrinform.com/photos/2023_05/thumb_files/630_360_1684657623-703.jpg" text:style-name="Internet_20_link" text:visited-style-name="Visited_20_Internet_20_Link">
630_360_16846...</text:a>
']</text:p>
      <text:p text:style-name="P4">
Tags: ['Байден', 'США', 'Україна', 'Зеленський']</text:p>
      <text:p text:style-name="P4">
Type: Article</text:p>
      <!--METADATA-->
      <text:p text:style-name="P4">
<draw:frame draw:style-name="fr1" draw:name="Image162" text:anchor-type="as-char" svg:width="6.9236in" svg:height="3.956343in" draw:z-index="0">
<draw:image xlink:href="../Images/yкринформ/2023-06-26T18-37-00-03-00/630_360_1684657623-703.jpg" xlink:type="simple" xlink:show="embed" xlink:actuate="onLoad" draw:mime-type="image/jpeg"/>
</draw:frame>
Presidential Joe Biden plans to contact the Head of Ukraine Zelensky again very soon - against the background of developments in Russia, as well as continuation of fronting at the front in Ukraine.</text:p>
      <text:p text:style-name="P4">
This was stated during a pressing in Washington by the Coordinator of the National Security Council John Kirby, Ukrinform correspondent reports.</text:p>
      <text:p text:style-name="P4">
"He(President <text:a xlink:type="simple" xlink:href="https://www.ukrinform.ua/tag-bajden" text:style-name="Internet_20_link" text:visited-style-name="Visited_20_Internet_20_Link">
Biden</text:a>
- order.)Druszkoro plans to talk to President Zelensky again, ”he said.</text:p>
      <text:p text:style-name="P4">
<text:span text:style-name="T4">
 Read also: </text:span>
 <text:a xlink:type="simple" xlink:href="https://www.ukrinform.ua/rubric-ato/3728028-ssa-gotuut-novij-paket-vijskovoi-dopomogi-ukraini-na-500-miljoniv.html" text:style-name="Internet_20_link" text:visited-style-name="Visited_20_Internet_20_Link">
USA prepare a new military assistance package to Ukraine for $ 500 million</text:a>
Kirby recalled that the previous <text:a xlink:type="simple" xlink:href="https://www.ukrinform.ua/rubric-polytics/3727614-zelenskij-proviv-rozmovu-z-bajdenom.html" text:style-name="Internet_20_link" text:visited-style-name="Visited_20_Internet_20_Link">
conversation</text:a>
The American I -Ukrainian leaders regarding the latest developments in Russia, as well as residence in Ukraine and increased interaction, took place the day before. In addition, the White House Head spent similar conversations with other leaders.</text:p>
      <text:p text:style-name="P4">
As reported by Ukrinform, on Monday the US Administration <text:a xlink:type="simple" xlink:href="https://www.ukrinform.ua/rubric-world/3728065-ssa-zaklikali-souznikiv-dilitisa-informacieu-pro-rozvitok-podij-v-rosii.html" text:style-name="Internet_20_link" text:visited-style-name="Visited_20_Internet_20_Link">
Emphasis</text:a>
Keeping and sharing with allies and partners available information about developments in Russia after the so -called rebellion organized by Prigogin.</text:p>
      <text:p text:style-name="P4">
<text:span text:style-name="T5">
Foto: op</text:span>
</text:p>
      <text:p text:style-name="P4">
News Source: <text:a xlink:type="simple" xlink:href="https://www.ukrinform.ua/rubric-polytics/3728081-bajden-planue-znovu-zatelefonuvati-zelenskomu.html" text:style-name="Internet_20_link" text:visited-style-name="Visited_20_Internet_20_Link">
https://www.ukrinform.ua/rubric-polytics/3728081-bajden-planue-znovu-zatelefonuvati-zelenskomu.html</text:a>
</text:p>
      <!--NEWS-->
      <text:h text:style-name="P10" text:outline-level="1">
<text:span text:style-name="T4">
In Ivano-Frankivsk there was a shooting, there is a wounded</text:span>
</text:h>
      <text:p text:style-name="P4">
Authors: Ukrinform (Person)</text:p>
      <text:p text:style-name="P4">
Publisher: Укринформ (Organization)</text:p>
      <text:p text:style-name="P4">
Published Time: 2023-06-26T18:45:00+03:00</text:p>
      <text:p text:style-name="P4">
Modified Time: 2023-06-26T18:45:00+03:00</text:p>
      <text:p text:style-name="P4">
Description: In Ivano-Frankivsk there was a shooting, which resulted in the wounded person. - Ukrinform.</text:p>
      <text:p text:style-name="P4">
Images: ['<text:a xlink:type="simple" xlink:href="https://static.ukrinform.com/photos/2023_06/thumb_files/630_360_1687797512-571.jpg" text:style-name="Internet_20_link" text:visited-style-name="Visited_20_Internet_20_Link">
630_360_16877...</text:a>
']</text:p>
      <text:p text:style-name="P4">
Tags: ['Івано-Франківськ', 'Поранені', 'Стрілянина']</text:p>
      <text:p text:style-name="P4">
Type: Article</text:p>
      <!--METADATA-->
      <text:p text:style-name="P4">
<draw:frame draw:style-name="fr1" draw:name="Image163" text:anchor-type="as-char" svg:width="6.9236in" svg:height="3.956343in" draw:z-index="0">
<draw:image xlink:href="../Images/yкринформ/2023-06-26T18-45-00-03-00/630_360_1687797512-571.jpg" xlink:type="simple" xlink:show="embed" xlink:actuate="onLoad" draw:mime-type="image/jpeg"/>
</draw:frame>
In Ivano-Frankivsk there was a shooting, which resulted in the wounded person.</text:p>
      <text:p text:style-name="P4">
The police confirmed this correspondent in the police.</text:p>
      <text:p text:style-name="P4">
"So. Is <text:a xlink:type="simple" xlink:href="https://www.ukrinform.ua/tag-poraneni" text:style-name="Internet_20_link" text:visited-style-name="Visited_20_Internet_20_Link">
wounded</text:a>
”, - the region's ultrasound reported.</text:p>
      <text:p text:style-name="P4">
According to them, police work on the spot. More spreading information is provided later.</text:p>
      <text:p text:style-name="P4">
In <text:a xlink:type="simple" xlink:href="https://www.facebook.com/frankivsk.police/posts/pfbid02rSV79HXFfa97x14jz9r9DffNAdb3vEq9gDY3JNy5Sk1TxegR5rnBPY9FykeuKtZSl" text:style-name="Internet_20_link" text:visited-style-name="Visited_20_Internet_20_Link">
police</text:a>
It was later informed that the search was wanted to search for the malefactor who had shot the gym through the window and wounded the visitor.</text:p>
      <text:p text:style-name="P4">
“In the Carpathian region, police are looking for an attacker who fired a man. On June 26, at 5:20 pm, the 102 line received a report on shots on the street in Ivano-Frankivsk. It is known that the unknown man was a shot of the window, ”the message reads.</text:p>
      <text:p text:style-name="P4">
<text:span text:style-name="T4">
 Read also: </text:span>
 <text:a xlink:type="simple" xlink:href="https://www.ukrinform.ua/rubric-society/3726601-v-ukraini-zapracuvav-edinij-reestr-zbroi.html" text:style-name="Internet_20_link" text:visited-style-name="Visited_20_Internet_20_Link">
in Ukraine the single <text:span text:style-name="T4">
 register </text:span>
 <text:span text:style-name="T4">
 </text:span>
 weapons **</text:a>
 According to the head of the regional police Sergey Bezpalko, as a result of the shots a visitor of the sports club was injured. The man was delivered to the hospital.</text:p>
      <text:p text:style-name="P4">
An investigative team and criminalists work at the scene.</text:p>
      <text:p text:style-name="P4">
All operational services and police outfits are involved in search of the suspect.</text:p>
      <text:p text:style-name="P4">
As reported by Ukrinform, in the city of Rena, Odessa region, the employee of the territorial center of acquisition and social support <text:a xlink:type="simple" xlink:href="https://www.ukrinform.ua/rubric-ato/3724690-na-odesini-pracivnik-vijskkomatu-vlastuvav-strilaninu-pid-cas-vrucenna-povistki.html" text:style-name="Internet_20_link" text:visited-style-name="Visited_20_Internet_20_Link">
started firing a gun</text:a>
During the delivery of the summons to a local citizen.</text:p>
      <text:p text:style-name="P4">
Photo: police of Ivano-Frankivsk region</text:p>
      <text:p text:style-name="P4">
News Source: <text:a xlink:type="simple" xlink:href="https://www.ukrinform.ua/rubric-regions/3728000-v-ivanofrankivsku-stalas-strilanina-e-poranenij.html" text:style-name="Internet_20_link" text:visited-style-name="Visited_20_Internet_20_Link">
https://www.ukrinform.ua/rubric-regions/3728000-v-ivanofrankivsku-stalas-strilanina-e-poranenij.html</text:a>
</text:p>
      <!--NEWS-->
      <text:h text:style-name="P10" text:outline-level="1">
<text:span text:style-name="T4">
The murder of teenagers in Berdyansk: Human rights activists consider it responsible for occupying power</text:span>
</text:h>
      <text:p text:style-name="P4">
Authors: Ukrinform (Person)</text:p>
      <text:p text:style-name="P4">
Publisher: Укринформ (Organization)</text:p>
      <text:p text:style-name="P4">
Published Time: 2023-06-26T18:47:00+03:00</text:p>
      <text:p text:style-name="P4">
Modified Time: 2023-06-26T18:47:00+03:00</text:p>
      <text:p text:style-name="P4">
Description: The organization "Media Initiative for Human Rights" (MIPP) is still unknown all the circumstances of the murder of two teenagers in Berdyansk, but according to her information they were killed by snipers' shots. - Ukrinform.</text:p>
      <text:p text:style-name="P4">
Images: ['<text:a xlink:type="simple" xlink:href="https://static.ukrinform.com/photos/2023_06/thumb_files/630_360_1687794422-834.png" text:style-name="Internet_20_link" text:visited-style-name="Visited_20_Internet_20_Link">
630_360_16877...</text:a>
']</text:p>
      <text:p text:style-name="P4">
Tags: ['Бердянськ', 'Вбивство', 'Війна з Росією']</text:p>
      <text:p text:style-name="P4">
Type: Article</text:p>
      <!--METADATA-->
      <text:p text:style-name="P4">
<draw:frame draw:style-name="fr1" draw:name="Image166" text:anchor-type="as-char" svg:width="6.9236in" svg:height="3.956343in" draw:z-index="0">
<draw:image xlink:href="../Images/yкринформ/2023-06-26T18-47-00-03-00/630_360_1687794422-834.png" xlink:type="simple" xlink:show="embed" xlink:actuate="onLoad" draw:mime-type="image/png"/>
</draw:frame>
Organization “Media Initiative for Human Rights”(Mplex)The murder of two teenagers in Berdyansk is still unknown, but according to her information they were killed by sniper shots.</text:p>
      <text:p text:style-name="P4">
About it in <text:a xlink:type="simple" xlink:href="https://m.facebook.com/story.php" text:style-name="Internet_20_link" text:visited-style-name="Visited_20_Internet_20_Link">
</text:a>
<text:a xlink:type="simple" xlink:href="https://m.facebook.com/story.php" text:style-name="Internet_20_link" text:visited-style-name="Visited_20_Internet_20_Link">
Facebook</text:a>
MIPP reported, Ukrinform reports.</text:p>
      <text:p text:style-name="P4">
“For a few days we have been analyzing the situation and thinking that we, the legal organization, the state of Ukraine and the international community could do to prevent this tragedy. So far, we do not have a response to a cure. Moreover, we are still unknown all the circumstances that led to the death of the honors, ”the message reads.</text:p>
      <text:p text:style-name="P4">
The organization does not exclude that the occupation investigation could intimidate the boys to provoke them to escape and armed detention. Currently, Mipps thinks that the guys could be killed intentionally.</text:p>
      <text:p text:style-name="P4">
“The occupying bodies could have made efforts to preserve the lives of teenagers, but did not happen. For example, during the "investigative actions" the investigative committee of the statement of Oghannysyan and Khanganova attracted dozens of security forces. Instead, according to our information, Tigran and Nikita were killed by sniper shots, ”the organizations said.</text:p>
      <text:p text:style-name="P4">
It is noted that occupation power <text:a xlink:type="simple" xlink:href="https://www.ukrinform.ua/tag-berdansk" text:style-name="Internet_20_link" text:visited-style-name="Visited_20_Internet_20_Link">
Berdyansk</text:a>
He claims that their murder allegedly occurred as a result of an attack on the "police", which was made by Tigran and Nikita. Information from open sources own sources of MIPP confirms that a shootout in Berdyansk in the evening was really. However, there have not been any confirmations about the victims of the average, which the invaders emphasized. This incident is further investigating and clarifying all the circumstances.</text:p>
      <text:p text:style-name="P4">
At the same time, the organization emphasizes the importance of context and events, which was overwhelmed by the killing of teenagers.</text:p>
      <text:p text:style-name="P4">
Since September 2022, Tigran and Nikita, as well as their families have been persecuted by the Russian occupation authorities. The Tigran was stolen from home, for five days they were bouncing and mocking it. He was released only after the announcement of the child to whom the parents succeeded. The family also tried to take out the occupation, but the occupiers arrested the boy and parents and returned to the occupied Berdyansk.In the last few weeks, the pressure has increased. Investigators announced the teenage to prepare a sabotage and planned to transfer the case to court. The investigator arrived in Tigran, but Tigran, together with Nikita fled from home and hid, came to the murder of Tigran. At that time, Tigran called a mother who was in Germany with younger children, asked to help. The boys needed help, but could not find it in a drowsy city.</text:p>
      <text:p text:style-name="P4">
In the morning on the day of the tragedy of Nikita and Tigran returned home. Immediately the investigator came to them. In the evening, the boys two went out for a walk in the city.</text:p>
      <text:p text:style-name="P4">
<text:span text:style-name="T4">
 Read also: </text:span>
 <text:a xlink:type="simple" xlink:href="https://www.ukrinform.ua/rubric-regions/3727749-na-okupovanij-teritorii-ukraini-rosiani-masovo-zatrimuut-nepovnolitnih-pravozahisniki.html" text:style-name="Internet_20_link" text:visited-style-name="Visited_20_Internet_20_Link">
In the occupied territory of Ukraine the Russians are massively delayed by non -full -born - human rights activists</text:a>
Half an hour before the firefight report appeared, the mother spoke with Tigran by phone. According to her, he was calm and said that 21:00 plans to be at home. In general, it was clear from the conversation that he was expecting to meet with his family, had plans for the future and, apparently, on his own initiative would take a risky action.</text:p>
      <text:p text:style-name="P4">
“Further events unfolded, we do not know exactly. However, we can assume that Tigran and Nikita were brought to the pressure of the pelvication of the occupying power and, as it seemed, the hopeless situation in which the people found themselves, ”the IPP said</text:p>
      <text:p text:style-name="P4">
The Media Initiative for Human Rights considers Berdyansk, specifically the senior investigative department of the investigative department of the Investigative Department of the Investigative Committee of the Russian Federation Khusinev IR, as well as the leadership of the Investigative Committee, which, in the opinion and above the military-political leadership of the Russian Federation.</text:p>
      <text:p text:style-name="P4">
MIPP also does not remove responsibility from international organizations, the Red Cross and the UN International Committee, to which the European Parliament appeared in its resolution the day before, calling to intervene in the situation around the teenage and facilitate their departure into the territory controlled by government. No reaction to this call happened.</text:p>
      <text:p text:style-name="P4">
Currently, MIPP is expected to increase the pressure and persecution of Tigran Tamykita's loved ones by the occupying power. Therefore, the intervention of the international community, in particular, is relevant.As it was reported, in the occupied Berdyansk invaders declared ["liquidation of two pro -Ukrainian terrorists"]](https://www.ukrinform.ua/rubric-ato/3727376-zagarbniki-kazut-so-vbili-u-berdansku-dvoh-proukrainskih-teroristiv.html). One of them is 16-year-old Tigran Ogannisyan. Miple notes that the other is killed - Nikita Khanganov.</text:p>
      <text:p text:style-name="P4">
The network publishes the last <text:a xlink:type="simple" xlink:href="https://t.me/berdmisk/3519" text:style-name="Internet_20_link" text:visited-style-name="Visited_20_Internet_20_Link">
video</text:a>
recorded by Tigran. On it the guy says, "All, it's death, a guy. Farewell. Glory to Ukraine". Then the recording breaks.</text:p>
      <text:p text:style-name="P4">
Tigran Ogannisian <text:a xlink:type="simple" xlink:href="https://www.ukrinform.ua/tag-rosijski-vijskovi" text:style-name="Internet_20_link" text:visited-style-name="Visited_20_Internet_20_Link">
invaders</text:a>
They were stolen in September 2022. He was accused of terrorism with another teenager, Nikita Khanganov. They were threatened with 20 years.</text:p>
      <text:p text:style-name="P4">
The European Parliament in June this year <text:a xlink:type="simple" xlink:href="https://www.ukrinform.ua/rubric-society/3723244-evroparlament-zasudiv-torturi-ta-kriminalne-peresliduvanna-rosieu-ukrainskih-pidlitkiv.html" text:style-name="Internet_20_link" text:visited-style-name="Visited_20_Internet_20_Link">
demanded from the Russian authorities</text:a>
To stop the process against children and allow them to go to a controlled Ukrainian territory.</text:p>
      <text:p text:style-name="P4">
Photo: Media Initiative</text:p>
      <text:p text:style-name="P4">
News Source: <text:a xlink:type="simple" xlink:href="https://www.ukrinform.ua/rubric-regions/3727998-ubivstvo-pidlitkiv-u-berdansku-pravozahisniki-vvazaut-vidpovidalnou-okupacijnu-vladu.html" text:style-name="Internet_20_link" text:visited-style-name="Visited_20_Internet_20_Link">
https://www.ukrinform.ua/rubric-regions/3727998-ubivstvo-pidlitkiv-u-berdansku-pravozahisniki-vvazaut-vidpovidalnou-okupacijnu-vladu.html</text:a>
</text:p>
      <!--NEWS-->
      <text:h text:style-name="P10" text:outline-level="1">
<text:span text:style-name="T4">
IBM Corporation buys Apptio Cloud Services Developer for $ 4.6 billion</text:span>
</text:h>
      <text:p text:style-name="P4">
Authors: Ukrinform (Person)</text:p>
      <text:p text:style-name="P4">
Publisher: Укринформ (Organization)</text:p>
      <text:p text:style-name="P4">
Published Time: 2023-06-26T19:01:00+03:00</text:p>
      <text:p text:style-name="P4">
Modified Time: 2023-06-26T19:01:00+03:00</text:p>
      <text:p text:style-name="P4">
Description: The US Corporation IBM, one of the world's largest manufacturers of all kinds of computers and software, has decided to buy the developer of the cloud services Appio for $ 4.6 billion. - Ukrinform.</text:p>
      <text:p text:style-name="P4">
Images: ['<text:a xlink:type="simple" xlink:href="https://static.ukrinform.com/photos/2023_06/thumb_files/630_360_1687795577-282.jpeg" text:style-name="Internet_20_link" text:visited-style-name="Visited_20_Internet_20_Link">
630_360_16877...</text:a>
']</text:p>
      <text:p text:style-name="P4">
Tags: ["Комп'ютер", 'Технології', 'Угода', 'IBM ']</text:p>
      <text:p text:style-name="P4">
Type: Article</text:p>
      <!--METADATA-->
      <text:p text:style-name="P4">
<draw:frame draw:style-name="fr1" draw:name="Image167" text:anchor-type="as-char" svg:width="6.9236in" svg:height="3.956343in" draw:z-index="0">
<draw:image xlink:href="../Images/yкринформ/2023-06-26T19-01-00-03-00/630_360_1687795577-282.jpeg" xlink:type="simple" xlink:show="embed" xlink:actuate="onLoad" draw:mime-type="image/jpeg"/>
</draw:frame>
The US Corporation IBM, one of the world's largest manufacturers of all types of computers and software, has decided to buy the developer of the APTIO cloud services for $ 4.6 billion.</text:p>
      <text:p text:style-name="P4">
According to Ukrinform, this is stated in the Presrealization of Apptio.</text:p>
      <text:p text:style-name="P4">
“Today IBM has announced that she has concluded the final agreement with Vista Equitypartners on the acquisition of Apptio Inc. for $ 4.6 billion, ”the company said.</text:p>
      <text:p text:style-name="P4">
It is noted that the acquisition of Apptio will accelerate the development of IT-automatic opportunities in <text:a xlink:type="simple" xlink:href="https://www.ukrinform.ua/tag-ibm" text:style-name="Internet_20_link" text:visited-style-name="Visited_20_Internet_20_Link">
IBM</text:a>
And will allow the company to increase the value of business through technology investments.</text:p>
      <text:p text:style-name="P4">
Apptio has more than 1500 customers that serve more than half of Fortune 100 companies(List of the largest US companies by American magazine Fortune).</text:p>
      <text:p text:style-name="P4">
<text:span text:style-name="T4">
Читайте також:</text:span>
 <text:a xlink:type="simple" xlink:href="https://www.ukrinform.ua/rubric-technology/3726866-google-zapuskae-novij-bezoplatnij-kurs-pro-rozdil-stucnogo-intelektu-machine-learning.html" text:style-name="Internet_20_link" text:visited-style-name="Visited_20_Internet_20_Link">
 <text:span text:style-name="T4">
Google</text:span>
 запускає новий безоплатний курс про розділштучного інтелекту Machine learning </text:a>
In addition, Apptyo integrates with leading companies such as Amazon Webservices, Microsoft Azure, Google Cloud, Platform, Salesforce, Servicenow, Oracle and SAP.</text:p>
      <text:p text:style-name="P4">
According to Ukrinform, the US Corporation IBM, one of the largest manufacturers of all kinds of computers and software, P <text:a xlink:type="simple" xlink:href="https://www.ukrinform.ua/rubric-technology/3641276-amerikanska-korporacia-ibm-pereklala-svoi-najpopularnisi-kursi-ukrainskou.html" text:style-name="Internet_20_link" text:visited-style-name="Visited_20_Internet_20_Link">
ereklala in Ukrainian four most popular courses</text:a>
. They are available to the Skillsbuild Platform.</text:p>
      <text:p text:style-name="P4">
_ Photo from open sources _</text:p>
      <text:p text:style-name="P4">
News Source: <text:a xlink:type="simple" xlink:href="https://www.ukrinform.ua/rubric-technology/3728004-korporacia-ibm-kupue-rozrobnika-hmarnih-servisiv-apptio-za-46-milarda.html" text:style-name="Internet_20_link" text:visited-style-name="Visited_20_Internet_20_Link">
https://www.ukrinform.ua/rubric-technology/3728004-korporacia-ibm-kupue-rozrobnika-hmarnih-servisiv-apptio-za-46-milarda.html</text:a>
</text:p>
      <!--NEWS-->
      <text:h text:style-name="P10" text:outline-level="1">
<text:span text:style-name="T4">
In the east there are fights - a day more than 35 collisions in three directions</text:span>
</text:h>
      <text:p text:style-name="P4">
Authors: Ukrinform (Person)</text:p>
      <text:p text:style-name="P4">
Publisher: Укринформ (Organization)</text:p>
      <text:p text:style-name="P4">
Published Time: 2023-06-26T19:02:00+03:00</text:p>
      <text:p text:style-name="P4">
Modified Time: 2023-06-26T19:02:00+03:00</text:p>
      <text:p text:style-name="P4">
Description: Russian troops concentrate major efforts in Liman, Bakhmut and Mariinsky directions - more than 35 combat clashes took place during the day. - Ukrinform.</text:p>
      <text:p text:style-name="P4">
Images: ['<text:a xlink:type="simple" xlink:href="https://static.ukrinform.com/photos/2022_11/thumb_files/630_360_1667362154-183.jpg" text:style-name="Internet_20_link" text:visited-style-name="Visited_20_Internet_20_Link">
630_360_16673...</text:a>
']</text:p>
      <text:p text:style-name="P4">
Tags: ['Бахмут', 'Генштаб', 'ЗСУ', 'Війна з Росією']</text:p>
      <text:p text:style-name="P4">
Type: Article</text:p>
      <!--METADATA-->
      <text:p text:style-name="P4">
<draw:frame draw:style-name="fr1" draw:name="Image168" text:anchor-type="as-char" svg:width="6.9236in" svg:height="3.956343in" draw:z-index="0">
<draw:image xlink:href="../Images/yкринформ/2023-06-26T19-02-00-03-00/630_360_1667362154-183.jpg" xlink:type="simple" xlink:show="embed" xlink:actuate="onLoad" draw:mime-type="image/jpeg"/>
</draw:frame>
Ruskivska focuses major efforts in the Lyman, Bakhmut Tamarin directions - more than 35 combat clashes took place during the day.</text:p>
      <text:p text:style-name="P4">
According to Ukrinform, the General Staff of the Armed Forces of Ukraine reported on <text:a xlink:type="simple" xlink:href="https://www.facebook.com/GeneralStaff.ua/posts/pfbid0Jbxk9oN2DtnpLH8YdkZavQLmgeNbtcPkqjnMFmEP1BVFs7xgTGk9MXdHF3R9mZt2l" text:style-name="Internet_20_link" text:visited-style-name="Visited_20_Internet_20_Link">
Facebook</text:a>
Having published the prompt information as of 18:00 on June 26.</text:p>
      <text:p text:style-name="P4">
"The enemy continues to focus the main efforts in the Lyman, Bakhmut Tamarin directions - more than 35 combat clashes took place during the day," the message is reported.</text:p>
      <text:p text:style-name="P4">
The General Staff was informed that during the day Russian invaders have launched a rope in the territory of Ukraine. The forces and means of the Armed Forces of the Armed Forces of Ukraine are two winged caliber missiles and 7 shower UAVs of the Shahd-136/131 were destroyed. Also, the enemy attacked with a no surrounding direction with four unmanned aerial vehicles of non -setting(probably shock), all drones are destroyed.</text:p>
      <text:p text:style-name="P4">
<text:span text:style-name="T4">
 Read also: </text:span>
 [Defense forces are moving in the Tavriysk direction - four correspondences have been destroyed].(https://www.ukrinform.ua/rubric-ato/3727878-sili-oboroni-prosuvautsa-na-tavrijskomu-napramku-za-dobu-znisili-cotiri-roti-zagarbnikiv.html)In addition, during the day the enemy struck 36 aviation strikes and made 17 <text:a xlink:type="simple" xlink:href="https://www.ukrinform.ua/tag-obstril" text:style-name="Internet_20_link" text:visited-style-name="Visited_20_Internet_20_Link">
shelling</text:a>
from jet system fire.</text:p>
      <text:p text:style-name="P4">
The likelihood of rocket and aviation strikes throughout Ukraine is high.</text:p>
      <text:p text:style-name="P4">
In the Volyn and Polissya directions, the operational situation without significant changes. No signs of formation of offensive groups were detected. Measures of combat training and coordination of units of the Armed Forces of the Russian Federation before sending to the areas of maintenance of the fighting territory of Ukraine are underway at the Belarus landfills.</text:p>
      <text:p text:style-name="P4">
In the Siversky and Slobozhansky directions, the enemy retains military adventure. Carried out mortar and artillery shelling of settlements of Chernihiv region; Magpie, Korenok, Stukalivka, Yunnak, Loknyum region, as well as Uda, Red Dawn, Single -Production, Veterinary, Gptivka, Sagittari Nakarkiv region.In the Kupyansk direction, the aggressor performed unsuccessful offensive actions of the Stelmachivka. Artillery and mortar shellings were presented to Krasne, Vasyltsi, Fygolovka, Novomlinsk, two -year, Masyutivka, Kislivka, Berestovo, Kharkiv region.</text:p>
      <text:p text:style-name="P4">
In the Liman direction, Russian troops inflicted aviation strikes in the areas of the Luhansk region; Bigorivka of the Luhansk region and Torke, Serebryanka, Verkhnyamyansk, controversial and Rozdolivka in Donetsk region were disputed and Rozdolivka.</text:p>
      <text:p text:style-name="P4">
In the Bakhmut direction, the enemy performed unsuccessful offensive actions in the direction of bogdanivka. He struck air strikes in Soledar and the White Mountain of Donetsk region. From enemy artillery shelling the districts of inhabited donations of Vasyukivka, Markovo, chrome, times of Yar, Ivanivske, Pazarivka are tangent of Donetsk region.</text:p>
      <text:p text:style-name="P4">
In the Avdeevsky direction, the invaders carried out unsuccessful offensive actions of the Pervomaisky. Aviation strikes in the Avdiivka areas of Taseverny were struck. They made artillery shelling of settlements Sukha Balka, Avdiivka, Orlovka, Vodyane, Karlovka, Nevelskoye, Oleksandropol, Valentinivka, Ceramics, Steppe and Pervomaisky Donetsk region.</text:p>
      <text:p text:style-name="P4">
In the Mariinsky direction, the enemy carried out offensive actions in the Marinka area, had no success. He struck an aviation strike near Krasnogorivka. At the same time, he carried out artillery shelling in the areas of settlements of St. George, Marinka, Victory of Donetsk region.</text:p>
      <text:p text:style-name="P4">
In the Shakhtar direction, the units of the Defense Forces released the village of Rivnopildonetsk region. The enemy struck aviation in areas of the precursor, the Blessed, Makarivka. He fired at the settlements of Illinka, Paraskovka, Novomykhailivka, Coal, Prychistivka, Storozhevo, Elizabeth, Bogoyavlenka, Village, Golden Niva, Makarivka, Novosilka, Novopil, Makarivka, Green Field of Donetsk Region.</text:p>
      <text:p text:style-name="P4">
<text:span text:style-name="T4">
 Read also: </text:span>
 [Russians per day attacked nine regions of Ukraine - OVA)(https://www.ukrinform.ua/rubric-regions/3727806-rosiani-za-dobu-atakuvali-devat-oblastej-ukraini-zvedenna-ova.html)</text:p>
      <text:p text:style-name="P4">
“Aviation of defense forces per day made 6 beats in the areas of concentration of the personal staff of the enemy. The departments of missile troops and artillery have been affected by the Office of Management and 10 artillery units of the enemy in general positions, ”the General Staff was informed.</text:p>
      <text:p text:style-name="P4">
As reported by Ukrinform, the Defense Forces of Ukraine from February 24, 2022 to 26th 2023 <text:a xlink:type="simple" xlink:href="https://www.ukrinform.ua/rubric-ato/3727653-zsu-za-dobu-znisili-950-rosijskih-zagarbnikiv.html" text:style-name="Internet_20_link" text:visited-style-name="Visited_20_Internet_20_Link">
eliminated about 225 thousand 580 Russian invaders</text:a>
, at the same time 950 - in the last day.</text:p>
      <text:p text:style-name="P4">
News Source: <text:a xlink:type="simple" xlink:href="https://www.ukrinform.ua/rubric-ato/3728008-na-shodi-jdut-boi-za-dobu-ponad-35-zitknen-na-troh-napramkah.html" text:style-name="Internet_20_link" text:visited-style-name="Visited_20_Internet_20_Link">
https://www.ukrinform.ua/rubric-ato/3728008-na-shodi-jdut-boi-za-dobu-ponad-35-zitknen-na-troh-napramkah.html</text:a>
</text:p>
      <!--NEWS-->
      <text:h text:style-name="P10" text:outline-level="1">
<text:span text:style-name="T4">
Three Ukrainian manufacturers will receive $ 1 million for development against enemy drones</text:span>
</text:h>
      <text:p text:style-name="P4">
Authors: Ukrinform (Person)</text:p>
      <text:p text:style-name="P4">
Publisher: Укринформ (Organization)</text:p>
      <text:p text:style-name="P4">
Published Time: 2023-06-26T19:10:00+03:00</text:p>
      <text:p text:style-name="P4">
Modified Time: 2023-06-26T19:10:00+03:00</text:p>
      <text:p text:style-name="P4">
Description: According to the results of Drone Hackathon "Anti-Shahed" three Ukrainian manufacturers will receive $ 1 million for the implementation and scale of developments against enemy UAVs. - Ukrinform.</text:p>
      <text:p text:style-name="P4">
Images: ['<text:a xlink:type="simple" xlink:href="https://static.ukrinform.com/photos/2023_06/thumb_files/630_360_1687794132-699.png" text:style-name="Internet_20_link" text:visited-style-name="Visited_20_Internet_20_Link">
630_360_16877...</text:a>
']</text:p>
      <text:p text:style-name="P4">
Tags: ['Безпілотник', 'Дрон', 'Мінцифри', 'Виробництво']</text:p>
      <text:p text:style-name="P4">
Type: Article</text:p>
      <!--METADATA-->
      <text:p text:style-name="P4">
<draw:frame draw:style-name="fr1" draw:name="Image169" text:anchor-type="as-char" svg:width="6.9236in" svg:height="3.956343in" draw:z-index="0">
<draw:image xlink:href="../Images/yкринформ/2023-06-26T19-10-00-03-00/630_360_1687794132-699.png" xlink:type="simple" xlink:show="embed" xlink:actuate="onLoad" draw:mime-type="image/png"/>
</draw:frame>
Anti-Shahed Drone Hackathon will receive $ 1 million for the implementation and scale of developments against enemy UAVs.</text:p>
      <text:p text:style-name="P4">
About it reports Ukrinform with reference to the press service <text:a xlink:type="simple" xlink:href="https://thedigital.gov.ua/news/rezultati-drone-hackathon-anti-shahed-tri-ukrainski-virobniki-otrimayut-po-1-mln-dolariv-na-realizatsiyu-ta-masshtabuvannya-rozrobok-proti-vorozhikh-bpla" text:style-name="Internet_20_link" text:visited-style-name="Visited_20_Internet_20_Link">
Ministry of digit transformation</text:a>
.</text:p>
      <text:p text:style-name="P4">
“It is now critical to create alternative counteraction systems to Iranian shivedam. We have cool cases with the "Army of Drones" when they were supplied to the front of a lot of foreign drones, but also the UAV of domestic production. It is necessary to realize with the development of systems of protection of the Ukrainian sky, ” - said Viceremier -Minister of Innovation, Development of Education, Science and Technologies - Digital Transformation Minister Mikhail Fedorov.</text:p>
      <text:p text:style-name="P4">
Drone Hackathon brought together 50 developers, engineers, cyber -specialists of Tenthosiasts, who create advanced systems and technologies for the detection of hostile drones. Specialists of different families and Veid, military structures and digital technologies were evaluated.</text:p>
      <text:p text:style-name="P4">
<text:span text:style-name="T4">
 Read also: </text:span>
 <text:a xlink:type="simple" xlink:href="https://www.ukrinform.ua/rubric-technology/3723411-armia-droniv-za-kosti-united24-pridbali-ponad-38-tisaci-bezpilotnikiv.html" text:style-name="Internet_20_link" text:visited-style-name="Visited_20_Internet_20_Link">
"<text:span text:style-name="T4">
 Army </text:span>
 <text:span text:style-name="T4">
 Drones </text:span>
": at the expense United24 purchased after 3.8 thousand drones</text:a>
According to the results of the event, three winners were selected, with whom contracts for $ 1 million will be concluded. New technologies will help fight Iranian Shahds weighing the resources of the Air Force forces.</text:p>
      <text:p text:style-name="P4">
As it was reported, for more than 11 months of existence <text:a xlink:type="simple" xlink:href="https://www.ukrinform.ua/tag-armia" text:style-name="Internet_20_link" text:visited-style-name="Visited_20_Internet_20_Link">
the project "Army of Drones"</text:a>
3,864 UAV complexes were purchased at the expense of United24. The amount of contracts concluded is over UAH 4.3 billion. Also centers of training operators <text:a xlink:type="simple" xlink:href="https://www.ukrinform.ua/tag-bezpilotnik" text:style-name="Internet_20_link" text:visited-style-name="Visited_20_Internet_20_Link">
UAV</text:a>
10,000 military managed to manage the wings in 10 months.</text:p>
      <text:p text:style-name="P4">
<text:span text:style-name="T5">
Foto: Minisfra</text:span>
</text:p>
      <text:p text:style-name="P4">
News Source: <text:a xlink:type="simple" xlink:href="https://www.ukrinform.ua/rubric-technology/3727997-tri-ukrainski-virobniki-otrimaut-po-1-miljonu-dla-rozrobok-proti-vorozih-droniv.html" text:style-name="Internet_20_link" text:visited-style-name="Visited_20_Internet_20_Link">
https://www.ukrinform.ua/rubric-technology/3727997-tri-ukrainski-virobniki-otrimaut-po-1-miljonu-dla-rozrobok-proti-vorozih-droniv.html</text:a>
</text:p>
      <!--NEWS-->
      <text:h text:style-name="P10" text:outline-level="1">
<text:span text:style-name="T4">
In Vienna there was an exhibition about the Kakhovsky ecocide</text:span>
</text:h>
      <text:p text:style-name="P4">
Authors: Ukrinform (Person)</text:p>
      <text:p text:style-name="P4">
Publisher: Укринформ (Organization)</text:p>
      <text:p text:style-name="P4">
Published Time: 2023-06-26T19:18:00+03:00</text:p>
      <text:p text:style-name="P4">
Modified Time: 2023-06-26T19:18:00+03:00</text:p>
      <text:p text:style-name="P4">
Description: In the capital of Austria, the exhibition "Kakhovskaya Dam: Water Danger in Russian Aggression", dedicated to the humanitarian and environmental consequences of the exclusion of a hydroelectric power plant, was held. - Ukrinform.</text:p>
      <text:p text:style-name="P4">
Images: ['<text:a xlink:type="simple" xlink:href="https://static.ukrinform.com/photos/2023_06/thumb_files/630_360_1687795981-5307.jpeg" text:style-name="Internet_20_link" text:visited-style-name="Visited_20_Internet_20_Link">
630_360_16877...</text:a>
']</text:p>
      <text:p text:style-name="P4">
Tags: ['Екологія', 'Виставка', 'Росія', 'Воєнні злочини', 'Відень', 'Каховська ГЕС']</text:p>
      <text:p text:style-name="P4">
Type: Article</text:p>
      <!--METADATA-->
      <text:p text:style-name="P4">
<draw:frame draw:style-name="fr1" draw:name="Image174" text:anchor-type="as-char" svg:width="6.9236in" svg:height="3.956343in" draw:z-index="0">
<draw:image xlink:href="../Images/yкринформ/2023-06-26T19-18-00-03-00/630_360_1687795981-5307.jpeg" xlink:type="simple" xlink:show="embed" xlink:actuate="onLoad" draw:mime-type="image/jpeg"/>
</draw:frame>
The Austrian cans have exhibited the Kakhovka Dam: Water Danger in Russian Aggression, dedicated to the humanitarian and environmental consequences of a hydroelectric power plant.</text:p>
      <text:p text:style-name="P4">
About it reports its own correspondent of Ukrinform in Austria.</text:p>
      <text:p text:style-name="P4">
"The attack of the Russians on the Kakhovsk dam is a great tragedy for Ukraine and the world. The consequences and extent of destruction are striking. The Russian Federation uses the attack of critical infrastructure as one of the instruments - said the curator of the exhibition, founder of the art contact Ukraine Art Contact Jana Grinov.</text:p>
      <text:p text:style-name="P4">
</text:p>
      <text:p text:style-name="P4">
<text:a xlink:type="simple" xlink:href="https://static.ukrinform.com/photos/2023_06/1687795981-5730.jpeg" text:style-name="Internet_20_link" text:visited-style-name="Visited_20_Internet_20_Link">
 </text:a>
 <text:a xlink:type="simple" xlink:href="https://static.ukrinform.com/photos/2023_06/1687795981-2640.jpeg" text:style-name="Internet_20_link" text:visited-style-name="Visited_20_Internet_20_Link">
</text:a>
 <text:a xlink:type="simple" xlink:href="https://static.ukrinform.com/photos/2023_06/1687795981-2234.jpeg" text:style-name="Internet_20_link" text:visited-style-name="Visited_20_Internet_20_Link">
</text:a>
 <text:a xlink:type="simple" xlink:href="https://static.ukrinform.com/photos/2023_06/1687795981-7602.jpeg" text:style-name="Internet_20_link" text:visited-style-name="Visited_20_Internet_20_Link">
</text:a>
 <text:a xlink:type="simple" xlink:href="https://static.ukrinform.com/photos/2023_06/1687795981-6816.jpeg" text:style-name="Internet_20_link" text:visited-style-name="Visited_20_Internet_20_Link">
</text:a>
 <text:a xlink:type="simple" xlink:href="https://static.ukrinform.com/photos/2023_06/1687795981-5307.jpeg" text:style-name="Internet_20_link" text:visited-style-name="Visited_20_Internet_20_Link">
<draw:frame draw:style-name="fr1" draw:name="Image181" text:anchor-type="as-char" svg:width="6.9236in" svg:height="3.956343in" draw:z-index="0">
<draw:image xlink:href="../Images/yкринформ/2023-06-26T19-18-00-03-00/630_360_1687795981-5307.jpeg" xlink:type="simple" xlink:show="embed" xlink:actuate="onLoad" draw:mime-type="image/jpeg"/>
</draw:frame>
</text:a>
 <text:a xlink:type="simple" xlink:href="https://static.ukrinform.com/photos/2023_06/1687795982-7483.jpeg" text:style-name="Internet_20_link" text:visited-style-name="Visited_20_Internet_20_Link">
</text:a>
 <text:a xlink:type="simple" xlink:href="https://static.ukrinform.com/photos/2023_06/1687795982-6020.jpeg" text:style-name="Internet_20_link" text:visited-style-name="Visited_20_Internet_20_Link">
</text:a>
 <text:a xlink:type="simple" xlink:href="https://static.ukrinform.com/photos/2023_06/1687795982-2892.jpeg" text:style-name="Internet_20_link" text:visited-style-name="Visited_20_Internet_20_Link">
</text:a>
 <text:a xlink:type="simple" xlink:href="https://static.ukrinform.com/photos/2023_06/1687795982-2447.jpeg" text:style-name="Internet_20_link" text:visited-style-name="Visited_20_Internet_20_Link">
</text:a>
</text:p>
      <text:p text:style-name="P4">
<text:span text:style-name="T4">
 Read also: </text:span>
 <text:a xlink:type="simple" xlink:href="https://www.ukrinform.ua/rubric-society/3726915-u-vidni-vidkrilasa-vistavka-pro-deportaciu-rosieu-ukrainskih-ditej.html" text:style-name="Internet_20_link" text:visited-style-name="Visited_20_Internet_20_Link">
in Vienna the <text:span text:style-name="T4">
 exhibition </text:span>
 on deportation of Russian Ukrainian children</text:a>
"Kakhovskaya Dam: Water Danger in Russian Aggression" consists of informs and photographs of artists Yana Grinov and Boris Bukhman - a photographer of the Zodesa, who documents the consequences of the "Russian measure" for Ukraine and helps the war.</text:p>
      <text:p text:style-name="P4">
<text:a xlink:type="simple" xlink:href="https://www.ukrinform.ua/tag-vistavka" text:style-name="Internet_20_link" text:visited-style-name="Visited_20_Internet_20_Link">
Exhibition</text:a>
It was held on June 22-26 by the Museum of People's Life and Art and took place with the support of Volkskundemuseum Wien, the Embassy of Ukraine in the Republic of Austria and the permanent representation of Ukraine at international organizations in Vienna.</text:p>
      <text:p text:style-name="P4">
As it was reported, the exhibition "Children during the Treasury" was opened in the capital of Austria, which draws attention to the suffering of Ukrainian children as a result of Russian aggression and, in particular, to their illegal deportation to Russia and tryrereml to change their identity.</text:p>
      <text:p text:style-name="P4">
<text:span text:style-name="T5">
Foto: Jana Grinov</text:span>
</text:p>
      <text:p text:style-name="P4">
News Source: <text:a xlink:type="simple" xlink:href="https://www.ukrinform.ua/rubric-culture/3728010-u-vidni-vidbulasa-vistavka-pro-kahovskij-ekocid.html" text:style-name="Internet_20_link" text:visited-style-name="Visited_20_Internet_20_Link">
https://www.ukrinform.ua/rubric-culture/3728010-u-vidni-vidbulasa-vistavka-pro-kahovskij-ekocid.html</text:a>
</text:p>
      <!--NEWS-->
      <text:h text:style-name="P10" text:outline-level="1">
<text:span text:style-name="T4">
In the Bakhmut direction of the Armed Forces, 153 invaders were eliminated, six were captured</text:span>
</text:h>
      <text:p text:style-name="P4">
Authors: Ukrinform (Person)</text:p>
      <text:p text:style-name="P4">
Publisher: Укринформ (Organization)</text:p>
      <text:p text:style-name="P4">
Published Time: 2023-06-26T19:19:00+03:00</text:p>
      <text:p text:style-name="P4">
Modified Time: 2023-06-26T19:19:00+03:00</text:p>
      <text:p text:style-name="P4">
Description: During the day in the Bakhmut direction, 153 of the occupier were destroyed, more than 200 enemies were injured. - Ukrinform.</text:p>
      <text:p text:style-name="P4">
Images: ['<text:a xlink:type="simple" xlink:href="https://static.ukrinform.com/photos/2023_06/thumb_files/630_360_1687795781-867.jpg" text:style-name="Internet_20_link" text:visited-style-name="Visited_20_Internet_20_Link">
630_360_16877...</text:a>
']</text:p>
      <text:p text:style-name="P4">
Tags: ['Бахмут', 'ЗСУ', 'Війна з Росією', 'Єдині новини']</text:p>
      <text:p text:style-name="P4">
Type: Article</text:p>
      <!--METADATA-->
      <text:p text:style-name="P4">
<draw:frame draw:style-name="fr1" draw:name="Image186" text:anchor-type="as-char" svg:width="6.9236in" svg:height="3.956343in" draw:z-index="0">
<draw:image xlink:href="../Images/yкринформ/2023-06-26T19-19-00-03-00/630_360_1687795781-867.jpg" xlink:type="simple" xlink:show="embed" xlink:actuate="onLoad" draw:mime-type="image/jpeg"/>
</draw:frame>
During the day, the Nabakhmut direction destroyed 153 occupiers, more than 200 enemies.</text:p>
      <text:p text:style-name="P4">
According to the Ukrinform correspondent, the spokesman of the Eastern Urell of the Armed Forces Sergey Cherevaty said this on the air of the Teleterna "One News".</text:p>
      <text:p text:style-name="P4">
"We continue to press on the enemy, the details will be proven later. 153 <text:a xlink:type="simple" xlink:href="https://www.ukrinform.ua/tag-rosijski-vijskovi" text:style-name="Internet_20_link" text:visited-style-name="Visited_20_Internet_20_Link">
occupier</text:a>
During the day, 203 were wounded in this direction, 6 were captured. TV two artillery installations, 13 guns, landing machine, 4 UAVs, anti -tank rocket complex were also destroyed, ”the spokesman said.</text:p>
      <text:p text:style-name="P4">
<text:span text:style-name="T4">
 Read also: </text:span>
 [Ukrainian troops have succeeded at <text:span text:style-name="T4">
 Bakhmut </text:span>
(https://www.ukrinform.ua/rubric-ato/3727722-ukrainski-vijska-dosagli-uspihiv-na-bahmutskomu-napramku-britanska-rozvidka.html)He reported that the enemy beat 343 times on the Armed Forces of the Armed Forces, took place in the day of 17 booes and twice the enemy attacked aircraft.</text:p>
      <text:p text:style-name="P4">
As it was reported, the commander of the Land Forces of the Armed Forces of Ukraine, Colonel-General Alexander Syrsky stated that <text:a xlink:type="simple" xlink:href="https://www.ukrinform.ua/rubric-ato/3727667-zsu-vibivaut-rosian-iz-pozicij-na-flangah-bahmuta-sirskij.html" text:style-name="Internet_20_link" text:visited-style-name="Visited_20_Internet_20_Link">
the forces of defense of Ukraine continue to remove Russian invaders from positions on the flanks of Bakhmut</text:a>
And they return under control of their territories.</text:p>
      <text:p text:style-name="P4">
News Source: <text:a xlink:type="simple" xlink:href="https://www.ukrinform.ua/rubric-ato/3728006-na-bahmutskomu-napramku-zsu-likviduvali-se-153-zagarbnikiv-sistoh-vzali-u-polon.html" text:style-name="Internet_20_link" text:visited-style-name="Visited_20_Internet_20_Link">
https://www.ukrinform.ua/rubric-ato/3728006-na-bahmutskomu-napramku-zsu-likviduvali-se-153-zagarbnikiv-sistoh-vzali-u-polon.html</text:a>
</text:p>
      <!--NEWS-->
      <text:h text:style-name="P10" text:outline-level="1">
<text:span text:style-name="T4">
In Mariupol, the invaders turned into a landfill river Kalchik</text:span>
</text:h>
      <text:p text:style-name="P4">
Authors: Ukrinform (Person)</text:p>
      <text:p text:style-name="P4">
Publisher: Укринформ (Organization)</text:p>
      <text:p text:style-name="P4">
Published Time: 2023-06-26T19:25:00+03:00</text:p>
      <text:p text:style-name="P4">
Modified Time: 2023-06-26T19:25:00+03:00</text:p>
      <text:p text:style-name="P4">
Description: In the temporarily occupied Mariupol, the local Kalchyk River turned into a landfill. - Ukrinform.</text:p>
      <text:p text:style-name="P4">
Images: ['<text:a xlink:type="simple" xlink:href="https://static.ukrinform.com/photos/2023_06/thumb_files/630_360_1687796233-519.jpg" text:style-name="Internet_20_link" text:visited-style-name="Visited_20_Internet_20_Link">
630_360_16877...</text:a>
']</text:p>
      <text:p text:style-name="P4">
Tags: ['Маріуполь', 'Ріка', 'Сміття']</text:p>
      <text:p text:style-name="P4">
Type: Article</text:p>
      <!--METADATA-->
      <text:p text:style-name="P4">
<draw:frame draw:style-name="fr1" draw:name="Image187" text:anchor-type="as-char" svg:width="6.9236in" svg:height="3.956343in" draw:z-index="0">
<draw:image xlink:href="../Images/yкринформ/2023-06-26T19-25-00-03-00/630_360_1687796233-519.jpg" xlink:type="simple" xlink:show="embed" xlink:actuate="onLoad" draw:mime-type="image/jpeg"/>
</draw:frame>
Timely occupied Mariupol, the local Kalchyk River is the invaders of the landfill.</text:p>
      <text:p text:style-name="P4">
About it in <text:a xlink:type="simple" xlink:href="https://t.me/mariupolrada/14853" text:style-name="Internet_20_link" text:visited-style-name="Visited_20_Internet_20_Link">
telegram</text:a>
Petro Andryushchenko, a Merimariupol Advisor, reported, Ukrinform reports.</text:p>
      <text:p text:style-name="P4">
“In the photo you can see that the invaders did with the local river. Near the landfill. The river and soil are contaminated. As a result, the mols can be agreed <text:a xlink:type="simple" xlink:href="https://www.ukrinform.ua/tag-riba" text:style-name="Internet_20_link" text:visited-style-name="Visited_20_Internet_20_Link">
fish</text:a>
. In particular, there are already extent cases of bringing the bodies of dead Delphins and Pisces to the coast of the Azov Sea, ”Andryushchenko wrote.</text:p>
      <text:p text:style-name="P4">
Earlier, the adviser to Mariupol reported that the occupiers began construction through the Kalchyk River. Building occurs with barbaric methods for considering slag, which enters the water.</text:p>
      <text:p text:style-name="P4">
<text:span text:style-name="T4">
 Read also: </text:span>
 <text:a xlink:type="simple" xlink:href="https://www.ukrinform.ua/rubric-regions/3727592-u-mariupoli-stalasa-smertelna-dtp-za-ucasti-rosijskih-vijskovih.html" text:style-name="Internet_20_link" text:visited-style-name="Visited_20_Internet_20_Link">
in <text:span text:style-name="T4">
 Mariupol </text:span>
 and there was a deadly road accident with the participation of Russian military</text:a>
 As reported by Ukrinform, in the temporarily captured Russian military Mariupol <text:a xlink:type="simple" xlink:href="https://www.ukrinform.ua/rubric-regions/3670866-u-mariupoli-zagarbniki-zasipali-ricku-kalcik-radnik-mera-zaavlae-pro-ekologicnu-katastrofu.html" text:style-name="Internet_20_link" text:visited-style-name="Visited_20_Internet_20_Link">
invaders, the river bed of the Kalchyk was filled up</text:a>
, Avogodogin was directed through a pipe, which caused an environmental disaster.</text:p>
      <text:p text:style-name="P4">
It was reported that Russia's aggression has caused one of the largest humanitarian catastrophes in Mariupol. The city is almost 90% destroyed as a result of hostility.</text:p>
      <text:p text:style-name="P4">
Currently, more than 100,000 inhabitants remain in the blocked city. The invaders carry damaged homes in the city to hide the traces of their crime.</text:p>
      <text:p text:style-name="P4">
Mariupol and surrounding settlements are transformed by the invaders into a Russian army's military-logistics hub.</text:p>
      <text:p text:style-name="P4">
News Source: <text:a xlink:type="simple" xlink:href="https://www.ukrinform.ua/rubric-regions/3728012-u-mariupoli-zagarbniki-peretvorili-na-smittezvalise-ricku-kalcik.html" text:style-name="Internet_20_link" text:visited-style-name="Visited_20_Internet_20_Link">
https://www.ukrinform.ua/rubric-regions/3728012-u-mariupoli-zagarbniki-peretvorili-na-smittezvalise-ricku-kalcik.html</text:a>
</text:p>
      <!--NEWS-->
      <text:h text:style-name="P10" text:outline-level="1">
<text:span text:style-name="T4">
The Czech Republic has named the presidency priorities in the Visegrad Group, among them - assistance to Ukraine</text:span>
</text:h>
      <text:p text:style-name="P4">
Authors: Ukrinform (Person)</text:p>
      <text:p text:style-name="P4">
Publisher: Укринформ (Organization)</text:p>
      <text:p text:style-name="P4">
Published Time: 2023-06-26T19:28:00+03:00</text:p>
      <text:p text:style-name="P4">
Modified Time: 2023-06-26T19:28:00+03:00</text:p>
      <text:p text:style-name="P4">
Description: On July 1, the Czech Republic will begin the annual presidency in the Visegrad Group (Poland, Czech Republic, Slovakia, Hungary, V4). Among the three main priorities of Prague will be the help of Ukraine. - Ukrinform.</text:p>
      <text:p text:style-name="P4">
Images: ['<text:a xlink:type="simple" xlink:href="https://static.ukrinform.com/photos/2021_04/thumb_files/630_360_1618684891-460.jpg" text:style-name="Internet_20_link" text:visited-style-name="Visited_20_Internet_20_Link">
630_360_16186...</text:a>
']</text:p>
      <text:p text:style-name="P4">
Tags: ['Чехія', 'Україна', 'Вишеградська четвірка']</text:p>
      <text:p text:style-name="P4">
Type: Article</text:p>
      <!--METADATA-->
      <text:p text:style-name="P4">
<draw:frame draw:style-name="fr1" draw:name="Image191" text:anchor-type="as-char" svg:width="6.9236in" svg:height="3.956343in" draw:z-index="0">
<draw:image xlink:href="../Images/yкринформ/2023-06-26T19-28-00-03-00/630_360_1618684891-460.jpg" xlink:type="simple" xlink:show="embed" xlink:actuate="onLoad" draw:mime-type="image/jpeg"/>
</draw:frame>
From July 1, the annual presidency will begin in the Visegrad Group(Poland, Czech Republic, Slovakia, Hungary, V4). Серед трьох головних пріоритетів Праги будедопомога Україні.</text:p>
      <text:p text:style-name="P4">
Про це під час спільної пресконференції глав урядів “четвірки” заявив упонеділок у словацькій Братиславі прем’єр-міністр Чехії Петр Фіала, повідомляєвласний кореспондент Укрінформу.</text:p>
      <text:p text:style-name="P4">
За словами чеського прем’єра, головування відбуватиметься під гаслом “ <text:a xlink:type="simple" xlink:href="https://www.ukrinform.ua/tag-visegradska-cetvirka" text:style-name="Internet_20_link" text:visited-style-name="Visited_20_Internet_20_Link">
Вишеградська група </text:a>
” -for citizens”.</text:p>
      <text:p text:style-name="P4">
He reported that the first priority would be educational, cultural cooperation between V4, cooperation in the field of research, sports, security, in particular the comprehensive migration. The second priority will be innovativeness - all the projects of the development of development, in particular the development of transport and energy connections to the interior.</text:p>
      <text:p text:style-name="P4">
<text:span text:style-name="T5">
!- </text:span>
<text:span text:style-name="T5">
 about </text:span>
<text:span text:style-name="T5">
 what </text:span>
<text:span text:style-name="T5">
 spoke </text:span>
*](https://www.ukrinform.ua/rubric-ato/3724837-delegacia-zsu-vzala-ucast-u-zustrici-komanduvaciv-visegradskoi-cetvirki-pro-so-govorili.html)"The third priority is the support of independence and territorial integrity of Ukraine, assistance to refugees from Ukraine, as well as the reconstruction of Ukraine,"- saidfiala.</text:p>
      <text:p text:style-name="P4">
The Czech Prime Minister noted that there is a difference between the v4 countries in the perception of some priorities, and expressed confidence that they would still find understanding of inclusive topics.</text:p>
      <text:p text:style-name="P4">
Evaluating the situation in Russia, Slovak Prime Minister Odor said that “will not change the strategy, which is to continue Ukraine to continue Ukraine within the EU.”</text:p>
      <text:p text:style-name="P4">
The Head of the Polish Government Mateusz Moravetsky emphasized that the response to the actions of the Russian and instability in the Russian Federation should be the unity of NATO countries and the development of a joint position.</text:p>
      <text:p text:style-name="P4">
"The situation in Russia is becoming more ambiguous, and therefore the answer must be aged within NATO," Moravetsky emphasized.</text:p>
      <text:p text:style-name="P4">
<text:span text:style-name="T4">
 Read also: </text:span>
 <text:a xlink:type="simple" xlink:href="https://www.ukrinform.ua/rubric-polytics/3716739-senat-cehii-uhvaliv-rezoluciu-pro-pidtrimku-aknajsvidsogo-vstupu-ukraini-v-nato.html" text:style-name="Internet_20_link" text:visited-style-name="Visited_20_Internet_20_Link">
Czech Senate has approved a resolution on support of Ukraine as soon as possible in NATO</text:a>
The same opinion was expressed by the Czech Prime Minister of Fial: it is necessary to act jointly and assist Ukraine within the EU and NATO.It is known that in Slovak Bratislava on Monday <text:a xlink:type="simple" xlink:href="https://www.ukrinform.ua/rubric-polytics/3727833-u-bratislavi-prohodit-zustric-glav-uradiv-visegradskoi-grupi.html" text:style-name="Internet_20_link" text:visited-style-name="Visited_20_Internet_20_Link">
there was a meeting of the heads of government of the Vyshegrad Group. </text:a>
</text:p>
      <text:p text:style-name="P4">
News Source: <text:a xlink:type="simple" xlink:href="https://www.ukrinform.ua/rubric-polytics/3728014-cehia-nazvala-prioriteti-golovuvanna-u-visegradskij-grupi-sered-nih-dopomoga-ukraini.html" text:style-name="Internet_20_link" text:visited-style-name="Visited_20_Internet_20_Link">
https://www.ukrinform.ua/rubric-polytics/3728014-cehia-nazvala-prioriteti-golovuvanna-u-visegradskij-grupi-sered-nih-dopomoga-ukraini.html</text:a>
</text:p>
      <!--NEWS-->
      <text:h text:style-name="P10" text:outline-level="1">
<text:span text:style-name="T4">
Latvia stopped taking documents for all visas from the Russians</text:span>
</text:h>
      <text:p text:style-name="P4">
Authors: Ukrinform (Person)</text:p>
      <text:p text:style-name="P4">
Publisher: Укринформ (Organization)</text:p>
      <text:p text:style-name="P4">
Published Time: 2023-06-26T19:35:23+03:00</text:p>
      <text:p text:style-name="P4">
Modified Time: 2023-06-26T19:35:23+03:00</text:p>
      <text:p text:style-name="P4">
Description: The Latvian Foreign Ministry from June 26 suspends the admission of visas to all types of Russian citizens because the internal political situation in Russia is unpredictable. - Ukrinform.</text:p>
      <text:p text:style-name="P4">
Images: ['<text:a xlink:type="simple" xlink:href="https://static.ukrinform.com/photos/2022_02/thumb_files/630_360_1645814843-702.jpg" text:style-name="Internet_20_link" text:visited-style-name="Visited_20_Internet_20_Link">
630_360_16458...</text:a>
']</text:p>
      <text:p text:style-name="P4">
Tags: ['Латвія', 'Росія', 'Візи', 'Документи']</text:p>
      <text:p text:style-name="P4">
Type: Article</text:p>
      <!--METADATA-->
      <text:p text:style-name="P4">
<draw:frame draw:style-name="fr1" draw:name="Image192" text:anchor-type="as-char" svg:width="6.9236in" svg:height="3.956343in" draw:z-index="0">
<draw:image xlink:href="../Images/yкринформ/2023-06-26T19-35-23-03-00/630_360_1645814843-702.jpg" xlink:type="simple" xlink:show="embed" xlink:actuate="onLoad" draw:mime-type="image/jpeg"/>
</draw:frame>
On June 26, the Latviz Foreign Ministry suspends the admission of visas to all types of RFFERCRIRS</text:p>
      <text:p text:style-name="P4">
About it reports Ukrinform with a link to the website of the department.</text:p>
      <text:p text:style-name="P4">
It is clarified that the visa documents submitted by June 25 will be considered in the following order. In the event of additional issues of the Ministry of Foreign Affairs, call to the embassies and consulates <text:a xlink:type="simple" xlink:href="https://www.ukrinform.ua/tag-latvia" text:style-name="Internet_20_link" text:visited-style-name="Visited_20_Internet_20_Link">
Latvia</text:a>
abroad.</text:p>
      <text:p text:style-name="P4">
<text:span text:style-name="T4">
 Read also: </text:span>
 [Czech Republic stops issuing <text:span text:style-name="T4">
 visa </text:span>
 <text:span text:style-name="T4">
 </text:span>
(https://www.ukrinform.ua/rubric-world/3686208-cehia-pripinae-vidacu-viz-rosianam-ta-bilorusam-z-drugim-gromadanstvom.html)As it was reported, the day before, during the military rebellion of PEC "Wagner" Glavamza Latvia Edgar Rinkevich stated that <text:a xlink:type="simple" xlink:href="https://www.ukrinform.ua/rubric-world/3727277-latvia-ne-vidavatime-vizi-rosianam-popri-zakolot-prigozina.html" text:style-name="Internet_20_link" text:visited-style-name="Visited_20_Internet_20_Link">
Latvia would not issue humanitarian any other visas</text:a>
citizens of the Russian Federation. The MZSRIAs explained that there will be no new visa options for these Russians, which run away from the current situation in Russia, and all restrictions are resolved unchanged.</text:p>
      <text:p text:style-name="P4">
News Source: <text:a xlink:type="simple" xlink:href="https://www.ukrinform.ua/rubric-world/3728013-latvia-perestala-prijmati-dokumenti-na-vsi-vizi-u-rosian.html" text:style-name="Internet_20_link" text:visited-style-name="Visited_20_Internet_20_Link">
https://www.ukrinform.ua/rubric-world/3728013-latvia-perestala-prijmati-dokumenti-na-vsi-vizi-u-rosian.html</text:a>
</text:p>
      <!--NEWS-->
      <text:h text:style-name="P10" text:outline-level="1">
<text:span text:style-name="T4">
The "Wagner" is not in Bakhmut and on its surrounding - Cherry</text:span>
</text:h>
      <text:p text:style-name="P4">
Authors: Ukrinform (Person)</text:p>
      <text:p text:style-name="P4">
Publisher: Укринформ (Organization)</text:p>
      <text:p text:style-name="P4">
Published Time: 2023-06-26T19:43:00+03:00</text:p>
      <text:p text:style-name="P4">
Modified Time: 2023-06-26T19:43:00+03:00</text:p>
      <text:p text:style-name="P4">
Description: There are no "Wagnerians" in Bakhmut and on its surroundings. - Ukrinform.</text:p>
      <text:p text:style-name="P4">
Images: ['<text:a xlink:type="simple" xlink:href="https://static.ukrinform.com/photos/2022_11/thumb_files/630_360_1667373640-270.jpg" text:style-name="Internet_20_link" text:visited-style-name="Visited_20_Internet_20_Link">
630_360_16673...</text:a>
']</text:p>
      <text:p text:style-name="P4">
Tags: ['Бахмут', 'ЗСУ', 'ПВК "Вагнера"', 'Війна з Росією', 'Єдині новини', 'Сергій Череватий']</text:p>
      <text:p text:style-name="P4">
Type: Article</text:p>
      <!--METADATA-->
      <text:p text:style-name="P4">
<draw:frame draw:style-name="fr1" draw:name="Image193" text:anchor-type="as-char" svg:width="6.9236in" svg:height="3.956343in" draw:z-index="0">
<draw:image xlink:href="../Images/yкринформ/2023-06-26T19-43-00-03-00/630_360_1667373640-270.jpg" xlink:type="simple" xlink:show="embed" xlink:actuate="onLoad" draw:mime-type="image/jpeg"/>
</draw:frame>
There are no "Wagnerians" in Bakhmut and on its surroundings.</text:p>
      <text:p text:style-name="P4">
According to the Ukrinform correspondent, a spokesman for the Eastern Urells of the Armed Forces Sergey Cherevaty said this on the air of the nationwide TV "Unified News".</text:p>
      <text:p text:style-name="P4">
“There are no Wagnerians in Bakhmut. They fled from there, now the main activity of the enemy's airborne units is the main power. And this is a clear marker that is important to them <text:a xlink:type="simple" xlink:href="https://www.ukrinform.ua/tag-bahmut" text:style-name="Internet_20_link" text:visited-style-name="Visited_20_Internet_20_Link">
Bakhmut</text:a>
And it is important to keep. In 10 months, they could not take it and lose it quickly - it would be a peak of humiliation, ”the spokesman said.</text:p>
      <text:p text:style-name="P4">
According to him, along with the landing units are infantry units, other HPVs, which are combined with the Ministry of Defense of the Russian Federation, as well as new storage companies "Storm Z".</text:p>
      <text:p text:style-name="P4">
*!(https://www.ukrinform.ua/rubric-ato/3727667-zsu-vibivaut-rosian-iz-pozicij-na-flangah-bahmuta-sirskij.html)As reported by Ukrinform, on the evening of June 23 <text:a xlink:type="simple" xlink:href="https://www.ukrinform.ua/rubric-other_news/3727120-zakolot-prigozina-vse-so-vidomo-na-cej-moment.html" text:style-name="Internet_20_link" text:visited-style-name="Visited_20_Internet_20_Link">
the leader of the Wagner PEC "Yevgeniy Prprgozhin</text:a>
He stated that the regular army of Rosiigalyawaled the missile strike on the rear camps of mercenaries. Because of this, 25,000 people, Prigogine, allegedly go to "restore justice."</text:p>
      <text:p text:style-name="P4">
On the morning of June 24, Prigogine stated that he took control of the military object-on-Don, in particular the airfield, gathers "on Moscow". Wagner mercenaries also captured military facilities in Voronezh.</text:p>
      <text:p text:style-name="P4">
However, on Saturday night after talking to the self -proclaimed President of Belarusian Lukashenko, Prigogine said that his mercenaries would turn the columns in the opposite direction to the field camps.</text:p>
      <text:p text:style-name="P4">
News Source: <text:a xlink:type="simple" xlink:href="https://www.ukrinform.ua/rubric-ato/3728017-vagnerivciv-nemae-v-bahmuti-ta-na-jogo-okolicah-cerevatij.html" text:style-name="Internet_20_link" text:visited-style-name="Visited_20_Internet_20_Link">
https://www.ukrinform.ua/rubric-ato/3728017-vagnerivciv-nemae-v-bahmuti-ta-na-jogo-okolicah-cerevatij.html</text:a>
</text:p>
      <!--NEWS-->
      <text:h text:style-name="P10" text:outline-level="1">
<text:span text:style-name="T4">
The attempt of the Wagnets' rebellion testified to the weakening of the Russian state and Putin - Borrel</text:span>
</text:h>
      <text:p text:style-name="P4">
Authors: Ukrinform (Person)</text:p>
      <text:p text:style-name="P4">
Publisher: Укринформ (Organization)</text:p>
      <text:p text:style-name="P4">
Published Time: 2023-06-26T19:52:00+03:00</text:p>
      <text:p text:style-name="P4">
Modified Time: 2023-06-26T19:52:00+03:00</text:p>
      <text:p text:style-name="P4">
Description: The EU closely monitors the development of events in Russia, which remain unpredictable, since the armed intervention of the Wagner group showed the weakening of the state and the authority of Putin personally and put the entire political system of the Russian Federation on the border. - Ukrinform.</text:p>
      <text:p text:style-name="P4">
Images: ['<text:a xlink:type="simple" xlink:href="https://static.ukrinform.com/photos/2021_02/thumb_files/630_360_1613983608-121.jpg" text:style-name="Internet_20_link" text:visited-style-name="Visited_20_Internet_20_Link">
630_360_16139...</text:a>
']</text:p>
      <text:p text:style-name="P4">
Tags: ['Євросоюз', 'Путін', 'Росія', 'Боррель', 'Війна з Росією']</text:p>
      <text:p text:style-name="P4">
Type: Article</text:p>
      <!--METADATA-->
      <text:p text:style-name="P4">
<draw:frame draw:style-name="fr1" draw:name="Image194" text:anchor-type="as-char" svg:width="6.9236in" svg:height="3.956343in" draw:z-index="0">
<draw:image xlink:href="../Images/yкринформ/2023-06-26T19-52-00-03-00/630_360_1613983608-121.jpg" xlink:type="simple" xlink:show="embed" xlink:actuate="onLoad" draw:mime-type="image/jpeg"/>
</draw:frame>
The European Union monitors the development of events in Russia, which remain unpredictable, since the armed intervention of the Wagner group showed the weakening of the state of Taavtory Putin personally and put the entire political system of the Russian Federation on the border.</text:p>
      <text:p text:style-name="P4">
This was stated at a press conference in Luxembourg as a result of the Council of Ministers of EU in the abuse of EU High EU Josep Borrel, the Ukrinform correspondent reports.</text:p>
      <text:p text:style-name="P4">
“We started this day to evaluate the development of events in Russia during the weekend, the unfinished armed intervention was made by Wagner. The situation is complicated and unpredictable, which was from the beginning ... These events have been repaired that the Russian state and Putin's personal authority were weakened, ... The political system demonstrated a break, ”the EU High Representative said.</text:p>
      <text:p text:style-name="P4">
He noted that the EU conducts a strong coordination of actions with international partners, with all 27 Member States and with neighboring countries. Borrel's foundations, recent events changed the nature of the threats that came from Russia. It was more threatened because she could have fallen into the peaceful neighbors who had renovated. From now on <text:a xlink:type="simple" xlink:href="https://www.ukrinform.ua/tag-rosia" text:style-name="Internet_20_link" text:visited-style-name="Visited_20_Internet_20_Link">
Russia</text:a>
It turns into a risk factor, because remaining one of the main nuclear states of the world demonstrates political instability and intransitiveness.</text:p>
      <text:p text:style-name="P4">
He noted that the clarification of the EU Strategy on Russia in these new conditions was needed.</text:p>
      <text:p text:style-name="P4">
<text:span text:style-name="T4">
 Read also: </text:span>
 <text:a xlink:type="simple" xlink:href="https://www.ukrinform.ua/rubric-polytics/3727769-ostanni-podii-v-rf-zrobili-podalsu-dopomogu-es-dla-ukraini-se-vazlivisou-svedske-golovuvanna.html" text:style-name="Internet_20_link" text:visited-style-name="Visited_20_Internet_20_Link">
recent events in the Russian Federation have made further EU assistance for Ukraine even more important - Swedish presidency</text:a>
“All now analyze the likely scenarios. But we do not have a ready strategy. It is obvious that now our view of Russia is somewhat different. It is not only a country that has a military potential to provoke a war, but also has internal political instability. This is a purely internal business, we do not carry any responsibility and are not attached to it. But we are forced to deal with the reasons and consequences of such development, ”Borrel said.As it was reported, the EU Council of Ministers of In -Church Affairs was held today in Luxembourg, during which European government officials considered the issues of assistance to Ukraine in the conditions of destabilization of internal political situations in Russia. The ministers discussed key foreign policy priorities on the eve of the EU Heads and Government meetings in the format of the European Council, which will take place at the end of the week in Brussels.</text:p>
      <text:p text:style-name="P4">
<text:span text:style-name="T5">
Foto: dpa</text:span>
</text:p>
      <text:p text:style-name="P4">
News Source: <text:a xlink:type="simple" xlink:href="https://www.ukrinform.ua/rubric-world/3728018-sproba-buntu-vagnerivciv-zasvidcila-oslablenna-rosijskoi-derzavi-j-putina-borrel.html" text:style-name="Internet_20_link" text:visited-style-name="Visited_20_Internet_20_Link">
https://www.ukrinform.ua/rubric-world/3728018-sproba-buntu-vagnerivciv-zasvidcila-oslablenna-rosijskoi-derzavi-j-putina-borrel.html</text:a>
</text:p>
      <!--NEWS-->
      <text:h text:style-name="P10" text:outline-level="1">
<text:span text:style-name="T4">
In Rotterdam's port found cocaine for almost € 270 million</text:span>
</text:h>
      <text:p text:style-name="P4">
Authors: Ukrinform (Person)</text:p>
      <text:p text:style-name="P4">
Publisher: Укринформ (Organization)</text:p>
      <text:p text:style-name="P4">
Published Time: 2023-06-26T19:56:00+03:00</text:p>
      <text:p text:style-name="P4">
Modified Time: 2023-06-26T23:56:00+03:00</text:p>
      <text:p text:style-name="P4">
Description: Customs officers have found the largest cocaine party in the port of Dutch Rotterdam - almost 3.6 tons. - Ukrinform.</text:p>
      <text:p text:style-name="P4">
Images: ['<text:a xlink:type="simple" xlink:href="https://static.ukrinform.com/photos/2023_06/thumb_files/630_360_1687809671-743.jpg" text:style-name="Internet_20_link" text:visited-style-name="Visited_20_Internet_20_Link">
630_360_16878...</text:a>
']</text:p>
      <text:p text:style-name="P4">
Tags: ['Наркотики', 'Нідерланди', 'Поліція', 'Кокаїн']</text:p>
      <text:p text:style-name="P4">
Type: Article</text:p>
      <!--METADATA-->
      <text:p text:style-name="P4">
<draw:frame draw:style-name="fr1" draw:name="Image195" text:anchor-type="as-char" svg:width="6.9236in" svg:height="3.956343in" draw:z-index="0">
<draw:image xlink:href="../Images/yкринформ/2023-06-26T19-56-00-03-00/630_360_1687809671-743.jpg" xlink:type="simple" xlink:show="embed" xlink:actuate="onLoad" draw:mime-type="image/jpeg"/>
</draw:frame>
Customs officers have had the largest partiukocaine since the beginning of the year of Dutch Rotterdam - almost 3.6 tons.</text:p>
      <text:p text:style-name="P4">
About it reports Ukrinform with reference to <text:a xlink:type="simple" xlink:href="http://nos.nl/artikel/2480360-douane-doet-grootste-cocainevondst-in-rotterdamse-haven-van-dit-jaar" text:style-name="Internet_20_link" text:visited-style-name="Visited_20_Internet_20_Link">
nos</text:a>
.</text:p>
      <text:p text:style-name="P4">
“Customs officers have found another large cargo of cocaine in a container in Porturordam. There were almost 3,600 kilograms of cocaine between the bananas. This is the most emergency this year, ”the message reads.</text:p>
      <text:p text:style-name="P4">
It is noted that the street value of this batch of drugs is estimated at 269 million euros.</text:p>
      <text:p text:style-name="P4">
Law enforcement officers suggest that cocaine could be downloaded to Ecuador. However, in their opinion, the company indicated by the recipient of the container is probably not related to smuggling <text:a xlink:type="simple" xlink:href="https://www.ukrinform.ua/tag-narkotiki" text:style-name="Internet_20_link" text:visited-style-name="Visited_20_Internet_20_Link">
drugs</text:a>
.</text:p>
      <text:p text:style-name="P4">
<text:span text:style-name="T4">
 Read also: </text:span>
 <text:a xlink:type="simple" xlink:href="https://www.ukrinform.ua/rubric-world/3723888-u-britanii-viavili-partiu-kokainu-vartistu-ponad-120-miljoniv.html" text:style-name="Internet_20_link" text:visited-style-name="Visited_20_Internet_20_Link">
in Britain found a party <text:span text:style-name="T4">
 cocaine </text:span>
 worth more than £ 120 million</text:a>
According to Ukrinform, customs at the port of Rotterdam from December 242022 to January 4, 2023 found more than 4,700 kilograms of cocaine.</text:p>
      <text:p text:style-name="P4">
Drug packages were found, in particular, in a container with frozen fisherman juices from Brazil and in the cargo of bananas from Ecuador.</text:p>
      <text:p text:style-name="P4">
<text:span text:style-name="T5">
Foto: OpenBaar Ministerie</text:span>
</text:p>
      <text:p text:style-name="P4">
News Source: <text:a xlink:type="simple" xlink:href="https://www.ukrinform.ua/rubric-world/3728076-u-portu-rotterdama-znajsli-kokainu-majze-na-270-miljoniv.html" text:style-name="Internet_20_link" text:visited-style-name="Visited_20_Internet_20_Link">
https://www.ukrinform.ua/rubric-world/3728076-u-portu-rotterdama-znajsli-kokainu-majze-na-270-miljoniv.html</text:a>
</text:p>
      <!--NEWS-->
      <text:h text:style-name="P10" text:outline-level="1">
<text:span text:style-name="T4">
State Department of "Rebellion" Prigogine: We saw a direct challenge to Putin's leadership</text:span>
</text:h>
      <text:p text:style-name="P4">
Authors: Ukrinform (Person)</text:p>
      <text:p text:style-name="P4">
Publisher: Укринформ (Organization)</text:p>
      <text:p text:style-name="P4">
Published Time: 2023-06-26T1:24:09+03:00</text:p>
      <text:p text:style-name="P4">
Modified Time: 2023-06-26T21:24:09+03:00</text:p>
      <text:p text:style-name="P4">
Description: The United States believes that the situation around the rebellion, initiated by the head of the Wagner PEC, Yevgeny Prigogin, indicates that President Putin was first seriously challenging his leadership in Russia. - Ukrinform.</text:p>
      <text:p text:style-name="P4">
Images: ['<text:a xlink:type="simple" xlink:href="https://static.ukrinform.com/photos/2023_05/thumb_files/630_360_1684954769-443.jpg" text:style-name="Internet_20_link" text:visited-style-name="Visited_20_Internet_20_Link">
630_360_16849...</text:a>
']</text:p>
      <text:p text:style-name="P4">
Tags: ['Путін', 'США', 'Держдеп', 'Росія', 'Пригожин', 'Війна з Росією']</text:p>
      <text:p text:style-name="P4">
Type: Article</text:p>
      <!--METADATA-->
      <text:p text:style-name="P4">
<draw:frame draw:style-name="fr1" draw:name="Image196" text:anchor-type="as-char" svg:width="6.9236in" svg:height="3.956343in" draw:z-index="0">
<draw:image xlink:href="../Images/yкринформ/2023-06-26T1-24-09-03-00/630_360_1684954769-443.jpg" xlink:type="simple" xlink:show="embed" xlink:actuate="onLoad" draw:mime-type="image/jpeg"/>
</draw:frame>
The connection believes that the situation around the rebellion, initiated by the head of the Wagner PEC, Yevgeny Prigogin, indicates that President Putin was induced seriously before the direct call of his leadership in Russia.</text:p>
      <text:p text:style-name="P4">
This was stated on Monday at a briefing in Washington by a spokesman for US State Department Matthew Miller, reports Ukrinform's own correspondent.</text:p>
      <text:p text:style-name="P4">
“This is definitely something new - to see President Putin's leadership challenged. This is something new when Eugene Prigogine directly raises the warning of this war and states that the war is under the basis of lies, ”the State Department spokesman.</text:p>
      <text:p text:style-name="P4">
*!(https://www.ukrinform.ua/rubric-world/3728048-zakolot-prigozina-e-viklikom-putinu-glava-mzs-britanii.html)He stressed that the United States spoke openly about it, but did not see such statements by representatives close to the adult leadership.</text:p>
      <text:p text:style-name="P4">
“It's all significant steps. And what consequences it will have, I think we will see, ”the representative of the foreign policy [USA].(https://www.ukrinform.ua/tag-ssa).</text:p>
      <text:p text:style-name="P4">
At the same time, he called the "dynamic" developing situation and reminded that the US administration was also responding to events. According to him, the President was baptized with allies and partners. The Secretary of State Blinken had a telecommunication with G7 members, and he also discussed the situation with the heads of the Ministry of Foreign Affairs of Ukraine, Turkey and Poland.</text:p>
      <text:p text:style-name="P4">
"Today we are continuing discussions with our allies and partners," Miller reported.</text:p>
      <text:p text:style-name="P4">
<text:span text:style-name="T4">
 Read also: </text:span>
 <text:a xlink:type="simple" xlink:href="https://www.ukrinform.ua/rubric-world/3728018-sproba-buntu-vagnerivciv-zasvidcila-oslablenna-rosijskoi-derzavi-j-putina-borrel.html" text:style-name="Internet_20_link" text:visited-style-name="Visited_20_Internet_20_Link">
attempt by Wagner's rebellion testified to the weakening of the Russian state and Putin - <text:span text:style-name="T4">
 Borrel </text:span>
</text:a>
He also stressed that the United States is set to continue Ukraine's unwavering support, regardless of how events in Russia develop.</text:p>
      <text:p text:style-name="P4">
As reported by Ukrinform, the US government <text:a xlink:type="simple" xlink:href="https://www.ukrinform.ua/rubric-ato/3728028-ssa-gotuut-novij-paket-vijskovoi-dopomogi-ukraini-na-500-miljoniv.html" text:style-name="Internet_20_link" text:visited-style-name="Visited_20_Internet_20_Link">
plans</text:a>
On Tuesday, announce the allocation of new military assistance package to Ukraine totaling $ 500 million.</text:p>
      <text:p text:style-name="P4">
News Source: <text:a xlink:type="simple" xlink:href="https://www.ukrinform.ua/rubric-world/3728053-derzdep-pro-zakolot-prigozina-mi-pobacili-pramij-viklik-liderstvu-putina.html" text:style-name="Internet_20_link" text:visited-style-name="Visited_20_Internet_20_Link">
https://www.ukrinform.ua/rubric-world/3728053-derzdep-pro-zakolot-prigozina-mi-pobacili-pramij-viklik-liderstvu-putina.html</text:a>
</text:p>
      <!--NEWS-->
      <text:h text:style-name="P10" text:outline-level="1">
<text:span text:style-name="T4">
"The plans are a program for 3-5 billion euros for the implementation of the projects of reconstruction of the Kakhovka reservoir" - Denis Shmigal</text:span>
</text:h>
      <text:p text:style-name="P4">
Author: ['АРМІЯINFORM']</text:p>
      <text:p text:style-name="P4">
Time: 2023-06-26T20:00:00-04:00</text:p>
      <text:p text:style-name="P4">
Description: Єvropysky ilvestsky bank of the Room Portfolio Prochktodov for Vidbodov Ukrainia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70002-1.jpg" text:style-name="Internet_20_link" text:visited-style-name="Visited_20_Internet_20_Link">
270002-1.jpg</text:a>
']</text:p>
      <text:p text:style-name="P4">
Tags: ['INNOVATEUKRAINE', 'ВЕЛИКА БРИТАНІЯ', 'ДЕНИС ШМИГАЛЬ', 'ДОПОМОГА ПАРТНЕРІВ', 'КАХОВСЬКЕ ВОДОСХОВИЩЕ']</text:p>
      <text:p text:style-name="P4">
Category: News</text:p>
      <!--METADATA-->
      <text:p text:style-name="P4">
<draw:frame draw:style-name="fr1" draw:name="Image197" text:anchor-type="as-char" svg:width="6.9236in" svg:height="3.983579in" draw:z-index="0">
<draw:image xlink:href="../Images/AРМІЯINFORM/2023-06-26T20-00-00-04-00/270002-1.jpg" xlink:type="simple" xlink:show="embed" xlink:actuate="onLoad" draw:mime-type="image/jpeg"/>
</draw:frame>
The European Investment Bank will start a new portfolio of projects to rebuild Ukraine for 840 million euros. It is about transport, cybersecurity, municipal infrastructure, water supply, as well as the reconstruction of the Kakhovka reservoir.</text:p>
      <text:p text:style-name="P4">
About it <text:a xlink:type="simple" xlink:href="https://www.facebook.com/dshmyhal/posts/pfbid02EbEWVTV2beuowWpQUMDL1cdU3K2UbL3FLf3tWuM53p2qDGqUiEDKMvBs9HsxHGZCl" text:style-name="Internet_20_link" text:visited-style-name="Visited_20_Internet_20_Link">
reported</text:a>
Prime Minister of Ukraine Denis Shmigal on Facebook.</text:p>
      <text:p text:style-name="P4">
“The EBRD will support Ukrainian energy companies" Naftogaz "," Ukrenergo "and" Ukrhydroenergo "for the amount of 600 million euros. After the liberation of the Kakhovsky Damage, we will develop a road map of the reconstruction of the hydroelectric power station. The plans include a program of 3-5 billion euros for the implementation of reconstruction projects. In addition, partners will continue to financially support Ukraine within the four -year IMF program of Nature $ 15.6 billion, ”Denis Shmigal wrote.</text:p>
      <text:p text:style-name="P4">
Also at the conference began creating a business coalition for investment in the Ukrainian economy, in particular to Ukraine Business Compact(Association of conducting Ukrainian and international companies in the global community of reporting businesses to support the restoration of Ukraine)The 500 companies have already joined. During the event, the Ukrainian G7, the EU and its financial institutions of development were launched and the Agreement of Ukraine, the EU, Norway, Switzerland, the European Investment Bank and the EBRD restart market of private insurance were signed.</text:p>
      <text:p text:style-name="P4">
In addition, the United Kingdom announced a contribution of 20 million ponder -screenings to the Miga reinsurance fund, which, for its part, signed a Memorandum of Understanding with a Prosredit Bank, which increased the sumgaranths to 40.8 million euros. An agreement was concluded between IFC and the Ukrainian Danube shipping for modernization and expanding the capabilities of the Danube logistics. During the conference, the Ukrainian-British digital platform was launched to find business partners.</text:p>
      <text:p text:style-name="P4">
"Partners positively evaluate the dynamics of reforms in Ukraine, do not doubt the most European prospects, support the idea of using frozen Russian assets to rebuild Ukraine," Denis Shmigal stressed.</text:p>
      <text:p text:style-name="P4">
News Source: <text:a xlink:type="simple" xlink:href="https://armyinform.com.ua/2023/06/26/u-planah-programa-na-3-5-mlrd-yevro-dlya-realizacziyi-proyektiv-vidbudovy-kahovskogo-vodoshovyshha-denys-shmygal/" text:style-name="Internet_20_link" text:visited-style-name="Visited_20_Internet_20_Link">
https://armyinform.com.ua/2023/06/26/u-planah-programa-na-3-5-mlrd-yevro-dlya-realizacziyi-proyektiv-vidbudovy-kahovskogo-vodoshovyshha-denys-shmygal/</text:a>
</text:p>
      <!--NEWS-->
      <text:h text:style-name="P10" text:outline-level="1">
<text:span text:style-name="T4">
Storm Shadow missiles had a significant impact on the Russo-Ukrainian War-Wallace</text:span>
</text:h>
      <text:p text:style-name="P4">
Authors: Ukrinform (Person)</text:p>
      <text:p text:style-name="P4">
Publisher: Укринформ (Organization)</text:p>
      <text:p text:style-name="P4">
Published Time: 2023-06-26T20:02:33+03:00</text:p>
      <text:p text:style-name="P4">
Modified Time: 2023-06-26T20:02:33+03:00</text:p>
      <text:p text:style-name="P4">
Description: The head of the Ministry of Defense of the United Kingdom Ben Volles during a speech in the House of Commons informed about the use of British weapons for wars in Ukraine. - Ukrinform.</text:p>
      <text:p text:style-name="P4">
Images: ['<text:a xlink:type="simple" xlink:href="https://static.ukrinform.com/photos/2018_04/thumb_files/630_360_1522941676-5218.jpg" text:style-name="Internet_20_link" text:visited-style-name="Visited_20_Internet_20_Link">
630_360_15229...</text:a>
']</text:p>
      <text:p text:style-name="P4">
Tags: ['Британія', 'Війна з Росією', 'Storm Shadow', 'Бен Воллес']</text:p>
      <text:p text:style-name="P4">
Type: Article</text:p>
      <!--METADATA-->
      <text:p text:style-name="P4">
<draw:frame draw:style-name="fr1" draw:name="Image198" text:anchor-type="as-char" svg:width="6.9236in" svg:height="3.956343in" draw:z-index="0">
<draw:image xlink:href="../Images/yкринформ/2023-06-26T20-02-33-03-00/630_360_1522941676-5218.jpg" xlink:type="simple" xlink:show="embed" xlink:actuate="onLoad" draw:mime-type="image/jpeg"/>
</draw:frame>
The Head of Defense of the United Kingdom, Ben Volles, during a speech on the palace of the communities, informed about the use of British weapons for the wars of in Ukraine.</text:p>
      <text:p text:style-name="P4">
As Ukrinform reports, it reports <text:a xlink:type="simple" xlink:href="https://news.sky.com/story/russia-ukraine-latest-putin-wagner-prigozhin-belarus-war-live-updates-12541713" text:style-name="Internet_20_link" text:visited-style-name="Visited_20_Internet_20_Link">
Sky News</text:a>
.</text:p>
      <text:p text:style-name="P4">
According to the head of the British defense department, the Storm Shadow missiles, provided to Ukraine, had a "significant impact" on Russian-Ukrainian, and added that this type of weapon "almost incomprehensibly" attacked the Russian material and technical base.</text:p>
      <text:p text:style-name="P4">
<text:span text:style-name="T4">
 Read also: </text:span>
 <text:a xlink:type="simple" xlink:href="https://www.ukrinform.ua/rubric-crimea/3724588-ukraina-stupila-na-slah-akij-privede-do-vizvolenna-krimu-godzes.html" text:style-name="Internet_20_link" text:visited-style-name="Visited_20_Internet_20_Link">
Ukraine has set on the path that will lead to the liberation of Crimea-Gorsi</text:a>
Storm Shadow - a winged latch rocket designed jointly <text:a xlink:type="simple" xlink:href="https://www.ukrinform.ua/tag-britania" text:style-name="Internet_20_link" text:visited-style-name="Visited_20_Internet_20_Link">
Great Britain</text:a>
and France. It is usually released from the air. With firing range over 250 km(155 miles)It is inferior to the 185-mile American army system "Earth-Earth"(ATACMS).</text:p>
      <text:p text:style-name="P4">
Як повідомляв Укрінформ, 11 травня Бен Воллес підтвердив передачу ЛондономУкраїні далекобійних ракет Storm Shadow.</text:p>
      <text:p text:style-name="P4">
<text:span text:style-name="T4">
Читайте також:</text:span>
 <text:a xlink:type="simple" xlink:href="https://www.ukrinform.ua/rubric-ato/3725961-komitet-palati-predstavnikiv-ssa-pidtrimav-rezoluciu-sodo-nadanna-atacms-ukraini.html" text:style-name="Internet_20_link" text:visited-style-name="Visited_20_Internet_20_Link">
 Комітет Палати представників США підтримав резолюцію щодонадання <text:span text:style-name="T4">
ATACMS</text:span>
 Україні </text:a>
At the end of April, Minister of Defense of Ukraine Oleksiy Reznikov said that Ukrainian military was using 100% efficiency of the farm Rametry Shadow.</text:p>
      <text:p text:style-name="P4">
News Source: <text:a xlink:type="simple" xlink:href="https://www.ukrinform.ua/rubric-ato/3728022-raketi-storm-shadow-znacno-vplinuli-na-perebig-rosijskoukrainskoi-vijni-volles.html" text:style-name="Internet_20_link" text:visited-style-name="Visited_20_Internet_20_Link">
https://www.ukrinform.ua/rubric-ato/3728022-raketi-storm-shadow-znacno-vplinuli-na-perebig-rosijskoukrainskoi-vijni-volles.html</text:a>
</text:p>
      <!--NEWS-->
      <text:h text:style-name="P10" text:outline-level="1">
<text:span text:style-name="T4">
Almost 100 invaders were eliminated in the Limano -Kupyan direction per day, more than 150 were injured</text:span>
</text:h>
      <text:p text:style-name="P4">
Authors: Ukrinform (Person)</text:p>
      <text:p text:style-name="P4">
Publisher: Укринформ (Organization)</text:p>
      <text:p text:style-name="P4">
Published Time: 2023-06-26T20:10:00+03:00</text:p>
      <text:p text:style-name="P4">
Modified Time: 2023-06-26T20:10:00+03:00</text:p>
      <text:p text:style-name="P4">
Description: In the Limano-Kupyansk direction, the forces of defense repelled 12 enemy attacks and eliminated almost 100 Russian invaders.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Лиман', 'Війна з Росією', 'Єдині новини', 'Сергій Череватий']</text:p>
      <text:p text:style-name="P4">
Type: Article</text:p>
      <!--METADATA-->
      <text:p text:style-name="P4">
<draw:frame draw:style-name="fr1" draw:name="Image199" text:anchor-type="as-char" svg:width="6.9236in" svg:height="3.956343in" draw:z-index="0">
<draw:image xlink:href="../Images/yкринформ/2023-06-26T20-10-00-03-00/630_360_1680422407-224.png" xlink:type="simple" xlink:show="embed" xlink:actuate="onLoad" draw:mime-type="image/png"/>
</draw:frame>
In the Limano-Kupyansk direction, the forces of defense repelled 12 enemy attacks and eliminated almost 1,100 Russian invaders.</text:p>
      <text:p text:style-name="P4">
According to the Ukrinform correspondent, the spokesman of the Eastern Urell of the Armed Forces Sergey Cherevaty said this on the air of the Teleterna "One News".</text:p>
      <text:p text:style-name="P4">
“12 enemy attacks were reflected in the Limano-Kupyan direction. The enemy 477 times from artillery and volley fire systems, made 11 aircraft.(https://www.ukrinform.ua/tag-poloneni)”, - reported.</text:p>
      <text:p text:style-name="P4">
Two APCs, one BMP, self-propelled MSTA-C, howitzer D-20, six drones-Kamikadze were also destroyed.</text:p>
      <text:p text:style-name="P4">
<text:span text:style-name="T4">
 Read also: </text:span>
 <text:a xlink:type="simple" xlink:href="https://www.ukrinform.ua/rubric-ato/3728008-na-shodi-jdut-boi-za-dobu-ponad-35-zitknen-na-troh-napramkah.html" text:style-name="Internet_20_link" text:visited-style-name="Visited_20_Internet_20_Link">
in the east there are battles - a day more than 35 collisions on three -way</text:a>
Cherevaty noted that the enemy is demotivated, he does not understand what giving life. "What we hear from prisoners shows that they are demotivated.</text:p>
      <text:p text:style-name="P4">
As it was reported, in the day in the Bakhmut direction 17 municipalities took place, more than 350 invaders were liquidated and wounded.</text:p>
      <text:p text:style-name="P4">
News Source: <text:a xlink:type="simple" xlink:href="https://www.ukrinform.ua/rubric-ato/3728024-na-limanokupanskomu-napramku-za-dobu-likviduvali-majze-100-zagarbnikiv-ponad-150-poraneni.html" text:style-name="Internet_20_link" text:visited-style-name="Visited_20_Internet_20_Link">
https://www.ukrinform.ua/rubric-ato/3728024-na-limanokupanskomu-napramku-za-dobu-likviduvali-majze-100-zagarbnikiv-ponad-150-poraneni.html</text:a>
</text:p>
      <!--NEWS-->
      <text:h text:style-name="P10" text:outline-level="1">
<text:span text:style-name="T4">
The army of the Russian Federation fired the village in Donetsk region, is dead and wounded</text:span>
</text:h>
      <text:p text:style-name="P4">
Authors: Ukrinform (Person)</text:p>
      <text:p text:style-name="P4">
Publisher: Укринформ (Organization)</text:p>
      <text:p text:style-name="P4">
Published Time: 2023-06-26T20:16:00+03:00</text:p>
      <text:p text:style-name="P4">
Modified Time: 2023-06-26T20:16:00+03:00</text:p>
      <text:p text:style-name="P4">
Description: The Russian military fired the village of New Komar of the Volnovaksky District in Donetsk. As a result, one person was killed, another wounded. - Ukrinform.</text:p>
      <text:p text:style-name="P4">
Images: ['<text:a xlink:type="simple" xlink:href="https://static.ukrinform.com/photos/2023_06/thumb_files/630_360_1687766975-140.jpeg" text:style-name="Internet_20_link" text:visited-style-name="Visited_20_Internet_20_Link">
630_360_16877...</text:a>
']</text:p>
      <text:p text:style-name="P4">
Tags: ['Донеччина', 'Обстріл', 'Поранені', 'Загибель', 'Війна з Росією']</text:p>
      <text:p text:style-name="P4">
Type: Article</text:p>
      <!--METADATA-->
      <text:p text:style-name="P4">
<draw:frame draw:style-name="fr1" draw:name="Image200" text:anchor-type="as-char" svg:width="6.9236in" svg:height="3.956343in" draw:z-index="0">
<draw:image xlink:href="../Images/yкринформ/2023-06-26T20-16-00-03-00/630_360_1687766975-140.jpeg" xlink:type="simple" xlink:show="embed" xlink:actuate="onLoad" draw:mime-type="image/jpeg"/>
</draw:frame>
The Russian Komar of the Volnovaksky District in Donetsk region was firing the village of Novya Komar. As a result, one person was killed, and another person was killed.</text:p>
      <text:p text:style-name="P4">
As Ukrinform reports, it has reported <text:a xlink:type="simple" xlink:href="https://suspilne.media/515921-rosijski-vijska-26-cervna-obstrilali-selo-na-doneccini-zaginuv-colovik-ta-poranena-zinka/" text:style-name="Internet_20_link" text:visited-style-name="Visited_20_Internet_20_Link">
public</text:a>
A spokeswoman for the Donetsk Regional Prosecutor's Office Anastasia Medvedev.</text:p>
      <text:p text:style-name="P4">
"A 56-year-old man was killed during the shelling, and his 53-year-old wife was injured. She was taken to hospital. The walls and the dakhk house were also damaged from the shell.(https://www.ukrinform.ua/tag-pozeza)", -said the spokeswoman of the regional prosecutor's office.</text:p>
      <text:p text:style-name="P4">
According to her, the Russian military was fired by a new mosquito, probably Octillery.</text:p>
      <text:p text:style-name="P4">
<text:span text:style-name="T4">
 Read also: </text:span>
 <text:a xlink:type="simple" xlink:href="https://www.ukrinform.ua/rubric-ato/3727433-u-hersoni-vnaslidok-obstrilu-patipoverhivki-zaginuv-colovik.html" text:style-name="Internet_20_link" text:visited-style-name="Visited_20_Internet_20_Link">
in Kherson as a result of shelling of a five -storey building died</text:a>
Medvedeva noted that the pre -trial investigation of the 2 tbsp. 438 of the Criminal Code of Ukraine(violation of the laws and customs of war).</text:p>
      <text:p text:style-name="P4">
Як повідомляв Укрінформ,  російська армія за минулу добу, 25 червня, <text:a xlink:type="simple" xlink:href="https://www.ukrinform.ua/rubric-regions/3727657-rosia-za-dobu-poranila-troh-ziteliv-doneccini.html" text:style-name="Internet_20_link" text:visited-style-name="Visited_20_Internet_20_Link">
 завдалапоранень трьом жителям Донецької області </text:a>
. Currently, the exact number of casualties in Mariupol and Volnovas.</text:p>
      <text:p text:style-name="P4">
_ Photo illustrative / Pavel Kirilenko_</text:p>
      <text:p text:style-name="P4">
News Source: <text:a xlink:type="simple" xlink:href="https://www.ukrinform.ua/rubric-ato/3728027-armia-rf-obstrilala-selo-na-doneccini-e-zagiblij-ta-poranena.html" text:style-name="Internet_20_link" text:visited-style-name="Visited_20_Internet_20_Link">
https://www.ukrinform.ua/rubric-ato/3728027-armia-rf-obstrilala-selo-na-doneccini-e-zagiblij-ta-poranena.html</text:a>
</text:p>
      <!--NEWS-->
      <text:h text:style-name="P10" text:outline-level="1">
<text:span text:style-name="T4">
Orban: Western Balkans deserve EU membership no less than Ukraine</text:span>
</text:h>
      <text:p text:style-name="P4">
Authors: Ukrinform (Person)</text:p>
      <text:p text:style-name="P4">
Publisher: Укринформ (Organization)</text:p>
      <text:p text:style-name="P4">
Published Time: 2023-06-26T20:18:00+03:00</text:p>
      <text:p text:style-name="P4">
Modified Time: 2023-06-26T20:18:00+03:00</text:p>
      <text:p text:style-name="P4">
Description: Western Balkans, who have long submitted applications and want to become EU members, deserve it no less than Ukraine. - Ukrinform.</text:p>
      <text:p text:style-name="P4">
Images: ['<text:a xlink:type="simple" xlink:href="https://static.ukrinform.com/photos/2022_10/thumb_files/630_360_1665060326-694.jpg" text:style-name="Internet_20_link" text:visited-style-name="Visited_20_Internet_20_Link">
630_360_16650...</text:a>
']</text:p>
      <text:p text:style-name="P4">
Tags: ['Євросоюз', 'Орбан', 'Угорщина', 'Україна', 'Балкани']</text:p>
      <text:p text:style-name="P4">
Type: Article</text:p>
      <!--METADATA-->
      <text:p text:style-name="P4">
<draw:frame draw:style-name="fr1" draw:name="Image201" text:anchor-type="as-char" svg:width="6.9236in" svg:height="3.956343in" draw:z-index="0">
<draw:image xlink:href="../Images/yкринформ/2023-06-26T20-18-00-03-00/630_360_1665060326-694.jpg" xlink:type="simple" xlink:show="embed" xlink:actuate="onLoad" draw:mime-type="image/jpeg"/>
</draw:frame>
The countries of the Balkans, who have long submitted applications and want to become EU members, deserve it no less than Ukraine.</text:p>
      <text:p text:style-name="P4">
The prime minister of Hungary Viktorrban said this during a joint press conference of the heads of governments of the Visegrad Group of Vontails in Slovak Bratislava, Ukrinform correspondent reports.</text:p>
      <text:p text:style-name="P4">
He noted that although much attention of Europe is concentrated in Ukraine, there are other problem regions that need attention. According to him, such a problematic region is the Western Balkans, so the EU cannot allow itself to closely close the eyes to many conflicts between different countries in the Yetnic groups on the Balkan Peninsula. Orban stressed that these conflict are and should find systematic solutions to solve them.</text:p>
      <text:p text:style-name="P4">
<text:span text:style-name="T4">
 Read also: </text:span>
 <text:a xlink:type="simple" xlink:href="https://www.ukrinform.ua/rubric-polytics/3728014-cehia-nazvala-prioriteti-golovuvanna-u-visegradskij-grupi-sered-nih-dopomoga-ukraini.html" text:style-name="Internet_20_link" text:visited-style-name="Visited_20_Internet_20_Link">
<text:span text:style-name="T4">
 Czech Republic </text:span>
 I named the presidency priorities in the Vyshegrad Group, among them - assistance to Ukraine</text:a>
“The EU believes that Western Balkans are an inappropriate region for European integration. Mipovin's mother is such a Balkan policy that will definitely guarantee the European perspective for citizens of this region, ”Orban said.</text:p>
      <text:p text:style-name="P4">
He added that the V4 countries support him in EU Western Balkan membership.</text:p>
      <text:p text:style-name="P4">
<text:span text:style-name="T4">
 Read also: </text:span>
 <text:a xlink:type="simple" xlink:href="https://www.ukrinform.ua/rubric-world/3727995-ugorsina-rozblokue-trans-es-akso-ukraina-viklucit-otp-bank-iz-cornogo-spisku-siarto.html" text:style-name="Internet_20_link" text:visited-style-name="Visited_20_Internet_20_Link">
<text:span text:style-name="T4">
 Hungary </text:span>
 On unlocking the EU tranche if Ukraine excludes the OTP Bank from the "black list" - Siarto</text:a>
It is known that candidates for EU membership among the Balkan Peninsula Ealbania, Northern Macedonia, Serbia, Montenegro, Bosnia and Herzegovina.</text:p>
      <text:p text:style-name="P4">
<text:a xlink:type="simple" xlink:href="https://www.ukrinform.ua/tag-ugorsina" text:style-name="Internet_20_link" text:visited-style-name="Visited_20_Internet_20_Link">
Hungary</text:a>
It holds a separate position on supporting Ukraine's membership in NATO and the EU, maintains close relations with Russia Tabilousus, and in the issue of the Russian-Ukrainian war emphasizes that it "tries to reach peace" without urging Russia to withdraw its troops from Ukraine.</text:p>
      <text:p text:style-name="P4">
News Source: <text:a xlink:type="simple" xlink:href="https://www.ukrinform.ua/rubric-world/3728025-orban-kraini-zahidnih-balkan-zaslugovuut-na-clenstvo-v-es-ne-mense-niz-ukraina.html" text:style-name="Internet_20_link" text:visited-style-name="Visited_20_Internet_20_Link">
https://www.ukrinform.ua/rubric-world/3728025-orban-kraini-zahidnih-balkan-zaslugovuut-na-clenstvo-v-es-ne-mense-niz-ukraina.html</text:a>
</text:p>
      <!--NEWS-->
      <text:h text:style-name="P10" text:outline-level="1">
<text:span text:style-name="T4">
Kalinina lost Kasatkin in the first round of the WTA 500 tournament in Istborne</text:span>
</text:h>
      <text:p text:style-name="P4">
Authors: Ukrinform (Person)</text:p>
      <text:p text:style-name="P4">
Publisher: Укринформ (Organization)</text:p>
      <text:p text:style-name="P4">
Published Time: 2023-06-26T20:24:57+03:00</text:p>
      <text:p text:style-name="P4">
Modified Time: 2023-06-26T20:24:57+03:00</text:p>
      <text:p text:style-name="P4">
Description: Ukrainian tennis player Angelina Kalinina stopped in the first circle of WTA 500 in Eastborne. - Ukrinform.</text:p>
      <text:p text:style-name="P4">
Images: ['<text:a xlink:type="simple" xlink:href="https://static.ukrinform.com/photos/2023_06/thumb_files/630_360_1687800229-784.jpg" text:style-name="Internet_20_link" text:visited-style-name="Visited_20_Internet_20_Link">
630_360_16878...</text:a>
']</text:p>
      <text:p text:style-name="P4">
Tags: ['Теніс', 'Ангеліна Калініна']</text:p>
      <text:p text:style-name="P4">
Type: Article</text:p>
      <!--METADATA-->
      <text:p text:style-name="P4">
<draw:frame draw:style-name="fr1" draw:name="Image202" text:anchor-type="as-char" svg:width="6.9236in" svg:height="3.956343in" draw:z-index="0">
<draw:image xlink:href="../Images/yкринформ/2023-06-26T20-24-57-03-00/630_360_1687800229-784.jpg" xlink:type="simple" xlink:show="embed" xlink:actuate="onLoad" draw:mime-type="image/jpeg"/>
</draw:frame>
The Ukrainian -year -old Angelina Kalinina stopped in the first circle of WTA 500 in Istborne.</text:p>
      <text:p text:style-name="P4">
Today, June 26, Ukrainian tennis player Angelina Kalinina(№26 WTA)Daria Kasatkin lost(№11 WTA)In the 1/16 finals of the WTA 500 tournament in Istborne –3: 6, 1: 6, Ukrinform reports.</text:p>
      <text:p text:style-name="P4">
Kasatkina leads in personal meetings with a score of 3: 1.</text:p>
      <text:p text:style-name="P4">
The match lasted 1 hour 15 minutes, Kalinina never gave out, made 3 double mistakes and made 1/4 break-point.</text:p>
      <text:p text:style-name="P4">
<text:span text:style-name="T4">
 Read also: </text:span>
 <text:a xlink:type="simple" xlink:href="https://www.ukrinform.ua/rubric-sports/3727921-rejting-atp-alkaras-stav-persou-raketkou-svitu.html" text:style-name="Internet_20_link" text:visited-style-name="Visited_20_Internet_20_Link">
ATP rating: Alaras became the first "racket" of the world</text:a>
At first Kalinina was at this stage to play against Maria Sakari(№8 WTA), however, she starred from the competition.</text:p>
      <text:p text:style-name="P4">
Photo: btu.org.ua</text:p>
      <text:p text:style-name="P4">
News Source: <text:a xlink:type="simple" xlink:href="https://www.ukrinform.ua/rubric-sports/3728030-kalinina-prograla-kasatkinij-u-persomu-koli-turniru-wta-500-v-istborni.html" text:style-name="Internet_20_link" text:visited-style-name="Visited_20_Internet_20_Link">
https://www.ukrinform.ua/rubric-sports/3728030-kalinina-prograla-kasatkinij-u-persomu-koli-turniru-wta-500-v-istborni.html</text:a>
</text:p>
      <!--NEWS-->
      <text:h text:style-name="P10" text:outline-level="1">
<text:span text:style-name="T4">
In the victims of Kakhovskaya hydroelectric power plants there are no cases of cholera - Odesa Ova</text:span>
</text:h>
      <text:p text:style-name="P4">
Authors: Ukrinform (Person)</text:p>
      <text:p text:style-name="P4">
Publisher: Укринформ (Organization)</text:p>
      <text:p text:style-name="P4">
Published Time: 2023-06-26T20:30:00+03:00</text:p>
      <text:p text:style-name="P4">
Modified Time: 2023-06-26T20:30:00+03:00</text:p>
      <text:p text:style-name="P4">
Description: Information on the distribution of cholera in flooded as a result of the blasting of the Kakhovka hydroelectric power station is a fake. - Ukrinform.</text:p>
      <text:p text:style-name="P4">
Images: ['<text:a xlink:type="simple" xlink:href="https://static.ukrinform.com/photos/2023_06/thumb_files/630_360_1686682032-707.jpg" text:style-name="Internet_20_link" text:visited-style-name="Visited_20_Internet_20_Link">
630_360_16866...</text:a>
']</text:p>
      <text:p text:style-name="P4">
Tags: ['Фейк', 'Холера', 'Одещина', 'Каховська ГЕС']</text:p>
      <text:p text:style-name="P4">
Type: Article</text:p>
      <!--METADATA-->
      <text:p text:style-name="P4">
<draw:frame draw:style-name="fr1" draw:name="Image203" text:anchor-type="as-char" svg:width="6.9236in" svg:height="3.956343in" draw:z-index="0">
<draw:image xlink:href="../Images/yкринформ/2023-06-26T20-30-00-03-00/630_360_1686682032-707.jpg" xlink:type="simple" xlink:show="embed" xlink:actuate="onLoad" draw:mime-type="image/jpeg"/>
</draw:frame>
Information on the spread of cholera in flooded as a result of the Kakhovsky hydroelectric power station of the regions.</text:p>
      <text:p text:style-name="P4">
About it in <text:a xlink:type="simple" xlink:href="https://t.me/odeskaODA/1888" text:style-name="Internet_20_link" text:visited-style-name="Visited_20_Internet_20_Link">
telegram</text:a>
Oleg Kiper, the chairman of Odessaov, wrote, Ukrinoform reports.</text:p>
      <text:p text:style-name="P4">
“The network is massively expanding <text:a xlink:type="simple" xlink:href="https://www.ukrinform.ua/tag-fejk" text:style-name="Internet_20_link" text:visited-style-name="Visited_20_Internet_20_Link">
fake</text:a>
About the cholera scaffolding in areas affected by flooding. The message is also addressed to users through messengers. We emphasize that Daninformation is not true and is part of the enemy IPSO, ” - writing Kiper.</text:p>
      <text:p text:style-name="P4">
<text:span text:style-name="T4">
 Read also: </text:span>
 <text:a xlink:type="simple" xlink:href="https://www.ukrinform.ua/rubric-health/3725723-ak-zahistis-vid-holeri.html" text:style-name="Internet_20_link" text:visited-style-name="Visited_20_Internet_20_Link">
how to protect yourself from <text:span text:style-name="T4">
 cholera </text:span>
</text:a>
He stressed that today in the territories of Kherson, Zaporizhzhya Nikolaev, Dnipropetrovsk and Odessa regions, no confirmed case of cholera has been registered.</text:p>
      <text:p text:style-name="P4">
As reported by Ukrinform, in the capital the quality of drinking water is normal - <text:a xlink:type="simple" xlink:href="https://www.ukrinform.ua/rubric-kyiv/3727913-u-stolici-akist-pitnoi-vodi-v-normi-kmda-sprostuvala-fejk-pro-holernu-palicku.html" text:style-name="Internet_20_link" text:visited-style-name="Visited_20_Internet_20_Link">
KMDACSPOSED FOOK about cholera stick</text:a>
.</text:p>
      <text:p text:style-name="P4">
As it was reported, on the night of June 6, the Russian military blew up the Greblyukhov hydroelectric power station. The contaminated Dnieper waters reached the Black Sea the next day after the explosion.</text:p>
      <text:p text:style-name="P4">
News Source: <text:a xlink:type="simple" xlink:href="https://www.ukrinform.ua/rubric-regions/3728031-u-postrazdalih-vid-pidrivu-kahovskoi-ges-oblastah-nemae-vipadkiv-holeri-odeska-ova.html" text:style-name="Internet_20_link" text:visited-style-name="Visited_20_Internet_20_Link">
https://www.ukrinform.ua/rubric-regions/3728031-u-postrazdalih-vid-pidrivu-kahovskoi-ges-oblastah-nemae-vipadkiv-holeri-odeska-ova.html</text:a>
</text:p>
      <!--NEWS-->
      <text:h text:style-name="P10" text:outline-level="1">
<text:span text:style-name="T4">
The EU supports the Ukrainian formula of peace and promote it in the world - Borrel</text:span>
</text:h>
      <text:p text:style-name="P4">
Authors: Ukrinform (Person)</text:p>
      <text:p text:style-name="P4">
Publisher: Укринформ (Organization)</text:p>
      <text:p text:style-name="P4">
Published Time: 2023-06-26T20:31:49+03:00</text:p>
      <text:p text:style-name="P4">
Modified Time: 2023-06-26T20:31:49+03:00</text:p>
      <text:p text:style-name="P4">
Description: The European Union supports the Ukrainian "formula of peace" and promote it in the world.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Україна', 'Боррель', 'Війна з Росією', 'Формула миру']</text:p>
      <text:p text:style-name="P4">
Type: Article</text:p>
      <!--METADATA-->
      <text:p text:style-name="P4">
<draw:frame draw:style-name="fr1" draw:name="Image204" text:anchor-type="as-char" svg:width="6.9236in" svg:height="3.956343in" draw:z-index="0">
<draw:image xlink:href="../Images/yкринформ/2023-06-26T20-31-49-03-00/630_360_1667561515-584.jpg" xlink:type="simple" xlink:show="embed" xlink:actuate="onLoad" draw:mime-type="image/jpeg"/>
</draw:frame>
The European Union supports the Ukrainian "formula of peace" and will promote it.</text:p>
      <text:p text:style-name="P4">
This was stated at a press conference in Luxembourg as a result of the Council of Ministers of EU in the abuse of EU High EU Josep Borrel, the Ukrinform correspondent reports.</text:p>
      <text:p text:style-name="P4">
“It is clear that we are striving for peace. We will continue global contacts by the search for a long peace for Ukraine in accordance with the principles of the Charter <text:a xlink:type="simple" xlink:href="https://www.ukrinform.ua/tag-oon" text:style-name="Internet_20_link" text:visited-style-name="Visited_20_Internet_20_Link">
UN</text:a>
. This meeting(ministers)It is also an important point for consolidating our global partners. We have confirmed the support of the "peaceful formula" proposed by Ukraine and we are looking for as wide support for it. It will be a lot of work for the European Foreign Action Service, as well as for me to achieve the support of Ukraine around the world, support for a just, honest and prolonged mir, ”Borrel said.</text:p>
      <text:p text:style-name="P4">
<text:span text:style-name="T4">
 Read also: </text:span>
 <text:a xlink:type="simple" xlink:href="https://www.ukrinform.ua/rubric-polytics/3726984-u-danii-projde-zustric-sodo-ukrainskoi-formuli-miru.html" text:style-name="Internet_20_link" text:visited-style-name="Visited_20_Internet_20_Link">
in Denmark there will be a meeting on Ukrainian <text:span text:style-name="T4">
 formulas </text:span>
 and peace</text:a>
He added that after a wide discussion of the situation in Ukraine and influencing its last events in Russia, the ministers have come to an understanding of the need for further support of Ukraine and its increase. Such assistance should continue to grow in all -degree, especially in the military field.</text:p>
      <text:p text:style-name="P4">
"We were informed about the situation at the foreign minister with a truly fashion, we discussed how to fulfill the obligations and respond to immediate and for a short and long term," the EU High Representative said.</text:p>
      <text:p text:style-name="P4">
He noted that 24,000 Ukrainian military has already been trained by the EU auxiliary military mission for Ukraine. Thus, the ultimate metamicia - to prepare 30 thousand Ukrainian military by the end of the year, according to Borrel, "is quite achievable."</text:p>
      <text:p text:style-name="P4">
*!(https://www.ukrinform.ua/rubric-polytics/3726463-pare-uhvalila-rezoluciu-pro-povnu-pidtrimku-mirnogo-planu-zelenskogo.html)</text:p>
      <text:p text:style-name="P4">
As it was reported, the Council of Ministers of EU Ministry of Ministers of Ukraine was held today in Luxembourg, during which European government officials considered the issue of assistance to Ukraine in the conditions of destabilization of internal political situations in Russia. The ministers discussed key foreign policy priorities on the eve of the EU Heads and Government meetings in the format of the European Council, which will take place at the end of the week in Brussels.</text:p>
      <text:p text:style-name="P4">
News Source: <text:a xlink:type="simple" xlink:href="https://www.ukrinform.ua/rubric-polytics/3728033-es-pidtrimue-ukrainsku-formulu-miru-ta-prosuvatime-ii-u-sviti-borrel.html" text:style-name="Internet_20_link" text:visited-style-name="Visited_20_Internet_20_Link">
https://www.ukrinform.ua/rubric-polytics/3728033-es-pidtrimue-ukrainsku-formulu-miru-ta-prosuvatime-ii-u-sviti-borrel.html</text:a>
</text:p>
      <!--NEWS-->
      <text:h text:style-name="P10" text:outline-level="1">
<text:span text:style-name="T4">
The Berdyansk authorities confirmed the death of two teenagers killed by the Russians</text:span>
</text:h>
      <text:p text:style-name="P4">
Authors: Ukrinform (Person)</text:p>
      <text:p text:style-name="P4">
Publisher: Укринформ (Organization)</text:p>
      <text:p text:style-name="P4">
Published Time: 2023-06-26T20:45:00+03:00</text:p>
      <text:p text:style-name="P4">
Modified Time: 2023-06-26T20:45:00+03:00</text:p>
      <text:p text:style-name="P4">
Description: The Berdyansk City Military Administration confirmed the death of Tigran Ogannisyan and Nikita Khanganov, who were killed on June 24 by the Russian military. - Ukrinform.</text:p>
      <text:p text:style-name="P4">
Images: ['<text:a xlink:type="simple" xlink:href="https://static.ukrinform.com/photos/2021_04/thumb_files/630_360_1617451171-445.jpg" text:style-name="Internet_20_link" text:visited-style-name="Visited_20_Internet_20_Link">
630_360_16174...</text:a>
']</text:p>
      <text:p text:style-name="P4">
Tags: ['Бердянськ', 'Діти', 'Вбивство', 'Війна з Росією']</text:p>
      <text:p text:style-name="P4">
Type: Article</text:p>
      <!--METADATA-->
      <text:p text:style-name="P4">
<draw:frame draw:style-name="fr1" draw:name="Image205" text:anchor-type="as-char" svg:width="6.9236in" svg:height="3.956343in" draw:z-index="0">
<draw:image xlink:href="../Images/yкринформ/2023-06-26T20-45-00-03-00/630_360_1617451171-445.jpg" xlink:type="simple" xlink:show="embed" xlink:actuate="onLoad" draw:mime-type="image/jpeg"/>
</draw:frame>
The Berdyansk Military Administration confirmed the death of Tigran Ogannisyan and Mykytikhanganov, who were killed by the Russian military on June 24.</text:p>
      <text:p text:style-name="P4">
The corresponding message is published in <text:a xlink:type="simple" xlink:href="https://t.me/berdmisk/3534" text:style-name="Internet_20_link" text:visited-style-name="Visited_20_Internet_20_Link">
telegram</text:a>
Berdyansk MBA, reports Ukrinform.</text:p>
      <text:p text:style-name="P4">
"Unfortunately, the death of Tigran Ogannisyan and Nikita Khanganova was confirmed. They were killed," the post reads.</text:p>
      <text:p text:style-name="P4">
The city authorities <text:a xlink:type="simple" xlink:href="https://t.me/berdmisk/3535" text:style-name="Internet_20_link" text:visited-style-name="Visited_20_Internet_20_Link">
called</text:a>
He has now refracted the murder of teenagers: "Their relatives are still in the temporary -enclosed territory, and premature statements can harm their safety to tastana the threat to life."</text:p>
      <text:p text:style-name="P4">
In turn, the Verkhovna Rada Commissioner for Human Rights Dmitry Lubinets Wefiri Telelorphone “<text:a xlink:type="simple" xlink:href="https://www.youtube.com/watch" text:style-name="Internet_20_link" text:visited-style-name="Visited_20_Internet_20_Link">
The only news</text:a>
”He stated that once again a noun institution can do anything with the Russian Federation, which proves itself as a terrorist.</text:p>
      <text:p text:style-name="P4">
"This country behaves as a terrorist, does not pay attention to no international conventions, international humanitarian law. They have shown again that they could kill two Ukrainian children and pretend that they will not be there for anything," the Ombudsman proclaimed.</text:p>
      <text:p text:style-name="P4">
He reported that Ukraine officially appealed to the International Committee of the Red Cross so that Russia urgently giving the bodies of fallen teenagers. But, in words, there is no official answer from the ICRC.</text:p>
      <text:p text:style-name="P4">
<text:span text:style-name="T4">
 Read also: </text:span>
 [murder of teenagers in <text:span text:style-name="T4">
 Berdyans </text:span>
(https://www.ukrinform.ua/rubric-regions/3727998-ubivstvo-pidlitkiv-u-berdansku-pravozahisniki-vvazaut-vidpovidalnou-okupacijnu-vladu.html)“But their answer is always the same - we were not allowed by the Russian side, so we could not fulfill our mandate. We do not see a great desire to influence the Russians so that they still allow representatives of the International Committee to Cross to our citizens, whom thousands of Russians illegally hold Russian camps, ”Lubinets stressed.</text:p>
      <text:p text:style-name="P4">
He noted that international organizations informed about this situation.</text:p>
      <text:p text:style-name="P4">
Earlier it was reported that in the occupied Berdyansk invaders declared "the liquidation of two pro -Ukrainian terrorists". One of them is 16-year-old Tigranogannisan. Mipl notes that the second <text:a xlink:type="simple" xlink:href="https://www.ukrinform.ua/tag-vbivstvo" text:style-name="Internet_20_link" text:visited-style-name="Visited_20_Internet_20_Link">
killed</text:a>
- Mikita Hanganov.Tigran Ogannisiana was abducted in September 2022. He was accused of terrorism together with another underground, Nikita Khanganov. They were threatened with 20 years of imprisonment.</text:p>
      <text:p text:style-name="P4">
<text:span text:style-name="T4">
 Read also: </text:span>
 <text:a xlink:type="simple" xlink:href="https://www.ukrinform.ua/rubric-regions/3727487-rodiciv-ubitih-u-berdansku-hlopciv-zagarbniki-dopituut-ta-obsukuut.html" text:style-name="Internet_20_link" text:visited-style-name="Visited_20_Internet_20_Link">
relatives killed in <text:span text:style-name="T4">
 Berdyans </text:span>
 guys invading and searching</text:a>
In June this year, the European Parliament demanded that the Russian authorities stop the process against children and allow them to leave the territory controlled by Ukraine.</text:p>
      <text:p text:style-name="P4">
News Source: <text:a xlink:type="simple" xlink:href="https://www.ukrinform.ua/rubric-regions/3728040-vlada-berdanska-pidtverdila-smert-dvoh-pidlitkiv-akih-vbili-rosiani.html" text:style-name="Internet_20_link" text:visited-style-name="Visited_20_Internet_20_Link">
https://www.ukrinform.ua/rubric-regions/3728040-vlada-berdanska-pidtverdila-smert-dvoh-pidlitkiv-akih-vbili-rosiani.html</text:a>
</text:p>
      <!--NEWS-->
      <text:h text:style-name="P10" text:outline-level="1">
<text:span text:style-name="T4">
Russia wants to stop Ukrainian offensive at any cost-painter</text:span>
</text:h>
      <text:p text:style-name="P4">
Authors: Ukrinform (Person)</text:p>
      <text:p text:style-name="P4">
Publisher: Укринформ (Organization)</text:p>
      <text:p text:style-name="P4">
Published Time: 2023-06-26T20:56:00+03:00</text:p>
      <text:p text:style-name="P4">
Modified Time: 2023-06-26T20:56:00+03:00</text:p>
      <text:p text:style-name="P4">
Description: Deputy Minister of Defense Anna Malyar said that Russia now wants to stop the Ukrainian offensive at any cost. - Ukrinform.</text:p>
      <text:p text:style-name="P4">
Images: ['<text:a xlink:type="simple" xlink:href="https://static.ukrinform.com/photos/2023_06/thumb_files/630_360_1686221008-699.jpg" text:style-name="Internet_20_link" text:visited-style-name="Visited_20_Internet_20_Link">
630_360_16862...</text:a>
']</text:p>
      <text:p text:style-name="P4">
Tags: ['Війна з Росією', 'Ганна Маляр', 'Контрнаступ']</text:p>
      <text:p text:style-name="P4">
Type: Article</text:p>
      <!--METADATA-->
      <text:p text:style-name="P4">
<draw:frame draw:style-name="fr1" draw:name="Image207" text:anchor-type="as-char" svg:width="6.9236in" svg:height="3.956343in" draw:z-index="0">
<draw:image xlink:href="../Images/yкринформ/2023-06-26T20-56-00-03-00/630_360_1686221008-699.jpg" xlink:type="simple" xlink:show="embed" xlink:actuate="onLoad" draw:mime-type="image/jpeg"/>
</draw:frame>
Deputy Defense Minister Anna Malyar stated that Russia now wants to stop the Ukrainian reflection at any cost.</text:p>
      <text:p text:style-name="P4">
According to Ukrinform, she reported this in <text:a xlink:type="simple" xlink:href="https://t.me/annamaliar/887" text:style-name="Internet_20_link" text:visited-style-name="Visited_20_Internet_20_Link">
telegram</text:a>
.</text:p>
      <text:p text:style-name="P4">
“The task of the Russian Federation is now - stop our offensive at any cost. Blasting of dams, replacement of fields, continuous shelling, diversions, information and even "nuclear" rhetoric. This is the task - the maximum. The minimum is to stop, then to significantly complicate and slow down our promotion and in the meantime to prepare our own counter -offensive, ”the painter said.</text:p>
      <text:p text:style-name="P4">
According to her, for the Russians the motivation to "not lose" the captured land, will be carried out much more than the motivation of "capturing" the earth. "Because this is their mental trauma," the painter said.</text:p>
      <text:p text:style-name="P4">
<text:span text:style-name="T4">
 Read also: </text:span>
 <text:a xlink:type="simple" xlink:href="https://www.ukrinform.ua/rubric-ato/3727659-zsu-na-pivdni-zvilnili-vid-voroga-130-kvadratnih-kilometriv-malar.html" text:style-name="Internet_20_link" text:visited-style-name="Visited_20_Internet_20_Link">
Armed Forces in the south released from the enemy 130 square kilometers - the Ministry of Defense</text:a>
“They are psychologically easier to tolerate an unsuccessful offensive than the loss of conquered earths. It demoralizes and demorates them irreparably. Then they will not collect the army themselves, because the fighters, as in Kharkiv region, will start to give up orders in mass. So, we have to understand this, ”the deputy minister emphasized.</text:p>
      <text:p text:style-name="P4">
At the same time, Ukrainian <text:a xlink:type="simple" xlink:href="https://www.ukrinform.ua/tag-vijskovi" text:style-name="Internet_20_link" text:visited-style-name="Visited_20_Internet_20_Link">
troops</text:a>
It is really difficult now.</text:p>
      <text:p text:style-name="P4">
“But they move forward. Confidently. Because we are running a just war. And this is our strength, ”the painter emphasized.</text:p>
      <text:p text:style-name="P4">
According to Ukrinform, Russian troops concentrate the main efforts of Nalimansk, Bakhmut and Mariinsky directions - during the day <text:a xlink:type="simple" xlink:href="https://www.ukrinform.ua/rubric-ato/3728008-na-shodi-jdut-boi-za-dobu-ponad-35-zitknen-na-troh-napramkah.html" text:style-name="Internet_20_link" text:visited-style-name="Visited_20_Internet_20_Link">
more than 35 combat clashes took place</text:a>
.</text:p>
      <text:p text:style-name="P4">
News Source: <text:a xlink:type="simple" xlink:href="https://www.ukrinform.ua/rubric-ato/3728046-rosia-hoce-zupiniti-ukrainskij-nastup-budakou-cinou-malar.html" text:style-name="Internet_20_link" text:visited-style-name="Visited_20_Internet_20_Link">
https://www.ukrinform.ua/rubric-ato/3728046-rosia-hoce-zupiniti-ukrainskij-nastup-budakou-cinou-malar.html</text:a>
</text:p>
      <!--NEWS-->
      <text:h text:style-name="P10" text:outline-level="1">
<text:span text:style-name="T4">
The Russians firing Sumy region with mortars and SAUs - more than 30 "arrivals" per day</text:span>
</text:h>
      <text:p text:style-name="P4">
Authors: Ukrinform (Person)</text:p>
      <text:p text:style-name="P4">
Publisher: Укринформ (Organization)</text:p>
      <text:p text:style-name="P4">
Published Time: 2023-06-26T21:01:59+03:00</text:p>
      <text:p text:style-name="P4">
Modified Time: 2023-06-26T21:01:59+03:00</text:p>
      <text:p text:style-name="P4">
Description: The troops of the Russian Federation during the day, June 26 fired the border of Sumy region. - Ukrinform.</text:p>
      <text:p text:style-name="P4">
Images: ['<text:a xlink:type="simple" xlink:href="https://static.ukrinform.com/photos/2023_01/thumb_files/630_360_1673260811-241.jpg" text:style-name="Internet_20_link" text:visited-style-name="Visited_20_Internet_20_Link">
630_360_16732...</text:a>
']</text:p>
      <text:p text:style-name="P4">
Tags: ['Обстріл', 'Сумщина', 'Війна з Росією']</text:p>
      <text:p text:style-name="P4">
Type: Article</text:p>
      <!--METADATA-->
      <text:p text:style-name="P4">
<draw:frame draw:style-name="fr1" draw:name="Image208" text:anchor-type="as-char" svg:width="6.9236in" svg:height="3.956343in" draw:z-index="0">
<draw:image xlink:href="../Images/yкринформ/2023-06-26T21-01-59-03-00/630_360_1673260811-241.jpg" xlink:type="simple" xlink:show="embed" xlink:actuate="onLoad" draw:mime-type="image/jpeg"/>
</draw:frame>
The Russian Federation during the day, June 26 fired the border of the Sumy region.</text:p>
      <text:p text:style-name="P4">
According to Ukrinform, the Operational Command "North" reports in <text:a xlink:type="simple" xlink:href="https://t.me/ok_pivnich1/3509" text:style-name="Internet_20_link" text:visited-style-name="Visited_20_Internet_20_Link">
telegram</text:a>
.</text:p>
      <text:p text:style-name="P4">
From 03:45 to 04:00 there were 5 hits, probably from a mortar of 120 caliber, in the village of Sorokin.</text:p>
      <text:p text:style-name="P4">
From 11:45 to 11:50, 8 hits were recorded, approximately the SAU, in the area of the inhabited pool of Korenok.</text:p>
      <text:p text:style-name="P4">
<text:span text:style-name="T4">
 Read also: </text:span>
 <text:a xlink:type="simple" xlink:href="https://www.ukrinform.ua/rubric-ato/3728027-armia-rf-obstrilala-selo-na-doneccini-e-zagiblij-ta-poranena.html" text:style-name="Internet_20_link" text:visited-style-name="Visited_20_Internet_20_Link">
Army of the Russian Federation <text:span text:style-name="T4">
 Exacerbate </text:span>
 The village in Donetsk region, is the dead Taporanen</text:a>
From 12:48 to 12:55, 6 hits were recorded, approximately from mortar, in the district of Khodyne.</text:p>
      <text:p text:style-name="P4">
From 4:30 pm to 16:35 12 hits were recorded, probably from a mortar of 82 mm caliber in the middle of the settlement of the middle-building.</text:p>
      <text:p text:style-name="P4">
There was no damage to civilian infrastructure in the local population.</text:p>
      <text:p text:style-name="P4">
As reported by Ukrinform, in <text:a xlink:type="simple" xlink:href="https://www.ukrinform.ua/tag-sumsina" text:style-name="Internet_20_link" text:visited-style-name="Visited_20_Internet_20_Link">
Sumy region</text:a>
in the hospital <text:a xlink:type="simple" xlink:href="https://www.ukrinform.ua/rubric-regions/3727848-obstril-sumsini-u-likarni-pomerla-zinka-aka-naperedodni-distala-poranenna.html" text:style-name="Internet_20_link" text:visited-style-name="Visited_20_Internet_20_Link">
a 41-year-old woman died</text:a>
from Miropillya, who was injured during yesterday's artillery shelling.</text:p>
      <text:p text:style-name="P4">
News Source: <text:a xlink:type="simple" xlink:href="https://www.ukrinform.ua/rubric-ato/3728047-rosiani-obstriluut-sumsinu-z-minometiv-i-sau-ponad-30-prilotiv-za-den.html" text:style-name="Internet_20_link" text:visited-style-name="Visited_20_Internet_20_Link">
https://www.ukrinform.ua/rubric-ato/3728047-rosiani-obstriluut-sumsinu-z-minometiv-i-sau-ponad-30-prilotiv-za-den.html</text:a>
</text:p>
      <!--NEWS-->
      <text:h text:style-name="P10" text:outline-level="1">
<text:span text:style-name="T4">
Prigogine's rebellion is a challenge to Putin - British Foreign Minister</text:span>
</text:h>
      <text:p text:style-name="P4">
Authors: Ukrinform (Person)</text:p>
      <text:p text:style-name="P4">
Publisher: Укринформ (Organization)</text:p>
      <text:p text:style-name="P4">
Published Time: 2023-06-26T21:08:01+03:00</text:p>
      <text:p text:style-name="P4">
Modified Time: 2023-06-26T21:08:01+03:00</text:p>
      <text:p text:style-name="P4">
Description: The British Foreign Minister James Kleverly said that the termination of the Wagner PEC, headed by Eugene Prigogin, is Vladimir Putin's "unprecedented challenge". - Ukrinform.</text:p>
      <text:p text:style-name="P4">
Images: ['<text:a xlink:type="simple" xlink:href="https://static.ukrinform.com/photos/2023_01/thumb_files/630_360_1673921224-587.jpeg" text:style-name="Internet_20_link" text:visited-style-name="Visited_20_Internet_20_Link">
630_360_16739...</text:a>
']</text:p>
      <text:p text:style-name="P4">
Tags: ['Путін', 'Росія', 'Пригожин']</text:p>
      <text:p text:style-name="P4">
Type: Article</text:p>
      <!--METADATA-->
      <text:p text:style-name="P4">
<draw:frame draw:style-name="fr1" draw:name="Image209" text:anchor-type="as-char" svg:width="6.9236in" svg:height="3.956343in" draw:z-index="0">
<draw:image xlink:href="../Images/yкринформ/2023-06-26T21-08-01-03-00/630_360_1673921224-587.jpeg" xlink:type="simple" xlink:show="embed" xlink:actuate="onLoad" draw:mime-type="image/jpeg"/>
</draw:frame>
The British Foreign Minister James Kleverli said that the termination of the Wagner PEC, headed by Yevgeny Prigogin, is Vladimir Putin's "unprecedented".</text:p>
      <text:p text:style-name="P4">
As Ukrinform reports, it reports <text:a xlink:type="simple" xlink:href="https://www.reuters.com/world/europe/uks-cleverly-prigozhins-rebellion-is-an-unprecedented-challenge-russias-putin-2023-06-26/" text:style-name="Internet_20_link" text:visited-style-name="Visited_20_Internet_20_Link">
Reuters</text:a>
.</text:p>
      <text:p text:style-name="P4">
"The uprising of Prigogine is an unprecedented challenge to President Putin's power, and it is obvious that cracks appear in support of the war," Kleverla said.</text:p>
      <text:p text:style-name="P4">
He added that the British government considers events in Russia on June 23-24 by the Internal Affairs of the Federation.</text:p>
      <text:p text:style-name="P4">
“And of course the leadership <text:a xlink:type="simple" xlink:href="https://www.ukrinform.ua/tag-rosia" text:style-name="Internet_20_link" text:visited-style-name="Visited_20_Internet_20_Link">
by Russia</text:a>
Only the Russian people are exclusively, ”the politician emphasized.</text:p>
      <text:p text:style-name="P4">
According to him, although Prigogine, along with the mercenaries, "committed the atrocities in Ukraine in other places", the head of the terrorist group publicly declared the prosecution of a full -scale invasion of Ukraine in February last year.</text:p>
      <text:p text:style-name="P4">
<text:span text:style-name="T4">
 Read also: </text:span>
 <text:a xlink:type="simple" xlink:href="https://www.ukrinform.ua/rubric-world/3728018-sproba-buntu-vagnerivciv-zasvidcila-oslablenna-rosijskoi-derzavi-j-putina-borrel.html" text:style-name="Internet_20_link" text:visited-style-name="Visited_20_Internet_20_Link">
attempt by Wagner's rebellion testified to the weakening of the Russian state and <text:span text:style-name="T4">
 Putin </text:span>
 a - Borrel</text:a>
“But he(Prigogine - ed.)He said aloud what we believed from the beginning of the full -scale invasion of Russia: that this invasion was unjustified sprayed, ”the British Foreign Minister emphasized.</text:p>
      <text:p text:style-name="P4">
As reported by Ukrinform, the leader of the Wagner PEC [Yevgeny Prigogin was on June 23.(https://www.ukrinform.ua/rubric-other_news/3727120-zakolot-prigozina-vse-so-vidomo-na-cej-moment.html)Against the Russian military protection, in particular against the Minister of Defense of the Russian Federation Sergei Shoig.</text:p>
      <text:p text:style-name="P4">
As a result of the offensive, the Wagner PEC column reached the Lipetsk region of Russia, which is 420 kilometers from Moscow.</text:p>
      <text:p text:style-name="P4">
Self -proclaimed President of Belarus Oleksandr Lukashenko held a negotiation with the founder of PEC "Wagner" Yevgeny Prigogin, after which the latter stated that the groups of the group return to the field camps.</text:p>
      <text:p text:style-name="P4">
News Source: <text:a xlink:type="simple" xlink:href="https://www.ukrinform.ua/rubric-world/3728048-zakolot-prigozina-e-viklikom-putinu-glava-mzs-britanii.html" text:style-name="Internet_20_link" text:visited-style-name="Visited_20_Internet_20_Link">
https://www.ukrinform.ua/rubric-world/3728048-zakolot-prigozina-e-viklikom-putinu-glava-mzs-britanii.html</text:a>
</text:p>
      <!--NEWS-->
      <text:h text:style-name="P10" text:outline-level="1">
<text:span text:style-name="T4">
As a result of the war, 8.2 million Ukrainians went abroad - Shuliak</text:span>
</text:h>
      <text:p text:style-name="P4">
Authors: Ukrinform (Person)</text:p>
      <text:p text:style-name="P4">
Publisher: Укринформ (Organization)</text:p>
      <text:p text:style-name="P4">
Published Time: 2023-06-26T21:11:00+03:00</text:p>
      <text:p text:style-name="P4">
Modified Time: 2023-06-26T21:11:00+03:00</text:p>
      <text:p text:style-name="P4">
Description: As a result of Russia, 8.2 million inhabitants of Ukraine left abroad. - Ukrinform.</text:p>
      <text:p text:style-name="P4">
Images: ['<text:a xlink:type="simple" xlink:href="https://static.ukrinform.com/photos/2021_01/thumb_files/630_360_1609785608-250.jpg" text:style-name="Internet_20_link" text:visited-style-name="Visited_20_Internet_20_Link">
630_360_16097...</text:a>
']</text:p>
      <text:p text:style-name="P4">
Tags: ['Переселенці', 'Біженці', 'Шуляк', 'Війна з Росією']</text:p>
      <text:p text:style-name="P4">
Type: Article</text:p>
      <!--METADATA-->
      <text:p text:style-name="P4">
<draw:frame draw:style-name="fr1" draw:name="Image210" text:anchor-type="as-char" svg:width="6.9236in" svg:height="3.956343in" draw:z-index="0">
<draw:image xlink:href="../Images/yкринформ/2023-06-26T21-11-00-03-00/630_360_1609785608-250.jpg" xlink:type="simple" xlink:show="embed" xlink:actuate="onLoad" draw:mime-type="image/jpeg"/>
</draw:frame>
As a result of Russia, 8.2 million in Ukraine left a full -scale war abroad.</text:p>
      <text:p text:style-name="P4">
According to Ukrinform, it reported in the exclusive <text:a xlink:type="simple" xlink:href="http://ukr.radio/news.html" text:style-name="Internet_20_link" text:visited-style-name="Visited_20_Internet_20_Link">
interview with Ukrainian radio</text:a>
The Parliamentary Committee on Organization of State Authorities, Local Saming, Regional Development and Urban Planning, the head of the "Servant of the People" party Elena Shuliak.</text:p>
      <text:p text:style-name="P4">
"8.2 million of our people are now abroad, more than 5 million are intra -converted persons in the territory of Ukraine," she said.</text:p>
      <text:p text:style-name="P4">
Shuliak noted: When planning the post -war restoration of Ukraine, you need to understand how many of these millions <text:a xlink:type="simple" xlink:href="https://www.ukrinform.ua/tag-bizenci" text:style-name="Internet_20_link" text:visited-style-name="Visited_20_Internet_20_Link">
refugees</text:a>
They will return to their communities how to employ them and provide access to dosocial infrastructure.</text:p>
      <text:p text:style-name="P4">
<text:span text:style-name="T4">
 Read also: </text:span>
 <text:a xlink:type="simple" xlink:href="https://www.ukrinform.ua/rubric-society/3723488-ssa-pracuut-iz-souznikami-sob-zahistiti-ukrainskih-bizenciv-vid-torgivli-ludmi-derzdep.html" text:style-name="Internet_20_link" text:visited-style-name="Visited_20_Internet_20_Link">
USA work with allies to protect Ukrainian <text:span text:style-name="T4">
 Refugees </text:span>
 In human trafficking - State Department</text:a>
It was reported that on June 21-22 in London the International Conference of Circulation of Ukraine - Ukraine Recovery Conference, third large -scale international event was held in London.(After conferences in Lugano and Berlin). Понад 400 світовихкомпаній пообіцяли надати підтримку Україні у відбудові економіки.</text:p>
      <text:p text:style-name="P4">
News Source: <text:a xlink:type="simple" xlink:href="https://www.ukrinform.ua/rubric-society/3728049-unaslidok-vijni-za-kordon-viihali-82-miljona-ukrainciv-sulak.html" text:style-name="Internet_20_link" text:visited-style-name="Visited_20_Internet_20_Link">
https://www.ukrinform.ua/rubric-society/3728049-unaslidok-vijni-za-kordon-viihali-82-miljona-ukrainciv-sulak.html</text:a>
</text:p>
      <!--NEWS-->
      <text:h text:style-name="P10" text:outline-level="1">
<text:span text:style-name="T4">
Ukrainian Bezhura is the first in fencing at European Games</text:span>
</text:h>
      <text:p text:style-name="P4">
Authors: Ukrinform (Person)</text:p>
      <text:p text:style-name="P4">
Publisher: Укринформ (Organization)</text:p>
      <text:p text:style-name="P4">
Published Time: 2023-06-26T21:14:49+03:00</text:p>
      <text:p text:style-name="P4">
Modified Time: 2023-06-26T21:14:49+03:00</text:p>
      <text:p text:style-name="P4">
Description: The Ukrainian Joan-Feabie Bezhura became the European Games Champion in the fencing on the shed. - Ukrinform.</text:p>
      <text:p text:style-name="P4">
Images: ['<text:a xlink:type="simple" xlink:href="https://static.ukrinform.com/photos/2023_06/thumb_files/630_360_1687803206-387.jpg" text:style-name="Internet_20_link" text:visited-style-name="Visited_20_Internet_20_Link">
630_360_16878...</text:a>
']</text:p>
      <text:p text:style-name="P4">
Tags: ['Фехтування', 'Європейські ігри']</text:p>
      <text:p text:style-name="P4">
Type: Article</text:p>
      <!--METADATA-->
      <text:p text:style-name="P4">
<draw:frame draw:style-name="fr1" draw:name="Image211" text:anchor-type="as-char" svg:width="6.9236in" svg:height="3.956343in" draw:z-index="0">
<draw:image xlink:href="../Images/yкринформ/2023-06-26T21-14-49-03-00/630_360_1687803206-387.jpg" xlink:type="simple" xlink:show="embed" xlink:actuate="onLoad" draw:mime-type="image/jpeg"/>
</draw:frame>
The Ukrainian-Fabi Bezhura became the European Games Champion in the fencing on the sway.</text:p>
      <text:p text:style-name="P4">
Bezhura was the only Ukrainian women in the 1/16 finals, in the playoffs she got a good place, Ukrinform reports.</text:p>
      <text:p text:style-name="P4">
On the way to the finals, Ukrainian overcame Sofia Prosin(15:4)in 1/16 finals, Erica Kirpa(15:10)-In 1/8th, Emma Franceson(15:11)- in the quarterfinals and alexandreller(15:12)- in the semifinals.</text:p>
      <text:p text:style-name="P4">
In the Bezhura finals, a representative of Poland Martina Svatovsk-Wellarchy won-12: 12.</text:p>
      <text:p text:style-name="P4">
For Bezhura, this is the best result in your career. Prior to that, her highest personal income was 11th in the 2017 European Championship.</text:p>
      <text:p text:style-name="P4">
<text:span text:style-name="T4">
 Read also: </text:span>
 <text:a xlink:type="simple" xlink:href="https://www.ukrinform.ua/rubric-sports/3727842-trener-zinocoi-zbirnoi-z-plaznogo-futbolu-spodivaemosa-na-medali-evroigor.html" text:style-name="Internet_20_link" text:visited-style-name="Visited_20_Internet_20_Link">
Beach Football Women Team Coach: Hope Medals</text:a>
In total, there are 25 awards on these EIs in Ukraine.</text:p>
      <text:p text:style-name="P4">
The competition will last until July 2.</text:p>
      <text:p text:style-name="P4">
Photo: Getty Images</text:p>
      <text:p text:style-name="P4">
News Source: <text:a xlink:type="simple" xlink:href="https://www.ukrinform.ua/rubric-sports/3728051-ukrainka-bezura-persa-u-fehtuvanni-na-evropejskih-igrah.html" text:style-name="Internet_20_link" text:visited-style-name="Visited_20_Internet_20_Link">
https://www.ukrinform.ua/rubric-sports/3728051-ukrainka-bezura-persa-u-fehtuvanni-na-evropejskih-igrah.html</text:a>
</text:p>
      <!--NEWS-->
      <text:h text:style-name="P10" text:outline-level="1">
<text:span text:style-name="T4">
Zelensky visited the leading positions of the Armed Forces in the Berdyansk direction</text:span>
</text:h>
      <text:p text:style-name="P4">
Authors: Ukrinform (Person)</text:p>
      <text:p text:style-name="P4">
Publisher: Укринформ (Organization)</text:p>
      <text:p text:style-name="P4">
Published Time: 2023-06-26T21:15:00+03:00</text:p>
      <text:p text:style-name="P4">
Modified Time: 2023-06-26T21:15:00+03:00</text:p>
      <text:p text:style-name="P4">
Description: President Volodymyr Zelenskyy visited the leading positions of Ukrainian troops in the Berdyansk direction. - Ukrinform.</text:p>
      <text:p text:style-name="P4">
Images: ['<text:a xlink:type="simple" xlink:href="https://static.ukrinform.com/photos/2023_06/thumb_files/630_360_1687804863-243.png" text:style-name="Internet_20_link" text:visited-style-name="Visited_20_Internet_20_Link">
630_360_16878...</text:a>
']</text:p>
      <text:p text:style-name="P4">
Tags: ['Бердянськ', 'ЗСУ', 'Зеленський']</text:p>
      <text:p text:style-name="P4">
Type: Article</text:p>
      <!--METADATA-->
      <text:p text:style-name="P4">
<draw:frame draw:style-name="fr1" draw:name="Image212" text:anchor-type="as-char" svg:width="6.9236in" svg:height="3.956343in" draw:z-index="0">
<draw:image xlink:href="../Images/yкринформ/2023-06-26T21-15-00-03-00/630_360_1687804863-243.png" xlink:type="simple" xlink:show="embed" xlink:actuate="onLoad" draw:mime-type="image/png"/>
</draw:frame>
The Presidential Lordir Zelensky visited the leading positions of the Ukrainian troops of the Nabesian direction.</text:p>
      <text:p text:style-name="P4">
According to Ukrinform, Zelensky wrote about it in <text:a xlink:type="simple" xlink:href="https://t.me/V_Zelenskiy_official/6721" text:style-name="Internet_20_link" text:visited-style-name="Visited_20_Internet_20_Link">
telegram</text:a>
.</text:p>
      <text:p text:style-name="P4">
"The leading positions of the Ukrainian troops in the Berdyansk direction. It is very important to be here. It is especially nice to welcome the 3rd Battalion of the Hetman Bohdan Khmelnytsky Land Forces forces of Ukraine," Zelensky said.</text:p>
      <text:p text:style-name="P4">
Video: <text:a xlink:type="simple" xlink:href="https://t.me/V_Zelenskiy_official/6721" text:style-name="Internet_20_link" text:visited-style-name="Visited_20_Internet_20_Link">
Presidential Office</text:a>
<text:span text:style-name="T4">
 Read also: </text:span>
 <text:a xlink:type="simple" xlink:href="https://www.ukrinform.ua/rubric-regions/3727966-zelenskij-pospilkuvavsa-z-vijskovimi-na-zapravci-v-doneckij-oblasti.html" text:style-name="Internet_20_link" text:visited-style-name="Visited_20_Internet_20_Link">
<text:span text:style-name="T4">
 Zelensky </text:span>
 talked with the military at the gas station of the Donetsk region</text:a>
He thanked the military for protecting Ukraine, fighting for its independence and freedom - "freedom for everyone and each of us."</text:p>
      <text:p text:style-name="P4">
"Take care of yourself. Save your life - keep Ukraine," the president emphasized.</text:p>
      <text:p text:style-name="P4">
</text:p>
      <text:p text:style-name="P4">
As reported by Ukrinform, during a working trip to the Donetsk region Presidential Ukraine Vladimir <text:a xlink:type="simple" xlink:href="https://www.ukrinform.ua/rubric-ato/3727956-zelenskij-nagorodiv-bijciv-ugrupovanna-vijsk-hortica.html" text:style-name="Internet_20_link" text:visited-style-name="Visited_20_Internet_20_Link">
Zelensky awarded fighters</text:a>
units of operational-strategic grouping of Khortytsa troops.</text:p>
      <text:p text:style-name="P4">
News Source: <text:a xlink:type="simple" xlink:href="https://www.ukrinform.ua/rubric-ato/3728052-zelenskij-vidvidav-peredovi-pozicii-zsu-na-berdanskomu-napramku.html" text:style-name="Internet_20_link" text:visited-style-name="Visited_20_Internet_20_Link">
https://www.ukrinform.ua/rubric-ato/3728052-zelenskij-vidvidav-peredovi-pozicii-zsu-na-berdanskomu-napramku.html</text:a>
</text:p>
      <!--NEWS-->
      <text:h text:style-name="P10" text:outline-level="1">
<text:span text:style-name="T4">
State Department of "Rebellion" Prigogine: We saw a direct challenge to Putin's leadership</text:span>
</text:h>
      <text:p text:style-name="P4">
Authors: Ukrinform (Person)</text:p>
      <text:p text:style-name="P4">
Publisher: Укринформ (Organization)</text:p>
      <text:p text:style-name="P4">
Published Time: 2023-06-26T21:24:09+03:00</text:p>
      <text:p text:style-name="P4">
Modified Time: 2023-06-26T21:24:09+03:00</text:p>
      <text:p text:style-name="P4">
Description: The United States believes that the situation around the rebellion, initiated by the head of the Wagner PEC, Yevgeny Prigogin, indicates that President Putin was first seriously challenging his leadership in Russia. - Ukrinform.</text:p>
      <text:p text:style-name="P4">
Images: ['<text:a xlink:type="simple" xlink:href="https://static.ukrinform.com/photos/2023_05/thumb_files/630_360_1684954769-443.jpg" text:style-name="Internet_20_link" text:visited-style-name="Visited_20_Internet_20_Link">
630_360_16849...</text:a>
']</text:p>
      <text:p text:style-name="P4">
Tags: ['Путін', 'США', 'Держдеп', 'Росія', 'Пригожин', 'Війна з Росією']</text:p>
      <text:p text:style-name="P4">
Type: Article</text:p>
      <!--METADATA-->
      <text:p text:style-name="P4">
<draw:frame draw:style-name="fr1" draw:name="Image214" text:anchor-type="as-char" svg:width="6.9236in" svg:height="3.956343in" draw:z-index="0">
<draw:image xlink:href="../Images/yкринформ/2023-06-26T21-24-09-03-00/630_360_1684954769-443.jpg" xlink:type="simple" xlink:show="embed" xlink:actuate="onLoad" draw:mime-type="image/jpeg"/>
</draw:frame>
The connection believes that the situation around the rebellion, initiated by the head of the Wagner PEC, Yevgeny Prigogin, indicates that President Putin was induced seriously before the direct call of his leadership in Russia.</text:p>
      <text:p text:style-name="P4">
This was stated on Monday at a briefing in Washington by a spokesman for US State Department Matthew Miller, reports Ukrinform's own correspondent.</text:p>
      <text:p text:style-name="P4">
“This is definitely something new - to see President Putin's leadership challenged. This is something new when Eugene Prigogine directly raises the warning of this war and states that the war is under the basis of lies, ”the State Department spokesman.</text:p>
      <text:p text:style-name="P4">
*!(https://www.ukrinform.ua/rubric-world/3728048-zakolot-prigozina-e-viklikom-putinu-glava-mzs-britanii.html)He stressed that the United States spoke openly about it, but did not see such statements by representatives close to the adult leadership.</text:p>
      <text:p text:style-name="P4">
“It's all significant steps. And what consequences it will have, I think we will see, ”the representative of the foreign policy [USA].(https://www.ukrinform.ua/tag-ssa).</text:p>
      <text:p text:style-name="P4">
At the same time, he called the "dynamic" developing situation and reminded that the US administration was also responding to events. According to him, the President was baptized with allies and partners. The Secretary of State Blinken had a telecommunication with G7 members, and he also discussed the situation with the heads of the Ministry of Foreign Affairs of Ukraine, Turkey and Poland.</text:p>
      <text:p text:style-name="P4">
"Today we are continuing discussions with our allies and partners," Miller reported.</text:p>
      <text:p text:style-name="P4">
<text:span text:style-name="T4">
 Read also: </text:span>
 <text:a xlink:type="simple" xlink:href="https://www.ukrinform.ua/rubric-world/3728018-sproba-buntu-vagnerivciv-zasvidcila-oslablenna-rosijskoi-derzavi-j-putina-borrel.html" text:style-name="Internet_20_link" text:visited-style-name="Visited_20_Internet_20_Link">
attempt by Wagner's rebellion testified to the weakening of the Russian state and Putin - <text:span text:style-name="T4">
 Borrel </text:span>
</text:a>
He also stressed that the United States is set to continue Ukraine's unwavering support, regardless of how events in Russia develop.</text:p>
      <text:p text:style-name="P4">
As reported by Ukrinform, the US government <text:a xlink:type="simple" xlink:href="https://www.ukrinform.ua/rubric-ato/3728028-ssa-gotuut-novij-paket-vijskovoi-dopomogi-ukraini-na-500-miljoniv.html" text:style-name="Internet_20_link" text:visited-style-name="Visited_20_Internet_20_Link">
plans</text:a>
On Tuesday, announce the allocation of new military assistance package to Ukraine totaling $ 500 million.</text:p>
      <text:p text:style-name="P4">
News Source: <text:a xlink:type="simple" xlink:href="https://www.ukrinform.ua/rubric-world/3728053-derzdep-pro-zakolot-prigozina-mi-pobacili-pramij-viklik-liderstvu-putina.html" text:style-name="Internet_20_link" text:visited-style-name="Visited_20_Internet_20_Link">
https://www.ukrinform.ua/rubric-world/3728053-derzdep-pro-zakolot-prigozina-mi-pobacili-pramij-viklik-liderstvu-putina.html</text:a>
</text:p>
      <!--NEWS-->
      <text:h text:style-name="P10" text:outline-level="1">
<text:span text:style-name="T4">
Ukrainian military in the Melitopol direction advanced one and a half kilometers</text:span>
</text:h>
      <text:p text:style-name="P4">
Authors: Ukrinform (Person)</text:p>
      <text:p text:style-name="P4">
Publisher: Укринформ (Organization)</text:p>
      <text:p text:style-name="P4">
Published Time: 2023-06-26T21:27:00+03:00</text:p>
      <text:p text:style-name="P4">
Modified Time: 2023-06-26T21:27:00+03:00</text:p>
      <text:p text:style-name="P4">
Description: The defense forces advanced one and a half kilometers deep into the Russian -occupied territories in the Melitopol direction. - Ukrinform.</text:p>
      <text:p text:style-name="P4">
Images: ['<text:a xlink:type="simple" xlink:href="https://static.ukrinform.com/photos/2023_06/thumb_files/630_360_1687059570-296.jpg" text:style-name="Internet_20_link" text:visited-style-name="Visited_20_Internet_20_Link">
630_360_16870...</text:a>
']</text:p>
      <text:p text:style-name="P4">
Tags: ['Мелітополь', 'ЗСУ', 'Війна з Росією', 'Контрнаступ', 'Єдині новини']</text:p>
      <text:p text:style-name="P4">
Type: Article</text:p>
      <!--METADATA-->
      <text:p text:style-name="P4">
<draw:frame draw:style-name="fr1" draw:name="Image215" text:anchor-type="as-char" svg:width="6.9236in" svg:height="3.956343in" draw:z-index="0">
<draw:image xlink:href="../Images/yкринформ/2023-06-26T21-27-00-03-00/630_360_1687059570-296.jpg" xlink:type="simple" xlink:show="embed" xlink:actuate="onLoad" draw:mime-type="image/jpeg"/>
</draw:frame>
The Deborons moved one and a half kilometers deep into the Russian territorial Melitopol direction.</text:p>
      <text:p text:style-name="P4">
A spokesman for the Tavriya defense forces, Valery Shershn, reported on the broadcast of the Teleterna "Unified News".</text:p>
      <text:p text:style-name="P4">
"As a result of the systemic pressure of the Tavriysky defense force, they have successfully moved to one and a half kilometers deep into the enemy areas of the tire.</text:p>
      <text:p text:style-name="P4">
According to the spokesman, moving forward, the military continues to destroy the enemy. The invaders have attacked our positions 18 times and carried out450 artillery shelling 18 times. In the Avdeevsky direction, the enemy struck, made artillery shelling of the surrounding inhabited pens.</text:p>
      <text:p text:style-name="P4">
<text:span text:style-name="T4">
 Read also: </text:span>
 <text:a xlink:type="simple" xlink:href="https://www.ukrinform.ua/rubric-ato/3728008-na-shodi-jdut-boi-za-dobu-ponad-35-zitknen-na-troh-napramkah.html" text:style-name="Internet_20_link" text:visited-style-name="Visited_20_Internet_20_Link">
in the east there are battles - a day more than 35 collisions in three <text:span text:style-name="T4">
 direction </text:span>
 x</text:a>
"Almost all the assaults of Russian occupation troops in the Tavriysk direction were concentrated in the Marinka area. Here the enemy had no success, he had no success. He also struck aircraft in the Krasnogorivka area, fired at the artillery from the artillery. .</text:p>
      <text:p text:style-name="P4">
He also spoke about the situation in the Zaporozhye direction, where the occupiers of the focused efforts to prevent the promotion of our troops, unsuccessfully tried to assign the lost position in the Novodarivka area. The losses of the enemy are 146 dead, 229 wounded, and there are four prisoners. 15 single equipment and military equipment were destroyed.</text:p>
      <text:p text:style-name="P4">
Shershn also explained that the news of the release of equivalent was detained confident tactical reasons. In general, as a result of the coordinated actions and the clear implementation of the plan of the striking units of the Tavriysky defense forces, they took the control of this settlement of the Velikonovosilkiv community on the border(https://www.ukrinform.ua/tag-vijskovi)Counterfestation is carried out by the Nab "direction.</text:p>
      <text:p text:style-name="P4">
<text:span text:style-name="T4">
 Read also: </text:span>
 <text:a xlink:type="simple" xlink:href="https://www.ukrinform.ua/rubric-ato/3727878-sili-oboroni-prosuvautsa-na-tavrijskomu-napramku-za-dobu-znisili-cotiri-roti-zagarbnikiv.html" text:style-name="Internet_20_link" text:visited-style-name="Visited_20_Internet_20_Link">
Defense Forces are moving in the Tavriysk direction - the job <text:span text:style-name="T4">
 destroyed </text:span>
 four of the invaders</text:a>
</text:p>
      <text:p text:style-name="P4">
As it was reported, in the day in the Bakhmut direction there were 17 combatants, more than 350 invaders were liquidated and wounded. In the Limano-Kupyansk direction, the defense reflected 12 enemy attacks and eliminated almost 100 Russian invasions.</text:p>
      <text:p text:style-name="P4">
<text:span text:style-name="T5">
Foto: General Staff of the Armed Forces</text:span>
</text:p>
      <text:p text:style-name="P4">
News Source: <text:a xlink:type="simple" xlink:href="https://www.ukrinform.ua/rubric-ato/3728054-na-melitopolskomu-napramku-ukrainski-vijskovi-prosunulisa-na-pivtora-kilometra.html" text:style-name="Internet_20_link" text:visited-style-name="Visited_20_Internet_20_Link">
https://www.ukrinform.ua/rubric-ato/3728054-na-melitopolskomu-napramku-ukrainski-vijskovi-prosunulisa-na-pivtora-kilometra.html</text:a>
</text:p>
      <!--NEWS-->
      <text:h text:style-name="P10" text:outline-level="1">
<text:span text:style-name="T4">
In Olenivka, Ukrainian prisoners of war - Lubinets still remain</text:span>
</text:h>
      <text:p text:style-name="P4">
Authors: Ukrinform (Person)</text:p>
      <text:p text:style-name="P4">
Publisher: Укринформ (Organization)</text:p>
      <text:p text:style-name="P4">
Published Time: 2023-06-26T21:31:19+03:00</text:p>
      <text:p text:style-name="P4">
Modified Time: 2023-06-26T21:31:19+03:00</text:p>
      <text:p text:style-name="P4">
Description: Ukrainian prisoners of war remain in Olenovka. - Ukrinform.</text:p>
      <text:p text:style-name="P4">
Images: ['<text:a xlink:type="simple" xlink:href="https://static.ukrinform.com/photos/2022_07/thumb_files/630_360_1659187625-592.jpg" text:style-name="Internet_20_link" text:visited-style-name="Visited_20_Internet_20_Link">
630_360_16591...</text:a>
']</text:p>
      <text:p text:style-name="P4">
Tags: ['Військові', 'Полонені', 'Війна з Росією', 'Теракт в Оленівці']</text:p>
      <text:p text:style-name="P4">
Type: Article</text:p>
      <!--METADATA-->
      <text:p text:style-name="P4">
<draw:frame draw:style-name="fr1" draw:name="Image216" text:anchor-type="as-char" svg:width="6.9236in" svg:height="3.956343in" draw:z-index="0">
<draw:image xlink:href="../Images/yкринформ/2023-06-26T21-31-19-03-00/630_360_1659187625-592.jpg" xlink:type="simple" xlink:show="embed" xlink:actuate="onLoad" draw:mime-type="image/jpeg"/>
</draw:frame>
Ukrainian prisoners of war remain in Olenivtsyshche.</text:p>
      <text:p text:style-name="P4">
About it in an interview with <text:a xlink:type="simple" xlink:href="https://www.youtube.com/watch" text:style-name="Internet_20_link" text:visited-style-name="Visited_20_Internet_20_Link">
islnd TV</text:a>
Dmitry Lubinets, the Commissioner for Human Rights, said.</text:p>
      <text:p text:style-name="P4">
“Prisoners of war remain in Olenovka. Many people transported it in small groups of 20-25 of our prisoners of war in various institutions. They did everything to lose their connection with them. But we manage to keep information about what's going on, ”Lubinets said.</text:p>
      <text:p text:style-name="P4">
<text:span text:style-name="T4">
 Read also: </text:span>
 <text:a xlink:type="simple" xlink:href="https://www.ukrinform.ua/rubric-ato/3727383-terakt-v-olenivci-rodici-zagiblih-vimagaut-povtornih-dnkekspertiz-za-kordonom-koordstab.html" text:style-name="Internet_20_link" text:visited-style-name="Visited_20_Internet_20_Link">
terrorist attack in <text:span text:style-name="T4">
 deer </text:span>
 These: relatives of the dead require repetitive DNA expertise abroad - coordination</text:a>
He stressed that he regarded the destruction of Azov in Olenivka as "public execution".</text:p>
      <text:p text:style-name="P4">
As it was reported, on July 28 in the territory of the former correctional colony №120 the content of Olenivka in the temporarily occupied territory of Donetsk region as a result of a powerful <text:a xlink:type="simple" xlink:href="https://www.ukrinform.ua/tag-vibuh" text:style-name="Internet_20_link" text:visited-style-name="Visited_20_Internet_20_Link">
explosion</text:a>
It was destroyed where the prisoners of Ukrainians were kept. According to Russian sources, about 40 Ukrainians were killed, 130 were injured.</text:p>
      <text:p text:style-name="P4">
News Source: <text:a xlink:type="simple" xlink:href="https://www.ukrinform.ua/rubric-ato/3728058-v-olenivci-dosi-zalisautsa-ukrainski-vijskovopoloneni-lubinec.html" text:style-name="Internet_20_link" text:visited-style-name="Visited_20_Internet_20_Link">
https://www.ukrinform.ua/rubric-ato/3728058-v-olenivci-dosi-zalisautsa-ukrainski-vijskovopoloneni-lubinec.html</text:a>
</text:p>
      <!--NEWS-->
      <text:h text:style-name="P10" text:outline-level="1">
<text:span text:style-name="T4">
The Russians wounded two civilians in Kherson region</text:span>
</text:h>
      <text:p text:style-name="P4">
Authors: Ukrinform (Person)</text:p>
      <text:p text:style-name="P4">
Publisher: Укринформ (Organization)</text:p>
      <text:p text:style-name="P4">
Published Time: 2023-06-26T21:40:00+03:00</text:p>
      <text:p text:style-name="P4">
Modified Time: 2023-06-26T21:40:00+03:00</text:p>
      <text:p text:style-name="P4">
Description: The Russian army continues to fire the Kherson region, today the enemy wounded two civilians. - Ukrinform.</text:p>
      <text:p text:style-name="P4">
Images: ['<text:a xlink:type="simple" xlink:href="https://static.ukrinform.com/photos/2023_06/thumb_files/630_360_1685631482-8820.jpeg" text:style-name="Internet_20_link" text:visited-style-name="Visited_20_Internet_20_Link">
630_360_16856...</text:a>
']</text:p>
      <text:p text:style-name="P4">
Tags: None</text:p>
      <text:p text:style-name="P4">
Type: Article</text:p>
      <!--METADATA-->
      <text:p text:style-name="P4">
<draw:frame draw:style-name="fr1" draw:name="Image217" text:anchor-type="as-char" svg:width="6.9236in" svg:height="3.956343in" draw:z-index="0">
<draw:image xlink:href="../Images/yкринформ/2023-06-26T21-40-00-03-00/630_360_1685631482-8820.jpeg" xlink:type="simple" xlink:show="embed" xlink:actuate="onLoad" draw:mime-type="image/jpeg"/>
</draw:frame>
The Russian army continues to fire the Kherson region, and today has enemy two civilians.</text:p>
      <text:p text:style-name="P4">
About it in <text:a xlink:type="simple" xlink:href="http://t.me/olexandrprokudin/793" text:style-name="Internet_20_link" text:visited-style-name="Visited_20_Internet_20_Link">
telegram</text:a>
Oleksandr Proudin reported to the chiefs of the Church, Ukrinform reports.</text:p>
      <text:p text:style-name="P4">
"Today, a woman in a giant and a man of a wrote is wounded because of shelling," he said.</text:p>
      <text:p text:style-name="P4">
At the same time, Proudin emphasized that despite the shelling, work continues to eliminate the consequences of flooding of the region. In particular, in Kherson, energy continues to repair and restore previously flooded electric substations. In the area of the ship's area, the test of internal building system gaso supply was carried out. There are positive results in 14 high -rise buildings. Tomorrow they will develop the work of the commission to establish a state of accident of flooded storage facilities and will serve gas in the near future. Khersonvodokanal, together with Poltava colleagues, is engaged in pumping wells, pumping water from premises and cleaning them. On June 26, water was pumped out of 12 homes and taken out 52 tons of debris.</text:p>
      <text:p text:style-name="P4">
*!(https://www.ukrinform.ua/rubric-regions/3727704-na-hersonsini-pidtoplenimi-zalisautsa-19-naselenih-punktiv.html)“I emphasize, in the ship neighborhood of taps while technical <text:a xlink:type="simple" xlink:href="https://www.ukrinform.ua/tag-voda" text:style-name="Internet_20_link" text:visited-style-name="Visited_20_Internet_20_Link">
water</text:a>
, which cannot be used to prepare or drink, ”added the head of the area.</text:p>
      <text:p text:style-name="P4">
Prokudin stressed that no flaming -infectious diseases have been recorded in the region.</text:p>
      <text:p text:style-name="P4">
As reported by Ukrinform, on the de -industrial part of the Kherson region explosive equipment was already <text:a xlink:type="simple" xlink:href="http://www.ukrinform.ua/rubric-regions/3727946-na-hersonsini-viavili-u-pidtoplenih-zonah-ponad-80-vibuhonebezpecnih-predmetiv.html" text:style-name="Internet_20_link" text:visited-style-name="Visited_20_Internet_20_Link">
found in the territories flooded through the enemy of the Kakhovskaya hydroelectric power station, 81 production of a hazardous object</text:a>
.</text:p>
      <text:p text:style-name="P4">
The Armed Forces of the Armed Forces liberated the right -bank part of Kherson region, including the regional center. Part of the region, located on the left bank of the Dnieper, is temporarily seized by Russian troops.</text:p>
      <text:p text:style-name="P4">
*!(https://www.ukrinform.ua/rubric-regions/3727992-na-hersonsini-zagarbniki-pocali-demontuvati-ta-vivoziti-vitraki.html)On the night of June 6, the Russian army undermined the dam of Kakhovka hydroelectric power plants, causing part of the Kherson and Mykolaiv regions, and at the same time critical peace of the Kakhovka reservoir.</text:p>
      <text:p text:style-name="P4">
_ Photo illustrative: Kherson ova_</text:p>
      <text:p text:style-name="P4">
News Source: <text:a xlink:type="simple" xlink:href="https://www.ukrinform.ua/rubric-ato/3728061-rosiani-poranili-dvoh-civilnih-na-hersonsini.html" text:style-name="Internet_20_link" text:visited-style-name="Visited_20_Internet_20_Link">
https://www.ukrinform.ua/rubric-ato/3728061-rosiani-poranili-dvoh-civilnih-na-hersonsini.html</text:a>
</text:p>
      <!--NEWS-->
      <text:h text:style-name="P10" text:outline-level="1">
<text:span text:style-name="T4">
US called allies to share information about developments in</text:span>
</text:h>
      <text:p text:style-name="P4">
Authors: Ukrinform (Person)</text:p>
      <text:p text:style-name="P4">
Publisher: Укринформ (Organization)</text:p>
      <text:p text:style-name="P4">
Published Time: 2023-06-26T21:51:00+03:00</text:p>
      <text:p text:style-name="P4">
Modified Time: 2023-06-26T21:51:00+03:00</text:p>
      <text:p text:style-name="P4">
Description: The United States consider it necessary to maintain unity and share with allies and partners with available information and views on the development of events in Russia after the so -called rebellion organized by Prigogin. - Ukrinform.</text:p>
      <text:p text:style-name="P4">
Images: ['<text:a xlink:type="simple" xlink:href="https://static.ukrinform.com/photos/2018_06/thumb_files/630_360_1528613516-2695.jpg" text:style-name="Internet_20_link" text:visited-style-name="Visited_20_Internet_20_Link">
630_360_15286...</text:a>
']</text:p>
      <text:p text:style-name="P4">
Tags: ['Кремль', 'США', 'Росія', 'Пригожин']</text:p>
      <text:p text:style-name="P4">
Type: Article</text:p>
      <!--METADATA-->
      <text:p text:style-name="P4">
<draw:frame draw:style-name="fr1" draw:name="Image218" text:anchor-type="as-char" svg:width="6.9236in" svg:height="3.956343in" draw:z-index="0">
<draw:image xlink:href="../Images/yкринформ/2023-06-26T21-51-00-03-00/630_360_1528613516-2695.jpg" xlink:type="simple" xlink:show="embed" xlink:actuate="onLoad" draw:mime-type="image/jpeg"/>
</draw:frame>
The connection considers it necessary to maintain unity and share with allies by partners with existing information and views on the development of events in Russia after a called rebellion organized by Prigogin.</text:p>
      <text:p text:style-name="P4">
This belief was expressed during a briefing in Washington Coordinator of the White House Radin Security John Kirby, Ukrinform correspondent reports.</text:p>
      <text:p text:style-name="P4">
"It is important that within the administration, as well as from the outside, in contacts with our units and partners, including Ukraine, we all shared what is happening, and we all stay in one wave," the White House representative noted.</text:p>
      <text:p text:style-name="P4">
He also stressed that the United States clearly declared allies and partners, as well as rols that were not involved and do not intend to interfere with events that are unfolding in <text:a xlink:type="simple" xlink:href="https://www.ukrinform.ua/tag-rosia" text:style-name="Internet_20_link" text:visited-style-name="Visited_20_Internet_20_Link">
RF</text:a>
. Washingtonic is examined as "internal affairs of Russia", added a representative of the administration.</text:p>
      <text:p text:style-name="P4">
<text:span text:style-name="T4">
 Read also: </text:span>
 <text:a xlink:type="simple" xlink:href="https://www.ukrinform.ua/rubric-world/3728018-sproba-buntu-vagnerivciv-zasvidcila-oslablenna-rosijskoi-derzavi-j-putina-borrel.html" text:style-name="Internet_20_link" text:visited-style-name="Visited_20_Internet_20_Link">
attempt by Wagner's rebellion testified to the weakening of the Russian state and <text:span text:style-name="T4">
 Putin </text:span>
 a - Borrel</text:a>
Kirby noted that at the present stage it is too early to make evaluations what the situation in the Russian Federation would influence the further course of events. However, he stressed, "no matter what will happen next, we will work closely with these and partners and continue to support Ukraine."</text:p>
      <text:p text:style-name="P4">
As reported by Ukrinform, on Monday at the State Department of the United States <text:a xlink:type="simple" xlink:href="https://www.ukrinform.ua/rubric-world/3728053-derzdep-pro-zakolot-prigozina-mi-pobacili-pramij-viklik-liderstvu-putina.html" text:style-name="Internet_20_link" text:visited-style-name="Visited_20_Internet_20_Link">
stated</text:a>
Consider a rebellion of the print a direct challenge to Putin's leadership within his regime.</text:p>
      <text:p text:style-name="P4">
_Foto: jelly</text:p>
      <text:p text:style-name="P4">
News Source: <text:a xlink:type="simple" xlink:href="https://www.ukrinform.ua/rubric-world/3728065-ssa-zaklikali-souznikiv-dilitisa-informacieu-pro-rozvitok-podij-v-rosii.html" text:style-name="Internet_20_link" text:visited-style-name="Visited_20_Internet_20_Link">
https://www.ukrinform.ua/rubric-world/3728065-ssa-zaklikali-souznikiv-dilitisa-informacieu-pro-rozvitok-podij-v-rosii.html</text:a>
</text:p>
      <!--NEWS-->
      <text:h text:style-name="P10" text:outline-level="1">
<text:span text:style-name="T4">
Dream platform allows every project to recover Ukraine - Shuliak</text:span>
</text:h>
      <text:p text:style-name="P4">
Authors: Ukrinform (Person)</text:p>
      <text:p text:style-name="P4">
Publisher: Укринформ (Organization)</text:p>
      <text:p text:style-name="P4">
Published Time: 2023-06-26T21:55:00+03:00</text:p>
      <text:p text:style-name="P4">
Modified Time: 2023-06-26T21:55:00+03:00</text:p>
      <text:p text:style-name="P4">
Description: At the International Conference on Recovery of Ukraine in London, the Ministry of Community Development, Territories and Infrastructure presented a DREAM digital platform that allows you to track information about the reconstruction of damaged or destroyed objects. - Ukrinform.</text:p>
      <text:p text:style-name="P4">
Images: ['<text:a xlink:type="simple" xlink:href="https://static.ukrinform.com/photos/2022_10/thumb_files/630_360_1665650365-629.jpg" text:style-name="Internet_20_link" text:visited-style-name="Visited_20_Internet_20_Link">
630_360_16656...</text:a>
']</text:p>
      <text:p text:style-name="P4">
Tags: ['Шуляк', 'Війна з Росією', 'Відбудова']</text:p>
      <text:p text:style-name="P4">
Type: Article</text:p>
      <!--METADATA-->
      <text:p text:style-name="P4">
<draw:frame draw:style-name="fr1" draw:name="Image219" text:anchor-type="as-char" svg:width="6.9236in" svg:height="3.956343in" draw:z-index="0">
<draw:image xlink:href="../Images/yкринформ/2023-06-26T21-55-00-03-00/630_360_1665650365-629.jpg" xlink:type="simple" xlink:show="embed" xlink:actuate="onLoad" draw:mime-type="image/jpeg"/>
</draw:frame>
The International Conference on Recovery of Ukraine in London, the Ministry of Community Development, Territories and Infrastructure presented the DREAM digital platform, which allows you to monitor information about the reconstruction of damaged or destroyed.</text:p>
      <text:p text:style-name="P4">
According to Ukrinform, she told this in an exclusive <text:a xlink:type="simple" xlink:href="http://ukr.radio/news.html" text:style-name="Internet_20_link" text:visited-style-name="Visited_20_Internet_20_Link">
interview with Ukrainian radio</text:a>
Head of the Parliamentary Committee on the Organization of State Authorities, Local Self -Government, Regional Development and Urban Planning, head of the "Servant of the People" party Elena Shuliak.</text:p>
      <text:p text:style-name="P4">
"In London, the Ministry of Restoration presented a large digital platform that is pushed by Dream. It allows all residents, all citizens of our country, our donors, officials, businesses have access to information and monitor the regulation of every project that is in the restoration plan. The money was used as they were used, on which one or another project is located. Due to the fact that Dream corresponds to other registers, it is filled with information as much as possible, " - said Shuliak.</text:p>
      <text:p text:style-name="P4">
She added that when a digital module was developed, she was the main wishes to ensure the approach of "all see everything".</text:p>
      <text:p text:style-name="P4">
<text:span text:style-name="T4">
 Read also: </text:span>
 [in <text:span text:style-name="T4">
 dream </text:span>
 registered more(https://www.ukrinform.ua/rubric-vidbudova/3725238-u-dream-zareestruvali-ponad-6-tisac-proektiv-ta-idej-vidbudovi.html)"The more you open information, the less opportunities for corruption atrocities. Therefore, one of the basic principles of our restoration is digitalization to get rid of all the corruption risks that can be in reconstruction," she said.</text:p>
      <text:p text:style-name="P4">
It was reported that on June 21-22 in London the International Conference of Circulation of Ukraine - Ukraine Recovery Conference, third large -scale international event was held in London.(After conferences in Lugano and Berlin). Понад 400 світовихкомпаній пообіцяли надати підтримку Україні у відбудові економіки.</text:p>
      <text:p text:style-name="P4">
News Source: <text:a xlink:type="simple" xlink:href="https://www.ukrinform.ua/rubric-vidbudova/3728063-platforma-dream-dozvolae-prosteziti-kozen-proekt-vidnovlenna-ukraini-sulak.html" text:style-name="Internet_20_link" text:visited-style-name="Visited_20_Internet_20_Link">
https://www.ukrinform.ua/rubric-vidbudova/3728063-platforma-dream-dozvolae-prosteziti-kozen-proekt-vidnovlenna-ukraini-sulak.html</text:a>
</text:p>
      <!--NEWS-->
      <text:h text:style-name="P10" text:outline-level="1">
<text:span text:style-name="T4">
Defense forces in a week destroyed about 8 battalions, 34 tanks and 168 enemy artsystems</text:span>
</text:h>
      <text:p text:style-name="P4">
Authors: Ukrinform (Person)</text:p>
      <text:p text:style-name="P4">
Publisher: Укринформ (Organization)</text:p>
      <text:p text:style-name="P4">
Published Time: 2023-06-26T21:58:00+03:00</text:p>
      <text:p text:style-name="P4">
Modified Time: 2023-06-26T21:58:00+03:00</text:p>
      <text:p text:style-name="P4">
Description: From June 19 to June 25, the forces of defense destroyed about 8 battalions of Russian invaders, 34 tanks, 70 BBM and other equipment and weapons of the enemy. - Ukrinform.</text:p>
      <text:p text:style-name="P4">
Images: ['<text:a xlink:type="simple" xlink:href="https://static.ukrinform.com/photos/2022_09/thumb_files/630_360_1663863368-624.jpg" text:style-name="Internet_20_link" text:visited-style-name="Visited_20_Internet_20_Link">
630_360_16638...</text:a>
']</text:p>
      <text:p text:style-name="P4">
Tags: ['Танк', 'ЗСУ', 'Війна з Росією']</text:p>
      <text:p text:style-name="P4">
Type: Article</text:p>
      <!--METADATA-->
      <text:p text:style-name="P4">
<draw:frame draw:style-name="fr1" draw:name="Image220" text:anchor-type="as-char" svg:width="6.9236in" svg:height="3.956343in" draw:z-index="0">
<draw:image xlink:href="../Images/yкринформ/2023-06-26T21-58-00-03-00/630_360_1663863368-624.jpg" xlink:type="simple" xlink:show="embed" xlink:actuate="onLoad" draw:mime-type="image/jpeg"/>
</draw:frame>
From June 19 to 25, the defense forces destroyed about 8 battalions of Russian invaders, 34 dates, 70 BBM and other equipment and weapons of the enemy.</text:p>
      <text:p text:style-name="P4">
As Ukrinform reports, about it in <text:a xlink:type="simple" xlink:href="https://t.me/militarymediacenter/2358" text:style-name="Internet_20_link" text:visited-style-name="Visited_20_Internet_20_Link">
telegram</text:a>
reports Military Media Center.</text:p>
      <text:p text:style-name="P4">
“The forces of Ukraine's defense last week from June 19 to June 25 were destroyed: 4120 personnel warehouse(Conditionally 8 battalions); Tanks - 34(Conditionally 1 tank battalion); combat armored vehicles - 70(Conditionally 2 motorized rifle battalions); Artillery Systems - 168(conditionally 9 artillery divisions); helicopter- 2; rockets - 54, ”the message reads.</text:p>
      <text:p text:style-name="P4">
It is clarified that 1 battalion is 500 people; 1 tank battalion - 31 tank; 1 motostil battalion - 34 machines; 1 Artillery Division - 18 guns.</text:p>
      <text:p text:style-name="P4">
<text:span text:style-name="T4">
 Read also: </text:span>
 <text:a xlink:type="simple" xlink:href="https://www.ukrinform.ua/rubric-ato/3727678-vtrati-rosijskoi-armii-za-minulij-tizden-u-visim-raziv-bilsi-niz-u-sil-oboroni-malar.html" text:style-name="Internet_20_link" text:visited-style-name="Visited_20_Internet_20_Link">
loss of the Russian army in the past week by eight times more than the defense forces - <text:span text:style-name="T4">
 painter </text:span>
</text:a>
As reported by Ukrinform, [from February 24, 2022 to 26th 2023, about 225 thousand 580 Russian invaders] were liquidated from February 24, 2022](https://www.ukrinform.ua/rubric-ato/3727653-zsu-za-dobu-znisili-950-rosijskih-zagarbnikiv.html), at the same time 950 - in the last day. In addition, 4031 enemy [tank] was destroyed(https://www.ukrinform.ua/tag-tank) (+1), combat armored vehicles - 7820(+14), artillery systems - 4055(+21), RSWW - 624(+0), air defense - 385(+0), planes - 314(+0), helicopters –308(+0), UAV Operative-tactical level-3482(+10), winged missiles - 1259(+0), ships / boats - 18(+0), car equipment and tanks –6751(+16), special equipment - 557(+5).</text:p>
      <text:p text:style-name="P4">
News Source: <text:a xlink:type="simple" xlink:href="https://www.ukrinform.ua/rubric-ato/3727918-sili-oboroni-za-tizden-znisili-blizko-vosmi-bataljoniv-34-tanki-i-168-artsistem-voroga.html" text:style-name="Internet_20_link" text:visited-style-name="Visited_20_Internet_20_Link">
https://www.ukrinform.ua/rubric-ato/3727918-sili-oboroni-za-tizden-znisili-blizko-vosmi-bataljoniv-34-tanki-i-168-artsistem-voroga.html</text:a>
</text:p>
      <!--NEWS-->
      <text:h text:style-name="P10" text:outline-level="1">
<text:span text:style-name="T4">
The enemy applied six C-300 missiles to civilian sites in the territory of Zaporizhzhya region</text:span>
</text:h>
      <text:p text:style-name="P4">
Author: ['АРМІЯINFORM']</text:p>
      <text:p text:style-name="P4">
Time: 2023-06-26T22:00:00-04:00</text:p>
      <text:p text:style-name="P4">
Description: About CED DOIMLAY GS ZS Ukrainian. “The enemy has been the enemy of the missile ... War with Ukraine 2022, the war with Ukraine is the latest news today, the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harkiv-obstrid-2022-1-1.jpg" text:style-name="Internet_20_link" text:visited-style-name="Visited_20_Internet_20_Link">
harkiv-obstrid-2022-1-1.jpg</text:a>
']</text:p>
      <text:p text:style-name="P4">
Tags: ['STOPRUSSIA', 'ВТОРГНЕННЯ РФ', 'ГШ ЗС УКРАЇНИ', 'ЗАПОРІЖЖЯ', 'С-300', 'ХРОНІКА ОБОРОНИ']</text:p>
      <text:p text:style-name="P4">
Category: News</text:p>
      <!--METADATA-->
      <text:p text:style-name="P4">
<draw:frame draw:style-name="fr1" draw:name="Image222" text:anchor-type="as-char" svg:width="6.9236in" svg:height="5.160921in" draw:z-index="0">
<draw:image xlink:href="../Images/AРМІЯINFORM/2023-06-26T22-00-00-04-00/harkiv-obstrid-2022-1-1.jpg" xlink:type="simple" xlink:show="embed" xlink:actuate="onLoad" draw:mime-type="image/jpeg"/>
</draw:frame>
<text:span text:style-name="T4">
 🔥 Situation on Russian invasion </text:span>
</text:p>
      <text:p text:style-name="P4">
About it <text:a xlink:type="simple" xlink:href="https://www.facebook.com/GeneralStaff.ua/posts/pfbid08duty5YvN5FJRQSyomXhPUriPk1xBKWWpaz4j9GyrKgHunnQhQeUWs6zTanmUnp1l" text:style-name="Internet_20_link" text:visited-style-name="Visited_20_Internet_20_Link">
reports</text:a>
General of the Armed Forces of Ukraine.</text:p>
      <text:p text:style-name="P4">
“Over the past day, the enemy struck a rocket strike in Ukraine-he gave 6 anti-aircraft controlled missiles from C-300 to civilian sites in the Zaporozhye region. In addition, he made 33 aircraft blows, also carried out 45 shelling of rocket launchers. As a result of Russian terrorist attacks, peaceful people were injured, residential buildings, outbuildings and administrative buildings, as well as private road transport were damaged, ”the message reads.</text:p>
      <text:p text:style-name="P4">
It is noted that tonight Russian terrorists have struck another rocket and aviation strike in Ukraine. Information on the consequences of this terroristATA is currently being clarified.</text:p>
      <text:p text:style-name="P4">
The Ministry of Internal Affairs of Ukraine also reminded that the likelihood of missile and aircraft strikes throughout Ukraine remains very high.</text:p>
      <text:p text:style-name="P4">
News Source: <text:a xlink:type="simple" xlink:href="https://armyinform.com.ua/2023/06/26/protyvnyk-zastosuvav-shist-raket-s-300-po-czyvilnyh-obyektah-na-terytoriyi-zaporizkoyi-oblasti/" text:style-name="Internet_20_link" text:visited-style-name="Visited_20_Internet_20_Link">
https://armyinform.com.ua/2023/06/26/protyvnyk-zastosuvav-shist-raket-s-300-po-czyvilnyh-obyektah-na-terytoriyi-zaporizkoyi-oblasti/</text:a>
</text:p>
      <!--NEWS-->
      <text:h text:style-name="P10" text:outline-level="1">
<text:span text:style-name="T4">
The invaders throw military equipment from the left bank of Kherson region to Crimea - Khlan</text:span>
</text:h>
      <text:p text:style-name="P4">
Authors: Ukrinform (Person)</text:p>
      <text:p text:style-name="P4">
Publisher: Укринформ (Organization)</text:p>
      <text:p text:style-name="P4">
Published Time: 2023-06-26T22:07:00+03:00</text:p>
      <text:p text:style-name="P4">
Modified Time: 2023-06-26T22:07:00+03:00</text:p>
      <text:p text:style-name="P4">
Description: Russian troops ship equipment from the left bank of Kherson to the Crimea. At the same time, looting increased in the occupied territory. - Ukrinform.</text:p>
      <text:p text:style-name="P4">
Images: ['<text:a xlink:type="simple" xlink:href="https://static.ukrinform.com/photos/2022_10/thumb_files/630_360_1666424518-957.jpg" text:style-name="Internet_20_link" text:visited-style-name="Visited_20_Internet_20_Link">
630_360_16664...</text:a>
']</text:p>
      <text:p text:style-name="P4">
Tags: ['Херсонщина', 'Крим', 'Російські військові', 'Війна з Росією']</text:p>
      <text:p text:style-name="P4">
Type: Article</text:p>
      <!--METADATA-->
      <text:p text:style-name="P4">
<draw:frame draw:style-name="fr1" draw:name="Image223" text:anchor-type="as-char" svg:width="6.9236in" svg:height="3.956343in" draw:z-index="0">
<draw:image xlink:href="../Images/yкринформ/2023-06-26T22-07-00-03-00/630_360_1666424518-957.jpg" xlink:type="simple" xlink:show="embed" xlink:actuate="onLoad" draw:mime-type="image/jpeg"/>
</draw:frame>
The Ruskivska is shipping equipment from the left bank of Kherson region to the Crimea. At the same time, the occupied territory increased looting.</text:p>
      <text:p text:style-name="P4">
About it in <text:a xlink:type="simple" xlink:href="http://www.facebook.com/sergey.khlan/posts/pfbid02RXxrDqHMxXGX1yDJKWLw4Fc8T9nsNHNDBgV82ZGtfDD5JYyQnMd56K9U4iyoFc1Bl" text:style-name="Internet_20_link" text:visited-style-name="Visited_20_Internet_20_Link">
Facebook</text:a>
The deputy of the Kherson Regional Council Sergey Khlan reported, Ukrinform reports.</text:p>
      <text:p text:style-name="P4">
"On the left bank, the Russians are very in a hurry - there is a permanent rovacy from Crimea and ammunition to the Crimea," he wrote.</text:p>
      <text:p text:style-name="P4">
At the same time, Khlan added that the wave of looting increased.</text:p>
      <text:p text:style-name="P4">
<text:span text:style-name="T4">
 Read also: </text:span>
 <text:a xlink:type="simple" xlink:href="https://www.ukrinform.ua/rubric-regions/3727671-rosiani-obstrilali-hersonsinu-zaboronenimi-zapalnimi-snaradami.html" text:style-name="Internet_20_link" text:visited-style-name="Visited_20_Internet_20_Link">
Russians fired <text:span text:style-name="T4">
 Kherson </text:span>
 shit for prohibited mitigating shells</text:a>
As reported by Ukrinform, [Russians in the occupied part of Kherson region began to denounce and export winds]](http://www.ukrinform.ua/rubric-regions/3727992-na-hersonsini-zagarbniki-pocali-demontuvati-ta-vivoziti-vitraki.html)From the Windcraft Ukraine Wind Farm, and the pontoon crossing of the close -damaged Chongar bridge works exclusively for military needs.</text:p>
      <text:p text:style-name="P4">
The Armed Forces of the Armed Forces liberated the right -bank part of the Kherson region, including <text:a xlink:type="simple" xlink:href="https://www.ukrinform.ua/tag-herson" text:style-name="Internet_20_link" text:visited-style-name="Visited_20_Internet_20_Link">
Kherson</text:a>
. Part of the region, located on the left bank of the Dnieper, is temporarily captured by Russian troops.</text:p>
      <text:p text:style-name="P4">
News Source: <text:a xlink:type="simple" xlink:href="https://www.ukrinform.ua/rubric-ato/3728067-zagarbniki-perekidaut-vijskovu-tehniku-z-livogo-berega-hersonsini-do-krimu-hlan.html" text:style-name="Internet_20_link" text:visited-style-name="Visited_20_Internet_20_Link">
https://www.ukrinform.ua/rubric-ato/3728067-zagarbniki-perekidaut-vijskovu-tehniku-z-livogo-berega-hersonsini-do-krimu-hlan.html</text:a>
</text:p>
      <!--NEWS-->
      <text:h text:style-name="P10" text:outline-level="1">
<text:span text:style-name="T4">
Amsterdam changed the name "Hermitage" after rupture of connections with Russia</text:span>
</text:h>
      <text:p text:style-name="P4">
Authors: Ukrinform (Person)</text:p>
      <text:p text:style-name="P4">
Publisher: Укринформ (Organization)</text:p>
      <text:p text:style-name="P4">
Published Time: 2023-06-26T22:15:00+03:00</text:p>
      <text:p text:style-name="P4">
Modified Time: 2023-06-26T22:15:00+03:00</text:p>
      <text:p text:style-name="P4">
Description: Director Annabel Birney reported that the Amsterdam Museum of Hermitage will change the name to H'AART Museum on September 1 due to a break in relations with the Russian Museum in St. Petersburg after a full-scale invasion of Russia into Ukraine. - Ukrinform.</text:p>
      <text:p text:style-name="P4">
Images: ['<text:a xlink:type="simple" xlink:href="https://static.ukrinform.com/photos/2023_06/thumb_files/630_360_1687806759-826.jpeg" text:style-name="Internet_20_link" text:visited-style-name="Visited_20_Internet_20_Link">
630_360_16878...</text:a>
']</text:p>
      <text:p text:style-name="P4">
Tags: ['Музей', 'Нідерланди', 'Росія', 'Амстердам']</text:p>
      <text:p text:style-name="P4">
Type: Article</text:p>
      <!--METADATA-->
      <text:p text:style-name="P4">
<draw:frame draw:style-name="fr1" draw:name="Image224" text:anchor-type="as-char" svg:width="6.9236in" svg:height="3.956343in" draw:z-index="0">
<draw:image xlink:href="../Images/yкринформ/2023-06-26T22-15-00-03-00/630_360_1687806759-826.jpeg" xlink:type="simple" xlink:show="embed" xlink:actuate="onLoad" draw:mime-type="image/jpeg"/>
</draw:frame>
Birny's Director-Berney reported that the Amsterdam Museum of Hermitage will change the name to H'AART Museum on September 1 due to the breakdown with the Russian Museum of the Usanct-Petersburg Museum after a full-scale invasion of Russia into Ukraine.</text:p>
      <text:p text:style-name="P4">
As Ukrinform reports, it reports <text:a xlink:type="simple" xlink:href="https://nordot.app/1046056155920334854" text:style-name="Internet_20_link" text:visited-style-name="Visited_20_Internet_20_Link">
DPA</text:a>
.</text:p>
      <text:p text:style-name="P4">
It is noted that in the future artistic and cultural-historical <text:a xlink:type="simple" xlink:href="https://www.ukrinform.ua/tag-muzej" text:style-name="Internet_20_link" text:visited-style-name="Visited_20_Internet_20_Link">
museum</text:a>
will cooperate with three international partners - the British Museum(London), The center of Pompidu(Paris)Tasmithson Museum of American Art(Washington).</text:p>
      <text:p text:style-name="P4">
З моменту відкриття у 2009 році в амстердамському музеї було показано 30виставок з предметами російського музею.</text:p>
      <text:p text:style-name="P4">
Однак після розриву відносин з РФ голландські музеї позичили «Ермітажу»найкращі експонати зі своїх колекцій, зокрема картини Рембрандта, Вермеєра таВан Гога.</text:p>
      <text:p text:style-name="P4">
<text:span text:style-name="T4">
Читайте також:</text:span>
 <text:a xlink:type="simple" xlink:href="https://www.ukrinform.ua/rubric-diaspora/3721811-v-amsterdamskomu-universiteti-startuut-persi-u-niderlandah-kursi-vivcenna-ukrainskoi-movi.html" text:style-name="Internet_20_link" text:visited-style-name="Visited_20_Internet_20_Link">
 В <text:span text:style-name="T4">
Амстердам</text:span>
 ському університеті стартують перші уНідерландах курси вивчення української мови </text:a>
According to Birny, together with international partners, "big artistic and intimate presentations" are planned.</text:p>
      <text:p text:style-name="P4">
The first major exhibition at the H`art Museum Museum is scheduled for mid -2024. It will include the works of Russian artist Vasyl Kadinsky.</text:p>
      <text:p text:style-name="P4">
In 2026 there will be an exhibition of the British Museum "Women's Power".</text:p>
      <text:p text:style-name="P4">
As reported by Ukrinform, the Supreme Court of the Netherlands approved a decision on <text:a xlink:type="simple" xlink:href="https://www.ukrinform.ua/rubric-crimea/3720487-povernenna-skifskogo-zolota-verhovnij-sud-niderlandiv-stav-na-bik-ukraini.html" text:style-name="Internet_20_link" text:visited-style-name="Visited_20_Internet_20_Link">
return to Ukraine "Scythian Gold"</text:a>
.</text:p>
      <text:p text:style-name="P4">
_ Photo from open sources _</text:p>
      <text:p text:style-name="P4">
News Source: <text:a xlink:type="simple" xlink:href="https://www.ukrinform.ua/rubric-world/3728068-v-amsterdami-zminili-nazvu-ermitazu-pisla-rozrivu-zvazkiv-z-rosieu.html" text:style-name="Internet_20_link" text:visited-style-name="Visited_20_Internet_20_Link">
https://www.ukrinform.ua/rubric-world/3728068-v-amsterdami-zminili-nazvu-ermitazu-pisla-rozrivu-zvazkiv-z-rosieu.html</text:a>
</text:p>
      <!--NEWS-->
      <text:h text:style-name="P10" text:outline-level="1">
<text:span text:style-name="T4">
States will continue the sanction pressure on Wagner PEC - White House</text:span>
</text:h>
      <text:p text:style-name="P4">
Authors: Ukrinform (Person)</text:p>
      <text:p text:style-name="P4">
Publisher: Укринформ (Organization)</text:p>
      <text:p text:style-name="P4">
Published Time: 2023-06-26T22:24:00+03:00</text:p>
      <text:p text:style-name="P4">
Modified Time: 2023-06-26T22:24:00+03:00</text:p>
      <text:p text:style-name="P4">
Description: The US government will continue to put sanctioning pressure on Wagner PEC, headed by Prigogin to deprive this grouping of sowing chaos and violence around the world. - Ukrinform.</text:p>
      <text:p text:style-name="P4">
Images: ['<text:a xlink:type="simple" xlink:href="https://static.ukrinform.com/photos/2023_04/thumb_files/630_360_1682353688-641.jpg" text:style-name="Internet_20_link" text:visited-style-name="Visited_20_Internet_20_Link">
630_360_16823...</text:a>
']</text:p>
      <text:p text:style-name="P4">
Tags: ['Санкції', 'США', 'ПВК "Вагнера"', 'Білий дім']</text:p>
      <text:p text:style-name="P4">
Type: Article</text:p>
      <!--METADATA-->
      <text:p text:style-name="P4">
<draw:frame draw:style-name="fr1" draw:name="Image225" text:anchor-type="as-char" svg:width="6.9236in" svg:height="3.956343in" draw:z-index="0">
<draw:image xlink:href="../Images/yкринформ/2023-06-26T22-24-00-03-00/630_360_1682353688-641.jpg" xlink:type="simple" xlink:show="embed" xlink:actuate="onLoad" draw:mime-type="image/jpeg"/>
</draw:frame>
The US government will rely on the sanction pressure on the Wagner PEC, headed by Prigogin to deprive this grouping of the opportunity to sow chaos and violence around the world.</text:p>
      <text:p text:style-name="P4">
This was stated at a briefing in Washington Coordinator of the National Security Council of White Domudzhon Kirby, Ukrinform reports his own correspondent.</text:p>
      <text:p text:style-name="P4">
"We will continue to take appropriate measures to limit their ability to sow chaos and violence, wherever they are," Baiden's administration said.</text:p>
      <text:p text:style-name="P4">
He recalled that in relation to [Wagner PVC]](https://www.ukrinform.ua/tag-pvk-vagnera)Sanctions were applied as a transnational criminal unit. At the same time, this military company continues to operate not only in Ukraine but also in Africa, other regions.</text:p>
      <text:p text:style-name="P4">
<text:span text:style-name="T4">
 Read also: </text:span>
 <text:a xlink:type="simple" xlink:href="https://www.ukrinform.ua/rubric-world/3727638-pisla-zakolotu-prigozina-putin-i-jogo-urad-pohitnulisa-eksdirektor-cru.html" text:style-name="Internet_20_link" text:visited-style-name="Visited_20_Internet_20_Link">
after the rebellion of Prigogine Putin and his government swayed the CIA Excellent Director</text:a>
Kirby noted that it is too early to make evaluations and forecasts as Wagner and his waders will be going on. He also added that he does not know where the Prishozhin is now.</text:p>
      <text:p text:style-name="P4">
As reported by Ukrinform, the day before <text:a xlink:type="simple" xlink:href="http://www.ukrinform.ua/rubric-world/3727554-blinken-pro-zakolot-prigozina-ne-dumau-so-mi-bacili-finalnij-akt.html" text:style-name="Internet_20_link" text:visited-style-name="Visited_20_Internet_20_Link">
US Secretary of State Anthony Blinken stated</text:a>
that the military rebellion of the Wagner PSU headed by Prigogin against the Kremlin demonstrated Putin's "cracks". At the same time, the head of American diplomacy expressed confidence that the final act of developing the situation in Russia is still ahead.</text:p>
      <text:p text:style-name="P4">
News Source: <text:a xlink:type="simple" xlink:href="https://www.ukrinform.ua/rubric-world/3728069-stati-prodovzat-sankcijnij-tisk-na-pvk-vagner-bilij-dim.html" text:style-name="Internet_20_link" text:visited-style-name="Visited_20_Internet_20_Link">
https://www.ukrinform.ua/rubric-world/3728069-stati-prodovzat-sankcijnij-tisk-na-pvk-vagner-bilij-dim.html</text:a>
</text:p>
      <!--NEWS-->
      <text:h text:style-name="P10" text:outline-level="1">
<text:span text:style-name="T4">
Bulgaria approved a new military assistance package to Ukraine</text:span>
</text:h>
      <text:p text:style-name="P4">
Authors: Ukrinform (Person)</text:p>
      <text:p text:style-name="P4">
Publisher: Укринформ (Organization)</text:p>
      <text:p text:style-name="P4">
Published Time: 2023-06-26T22:35:00+03:00</text:p>
      <text:p text:style-name="P4">
Modified Time: 2023-06-26T22:35:00+03:00</text:p>
      <text:p text:style-name="P4">
Description: Bulgaria's authorities have approved the decision to provide Ukraine with a new military assistance package. - Ukrinform.</text:p>
      <text:p text:style-name="P4">
Images: ['<text:a xlink:type="simple" xlink:href="https://static.ukrinform.com/photos/2023_06/thumb_files/630_360_1687808061-750.jpg" text:style-name="Internet_20_link" text:visited-style-name="Visited_20_Internet_20_Link">
630_360_16878...</text:a>
']</text:p>
      <text:p text:style-name="P4">
Tags: ['Болгарія', 'Україна', 'допомога', 'Війна з Росією']</text:p>
      <text:p text:style-name="P4">
Type: Article</text:p>
      <!--METADATA-->
      <text:p text:style-name="P4">
<draw:frame draw:style-name="fr1" draw:name="Image226" text:anchor-type="as-char" svg:width="6.9236in" svg:height="3.956343in" draw:z-index="0">
<draw:image xlink:href="../Images/yкринформ/2023-06-26T22-35-00-03-00/630_360_1687808061-750.jpg" xlink:type="simple" xlink:show="embed" xlink:actuate="onLoad" draw:mime-type="image/jpeg"/>
</draw:frame>
Vladabolgaria approved the decision to provide Ukraine with a new package of military assistance.</text:p>
      <text:p text:style-name="P4">
According to Ukrinform, this is stated on the official website of the government of the country.</text:p>
      <text:p text:style-name="P4">
Appropriate decision on military and military-technical assistance <text:a xlink:type="simple" xlink:href="https://www.ukrinform.ua/tag-ukraina" text:style-name="Internet_20_link" text:visited-style-name="Visited_20_Internet_20_Link">
Ukraine</text:a>
The Council of Ministers of Bulgaria approved another June 23.</text:p>
      <text:p text:style-name="P4">
"The approved list is commensurate by means of the first package provided by the Provisional Government by the decision of December 22, 2022. with the assistance of the inventory for the actions of the Armed Forces of the Republic of Bulgaria and their educational and combat training will not be violated,"-it is indicated in the Bulgarian law.</text:p>
      <text:p text:style-name="P4">
<text:span text:style-name="T4">
 Read also: </text:span>
 <text:a xlink:type="simple" xlink:href="https://www.ukrinform.ua/rubric-ato/3728028-ssa-gotuut-novij-paket-vijskovoi-dopomogi-ukraini-na-500-miljoniv.html" text:style-name="Internet_20_link" text:visited-style-name="Visited_20_Internet_20_Link">
<text:span text:style-name="T4">
 USA </text:span>
 prepare a new military assistance package of Ukrainian $ 500 million</text:a>
As Ukrinform reported earlier, <text:a xlink:type="simple" xlink:href="https://www.ukrinform.ua/rubric-ato/3723821-bolgaria-hoce-dopomogti-ukraini-boepripasami.html" text:style-name="Internet_20_link" text:visited-style-name="Visited_20_Internet_20_Link">
Bulgaria wants to join the EU initiative</text:a>
From providing Ukraine with a million artillery shells</text:p>
      <text:p text:style-name="P4">
News Source: <text:a xlink:type="simple" xlink:href="https://www.ukrinform.ua/rubric-ato/3728071-bolgaria-shvalila-novij-paket-vijskovoi-dopomogi-ukraini.html" text:style-name="Internet_20_link" text:visited-style-name="Visited_20_Internet_20_Link">
https://www.ukrinform.ua/rubric-ato/3728071-bolgaria-shvalila-novij-paket-vijskovoi-dopomogi-ukraini.html</text:a>
</text:p>
      <!--NEWS-->
      <text:h text:style-name="P10" text:outline-level="1">
<text:span text:style-name="T4">
In the White House, they do not see the signs of "inevitable threat" of the blast of the Zaporozhye NPP</text:span>
</text:h>
      <text:p text:style-name="P4">
Authors: Ukrinform (Person)</text:p>
      <text:p text:style-name="P4">
Publisher: Укринформ (Organization)</text:p>
      <text:p text:style-name="P4">
Published Time: 2023-06-26T22:52:00+03:00</text:p>
      <text:p text:style-name="P4">
Modified Time: 2023-06-26T22:52:00+03:00</text:p>
      <text:p text:style-name="P4">
Description: The United States does not consider the "inevitable" threat to the Russian troops of the Zaporizhzhya NPP - despite information about the placement on the territory of the explosive station. - Ukrinform.</text:p>
      <text:p text:style-name="P4">
Images: ['<text:a xlink:type="simple" xlink:href="https://static.ukrinform.com/photos/2022_08/thumb_files/630_360_1659774839-514.jpg" text:style-name="Internet_20_link" text:visited-style-name="Visited_20_Internet_20_Link">
630_360_16597...</text:a>
']</text:p>
      <text:p text:style-name="P4">
Tags: None</text:p>
      <text:p text:style-name="P4">
Type: Article</text:p>
      <!--METADATA-->
      <text:p text:style-name="P4">
<draw:frame draw:style-name="fr1" draw:name="Image227" text:anchor-type="as-char" svg:width="6.9236in" svg:height="3.956343in" draw:z-index="0">
<draw:image xlink:href="../Images/yкринформ/2023-06-26T22-52-00-03-00/630_360_1659774839-514.jpg" xlink:type="simple" xlink:show="embed" xlink:actuate="onLoad" draw:mime-type="image/jpeg"/>
</draw:frame>
The United States does not consider the "inevitable" threat to the Russian troops of the Zaporozhye NPP - despite information about the placement on the territory of the Zinbukhivka station.</text:p>
      <text:p text:style-name="P4">
This is what the situation at the Washington briefing was described by the representative of the White House Council Security John Kirby, Ukrinform reports his own correspondent.</text:p>
      <text:p text:style-name="P4">
"I will not resort to specific intelligence - I would say that we are very careful about it, we see these reports," - said the White House representative at the request to comment on the statements of the Ukrainian side about the activity of the Russian troops in the Ministry of Internal Affairs.</text:p>
      <text:p text:style-name="P4">
He also recalled that the US side has the opportunity to track the level of radiation around a nuclear power plant.</text:p>
      <text:p text:style-name="P4">
<text:span text:style-name="T4">
 Read also: </text:span>
 <text:a xlink:type="simple" xlink:href="https://www.ukrinform.ua/rubric-polytics/3727627-svit-pridilae-nedostatno-uvagi-situacii-na-zaes-prezident.html" text:style-name="Internet_20_link" text:visited-style-name="Visited_20_Internet_20_Link">
the world pays insufficient attention to the <text:span text:style-name="T4">
 ZPP </text:span>
 \ -zlensky</text:a>
"We have not seen any signs that this threat is inevitable, but we are watching, very carefully," Kirby said.</text:p>
      <text:p text:style-name="P4">
As reported by Ukrinform, the day before <text:a xlink:type="simple" xlink:href="http://www.ukrinform.ua/rubric-ato/3727559-budanov-pro-zagrozu-pidrivu-zaes-nikoli-situacia-ne-bula-takou-serjoznou-ak-zaraz.html" text:style-name="Internet_20_link" text:visited-style-name="Visited_20_Internet_20_Link">
the head of the GUR MO * Kirill Budanov declared</text:a>
that Russian troops have placed equipment with explosives about 4 out of 6 units of the Zaporizhzhya nuclear power plant. He also noted that the plan of the terrorist attack for the NPP was completely developed and approved by the Russian leadership.</text:p>
      <text:p text:style-name="P4">
News Source: <text:a xlink:type="simple" xlink:href="https://www.ukrinform.ua/rubric-ato/3728072-u-bilomu-domi-ne-bacat-oznak-neminucoi-zagrozi-pidrivu-zaporizkoi-aes.html" text:style-name="Internet_20_link" text:visited-style-name="Visited_20_Internet_20_Link">
https://www.ukrinform.ua/rubric-ato/3728072-u-bilomu-domi-ne-bacat-oznak-neminucoi-zagrozi-pidrivu-zaporizkoi-aes.html</text:a>
</text:p>
      <!--NEWS-->
      <text:h text:style-name="P10" text:outline-level="1">
<text:span text:style-name="T4">
Putin suggested "Wagner" three options to choose from</text:span>
</text:h>
      <text:p text:style-name="P4">
Authors: Ukrinform (Person)</text:p>
      <text:p text:style-name="P4">
Publisher: Укринформ (Organization)</text:p>
      <text:p text:style-name="P4">
Published Time: 2023-06-26T23:02:00+03:00</text:p>
      <text:p text:style-name="P4">
Modified Time: 2023-06-26T23:02:00+03:00</text:p>
      <text:p text:style-name="P4">
Description: Volodymyr Putin called for a contract of PEC "Wagner" to conclude a contract with the Ministry of Defense of the Russian Federation, return home or go to Belarus. - Ukrinform.</text:p>
      <text:p text:style-name="P4">
Images: ['<text:a xlink:type="simple" xlink:href="https://static.ukrinform.com/photos/2022_02/thumb_files/630_360_1645217520-756.jpg" text:style-name="Internet_20_link" text:visited-style-name="Visited_20_Internet_20_Link">
630_360_16452...</text:a>
']</text:p>
      <text:p text:style-name="P4">
Tags: ['Білорусь', 'Путін', 'Звернення', 'Росія', 'ПВК "Вагнера"']</text:p>
      <text:p text:style-name="P4">
Type: Article</text:p>
      <!--METADATA-->
      <text:p text:style-name="P4">
<draw:frame draw:style-name="fr1" draw:name="Image228" text:anchor-type="as-char" svg:width="6.9236in" svg:height="3.956343in" draw:z-index="0">
<draw:image xlink:href="../Images/yкринформ/2023-06-26T23-02-00-03-00/630_360_1645217520-756.jpg" xlink:type="simple" xlink:show="embed" xlink:actuate="onLoad" draw:mime-type="image/jpeg"/>
</draw:frame>
Volodymyrputin called for the mercenaries of the Wagner PEC to conclude a contract of change of the Russian Federation, return home or go to Belarus.</text:p>
      <text:p text:style-name="P4">
About it reports Ukrinform with reference to Russian media.</text:p>
      <text:p text:style-name="P4">
In the appeal to the Russians, Putin put guilty for his rebellion on his organizers, however, without naming their names. These organizers, for the owner of the Kremlin, betrayed Ukraine, the people and "those who were involved in the crime." At the same time, he thanked those "soldiers and commanders" of the Wagner PEC, who stopped at the last border and were not baked on the "brotherly bloodshed".</text:p>
      <text:p text:style-name="P4">
Putin also thanked the Russian military, law enforcement officers and special services. But the fact that the "Wagnerivtsi" passed more of the path to Moscow, stopping about 200 km from the Russian page.</text:p>
      <text:p text:style-name="P4">
<text:span text:style-name="T4">
 Read also: </text:span>
 [during the rebellion of Prigogine "<text:span text:style-name="T4">
 Putin </text:span>
 was nowhere"(https://www.ukrinform.ua/rubric-world/3727573-pid-cas-zakolotu-prigozina-putina-ne-bulo-nide-zmi.html)The President of the Russian Federation separately mentioned the pilots of the Ministry of Defense who died during the rebellion(Crews of 6 helicopters and one commander aircraft). За його версією, саме«мужність, самопожертва» цих пілотів, яких збила ППО «вагнерівців», «убереглиРосію від трагічних руйнівних наслідків".</text:p>
      <text:p text:style-name="P4">
Окрім того, <text:a xlink:type="simple" xlink:href="https://www.ukrinform.ua/tag-putin" text:style-name="Internet_20_link" text:visited-style-name="Visited_20_Internet_20_Link">
 Путін </text:a>
He thanked the self -proclaimed President of Belarus Lukashenko "for his efforts and a contribution of the clear resolution of the situation."</text:p>
      <text:p text:style-name="P4">
The Russian Presidential appeal lasted just over five minutes.</text:p>
      <text:p text:style-name="P4">
*!(https://www.ukrinform.ua/rubric-world/3728048-zakolot-prigozina-e-viklikom-putinu-glava-mzs-britanii.html)According to Ukrinform, according to the US State Department, the situation with the rebellion, initiated by the leader of the Wagner PEC, Yevgeny Prigogin, indicates that Putin was seriously posed before the direct call of his leadership in Russia.</text:p>
      <text:p text:style-name="P4">
News Source: <text:a xlink:type="simple" xlink:href="https://www.ukrinform.ua/rubric-world/3728077-putin-zaproponuvav-vagnerivcam-tri-varianti-na-vibir.html" text:style-name="Internet_20_link" text:visited-style-name="Visited_20_Internet_20_Link">
https://www.ukrinform.ua/rubric-world/3728077-putin-zaproponuvav-vagnerivcam-tri-varianti-na-vibir.html</text:a>
</text:p>
      <!--NEWS-->
      <text:h text:style-name="P10" text:outline-level="1">
<text:span text:style-name="T4">
In the Kiev-Pechersk Lavra, 15,000 objects are digitized with US equipment</text:span>
</text:h>
      <text:p text:style-name="P4">
Authors: Ukrinform (Person)</text:p>
      <text:p text:style-name="P4">
Publisher: Укринформ (Organization)</text:p>
      <text:p text:style-name="P4">
Published Time: 2023-06-26T23:08:00+03:00</text:p>
      <text:p text:style-name="P4">
Modified Time: 2023-06-26T23:08:00+03:00</text:p>
      <text:p text:style-name="P4">
Description: The Kyiv-Pechersk Lavra National Reserve plans to digitize up to 12,000 cultural sites and 2500 documents from the reserve fund with the equipment transmitted by the US company Digital Transitions. - Ukrinform.</text:p>
      <text:p text:style-name="P4">
Images: ['<text:a xlink:type="simple" xlink:href="https://static.ukrinform.com/photos/2023_06/thumb_files/630_360_1687809756-692.jpg" text:style-name="Internet_20_link" text:visited-style-name="Visited_20_Internet_20_Link">
630_360_16878...</text:a>
', '<text:a xlink:type="simple" xlink:href="https://static.ukrinform.com/photos/2023_06/1687809533-715.jpg" text:style-name="Internet_20_link" text:visited-style-name="Visited_20_Internet_20_Link">
1687809533-71...</text:a>
', '<text:a xlink:type="simple" xlink:href="https://static.ukrinform.com/photos/2023_06/1687809642-572.jpg" text:style-name="Internet_20_link" text:visited-style-name="Visited_20_Internet_20_Link">
1687809642-57...</text:a>
', '<text:a xlink:type="simple" xlink:href="https://static.ukrinform.com/photos/2023_06/1687809675-936.jpg" text:style-name="Internet_20_link" text:visited-style-name="Visited_20_Internet_20_Link">
1687809675-93...</text:a>
', '<text:a xlink:type="simple" xlink:href="https://static.ukrinform.com/photos/2023_06/1687809757-310.jpg" text:style-name="Internet_20_link" text:visited-style-name="Visited_20_Internet_20_Link">
1687809757-31...</text:a>
']</text:p>
      <text:p text:style-name="P4">
Tags: ['Культура', 'Технології', 'Ікона', 'Київська Лавра']</text:p>
      <text:p text:style-name="P4">
Type: Article</text:p>
      <!--METADATA-->
      <text:p text:style-name="P4">
<draw:frame draw:style-name="fr1" draw:name="Image229" text:anchor-type="as-char" svg:width="6.9236in" svg:height="3.956343in" draw:z-index="0">
<draw:image xlink:href="../Images/yкринформ/2023-06-26T23-08-00-03-00/630_360_1687809756-692.jpg" xlink:type="simple" xlink:show="embed" xlink:actuate="onLoad" draw:mime-type="image/jpeg"/>
</draw:frame>
The Kyiv-Pechersk Lavra Union Reserve plans to digitize up to 12,000 cultural sites and 2500 documents from the reserve fund with the help of equipment transmitted by the US company Digital Transitions.</text:p>
      <text:p text:style-name="P4">
This was discussed during a briefing with the participation of representatives of Digitaltransitions and the administration of NZ "Kyiv-Pechersk Lavra", reports Ukrinform correspondent.</text:p>
      <text:p text:style-name="P4">
<draw:frame draw:style-name="fr1" draw:name="Image230" text:anchor-type="as-char" svg:width="6.9236in" svg:height="4.615733in" draw:z-index="0">
<draw:image xlink:href="../Images/yкринформ/2023-06-26T23-08-00-03-00/1687809533-715.jpg" xlink:type="simple" xlink:show="embed" xlink:actuate="onLoad" draw:mime-type="image/jpeg"/>
</draw:frame>
“Threats to cultural heritage have increased with the war. Therefore, there was a need to keep your cultural heritage in order to further promote Ukrainian culture in Europe and the world. And thanks to the help of partners, we can realize the goals for preserving the property, ”said Deputy Minister of Culture and Information Policy Anastasia Bondar.</text:p>
      <text:p text:style-name="P4">
<draw:frame draw:style-name="fr1" draw:name="Image231" text:anchor-type="as-char" svg:width="6.9236in" svg:height="4.615733in" draw:z-index="0">
<draw:image xlink:href="../Images/yкринформ/2023-06-26T23-08-00-03-00/1687809642-572.jpg" xlink:type="simple" xlink:show="embed" xlink:actuate="onLoad" draw:mime-type="image/jpeg"/>
</draw:frame>
<draw:frame draw:style-name="fr1" draw:name="Image232" text:anchor-type="as-char" svg:width="6.9236in" svg:height="4.634966in" draw:z-index="0">
<draw:image xlink:href="../Images/yкринформ/2023-06-26T23-08-00-03-00/1687809675-936.jpg" xlink:type="simple" xlink:show="embed" xlink:actuate="onLoad" draw:mime-type="image/jpeg"/>
</draw:frame>
At the same time, the partner and co -founder of Digital Transitions, Peter Sigel, said that the company launched a program for digitalization in Ukraine in winter 20122. According to him, the main task of the program is to preserve cultural entities in institutions such as the reserve by transferring equipment forbounding and providing training for employees.</text:p>
      <text:p text:style-name="P4">
<text:span text:style-name="T4">
 Read also: </text:span>
 <text:a xlink:type="simple" xlink:href="https://www.ukrinform.ua/rubric-culture/3727772-mkip-rozroblae-strategiu-rozvitku-kievopecerskoi-lavri-do-2051-roku.html" text:style-name="Internet_20_link" text:visited-style-name="Visited_20_Internet_20_Link">
MKIP develops a strategy for the development of the Kiev-Pechersk <text:span text:style-name="T4">
 laurel </text:span>
 and by 2051</text:a>
He noted that at the end of 2022, the company and laurel workers selected 15,000 digitization facilities. For them, the 6 months of Digitaltransitions transferred a fully equipped reprographic system with high -resolution images.</text:p>
      <text:p text:style-name="P4">
<draw:frame draw:style-name="fr1" draw:name="Image233" text:anchor-type="as-char" svg:width="6.9236in" svg:height="4.615733in" draw:z-index="0">
<draw:image xlink:href="../Images/yкринформ/2023-06-26T23-08-00-03-00/1687809757-310.jpg" xlink:type="simple" xlink:show="embed" xlink:actuate="onLoad" draw:mime-type="image/jpeg"/>
</draw:frame>
The curator of the project and the chief keeper of the funds of the NZ "Kyiv-Pechersk Lavra" Irina Martyniuk noted that primarily digitizing the objects of the 17-19 centuries, in particular, <text:a xlink:type="simple" xlink:href="https://www.ukrinform.ua/tag-ikona" text:style-name="Internet_20_link" text:visited-style-name="Visited_20_Internet_20_Link">
icons</text:a>
, engravings, wooden relief, drawings, thematically related to Kiev and Lavra.</text:p>
      <text:p text:style-name="P4">
<text:span text:style-name="T4">
 Read also: </text:span>
 <text:a xlink:type="simple" xlink:href="https://www.ukrinform.ua/rubric-kyiv/3725691-zapovidnik-kievopecerska-lavra-zaprovadiv-onlajnkvitok.html" text:style-name="Internet_20_link" text:visited-style-name="Visited_20_Internet_20_Link">
Kyiv-Pechersk Reserve <text:span text:style-name="T4">
 Lavr </text:span>
 A "Intvadivonline Backets</text:a>
</text:p>
      <text:p text:style-name="P4">
"We could only do a quality image of the cliche only through macroelecting when we" snatched "the individual parts of the image. And now we can hold a high resolution image and see on the screen even, which is visible only with magnifying glass. The complexity of digitization of the cliché is that they are often worn and covered with printing paint. That is, the transfers of the relief in the ordinary photo are not as noticeable as it is now, ” - Olesya Nosachova, the Did Dadlazbergian of the Books and Clouse of Kyiv -Pechersk Lavra.</text:p>
      <text:p text:style-name="P4">
Maxim Ostapenko <text:span text:style-name="T4">
 Read also: </text:span>
 <text:a xlink:type="simple" xlink:href="https://www.ukrinform.ua/rubric-culture/3727843-tkacenko-sprostuvav-informaciu-roszmi-pro-vivezenna-cinnostej-iz-lavri.html" text:style-name="Internet_20_link" text:visited-style-name="Visited_20_Internet_20_Link">
Tkachenko denied Roszmi information about the export of values from <text:span text:style-name="T4">
 Lavr </text:span>
 and</text:a>
Acting Director General of NZ "Kyiv-Pechersk Lavra" Maximstapenko thanked the American partners for their assistance in the equipment and studies of employees, emphasizing that new technologies not only retain the downtime, but also enhance the professionalism of cultural workers.</text:p>
      <text:p text:style-name="P4">
As reported by Ukrinform, the UNESCO Extraordinary Heritage Fund(Heritage in Emergency Fund)Approved the project of assistance to the Ministry of Culture and Information Policy on <text:a xlink:type="simple" xlink:href="https://www.ukrinform.ua/rubric-culture/3716647-unesko-vidilae-15-miljona-na-cifrovizaciu-kulturnoi-spadsini-ukraini.html" text:style-name="Internet_20_link" text:visited-style-name="Visited_20_Internet_20_Link">
1.5 million dollars for the development of digitalization tools</text:a>
in the field of cultural heritage of Ukraine.</text:p>
      <text:p text:style-name="P4">
_ Photo: discover.if.ua _</text:p>
      <text:p text:style-name="P4">
News Source: <text:a xlink:type="simple" xlink:href="https://www.ukrinform.ua/rubric-culture/3728078-u-kievopecerskij-lavri-ocifruut-15-tisac-obektiv-za-dopomogi-obladnanna-zi-ssa.html" text:style-name="Internet_20_link" text:visited-style-name="Visited_20_Internet_20_Link">
https://www.ukrinform.ua/rubric-culture/3728078-u-kievopecerskij-lavri-ocifruut-15-tisac-obektiv-za-dopomogi-obladnanna-zi-ssa.html</text:a>
</text:p>
      <!--NEWS-->
      <text:h text:style-name="P10" text:outline-level="1">
<text:span text:style-name="T4">
US believes that Putin is not ready to use nuclear weapons in Ukraine or anywhere</text:span>
</text:h>
      <text:p text:style-name="P4">
Authors: Ukrinform (Person)</text:p>
      <text:p text:style-name="P4">
Publisher: Укринформ (Organization)</text:p>
      <text:p text:style-name="P4">
Published Time: 2023-06-26T23:21:00+03:00</text:p>
      <text:p text:style-name="P4">
Modified Time: 2023-06-26T23:21:00+03:00</text:p>
      <text:p text:style-name="P4">
Description: The United States of America continue to closely monitor the situation with nuclear weapons in Russia and has not seen any signs of Putin's readiness to apply it against Ukraine or anywhere else. - Ukrinform.</text:p>
      <text:p text:style-name="P4">
Images: ['<text:a xlink:type="simple" xlink:href="https://static.ukrinform.com/photos/2023_06/thumb_files/630_360_1685633331-599.jpg" text:style-name="Internet_20_link" text:visited-style-name="Visited_20_Internet_20_Link">
630_360_16856...</text:a>
']</text:p>
      <text:p text:style-name="P4">
Tags: ['Путін', 'США', 'Україна', 'Ядерна зброя', 'Війна з Росією']</text:p>
      <text:p text:style-name="P4">
Type: Article</text:p>
      <!--METADATA-->
      <text:p text:style-name="P4">
<draw:frame draw:style-name="fr1" draw:name="Image236" text:anchor-type="as-char" svg:width="6.9236in" svg:height="3.956343in" draw:z-index="0">
<draw:image xlink:href="../Images/yкринформ/2023-06-26T23-21-00-03-00/630_360_1685633331-599.jpg" xlink:type="simple" xlink:show="embed" xlink:actuate="onLoad" draw:mime-type="image/jpeg"/>
</draw:frame>
The combination of America continues to closely monitor the situation with nuclear weapons in Russia yet have not seen any signs of Putin's readiness to apply it against Ukraine or anywhere else.</text:p>
      <text:p text:style-name="P4">
This was stated during a briefing in Washington Coordinator of the Bigolot National Security Council John Kirby, Ukrinform correspondent reports.</text:p>
      <text:p text:style-name="P4">
“We continue to watch this very, very carefully. We have seen multidimensional rhetoric on the Russian side, we carefully monitor this, ”the White House representative said.</text:p>
      <text:p text:style-name="P4">
At the same time, he emphasized that Washington still "saw no signs that <text:a xlink:type="simple" xlink:href="https://www.ukrinform.ua/tag-putin" text:style-name="Internet_20_link" text:visited-style-name="Visited_20_Internet_20_Link">
Putin</text:a>
Has any intentional nuclear weapons in Ukraine or anywhere else.</text:p>
      <text:p text:style-name="P4">
<text:span text:style-name="T4">
 Read also: </text:span>
 [USA did not record the displacement <text:span text:style-name="T4">
 nuclear </text:span>
 weapons in(https://www.ukrinform.ua/rubric-world/3727424-ssa-ne-zafiksuvali-peremisen-adernoi-zbroi-u-rosii-pid-cas-zakolotu-prigozina.html)"And I can assure you that we did nothing to change our own position of strategic restraint in the context of this potential threat," the White House representative said.</text:p>
      <text:p text:style-name="P4">
As reported by Ukrinform, NATO Secretary General Stoltenberg said on Monday that Russia's attempts to intimidate NATO and Union countries with its nuclear weapons to <text:a xlink:type="simple" xlink:href="https://www.ukrinform.ua/rubric-polytics/3727797-stoltenberg-pro-adernu-zbrou-rosia-ne-zmoze-vidvernuti-nato-vid-dopomogi-ukraini.html" text:style-name="Internet_20_link" text:visited-style-name="Visited_20_Internet_20_Link">
distract them from military assistance to Ukraine</text:a>
, fail.</text:p>
      <text:p text:style-name="P4">
News Source: <text:a xlink:type="simple" xlink:href="https://www.ukrinform.ua/rubric-ato/3728079-ssa-vvazaut-so-putin-ne-gotovij-zastosuvati-adernu-zbrou-v-ukraini-ci-deinde.html" text:style-name="Internet_20_link" text:visited-style-name="Visited_20_Internet_20_Link">
https://www.ukrinform.ua/rubric-ato/3728079-ssa-vvazaut-so-putin-ne-gotovij-zastosuvati-adernu-zbrou-v-ukraini-ci-deinde.html</text:a>
</text:p>
      <!--NEWS-->
      <text:h text:style-name="P10" text:outline-level="1">
<text:span text:style-name="T4">
Biden plans to call Zelensky again</text:span>
</text:h>
      <text:p text:style-name="P4">
Authors: Ukrinform (Person)</text:p>
      <text:p text:style-name="P4">
Publisher: Укринформ (Organization)</text:p>
      <text:p text:style-name="P4">
Published Time: 2023-06-26T23:37:00+03:00</text:p>
      <text:p text:style-name="P4">
Modified Time: 2023-06-26T23:37:00+03:00</text:p>
      <text:p text:style-name="P4">
Description: US President Joe Biden plans to contact the head of Ukraine Vladimir Zelensky very soon - against the background of developments in Russia, as well as a continuation of hostilities at the front in Ukraine. - Ukrinform.</text:p>
      <text:p text:style-name="P4">
Images: ['<text:a xlink:type="simple" xlink:href="https://static.ukrinform.com/photos/2023_05/thumb_files/630_360_1684657623-703.jpg" text:style-name="Internet_20_link" text:visited-style-name="Visited_20_Internet_20_Link">
630_360_16846...</text:a>
']</text:p>
      <text:p text:style-name="P4">
Tags: ['Байден', 'США', 'Україна', 'Зеленський']</text:p>
      <text:p text:style-name="P4">
Type: Article</text:p>
      <!--METADATA-->
      <text:p text:style-name="P4">
<draw:frame draw:style-name="fr1" draw:name="Image237" text:anchor-type="as-char" svg:width="6.9236in" svg:height="3.956343in" draw:z-index="0">
<draw:image xlink:href="../Images/yкринформ/2023-06-26T23-37-00-03-00/630_360_1684657623-703.jpg" xlink:type="simple" xlink:show="embed" xlink:actuate="onLoad" draw:mime-type="image/jpeg"/>
</draw:frame>
Presidential Joe Biden plans to contact the Head of Ukraine Zelensky again very soon - against the background of developments in Russia, as well as continuation of fronting at the front in Ukraine.</text:p>
      <text:p text:style-name="P4">
This was stated during a pressing in Washington by the Coordinator of the National Security Council John Kirby, Ukrinform correspondent reports.</text:p>
      <text:p text:style-name="P4">
"He(President <text:a xlink:type="simple" xlink:href="https://www.ukrinform.ua/tag-bajden" text:style-name="Internet_20_link" text:visited-style-name="Visited_20_Internet_20_Link">
Biden</text:a>
- order.)Druszkoro plans to talk to President Zelensky again, ”he said.</text:p>
      <text:p text:style-name="P4">
<text:span text:style-name="T4">
 Read also: </text:span>
 <text:a xlink:type="simple" xlink:href="https://www.ukrinform.ua/rubric-ato/3728028-ssa-gotuut-novij-paket-vijskovoi-dopomogi-ukraini-na-500-miljoniv.html" text:style-name="Internet_20_link" text:visited-style-name="Visited_20_Internet_20_Link">
USA prepare a new military assistance package to Ukraine for $ 500 million</text:a>
Kirby recalled that the previous <text:a xlink:type="simple" xlink:href="https://www.ukrinform.ua/rubric-polytics/3727614-zelenskij-proviv-rozmovu-z-bajdenom.html" text:style-name="Internet_20_link" text:visited-style-name="Visited_20_Internet_20_Link">
conversation</text:a>
The American I -Ukrainian leaders regarding the latest developments in Russia, as well as residence in Ukraine and increased interaction, took place the day before. In addition, the White House Head spent similar conversations with other leaders.</text:p>
      <text:p text:style-name="P4">
As reported by Ukrinform, on Monday the US Administration <text:a xlink:type="simple" xlink:href="https://www.ukrinform.ua/rubric-world/3728065-ssa-zaklikali-souznikiv-dilitisa-informacieu-pro-rozvitok-podij-v-rosii.html" text:style-name="Internet_20_link" text:visited-style-name="Visited_20_Internet_20_Link">
Emphasis</text:a>
Keeping and sharing with allies and partners available information about developments in Russia after the so -called rebellion organized by Prigogin.</text:p>
      <text:p text:style-name="P4">
<text:span text:style-name="T5">
Foto: op</text:span>
</text:p>
      <text:p text:style-name="P4">
News Source: <text:a xlink:type="simple" xlink:href="https://www.ukrinform.ua/rubric-polytics/3728081-bajden-planue-znovu-zatelefonuvati-zelenskomu.html" text:style-name="Internet_20_link" text:visited-style-name="Visited_20_Internet_20_Link">
https://www.ukrinform.ua/rubric-polytics/3728081-bajden-planue-znovu-zatelefonuvati-zelenskomu.html</text:a>
</text:p>
      <!--NEWS-->
      <text:h text:style-name="P10" text:outline-level="1">
<text:span text:style-name="T4">
In Rotterdam's port found cocaine for almost € 270 million</text:span>
</text:h>
      <text:p text:style-name="P4">
Authors: Ukrinform (Person)</text:p>
      <text:p text:style-name="P4">
Publisher: Укринформ (Organization)</text:p>
      <text:p text:style-name="P4">
Published Time: 2023-06-26T23:56:00+03:00</text:p>
      <text:p text:style-name="P4">
Modified Time: 2023-06-26T23:56:00+03:00</text:p>
      <text:p text:style-name="P4">
Description: Customs officers have found the largest cocaine party in the port of Dutch Rotterdam - almost 3.6 tons. - Ukrinform.</text:p>
      <text:p text:style-name="P4">
Images: ['<text:a xlink:type="simple" xlink:href="https://static.ukrinform.com/photos/2023_06/thumb_files/630_360_1687809671-743.jpg" text:style-name="Internet_20_link" text:visited-style-name="Visited_20_Internet_20_Link">
630_360_16878...</text:a>
']</text:p>
      <text:p text:style-name="P4">
Tags: ['Наркотики', 'Нідерланди', 'Поліція', 'Кокаїн']</text:p>
      <text:p text:style-name="P4">
Type: Article</text:p>
      <!--METADATA-->
      <text:p text:style-name="P4">
<draw:frame draw:style-name="fr1" draw:name="Image238" text:anchor-type="as-char" svg:width="6.9236in" svg:height="3.956343in" draw:z-index="0">
<draw:image xlink:href="../Images/yкринформ/2023-06-26T23-56-00-03-00/630_360_1687809671-743.jpg" xlink:type="simple" xlink:show="embed" xlink:actuate="onLoad" draw:mime-type="image/jpeg"/>
</draw:frame>
Customs officers have had the largest partiukocaine since the beginning of the year of Dutch Rotterdam - almost 3.6 tons.</text:p>
      <text:p text:style-name="P4">
About it reports Ukrinform with reference to <text:a xlink:type="simple" xlink:href="http://nos.nl/artikel/2480360-douane-doet-grootste-cocainevondst-in-rotterdamse-haven-van-dit-jaar" text:style-name="Internet_20_link" text:visited-style-name="Visited_20_Internet_20_Link">
nos</text:a>
.</text:p>
      <text:p text:style-name="P4">
“Customs officers have found another large cargo of cocaine in a container in Porturordam. There were almost 3,600 kilograms of cocaine between the bananas. This is the most emergency this year, ”the message reads.</text:p>
      <text:p text:style-name="P4">
It is noted that the street value of this batch of drugs is estimated at 269 million euros.</text:p>
      <text:p text:style-name="P4">
Law enforcement officers suggest that cocaine could be downloaded to Ecuador. However, in their opinion, the company, which is indicated by the recipient of the container, is probably not related to smuggling <text:a xlink:type="simple" xlink:href="https://www.ukrinform.ua/tag-narkotiki" text:style-name="Internet_20_link" text:visited-style-name="Visited_20_Internet_20_Link">
drugs</text:a>
.</text:p>
      <text:p text:style-name="P4">
<text:span text:style-name="T4">
 Read also: </text:span>
 <text:a xlink:type="simple" xlink:href="https://www.ukrinform.ua/rubric-world/3723888-u-britanii-viavili-partiu-kokainu-vartistu-ponad-120-miljoniv.html" text:style-name="Internet_20_link" text:visited-style-name="Visited_20_Internet_20_Link">
in Britain found a party <text:span text:style-name="T4">
 cocaine </text:span>
 worth more than £ 120 million</text:a>
According to Ukrinform, customs at the port of Rotterdam from December 242022 to January 4, 2023 found more than 4,700 kilograms of cocaine.</text:p>
      <text:p text:style-name="P4">
Drug packages were found, in particular, in a container with frozen fisherman juices from Brazil and in the cargo of bananas from Ecuador.</text:p>
      <text:p text:style-name="P4">
<text:span text:style-name="T5">
Foto: OpenBaar Ministerie</text:span>
</text:p>
      <text:p text:style-name="P4">
News Source: <text:a xlink:type="simple" xlink:href="https://www.ukrinform.ua/rubric-world/3728076-u-portu-rotterdama-znajsli-kokainu-majze-na-270-miljoniv.html" text:style-name="Internet_20_link" text:visited-style-name="Visited_20_Internet_20_Link">
https://www.ukrinform.ua/rubric-world/3728076-u-portu-rotterdama-znajsli-kokainu-majze-na-270-miljoniv.html</text:a>
</text:p>
      <!--NEWS-->
      <text:h text:style-name="P10" text:outline-level="1">
<text:span text:style-name="T4">
The enemy focused on three directions: 36 combat clashes took place per day</text:span>
</text:h>
      <text:p text:style-name="P4">
Author: ['АРМІЯINFORM']</text:p>
      <text:p text:style-name="P4">
Time: 2023-06-26T24:00:00-04:00</text:p>
      <text:p text:style-name="P4">
Description: About CED DOIMLAY GS ZS Ukrainian. “The opponent of ZoServzhu is the basic zusille ... The war with Ukraine 2022, the war with Ukraine is the latest news today, the news of the war with Ukraine 2022 is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354835923_607614751551607_2668215606957401309_n.jpg" text:style-name="Internet_20_link" text:visited-style-name="Visited_20_Internet_20_Link">
354835923_607614751551607_2668215606957401309_n.jpg</text:a>
']</text:p>
      <text:p text:style-name="P4">
Tags: ['STOPRUSSIA', 'БАХМУТ', 'ВТОРГНЕННЯ РФ', 'ГШ ЗС УКРАЇНИ', 'ЛИМАН']</text:p>
      <text:p text:style-name="P4">
Category: News</text:p>
      <!--METADATA-->
      <text:p text:style-name="P4">
<draw:frame draw:style-name="fr1" draw:name="Image239" text:anchor-type="as-char" svg:width="6.9236in" svg:height="4.622144in" draw:z-index="0">
<draw:image xlink:href="../Images/AРМІЯINFORM/2023-06-26T24-00-00-04-00/354835923_607614751551607_2668215606957401309_n.jpg" xlink:type="simple" xlink:show="embed" xlink:actuate="onLoad" draw:mime-type="image/jpeg"/>
</draw:frame>
<text:span text:style-name="T4">
 🔥 Situation on Russian invasion </text:span>
</text:p>
      <text:p text:style-name="P4">
About it <text:a xlink:type="simple" xlink:href="https://www.facebook.com/GeneralStaff.ua/posts/pfbid08duty5YvN5FJRQSyomXhPUriPk1xBKWWpaz4j9GyrKgHunnQhQeUWs6zTanmUnp1l" text:style-name="Internet_20_link" text:visited-style-name="Visited_20_Internet_20_Link">
reports</text:a>
General of the Armed Forces of Ukraine.</text:p>
      <text:p text:style-name="P4">
"The enemy concentrates major efforts in the Liman, Bakhmut Tamarin directions - 36 combat clashes took place during the day," the message goes.</text:p>
      <text:p text:style-name="P4">
It is also noted that in the Kupyansk direction the enemy led the offensive dirds of the district of the west of Krivoshivka of Lugansk region, did not have success; The enemy performed unsuccessful offensive actions in the directions of Vesdol and Razdolivka of Donetsk region; In the Bakhmut direction opponents were unsuccessful offensive actions in the areas of Minskivka, Grigorivka and Bogdanivkaidonetsk region; In the Avdeevsky direction, the enemy struck the Avdiivka area; In the Marine direction, the enemy performed offensive actions in the Marinka, had no success; In the mineral direction, the enemy perceived the offensive actions in the direction of Novomikhailivka.</text:p>
      <text:p text:style-name="P4">
News Source: <text:a xlink:type="simple" xlink:href="https://armyinform.com.ua/2023/06/26/vorog-zoseredyv-zusyllya-na-troh-napryamkah-za-dobu-vidbulos-36-bojovyh-zitknen/" text:style-name="Internet_20_link" text:visited-style-name="Visited_20_Internet_20_Link">
https://armyinform.com.ua/2023/06/26/vorog-zoseredyv-zusyllya-na-troh-napryamkah-za-dobu-vidbulos-36-bojovyh-zitknen/</text:a>
</text:p>
      <!--NEWS-->
      <text:h text:style-name="P10" text:outline-level="1">
<text:span text:style-name="T4">
The enemy tries to prevent the promotion of our troops in the Zaporozhye and Kherson directions</text:span>
</text:h>
      <text:p text:style-name="P4">
Author: ['АРМІЯINFORM']</text:p>
      <text:p text:style-name="P4">
Time: 2023-06-26T26:00:00-04:00</text:p>
      <text:p text:style-name="P4">
Description: About CED DOIMLAY GS ZS Ukrainian. “At the back of the Kherson Lights ... The war with Ukraine 2022, the war with Ukraine is the latest news today, the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6/354879411_607523738227375_6644201532582028132_n.jpg" text:style-name="Internet_20_link" text:visited-style-name="Visited_20_Internet_20_Link">
354879411_607523738227375_6644201532582028132_n.jpg</text:a>
']</text:p>
      <text:p text:style-name="P4">
Tags: ['STOPRUSSIA', 'ВТОРГНЕННЯ РФ', 'ГШ ЗС УКРАЇНИ', 'ЗАПОРІЖЖЯ', 'ХЕРСОН']</text:p>
      <text:p text:style-name="P4">
Category: News</text:p>
      <!--METADATA-->
      <text:p text:style-name="P4">
<draw:frame draw:style-name="fr1" draw:name="Image240" text:anchor-type="as-char" svg:width="6.9236in" svg:height="4.596501in" draw:z-index="0">
<draw:image xlink:href="../Images/AРМІЯINFORM/2023-06-26T26-00-00-04-00/354879411_607523738227375_6644201532582028132_n.jpg" xlink:type="simple" xlink:show="embed" xlink:actuate="onLoad" draw:mime-type="image/jpeg"/>
</draw:frame>
<text:span text:style-name="T4">
 🔥 Situation on Russian invasion </text:span>
</text:p>
      <text:p text:style-name="P4">
About it <text:a xlink:type="simple" xlink:href="https://www.facebook.com/GeneralStaff.ua/posts/pfbid08duty5YvN5FJRQSyomXhPUriPk1xBKWWpaz4j9GyrKgHunnQhQeUWs6zTanmUnp1l" text:style-name="Internet_20_link" text:visited-style-name="Visited_20_Internet_20_Link">
reports</text:a>
General of the Armed Forces of Ukraine.</text:p>
      <text:p text:style-name="P4">
“In the Zaporizhzhya and Kherson directions, the enemy concentrates the main stations on the prevention of the promotion of our troops. He tried unsuccessfully to the restored position in the area of Novodarivka of Zaporizhzhya region. Drew Avayajaudarivviv District of Levadna and Novodanylivka of Zaporizhzhya region. About 30 settlements have been fired, ”the testimony reads.</text:p>
      <text:p text:style-name="P4">
News Source: <text:a xlink:type="simple" xlink:href="https://armyinform.com.ua/2023/06/26/na-zaporizkomu-ta-hersonskomu-napryamkah-protyvnyk-namagayetsya-nedopustyty-prosuvannya-nashyh-vijsk/" text:style-name="Internet_20_link" text:visited-style-name="Visited_20_Internet_20_Link">
https://armyinform.com.ua/2023/06/26/na-zaporizkomu-ta-hersonskomu-napryamkah-protyvnyk-namagayetsya-nedopustyty-prosuvannya-nashyh-vijsk/</text:a>
</text:p>
      <!--NEWS-->
      <text:h text:style-name="P10" text:outline-level="1">
<text:span text:style-name="T4">
At night, the enemy is hidden by forbidden incendiary shells in Kherson region - Natalia Humeniuk</text:span>
</text:h>
      <text:p text:style-name="P4">
Author: ['Ігор Березинський']</text:p>
      <text:p text:style-name="P4">
Time: 2023-06-26T28:00:00-04:00</text:p>
      <text:p text:style-name="P4">
Description: - Nich Bula to finish the fold. Make a robot of the Robot with our PPO POSITS, ZOKOMREMA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08/raketna-ataka.jpg" text:style-name="Internet_20_link" text:visited-style-name="Visited_20_Internet_20_Link">
raketna-ataka.jpg</text:a>
']</text:p>
      <text:p text:style-name="P4">
Tags: ['АТАКА ВОРОГА', 'ВТОРГНЕННЯ РФ', 'НАТАЛІЯ ГУМЕНЮК', 'ХЕРСОНЩИНА']</text:p>
      <text:p text:style-name="P4">
Category: News</text:p>
      <!--METADATA-->
      <text:p text:style-name="P4">
<draw:frame draw:style-name="fr1" draw:name="Image241" text:anchor-type="as-char" svg:width="6.9236in" svg:height="3.750283in" draw:z-index="0">
<draw:image xlink:href="../Images/AРМІЯINFORM/2023-06-26T28-00-00-04-00/raketna-ataka.jpg" xlink:type="simple" xlink:show="embed" xlink:actuate="onLoad" draw:mime-type="image/jpeg"/>
</draw:frame>
Missile attack. Illustrative photo</text:p>
      <ul>
        <li>
The night was quite complicated. We weather conditions, including an extremely strong storm over the sea and thunderstorm. The enemy attacked the wraps of the "Caliber" and Drone-Kamikadze type "Shahaned". At least 2 "calibers" have been destroyed. The great attention of the enemy is now focused on the Dnieper, which borders with the Zaporozhye region, and Mykolaiv region, which are suppliers of the resource for Kherson region. At night, the enemy of hutsabored shells in Kherson region, causing powerful fires, - Natalia Humeniuk, the head of the Unified News, was opened on the air of the Unified News.</li>
      </ul>
      <text:p text:style-name="P4">
According to Natalia Humeniuk, on duty in the Black Sea is a submarine launch, which is more difficult to detect. At the same time, the enemy searches for novatics and tries to bypass our air defense forces, releasing rockets with complicated labor, using other heights and using a mixed attack by dissecting rockets and "Shahmed"</text:p>
      <ul>
        <li>
The invaders constantly steal our property, removing it from the ports of the Azov Sea. Along with this, they exclude signals to not be noticed. However, we have such facts and transfer to the international tribunal. Currently, the activity of aircraft in the Azov Sea water area is a prerequisite for the fact that there will be a managed aviation bomb in the frontline territories - summed up Humeniuk.</li>
      </ul>
      <text:p text:style-name="P4">
News Source: <text:a xlink:type="simple" xlink:href="https://armyinform.com.ua/2023/06/26/vnochi-vorog-gatyv-zaboronenymy-zapalnymy-snaryadamy-po-hersonshhyni-nataliya-gumenyuk/" text:style-name="Internet_20_link" text:visited-style-name="Visited_20_Internet_20_Link">
https://armyinform.com.ua/2023/06/26/vnochi-vorog-gatyv-zaboronenymy-zapalnymy-snaryadamy-po-hersonshhyni-nataliya-gumenyuk/</text:a>
</text:p>
      <!--NEWS-->
      <text:h text:style-name="P10" text:outline-level="1">
<text:span text:style-name="T4">
Ukrainian military in the Melitopol direction advanced one and a half kilometers</text:span>
</text:h>
      <text:p text:style-name="P4">
Authors: Ukrinform (Person)</text:p>
      <text:p text:style-name="P4">
Publisher: Укринформ (Organization)</text:p>
      <text:p text:style-name="P4">
Published Time: 2023-06-26T2:27:00+03:00</text:p>
      <text:p text:style-name="P4">
Modified Time: 2023-06-26T21:27:00+03:00</text:p>
      <text:p text:style-name="P4">
Description: The defense forces advanced one and a half kilometers deep into the Russian -occupied territories in the Melitopol direction. - Ukrinform.</text:p>
      <text:p text:style-name="P4">
Images: ['<text:a xlink:type="simple" xlink:href="https://static.ukrinform.com/photos/2023_06/thumb_files/630_360_1687059570-296.jpg" text:style-name="Internet_20_link" text:visited-style-name="Visited_20_Internet_20_Link">
630_360_16870...</text:a>
']</text:p>
      <text:p text:style-name="P4">
Tags: ['Мелітополь', 'ЗСУ', 'Війна з Росією', 'Контрнаступ', 'Єдині новини']</text:p>
      <text:p text:style-name="P4">
Type: Article</text:p>
      <!--METADATA-->
      <text:p text:style-name="P4">
<draw:frame draw:style-name="fr1" draw:name="Image242" text:anchor-type="as-char" svg:width="6.9236in" svg:height="3.956343in" draw:z-index="0">
<draw:image xlink:href="../Images/yкринформ/2023-06-26T2-27-00-03-00/630_360_1687059570-296.jpg" xlink:type="simple" xlink:show="embed" xlink:actuate="onLoad" draw:mime-type="image/jpeg"/>
</draw:frame>
The Deborons moved one and a half kilometers deep into the Russian territorial Melitopol direction.</text:p>
      <text:p text:style-name="P4">
A spokesman for the Tavriya defense forces, Valery Shershn, reported on the broadcast of the Teleterna "Unified News".</text:p>
      <text:p text:style-name="P4">
"As a result of the systemic pressure of the Tavriysky defense force, they have successfully moved to one and a half kilometers deep into the enemy areas of the tire.</text:p>
      <text:p text:style-name="P4">
According to the spokesman, moving forward, the military continues to destroy the enemy. The invaders have attacked our positions 18 times and carried out450 artillery shelling 18 times. In the Avdeevsky direction, the enemy struck, made artillery shelling of the surrounding inhabited pens.</text:p>
      <text:p text:style-name="P4">
<text:span text:style-name="T4">
 Read also: </text:span>
 <text:a xlink:type="simple" xlink:href="https://www.ukrinform.ua/rubric-ato/3728008-na-shodi-jdut-boi-za-dobu-ponad-35-zitknen-na-troh-napramkah.html" text:style-name="Internet_20_link" text:visited-style-name="Visited_20_Internet_20_Link">
in the east there are battles - a day more than 35 collisions in three <text:span text:style-name="T4">
 direction </text:span>
 x</text:a>
"Almost all the assaults of Russian occupation troops in the Tavriysk direction were concentrated in the Marinka area. Here the enemy had no success, he had no success. He also struck aircraft in the Krasnogorivka area, fired at the artillery from the artillery. .</text:p>
      <text:p text:style-name="P4">
He also spoke about the situation in the Zaporozhye direction, where the occupiers of the focused efforts to prevent the promotion of our troops, unsuccessfully tried to assign the lost position in the Novodarivka area. The losses of the enemy are 146 dead, 229 wounded, and there are four prisoners. 15 single equipment and military equipment were destroyed.</text:p>
      <text:p text:style-name="P4">
Shershn also explained that the news of the release of equivalent was detained confident tactical reasons. In general, as a result of the coordinated actions and the clear implementation of the plan of the striking units of the Tavriysky defense forces, they took the control of this settlement of the Velikonovosilkiv community on the border(https://www.ukrinform.ua/tag-vijskovi)Counterfestation is carried out by the Nab "direction.</text:p>
      <text:p text:style-name="P4">
<text:span text:style-name="T4">
 Read also: </text:span>
 <text:a xlink:type="simple" xlink:href="https://www.ukrinform.ua/rubric-ato/3727878-sili-oboroni-prosuvautsa-na-tavrijskomu-napramku-za-dobu-znisili-cotiri-roti-zagarbnikiv.html" text:style-name="Internet_20_link" text:visited-style-name="Visited_20_Internet_20_Link">
Defense Forces are moving in the Tavriysk direction - the job <text:span text:style-name="T4">
 destroyed </text:span>
 four of the invaders</text:a>
</text:p>
      <text:p text:style-name="P4">
As it was reported, in the day in the Bakhmut direction there were 17 combatants, more than 350 invaders were liquidated and wounded. In the Limano-Kupyansk direction, the defense reflected 12 enemy attacks and eliminated almost 100 Russian invasions.</text:p>
      <text:p text:style-name="P4">
<text:span text:style-name="T5">
Foto: General Staff of the Armed Forces</text:span>
</text:p>
      <text:p text:style-name="P4">
News Source: <text:a xlink:type="simple" xlink:href="https://www.ukrinform.ua/rubric-ato/3728054-na-melitopolskomu-napramku-ukrainski-vijskovi-prosunulisa-na-pivtora-kilometra.html" text:style-name="Internet_20_link" text:visited-style-name="Visited_20_Internet_20_Link">
https://www.ukrinform.ua/rubric-ato/3728054-na-melitopolskomu-napramku-ukrainski-vijskovi-prosunulisa-na-pivtora-kilometra.html</text:a>
</text:p>
      <!--NEWS-->
      <text:h text:style-name="P10" text:outline-level="1">
<text:span text:style-name="T4">
Over the past week, the enemy's dead is almost eight times more - Anna Malyar</text:span>
</text:h>
      <text:p text:style-name="P4">
Author: ['АРМІЯINFORM']</text:p>
      <text:p text:style-name="P4">
Time: 2023-06-26T30:00:00-04:00</text:p>
      <text:p text:style-name="P4">
Description: Rosіyskі Permat pay -up to replace the attentive opir, attending the meanings of the Various Value ... War with Ukraine 2022, War with Ukraine Latest News Today,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5f9a1041.jpg" text:style-name="Internet_20_link" text:visited-style-name="Visited_20_Internet_20_Link">
5f9a1041.jpg</text:a>
']</text:p>
      <text:p text:style-name="P4">
Tags: ['АГРЕСІЯ РФ', 'ВТОРГНЕННЯ РФ', 'ВТРАТИ ВОРОГА', 'ГАННА МАЛЯР']</text:p>
      <text:p text:style-name="P4">
Category: News</text:p>
      <!--METADATA-->
      <text:p text:style-name="P4">
<draw:frame draw:style-name="fr1" draw:name="Image243" text:anchor-type="as-char" svg:width="6.9236in" svg:height="4.61393in" draw:z-index="0">
<draw:image xlink:href="../Images/AРМІЯINFORM/2023-06-26T30-00-00-04-00/5f9a1041.jpg" xlink:type="simple" xlink:show="embed" xlink:actuate="onLoad" draw:mime-type="image/jpeg"/>
</draw:frame>
Gannamaars. Photo: Nazar Voloshin / Armyinform</text:p>
      <text:p text:style-name="P4">
Russian occupation troops have strong resistance, while at the same time suffered significant losses in personnel, weapons and equipment.</text:p>
      <text:p text:style-name="P4">
As <text:a xlink:type="simple" xlink:href="https://t.me/annamaliar/885" text:style-name="Internet_20_link" text:visited-style-name="Visited_20_Internet_20_Link">
reported</text:a>
Deputy Minister of Defense of Ukraine Anna Malyar, who died over the last week, the enemy has eight times more than ours.</text:p>
      <text:p text:style-name="P4">
“Our aviation, missile troops and artillery over the past week:</text:p>
      <text:p text:style-name="P4">
<text:span text:style-name="T5">
caused more than </text:span>
<text:span text:style-name="T5">
 110 </text:span>
<text:span text:style-name="T5">
 strikes in the areas of concentration of the enemy personnel; </text:span>
destroyed <text:span text:style-name="T4">
 17 </text:span>
 enemy anti-aircraft missile complexes; <text:span text:style-name="T5">
caused defeat on </text:span>
<text:span text:style-name="T5">
 11 </text:span>
<text:span text:style-name="T5">
 management points, which significantly reduced the enemy's capabilities to defeat our aviation and UAV; </text:span>
Impressed <text:span text:style-name="T4">
 7 </text:span>
 warehouses of the enemy ammunition, ”she said.</text:p>
      <text:p text:style-name="P4">
In addition, Anna Malyar added <text:span text:style-name="T4">
 hundreds of </text:span>
 units of enemy equipment, including tanks, helicopters, artillery systems.</text:p>
      <text:p text:style-name="P4">
"For example, <text:span text:style-name="T4">
 2 </text:span>
 enemy helicopters KA-52 and <text:span text:style-name="T4">
 1 </text:span>
 Mi-24, as well as <text:span text:style-name="T4">
 48 out of 51 </text:span>
 Iranian shock UAVs type Shahd-131/136,"-summarized the Deputy Ministers of Ukraine.</text:p>
      <text:p text:style-name="P4">
We will remind, on the 488 day of confrontation of the Russian aggression forces of defense of Ukraine will be given <text:a xlink:type="simple" xlink:href="https://armyinform.com.ua/2023/06/26/syly-oborony-za-dobu-likviduvaly-majzhe-1-000-okupantiv-znyshhyly-21-artsystemu-i-14-bbm/" text:style-name="Internet_20_link" text:visited-style-name="Visited_20_Internet_20_Link">
eliminated</text:a>
Almost 1000 invaders, destroyed 21 artsystem and 14 BBM.</text:p>
      <text:p text:style-name="P4">
News Source: <text:a xlink:type="simple" xlink:href="https://armyinform.com.ua/2023/06/26/za-mynulyj-tyzhden-zagyblyh-u-voroga-majzhe-u-visim-raziv-bilshe-ganna-malyar/" text:style-name="Internet_20_link" text:visited-style-name="Visited_20_Internet_20_Link">
https://armyinform.com.ua/2023/06/26/za-mynulyj-tyzhden-zagyblyh-u-voroga-majzhe-u-visim-raziv-bilshe-ganna-malyar/</text:a>
</text:p>
      <!--NEWS-->
      <text:h text:style-name="P10" text:outline-level="1">
<text:span text:style-name="T4">
The forces of defense in the south released almost 130 square meters. km of the territory - Anna Malyar</text:span>
</text:h>
      <text:p text:style-name="P4">
Author: ['АРМІЯINFORM']</text:p>
      <text:p text:style-name="P4">
Time: 2023-06-26T32:00:00-04:00</text:p>
      <text:p text:style-name="P4">
Description: Lastly Tizhny’s, the defense of Ukrainian, at Skhodi, stuck at Shіstookh Limka ... The war with Ukraine 2022, the war with Ukraine is the latest news today, the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malyar-1-960x540-1.jpg" text:style-name="Internet_20_link" text:visited-style-name="Visited_20_Internet_20_Link">
malyar-1-960x540-1.jpg</text:a>
']</text:p>
      <text:p text:style-name="P4">
Tags: ['ВТОРГНЕННЯ РФ', 'ГАННА МАЛЯР', 'КОНТРНАСТУП', 'СИЛИ ОБОРОНИ УКРАЇНИ']</text:p>
      <text:p text:style-name="P4">
Category: News</text:p>
      <!--METADATA-->
      <text:p text:style-name="P4">
<draw:frame draw:style-name="fr1" draw:name="Image244" text:anchor-type="as-char" svg:width="6.9236in" svg:height="3.894525in" draw:z-index="0">
<draw:image xlink:href="../Images/AРМІЯINFORM/2023-06-26T32-00-00-04-00/malyar-1-960x540-1.jpg" xlink:type="simple" xlink:show="embed" xlink:actuate="onLoad" draw:mime-type="image/jpeg"/>
</draw:frame>
Last week, the forces of Ukraine's defense in the east advanced on six -heaps from 1 to 2 km, and in the south from the beginning of the offensive was released flat fortunate 130 square meters. km.</text:p>
      <text:p text:style-name="P4">
About it <text:a xlink:type="simple" xlink:href="https://t.me/annamaliar/885" text:style-name="Internet_20_link" text:visited-style-name="Visited_20_Internet_20_Link">
reports</text:a>
Deputy Minister of Defense of Ukraine Anna Malyar.</text:p>
      <text:p text:style-name="P4">
<text:span text:style-name="T4">
 In the East </text:span>
 Defense forces of Ukraine during the week also conducted defense, inusual actions and had tactical success.</text:p>
      <text:p text:style-name="P4">
The enemy carried out its offensive in the Liman, Bakhmut, Avdiivsky Tamarin directions. There are heavy battles there and now. Over the past, there were almost 250 combat clashes in these areas. The enemy tried to identify our troops from the positions, but he did not succeed.</text:p>
      <text:p text:style-name="P4">
The enemy last week in the east made 6457 shelling and release of 315 006. If compared to last week, the number of shear has increased.</text:p>
      <text:p text:style-name="P4">
At the same time, our troops in the east of the last week began contagious actions in the areas of Orikhovo-Vasylivka, Bakhmut, Bogdanivka, Berry, Hlyshchiivka and Kurdyumivka. In each of the directions of promotion from 1 to 2 km.</text:p>
      <text:p text:style-name="P4">
The setting <text:span text:style-name="T4">
 in the south </text:span>
 did not undergo significant changes in the last week.</text:p>
      <text:p text:style-name="P4">
The forces of Ukraine's defense continued to conduct an offensive operation of the Tselitopol and Berdyansk directions.</text:p>
      <text:p text:style-name="P4">
Per week as a result of improving the prompt(tactical)The position of the front line of the front line increased the area of liberated territories by 17 square meters. KM.SAGAL Since the onset of the offensive, the released area in the south is 130 square kilometers.</text:p>
      <text:p text:style-name="P4">
In the Tavriysk direction, the enemy has attacked our position 148 times last week.</text:p>
      <text:p text:style-name="P4">
Last week, 3861 shelling was recorded in the Tavriya direction. If you put the number of enemy shelling in the east and south, more than 10 thousand shelling per week will be obtained. It is actually around the clock and every minute.</text:p>
      <text:p text:style-name="P4">
Units of rocket troops and artillery of the Tavriysky Direction forces of the week completed 8783 fire tasks.</text:p>
      <text:p text:style-name="P4">
News Source: <text:a xlink:type="simple" xlink:href="https://armyinform.com.ua/2023/06/26/syly-oborony-na-pivdni-zvilnyly-majzhe-130-kv-km-terytoriyi-ganna-malyar/" text:style-name="Internet_20_link" text:visited-style-name="Visited_20_Internet_20_Link">
https://armyinform.com.ua/2023/06/26/syly-oborony-na-pivdni-zvilnyly-majzhe-130-kv-km-terytoriyi-ganna-malyar/</text:a>
</text:p>
      <!--NEWS-->
      <text:h text:style-name="P10" text:outline-level="1">
<text:span text:style-name="T4">
In Ukraine a moment of silence</text:span>
</text:h>
      <text:p text:style-name="P4">
Author: ['АРМІЯINFORM']</text:p>
      <text:p text:style-name="P4">
Time: 2023-06-26T34: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5" text:anchor-type="as-char" svg:width="6.9236in" svg:height="3.895992in" draw:z-index="0">
<draw:image xlink:href="../Images/AРМІЯINFORM/2023-06-26T34-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26/v-ukrayini-hvylyna-movchannya/" text:style-name="Internet_20_link" text:visited-style-name="Visited_20_Internet_20_Link">
https://armyinform.com.ua/2023/06/26/v-ukrayini-hvylyna-movchannya/</text:a>
</text:p>
      <!--NEWS-->
      <text:h text:style-name="P10" text:outline-level="1">
<text:span text:style-name="T4">
Alexei Reznikov thanked Australia for a new military assistance package</text:span>
</text:h>
      <text:p text:style-name="P4">
Author: ['АРМІЯINFORM']</text:p>
      <text:p text:style-name="P4">
Time: 2023-06-26T36:00:00-04:00</text:p>
      <text:p text:style-name="P4">
Description: Ministra defending Ukraine Oleksii Reznikov, pacing the Australian, Zokrema, the Ochirnik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australia_ukraine.jpg" text:style-name="Internet_20_link" text:visited-style-name="Visited_20_Internet_20_Link">
australia_ukraine.jpg</text:a>
']</text:p>
      <text:p text:style-name="P4">
Tags: ['STOPRUSSIA', 'АВСТРАЛІЯ', 'ВТОРГНЕННЯ РФ', 'ОЛЕКСІЙ РЕЗНІКОВ', 'ОФІЦІЙНО', 'ПАКЕТ ВІЙСЬКОВОЇ ДОПОМОГИ']</text:p>
      <text:p text:style-name="P4">
Category: News</text:p>
      <!--METADATA-->
      <text:p text:style-name="P4">
<draw:frame draw:style-name="fr1" draw:name="Image246" text:anchor-type="as-char" svg:width="6.9236in" svg:height="3.894525in" draw:z-index="0">
<draw:image xlink:href="../Images/AРМІЯINFORM/2023-06-26T36-00-00-04-00/australia_ukraine.jpg" xlink:type="simple" xlink:show="embed" xlink:actuate="onLoad" draw:mime-type="image/jpeg"/>
</draw:frame>
The Minister of Defense of Ukraine Oleksiy Reznikov thanked Australia and, in particular, the head of the defense department of Richard Marles country for transferring Ukrainian military assistance package.</text:p>
      <text:p text:style-name="P4">
Alexei Reznikov <text:a xlink:type="simple" xlink:href="https://twitter.com/oleksiireznikov/status/1673192941160939520" text:style-name="Internet_20_link" text:visited-style-name="Visited_20_Internet_20_Link">
reported</text:a>
Utwitter.</text:p>
      <text:p text:style-name="P4">
“I am grateful to Australia for the Anzak Spirit(The concept, according to which the Avstralian and New Zealand soldiers of the First World War had typing noble features that distinguished them on the battlefield_ _ - ed.)And for firm support of Ukraine. The Ukrainian military really feel the Australian order despite the distance of 15 thousand kilometers, ”the Ministry of Ministry of Ukraine said.</text:p>
      <text:p text:style-name="P4">
As became known from <text:a xlink:type="simple" xlink:href="https://www.pm.gov.au/media/australia-pledges-further-support-ukraine" text:style-name="Internet_20_link" text:visited-style-name="Visited_20_Internet_20_Link">
message</text:a>
The Australian Government, official Canberravid, has a new military aid package for $ 110 million. No -help includes M113 armored vehicles, special purpose machines, MAN 40m trucks, 105 mm artillery ammunition.</text:p>
      <text:p text:style-name="P4">
This assistance also includes the allocation of $ 10 million to the UN Department of Humanitarian Issues, which manages the Ukrainian Humanities Fund to help meet the needs of housing, medical services, clean water.</text:p>
      <text:p text:style-name="P4">
News Source: <text:a xlink:type="simple" xlink:href="https://armyinform.com.ua/2023/06/26/oleksij-reznikov-podyakuvav-avstraliyi-za-novyj-paket-vijskovoyi-dopomogy/" text:style-name="Internet_20_link" text:visited-style-name="Visited_20_Internet_20_Link">
https://armyinform.com.ua/2023/06/26/oleksij-reznikov-podyakuvav-avstraliyi-za-novyj-paket-vijskovoyi-dopomogy/</text:a>
</text:p>
      <!--NEWS-->
      <text:h text:style-name="P10" text:outline-level="1">
<text:span text:style-name="T4">
Levko Lukyanenko's scholarships received 9 political prisoners in June for June</text:span>
</text:h>
      <text:p text:style-name="P4">
Author: ['АРМІЯINFORM']</text:p>
      <text:p text:style-name="P4">
Time: 2023-06-26T38:00:00-04:00</text:p>
      <text:p text:style-name="P4">
Description: At the Chervni, the sovereign of the Imeni Levka Luke’anka was denied 9 Ukrainian Burnt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ukr.jpg" text:style-name="Internet_20_link" text:visited-style-name="Visited_20_Internet_20_Link">
ukr.jpg</text:a>
']</text:p>
      <text:p text:style-name="P4">
Tags: ['БРАНЦІ КРЕМЛЯ', 'СТИПЕНДІЇ ІМЕНІ ЛЕВКА ЛУК’ЯНЕНКА']</text:p>
      <text:p text:style-name="P4">
Category: News</text:p>
      <!--METADATA-->
      <text:p text:style-name="P4">
<draw:frame draw:style-name="fr1" draw:name="Image247" text:anchor-type="as-char" svg:width="6.9236in" svg:height="3.894525in" draw:z-index="0">
<draw:image xlink:href="../Images/AРМІЯINFORM/2023-06-26T38-00-00-04-00/ukr.jpg" xlink:type="simple" xlink:show="embed" xlink:actuate="onLoad" draw:mime-type="image/jpeg"/>
</draw:frame>
In June, 9 Ukrainian citizens were received by the Levko Lukyanenko State Scholarship.</text:p>
      <text:p text:style-name="P4">
About it <text:a xlink:type="simple" xlink:href="https://minre.gov.ua/2023/06/26/stypendiyi-imeni-levka-lukyanenka-za-cherven-otrymaly-9-politvyazniv/" text:style-name="Internet_20_link" text:visited-style-name="Visited_20_Internet_20_Link">
reports</text:a>
Ministry of Reintegration of Temporarily Occupied Territories of Ukraine.</text:p>
      <text:p text:style-name="P4">
"This scholarship is provided to citizens of Ukraine, illegally detained, maintained by the Russian Federation or the occupying administration of the Russian Federation in connection with their public or political activity," the statement reads.</text:p>
      <text:p text:style-name="P4">
We will remind, the state scholarship named after Levko Lukyanenko is appointed by the corresponding mitigate of the President of Ukraine.</text:p>
      <text:p text:style-name="P4">
Payments are made during the period of illegal detention, maintenance and long -fashioned year after release.</text:p>
      <text:p text:style-name="P4">
The Levko Lukyanenko State Scholarship is assigned in the amount of three permanent minimums for Ukrainian citizens that are illegal and held by the Russian Federation or the occupation administration or political activity of these persons.</text:p>
      <text:p text:style-name="P4">
News Source: <text:a xlink:type="simple" xlink:href="https://armyinform.com.ua/2023/06/26/stypendiyi-imeni-levka-lukyanenka-za-cherven-otrymaly-9-politvyazniv/" text:style-name="Internet_20_link" text:visited-style-name="Visited_20_Internet_20_Link">
https://armyinform.com.ua/2023/06/26/stypendiyi-imeni-levka-lukyanenka-za-cherven-otrymaly-9-politvyazniv/</text:a>
</text:p>
      <!--NEWS-->
      <text:h text:style-name="P10" text:outline-level="1">
<text:span text:style-name="T4">
In Olenivka, Ukrainian prisoners of war - Lubinets still remain</text:span>
</text:h>
      <text:p text:style-name="P4">
Authors: Ukrinform (Person)</text:p>
      <text:p text:style-name="P4">
Publisher: Укринформ (Organization)</text:p>
      <text:p text:style-name="P4">
Published Time: 2023-06-26T3:31:19+03:00</text:p>
      <text:p text:style-name="P4">
Modified Time: 2023-06-26T21:31:19+03:00</text:p>
      <text:p text:style-name="P4">
Description: Ukrainian prisoners of war remain in Olenovka. - Ukrinform.</text:p>
      <text:p text:style-name="P4">
Images: ['<text:a xlink:type="simple" xlink:href="https://static.ukrinform.com/photos/2022_07/thumb_files/630_360_1659187625-592.jpg" text:style-name="Internet_20_link" text:visited-style-name="Visited_20_Internet_20_Link">
630_360_16591...</text:a>
']</text:p>
      <text:p text:style-name="P4">
Tags: ['Військові', 'Полонені', 'Війна з Росією', 'Теракт в Оленівці']</text:p>
      <text:p text:style-name="P4">
Type: Article</text:p>
      <!--METADATA-->
      <text:p text:style-name="P4">
<draw:frame draw:style-name="fr1" draw:name="Image248" text:anchor-type="as-char" svg:width="6.9236in" svg:height="3.956343in" draw:z-index="0">
<draw:image xlink:href="../Images/yкринформ/2023-06-26T3-31-19-03-00/630_360_1659187625-592.jpg" xlink:type="simple" xlink:show="embed" xlink:actuate="onLoad" draw:mime-type="image/jpeg"/>
</draw:frame>
Ukrainian prisoners of war remain in Olenivtsyshche.</text:p>
      <text:p text:style-name="P4">
About it in an interview with <text:a xlink:type="simple" xlink:href="https://www.youtube.com/watch" text:style-name="Internet_20_link" text:visited-style-name="Visited_20_Internet_20_Link">
islnd TV</text:a>
Dmitry Lubinets, the Commissioner for Human Rights, said.</text:p>
      <text:p text:style-name="P4">
“Prisoners of war remain in Olenovka. Many people transported it in small groups of 20-25 of our prisoners of war in various institutions. They did everything to lose their connection with them. But we manage to keep information about what's going on, ”Lubinets said.</text:p>
      <text:p text:style-name="P4">
<text:span text:style-name="T4">
 Read also: </text:span>
 <text:a xlink:type="simple" xlink:href="https://www.ukrinform.ua/rubric-ato/3727383-terakt-v-olenivci-rodici-zagiblih-vimagaut-povtornih-dnkekspertiz-za-kordonom-koordstab.html" text:style-name="Internet_20_link" text:visited-style-name="Visited_20_Internet_20_Link">
terrorist attack in <text:span text:style-name="T4">
 deer </text:span>
 These: relatives of the dead require repetitive DNA expertise abroad - coordination</text:a>
He stressed that he regarded the destruction of Azov in Olenivka as "public execution".</text:p>
      <text:p text:style-name="P4">
As it was reported, on July 28 in the territory of the former correctional colony №120 the content of Olenivka in the temporarily occupied territory of Donetsk region as a result of a powerful <text:a xlink:type="simple" xlink:href="https://www.ukrinform.ua/tag-vibuh" text:style-name="Internet_20_link" text:visited-style-name="Visited_20_Internet_20_Link">
explosion</text:a>
It was destroyed where the prisoners of Ukrainians were kept. According to Russian sources, about 40 Ukrainians were killed, 130 were injured.</text:p>
      <text:p text:style-name="P4">
News Source: <text:a xlink:type="simple" xlink:href="https://www.ukrinform.ua/rubric-ato/3728058-v-olenivci-dosi-zalisautsa-ukrainski-vijskovopoloneni-lubinec.html" text:style-name="Internet_20_link" text:visited-style-name="Visited_20_Internet_20_Link">
https://www.ukrinform.ua/rubric-ato/3728058-v-olenivci-dosi-zalisautsa-ukrainski-vijskovopoloneni-lubinec.html</text:a>
</text:p>
      <!--NEWS-->
      <text:h text:style-name="P10" text:outline-level="1">
<text:span text:style-name="T4">
In military universities, they retrieve existing officers and prepare cadets on foreign production tanks</text:span>
</text:h>
      <text:p text:style-name="P4">
Author: ['АРМІЯINFORM']</text:p>
      <text:p text:style-name="P4">
Time: 2023-06-26T40:00:00-04:00</text:p>
      <text:p text:style-name="P4">
Description: Vikladachi I Maybutsi Ofіtseri Vіskovoy, Institute Tankovichi Viezk National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b5803284-52a0-4632-b127-b20aef602df7.jpg" text:style-name="Internet_20_link" text:visited-style-name="Visited_20_Internet_20_Link">
b5803284-52a0-4632-b127-b20aef602df7.jpg</text:a>
']</text:p>
      <text:p text:style-name="P4">
Tags: ['CHALLENGER 2', 'LEOPARD 2', 'БРИГАДНИЙ ГЕНЕРАЛ ОЛЕКСАНДР СЕРПУХОВ', 'ХАРКІВСЬКИЙ ПОЛІТЕХНІЧНИЙ ІНСТИТУТ']</text:p>
      <text:p text:style-name="P4">
Category: News</text:p>
      <!--METADATA-->
      <text:p text:style-name="P4">
<draw:frame draw:style-name="fr1" draw:name="Image249" text:anchor-type="as-char" svg:width="6.9236in" svg:height="4.32725in" draw:z-index="0">
<draw:image xlink:href="../Images/AРМІЯINFORM/2023-06-26T40-00-00-04-00/b5803284-52a0-4632-b127-b20aef602df7.jpg" xlink:type="simple" xlink:show="embed" xlink:actuate="onLoad" draw:mime-type="image/jpeg"/>
</draw:frame>
Teachers and future officers of the Military Institute of Tank Military Term Technical University "Kharkiv Polytechnic Institute" are studying Leopard 2, Challenger 2 and other models of modern Western western.</text:p>
      <text:p text:style-name="P4">
The head of the Military Institute of Tank Troops of the National Technical University "Kharkiv Polytechnic Institute" Bragadny Generalolexander Serpukhov told about it, [reports] <text:a xlink:type="simple" xlink:href="https://t.me/militarymediacenter/2350" text:style-name="Internet_20_link" text:visited-style-name="Visited_20_Internet_20_Link">
reports</text:a>
Military Media Center.</text:p>
      <text:p text:style-name="P4">
“We put already existing officers and prepare cadets on foreign production tanks. We are preparing tactical link officers for the needs of defense forces, professional preparation of tank crews and combat armored vehicles have mobilized personnel, ”he said.</text:p>
      <text:p text:style-name="P4">
According to him, in a real combat environment, the pupils of the military university promptly learning and professional readiness. All of them are motivated, ideo -constructed defenders of the Motherland.</text:p>
      <text:p text:style-name="P4">
"It is only necessary to look forward and do everything possible for a faster victory by a gapal enemy," - said Brigadna General Alexander Serpukhov.</text:p>
      <text:p text:style-name="P4">
News Source: <text:a xlink:type="simple" xlink:href="https://armyinform.com.ua/2023/06/26/u-vijskovyh-vyshah-perenavchayut-diyuchyh-oficzeriv-ta-gotuyut-kursantiv-na-tankah-inozemnogo-vyrobnycztva/" text:style-name="Internet_20_link" text:visited-style-name="Visited_20_Internet_20_Link">
https://armyinform.com.ua/2023/06/26/u-vijskovyh-vyshah-perenavchayut-diyuchyh-oficzeriv-ta-gotuyut-kursantiv-na-tankah-inozemnogo-vyrobnycztva/</text:a>
</text:p>
      <!--NEWS-->
      <text:h text:style-name="P10" text:outline-level="1">
<text:span text:style-name="T4">
Briefing Deputy Minister of Defense of Ukraine Anna Malyar for foreign press</text:span>
</text:h>
      <text:p text:style-name="P4">
Author: ['АРМІЯINFORM']</text:p>
      <text:p text:style-name="P4">
Time: 2023-06-26T42:00:00-04:00</text:p>
      <text:p text:style-name="P4">
Description: https://www.youtube.com/watch?v=wwar8i3jvsk&amp; osiyska federals owl ... war with Ukraine 2022, war with Ukraine today, news war with Ukraine 2022 Last today, there will be a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БРИФІНГ', 'ГАННА МАЛЯР']</text:p>
      <text:p text:style-name="P4">
Category: News</text:p>
      <!--METADATA-->
      <text:p text:style-name="P4">
The Russian Federation continues the invading war against Ukraine. Despite the detachable losses, the terrorist state does not give up plans for the complete accumulation of our territory. The enemy continues to ignore the laws and customs of war, uses terror tactics, strikes, fires both military and civilian objects.</text:p>
      <text:p text:style-name="P4">
This was emphasized by the Deputy Minister of Defense of Ukraine Anna Malyar during a briefing for representatives of foreign media, <text:a xlink:type="simple" xlink:href="https://www.mil.gov.ua/news/2023/06/26/brifing-zastupnika-ministra-oboroni-ukraini-ganni-malyar-dlya-inozemnoi-presi-/-briefing-of-the-deputy-minister-of-defense-of-ukraine-hanna-maliar-for-the-foreign-press/" text:style-name="Internet_20_link" text:visited-style-name="Visited_20_Internet_20_Link">
reports</text:a>
Ministry of Defence Ukraine.</text:p>
      <text:p text:style-name="P4">
Anna Malyar noted that last week, unfortunately, there were killed and injured in the civilian population, including children, dwellings and other civilian infrastructure were destroyed and damaged.</text:p>
      <text:p text:style-name="P4">
“The enemy continues to cause massive rocket and aviation strikes in the territory of the country, combining them with the attacks of Shahd drones 136/131 by the depletion of our air defense system. Last week, the invaders struck 95 rocket launchers and 262 aviation strikes, ”the Deputy Minister of Defense of Ukraine said.</text:p>
      <text:p text:style-name="P4">
Anna Malyar also informed about the operational situation in all areas of hostilities.</text:p>
      <text:p text:style-name="P4">
“In the Volyn and Polissya directions, the operational situation without significant changes. The enemy retains military presence in the border areas in order to dispose of the transfer of our troops to other directions. Continues the shelter of seizures from the territory of the Russian Federation, provides provocations on the state border. At the landfills of the Republicbiller, measures of combat training and coordination of units of the Armed Forces of the Russian Armed Forces before being sent to areas of fighting in the territory of Ukraine, ”said Anna Malyar.</text:p>
      <text:p text:style-name="P4">
According to the Siversky and Slobozhansky directions, according to the Deputy Ministry of Defense, the Russian Federation also retains military presence in border areas with Ukraine.</text:p>
      <text:p text:style-name="P4">
“The enemy holds two -way groups of UVs in the border areas of Bryansk and Kursk regions(with)"West" in order to shake our troops and prevent movement. Continues shelling of settlements from the territory of Russian federation and sabotage and intelligence activities, ”said Anna Malyar.The enemy tries to displace our troops out of positions, but it is not available.</text:p>
      <text:p text:style-name="P4">
“The enemy last week in the east made 6 457 shelling and release 315 006 ammunition. At the same time, in the east, our troops began to offensive actions in the areas of Orikhovo-Vasylivka, Bakhmut, Bogdanivka, Berryny, Hlyshchiivka and Kurdyumivka at the end of the week. At each of the direction from 1 to 2 km.</text:p>
      <text:p text:style-name="P4">
The troops are now being fixed on the reached boundaries and continue to the destroyer, ”Anna Malyar said.</text:p>
      <text:p text:style-name="P4">
She also added that last week in the south, the situation of significant changes was not wondered. The forces of Ukraine continue to conduct an offensive operation of the Tselitopol and Berdyansk directions. A week as a result of improving the operational(tactical)The position and alignment of the front line increased storage of the liberated territories by 17 square meters. km. In general, since the start of the submoned area <text:a xlink:type="simple" xlink:href="https://armyinform.com.ua/2023/06/26/syly-oborony-na-pivdni-zvilnyly-majzhe-130-kv-km-terytoriyi-ganna-malyar/" text:style-name="Internet_20_link" text:visited-style-name="Visited_20_Internet_20_Link">
is 130 square km</text:a>
.</text:p>
      <text:p text:style-name="P4">
На Таврійському напрямку ворог протягом минулого тижня 148 разів атакував нашіпозиції. За минулий тиждень на Таврійському напрямку зафіксовано 3861 обстріл.Ганна Маляр підкреслила, що якщо скласти обстріли сходу і півдня, то вийдебільше ніж 10 тисяч обстрілів за тиждень, тобто це щохвилини цілодобово.</text:p>
      <text:p text:style-name="P4">
Підрозділи ракетних військ і артилерії Сил оборони Таврійського напрямкупротягом тижня виконали 8783 вогневих завдання. російські окупаційні військачинять потужний опір, водночас зазнають значних втрат в особовому складі,озброєнні та техніці.</text:p>
      <text:p text:style-name="P4">
За словами заступника Міністра оборони, загиблих серед наших воїнів за тижденьу 8 разів менше, ніж у ворога. Українська авіація, ракетні війська таартилерія за минулий тиждень завдали понад 110 ударів по районах зосередженняособового складу противника, знищили 17 зенітно-ракетних комплексів ворога,завдали ураження по 11 пунктах управління, що значно знизило можливості ворогащодо ураження нашої авіації і БПЛА.</text:p>
      <text:p text:style-name="P4">
«Також українські захисники уразили 7 складів боєприпасів ворога та знищилисотні одиниць ворожої техніки, серед яких танки, артилерійські системи,гелікоптери, приміром два ворожих Ка-52 та Мі-24, а також 48 із 51 іранськихударних БПЛА типу Shahed-131/136», — зазначила Ганна Маляр.</text:p>
      <text:h text:style-name="P12" text:outline-level="3">
<text:span text:style-name="T4">
</text:span>
</text:h>
      <text:p text:style-name="P4">
The russian federation continues to wage conquest war against Ukraine. Despitenumerous losses, it doesn’t refuse from plans for complete occupation of ourterritory.</text:p>
      <text:p text:style-name="P4">
On the border with Belarus on Volyn and Polissia directions the operationalenvironment has not significantly changed. The enemy maintains militarypresence in the vicinity of bordering areas in order to prevent redeploymentof our troops to other directions. It continues shelling of localities fromthe territory of the russian federation, carries out provocations on the stateborder. There are no markers of offensive formation establishment. On thetraining field of the belarus republic units of the russian federationcontinue training and coordination before the deployment to the Areas ofoperation on the territory of Ukraine.</text:p>
      <text:p text:style-name="P4">
On the border with the russian federation, on Siversk and Slobodzhanshchynadirections the enemy also maintains its military presence in the areasbordering with Ukraine. In bordering regions of Briansk and Kursk the enemyhas two operational groups of the troops formation Zapad with the purpose tohamper our troops and prevent their manuver. It continues shelling ofresidential areas from the territory of the russian federation and continuessabotage and reconnaissance activity.</text:p>
      <text:p text:style-name="P4">
East</text:p>
      <text:p text:style-name="P4">
On the East Defence forces of Ukraine conducts both defensive and offensiveoperations and have tactical success. The enemy continues its offense onLyman, Bakhmut, Avdiivka and Mariinka directions. Severe hostilities aretaking place there. During the last week there were up to 250 combatencounters on these directions. The enemy is trying to push our troops backfrom the taken positions, but unsuccessfully. During the last week on the Eastthe enemy inflicted 6456 shelling and launched 315006 pieces of ammunition. Atthe same time at the end of the week our troops begun offensive in thevicinity of the Areas of Operation Orikhove-Vasylivka, Bakhmut, Bohdanivka,Yahidne, Klishchiivka and Kurdiumivka. Advance on every direction varies from1 to 2 kilometres. Now troops are trying to set on reached lines and continueto destroy the enemy.</text:p>
      <text:p text:style-name="P4">
South</text:p>
      <text:p text:style-name="P4">
The situation on the South hasn’t changed drastically during the last week.Defence forces continue offense on Melitopol and Berdiansk. During the weekvia improvement of the operational and tactical situation and throughlevelling of the front line the area of the liberated territories expanded on17 square kilometres.</text:p>
      <text:p text:style-name="P4">
In general terms since the beginning of offensive liberated area reaches 130square kilometres.</text:p>
      <text:p text:style-name="P4">
On Tavria direction during the last week the enemy has attacked our positions148 times.Units of missile troops and artillery of Defence forces on Tavria directionhave completed 8783 fire tasks during the last week.</text:p>
      <text:p text:style-name="P4">
russian occupation forces resist severely, simultaneously they sufferpersonnel, weaponry and equipment losses.</text:p>
      <text:p text:style-name="P4">
Losses of the enemy</text:p>
      <text:p text:style-name="P4">
We have 8 times less losses than the enemy. During the last week our aviation,missile troops and artillery inflicted more than 110 attacks against enemy’sassembly areas, destroyed 17 surface to air missile complexes of the enemy,attacked 11 command posts of the enemy(which reasonably decreased enemy’scapability to attack our aviation and UAVs)and engaged 7 ammunition depots ofthe enemy.</text:p>
      <text:p text:style-name="P4">
Moreover hundreds of enemy’s equipment are destroyed, including tanks,helicopters, artillery systems.</text:p>
      <text:p text:style-name="P4">
For instance 2 enemy helicopters Ка-52 and 1 Мі-24, as well 48 from 51 Iranianattack UAVs Shahed-131/136.</text:p>
      <text:p text:style-name="P4">
News Source: <text:a xlink:type="simple" xlink:href="https://armyinform.com.ua/2023/06/26/bryfing-zastupnyka-ministra-oborony-ukrayiny-ganny-malyar-dlya-inozemnoyi-presy/" text:style-name="Internet_20_link" text:visited-style-name="Visited_20_Internet_20_Link">
https://armyinform.com.ua/2023/06/26/bryfing-zastupnyka-ministra-oborony-ukrayiny-ganny-malyar-dlya-inozemnoyi-presy/</text:a>
</text:p>
      <!--NEWS-->
      <text:h text:style-name="P10" text:outline-level="1">
<text:span text:style-name="T4">
Kakhovskaya hydroelectric power station: water level in the ZPEP's cooler stable</text:span>
</text:h>
      <text:p text:style-name="P4">
Author: ['АРМІЯINFORM']</text:p>
      <text:p text:style-name="P4">
Time: 2023-06-26T44:00:00-04:00</text:p>
      <text:p text:style-name="P4">
Description: Pard of the Rosiysky paybacks of the Gray Kakhovo Ges, the situations are flooded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zaes.jpg" text:style-name="Internet_20_link" text:visited-style-name="Visited_20_Internet_20_Link">
zaes.jpg</text:a>
']</text:p>
      <text:p text:style-name="P4">
Tags: ['ЗАЕС', 'КАХОВСЬКА ГЕС', 'КАХОВСЬКА ГЕС/ШТАБ INFO']</text:p>
      <text:p text:style-name="P4">
Category: News</text:p>
      <!--METADATA-->
      <text:p text:style-name="P4">
<draw:frame draw:style-name="fr1" draw:name="Image250" text:anchor-type="as-char" svg:width="6.9236in" svg:height="3.894525in" draw:z-index="0">
<draw:image xlink:href="../Images/AРМІЯINFORM/2023-06-26T44-00-00-04-00/zaes.jpg" xlink:type="simple" xlink:show="embed" xlink:actuate="onLoad" draw:mime-type="image/jpeg"/>
</draw:frame>
Despite the undermining by the Russian occupiers of the Dams of the Kakhovka hydroelectric power station, the situation is stable and controlled. A slight decrease in the level of the level in the cooler rate is recorded. It is currently 16.58 m. This is sufficient to ensure the needs of the station.</text:p>
      <text:p text:style-name="P4">
About it <text:a xlink:type="simple" xlink:href="https://t.me/shtab_kakhovska_hes/1235" text:style-name="Internet_20_link" text:visited-style-name="Visited_20_Internet_20_Link">
reports</text:a>
Headquarters for the elimination of consequences of Kakhovskaya hydroelectric power station.</text:p>
      <text:p text:style-name="P4">
The water level in the TPP channel, from where the ZPPP is fueled, if necessary, is 11.15 m. It should be noted that recently the water level in Canalis is not falling, its indicators are no longer dependent on the Kakhovka reservoir.</text:p>
      <text:p text:style-name="P4">
It is worth recalling that the NPPS power units have not operated since September 2022, and there is no active evaporation of water from the cooler pond.</text:p>
      <text:p text:style-name="P4">
News Source: <text:a xlink:type="simple" xlink:href="https://armyinform.com.ua/2023/06/26/pidryv-kahovskoyi-ges-riven-vody-u-stavku-oholodzhuvachi-zaes-stabilnyj/" text:style-name="Internet_20_link" text:visited-style-name="Visited_20_Internet_20_Link">
https://armyinform.com.ua/2023/06/26/pidryv-kahovskoyi-ges-riven-vody-u-stavku-oholodzhuvachi-zaes-stabilnyj/</text:a>
</text:p>
      <!--NEWS-->
      <text:h text:style-name="P10" text:outline-level="1">
<text:span text:style-name="T4">
We move forward, the enemy is knocked out - Alexander Sirsky about the situation on the flanks of Bakhmut</text:span>
</text:h>
      <text:p text:style-name="P4">
Author: ['АРМІЯINFORM']</text:p>
      <text:p text:style-name="P4">
Time: 2023-06-26T46:00:00-04:00</text:p>
      <text:p text:style-name="P4">
Description: The capacity of the defense of Ukraine Vibiva of the Rosieki Persist The Positions on the flanks of Bakhmut I ... the war with Ukraine 2022, the war with Ukraine is the latest news today, the News War with Ukraine 2022 is the last for today, whether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58528.jpg" text:style-name="Internet_20_link" text:visited-style-name="Visited_20_Internet_20_Link">
258528.jpg</text:a>
']</text:p>
      <text:p text:style-name="P4">
Tags: ['STOPRUSSIA', 'АГРЕСІЯ РФ', 'БАХМУТСЬКИЙ НАПРЯМОК', 'ВТОРГНЕННЯ РФ', 'ОЛЕКСАНДР СИРСЬКИЙ']</text:p>
      <text:p text:style-name="P4">
Category: News</text:p>
      <!--METADATA-->
      <text:p text:style-name="P4">
<draw:frame draw:style-name="fr1" draw:name="Image251" text:anchor-type="as-char" svg:width="6.9236in" svg:height="3.900295in" draw:z-index="0">
<draw:image xlink:href="../Images/AРМІЯINFORM/2023-06-26T46-00-00-04-00/258528.jpg" xlink:type="simple" xlink:show="embed" xlink:actuate="onLoad" draw:mime-type="image/jpeg"/>
</draw:frame>
The forces of Ukraine's defense are knocking out Russian invaders from positions on flanks and returning to control of their territory.</text:p>
      <text:p text:style-name="P4">
About it <text:a xlink:type="simple" xlink:href="https://t.me/osirskiy/138" text:style-name="Internet_20_link" text:visited-style-name="Visited_20_Internet_20_Link">
reported</text:a>
Commander of the Land Forces Forces of Ukraine, Colonel-General Alexander Sirsky.</text:p>
      <text:p text:style-name="P4">
“In the Bakhmut direction, the forces of defense continue the assault actions, enemies from the point of view on the flanks of Bakhmut, and Ukraine returns under the control territory. We move forward, ”said Alexander Sirsky.</text:p>
      <text:p text:style-name="P4">
Recall how earlier <text:a xlink:type="simple" xlink:href="https://armyinform.com.ua/2023/06/25/za-dobu-bulo-projdeno-na-pivdennomu-ta-pivnichnomu-flangah-navkolo-bahmuta-vid-600-do-1000-metriv-sergij-cherevatyj/" text:style-name="Internet_20_link" text:visited-style-name="Visited_20_Internet_20_Link">
reported</text:a>
The spokesman of the Eastern Group Activ Colonel Sergey Cherevaty, in the Bakhmut direction for the Defense Forces per day on June 25, 2023 on the southern and northern flanks around Bakhmut, from 600 to 1000 meters, 186 invaders, 224 were wounded, 86 captured.</text:p>
      <text:p text:style-name="P4">
News Source: <text:a xlink:type="simple" xlink:href="https://armyinform.com.ua/2023/06/26/oleksandr-syrskyj-pro-sytuacziyu-na-flangah-bahmuta-my-prosuvayemosya-vpered-vorog-vybyvayetsya/" text:style-name="Internet_20_link" text:visited-style-name="Visited_20_Internet_20_Link">
https://armyinform.com.ua/2023/06/26/oleksandr-syrskyj-pro-sytuacziyu-na-flangah-bahmuta-my-prosuvayemosya-vpered-vorog-vybyvayetsya/</text:a>
</text:p>
      <!--NEWS-->
      <text:h text:style-name="P10" text:outline-level="1">
<text:span text:style-name="T4">
The Prosecutor General's Office has documented more than 112,000 crimes against Ukraine</text:span>
</text:h>
      <text:p text:style-name="P4">
Author: ['АРМІЯINFORM']</text:p>
      <text:p text:style-name="P4">
Time: 2023-06-26T48: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82.jpg" text:style-name="Internet_20_link" text:visited-style-name="Visited_20_Internet_20_Link">
1-82.jpg</text:a>
', '<text:a xlink:type="simple" xlink:href="https://armyinform.com.ua/wp-content/uploads/2023/06/2-81.jpg" text:style-name="Internet_20_link" text:visited-style-name="Visited_20_Internet_20_Link">
2-81.jpg</text:a>
']</text:p>
      <text:p text:style-name="P4">
Tags: ['АГРЕСІЯ РФ', 'ВОЄННІ ЗЛОЧИНИ РФ', 'ОФІС ГЕНЕРАЛЬНОГО ПРОКУРОРА УКРАЇНИ']</text:p>
      <text:p text:style-name="P4">
Category: News</text:p>
      <!--METADATA-->
      <text:p text:style-name="P4">
<draw:frame draw:style-name="fr1" draw:name="Image252" text:anchor-type="as-char" svg:width="6.9236in" svg:height="4.448413in" draw:z-index="0">
<draw:image xlink:href="../Images/AРМІЯINFORM/2023-06-26T48-00-00-04-00/1-82.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26, it is registered:</text:p>
      <ul>
        <li>
95 408 Military Crimes, * 17 262 Crimes against National Security of Ukraine.</li>
      </ul>
      <text:p text:style-name="P4">
In addition, according to official data of juvenile prosecutors, 1521 the child was affected by the aggression of the Russian Federation, of which:</text:p>
      <ul>
        <li>
490 - children were killed, * 1031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53" text:anchor-type="as-char" svg:width="6.9236in" svg:height="4.448413in" draw:z-index="0">
<draw:image xlink:href="../Images/AРМІЯINFORM/2023-06-26T48-00-00-04-00/2-81.jpg" xlink:type="simple" xlink:show="embed" xlink:actuate="onLoad" draw:mime-type="image/jpeg"/>
</draw:frame>
</text:p>
      <text:p text:style-name="P4">
News Source: <text:a xlink:type="simple" xlink:href="https://armyinform.com.ua/2023/06/26/ofis-generalnogo-prokurora-zadokumentuvav-ponad-112-tysyach-zlochyniv-proty-ukrayiny-2/" text:style-name="Internet_20_link" text:visited-style-name="Visited_20_Internet_20_Link">
https://armyinform.com.ua/2023/06/26/ofis-generalnogo-prokurora-zadokumentuvav-ponad-112-tysyach-zlochyniv-proty-ukrayiny-2/</text:a>
</text:p>
      <!--NEWS-->
      <text:h text:style-name="P10" text:outline-level="1">
<text:span text:style-name="T4">
The Russians wounded two civilians in Kherson region</text:span>
</text:h>
      <text:p text:style-name="P4">
Authors: Ukrinform (Person)</text:p>
      <text:p text:style-name="P4">
Publisher: Укринформ (Organization)</text:p>
      <text:p text:style-name="P4">
Published Time: 2023-06-26T4:40:00+03:00</text:p>
      <text:p text:style-name="P4">
Modified Time: 2023-06-26T21:40:00+03:00</text:p>
      <text:p text:style-name="P4">
Description: The Russian army continues to fire the Kherson region, today the enemy wounded two civilians. - Ukrinform.</text:p>
      <text:p text:style-name="P4">
Images: ['<text:a xlink:type="simple" xlink:href="https://static.ukrinform.com/photos/2023_06/thumb_files/630_360_1685631482-8820.jpeg" text:style-name="Internet_20_link" text:visited-style-name="Visited_20_Internet_20_Link">
630_360_16856...</text:a>
']</text:p>
      <text:p text:style-name="P4">
Tags: None</text:p>
      <text:p text:style-name="P4">
Type: Article</text:p>
      <!--METADATA-->
      <text:p text:style-name="P4">
<draw:frame draw:style-name="fr1" draw:name="Image254" text:anchor-type="as-char" svg:width="6.9236in" svg:height="3.956343in" draw:z-index="0">
<draw:image xlink:href="../Images/yкринформ/2023-06-26T4-40-00-03-00/630_360_1685631482-8820.jpeg" xlink:type="simple" xlink:show="embed" xlink:actuate="onLoad" draw:mime-type="image/jpeg"/>
</draw:frame>
The Russian army continues to fire the Kherson region, today the enemy has wounded two -cylinder.</text:p>
      <text:p text:style-name="P4">
About it in <text:a xlink:type="simple" xlink:href="http://t.me/olexandrprokudin/793" text:style-name="Internet_20_link" text:visited-style-name="Visited_20_Internet_20_Link">
telegram</text:a>
Oleksandr Proudin reported to the chiefs of the Church, Ukrinform reports.</text:p>
      <text:p text:style-name="P4">
"Today, a woman in a giant and a man of a wrote is wounded because of shelling," he said.</text:p>
      <text:p text:style-name="P4">
At the same time, Proudin emphasized that despite the shelling, work continues to eliminate the consequences of flooding of the region. In particular, in Kherson, energy continues to repair and restore previously flooded electric substations. In the area of the ship's area, the test of internal building system gaso supply was carried out. There are positive results in 14 high -rise buildings. Tomorrow they will develop the work of the commission to establish a state of accident of flooded storage facilities and will serve gas in the near future. Khersonvodokanal, together with Poltava colleagues, is engaged in pumping wells, pumping water from premises and cleaning them. On June 26, water was pumped out of 12 homes and taken out 52 tons of debris.</text:p>
      <text:p text:style-name="P4">
*!(https://www.ukrinform.ua/rubric-regions/3727704-na-hersonsini-pidtoplenimi-zalisautsa-19-naselenih-punktiv.html)“I emphasize, in the ship neighborhood of taps while technical <text:a xlink:type="simple" xlink:href="https://www.ukrinform.ua/tag-voda" text:style-name="Internet_20_link" text:visited-style-name="Visited_20_Internet_20_Link">
water</text:a>
, which cannot be used to prepare or drink, ”added the head of the area.</text:p>
      <text:p text:style-name="P4">
Prokudin stressed that no flaming -infectious diseases have been recorded in the region.</text:p>
      <text:p text:style-name="P4">
As reported by Ukrinform, on the de -industrial part of the Kherson region explosive equipment was already <text:a xlink:type="simple" xlink:href="http://www.ukrinform.ua/rubric-regions/3727946-na-hersonsini-viavili-u-pidtoplenih-zonah-ponad-80-vibuhonebezpecnih-predmetiv.html" text:style-name="Internet_20_link" text:visited-style-name="Visited_20_Internet_20_Link">
found in the territories flooded through the enemy of the Kakhovskaya hydroelectric power station, 81 production of a hazardous object</text:a>
.</text:p>
      <text:p text:style-name="P4">
The Armed Forces of the Armed Forces liberated the right -bank part of Kherson region, including the regional center. Part of the region, located on the left bank of the Dnieper, is temporarily seized by Russian troops.</text:p>
      <text:p text:style-name="P4">
*!(https://www.ukrinform.ua/rubric-regions/3727992-na-hersonsini-zagarbniki-pocali-demontuvati-ta-vivoziti-vitraki.html)On the night of June 6, the Russian army undermined the dam of Kakhovka hydroelectric power plants, causing part of the Kherson and Mykolaiv regions, and at the same time critical peace of the Kakhovka reservoir.</text:p>
      <text:p text:style-name="P4">
_ Photo illustrative: Kherson ova_</text:p>
      <text:p text:style-name="P4">
News Source: <text:a xlink:type="simple" xlink:href="https://www.ukrinform.ua/rubric-ato/3728061-rosiani-poranili-dvoh-civilnih-na-hersonsini.html" text:style-name="Internet_20_link" text:visited-style-name="Visited_20_Internet_20_Link">
https://www.ukrinform.ua/rubric-ato/3728061-rosiani-poranili-dvoh-civilnih-na-hersonsini.html</text:a>
</text:p>
      <!--NEWS-->
      <text:h text:style-name="P10" text:outline-level="1">
<text:span text:style-name="T4">
"We are working on the enemy's live power to get entrenched in our infantry, I can no longer say"</text:span>
</text:h>
      <text:p text:style-name="P4">
Author: ['АРМІЯINFORM']</text:p>
      <text:p text:style-name="P4">
Time: 2023-06-26T50:00:00-04:00</text:p>
      <text:p text:style-name="P4">
Description: On Rakhunka Garmashiv Smrem arterial Brigadies of the Navy Tyesyachi, Holoine Vorozhahi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82.jpg" text:style-name="Internet_20_link" text:visited-style-name="Visited_20_Internet_20_Link">
2-82.jpg</text:a>
', '<text:a xlink:type="simple" xlink:href="https://armyinform.com.ua/wp-content/uploads/2023/06/5_kozachok.jpg" text:style-name="Internet_20_link" text:visited-style-name="Visited_20_Internet_20_Link">
5_kozachok.jpg</text:a>
']</text:p>
      <text:p text:style-name="P4">
Tags: ['EXCALIBUR', 'АРТИЛЕРИСТИ', 'М777']</text:p>
      <text:p text:style-name="P4">
Category: News</text:p>
      <!--METADATA-->
      <text:p text:style-name="P4">
<draw:frame draw:style-name="fr1" draw:name="Image255" text:anchor-type="as-char" svg:width="6.9236in" svg:height="4.615733in" draw:z-index="0">
<draw:image xlink:href="../Images/AРМІЯINFORM/2023-06-26T50-00-00-04-00/2-82.jpg" xlink:type="simple" xlink:show="embed" xlink:actuate="onLoad" draw:mime-type="image/jpeg"/>
</draw:frame>
On the account of the Garmahmiv Separate Artillery Brigade of the Navy, thousands of units of destroyed equipment. <text:a xlink:type="simple" xlink:href="https://armyinform.com.ua/2023/06/26/try-sokyry-rubayut-moskaliv-na-trisky/" text:style-name="Internet_20_link" text:visited-style-name="Visited_20_Internet_20_Link">
This is already a routine robot</text:a>
. And although earlier, at the beginning of the invasion, there were no military experiences, today, all in the unit have learned to enemy enemy.</text:p>
      <text:p text:style-name="P4">
Effective destruction of hostile goals - work team and depends on the coordinated work of both calculation and command, aero -intelligence, etc. And, of course, the existing weapons and ammunition, which the guns are now, plays a big role.</text:p>
      <text:p text:style-name="P4">
<draw:frame draw:style-name="fr1" draw:name="Image256" text:anchor-type="as-char" svg:width="6.9236in" svg:height="4.615733in" draw:z-index="0">
<draw:image xlink:href="../Images/AРМІЯINFORM/2023-06-26T50-00-00-04-00/5_kozachok.jpg" xlink:type="simple" xlink:show="embed" xlink:actuate="onLoad" draw:mime-type="image/jpeg"/>
</draw:frame>
“Cossack”</text:p>
      <ul>
        <li>
We use different types of ammunition, they are all effective. But my profile is the programming of high -precision managed shells M982 Excalibur. And this is a real efficient thing, because it works in the mode "If you flew, then it has hit." I will say that one such shot saves many resources for the Armed Forces: people, shells of other typicals, logistics, and most importantly - time, because the advantage of time in modern war is extremely important, - says "Kozachok".</li>
      </ul>
      <text:p text:style-name="P4">
News Source: <text:a xlink:type="simple" xlink:href="https://armyinform.com.ua/2023/06/26/my-vidpraczovuyemo-po-zhyvij-syli-voroga-aby-zakripylas-nasha-pihota-bilshe-skazaty-ne-mozhu/" text:style-name="Internet_20_link" text:visited-style-name="Visited_20_Internet_20_Link">
https://armyinform.com.ua/2023/06/26/my-vidpraczovuyemo-po-zhyvij-syli-voroga-aby-zakripylas-nasha-pihota-bilshe-skazaty-ne-mozhu/</text:a>
</text:p>
      <!--NEWS-->
      <text:h text:style-name="P10" text:outline-level="1">
<text:span text:style-name="T4">
In Lithuania, the Armed Forces servicemen have passed international instructor courses</text:span>
</text:h>
      <text:p text:style-name="P4">
Author: ['АРМІЯINFORM']</text:p>
      <text:p text:style-name="P4">
Time: 2023-06-26T52:00:00-04:00</text:p>
      <text:p text:style-name="P4">
Description: The Lithuanian School School Imeni General Divizi Stasіnsa Rashykis has completed a frien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lytva02.jpg" text:style-name="Internet_20_link" text:visited-style-name="Visited_20_Internet_20_Link">
lytva02.jpg</text:a>
', '<text:a xlink:type="simple" xlink:href="https://armyinform.com.ua/wp-content/uploads/2023/06/lytva01.jpg" text:style-name="Internet_20_link" text:visited-style-name="Visited_20_Internet_20_Link">
lytva01.jpg</text:a>
']</text:p>
      <text:p text:style-name="P4">
Tags: ['STOPRUSSIA', 'АГРЕСІЯ РФ', 'ВТОРГНЕННЯ РФ', 'ЗС ЛИТВИ', 'НАВЧАННЯ ТА ТРЕНУВАННЯ']</text:p>
      <text:p text:style-name="P4">
Category: News</text:p>
      <!--METADATA-->
      <text:p text:style-name="P4">
<draw:frame draw:style-name="fr1" draw:name="Image257" text:anchor-type="as-char" svg:width="6.9236in" svg:height="3.894525in" draw:z-index="0">
<draw:image xlink:href="../Images/AРМІЯINFORM/2023-06-26T52-00-00-04-00/lytva02.jpg" xlink:type="simple" xlink:show="embed" xlink:actuate="onLoad" draw:mime-type="image/jpeg"/>
</draw:frame>
At the Lithuanian Military School of General Stasios Division, the second international instructor courses for the Ukrainian military were dissected.</text:p>
      <text:p text:style-name="P4">
This is stated in <text:a xlink:type="simple" xlink:href="https://kariuomene.lt/kas-mes-esame/naujienos/ukrainos-kariai-pabaige-tarptautini-instruktoriaus-kursa/25408" text:style-name="Internet_20_link" text:visited-style-name="Visited_20_Internet_20_Link">
message</text:a>
Lithuanian armed forces.</text:p>
      <text:p text:style-name="P4">
During the five -week courses, Ukrainian soldiers mastered the basics of military pedagogy, firing and weapons, skills necessary for self -planning and training. The Ukrainians also participated in the fighters, as well as conducted preparatory and combat training.</text:p>
      <text:p text:style-name="P4">
At the landfill of the brigade General Kazis Vverskis, they are practically fastened with the course.</text:p>
      <text:p text:style-name="P4">
Servicemen who have successfully completed international instructor courses are issued certificates of passage and assigned a qualification instructor, for which the Ukrainian military will be able to teach their soldiers, Anabuti skills and knowledge to apply in the Ukrainian Army training centers.</text:p>
      <text:p text:style-name="P4">
<draw:frame draw:style-name="fr1" draw:name="Image258" text:anchor-type="as-char" svg:width="6.9236in" svg:height="3.894525in" draw:z-index="0">
<draw:image xlink:href="../Images/AРМІЯINFORM/2023-06-26T52-00-00-04-00/lytva01.jpg" xlink:type="simple" xlink:show="embed" xlink:actuate="onLoad" draw:mime-type="image/jpeg"/>
</draw:frame>
</text:p>
      <text:p text:style-name="P4">
News Source: <text:a xlink:type="simple" xlink:href="https://armyinform.com.ua/2023/06/26/u-lytvi-vijskovosluzhbovczi-zsu-projshly-mizhnarodni-instruktorski-kursy/" text:style-name="Internet_20_link" text:visited-style-name="Visited_20_Internet_20_Link">
https://armyinform.com.ua/2023/06/26/u-lytvi-vijskovosluzhbovczi-zsu-projshly-mizhnarodni-instruktorski-kursy/</text:a>
</text:p>
      <!--NEWS-->
      <text:h text:style-name="P10" text:outline-level="1">
<text:span text:style-name="T4">
Thank our soldiers, they deserve it - Volodymyr Zelenskyy</text:span>
</text:h>
      <text:p text:style-name="P4">
Author: ['АРМІЯINFORM']</text:p>
      <text:p text:style-name="P4">
Time: 2023-06-26T54:00:00-04:00</text:p>
      <text:p text:style-name="P4">
Description: President of Ukraine Volodymyr Zelensky, jamming at Telegram-Canal, Ukrainians Podoyakuvat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eeafe57-52b9-40a3-a381-f86e14bf1dcd.jpg" text:style-name="Internet_20_link" text:visited-style-name="Visited_20_Internet_20_Link">
2eeafe57-52b9-40a3-a381-f86e14bf1dcd.jpg</text:a>
', '<text:a xlink:type="simple" xlink:href="https://armyinform.com.ua/wp-content/uploads/2023/06/1cdc9d64-e749-4957-8f91-895915037b21-150x150.jpg" text:style-name="Internet_20_link" text:visited-style-name="Visited_20_Internet_20_Link">
1cdc9d64-e749-4957-8f91-895915037b21-150x150.jpg</text:a>
', '<text:a xlink:type="simple" xlink:href="https://armyinform.com.ua/wp-content/uploads/2023/06/05db2995-857b-43dc-a5a3-784314ed5373-150x150.jpg" text:style-name="Internet_20_link" text:visited-style-name="Visited_20_Internet_20_Link">
05db2995-857b-43dc-a5a3-784314ed5373-150x150.jpg</text:a>
', '<text:a xlink:type="simple" xlink:href="https://armyinform.com.ua/wp-content/uploads/2023/06/64aaef70-6da2-41e6-9dca-d560788cf55e-150x150.jpg" text:style-name="Internet_20_link" text:visited-style-name="Visited_20_Internet_20_Link">
64aaef70-6da2-41e6-9dca-d560788cf55e-150x150.jpg</text:a>
', '<text:a xlink:type="simple" xlink:href="https://armyinform.com.ua/wp-content/uploads/2023/06/87d95f9d-de24-40d0-8cbf-967095fe22a3-150x150.jpg" text:style-name="Internet_20_link" text:visited-style-name="Visited_20_Internet_20_Link">
87d95f9d-de24-40d0-8cbf-967095fe22a3-150x150.jpg</text:a>
', '<text:a xlink:type="simple" xlink:href="https://armyinform.com.ua/wp-content/uploads/2023/06/115b4d86-12c1-439e-aace-65d9e60e259d-150x150.jpg" text:style-name="Internet_20_link" text:visited-style-name="Visited_20_Internet_20_Link">
115b4d86-12c1-439e-aace-65d9e60e259d-150x150.jpg</text:a>
', '<text:a xlink:type="simple" xlink:href="https://armyinform.com.ua/wp-content/uploads/2023/06/510efe56-2948-4224-bd0f-0cb64128166b-150x150.jpg" text:style-name="Internet_20_link" text:visited-style-name="Visited_20_Internet_20_Link">
510efe56-2948-4224-bd0f-0cb64128166b-150x150.jpg</text:a>
']</text:p>
      <text:p text:style-name="P4">
Tags: ['ВОЛОДИМИР ЗЕЛЕНСЬКИЙ', 'ПРЕЗИДЕНТ УКРАЇНИ']</text:p>
      <text:p text:style-name="P4">
Category: News</text:p>
      <!--METADATA-->
      <text:p text:style-name="P4">
<draw:frame draw:style-name="fr1" draw:name="Image259" text:anchor-type="as-char" svg:width="6.9236in" svg:height="4.615733in" draw:z-index="0">
<draw:image xlink:href="../Images/AРМІЯINFORM/2023-06-26T54-00-00-04-00/2eeafe57-52b9-40a3-a381-f86e14bf1dcd.jpg" xlink:type="simple" xlink:show="embed" xlink:actuate="onLoad" draw:mime-type="image/jpeg"/>
</draw:frame>
President of Ukraine Volodymyr Zelenskyy <text:a xlink:type="simple" xlink:href="https://t.me/V_Zelenskiy_official/6718" text:style-name="Internet_20_link" text:visited-style-name="Visited_20_Internet_20_Link">
called</text:a>
In the telegram-channel of Ukrainians, to attribute to servicemen who liberate the country of Vidzagarbniks at the front.</text:p>
      <text:p text:style-name="P4">
“Please thank our soldiers!To your family and friends who are on the front. Your familiar person. Those you have heard of. To those you are signed on social networks. To those whose family you know. Support and tell your friends, your children, the people of the world about what warriors are. Our warriors are on the tag. They are real heroes, ”the Head of State said.</text:p>
      <text:p text:style-name="P4">
<text:a xlink:type="simple" xlink:href="https://armyinform.com.ua/wp-content/uploads/2023/06/1cdc9d64-e749-4957-8f91-895915037b21.jpg" text:style-name="Internet_20_link" text:visited-style-name="Visited_20_Internet_20_Link">
!(Images/AРМІЯINFORM/2023-06-26T54-00-00-04-00/1cdc9d64-e749-4957-8f91-895915037b21-150x150.jpg)</text:a>
</text:p>
      <text:p text:style-name="P4">
<text:a xlink:type="simple" xlink:href="https://armyinform.com.ua/wp-content/uploads/2023/06/05db2995-857b-43dc-a5a3-784314ed5373.jpg" text:style-name="Internet_20_link" text:visited-style-name="Visited_20_Internet_20_Link">
<draw:frame draw:style-name="fr1" draw:name="Image260" text:anchor-type="as-char" svg:width="6.9236in" svg:height="6.9236in" draw:z-index="0">
<draw:image xlink:href="../Images/AРМІЯINFORM/2023-06-26T54-00-00-04-00/05db2995-857b-43dc-a5a3-784314ed5373-150x150.jpg" xlink:type="simple" xlink:show="embed" xlink:actuate="onLoad" draw:mime-type="image/jpeg"/>
</draw:frame>
</text:a>
</text:p>
      <text:p text:style-name="P4">
<text:a xlink:type="simple" xlink:href="https://armyinform.com.ua/wp-content/uploads/2023/06/64aaef70-6da2-41e6-9dca-d560788cf55e.jpg" text:style-name="Internet_20_link" text:visited-style-name="Visited_20_Internet_20_Link">
<draw:frame draw:style-name="fr1" draw:name="Image261" text:anchor-type="as-char" svg:width="6.9236in" svg:height="6.9236in" draw:z-index="0">
<draw:image xlink:href="../Images/AРМІЯINFORM/2023-06-26T54-00-00-04-00/64aaef70-6da2-41e6-9dca-d560788cf55e-150x150.jpg" xlink:type="simple" xlink:show="embed" xlink:actuate="onLoad" draw:mime-type="image/jpeg"/>
</draw:frame>
</text:a>
</text:p>
      <text:p text:style-name="P4">
<text:a xlink:type="simple" xlink:href="https://armyinform.com.ua/wp-content/uploads/2023/06/87d95f9d-de24-40d0-8cbf-967095fe22a3.jpg" text:style-name="Internet_20_link" text:visited-style-name="Visited_20_Internet_20_Link">
<draw:frame draw:style-name="fr1" draw:name="Image262" text:anchor-type="as-char" svg:width="6.9236in" svg:height="6.9236in" draw:z-index="0">
<draw:image xlink:href="../Images/AРМІЯINFORM/2023-06-26T54-00-00-04-00/87d95f9d-de24-40d0-8cbf-967095fe22a3-150x150.jpg" xlink:type="simple" xlink:show="embed" xlink:actuate="onLoad" draw:mime-type="image/jpeg"/>
</draw:frame>
</text:a>
</text:p>
      <text:p text:style-name="P4">
<text:a xlink:type="simple" xlink:href="https://armyinform.com.ua/wp-content/uploads/2023/06/115b4d86-12c1-439e-aace-65d9e60e259d.jpg" text:style-name="Internet_20_link" text:visited-style-name="Visited_20_Internet_20_Link">
<draw:frame draw:style-name="fr1" draw:name="Image263" text:anchor-type="as-char" svg:width="6.9236in" svg:height="6.9236in" draw:z-index="0">
<draw:image xlink:href="../Images/AРМІЯINFORM/2023-06-26T54-00-00-04-00/115b4d86-12c1-439e-aace-65d9e60e259d-150x150.jpg" xlink:type="simple" xlink:show="embed" xlink:actuate="onLoad" draw:mime-type="image/jpeg"/>
</draw:frame>
</text:a>
</text:p>
      <text:p text:style-name="P4">
<text:a xlink:type="simple" xlink:href="https://armyinform.com.ua/wp-content/uploads/2023/06/510efe56-2948-4224-bd0f-0cb64128166b.jpg" text:style-name="Internet_20_link" text:visited-style-name="Visited_20_Internet_20_Link">
<draw:frame draw:style-name="fr1" draw:name="Image264" text:anchor-type="as-char" svg:width="6.9236in" svg:height="6.9236in" draw:z-index="0">
<draw:image xlink:href="../Images/AРМІЯINFORM/2023-06-26T54-00-00-04-00/510efe56-2948-4224-bd0f-0cb64128166b-150x150.jpg" xlink:type="simple" xlink:show="embed" xlink:actuate="onLoad" draw:mime-type="image/jpeg"/>
</draw:frame>
</text:a>
</text:p>
      <text:p text:style-name="P4">
News Source: <text:a xlink:type="simple" xlink:href="https://armyinform.com.ua/2023/06/26/dyakujte-nashym-voyinam-vony-na-cze-zaslugovuyut-volodymyr-zelenskyj/" text:style-name="Internet_20_link" text:visited-style-name="Visited_20_Internet_20_Link">
https://armyinform.com.ua/2023/06/26/dyakujte-nashym-voyinam-vony-na-cze-zaslugovuyut-volodymyr-zelenskyj/</text:a>
</text:p>
      <!--NEWS-->
      <text:h text:style-name="P10" text:outline-level="1">
<text:span text:style-name="T4">
Major-General Brayan Mennes congratulated the graduates of the Taras Shevchenko window</text:span>
</text:h>
      <text:p text:style-name="P4">
Author: ['АРМІЯINFORM']</text:p>
      <text:p text:style-name="P4">
Time: 2023-06-26T55:00:00-04:00</text:p>
      <text:p text:style-name="P4">
Description: The Vyvnitanniy VISHKOVOVIKOV INTITITE Knu Imeni Taras Shevchenka VID Major General ... War with Ukraine 2022, War with Ukraine Latest News Today,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mennes.jpg" text:style-name="Internet_20_link" text:visited-style-name="Visited_20_Internet_20_Link">
mennes.jpg</text:a>
']</text:p>
      <text:p text:style-name="P4">
Tags: ['ВИПУСКНИКИ', 'ВІКНУ', 'ПРИВІТАННЯ']</text:p>
      <text:p text:style-name="P4">
Category: News</text:p>
      <!--METADATA-->
      <text:p text:style-name="P4">
<draw:frame draw:style-name="fr1" draw:name="Image265" text:anchor-type="as-char" svg:width="6.9236in" svg:height="3.790671in" draw:z-index="0">
<draw:image xlink:href="../Images/AРМІЯINFORM/2023-06-26T55-00-00-04-00/mennes.jpg" xlink:type="simple" xlink:show="embed" xlink:actuate="onLoad" draw:mime-type="image/jpeg"/>
</draw:frame>
Greetings to the graduates of the Taras Shevchenko Military Institute, Braian Menness, a maider-Major of Liberty Fort, the United States Armed Forces.</text:p>
      <ul>
        <li>
My greetings from Liberty Fort, previously known as Fort Bragg, North, the largest in the world's military base, as well as places in its history and devotion to the values of freedom.</li>
      </ul>
      <text:p text:style-name="P4">
I want to express my gratitude to the brigade General Anatoliishevchenko for the opportunity to share with you a few tips, as Vasaclas prepares graduates who, while risking their own lives, take on a sensotement to perform tasks that will undoubtedly help protect Ukraine.</text:p>
      <text:p text:style-name="P4">
I recently dismissed the deputy commander of the 18th Airborne Corps. At one time, we were a unit of the US Armed Forces, which supported the Armed Forces of Ukraine from February to December 2022. The armeds of Ukraine and the people of Ukraine were incredibly impressed by us.</text:p>
      <text:p text:style-name="P4">
In 2000, more than 23 years ago, I participated in one of the first exercises with the program "Partnership for Peace" in the west of Ukraine, near Lviv, he drew for joint strategic planning together with the then commander of the Armed Forces, Colonel Ivan Yakubts. For me, this was a good experience. Comparing the condition of your army then and now, I am amazed at how much the armed forces of Ukraine have strengthened, in particular, thanks to such co -wanders as you.</text:p>
      <text:p text:style-name="P4">
More than 35 years ago, I graduated from the Academy in the West Point. Among the Academy's immigrants, there is a belief that if the release ceremony rains, the graduates will be war. In our case, the belief has come true. For more than five years, he managed the fighting in Iraq and Afghanistan, and also answered for planning the actions of the combined command of special operations of the efficiency of the deployment in these countries. He also performed the duties of the battalion and brigade in the 82nd Airborne Division, the first Ranger battalion and the 10th Mountain Division Commander.</text:p>
      <text:p text:style-name="P4">
I acknowledge that I did not have such combat experience as the one that is obtained in Ukraine, however, I am deeply convinced that there are inviolability that commanders should possess:* be technically aware. Commanders should be experts in their field;</text:p>
      <ul>
        <li>
be a real mentor. Commanders must prepare the unit in general, and every serviceman in particular, to ensure the coherence of actions; * be attentive to your subordinates. Commanders should take care of their subordinates more than themselves and treat them as family members; * be honest. In military affairs, honesty is important. Commanders should always be honest, impartial and reliable. Your service comrades will respect you for it; * adhere to the order of subordination. In military business, there is a certain order of subordination and it is important to comply with it. You should take into account the wisdom and experience of senior commanders, as well as always respect the younger ones; * Study continuously.</li>
      </ul>
      <text:p text:style-name="P4">
The world is not in place, as well as the challenges we face. Commanders should be open to new knowledge, master new tactics, technologies of Tastrategy. The training should be continuous.</text:p>
      <text:p text:style-name="P4">
And most importantly, commanders should be true to their country and always hold their word. The devotion and purpose of military service should not be in doubt.</text:p>
      <text:p text:style-name="P4">
Your main motivation should be to protect and defend the provisions of the Constitution of Ukraine. In difficult times, military duty and protection of your country are the main call. You are all doing right if you enjoy the time spent on the service. Be careful to the servicemen and educate the subordinates who will appreciate your command qualities.</text:p>
      <text:p text:style-name="P4">
The power of the army is in its unity. Successful completion of the task is always a common mate.</text:p>
      <text:p text:style-name="P4">
Finally, take the time to remember those who served us to be sacrificial immune and invaluable experience of which is now an important lesson for us. Honor them do their best to preserve the principles they fought for. I will consider that you will be guided by these tips during your service. Beat, strong and worthy.</text:p>
      <text:p text:style-name="P4">
Thank you for the opportunity to greet you. I really admire you!Good health to you!I pray that one day in Ukraine there will be peace.</text:p>
      <text:p text:style-name="P4">
<text:span text:style-name="T4">
 Source: </text:span>
 <text:a xlink:type="simple" xlink:href="https://www.facebook.com/watch/" text:style-name="Internet_20_link" text:visited-style-name="Visited_20_Internet_20_Link">
General Staff</text:a>
</text:p>
      <text:p text:style-name="P4">
News Source: <text:a xlink:type="simple" xlink:href="https://armyinform.com.ua/2023/06/26/general-major-brayan-mennes-pryvitav-vypusknykiv-viknu-imeni-tarasa-shevchenka/" text:style-name="Internet_20_link" text:visited-style-name="Visited_20_Internet_20_Link">
https://armyinform.com.ua/2023/06/26/general-major-brayan-mennes-pryvitav-vypusknykiv-viknu-imeni-tarasa-shevchenka/</text:a>
</text:p>
      <!--NEWS-->
      <text:h text:style-name="P10" text:outline-level="1">
<text:span text:style-name="T4">
The Kakhovka reservoir was catastrophically shaken after the Russian terrorist attack at the hydroelectric power station</text:span>
</text:h>
      <text:p text:style-name="P4">
Author: ['АРМІЯINFORM']</text:p>
      <text:p text:style-name="P4">
Time: 2023-06-26T56:00:00-04:00</text:p>
      <text:p text:style-name="P4">
Description: The village of 26 is the Russian worm RIENE B'Fu Bil Gray Dnіprovsko Ges Dorivnu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128602929_5d6f6fe7-ab32-444a-b584-ffbd3319e647.jpg" text:style-name="Internet_20_link" text:visited-style-name="Visited_20_Internet_20_Link">
128602929_5d6f6fe7-ab32-444a-b584-ffbd3319e647.jpg</text:a>
']</text:p>
      <text:p text:style-name="P4">
Tags: ['КАХОВСЬКА ГЕС', 'КАХОВСЬКА ГЕС/ШТАБ INFO']</text:p>
      <text:p text:style-name="P4">
Category: News</text:p>
      <!--METADATA-->
      <text:p text:style-name="P4">
<draw:frame draw:style-name="fr1" draw:name="Image266" text:anchor-type="as-char" svg:width="6.9236in" svg:height="3.894525in" draw:z-index="0">
<draw:image xlink:href="../Images/AРМІЯINFORM/2023-06-26T56-00-00-04-00/128602929_5d6f6fe7-ab32-444a-b584-ffbd3319e647.jpg" xlink:type="simple" xlink:show="embed" xlink:actuate="onLoad" draw:mime-type="image/jpeg"/>
</draw:frame>
As of June 26, the average level of the lower beer near the Dnieper HPP is 12.88 m bs.</text:p>
      <text:p text:style-name="P4">
About it <text:a xlink:type="simple" xlink:href="https://t.me/shtab_kakhovska_hes/1244" text:style-name="Internet_20_link" text:visited-style-name="Visited_20_Internet_20_Link">
informs</text:a>
Headquarters for the elimination of consequences of Kakhovskaya hydroelectric power station.</text:p>
      <text:p text:style-name="P4">
“In the creation of the Kherson post, the water level as of the morning of June 26 is 0.33m BS. At the level of Kherson, the river returned to the water level to the blast, ”the report said.</text:p>
      <text:p text:style-name="P4">
According to the headquarters on the elimination of consequences, the Kakhovsky reservoir was stirring after the flooding caused by the undermining of the Russian accumulators of the Kakhovka hydroelectric power station. The Dnieper returned to the border of the old channel, in some places it is simply streams.</text:p>
      <text:p text:style-name="P4">
News Source: <text:a xlink:type="simple" xlink:href="https://armyinform.com.ua/2023/06/26/kahovske-vodoshovyshhe-katastrofichno-obmililo-pislya-rosijskogo-teraktu-na-ges/" text:style-name="Internet_20_link" text:visited-style-name="Visited_20_Internet_20_Link">
https://armyinform.com.ua/2023/06/26/kahovske-vodoshovyshhe-katastrofichno-obmililo-pislya-rosijskogo-teraktu-na-ges/</text:a>
</text:p>
      <!--NEWS-->
      <text:h text:style-name="P10" text:outline-level="1">
<text:span text:style-name="T4">
In Donetsk, volunteers handed over 10 drones and armored to defenders</text:span>
</text:h>
      <text:p text:style-name="P4">
Author: ['АРМІЯINFORM']</text:p>
      <text:p text:style-name="P4">
Time: 2023-06-26T57:00:00-04:00</text:p>
      <text:p text:style-name="P4">
Description: Volunteers were brought to Donbas I handed over 10 Dronovs, and the residents of the Volnovsky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25_13-56-16.jpg" text:style-name="Internet_20_link" text:visited-style-name="Visited_20_Internet_20_Link">
photo_2023-06-25_13-56-16.jpg</text:a>
', '<text:a xlink:type="simple" xlink:href="https://armyinform.com.ua/wp-content/uploads/2023/06/photo_2023-06-25_13-56-15-150x150.jpg" text:style-name="Internet_20_link" text:visited-style-name="Visited_20_Internet_20_Link">
photo_2023-06-25_13-56-15-150x150.jpg</text:a>
', '<text:a xlink:type="simple" xlink:href="https://armyinform.com.ua/wp-content/uploads/2023/06/photo_2023-06-25_13-56-16-2-150x150.jpg" text:style-name="Internet_20_link" text:visited-style-name="Visited_20_Internet_20_Link">
photo_2023-06-25_13-56-16-2-150x150.jpg</text:a>
', '<text:a xlink:type="simple" xlink:href="https://armyinform.com.ua/wp-content/uploads/2023/06/photo_2023-06-25_13-56-17-2-150x150.jpg" text:style-name="Internet_20_link" text:visited-style-name="Visited_20_Internet_20_Link">
photo_2023-06-25_13-56-17-2-150x150.jpg</text:a>
', '<text:a xlink:type="simple" xlink:href="https://armyinform.com.ua/wp-content/uploads/2023/06/photo_2023-06-25_13-56-17-150x150.jpg" text:style-name="Internet_20_link" text:visited-style-name="Visited_20_Internet_20_Link">
photo_2023-06-25_13-56-17-150x150.jpg</text:a>
', '<text:a xlink:type="simple" xlink:href="https://armyinform.com.ua/wp-content/uploads/2023/06/photo_2023-06-25_13-56-18-2-150x150.jpg" text:style-name="Internet_20_link" text:visited-style-name="Visited_20_Internet_20_Link">
photo_2023-06-25_13-56-18-2-150x150.jpg</text:a>
', '<text:a xlink:type="simple" xlink:href="https://armyinform.com.ua/wp-content/uploads/2023/06/photo_2023-06-25_13-56-18-3-150x150.jpg" text:style-name="Internet_20_link" text:visited-style-name="Visited_20_Internet_20_Link">
photo_2023-06-25_13-56-18-3-150x150.jpg</text:a>
']</text:p>
      <text:p text:style-name="P4">
Tags: ['ВОЛОНТЕРИ', 'ДОНЕЦЬКА ОВА', 'ДРОН', 'ПАВЛО КИРИЛЕНКО']</text:p>
      <text:p text:style-name="P4">
Category: News</text:p>
      <!--METADATA-->
      <text:p text:style-name="P4">
<draw:frame draw:style-name="fr1" draw:name="Image267" text:anchor-type="as-char" svg:width="6.9236in" svg:height="4.617987in" draw:z-index="0">
<draw:image xlink:href="../Images/AРМІЯINFORM/2023-06-26T57-00-00-04-00/photo_2023-06-25_13-56-16.jpg" xlink:type="simple" xlink:show="embed" xlink:actuate="onLoad" draw:mime-type="image/jpeg"/>
</draw:frame>
Volunteers brought to the Donbas and transferred 10 more drones to the military, and the residents of the Music district - 18 tons of products, 20 tons of water and 25 generators.</text:p>
      <text:p text:style-name="P4">
About it <text:a xlink:type="simple" xlink:href="https://t.me/pavlokyrylenko_donoda/8477" text:style-name="Internet_20_link" text:visited-style-name="Visited_20_Internet_20_Link">
reported</text:a>
Donetsk head Pavel Kirilenko.</text:p>
      <text:p text:style-name="P4">
"Another 10 drones for our soldiers in Donetsk were transferred today to volunteer during the 15th mission east within the framework of a project of 1000 drones for Ukraine," he informed.</text:p>
      <text:p text:style-name="P4">
According to him, together with the drones, volunteers brought other help. In particular, the Lviv defense cluster transferred a drone and armoredbus for soldiers and 100 branches for employees of KP "Water Donbass". From NGO "I can" defenders have received drone and an ambulance, medicines, water, foods and a tablet of water disinfection. BF "Sky of Ukraine" transferred 18 tons of products, 20 tonnes of water, 25 generators, a subguzkidl of children and adults and other humanitarian aid for the needs of residents of Ukraine. The Forpost UA Foundation brought 5 vehicles and drone for the military, the Brave Ukraine Fund - 2 drones and 1 cars, and the ICDU - 2 armored evacuation cars.</text:p>
      <text:p text:style-name="P4">
“I am very grateful to the entire large coalition of volunteers who are constantly providing the most necessary defenders with everything necessary for the effective fight against the invaders. Let's win!” Said the head of Ova.</text:p>
      <text:p text:style-name="P4">
<text:a xlink:type="simple" xlink:href="https://armyinform.com.ua/wp-content/uploads/2023/06/photo_2023-06-25_13-56-15.jpg" text:style-name="Internet_20_link" text:visited-style-name="Visited_20_Internet_20_Link">
!(Images/AРМІЯINFORM/2023-06-26T57-00-00-04-00/photo_2023-06-25_13-56-15-150x150.jpg)</text:a>
</text:p>
      <text:p text:style-name="P4">
<text:a xlink:type="simple" xlink:href="https://armyinform.com.ua/wp-content/uploads/2023/06/photo_2023-06-25_13-56-16-2.jpg" text:style-name="Internet_20_link" text:visited-style-name="Visited_20_Internet_20_Link">
<draw:frame draw:style-name="fr1" draw:name="Image268" text:anchor-type="as-char" svg:width="6.9236in" svg:height="6.9236in" draw:z-index="0">
<draw:image xlink:href="../Images/AРМІЯINFORM/2023-06-26T57-00-00-04-00/photo_2023-06-25_13-56-16-2-150x150.jpg" xlink:type="simple" xlink:show="embed" xlink:actuate="onLoad" draw:mime-type="image/jpeg"/>
</draw:frame>
</text:a>
</text:p>
      <text:p text:style-name="P4">
<text:a xlink:type="simple" xlink:href="https://armyinform.com.ua/wp-content/uploads/2023/06/photo_2023-06-25_13-56-17-2.jpg" text:style-name="Internet_20_link" text:visited-style-name="Visited_20_Internet_20_Link">
<draw:frame draw:style-name="fr1" draw:name="Image269" text:anchor-type="as-char" svg:width="6.9236in" svg:height="6.9236in" draw:z-index="0">
<draw:image xlink:href="../Images/AРМІЯINFORM/2023-06-26T57-00-00-04-00/photo_2023-06-25_13-56-17-2-150x150.jpg" xlink:type="simple" xlink:show="embed" xlink:actuate="onLoad" draw:mime-type="image/jpeg"/>
</draw:frame>
</text:a>
</text:p>
      <text:p text:style-name="P4">
<text:a xlink:type="simple" xlink:href="https://armyinform.com.ua/wp-content/uploads/2023/06/photo_2023-06-25_13-56-17.jpg" text:style-name="Internet_20_link" text:visited-style-name="Visited_20_Internet_20_Link">
<draw:frame draw:style-name="fr1" draw:name="Image270" text:anchor-type="as-char" svg:width="6.9236in" svg:height="6.9236in" draw:z-index="0">
<draw:image xlink:href="../Images/AРМІЯINFORM/2023-06-26T57-00-00-04-00/photo_2023-06-25_13-56-17-150x150.jpg" xlink:type="simple" xlink:show="embed" xlink:actuate="onLoad" draw:mime-type="image/jpeg"/>
</draw:frame>
</text:a>
</text:p>
      <text:p text:style-name="P4">
<text:a xlink:type="simple" xlink:href="https://armyinform.com.ua/wp-content/uploads/2023/06/photo_2023-06-25_13-56-18-2.jpg" text:style-name="Internet_20_link" text:visited-style-name="Visited_20_Internet_20_Link">
<draw:frame draw:style-name="fr1" draw:name="Image271" text:anchor-type="as-char" svg:width="6.9236in" svg:height="6.9236in" draw:z-index="0">
<draw:image xlink:href="../Images/AРМІЯINFORM/2023-06-26T57-00-00-04-00/photo_2023-06-25_13-56-18-2-150x150.jpg" xlink:type="simple" xlink:show="embed" xlink:actuate="onLoad" draw:mime-type="image/jpeg"/>
</draw:frame>
</text:a>
</text:p>
      <text:p text:style-name="P4">
<text:a xlink:type="simple" xlink:href="https://armyinform.com.ua/wp-content/uploads/2023/06/photo_2023-06-25_13-56-18-3.jpg" text:style-name="Internet_20_link" text:visited-style-name="Visited_20_Internet_20_Link">
<draw:frame draw:style-name="fr1" draw:name="Image272" text:anchor-type="as-char" svg:width="6.9236in" svg:height="6.9236in" draw:z-index="0">
<draw:image xlink:href="../Images/AРМІЯINFORM/2023-06-26T57-00-00-04-00/photo_2023-06-25_13-56-18-3-150x150.jpg" xlink:type="simple" xlink:show="embed" xlink:actuate="onLoad" draw:mime-type="image/jpeg"/>
</draw:frame>
</text:a>
In addition, fighters will receive turnstiles, medicines, food sets and cookies.</text:p>
      <text:p text:style-name="P4">
News Source: <text:a xlink:type="simple" xlink:href="https://armyinform.com.ua/2023/06/26/na-donechchyni-volontery-peredaly-zahysnykam-shhe-10-droniv-i-bronebus/" text:style-name="Internet_20_link" text:visited-style-name="Visited_20_Internet_20_Link">
https://armyinform.com.ua/2023/06/26/na-donechchyni-volontery-peredaly-zahysnykam-shhe-10-droniv-i-bronebus/</text:a>
</text:p>
      <!--NEWS-->
      <text:h text:style-name="P10" text:outline-level="1">
<text:span text:style-name="T4">
Dmytro Kuleba at the EU Council of Ministers named three conditions for the defeat of</text:span>
</text:h>
      <text:p text:style-name="P4">
Author: ['АРМІЯINFORM']</text:p>
      <text:p text:style-name="P4">
Time: 2023-06-26T58:00:00-04:00</text:p>
      <text:p text:style-name="P4">
Description: Raid PIDRODILIV VAGner for Moscow, having demonstrated the weakness of the Putin regim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ministr_zakordonnyh_sprav_dmytro_kuleba.jpg" text:style-name="Internet_20_link" text:visited-style-name="Visited_20_Internet_20_Link">
ministr_zakordonnyh_sprav_dmytro_kuleba.jpg</text:a>
']</text:p>
      <text:p text:style-name="P4">
Tags: ['STOPRUSSIA', 'АГРЕСІЯ РФ', 'ДМИТРО КУЛЕБА', 'МЗС УКРАЇНИ']</text:p>
      <text:p text:style-name="P4">
Category: News</text:p>
      <!--METADATA-->
      <text:p text:style-name="P4">
<draw:frame draw:style-name="fr1" draw:name="Image273" text:anchor-type="as-char" svg:width="6.9236in" svg:height="4.604194in" draw:z-index="0">
<draw:image xlink:href="../Images/AРМІЯINFORM/2023-06-26T58-00-00-04-00/ministr_zakordonnyh_sprav_dmytro_kuleba.jpg" xlink:type="simple" xlink:show="embed" xlink:actuate="onLoad" draw:mime-type="image/jpeg"/>
</draw:frame>
Minister of Law of Ukraine Dmytro Kuleba</text:p>
      <text:p text:style-name="P4">
The raid of Wagner units on Moscow clearly demonstrated the weakness of the regimen. Provision of the necessary military assistance, strengthening of sanctioning and determination of the international community will defeat Russia in its military against Ukraine and the democratic world.</text:p>
      <text:p text:style-name="P4">
About it <text:a xlink:type="simple" xlink:href="https://mfa.gov.ua/news/dmitro-kuleba-na-radi-ministriv-yes-nazvav-tri-umovi-dlya-porazki-rosiyi" text:style-name="Internet_20_link" text:visited-style-name="Visited_20_Internet_20_Link">
reports</text:a>
Foreign Ministry of Ukraine.</text:p>
      <text:p text:style-name="P4">
“On Saturday night, we saw not the finale, but only a break in the next act of Putin's vertical. Russia is weaker daily. It is critically important to infect Ukraine with all the necessary weapons, especially artillery systems, Tasnards and missiles, to strengthen international sanctions in the fields of nuclear energy, digital technologies, the sale of diamonds, marine logistics and financialns. We should also prevent Russia from causing missile strokes on Ukrainian places, first and foremost a global ban on the supply of dual -purpose goods for Russian rocket and drone industries, ”Dmitrykuleba said.</text:p>
      <text:p text:style-name="P4">
The Minister has called on the US to accelerate the process of training in Ukrainian pilots and technicians as much as possible and transfer to Ukraine the Western model aircraft: "Together, all these steps will be released by all Ukrainian territories."</text:p>
      <text:p text:style-name="P4">
He also greeted the EU decision to increase the European Peace Fund's Budget to EUR 3.5 billion, which will help not only provide long-scale supply of military equipment for Ukraine, but also develop the Ukrainian-European Defense Industrial Alliance. According to the minister, a special event will take place in Ukraine near Ukraine, which is the beginning of such a long -term defense cooperation.</text:p>
      <text:p text:style-name="P4">
Finally, Dmitry Kuleba told the European Ministers of the Foreign Sentences of two Ukrainian teenagers from Berdyansk Tigran Ogannisyan and Mykytikhanganov, who gave their lives in the fight against the Russian occupation: “Ukraine will certainly win because it is protected by such heroes as Tigran Tamykita. Glory to Ukraine!".</text:p>
      <text:p text:style-name="P4">
News Source: <text:a xlink:type="simple" xlink:href="https://armyinform.com.ua/2023/06/26/dmytro-kuleba-na-radi-ministriv-yes-nazvav-try-umovy-dlya-porazky-rosiyi/" text:style-name="Internet_20_link" text:visited-style-name="Visited_20_Internet_20_Link">
https://armyinform.com.ua/2023/06/26/dmytro-kuleba-na-radi-ministriv-yes-nazvav-try-umovy-dlya-porazky-rosiyi/</text:a>
</text:p>
      <!--NEWS-->
      <text:h text:style-name="P10" text:outline-level="1">
<text:span text:style-name="T4">
In the temporarily occupied territories of the Zaporizhzhya region children in camps are forced to write letters to the military of the Russian Federation</text:span>
</text:h>
      <text:p text:style-name="P4">
Author: ['АРМІЯINFORM']</text:p>
      <text:p text:style-name="P4">
Time: 2023-06-26T59:00:00-04:00</text:p>
      <text:p text:style-name="P4">
Description: So the facts are Zaphiksovani, Zokrema, in Berdyansku that Melitopoli.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dity.jpg" text:style-name="Internet_20_link" text:visited-style-name="Visited_20_Internet_20_Link">
dity.jpg</text:a>
']</text:p>
      <text:p text:style-name="P4">
Tags: ['ДІТИ', 'ЗАПОРІЗЬКА ОБЛАСТЬ']</text:p>
      <text:p text:style-name="P4">
Category: News</text:p>
      <!--METADATA-->
      <text:p text:style-name="P4">
<draw:frame draw:style-name="fr1" draw:name="Image274" text:anchor-type="as-char" svg:width="6.9236in" svg:height="3.794799in" draw:z-index="0">
<draw:image xlink:href="../Images/AРМІЯINFORM/2023-06-26T59-00-00-04-00/dity.jpg" xlink:type="simple" xlink:show="embed" xlink:actuate="onLoad" draw:mime-type="image/jpeg"/>
</draw:frame>
Such facts are recorded, in particular, in Berdyansk and Melitopol. About it <text:a xlink:type="simple" xlink:href="https://minre.gov.ua/2023/06/25/okupanty-prodovzhuyut-vykorystovuvaty-ditej-dlya-obmanu-ta-manipulyaczij/" text:style-name="Internet_20_link" text:visited-style-name="Visited_20_Internet_20_Link">
reports</text:a>
Ministry of Reintegration of Temporarily Occupied Territories of Ukraine.</text:p>
      <text:p text:style-name="P4">
Children rewrite the prepared text from the sample under the supervision of Russian teachers, who were brought to the region the day before. All this is filmed by propagandists.</text:p>
      <text:p text:style-name="P4">
Parents who try to save their children and refuse to give them to the rest of the rest camps, fine or threaten to deprive parental law.</text:p>
      <text:p text:style-name="P4">
Covering with children, such manipulations are not performed for the first time.</text:p>
      <text:p text:style-name="P4">
The Ministry of Reintegration reminds that all military crimes committed by the Russian Federation against Ukrainian children will be investigated as a crime of genocide.</text:p>
      <text:p text:style-name="P4">
News Source: <text:a xlink:type="simple" xlink:href="https://armyinform.com.ua/2023/06/26/na-tymchasovo-okupovanyh-terytoriyah-zaporizkoyi-oblasti-ditej-u-taborah-zmushuyut-pysaty-lysty-vijskovym-rf/" text:style-name="Internet_20_link" text:visited-style-name="Visited_20_Internet_20_Link">
https://armyinform.com.ua/2023/06/26/na-tymchasovo-okupovanyh-terytoriyah-zaporizkoyi-oblasti-ditej-u-taborah-zmushuyut-pysaty-lysty-vijskovym-rf/</text:a>
</text:p>
      <!--NEWS-->
      <text:h text:style-name="P10" text:outline-level="1">
<text:span text:style-name="T4">
US called allies to share information about developments in</text:span>
</text:h>
      <text:p text:style-name="P4">
Authors: Ukrinform (Person)</text:p>
      <text:p text:style-name="P4">
Publisher: Укринформ (Organization)</text:p>
      <text:p text:style-name="P4">
Published Time: 2023-06-26T5:51:00+03:00</text:p>
      <text:p text:style-name="P4">
Modified Time: 2023-06-26T21:51:00+03:00</text:p>
      <text:p text:style-name="P4">
Description: The United States consider it necessary to maintain unity and share with allies and partners with available information and views on the development of events in Russia after the so -called rebellion organized by Prigogin. - Ukrinform.</text:p>
      <text:p text:style-name="P4">
Images: ['<text:a xlink:type="simple" xlink:href="https://static.ukrinform.com/photos/2018_06/thumb_files/630_360_1528613516-2695.jpg" text:style-name="Internet_20_link" text:visited-style-name="Visited_20_Internet_20_Link">
630_360_15286...</text:a>
']</text:p>
      <text:p text:style-name="P4">
Tags: ['Кремль', 'США', 'Росія', 'Пригожин']</text:p>
      <text:p text:style-name="P4">
Type: Article</text:p>
      <!--METADATA-->
      <text:p text:style-name="P4">
<draw:frame draw:style-name="fr1" draw:name="Image275" text:anchor-type="as-char" svg:width="6.9236in" svg:height="3.956343in" draw:z-index="0">
<draw:image xlink:href="../Images/yкринформ/2023-06-26T5-51-00-03-00/630_360_1528613516-2695.jpg" xlink:type="simple" xlink:show="embed" xlink:actuate="onLoad" draw:mime-type="image/jpeg"/>
</draw:frame>
The connection considers it necessary to maintain unity and share with allies by partners with existing information and views on the development of events in Russia after a called rebellion organized by Prigogin.</text:p>
      <text:p text:style-name="P4">
This belief was expressed during a briefing in Washington Coordinator of the White House Radin Security John Kirby, Ukrinform correspondent reports.</text:p>
      <text:p text:style-name="P4">
"It is important that within the administration, as well as from the outside, in contacts with our units and partners, including Ukraine, we all shared what is happening, and we all stay in one wave," the White House representative noted.</text:p>
      <text:p text:style-name="P4">
He also stressed that the United States clearly declared allies and partners, as well as rols that were not involved and do not intend to interfere with events that are unfolding in <text:a xlink:type="simple" xlink:href="https://www.ukrinform.ua/tag-rosia" text:style-name="Internet_20_link" text:visited-style-name="Visited_20_Internet_20_Link">
RF</text:a>
. Washingtonic is examined as "internal affairs of Russia", added a representative of the administration.</text:p>
      <text:p text:style-name="P4">
<text:span text:style-name="T4">
 Read also: </text:span>
 <text:a xlink:type="simple" xlink:href="https://www.ukrinform.ua/rubric-world/3728018-sproba-buntu-vagnerivciv-zasvidcila-oslablenna-rosijskoi-derzavi-j-putina-borrel.html" text:style-name="Internet_20_link" text:visited-style-name="Visited_20_Internet_20_Link">
attempt by Wagner's rebellion testified to the weakening of the Russian state and <text:span text:style-name="T4">
 Putin </text:span>
 a - Borrel</text:a>
Kirby noted that at the present stage it is too early to make evaluations what the situation in the Russian Federation would influence the further course of events. However, he stressed, "no matter what will happen next, we will work closely with these and partners and continue to support Ukraine."</text:p>
      <text:p text:style-name="P4">
As reported by Ukrinform, on Monday at the State Department of the United States <text:a xlink:type="simple" xlink:href="https://www.ukrinform.ua/rubric-world/3728053-derzdep-pro-zakolot-prigozina-mi-pobacili-pramij-viklik-liderstvu-putina.html" text:style-name="Internet_20_link" text:visited-style-name="Visited_20_Internet_20_Link">
stated</text:a>
Consider a rebellion of the print a direct challenge to Putin's leadership within his regime.</text:p>
      <text:p text:style-name="P4">
_Foto: jelly</text:p>
      <text:p text:style-name="P4">
News Source: <text:a xlink:type="simple" xlink:href="https://www.ukrinform.ua/rubric-world/3728065-ssa-zaklikali-souznikiv-dilitisa-informacieu-pro-rozvitok-podij-v-rosii.html" text:style-name="Internet_20_link" text:visited-style-name="Visited_20_Internet_20_Link">
https://www.ukrinform.ua/rubric-world/3728065-ssa-zaklikali-souznikiv-dilitisa-informacieu-pro-rozvitok-podij-v-rosii.html</text:a>
</text:p>
      <!--NEWS-->
      <text:h text:style-name="P10" text:outline-level="1">
<text:span text:style-name="T4">
Today is the day of the Crimean Tatar flag</text:span>
</text:h>
      <text:p text:style-name="P4">
Author: ['АРМІЯINFORM']</text:p>
      <text:p text:style-name="P4">
Time: 2023-06-26T60:00:00-04:00</text:p>
      <text:p text:style-name="P4">
Description: Syogodniylivia day for the cortical crimson people - day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356370051_667731398717061_1341165969785478227_n.jpg" text:style-name="Internet_20_link" text:visited-style-name="Visited_20_Internet_20_Link">
356370051_667731398717061_1341165969785478227_n.jpg</text:a>
']</text:p>
      <text:p text:style-name="P4">
Tags: ['STOPRUSSIA', 'АГРЕСІЯ РФ', 'ВІЙНА', 'КРИМ']</text:p>
      <text:p text:style-name="P4">
Category: News</text:p>
      <!--METADATA-->
      <text:p text:style-name="P4">
<draw:frame draw:style-name="fr1" draw:name="Image276" text:anchor-type="as-char" svg:width="6.9236in" svg:height="5.090128in" draw:z-index="0">
<draw:image xlink:href="../Images/AРМІЯINFORM/2023-06-26T60-00-00-04-00/356370051_667731398717061_1341165969785478227_n.jpg" xlink:type="simple" xlink:show="embed" xlink:actuate="onLoad" draw:mime-type="image/jpeg"/>
</draw:frame>
Today is an important day for the indigenous Crimean Tatar people - the Crimean Tatar flag.</text:p>
      <text:p text:style-name="P4">
About it <text:a xlink:type="simple" xlink:href="https://www.facebook.com/president.gov.ua/posts/pfbid025qja2tsSJZnKqR6T9pvnJCKKYp2qG72ss89yPuzLU9h3ASwjuLqohthkTX3toqewl" text:style-name="Internet_20_link" text:visited-style-name="Visited_20_Internet_20_Link">
reports</text:a>
Office of the President of Ukraine.</text:p>
      <text:p text:style-name="P4">
“Blue cloth with golden tamaga is a symbol of centuries-old struggle of Crymian Tatars for their freedom, their unity and continuity of generations. He was a proud people through all the vicissitudes of the twentieth century: in the momented-liberation competitions of 1917-1921, in exile after 1944, accompanied the people in their homeland in the late 1980s-early 1990s. In 2014, the blue flag with a golden tamga became a symbol not only of Crimean Tatars, but the resistance of occupation. And now, along with the state flag, the Crimean Tatar Star is proudly worn on chevrons by Ukrainian soldiers, who fight for our volatility and the opportunity to return home to the Crimea. Congratulations to the Crimean Tatar Flag!Unity and strength. We do our best to make Crimea free from occupation and Procrims can be fluttering freely where they belong!», - the message reads.</text:p>
      <text:p text:style-name="P4">
News Source: <text:a xlink:type="simple" xlink:href="https://armyinform.com.ua/2023/06/26/sogodni-den-krymskotatarskogo-prapora/" text:style-name="Internet_20_link" text:visited-style-name="Visited_20_Internet_20_Link">
https://armyinform.com.ua/2023/06/26/sogodni-den-krymskotatarskogo-prapora/</text:a>
</text:p>
      <!--NEWS-->
      <text:h text:style-name="P10" text:outline-level="1">
<text:span text:style-name="T4">
The 10 arts units of the enemy in fire positions are affected</text:span>
</text:h>
      <text:p text:style-name="P4">
Author: ['АРМІЯINFORM']</text:p>
      <text:p text:style-name="P4">
Time: 2023-06-26T61:00:00-04:00</text:p>
      <text:p text:style-name="P4">
Description: About CED DOIMLAY GS ZS Ukrainian. “The rocket launches of the rocket and the artister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354470773_606346508345098_4236756637192535242_n-2.jpg" text:style-name="Internet_20_link" text:visited-style-name="Visited_20_Internet_20_Link">
354470773_606346508345098_4236756637192535242_n-2.jpg</text:a>
']</text:p>
      <text:p text:style-name="P4">
Tags: ['STOPRUSSIA', 'БПЛА', 'ВТОРГНЕННЯ РФ', 'ГШ ЗС УКРАЇНИ', 'РЕБ', 'ХРОНІКА ОБОРОНИ']</text:p>
      <text:p text:style-name="P4">
Category: News</text:p>
      <!--METADATA-->
      <text:p text:style-name="P4">
<draw:frame draw:style-name="fr1" draw:name="Image277" text:anchor-type="as-char" svg:width="6.9236in" svg:height="4.615733in" draw:z-index="0">
<draw:image xlink:href="../Images/AРМІЯINFORM/2023-06-26T61-00-00-04-00/354470773_606346508345098_4236756637192535242_n-2.jpg" xlink:type="simple" xlink:show="embed" xlink:actuate="onLoad" draw:mime-type="image/jpeg"/>
</draw:frame>
<text:span text:style-name="T4">
 🔥 Situation on Russian invasion </text:span>
</text:p>
      <text:p text:style-name="P4">
About it <text:a xlink:type="simple" xlink:href="https://www.facebook.com/GeneralStaff.ua/posts/pfbid08duty5YvN5FJRQSyomXhPUriPk1xBKWWpaz4j9GyrKgHunnQhQeUWs6zTanmUnp1l" text:style-name="Internet_20_link" text:visited-style-name="Visited_20_Internet_20_Link">
reports</text:a>
General of the Armed Forces of Ukraine.</text:p>
      <text:p text:style-name="P4">
"2 points of management, 3 areas of concentration of personnel and military equipment, 4 warehouses of ammunition, a station of EIT, 10 artillery units at fire positions and 3 important goals of the enemy were struck during the day," - the message reads.</text:p>
      <text:p text:style-name="P4">
In addition, the aviation of defense forces per day made 8 beats in the areas of the enemy's personnel. Also, our defenders destroyed 6 reconnaissance UAVs of the operative-tactical level.</text:p>
      <text:p text:style-name="P4">
News Source: <text:a xlink:type="simple" xlink:href="https://armyinform.com.ua/2023/06/26/urazheno-10-artpidrozdiliv-voroga-na-vognevyh-pozycziyah/" text:style-name="Internet_20_link" text:visited-style-name="Visited_20_Internet_20_Link">
https://armyinform.com.ua/2023/06/26/urazheno-10-artpidrozdiliv-voroga-na-vognevyh-pozycziyah/</text:a>
</text:p>
      <!--NEWS-->
      <text:h text:style-name="P10" text:outline-level="1">
<text:span text:style-name="T4">
In the Tavriysk direction of defense force advanced one and a half kilometers deep into the enemy</text:span>
</text:h>
      <text:p text:style-name="P4">
Author: ['АРМІЯINFORM']</text:p>
      <text:p text:style-name="P4">
Time: 2023-06-26T62:00:00-04:00</text:p>
      <text:p text:style-name="P4">
Description: About the cowdropolitances of the Prescenter of the Defense Forces of Tavriysky. “The result is ... the war with Ukraine 2022, the war with Ukraine is the latest news today, the war with Ukraine 2022 is the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STOPRUSSIA', 'АГРЕСІЯ РФ', 'ВАЛЕРІЙ ШЕРШЕНЬ', 'ВІЙНА', 'ВТОРГНЕННЯ РФ', 'ТАВРІЙСЬКИЙ НАПРЯМОК']</text:p>
      <text:p text:style-name="P4">
Category: News</text:p>
      <!--METADATA-->
      <text:p text:style-name="P4">
<draw:frame draw:style-name="fr1" draw:name="Image278" text:anchor-type="as-char" svg:width="6.9236in" svg:height="4.858059in" draw:z-index="0">
<draw:image xlink:href="../Images/AРМІЯINFORM/2023-06-26T62-00-00-04-00/photo_2023-06-06_11-11-13.jpg" xlink:type="simple" xlink:show="embed" xlink:actuate="onLoad" draw:mime-type="image/jpeg"/>
</draw:frame>
Valery Shershn</text:p>
      <text:p text:style-name="P4">
About it <text:a xlink:type="simple" xlink:href="https://www.facebook.com/PresscentrTavria/videos/224377243268814" text:style-name="Internet_20_link" text:visited-style-name="Visited_20_Internet_20_Link">
reports</text:a>
The united Press Center of Defense forces of Tavriysk.</text:p>
      <text:p text:style-name="P4">
"As a result of the systemic pressure of the Tavriya defense force, they have successfully moved one and a half kilometers deep into the enemy," Valery Shershn said the confessor of the Tavriya Defense Forces.</text:p>
      <text:p text:style-name="P4">
He also reported that moving forward the Tavriysky Directional warriors continue to destroy the enemy and align the front.</text:p>
      <text:p text:style-name="P4">
The spokesman of the united Press Center of Defense forces of the Tavriysk direction also reported that in general, over the past day, the enemy 18 attacked our positions of the pledged 450 shelling.</text:p>
      <text:p text:style-name="P4">
News Source: <text:a xlink:type="simple" xlink:href="https://armyinform.com.ua/2023/06/26/na-tavrijskomu-napryamku-syly-oborony-prosunulysya-na-pivtora-kilometra-uglyb-protyvnyka/" text:style-name="Internet_20_link" text:visited-style-name="Visited_20_Internet_20_Link">
https://armyinform.com.ua/2023/06/26/na-tavrijskomu-napryamku-syly-oborony-prosunulysya-na-pivtora-kilometra-uglyb-protyvnyka/</text:a>
</text:p>
      <!--NEWS-->
      <text:h text:style-name="P10" text:outline-level="1">
<text:span text:style-name="T4">
Defense forces per day eliminated nearly 1000 invaders, destroyed 21 Artsystem and 14 BBM</text:span>
</text:h>
      <text:p text:style-name="P4">
Author: ['АРМІЯINFORM']</text:p>
      <text:p text:style-name="P4">
Time: 2023-06-26T63:00:00-04:00</text:p>
      <text:p text:style-name="P4">
Description: Zagalni Boyov, take the enemy on 02.24.22 to 06/26/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1f4df42e-42e9-4447-b59a-f5084692ffae-scaled.jpg" text:style-name="Internet_20_link" text:visited-style-name="Visited_20_Internet_20_Link">
1f4df42e-42e9-4447-b59a-f5084692ffae-scaled.jpg</text:a>
']</text:p>
      <text:p text:style-name="P4">
Tags: ['АГРЕСІЯ РФ', 'ВТОРГНЕННЯ РФ', 'ВТРАТИ ВОРОГА', 'ГШ ЗСУ']</text:p>
      <text:p text:style-name="P4">
Category: News</text:p>
      <!--METADATA-->
      <text:p text:style-name="P4">
<draw:frame draw:style-name="fr1" draw:name="Image279" text:anchor-type="as-char" svg:width="6.9236in" svg:height="6.975527in" draw:z-index="0">
<draw:image xlink:href="../Images/AРМІЯINFORM/2023-06-26T63-00-00-04-00/1f4df42e-42e9-4447-b59a-f5084692ffae-scaled.jpg" xlink:type="simple" xlink:show="embed" xlink:actuate="onLoad" draw:mime-type="image/jpeg"/>
</draw:frame>
The total fighting loss of the enemy from 24.02.22 to 26.06.23 will be orientated:</text:p>
      <text:p text:style-name="P4">
<text:span text:style-name="T4">
<text:span text:style-name="T5">
 Personnel - </text:span>
* 225580(+950)persons eliminated</text:span>
<text:span text:style-name="T5">
 tanks - </text:span>
<text:span text:style-name="T5">
 4031(+1)</text:span>
<text:span text:style-name="T4">
 Battle armored vehicles - </text:span>
 7820(+14)<text:span text:style-name="T4">
<text:span text:style-name="T5">
 Artillery Systems - </text:span>
<text:span text:style-name="T5">
 4055(+21)</text:span>
 </text:span>
 RSZV - <text:span text:style-name="T4">
 624(0)</text:span>
<text:span text:style-name="T5">
 air defense means - </text:span>
<text:span text:style-name="T5">
 385(0)</text:span>
<text:span text:style-name="T4">
 aircraft - </text:span>
 314(0)<text:span text:style-name="T4">
<text:span text:style-name="T5">
 helicopters - </text:span>
* 308(0)</text:span>
<text:span text:style-name="T5">
 UAV Operative Tactical Level-</text:span>
<text:span text:style-name="T5">
 3482(+10)</text:span>
<text:span text:style-name="T4">
 Winged missiles - </text:span>
 1259(0)<text:span text:style-name="T4">
<text:span text:style-name="T5">
 ships / boats - </text:span>
* 18(0)</text:span>
<text:span text:style-name="T5">
 Special equipment - </text:span>
* 557(+5)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6.06.23.</text:p>
      <text:p text:style-name="P4">
News Source: <text:a xlink:type="simple" xlink:href="https://armyinform.com.ua/2023/06/26/syly-oborony-za-dobu-likviduvaly-majzhe-1-000-okupantiv-znyshhyly-21-artsystemu-i-14-bbm/" text:style-name="Internet_20_link" text:visited-style-name="Visited_20_Internet_20_Link">
https://armyinform.com.ua/2023/06/26/syly-oborony-za-dobu-likviduvaly-majzhe-1-000-okupantiv-znyshhyly-21-artsystemu-i-14-bbm/</text:a>
</text:p>
      <!--NEWS-->
      <text:h text:style-name="P10" text:outline-level="1">
<text:span text:style-name="T4">
In the Azov and Black Seas on the duty of 5 enemy ships, carriers of "calibers"</text:span>
</text:h>
      <text:p text:style-name="P4">
Author: ['АРМІЯINFORM']</text:p>
      <text:p text:style-name="P4">
Time: 2023-06-26T64:00:00-04:00</text:p>
      <text:p text:style-name="P4">
Description: At the Chorny Morce on the Boyal Cherguvanni, the Chotiri Vorozhi, Nosіv, the war with Ukraine 2022, the war with Ukraine, the latest news today, the war with Ukraine 2022 is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05/chorne-more.jpg" text:style-name="Internet_20_link" text:visited-style-name="Visited_20_Internet_20_Link">
chorne-more.jpg</text:a>
']</text:p>
      <text:p text:style-name="P4">
Tags: ['ВМС ЗСУ', 'РАКЕТИ «КАЛІБР»', 'ЧОРНЕ МОРЕ']</text:p>
      <text:p text:style-name="P4">
Category: News</text:p>
      <!--METADATA-->
      <text:p text:style-name="P4">
<draw:frame draw:style-name="fr1" draw:name="Image280" text:anchor-type="as-char" svg:width="6.9236in" svg:height="3.956343in" draw:z-index="0">
<draw:image xlink:href="../Images/AРМІЯINFORM/2023-06-26T64-00-00-04-00/chorne-more.jpg" xlink:type="simple" xlink:show="embed" xlink:actuate="onLoad" draw:mime-type="image/jpeg"/>
</draw:frame>
There are four enemy ships in the Black Sea, there are no "calibers" carriers.</text:p>
      <text:p text:style-name="P4">
About it <text:a xlink:type="simple" xlink:href="https://www.facebook.com/navy.mil.gov.ua/posts/pfbid02HjHd4YGS2WWyTitGxYDyFXCZKPeHuY61NvuxSYgjNfE2GRnpHEP3dfDXrJnVvvzhl" text:style-name="Internet_20_link" text:visited-style-name="Visited_20_Internet_20_Link">
reports</text:a>
The Navy of the Armed Forces.</text:p>
      <text:p text:style-name="P4">
In the Sea of Azov - an enemy ship, and in the Mediterranean there are 8 enemy ships in the Mediterranean, including 1 carrier carriage missiles "Caliber", a total volley of 4 missiles.</text:p>
      <text:p text:style-name="P4">
During the day in the interests of the Russian Federation the passage of the Kerch-Yenikhal Strait made:</text:p>
      <ul>
        <li>
4 vessels to the Azov Sea, one of them moved from the Bosphorus Strait; * To the Black Sea - 15 vessels, 8 of them moved in the direction of the Bosphorus Strait.</li>
      </ul>
      <text:p text:style-name="P4">
The Russian Federation continues to violate the International Convention on the Protection of Human Life at the Sea of 1974.(SOLAS)by turning off automatic identification systems(AIS), on civil vessels in the Azov Sea.</text:p>
      <text:p text:style-name="P4">
News Source: <text:a xlink:type="simple" xlink:href="https://armyinform.com.ua/2023/06/26/v-azovskomu-i-chornomu-moryah-na-cherguvanni-5-vorozhyh-korabliv-nosiyiv-kalibriv-nemaye/" text:style-name="Internet_20_link" text:visited-style-name="Visited_20_Internet_20_Link">
https://armyinform.com.ua/2023/06/26/v-azovskomu-i-chornomu-moryah-na-cherguvanni-5-vorozhyh-korabliv-nosiyiv-kalibriv-nemaye/</text:a>
</text:p>
      <!--NEWS-->
      <text:h text:style-name="P10" text:outline-level="1">
<text:span text:style-name="T4">
The air defense forces destroyed 13 air targets at night: 2 caliber missiles and 11 UAVs</text:span>
</text:h>
      <text:p text:style-name="P4">
Author: ['АРМІЯINFORM']</text:p>
      <text:p text:style-name="P4">
Time: 2023-06-26T65:00:00-04:00</text:p>
      <text:p text:style-name="P4">
Description: Uonoch 26 Chervnya Rosіyskі PROVENT OF THE WASING OF THE PRIVENNA LIGH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po2.jpg" text:style-name="Internet_20_link" text:visited-style-name="Visited_20_Internet_20_Link">
ppo2.jpg</text:a>
']</text:p>
      <text:p text:style-name="P4">
Tags: ['SHAHED-136/131', 'КОМАНДУВАННЯ ПОВІТРЯНИХ СИЛ ЗСУ', 'РАКЕТИ «КАЛІБР»']</text:p>
      <text:p text:style-name="P4">
Category: News</text:p>
      <!--METADATA-->
      <text:p text:style-name="P4">
<draw:frame draw:style-name="fr1" draw:name="Image281" text:anchor-type="as-char" svg:width="6.9236in" svg:height="3.606042in" draw:z-index="0">
<draw:image xlink:href="../Images/AРМІЯINFORM/2023-06-26T65-00-00-04-00/ppo2.jpg" xlink:type="simple" xlink:show="embed" xlink:actuate="onLoad" draw:mime-type="image/jpeg"/>
</draw:frame>
On the night of June 26, Russian invaders attacked Ukraine mainly from the southworks. The Air Force forces destroyed 13 air targets from 15.</text:p>
      <text:p text:style-name="P4">
About it <text:a xlink:type="simple" xlink:href="https://t.me/kpszsu/2857" text:style-name="Internet_20_link" text:visited-style-name="Visited_20_Internet_20_Link">
reports</text:a>
Armed Forces Command.</text:p>
      <text:p text:style-name="P4">
Three winged "caliber" rockets from the submarine and eight shock drones of Iranian production Shahd-136/131 of the Azov Sea coast were launched.</text:p>
      <text:p text:style-name="P4">
The forces and means of air defense of the South Air Command have destroyed two winged caliber missiles and 7 Shakhaned UAVs.</text:p>
      <text:p text:style-name="P4">
In addition, the enemy attacked from the northern direction by four unmanned -type devices of unknown type(probably shock). Усі дрони знищенов зоні відповідальності повітряного командування «Центр».</text:p>
      <text:p text:style-name="P4">
News Source: <text:a xlink:type="simple" xlink:href="https://armyinform.com.ua/2023/06/26/syly-ppo-vnochi-znyshhyly-13-povitryanyh-czilej-2-rakety-kalibr-ta-11-bpla/" text:style-name="Internet_20_link" text:visited-style-name="Visited_20_Internet_20_Link">
https://armyinform.com.ua/2023/06/26/syly-ppo-vnochi-znyshhyly-13-povitryanyh-czilej-2-rakety-kalibr-ta-11-bpla/</text:a>
</text:p>
      <!--NEWS-->
      <text:h text:style-name="P10" text:outline-level="1">
<text:span text:style-name="T4">
The cooperation agreement was signed by leading Ukrainian universities</text:span>
</text:h>
      <text:p text:style-name="P4">
Author: ['Світлана Кирган']</text:p>
      <text:p text:style-name="P4">
Time: 2023-06-26T66:00:00-04:00</text:p>
      <text:p text:style-name="P4">
Description: Provide Vishi Country Tu “Ukrainian Rada to the World” Ophtnali Zusill for affirment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golovne-foto-6.jpg" text:style-name="Internet_20_link" text:visited-style-name="Visited_20_Internet_20_Link">
golovne-foto-6.jpg</text:a>
', '<text:a xlink:type="simple" xlink:href="https://armyinform.com.ua/wp-content/uploads/2023/06/foto-1-22.jpg" text:style-name="Internet_20_link" text:visited-style-name="Visited_20_Internet_20_Link">
foto-1-22.jpg</text:a>
', '<text:a xlink:type="simple" xlink:href="https://armyinform.com.ua/wp-content/uploads/2023/06/foto-2-.jpg" text:style-name="Internet_20_link" text:visited-style-name="Visited_20_Internet_20_Link">
foto-2-.jpg</text:a>
', '<text:a xlink:type="simple" xlink:href="https://armyinform.com.ua/wp-content/uploads/2023/06/foto-3-.jpg" text:style-name="Internet_20_link" text:visited-style-name="Visited_20_Internet_20_Link">
foto-3-.jpg</text:a>
', '<text:a xlink:type="simple" xlink:href="https://armyinform.com.ua/wp-content/uploads/2023/06/foto-4-16.jpg" text:style-name="Internet_20_link" text:visited-style-name="Visited_20_Internet_20_Link">
foto-4-16.jpg</text:a>
', '<text:a xlink:type="simple" xlink:href="https://armyinform.com.ua/wp-content/uploads/2023/06/foto-5-.jpg" text:style-name="Internet_20_link" text:visited-style-name="Visited_20_Internet_20_Link">
foto-5-.jpg</text:a>
', '<text:a xlink:type="simple" xlink:href="https://armyinform.com.ua/wp-content/uploads/2023/06/foto-6-.jpg" text:style-name="Internet_20_link" text:visited-style-name="Visited_20_Internet_20_Link">
foto-6-.jpg</text:a>
', '<text:a xlink:type="simple" xlink:href="https://armyinform.com.ua/wp-content/uploads/2023/06/foto-7-13.jpg" text:style-name="Internet_20_link" text:visited-style-name="Visited_20_Internet_20_Link">
foto-7-13.jpg</text:a>
', '<text:a xlink:type="simple" xlink:href="https://armyinform.com.ua/wp-content/uploads/2023/06/foto-8-14.jpg" text:style-name="Internet_20_link" text:visited-style-name="Visited_20_Internet_20_Link">
foto-8-14.jpg</text:a>
']</text:p>
      <text:p text:style-name="P4">
Tags: ['ВТОРГНЕННЯ РФ', 'НАВЧАННЯ']</text:p>
      <text:p text:style-name="P4">
Category: News</text:p>
      <!--METADATA-->
      <text:p text:style-name="P4">
<draw:frame draw:style-name="fr1" draw:name="Image282" text:anchor-type="as-char" svg:width="6.9236in" svg:height="3.940682in" draw:z-index="0">
<draw:image xlink:href="../Images/AРМІЯINFORM/2023-06-26T66-00-00-04-00/golovne-foto-6.jpg" xlink:type="simple" xlink:show="embed" xlink:actuate="onLoad" draw:mime-type="image/jpeg"/>
</draw:frame>
Leading higher education and Ukrainian Peace Council combined efforts to establish a just peace, unity in Ukraine and abroad, on the basis of the Ukrainian peace formula. To do this, the other day in Kiev they signed the Salvation Agreement.</text:p>
      <text:p text:style-name="P4">
The history of the Ukrainian Peace Council begins in 1951, when the Ukrainian Republican Peace Protection Committee was established in the midst of Kholodnovyna, whose activities were based on the principles of universally recognized values: peace, freedom, equality.</text:p>
      <text:p text:style-name="P4">
Since 1991, the committee has been transformed into the Ukrainian Peace Council. Near the Vitkov -Ukrainian Peace Council were prominent representatives of the scientific and creative intelligentsia of Ukraine, such as Maxim Rylsky, Pavel Tychyna, Leonidpervoimaisky, Mykola Semenenko and other famous personalities.</text:p>
      <text:p text:style-name="P4">
<draw:frame draw:style-name="fr1" draw:name="Image283" text:anchor-type="as-char" svg:width="6.9236in" svg:height="4.621503in" draw:z-index="0">
<draw:image xlink:href="../Images/AРМІЯINFORM/2023-06-26T66-00-00-04-00/foto-1-22.jpg" xlink:type="simple" xlink:show="embed" xlink:actuate="onLoad" draw:mime-type="image/jpeg"/>
</draw:frame>
**</text:p>
      <text:p text:style-name="P4">
The main purpose of the organization throughout its history was and remains - the union of the public's efforts to establish peace and harmony in Ukraine in Ukraine.</text:p>
      <text:p text:style-name="P4">
**</text:p>
      <text:p text:style-name="P4">
A special challenge for the Ukrainian Council of Peace was the aggression of the Russian anti -Ukraine, which began in February 2014 and grew into a large -scale statements of the Russian Federation. Therefore, the Ukrainian Council of Peace has new tasks:</text:p>
      <text:p text:style-name="P4">
1 . To continue the social and public activity of the organization on the basis of the Ukrainian formula of the President of Ukraine Volodymyr Zelensky;</text:p>
      <text:p text:style-name="P4">
2 . To intensify cooperation with humanitarian and peacekeeping organizations of the UN, such as UNESCO, Red Cross and others;</text:p>
      <text:p text:style-name="P4">
3 . To intensify the activity of an organization aimed at expanding the International Coalition of Ukraine's support in the war against Russia;</text:p>
      <text:p text:style-name="P4">
4 . To contact the UN Non -Governmental Committee on obtaining corresponding status under the UN Economic and Social Council;</text:p>
      <text:p text:style-name="P4">
5 . Through the public society of different countries of the world to spread the truthful information about Russia's aggression and its genocide against the Ukrainian people;</text:p>
      <text:p text:style-name="P4">
6 . To envisage in the organization of the organization a system of measures to support the Volona movement and to provide comprehensive assistance to the Armed Forces of Ukraine;</text:p>
      <text:p text:style-name="P4">
7 . Launching the youth wing of the Ukrainian Council with the involvement of progressive youth;</text:p>
      <text:p text:style-name="P4">
8 . To continue the practice of awarding prominent public-political figures of Ukraine and other countries of the world "Order of Peace of URM";</text:p>
      <text:p text:style-name="P4">
9 . In the postwar period, to launch a series of "round tables of peace" with the participation of representatives of civil society, bodies of state administration of Ukraine and leading peacekeeping organizations of peace.Therefore, to achieve these tasks during a meeting in the Ukrainian State University named after Mikhail Drahomanov, heads of leading Ukrainian universities - Taras Shevchenko National University of Kyiv, National Technical University of Ukraine "Kyiv Polytechnic Institute named International Scientific and Technical University named after Yuri Bugay-as well as the National Academy of Pedagogical Sciences of Tanational Center "Small Academy of Sciences of Ukraine" together with the public organization "Ukrainian Council of Peace" signed an agreement on cooperation with the "Combination beyond, on the basis of the Ukrainian formula of peace. "</text:p>
      <text:p text:style-name="P4">
<draw:frame draw:style-name="fr1" draw:name="Image284" text:anchor-type="as-char" svg:width="6.9236in" svg:height="4.581115in" draw:z-index="0">
<draw:image xlink:href="../Images/AРМІЯINFORM/2023-06-26T66-00-00-04-00/foto-3-.jpg" xlink:type="simple" xlink:show="embed" xlink:actuate="onLoad" draw:mime-type="image/jpeg"/>
</draw:frame>
The rector of the National Technical University of Ukraine Kyiv Polytechnic Institute named after Igor Sikorsky and in combination, the head of the Ukrainian Radimir Mikhail Zgurovsky told the correspondent Armyinform about how a public organization, designed to establish the right peace and approximation of the victory of Ukraine.</text:p>
      <ul>
        <li>
The Ukrainian Peace Council is a very powerful platform for promoting the ideological formula of peace and closer to Ukraine. Today there was a signature of an agreement between the leading universities of Ukraine, whose representatives go to the Presidium of the Ukrainian Council of Peace.</li>
      </ul>
      <text:p text:style-name="P4">
The purpose of signing the agreement is to consolidate efforts for more powerful promotion of organizations through the educational environment, in particular through the youth wing. The Osvitan wing of the organization is a very important component that has a variety of measures, in particular in the international arena. Also, we had a manner between our organization and the Ukrainian-Polish Information Forum to submit to the general public of Europe in our ideas. And now our materials are published on these sites. Since May, more than 15 conceptual materials have been published before May, Mikhailozhurovsky said.</text:p>
      <text:p text:style-name="P4">
<draw:frame draw:style-name="fr1" draw:name="Image285" text:anchor-type="as-char" svg:width="6.9236in" svg:height="4.367638in" draw:z-index="0">
<draw:image xlink:href="../Images/AРМІЯINFORM/2023-06-26T66-00-00-04-00/foto-4-16.jpg" xlink:type="simple" xlink:show="embed" xlink:actuate="onLoad" draw:mime-type="image/jpeg"/>
</draw:frame>
</text:p>
      <text:p text:style-name="P4">
**</text:p>
      <text:p text:style-name="P4">
Read also:</text:p>
      <text:p text:style-name="P4">
<text:span text:style-name="T4">
 <text:a xlink:type="simple" xlink:href="https://armyinform.com.ua/2023/05/05/belgijski-partnery-peredaly-shhe-4-medychni-reanimobili-dlya-zsu/" text:style-name="Internet_20_link" text:visited-style-name="Visited_20_Internet_20_Link">
<text:span text:style-name="T4">
 Belgian partners transferred 4 more medical resuscitation for ZSU </text:span>
</text:a>
</text:span>
</text:p>
      <text:p text:style-name="P4">
**</text:p>
      <text:p text:style-name="P4">
Together with the Kyiv Polytechnic Assistance Fund, Ukraine has been transferred to Ukraine's permanent forces. In addition, charitable concerts of a prominent Japanese pianist Tempeanakamura were organized, which raised considerable funds to assist our Armed Forces.</text:p>
      <text:p text:style-name="P4">
<draw:frame draw:style-name="fr1" draw:name="Image286" text:anchor-type="as-char" svg:width="6.9236in" svg:height="4.996531in" draw:z-index="0">
<draw:image xlink:href="../Images/AРМІЯINFORM/2023-06-26T66-00-00-04-00/foto-5-.jpg" xlink:type="simple" xlink:show="embed" xlink:actuate="onLoad" draw:mime-type="image/jpeg"/>
</draw:frame>
The Ukrainian Council of Peace also contributed to the UNESCO Music Caphedra of Music Caphedra "Music, Education, Science for Peace", headed by prominent Ukrainian musician Herman Makarenko.</text:p>
      <ul>
        <li>
Together with this department and with the members of the Ukrainian Council of Peace, we have developed a program of cooperation with UNESCO, - added URM. - Members of the Presidium also joined the organization of this process. I hope we will see the first results during the nearest months. Such contacts are very important for us, because it is an expansion of our capabilities. We will be able to convey the ideas of a just myrrh of the world community and from the UNESCO position, - said Mikhail Zgurovsky.</li>
      </ul>
      <text:p text:style-name="P4">
<draw:frame draw:style-name="fr1" draw:name="Image287" text:anchor-type="as-char" svg:width="6.9236in" svg:height="4.408025in" draw:z-index="0">
<draw:image xlink:href="../Images/AРМІЯINFORM/2023-06-26T66-00-00-04-00/foto-6-.jpg" xlink:type="simple" xlink:show="embed" xlink:actuate="onLoad" draw:mime-type="image/jpeg"/>
</draw:frame>
During the event dedicated to the signing of the agreement, our correspondent also submitted with the head of the youth wing of the Ukrainian Council of Peace, the expert of international relations and the chairman of the board of the public organization "Ukrainian Alliance", serviceman Volodymyr Yurchenko, interview with which will be read.</text:p>
      <ul>
        <li>
Today's event is essentially historical, because representatives of the most respected universities of Ukraine have agreed on general cooperation. And this is the enormousness of human and scientific resources, so I believe that we are great. We will involve international partners, cooperate with the UN Tyunesco. Also, we will be very widely involved in this. We have begun association with a student, interested young people and jointly outlined the directions that would like to develop primarily, - said Vladimir Yurchenko.</li>
      </ul>
      <text:p text:style-name="P4">
<draw:frame draw:style-name="fr1" draw:name="Image288" text:anchor-type="as-char" svg:width="6.9236in" svg:height="4.384947in" draw:z-index="0">
<draw:image xlink:href="../Images/AРМІЯINFORM/2023-06-26T66-00-00-04-00/foto-7-13.jpg" xlink:type="simple" xlink:show="embed" xlink:actuate="onLoad" draw:mime-type="image/jpeg"/>
</draw:frame>
Upon completion of the discussion, the participants of the meeting agreed that the unification of the efforts of Ukraine, the National Academy of Pedagogical Sciences of the Imalya Academy of Sciences will significantly enhance the activities of the Ukrainian Council of Peace, and will also be more powerful to convey to the world the idea of just peace for Ukraine.</text:p>
      <text:p text:style-name="P4">
Therefore, the agreement was signed. Among the specific measures provided for at home, it is noted that the parties will carry out consultations, exchange the necessary materials, scientific, technical, analytical information.</text:p>
      <text:p text:style-name="P4">
<draw:frame draw:style-name="fr1" draw:name="Image289" text:anchor-type="as-char" svg:width="6.9236in" svg:height="4.765745in" draw:z-index="0">
<draw:image xlink:href="../Images/AРМІЯINFORM/2023-06-26T66-00-00-04-00/foto-8-14.jpg" xlink:type="simple" xlink:show="embed" xlink:actuate="onLoad" draw:mime-type="image/jpeg"/>
</draw:frame>
Using innovative technologies in the scientific and educational process, they will cooperate on the preparation of proposals for state programs, prosectivoons, other normative legal acts aimed at creating conditions for realization of state policy of development of education, science, youth policy, maintaining peace and unity in Ukraine. The partners will develop joint long -term projects aimed at developing the tasmning of the peacekeeping movement in Ukraine and beyond on the basis of democratic, civilization, humanistic values and the Ukrainian formula of peace.</text:p>
      <text:p text:style-name="P4">
<text:span text:style-name="T5">
Opto author</text:span>
</text:p>
      <text:p text:style-name="P4">
News Source: <text:a xlink:type="simple" xlink:href="https://armyinform.com.ua/2023/06/26/ugodu-pro-spivpraczyu-pidpysaly-providni-ukrayinski-universytety/" text:style-name="Internet_20_link" text:visited-style-name="Visited_20_Internet_20_Link">
https://armyinform.com.ua/2023/06/26/ugodu-pro-spivpraczyu-pidpysaly-providni-ukrayinski-universytety/</text:a>
</text:p>
      <!--NEWS-->
      <text:h text:style-name="P10" text:outline-level="1">
<text:span text:style-name="T4">
In the northern operating area, the construction of psychological and tactical obstacles is completed</text:span>
</text:h>
      <text:p text:style-name="P4">
Author: ['АРМІЯINFORM']</text:p>
      <text:p text:style-name="P4">
Time: 2023-06-26T67:00:00-04:00</text:p>
      <text:p text:style-name="P4">
Description: On the uniform tactful half in the zoni vidpovіdalosty ugiSk “Sum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47595386_659560386200017_7485387343353352619_n.jpg" text:style-name="Internet_20_link" text:visited-style-name="Visited_20_Internet_20_Link">
347595386_659560386200017_7485387343353352619_n.jpg</text:a>
', '<text:a xlink:type="simple" xlink:href="https://armyinform.com.ua/wp-content/uploads/2023/06/347385142_659560436200012_1296608944679685342_n-150x150.jpg" text:style-name="Internet_20_link" text:visited-style-name="Visited_20_Internet_20_Link">
347385142_659560436200012_1296608944679685342_n-150x150.jpg</text:a>
', '<text:a xlink:type="simple" xlink:href="https://armyinform.com.ua/wp-content/uploads/2023/06/347269842_659560402866682_3808685465331176814_n-150x150.jpg" text:style-name="Internet_20_link" text:visited-style-name="Visited_20_Internet_20_Link">
347269842_659560402866682_3808685465331176814_n-150x150.jpg</text:a>
', '<text:a xlink:type="simple" xlink:href="https://armyinform.com.ua/wp-content/uploads/2023/06/347396495_659560439533345_3544675278850198066_n-150x150.jpg" text:style-name="Internet_20_link" text:visited-style-name="Visited_20_Internet_20_Link">
347396495_659560439533345_3544675278850198066_n-150x150.jpg</text:a>
', '<text:a xlink:type="simple" xlink:href="https://armyinform.com.ua/wp-content/uploads/2023/06/347256393_659560392866683_7049011731750684128_n-150x150.jpg" text:style-name="Internet_20_link" text:visited-style-name="Visited_20_Internet_20_Link">
347256393_659560392866683_7049011731750684128_n-150x150.jpg</text:a>
', '<text:a xlink:type="simple" xlink:href="https://armyinform.com.ua/wp-content/uploads/2023/06/347263917_659560426200013_6829683974018906050_n-150x150.jpg" text:style-name="Internet_20_link" text:visited-style-name="Visited_20_Internet_20_Link">
347263917_659560426200013_6829683974018906050_n-150x150.jpg</text:a>
']</text:p>
      <text:p text:style-name="P4">
Tags: ['КОМАНДУВАННЯ ОБ’ЄДНАНИХ СИЛ ЗС УКРАЇНИ', 'ПІВНІЧНА ОПЕРАЦІЙНА ЗОНА', 'СЕРГІЙ НАЄВ']</text:p>
      <text:p text:style-name="P4">
Category: News</text:p>
      <!--METADATA-->
      <text:p text:style-name="P4">
<draw:frame draw:style-name="fr1" draw:name="Image290" text:anchor-type="as-char" svg:width="6.9236in" svg:height="4.754205in" draw:z-index="0">
<draw:image xlink:href="../Images/AРМІЯINFORM/2023-06-26T67-00-00-04-00/347595386_659560386200017_7485387343353352619_n.jpg" xlink:type="simple" xlink:show="embed" xlink:actuate="onLoad" draw:mime-type="image/jpeg"/>
</draw:frame>
On the training field in the area of responsibility of the group of the Sumy troops there were large -scale complex training of units of the forces of defense of Ukraine.</text:p>
      <text:p text:style-name="P4">
About it <text:a xlink:type="simple" xlink:href="https://www.facebook.com/JointForcesCommandAFU/posts/pfbid02dVSubYD9GQFp4fedQGtPu1myELGX1L8jiVzZH5uzFWcaiheEr7Ah939K4xDBxh8cl" text:style-name="Internet_20_link" text:visited-style-name="Visited_20_Internet_20_Link">
informs</text:a>
Command of the Joint Forces of the Armed Forces of Ukraine.</text:p>
      <text:p text:style-name="P4">
-The construction of a psychological and tactical obstacle launch, which lasted more than half a year, has been completed in the northern operating area. During this time, more than half a hundred bases were created. Thousands of training soldiers destroy the enemy in the east of Tana in other directions. Returning to the rotation, the fighters pass on their combat experience to the newcomers, forming new assault groups for the deciding on the enemy,-said Lieutenant General Sergey Nayev, commander of the United States of Ukraine.</text:p>
      <text:p text:style-name="P4">
<text:a xlink:type="simple" xlink:href="https://armyinform.com.ua/wp-content/uploads/2023/06/347385142_659560436200012_1296608944679685342_n.jpg" text:style-name="Internet_20_link" text:visited-style-name="Visited_20_Internet_20_Link">
!(Images/AРМІЯINFORM/2023-06-26T67-00-00-04-00/347385142_659560436200012_1296608944679685342_n-150x150.jpg)</text:a>
</text:p>
      <text:p text:style-name="P4">
<text:a xlink:type="simple" xlink:href="https://armyinform.com.ua/wp-content/uploads/2023/06/347269842_659560402866682_3808685465331176814_n.jpg" text:style-name="Internet_20_link" text:visited-style-name="Visited_20_Internet_20_Link">
<draw:frame draw:style-name="fr1" draw:name="Image291" text:anchor-type="as-char" svg:width="6.9236in" svg:height="6.9236in" draw:z-index="0">
<draw:image xlink:href="../Images/AРМІЯINFORM/2023-06-26T67-00-00-04-00/347269842_659560402866682_3808685465331176814_n-150x150.jpg" xlink:type="simple" xlink:show="embed" xlink:actuate="onLoad" draw:mime-type="image/jpeg"/>
</draw:frame>
</text:a>
</text:p>
      <text:p text:style-name="P4">
<text:a xlink:type="simple" xlink:href="https://armyinform.com.ua/wp-content/uploads/2023/06/347396495_659560439533345_3544675278850198066_n.jpg" text:style-name="Internet_20_link" text:visited-style-name="Visited_20_Internet_20_Link">
<draw:frame draw:style-name="fr1" draw:name="Image292" text:anchor-type="as-char" svg:width="6.9236in" svg:height="6.9236in" draw:z-index="0">
<draw:image xlink:href="../Images/AРМІЯINFORM/2023-06-26T67-00-00-04-00/347396495_659560439533345_3544675278850198066_n-150x150.jpg" xlink:type="simple" xlink:show="embed" xlink:actuate="onLoad" draw:mime-type="image/jpeg"/>
</draw:frame>
</text:a>
The training included several elements, the main of them - a strip of obstacles. In addition to physical loads difficult to pass obstacles and permanent visual impact of imitation explosive devices, the warriors received rapidly from instructors, which, of course, added complexity in moving.</text:p>
      <ul>
        <li>
Talking to our servicemen, he noticed one characteristic. The vast majority of our warriors emphasize the necessary training, since good physical training is the first go-up of life in combat conditions,-said Lieutenant General Sergey Nayev.</li>
      </ul>
      <text:p text:style-name="P4">
<text:a xlink:type="simple" xlink:href="https://armyinform.com.ua/wp-content/uploads/2023/06/347256393_659560392866683_7049011731750684128_n.jpg" text:style-name="Internet_20_link" text:visited-style-name="Visited_20_Internet_20_Link">
<draw:frame draw:style-name="fr1" draw:name="Image293" text:anchor-type="as-char" svg:width="6.9236in" svg:height="6.9236in" draw:z-index="0">
<draw:image xlink:href="../Images/AРМІЯINFORM/2023-06-26T67-00-00-04-00/347256393_659560392866683_7049011731750684128_n-150x150.jpg" xlink:type="simple" xlink:show="embed" xlink:actuate="onLoad" draw:mime-type="image/jpeg"/>
</draw:frame>
</text:a>
</text:p>
      <text:p text:style-name="P4">
<text:a xlink:type="simple" xlink:href="https://armyinform.com.ua/wp-content/uploads/2023/06/347263917_659560426200013_6829683974018906050_n.jpg" text:style-name="Internet_20_link" text:visited-style-name="Visited_20_Internet_20_Link">
<draw:frame draw:style-name="fr1" draw:name="Image294" text:anchor-type="as-char" svg:width="6.9236in" svg:height="6.9236in" draw:z-index="0">
<draw:image xlink:href="../Images/AРМІЯINFORM/2023-06-26T67-00-00-04-00/347263917_659560426200013_6829683974018906050_n-150x150.jpg" xlink:type="simple" xlink:show="embed" xlink:actuate="onLoad" draw:mime-type="image/jpeg"/>
</draw:frame>
</text:a>
The warriors also undergo tanks and training in medical training. The participants of the exercises had the opportunity to get acquainted with the "novelties" of enemy minor traps, which our sappers find on the line of combat.</text:p>
      <ul>
        <li>
We must do everything in order for the confidence of society to become our professional enemy overcoming the enemy. For citizens, residents of Sumy region knew that they are securely protected, and every enemy would be an instant and uncompromising response,-said Lieutenant General Sergey Naev.</li>
      </ul>
      <text:p text:style-name="P4">
News Source: <text:a xlink:type="simple" xlink:href="https://armyinform.com.ua/2023/06/26/u-pivnichnij-operaczijnij-zoni-zaversheno-budivnycztvo-psyhologichno-taktychnyh-smug-pereshkod/" text:style-name="Internet_20_link" text:visited-style-name="Visited_20_Internet_20_Link">
https://armyinform.com.ua/2023/06/26/u-pivnichnij-operaczijnij-zoni-zaversheno-budivnycztvo-psyhologichno-taktychnyh-smug-pereshkod/</text:a>
</text:p>
      <!--NEWS-->
      <text:h text:style-name="P10" text:outline-level="1">
<text:span text:style-name="T4">
The military showed the first footage from the liberated equivalent</text:span>
</text:h>
      <text:p text:style-name="P4">
Author: ['АРМІЯINFORM']</text:p>
      <text:p text:style-name="P4">
Time: 2023-06-26T68:00:00-04:00</text:p>
      <text:p text:style-name="P4">
Description: VIISKOVOVOSKOVSKY OF Ukrainian was recorded by Videozninnya Zi Zylnoye RinoPol on ... War with Ukraine 2022, War with Ukraine Latest News today,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РІВНОПОЛЬ']</text:p>
      <text:p text:style-name="P4">
Category: News</text:p>
      <!--METADATA-->
      <text:p text:style-name="P4">
The military personnel of the Armed Forces of Ukraine recorded a video address from the released equivalent to Donetsk. Our defenders stated that the invaders flee from the counter -offensive, while the Ukrainian troops were moving forward.</text:p>
      <text:p text:style-name="P4">
Video <text:a xlink:type="simple" xlink:href="https://www.facebook.com/UALandForces/videos/1411846686271073" text:style-name="Internet_20_link" text:visited-style-name="Visited_20_Internet_20_Link">
Posted</text:a>
on the page of the Land Forces of Ukraine.</text:p>
      <text:p text:style-name="P4">
We will remind, on June 26 Deputy Minister of Defense of Ukraine Anna Malyar <text:a xlink:type="simple" xlink:href="https://armyinform.com.ua/2023/06/26/rivnopil-pid-kontrolem-ukrayiny-ganna-malyar/" text:style-name="Internet_20_link" text:visited-style-name="Visited_20_Internet_20_Link">
reported</text:a>
that the forces of defense returned Rivnopil under control Ukraine.</text:p>
      <text:p text:style-name="P4">
The village of Rivnopil is located at the junction of Donetsk and Zaporizhzhya region. On the left -hand side of the village there are settlements, which are also controlled by the Ukrainian forces.</text:p>
      <text:p text:style-name="P4">
News Source: <text:a xlink:type="simple" xlink:href="https://armyinform.com.ua/2023/06/26/vijskovi-pokazaly-pershi-kadry-zi-zvilnenogo-rivnopolya/" text:style-name="Internet_20_link" text:visited-style-name="Visited_20_Internet_20_Link">
https://armyinform.com.ua/2023/06/26/vijskovi-pokazaly-pershi-kadry-zi-zvilnenogo-rivnopolya/</text:a>
</text:p>
      <!--NEWS-->
      <text:h text:style-name="P10" text:outline-level="1">
<text:span text:style-name="T4">
There will be more military medical commissions in Ukraine</text:span>
</text:h>
      <text:p text:style-name="P4">
Author: ['АРМІЯINFORM']</text:p>
      <text:p text:style-name="P4">
Time: 2023-06-26T69:00:00-04:00</text:p>
      <text:p text:style-name="P4">
Description: Subotu, 24 worms, the detachment hardened the plan for the departure of the process of processes ... the war with Ukraine 2022, the war with Ukraine is the latest news today, the news war with Ukraine 2022 the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82_main-v1680722596.jpg" text:style-name="Internet_20_link" text:visited-style-name="Visited_20_Internet_20_Link">
82_main-v1680722596.jpg</text:a>
']</text:p>
      <text:p text:style-name="P4">
Tags: ['ВЛК', 'МІНІСТЕРСТВО ОБОРОНИ УКРАЇНИ']</text:p>
      <text:p text:style-name="P4">
Category: News</text:p>
      <!--METADATA-->
      <text:p text:style-name="P4">
<draw:frame draw:style-name="fr1" draw:name="Image295" text:anchor-type="as-char" svg:width="6.9236in" svg:height="4.61903in" draw:z-index="0">
<draw:image xlink:href="../Images/AРМІЯINFORM/2023-06-26T69-00-00-04-00/82_main-v1680722596.jpg" xlink:type="simple" xlink:show="embed" xlink:actuate="onLoad" draw:mime-type="image/jpeg"/>
</draw:frame>
On Saturday, June 24, the Government approved a plan of measures to optimize the processing and medical examination for 2023. It aims at providing servicemen with a proper and quick service <text:a xlink:type="simple" xlink:href="https://armyinform.com.ua/tag/vlk/" text:style-name="Internet_20_link" text:visited-style-name="Visited_20_Internet_20_Link">
Military Medical Commission</text:a>
and reduce the load to health care facilities in the Ministry of Defense System, other components of defense forces and public health care facilities.</text:p>
      <text:p text:style-name="P4">
Automation of the course of the VLK will work, the integration of medical processes between military and civilian components will appear. Other tasks of the plan are the eradication of excessive bureaucracy and providing military -social guarantees.</text:p>
      <ul>
        <li>
This decision is implemented by effective processes that are capable of providing quality passage of HCP in martial law. There will be expanded networking and medical commissions, introduced digital tools, equipped with the requirements of people with disabilities. Information campaigns will be conducted so that every serviceman knows his right-handed time of passing the Military Medical Commission, Treatment or Rehabilitation,-said the Minister of Defense of Ukraine Alexei Reznikov.</li>
      </ul>
      <text:p text:style-name="P4">
For the realization of these tasks, units of armed forces, the Ministry of Defense of Ukraine, the Ministry of Health of Ukraine, the Ministry of Veterans of Ukraine, the Ministry of Digital Transformation of Ukraine and the public are actively cooperating.</text:p>
      <text:p text:style-name="P4">
<text:span text:style-name="T4">
 Source: </text:span>
 <text:a xlink:type="simple" xlink:href="https://www.mil.gov.ua/news/2023/06/26/v-ukraini-stane-bilshe-vijskovo-likarskih-komisij/" text:style-name="Internet_20_link" text:visited-style-name="Visited_20_Internet_20_Link">
__ Ministry of Defense of Ukraine_</text:a>
</text:p>
      <text:p text:style-name="P4">
News Source: <text:a xlink:type="simple" xlink:href="https://armyinform.com.ua/2023/06/26/v-ukrayini-stane-bilshe-vijskovo-likarskyh-komisij/" text:style-name="Internet_20_link" text:visited-style-name="Visited_20_Internet_20_Link">
https://armyinform.com.ua/2023/06/26/v-ukrayini-stane-bilshe-vijskovo-likarskyh-komisij/</text:a>
</text:p>
      <!--NEWS-->
      <text:h text:style-name="P10" text:outline-level="1">
<text:span text:style-name="T4">
Dream platform allows every project to recover Ukraine - Shuliak</text:span>
</text:h>
      <text:p text:style-name="P4">
Authors: Ukrinform (Person)</text:p>
      <text:p text:style-name="P4">
Publisher: Укринформ (Organization)</text:p>
      <text:p text:style-name="P4">
Published Time: 2023-06-26T6:55:00+03:00</text:p>
      <text:p text:style-name="P4">
Modified Time: 2023-06-26T21:55:00+03:00</text:p>
      <text:p text:style-name="P4">
Description: At the International Conference on Recovery of Ukraine in London, the Ministry of Community Development, Territories and Infrastructure presented a DREAM digital platform that allows you to track information about the reconstruction of damaged or destroyed objects. - Ukrinform.</text:p>
      <text:p text:style-name="P4">
Images: ['<text:a xlink:type="simple" xlink:href="https://static.ukrinform.com/photos/2022_10/thumb_files/630_360_1665650365-629.jpg" text:style-name="Internet_20_link" text:visited-style-name="Visited_20_Internet_20_Link">
630_360_16656...</text:a>
']</text:p>
      <text:p text:style-name="P4">
Tags: ['Шуляк', 'Війна з Росією', 'Відбудова']</text:p>
      <text:p text:style-name="P4">
Type: Article</text:p>
      <!--METADATA-->
      <text:p text:style-name="P4">
<draw:frame draw:style-name="fr1" draw:name="Image296" text:anchor-type="as-char" svg:width="6.9236in" svg:height="3.956343in" draw:z-index="0">
<draw:image xlink:href="../Images/yкринформ/2023-06-26T6-55-00-03-00/630_360_1665650365-629.jpg" xlink:type="simple" xlink:show="embed" xlink:actuate="onLoad" draw:mime-type="image/jpeg"/>
</draw:frame>
The International Conference on Recovery of Ukraine in London, the Ministry of Community Development, Territories and Infrastructure presented the DREAM digital platform, which allows you to monitor information about the reconstruction of damaged or destroyed.</text:p>
      <text:p text:style-name="P4">
According to Ukrinform, she told this in an exclusive <text:a xlink:type="simple" xlink:href="http://ukr.radio/news.html" text:style-name="Internet_20_link" text:visited-style-name="Visited_20_Internet_20_Link">
interview with Ukrainian radio</text:a>
Head of the Parliamentary Committee on the Organization of State Authorities, Local Self -Government, Regional Development and Urban Planning, head of the "Servant of the People" party Elena Shuliak.</text:p>
      <text:p text:style-name="P4">
"In London, the Ministry of Restoration presented a large digital platform that is pushed by Dream. It allows all residents, all citizens of our country, our donors, officials, businesses have access to information and monitor the regulation of every project that is in the restoration plan. The money was used as they were used, on which one or another project is located. Due to the fact that Dream corresponds to other registers, it is filled with information as much as possible, " - said Shuliak.</text:p>
      <text:p text:style-name="P4">
She added that when a digital module was developed, she was the main wishes to ensure the approach of "all see everything".</text:p>
      <text:p text:style-name="P4">
<text:span text:style-name="T4">
 Read also: </text:span>
 [in <text:span text:style-name="T4">
 dream </text:span>
 registered more(https://www.ukrinform.ua/rubric-vidbudova/3725238-u-dream-zareestruvali-ponad-6-tisac-proektiv-ta-idej-vidbudovi.html)"The more you open information, the less opportunities for corruption atrocities. Therefore, one of the basic principles of our restoration is digitalization to get rid of all the corruption risks that can be in reconstruction," she said.</text:p>
      <text:p text:style-name="P4">
It was reported that on June 21-22 in London the International Conference of Circulation of Ukraine - Ukraine Recovery Conference, third large -scale international event was held in London.(After conferences in Lugano and Berlin). Понад 400 світовихкомпаній пообіцяли надати підтримку Україні у відбудові економіки.</text:p>
      <text:p text:style-name="P4">
News Source: <text:a xlink:type="simple" xlink:href="https://www.ukrinform.ua/rubric-vidbudova/3728063-platforma-dream-dozvolae-prosteziti-kozen-proekt-vidnovlenna-ukraini-sulak.html" text:style-name="Internet_20_link" text:visited-style-name="Visited_20_Internet_20_Link">
https://www.ukrinform.ua/rubric-vidbudova/3728063-platforma-dream-dozvolae-prosteziti-kozen-proekt-vidnovlenna-ukraini-sulak.html</text:a>
</text:p>
      <!--NEWS-->
      <text:h text:style-name="P10" text:outline-level="1">
<text:span text:style-name="T4">
During the day, the army of the Russian Federation fired 149 settlements</text:span>
</text:h>
      <text:p text:style-name="P4">
Author: ['АРМІЯINFORM']</text:p>
      <text:p text:style-name="P4">
Time: 2023-06-26T70:00:00-04:00</text:p>
      <text:p text:style-name="P4">
Description: The last passes of Rosiyski Vіsyska fired the Teritarian of 11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bd78596c-0454-4804-b59d-486f19f8579e.jpg" text:style-name="Internet_20_link" text:visited-style-name="Visited_20_Internet_20_Link">
bd78596c-0454-4804-b59d-486f19f8579e.jpg</text:a>
']</text:p>
      <text:p text:style-name="P4">
Tags: ['АГРЕСІЯ РФ', 'ВТОРГНЕННЯ РФ', 'ОБСТРІЛИ ІНФРАСТРУКТУРИ', 'ХАРКІВСЬКИЙ ТРИБУНАЛ']</text:p>
      <text:p text:style-name="P4">
Category: News</text:p>
      <!--METADATA-->
      <text:p text:style-name="P4">
<draw:frame draw:style-name="fr1" draw:name="Image297" text:anchor-type="as-char" svg:width="6.9236in" svg:height="5.178454in" draw:z-index="0">
<draw:image xlink:href="../Images/AРМІЯINFORM/2023-06-26T70-00-00-04-00/bd78596c-0454-4804-b59d-486f19f8579e.jpg" xlink:type="simple" xlink:show="embed" xlink:actuate="onLoad" draw:mime-type="image/jpeg"/>
</draw:frame>
During the last day, Russian troops fired at the territory of 11 regions of Ukraine.</text:p>
      <text:p text:style-name="P4">
About it <text:a xlink:type="simple" xlink:href="https://t.me/militarymediacenter/2355" text:style-name="Internet_20_link" text:visited-style-name="Visited_20_Internet_20_Link">
reports</text:a>
Military Mediacenter.</text:p>
      <text:p text:style-name="P4">
From different types of weapons - mortars, tanks, artillery, RSSV, SDR, UAV, winged missiles, tactical aviation - 149 settlements and 50 infrastructure objects were attacked.</text:p>
      <text:p text:style-name="P4">
According to preliminary information, they are killed and injured among civilians, the number of sacrifices is specified.</text:p>
      <text:p text:style-name="P4">
News Source: <text:a xlink:type="simple" xlink:href="https://armyinform.com.ua/2023/06/26/za-dobu-armiya-rf-obstrilyala-149-naselenyh-punktiv/" text:style-name="Internet_20_link" text:visited-style-name="Visited_20_Internet_20_Link">
https://armyinform.com.ua/2023/06/26/za-dobu-armiya-rf-obstrilyala-149-naselenyh-punktiv/</text:a>
</text:p>
      <!--NEWS-->
      <text:h text:style-name="P10" text:outline-level="1">
<text:span text:style-name="T4">
The Ukrainian armies won "gold", "silver" and "bronze" at the World Calling Championship among the military</text:span>
</text:h>
      <text:p text:style-name="P4">
Author: ['АРМІЯINFORM']</text:p>
      <text:p text:style-name="P4">
Time: 2023-06-26T71:00:00-04:00</text:p>
      <text:p text:style-name="P4">
Description: The Slovence Cooper ended the 2nd Championate Svit Zi Skeletlazin,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47437401_764349522153524_8084052969132646622_n-e1687762403715.jpg" text:style-name="Internet_20_link" text:visited-style-name="Visited_20_Internet_20_Link">
347437401_764349522153524_8084052969132646622_n-e1687762403715.jpg</text:a>
', '<text:a xlink:type="simple" xlink:href="https://armyinform.com.ua/wp-content/uploads/2023/06/347268786_764349525486857_3729387906252266158_n-e1687762428414.jpg" text:style-name="Internet_20_link" text:visited-style-name="Visited_20_Internet_20_Link">
347268786_764349525486857_3729387906252266158_n-e1687762428414.jpg</text:a>
']</text:p>
      <text:p text:style-name="P4">
Tags: ['АРМІЙСЬКІ СПОРТСМЕНКИ']</text:p>
      <text:p text:style-name="P4">
Category: News</text:p>
      <!--METADATA-->
      <text:p text:style-name="P4">
<draw:frame draw:style-name="fr1" draw:name="Image298" text:anchor-type="as-char" svg:width="6.9236in" svg:height="4.15416in" draw:z-index="0">
<draw:image xlink:href="../Images/AРМІЯINFORM/2023-06-26T71-00-00-04-00/347437401_764349522153524_8084052969132646622_n-e1687762403715.jpg" xlink:type="simple" xlink:show="embed" xlink:actuate="onLoad" draw:mime-type="image/jpeg"/>
</draw:frame>
In Slovenian Copper ended the 2nd World Cup for Medium-Servicemen, which took place under the auspices of the International Council of Military Sports(Sism). Участь у змаганнях взяли близько ста учасників з 11 країнсвіту.</text:p>
      <text:p text:style-name="P4">
Про це<text:a xlink:type="simple" xlink:href="https://www.facebook.com/CSKA1992/posts/pfbid02peQdL9G2vu5Y4Fj365TM7Au2c3HiJYo9TuM48xeHZf67kpbtqEq7U8BRohWJrmH3l" text:style-name="Internet_20_link" text:visited-style-name="Visited_20_Internet_20_Link">
повідомляє</text:a>
The Central Sports Club of the Armed Forces.</text:p>
      <text:p text:style-name="P4">
In the competition representatives of the 9th sports club(m. Odesa)They received three medals - "gold", "silver" and "bronze".</text:p>
      <text:p text:style-name="P4">
The winner of the World Championship in speed was <text:span text:style-name="T4">
 Konstantininko </text:span>
 with a repetition of the Record of Sism with a result of 5.43 p. In the same award among women, the silver award won <text:span text:style-name="T4">
 Sofia Smooth </text:span>
 and Bronzedal won <text:span text:style-name="T4">
 Yaroslav Tkach </text:span>
, who set a new record Sism(5.43 with).</text:p>
      <text:p text:style-name="P4">
<draw:frame draw:style-name="fr1" draw:name="Image299" text:anchor-type="as-char" svg:width="6.9236in" svg:height="4.796035in" draw:z-index="0">
<draw:image xlink:href="../Images/AРМІЯINFORM/2023-06-26T71-00-00-04-00/347268786_764349525486857_3729387906252266158_n-e1687762428414.jpg" xlink:type="simple" xlink:show="embed" xlink:actuate="onLoad" draw:mime-type="image/jpeg"/>
</draw:frame>
In the overall team score as a result of three competitive species(difficulty, speed, bundering)The team of Ukraine took third place.</text:p>
      <text:p text:style-name="P4">
News Source: <text:a xlink:type="simple" xlink:href="https://armyinform.com.ua/2023/06/26/ukrayinski-armijczi-zdobuly-zoloto-sriblo-ta-bronzu-na-chempionati-svitu-zi-skelelazinnya-sered-vijskovyh/" text:style-name="Internet_20_link" text:visited-style-name="Visited_20_Internet_20_Link">
https://armyinform.com.ua/2023/06/26/ukrayinski-armijczi-zdobuly-zoloto-sriblo-ta-bronzu-na-chempionati-svitu-zi-skelelazinnya-sered-vijskovyh/</text:a>
</text:p>
      <!--NEWS-->
      <text:h text:style-name="P10" text:outline-level="1">
<text:span text:style-name="T4">
Mobile operators reserve the phone number for close military who disappeared</text:span>
</text:h>
      <text:p text:style-name="P4">
Author: ['АРМІЯINFORM']</text:p>
      <text:p text:style-name="P4">
Time: 2023-06-26T72:00:00-04:00</text:p>
      <text:p text:style-name="P4">
Description: Ukrainian, Chi Plizki, the subsidies were in -west, hesitated to the Country, Wengit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c39ed286-7df4-4549-9664-21f4e4062d3f.jpg" text:style-name="Internet_20_link" text:visited-style-name="Visited_20_Internet_20_Link">
c39ed286-7df4-4549-9664-21f4e4062d3f.jpg</text:a>
']</text:p>
      <text:p text:style-name="P4">
Tags: ['БЕЗВІСТИ ЗНИКЛІ', 'МІНЦИФРИ']</text:p>
      <text:p text:style-name="P4">
Category: News</text:p>
      <!--METADATA-->
      <text:p text:style-name="P4">
<draw:frame draw:style-name="fr1" draw:name="Image300" text:anchor-type="as-char" svg:width="6.9236in" svg:height="5.006789in" draw:z-index="0">
<draw:image xlink:href="../Images/AРМІЯINFORM/2023-06-26T72-00-00-04-00/c39ed286-7df4-4549-9664-21f4e4062d3f.jpg" xlink:type="simple" xlink:show="embed" xlink:actuate="onLoad" draw:mime-type="image/jpeg"/>
</draw:frame>
Ukrainians whose loved ones have died or disappeared, defending the country, will be able to save their phone number. So it will not get to a new subscriber for two years from the date of the last replenishment.</text:p>
      <text:p text:style-name="P4">
About it <text:a xlink:type="simple" xlink:href="https://www.facebook.com/mintsyfra/posts/pfbid0x52PCV5YvX6xbRP6nmkjSuNkTT5SmQNkpjRB2oSCLueEBA3GqETmPtAZgeTnYmGjl" text:style-name="Internet_20_link" text:visited-style-name="Visited_20_Internet_20_Link">
reports</text:a>
Ministry of digital transformation of Ukraine.</text:p>
      <text:p text:style-name="P4">
How to reserve a number:</text:p>
      <ul>
        <li>
Contact the operator's support service: Lifecell <text:span text:style-name="T4">
 0800205433 </text:span>
 or Kyivstar <text:span text:style-name="T4">
 0800300466 </text:span>
,<text:span text:style-name="T5">
 Notify the phone number for the reserve,</text:span>
 Please indicate from whom the appeal,* expect SMS with a request for request.</li>
      </ul>
      <text:p text:style-name="P4">
Reservation is only possible for active numbers. The service is currently working as a west.</text:p>
      <text:p text:style-name="P4">
News Source: <text:a xlink:type="simple" xlink:href="https://armyinform.com.ua/2023/06/26/mobilni-operatory-zarezervuyut-nomer-telefonu-dlya-blyzkyh-vijskovogo-yakyj-znyk-bezvisty/" text:style-name="Internet_20_link" text:visited-style-name="Visited_20_Internet_20_Link">
https://armyinform.com.ua/2023/06/26/mobilni-operatory-zarezervuyut-nomer-telefonu-dlya-blyzkyh-vijskovogo-yakyj-znyk-bezvisty/</text:a>
</text:p>
      <!--NEWS-->
      <text:h text:style-name="P10" text:outline-level="1">
<text:span text:style-name="T4">
The Ukrainian delegation in PACE recalled prisoners of war, which is held by Russia in violation of international law norms</text:span>
</text:h>
      <text:p text:style-name="P4">
Author: ['АРМІЯINFORM']</text:p>
      <text:p text:style-name="P4">
Time: 2023-06-26T73:00:00-04:00</text:p>
      <text:p text:style-name="P4">
Description: Film of delegation of the Supreme for the sake of Ukrainian for the sake of the Parliamentary Asamble for the sake of єvropy Path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4c7776e-0f55-4d31-857c-005b05a2c342.jpg" text:style-name="Internet_20_link" text:visited-style-name="Visited_20_Internet_20_Link">
14c7776e-0f55-4d31-857c-005b05a2c342.jpg</text:a>
']</text:p>
      <text:p text:style-name="P4">
Tags: ['BRING THE BAND HOME', 'ВІЙСЬКОВОПОЛОНЕНІ', 'НЕКОМБАТАНТИ', 'ПАРЄ']</text:p>
      <text:p text:style-name="P4">
Category: News</text:p>
      <!--METADATA-->
      <text:p text:style-name="P4">
<draw:frame draw:style-name="fr1" draw:name="Image301" text:anchor-type="as-char" svg:width="6.9236in" svg:height="4.609964in" draw:z-index="0">
<draw:image xlink:href="../Images/AРМІЯINFORM/2023-06-26T73-00-00-04-00/14c7776e-0f55-4d31-857c-005b05a2c342.jpg" xlink:type="simple" xlink:show="embed" xlink:actuate="onLoad" draw:mime-type="image/jpeg"/>
</draw:frame>
A permanent delegation of the Verkhovna Rada of Ukraine in the Parliamentary Assembly of PACE, together with the coordination headquarters, organized an event to re -enhance international humanitarian law and find support in the liberation of Ukrainian prisoners held by Russia with gross norms.</text:p>
      <text:p text:style-name="P4">
About it <text:a xlink:type="simple" xlink:href="https://t.me/Koord_shtab/1330" text:style-name="Internet_20_link" text:visited-style-name="Visited_20_Internet_20_Link">
reports</text:a>
Coordination headquarters of inquiries for the treatment of prisoners of war.</text:p>
      <text:p text:style-name="P4">
Bring the Band Home - an event was held under such a slogan, which became a voice of Ukrainian prisoners of war in PACE.</text:p>
      <text:p text:style-name="P4">
Since the beginning of the Large -scale War of the Russian Federation against Ukraine, many -war crimes and crimes against the humanity committed by Russia have been documented. According to numerous testimonies, to detainees of non -combatants, in particular orchestrants, as well as other -peeved Russia, Russia used different types of torture and other fierce and inhumane treatment.</text:p>
      <text:p text:style-name="P4">
News Source: <text:a xlink:type="simple" xlink:href="https://armyinform.com.ua/2023/06/26/ukrayinska-delegacziya-u-parye-nagadala-pro-vijskovopolonenyh-yaki-utrymuyutsya-rosiyeyu-z-porushennyam-norm-mizhnarodnogo-prava/" text:style-name="Internet_20_link" text:visited-style-name="Visited_20_Internet_20_Link">
https://armyinform.com.ua/2023/06/26/ukrayinska-delegacziya-u-parye-nagadala-pro-vijskovopolonenyh-yaki-utrymuyutsya-rosiyeyu-z-porushennyam-norm-mizhnarodnogo-prava/</text:a>
</text:p>
      <!--NEWS-->
      <text:h text:style-name="P10" text:outline-level="1">
<text:span text:style-name="T4">
The Government has set the timing of the plan of measures to optimize VLK</text:span>
</text:h>
      <text:p text:style-name="P4">
Author: ['АРМІЯINFORM']</text:p>
      <text:p text:style-name="P4">
Time: 2023-06-26T74:00:00-04:00</text:p>
      <text:p text:style-name="P4">
Description: Kabіnet Min) Klastvali Kli-Plan of Options Roboti Vіskovo-Lіkarsk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vlk.jpg" text:style-name="Internet_20_link" text:visited-style-name="Visited_20_Internet_20_Link">
vlk.jpg</text:a>
']</text:p>
      <text:p text:style-name="P4">
Tags: ['ВЛК', 'УРЯД']</text:p>
      <text:p text:style-name="P4">
Category: News</text:p>
      <!--METADATA-->
      <text:p text:style-name="P4">
<draw:frame draw:style-name="fr1" draw:name="Image302" text:anchor-type="as-char" svg:width="6.9236in" svg:height="3.894525in" draw:z-index="0">
<draw:image xlink:href="../Images/AРМІЯINFORM/2023-06-26T74-00-00-04-00/vlk.jpg" xlink:type="simple" xlink:show="embed" xlink:actuate="onLoad" draw:mime-type="image/jpeg"/>
</draw:frame>
Illustrative photo</text:p>
      <text:p text:style-name="P4">
The Cabinet of Ministers of Ukraine approved a plan of measures for optimization of work <text:a xlink:type="simple" xlink:href="https://armyinform.com.ua/tag/vlk/" text:style-name="Internet_20_link" text:visited-style-name="Visited_20_Internet_20_Link">
military-medical commissions</text:a>
 (VLK). Урядвстановив конкретні терміни реалізації запланованих змін, зокрема цьогорічзаплановано впровадження електронного документообігу між військовими частинамита закладами охорони здоров’я, що сприятиме швидкому та зручному обмінудокументами, необхідними для проходження ВЛК.</text:p>
      <text:p text:style-name="P4">
Про це <text:a xlink:type="simple" xlink:href="https://www.kmu.gov.ua/news/vstanovleno-terminy-realizatsii-planu-zakhodiv-z-optymizatsii-vlk" text:style-name="Internet_20_link" text:visited-style-name="Visited_20_Internet_20_Link">
повідомляє</text:a>
Government portal.</text:p>
      <text:p text:style-name="P4">
Intergovernmental Working Group, which includes the Ministry of Health of Ukraine, units of the Armed Forces of Ukraine, the Ministry of Defense of Ukraine, the Ministry of Executives of Veterans of Ukraine, the Ministry of Digital Transformation of Ukraine Tagracy, and in February 2023 began its work in order to optimize the work of military-medical commissions.</text:p>
      <text:p text:style-name="P4">
The joint effort has already increased the number of garrison VLCs of civilian health care institutions by more than 50%. Also, for the non -examination of medical examinations, military personnel have approved the order of the implementation of a new package of medical services within the framework of the Medical Guarantee Program, the process of involvement of civilian institutions is ongoing.</text:p>
      <text:p text:style-name="P4">
In addition, changes were made to the legislation of Ukraine, focused on the process of registration of military personnel on the circumstances of injury to the improvement of registration and referral of medical and other documents to inter -military units and health care institutions.</text:p>
      <text:p text:style-name="P4">
Most garrison VLKs have already launched an electronic queue to record a folded review. In addition, an information educational campaign was started providing assistance to servicemen after receiving injuries and injuries.</text:p>
      <text:p text:style-name="P4">
Improving the quality of health care and provision of military personnel during the passage of the Military Medical Commission is a priority task of the Ministry of Health of Ukraine, the Medical Forces of the Armed Forces of Ukraine of the Taureate of Ukraine.</text:p>
      <text:p text:style-name="P4">
The implementation of the CMU planned measures will help improve the work of high quality health care for our defenders.</text:p>
      <text:p text:style-name="P4">
News Source: <text:a xlink:type="simple" xlink:href="https://armyinform.com.ua/2023/06/26/uryad-vstanovyv-terminy-realizacziyi-planu-zahodiv-z-optymizacziyi-vlk/" text:style-name="Internet_20_link" text:visited-style-name="Visited_20_Internet_20_Link">
https://armyinform.com.ua/2023/06/26/uryad-vstanovyv-terminy-realizacziyi-planu-zahodiv-z-optymizacziyi-vlk/</text:a>
</text:p>
      <!--NEWS-->
      <text:h text:style-name="P10" text:outline-level="1">
<text:span text:style-name="T4">
The next attempt of the Russian special services to interact the defense of the South Ukrainian NPP</text:span>
</text:h>
      <text:p text:style-name="P4">
Author: ['АРМІЯINFORM']</text:p>
      <text:p text:style-name="P4">
Time: 2023-06-26T75:00:00-04:00</text:p>
      <text:p text:style-name="P4">
Description: Society of one іnformer of the Russian Federation, Yakiy, having won the Rosviddani on defens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yuzhnoukrayinsk.jpg" text:style-name="Internet_20_link" text:visited-style-name="Visited_20_Internet_20_Link">
yuzhnoukrayinsk.jpg</text:a>
']</text:p>
      <text:p text:style-name="P4">
Tags: ['STOPRUSSIA', 'АГРЕСІЯ РФ', 'ВТОРГНЕННЯ РФ', 'СБУ']</text:p>
      <text:p text:style-name="P4">
Category: News</text:p>
      <!--METADATA-->
      <text:p text:style-name="P4">
<draw:frame draw:style-name="fr1" draw:name="Image303" text:anchor-type="as-char" svg:width="6.9236in" svg:height="3.894525in" draw:z-index="0">
<draw:image xlink:href="../Images/AРМІЯINFORM/2023-06-26T75-00-00-04-00/yuzhnoukrayinsk.jpg" xlink:type="simple" xlink:show="embed" xlink:actuate="onLoad" draw:mime-type="image/jpeg"/>
</draw:frame>
Another informant of the Russian Federation was detained, who was collecting intelligence on the defense of the Ukrainian NPP. This is the second exposed agent of the Russian special services that "hunted" this strategic object in 2023.</text:p>
      <text:p text:style-name="P4">
About it <text:a xlink:type="simple" xlink:href="https://ssu.gov.ua/novyny/sbu-zirvala-vzhe-dvi-sproby-rosiiskykh-spetssluzhb-rozvidaty-oboronu-pivdennoukrainskoi-aes" text:style-name="Internet_20_link" text:visited-style-name="Visited_20_Internet_20_Link">
reports</text:a>
press service.</text:p>
      <text:p text:style-name="P4">
According to the investigation, the hostile associate was a resident of the South Ukrainian, whom the Russian intelligence service was involved in cooperation in May this year.</text:p>
      <text:p text:style-name="P4">
In the field of view of the enemy, he got through his pro-Kremlian posts in one of the Reliase Telegram channels.</text:p>
      <text:p text:style-name="P4">
The attacker collected and transmitted the enemy information about the places of base of defense units that protect the South Ukrainian nuclear power plant. In particular, they were interested in the exact coordinates of the deployment of military forms that provide defense of the NPP and satellite city of Yuzhnoukrainsk.</text:p>
      <text:p text:style-name="P4">
Russian "curators" paid money for their tasks. According to preliminary values, the person involved received from the enemy in total almost 9 thousand UAH for the completion of the previous tasks.</text:p>
      <text:p text:style-name="P4">
The attacker was detained during an attempt to convey the coordinates and photographs of one of the same objects. The detainee seized a mobile phone with evidence of the work activity.</text:p>
      <text:p text:style-name="P4">
On the basis of the evidence of the person, the defendant was informed of the suspicion of the inconventional dissemination of information about the referral, movement of weapons, weapons, combat supplies to Ukraine, movement, movement or placement of the Armed Forces formed by the military formations formed in accordance with the laws of Ukraine.</text:p>
      <text:p text:style-name="P4">
The attacker is chosen by a preventive measure - detention.</text:p>
      <text:p text:style-name="P4">
News Source: <text:a xlink:type="simple" xlink:href="https://armyinform.com.ua/2023/06/26/zirvano-chergovu-sprobu-speczsluzhb-rf-rozvidaty-oboronu-pivdennoukrayinskoyi-aes/" text:style-name="Internet_20_link" text:visited-style-name="Visited_20_Internet_20_Link">
https://armyinform.com.ua/2023/06/26/zirvano-chergovu-sprobu-speczsluzhb-rf-rozvidaty-oboronu-pivdennoukrayinskoyi-aes/</text:a>
</text:p>
      <!--NEWS-->
      <text:h text:style-name="P10" text:outline-level="1">
<text:span text:style-name="T4">
For a week of defense forces destroyed 1 tank, 2 motor -rifle battalions and 9 Artdijios</text:span>
</text:h>
      <text:p text:style-name="P4">
Author: ['АРМІЯINFORM']</text:p>
      <text:p text:style-name="P4">
Time: 2023-06-26T76:00:00-04:00</text:p>
      <text:p text:style-name="P4">
Description: The capacity of the Ukrainian defense of 19 to 25 worms was blocked: a special warehouse - 4120 (Sterminally 8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eb107cae-3b86-4988-aaa5-ca25ec545d59.jpg" text:style-name="Internet_20_link" text:visited-style-name="Visited_20_Internet_20_Link">
eb107cae-3b86-4988-aaa5-ca25ec545d59.jpg</text:a>
']</text:p>
      <text:p text:style-name="P4">
Tags: ['АГРЕСІЯ РФ', 'ВТОРГНЕННЯ РФ', 'ВТРАТИ ВОРОГА']</text:p>
      <text:p text:style-name="P4">
Category: News</text:p>
      <!--METADATA-->
      <text:p text:style-name="P4">
<draw:frame draw:style-name="fr1" draw:name="Image304" text:anchor-type="as-char" svg:width="6.9236in" svg:height="4.736896in" draw:z-index="0">
<draw:image xlink:href="../Images/AРМІЯINFORM/2023-06-26T76-00-00-04-00/eb107cae-3b86-4988-aaa5-ca25ec545d59.jpg" xlink:type="simple" xlink:show="embed" xlink:actuate="onLoad" draw:mime-type="image/jpeg"/>
</draw:frame>
<text:span text:style-name="T4">
 Defense forces of Ukraine from 19 to 25 June destroyed: </text:span>
</text:p>
      <ul>
        <li>
Personnel - 4120(Conditionally 8 battalions<text:span text:style-name="T5">
); * tanks - 34(Conditionally 1 tank battalion</text:span>
); * combat armored vehicles - 70(Conditionally 2 motor -raimen battalions<text:span text:style-name="T5">
); * Artillery Systems - 168(conditionally 9 artillery divisions</text:span>
); * helicopters - 2; * rockets - 54.</li>
      </ul>
      <text:p text:style-name="P4">
_*From the calculation that: _</text:p>
      <ul>
        <li>
1 battalion approximately 500 people; * 1 tank battalion approximately 31 tank; * 1 motorized rifle battalion approximately 34 cars; * 1 Artillery Division - 18 guns.</li>
      </ul>
      <text:p text:style-name="P4">
<text:span text:style-name="T4">
 Source: </text:span>
 _ <text:a xlink:type="simple" xlink:href="https://t.me/militarymediacenter/2358" text:style-name="Internet_20_link" text:visited-style-name="Visited_20_Internet_20_Link">
Military Media Center</text:a>
_</text:p>
      <text:p text:style-name="P4">
News Source: <text:a xlink:type="simple" xlink:href="https://armyinform.com.ua/2023/06/26/za-tyzhden-syly-oborony-znyshhyly-1-tankovyj-2-motostrileczkyh-bataljony-i-9-artdyvizioniv/" text:style-name="Internet_20_link" text:visited-style-name="Visited_20_Internet_20_Link">
https://armyinform.com.ua/2023/06/26/za-tyzhden-syly-oborony-znyshhyly-1-tankovyj-2-motostrileczkyh-bataljony-i-9-artdyvizioniv/</text:a>
</text:p>
      <!--NEWS-->
      <text:h text:style-name="P10" text:outline-level="1">
<text:span text:style-name="T4">
EU approved the allocation of € 3.5 billion military support for Ukraine</text:span>
</text:h>
      <text:p text:style-name="P4">
Author: ['АРМІЯINFORM']</text:p>
      <text:p text:style-name="P4">
Time: 2023-06-26T77:00:00-04:00</text:p>
      <text:p text:style-name="P4">
Description: Rada of the Min) Union of the Union of Lawless Help hardened the Zbilshennya Vіskovo ... War with Ukraine 2022, the war with Ukraine Latest news today,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borrell.jpg" text:style-name="Internet_20_link" text:visited-style-name="Visited_20_Internet_20_Link">
borrell.jpg</text:a>
']</text:p>
      <text:p text:style-name="P4">
Tags: ['STOPRUSSIA', 'АГРЕСІЯ РФ', 'ВІЙСЬКОВА ПІДТРИМКА', 'ЄВРОСОЮЗ', 'ЖОЗЕП БОРЕЛЬ']</text:p>
      <text:p text:style-name="P4">
Category: News</text:p>
      <!--METADATA-->
      <text:p text:style-name="P4">
<draw:frame draw:style-name="fr1" draw:name="Image305" text:anchor-type="as-char" svg:width="6.9236in" svg:height="3.894525in" draw:z-index="0">
<draw:image xlink:href="../Images/AРМІЯINFORM/2023-06-26T77-00-00-04-00/borrell.jpg" xlink:type="simple" xlink:show="embed" xlink:actuate="onLoad" draw:mime-type="image/jpeg"/>
</draw:frame>
The Council of Ministers of the European Union for Foreign Affairs has approved the increase in military assistance to the European Peace Fund in the amount of 3.5 billion euros for Ukraine.</text:p>
      <text:p text:style-name="P4">
“I think it is more important to continue to support Ukraine… War(<text:span text:style-name="T5">
Soria</text:span>
 <text:span text:style-name="T5">
— Ed .</text:span>
)Against Ukraine undermines Russian power and influences its political system. We are definitely watching what is happening, Alesaras is time to continue to support Ukraine more than ever, and we will do it, ”-<text:a xlink:type="simple" xlink:href="https://www.eeas.europa.eu/eeas/foreign-affairs-council-press-remarks-high-representative-josep-borrell-upon-arrival-10_en" text:style-name="Internet_20_link" text:visited-style-name="Visited_20_Internet_20_Link">
stated</text:a>
High EU Representative on Foreign Affairs and Security Policy Josep Borrel.</text:p>
      <text:p text:style-name="P4">
News Source: <text:a xlink:type="simple" xlink:href="https://armyinform.com.ua/2023/06/26/yevrosoyuz-zatverdyv-vydilennya-e35-mlrd-vijskovoyi-pidtrymky-dlya-ukrayiny/" text:style-name="Internet_20_link" text:visited-style-name="Visited_20_Internet_20_Link">
https://armyinform.com.ua/2023/06/26/yevrosoyuz-zatverdyv-vydilennya-e35-mlrd-vijskovoyi-pidtrymky-dlya-ukrayiny/</text:a>
</text:p>
      <!--NEWS-->
      <text:h text:style-name="P10" text:outline-level="1">
<text:span text:style-name="T4">
Air Force Air Force has been intercepted by 21 Russian aircraft near NATO airspace</text:span>
</text:h>
      <text:p text:style-name="P4">
Author: ['АРМІЯINFORM']</text:p>
      <text:p text:style-name="P4">
Time: 2023-06-26T78:00:00-04:00</text:p>
      <text:p text:style-name="P4">
Description: Vinishchychy Typhoon Vіskovo-Powers of Great British, Yaki Nadashi Lіvidko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raf.jpg" text:style-name="Internet_20_link" text:visited-style-name="Visited_20_Internet_20_Link">
raf.jpg</text:a>
']</text:p>
      <text:p text:style-name="P4">
Tags: ['ВПС БРИТАНІЇ', 'НАТО', 'РОСІЙСЬКІ ЛІТАКИ']</text:p>
      <text:p text:style-name="P4">
Category: News</text:p>
      <!--METADATA-->
      <text:p text:style-name="P4">
<draw:frame draw:style-name="fr1" draw:name="Image306" text:anchor-type="as-char" svg:width="6.9236in" svg:height="3.894525in" draw:z-index="0">
<draw:image xlink:href="../Images/AРМІЯINFORM/2023-06-26T78-00-00-04-00/raf.jpg" xlink:type="simple" xlink:show="embed" xlink:actuate="onLoad" draw:mime-type="image/jpeg"/>
</draw:frame>
The Typhoon Fighters of the UK military-air forces, which provide a rapid response for NATO mission to patrol the Baltic Air Air Space in Estonia, were forced to respond 21 times to Russian holies 21 times.</text:p>
      <text:p text:style-name="P4">
This is stated in <text:a xlink:type="simple" xlink:href="https://www.gov.uk/government/news/raf-jets-intercept-21-russian-aircraft-near-nato-airspace" text:style-name="Internet_20_link" text:visited-style-name="Visited_20_Internet_20_Link">
message</text:a>
British government.</text:p>
      <text:p text:style-name="P4">
Typhoon planes from the first(fighter)Squaders of the Air Force Britain, Lossimuth have been operating since March from Amari Air Base as part of Britain's main contribution to NATO.</text:p>
      <text:p text:style-name="P4">
When planes and crews perform rapid response operations, they maintain a constant high readiness to enable the air to rise in the air.</text:p>
      <text:p text:style-name="P4">
The Baltic Sea Air patrol is currently being carried out by the UK's military-air forces based in Estonia, as well as Visportugal and Romania based in Lithuania.</text:p>
      <text:p text:style-name="P4">
Among the intercepted Russian fighters were, in particular:</text:p>
      <text:p text:style-name="P4">
Su-27, SU-30, TU-134 transport aircraft, AN-72, AN-12 CUB, reconnaissance aircraft-20 and distant TU-22 bombers.</text:p>
      <text:p text:style-name="P4">
Typhoon fighters of the UK military-air forces are launched for surveillance on Russian aircraft, when they do not communicate with the supporters that threatens the safety of flight.</text:p>
      <text:p text:style-name="P4">
“These interceptions are a vivid reminder of the value of NATO's collective defense. The UK's military-air forces have acted together with famous allies over the last three weeks to protect both Member States and our partner countries, and they can be sure of all unchanged commitment to strengthening European security with those who share our values. " , - said the Minister of Defense of the United Kingdom Benwolles.</text:p>
      <text:p text:style-name="P4">
News Source: <text:a xlink:type="simple" xlink:href="https://armyinform.com.ua/2023/06/26/litaky-vps-brytaniyi-perehopyly-21-rosijskyj-litak-poblyzu-povitryanogo-prostoru-nato/" text:style-name="Internet_20_link" text:visited-style-name="Visited_20_Internet_20_Link">
https://armyinform.com.ua/2023/06/26/litaky-vps-brytaniyi-perehopyly-21-rosijskyj-litak-poblyzu-povitryanogo-prostoru-nato/</text:a>
</text:p>
      <!--NEWS-->
      <text:h text:style-name="P10" text:outline-level="1">
<text:span text:style-name="T4">
Rivnoil under the control of Ukraine - Anna Malyar</text:span>
</text:h>
      <text:p text:style-name="P4">
Author: ['АРМІЯINFORM']</text:p>
      <text:p text:style-name="P4">
Time: 2023-06-26T79:00:00-04:00</text:p>
      <text:p text:style-name="P4">
Description: About Ts, the intercessor of the Ministra of the defense of Ukraine wrote in her telegram. “The defense of the defense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malyar-e1685980532284.jpeg" text:style-name="Internet_20_link" text:visited-style-name="Visited_20_Internet_20_Link">
malyar-e1685980532284.jpeg</text:a>
']</text:p>
      <text:p text:style-name="P4">
Tags: ['STOPRUSSIA', 'АГРЕСІЯ РФ', 'ВІЙНА', 'ВТОРГНЕННЯ РФ', 'ГАННА МАЛЯР', 'РІВНОПІЛЬ']</text:p>
      <text:p text:style-name="P4">
Category: News</text:p>
      <!--METADATA-->
      <text:p text:style-name="P4">
<draw:frame draw:style-name="fr1" draw:name="Image307" text:anchor-type="as-char" svg:width="6.9236in" svg:height="3.813847in" draw:z-index="0">
<draw:image xlink:href="../Images/AРМІЯINFORM/2023-06-26T79-00-00-04-00/malyar-e1685980532284.jpeg" xlink:type="simple" xlink:show="embed" xlink:actuate="onLoad" draw:mime-type="image/jpeg"/>
</draw:frame>
About this Deputy Minister of Defense of Ukraine <text:a xlink:type="simple" xlink:href="https://t.me/annamaliar/886" text:style-name="Internet_20_link" text:visited-style-name="Visited_20_Internet_20_Link">
wrote</text:a>
In his telegram.</text:p>
      <text:p text:style-name="P4">
“Defense forces returned Rivnopil under our control. We move on, ”the message reads.</text:p>
      <text:p text:style-name="P4">
The village of Rivnopil is located at the junction of Donetsk and Zaporizhzhya region.</text:p>
      <text:p text:style-name="P4">
On the left and right side of the village are settlements, which are also controlled by the Ukrainian forces.</text:p>
      <text:p text:style-name="P4">
News Source: <text:a xlink:type="simple" xlink:href="https://armyinform.com.ua/2023/06/26/rivnopil-pid-kontrolem-ukrayiny-ganna-malyar/" text:style-name="Internet_20_link" text:visited-style-name="Visited_20_Internet_20_Link">
https://armyinform.com.ua/2023/06/26/rivnopil-pid-kontrolem-ukrayiny-ganna-malyar/</text:a>
</text:p>
      <!--NEWS-->
      <text:h text:style-name="P10" text:outline-level="1">
<text:span text:style-name="T4">
Defense forces in a week destroyed about 8 battalions, 34 tanks and 168 enemy artsystems</text:span>
</text:h>
      <text:p text:style-name="P4">
Authors: Ukrinform (Person)</text:p>
      <text:p text:style-name="P4">
Publisher: Укринформ (Organization)</text:p>
      <text:p text:style-name="P4">
Published Time: 2023-06-26T7:58:00+03:00</text:p>
      <text:p text:style-name="P4">
Modified Time: 2023-06-26T21:58:00+03:00</text:p>
      <text:p text:style-name="P4">
Description: From June 19 to June 25, the forces of defense destroyed about 8 battalions of Russian invaders, 34 tanks, 70 BBM and other equipment and weapons of the enemy. - Ukrinform.</text:p>
      <text:p text:style-name="P4">
Images: ['<text:a xlink:type="simple" xlink:href="https://static.ukrinform.com/photos/2022_09/thumb_files/630_360_1663863368-624.jpg" text:style-name="Internet_20_link" text:visited-style-name="Visited_20_Internet_20_Link">
630_360_16638...</text:a>
']</text:p>
      <text:p text:style-name="P4">
Tags: ['Танк', 'ЗСУ', 'Війна з Росією']</text:p>
      <text:p text:style-name="P4">
Type: Article</text:p>
      <!--METADATA-->
      <text:p text:style-name="P4">
<draw:frame draw:style-name="fr1" draw:name="Image308" text:anchor-type="as-char" svg:width="6.9236in" svg:height="3.956343in" draw:z-index="0">
<draw:image xlink:href="../Images/yкринформ/2023-06-26T7-58-00-03-00/630_360_1663863368-624.jpg" xlink:type="simple" xlink:show="embed" xlink:actuate="onLoad" draw:mime-type="image/jpeg"/>
</draw:frame>
From June 19 to 25, the defense forces destroyed about 8 battalions of Russian invaders, 34 dates, 70 BBM and other equipment and weapons of the enemy.</text:p>
      <text:p text:style-name="P4">
As Ukrinform reports, about it in <text:a xlink:type="simple" xlink:href="https://t.me/militarymediacenter/2358" text:style-name="Internet_20_link" text:visited-style-name="Visited_20_Internet_20_Link">
telegram</text:a>
reports Military Media Center.</text:p>
      <text:p text:style-name="P4">
“The forces of Ukraine's defense last week from June 19 to June 25 were destroyed: 4120 personnel warehouse(Conditionally 8 battalions); Tanks - 34(Conditionally 1 tank battalion); combat armored vehicles - 70(Conditionally 2 motorized rifle battalions); Artillery Systems - 168(conditionally 9 artillery divisions); helicopter- 2; rockets - 54, ”the message reads.</text:p>
      <text:p text:style-name="P4">
It is clarified that 1 battalion is 500 people; 1 tank battalion - 31 tank; 1 motostil battalion - 34 machines; 1 Artillery Division - 18 guns.</text:p>
      <text:p text:style-name="P4">
<text:span text:style-name="T4">
 Read also: </text:span>
 <text:a xlink:type="simple" xlink:href="https://www.ukrinform.ua/rubric-ato/3727678-vtrati-rosijskoi-armii-za-minulij-tizden-u-visim-raziv-bilsi-niz-u-sil-oboroni-malar.html" text:style-name="Internet_20_link" text:visited-style-name="Visited_20_Internet_20_Link">
loss of the Russian army in the past week by eight times more than the defense forces - <text:span text:style-name="T4">
 painter </text:span>
</text:a>
As reported by Ukrinform, [from February 24, 2022 to 26th 2023, about 225 thousand 580 Russian invaders] were liquidated from February 24, 2022](https://www.ukrinform.ua/rubric-ato/3727653-zsu-za-dobu-znisili-950-rosijskih-zagarbnikiv.html), at the same time 950 - in the last day. In addition, 4031 enemy [tank] was destroyed(https://www.ukrinform.ua/tag-tank) (+1), combat armored vehicles - 7820(+14), artillery systems - 4055(+21), RSWW - 624(+0), air defense - 385(+0), planes - 314(+0), helicopters –308(+0), UAV Operative-tactical level-3482(+10), winged missiles - 1259(+0), ships / boats - 18(+0), car equipment and tanks –6751(+16), special equipment - 557(+5).</text:p>
      <text:p text:style-name="P4">
News Source: <text:a xlink:type="simple" xlink:href="https://www.ukrinform.ua/rubric-ato/3727918-sili-oboroni-za-tizden-znisili-blizko-vosmi-bataljoniv-34-tanki-i-168-artsistem-voroga.html" text:style-name="Internet_20_link" text:visited-style-name="Visited_20_Internet_20_Link">
https://www.ukrinform.ua/rubric-ato/3727918-sili-oboroni-za-tizden-znisili-blizko-vosmi-bataljoniv-34-tanki-i-168-artsistem-voroga.html</text:a>
</text:p>
      <!--NEWS-->
      <text:h text:style-name="P10" text:outline-level="1">
<text:span text:style-name="T4">
In Donetsk, the President awarded the soldiers who distinguished themselves in Bakhmut's battles</text:span>
</text:h>
      <text:p text:style-name="P4">
Author: ['АРМІЯINFORM']</text:p>
      <text:p text:style-name="P4">
Time: 2023-06-26T80:00:00-04:00</text:p>
      <text:p text:style-name="P4">
Description: PID Hour Robochka, President of Ukraine Volodymyr Zelensky Vidvіda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cc58822fc00baa11fbbfefa72a292e35_1687788343_extra_large.jpeg" text:style-name="Internet_20_link" text:visited-style-name="Visited_20_Internet_20_Link">
cc58822fc00baa11fbbfefa72a292e35_1687788343_extra_large.jpeg</text:a>
', '<text:a xlink:type="simple" xlink:href="https://armyinform.com.ua/wp-content/uploads/2023/06/1eda8e962a41f69b4f18e5b082e9cbfb_1687788337_wysiwyg.jpeg" text:style-name="Internet_20_link" text:visited-style-name="Visited_20_Internet_20_Link">
1eda8e962a41f69b4f18e5b082e9cbfb_1687788337_wysiwyg.jpeg</text:a>
', '<text:a xlink:type="simple" xlink:href="https://armyinform.com.ua/wp-content/uploads/2023/06/be07e1bdc9c7d61a7110cb30264b1599_1687788340_wysiwyg-1.jpeg" text:style-name="Internet_20_link" text:visited-style-name="Visited_20_Internet_20_Link">
be07e1bdc9c7d61a7110cb30264b1599_1687788340_wysiwyg-1.jpeg</text:a>
']</text:p>
      <text:p text:style-name="P4">
Tags: ['STOPRUSSIA', 'АГРЕСІЯ РФ', 'ВІЙНА', 'ВТОРГНЕННЯ РФ', 'ОСУВ «ХОРТИЦЯ»']</text:p>
      <text:p text:style-name="P4">
Category: News</text:p>
      <!--METADATA-->
      <text:p text:style-name="P4">
<draw:frame draw:style-name="fr1" draw:name="Image310" text:anchor-type="as-char" svg:width="6.9236in" svg:height="4.617948in" draw:z-index="0">
<draw:image xlink:href="../Images/AРМІЯINFORM/2023-06-26T80-00-00-04-00/cc58822fc00baa11fbbfefa72a292e35_1687788343_extra_large.jpeg" xlink:type="simple" xlink:show="embed" xlink:actuate="onLoad" draw:mime-type="image/jpeg"/>
</draw:frame>
During his working trip to Donetsk region, President of Ukraine Volodymyr Zelensky resulted the units of the Armed Forces of the operational-strategic group of Khortytsia troops, which were distinguished in heavy battles in the Bakhmut direction.</text:p>
      <text:p text:style-name="P4">
The commander of Khortytsa was the Colonel-General Alexander Sirsky reported the Guityan state about the detailed operational situation in this direction and the prospects of its development.</text:p>
      <text:p text:style-name="P4">
<draw:frame draw:style-name="fr1" draw:name="Image311" text:anchor-type="as-char" svg:width="6.9236in" svg:height="4.621503in" draw:z-index="0">
<draw:image xlink:href="../Images/AРМІЯINFORM/2023-06-26T80-00-00-04-00/1eda8e962a41f69b4f18e5b082e9cbfb_1687788337_wysiwyg.jpeg" xlink:type="simple" xlink:show="embed" xlink:actuate="onLoad" draw:mime-type="image/jpeg"/>
</draw:frame>
Volodymyr Zelenskyy also talked with servicemen and presented them.</text:p>
      <text:p text:style-name="P4">
“Dear our heroes, I have the honor to be here and, first of all, thank you for the protection of our country, sovereignty, our families, children, our native Ukraine. I want to thank you, reward you all and shake your hand with great hand, your families, your parents for what you are in, ”said the Commander -in -Chief, addressing the defenders of Ukraine.</text:p>
      <text:p text:style-name="P4">
The President wished the soldiers health and be sure to win.</text:p>
      <text:p text:style-name="P4">
“Ukraine is proud of each of you. You are cool, strong. Our real Ukrainians. Ivsi in the country who is not on the front, perfectly understand that you are doing a more complex work today. And everyone knows that the oriental direction is very complex, here. Therefore, I am sure that you will make a big contribution to the future victory, ”Volodymyr Zelenskyy emphasized.</text:p>
      <text:p text:style-name="P4">
<draw:frame draw:style-name="fr1" draw:name="Image312" text:anchor-type="as-char" svg:width="6.9236in" svg:height="4.621503in" draw:z-index="0">
<draw:image xlink:href="../Images/AРМІЯINFORM/2023-06-26T80-00-00-04-00/be07e1bdc9c7d61a7110cb30264b1599_1687788340_wysiwyg-1.jpeg" xlink:type="simple" xlink:show="embed" xlink:actuate="onLoad" draw:mime-type="image/jpeg"/>
</draw:frame>
In particular, the head of state awarded the title of Hero of Ukraine and presented the Order of the Golden Azhirk Oleg Oliy, commander of the airmobile company of the 81st separate brigadidhdhv, who, during the passage of military service with skillful actions together with subordinate personnel, destroyed dozens of hostile. After the injuries, the officer repeatedly refused hospitalization and remained with his brothers on the battlefield.</text:p>
      <text:p text:style-name="P4">
Today, Oleg Oli celebrates her birthday. The President congratulated him as a consequence and thanked him for the service.</text:p>
      <text:p text:style-name="P4">
According to a good tradition, Volodymyr Zelenskyy stopped at one of the Donetsk gas station taped coffee with the military who were in business. The president wished health and good luck.</text:p>
      <text:p text:style-name="P4">
Source: <text:a xlink:type="simple" xlink:href="https://www.president.gov.ua/news/prezident-ukrayini-vidvidav-pidrozdili-zsu-yaki-vidznachilis-83817" text:style-name="Internet_20_link" text:visited-style-name="Visited_20_Internet_20_Link">
Presidential Office</text:a>
</text:p>
      <text:p text:style-name="P4">
News Source: <text:a xlink:type="simple" xlink:href="https://armyinform.com.ua/2023/06/26/prezydent-nagorodyv-ta-potysnuv-ruky-voyinam-osuv-hortyczya/" text:style-name="Internet_20_link" text:visited-style-name="Visited_20_Internet_20_Link">
https://armyinform.com.ua/2023/06/26/prezydent-nagorodyv-ta-potysnuv-ruky-voyinam-osuv-hortyczya/</text:a>
</text:p>
      <!--NEWS-->
      <text:h text:style-name="P10" text:outline-level="1">
<text:span text:style-name="T4">
The rapid de -occupation and return of Zaporizhzhya NPP to Ukrainian control is the only opportunity to prevent the terrorist acts of Russians - Andriy Yusov</text:span>
</text:h>
      <text:p text:style-name="P4">
Author: ['Володимир Віват']</text:p>
      <text:p text:style-name="P4">
Time: 2023-06-26T81:00:00-04:00</text:p>
      <text:p text:style-name="P4">
Description: Piabandy is low in the Ophtritic INFRUSTURIA, ZOKREMENTS PIDPRIMBITISH ... War with Ukraine 2022, war with Ukraine Latest news today, News War with Ukraine 2022 Last today, there will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yusov.jpg" text:style-name="Internet_20_link" text:visited-style-name="Visited_20_Internet_20_Link">
yusov.jpg</text:a>
']</text:p>
      <text:p text:style-name="P4">
Tags: ['АГРЕСІЯ РФ', 'ВІЙНА', 'ВТОРГНЕННЯ РФ']</text:p>
      <text:p text:style-name="P4">
Category: News</text:p>
      <!--METADATA-->
      <text:p text:style-name="P4">
<draw:frame draw:style-name="fr1" draw:name="Image313" text:anchor-type="as-char" svg:width="6.9236in" svg:height="4.612849in" draw:z-index="0">
<draw:image xlink:href="../Images/AРМІЯINFORM/2023-06-26T81-00-00-04-00/yusov.jpg" xlink:type="simple" xlink:show="embed" xlink:actuate="onLoad" draw:mime-type="image/jpeg"/>
</draw:frame>
The occupiers consider a number of critical infrastructure objects, in particular, chemical enterprises, nuclear power, both in the territory of Ukraine and in the territory of the so -called Russian Actions of Ukraine.</text:p>
      <text:p text:style-name="P4">
This was announced on the national telephone by the representative of the main management of intelligence of the Ministry of Defense of Ukraine Andriy Yusov.</text:p>
      <ul>
        <li>
Information on the replacement of Zaporizhzhya NPP objects is not emerging, and such actions of the occupiers were known last year. This year, the intensification of such actions by the enemy. Currently, the various stages and consequences of the realization of terrorist intentions of the enemy, - said the representative of GUR MOU.</li>
      </ul>
      <text:p text:style-name="P4">
He also noted, as in the case of Kakhovskaya hydroelectric power plants and dams, the intelligence management of intelligence publishes this information and warns the whole world that the aggressor takes such measures and is considering such scenarios of terrorist acts already in respect of ZPP.</text:p>
      <ul>
        <li>
Zaporizhzhya station is captured by the occupiers and controlled. For nuclear landscaping, in order to increase the level of tension, to influence Ukraine, a pro -Ukrainian coalition, it is not used for the first time. This game with Ivona fire is very dangerous. Because there are various scenarios, including the Executor, the exit of the situation from control-in short, all that the state-aggressor state is for short responsibility,-Andrey Yusov emphasized. - The only opportunity in this situation to prevent these scenarios is the rapid de -occupation and return of the Zaporozhye NPP under Ukrainian control, which will guarantee the restoration of the resumption of security standards and the admission of the international community to this object.</li>
      </ul>
      <text:p text:style-name="P4">
At the same time, he noted that the terrorist state was taking measures to mine on the Crimean Titan. Further, various scenarios of events - both the giving and the execution of the criminal order are quite likely.</text:p>
      <text:p text:style-name="P4">
News Source: <text:a xlink:type="simple" xlink:href="https://armyinform.com.ua/2023/06/26/shvydka-deokupacziya-i-povernennya-zaporizkoyi-aes-pid-ukrayinskyj-kontrol-yedyna-mozhlyvist-zapobigty-terorystychnym-aktam-rosiyan-andrij-yusov/" text:style-name="Internet_20_link" text:visited-style-name="Visited_20_Internet_20_Link">
https://armyinform.com.ua/2023/06/26/shvydka-deokupacziya-i-povernennya-zaporizkoyi-aes-pid-ukrayinskyj-kontrol-yedyna-mozhlyvist-zapobigty-terorystychnym-aktam-rosiyan-andrij-yusov/</text:a>
</text:p>
      <!--NEWS-->
      <text:h text:style-name="P10" text:outline-level="1">
<text:span text:style-name="T4">
On flagpoles near the Ministry of Foreign Ministry raised the national flag of Kimila</text:span>
</text:h>
      <text:p text:style-name="P4">
Author: ['АРМІЯINFORM']</text:p>
      <text:p text:style-name="P4">
Time: 2023-06-26T82:00:00-04:00</text:p>
      <text:p text:style-name="P4">
Description: About the President’s representation of the President in the Autonomous Republic of Criminal, “On the flagpole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rapor3.png" text:style-name="Internet_20_link" text:visited-style-name="Visited_20_Internet_20_Link">
prapor3.png</text:a>
', '<text:a xlink:type="simple" xlink:href="https://armyinform.com.ua/wp-content/uploads/2023/06/prapor6.png" text:style-name="Internet_20_link" text:visited-style-name="Visited_20_Internet_20_Link">
prapor6.png</text:a>
']</text:p>
      <text:p text:style-name="P4">
Tags: ['STOPRUSSIA', 'АГРЕСІЯ РФ', 'ВІЙНА', 'ВТОРГНЕННЯ РФ', 'КРИМСЬКІ ТАТАРИ']</text:p>
      <text:p text:style-name="P4">
Category: News</text:p>
      <!--METADATA-->
      <text:p text:style-name="P4">
<draw:frame draw:style-name="fr1" draw:name="Image314" text:anchor-type="as-char" svg:width="6.9236in" svg:height="6.9236in" draw:z-index="0">
<draw:image xlink:href="../Images/AРМІЯINFORM/2023-06-26T82-00-00-04-00/prapor3.png" xlink:type="simple" xlink:show="embed" xlink:actuate="onLoad" draw:mime-type="image/png"/>
</draw:frame>
About it <text:a xlink:type="simple" xlink:href="https://ppu.gov.ua/press-center/na-flahshtokakh-bilia-adminbudivli-mzs-ukrainy-pidnialy-krymskotatarskyy-prapor/" text:style-name="Internet_20_link" text:visited-style-name="Visited_20_Internet_20_Link">
reports</text:a>
Representation of the president in the Autonomous Republic of Crimea. The solemn event was attended by a permanent representative of Tamil Tashev, the leader of the Crimean Tatar people Mustafa Dzhemilevt, the head of Majlis Refat Chubarov, ”the message reads.</text:p>
      <text:p text:style-name="P4">
“The invaders are trying to delay their time from the Crimea, but it will help them - and this flag, along with the state, will return to their farther. I know that a lot of people on the peninsula, like the entire root of the Kirimli, look forward to the arrival of our troops. But there is little -time. Years will pass, and our children ask "what you did to liberate the Motherland from the occupier." And it is very important that we would not be ashamed of answer, ” - said the citizens in the occupied territory of the Occupied Territory.</text:p>
      <text:p text:style-name="P4">
<draw:frame draw:style-name="fr1" draw:name="Image315" text:anchor-type="as-char" svg:width="6.9236in" svg:height="6.9236in" draw:z-index="0">
<draw:image xlink:href="../Images/AРМІЯINFORM/2023-06-26T82-00-00-04-00/prapor6.png" xlink:type="simple" xlink:show="embed" xlink:actuate="onLoad" draw:mime-type="image/png"/>
</draw:frame>
It is noted that the Refat Chubarov read the lines from the letter of illegally imprisoned diggers up to 17 years of the colony of the strict regime of the first deputy head of the head Nariman Jellya: “If the Crimean Tatars want to remain subjective, to determine the vector The prospects of election - obvious. And for me, this choice is simple and understandable. The Colorrmesko Tatar flag is given a clear answer: the long and difficult history of Ukrainians and Crimean Tatars, a joint effort in the formation of a modern Ukrainian state and, of course, the commonality of values, goals and ways of their achievement - make this choice obvious. "</text:p>
      <text:p text:style-name="P4">
News Source: <text:a xlink:type="simple" xlink:href="https://armyinform.com.ua/2023/06/26/na-flagshtokah-bilya-budivli-mzs-pidnyaly-naczionalnyj-prapor-kyrymly/" text:style-name="Internet_20_link" text:visited-style-name="Visited_20_Internet_20_Link">
https://armyinform.com.ua/2023/06/26/na-flagshtokah-bilya-budivli-mzs-pidnyaly-naczionalnyj-prapor-kyrymly/</text:a>
</text:p>
      <!--NEWS-->
      <text:h text:style-name="P10" text:outline-level="1">
<text:span text:style-name="T4">
On June 27 there will be a briefing of a representative of the Department of Physical Culture and Sports of the Ministry of Defense of Ukraine</text:span>
</text:h>
      <text:p text:style-name="P4">
Author: ['АРМІЯINFORM']</text:p>
      <text:p text:style-name="P4">
Time: 2023-06-26T83:00:00-04:00</text:p>
      <text:p text:style-name="P4">
Description: 27 worm about 11:00 at the Military Media Center, the Bryfiging of the Professor of the Directorat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6226602_202885412721724_6694891766678572147_n.jpg" text:style-name="Internet_20_link" text:visited-style-name="Visited_20_Internet_20_Link">
356226602_202885412721724_6694891766678572147_n.jpg</text:a>
']</text:p>
      <text:p text:style-name="P4">
Tags: ['БРИФІНГ']</text:p>
      <text:p text:style-name="P4">
Category: News</text:p>
      <!--METADATA-->
      <text:p text:style-name="P4">
<draw:frame draw:style-name="fr1" draw:name="Image316" text:anchor-type="as-char" svg:width="6.9236in" svg:height="4.49457in" draw:z-index="0">
<draw:image xlink:href="../Images/AРМІЯINFORM/2023-06-26T83-00-00-04-00/356226602_202885412721724_6694891766678572147_n.jpg" xlink:type="simple" xlink:show="embed" xlink:actuate="onLoad" draw:mime-type="image/jpeg"/>
</draw:frame>
<text:span text:style-name="T4">
 June 27 at 11:00 </text:span>
 U <text:a xlink:type="simple" xlink:href="https://t.me/militarymediacenter/2357" text:style-name="Internet_20_link" text:visited-style-name="Visited_20_Internet_20_Link">
Military Mediacenter</text:a>
There will be <text:span text:style-name="T4">
 briefing representative of the Department of Physical Culture and Sports of the Ministry of Defense of Ukraine. </text:span>
</text:p>
      <text:p text:style-name="P4">
The following issues will be discussed during the briefing:</text:p>
      <ul>
        <li>
implementation of state policy in the field of physical culture and sports; * Participation of Army athletes in the National Team in the III European Games currently held in Poland.</li>
      </ul>
      <text:p text:style-name="P4">
<text:span text:style-name="T4">
 Accreditation of media representatives is required and will last until 10:00 on June 27. </text:span>
</text:p>
      <text:p text:style-name="P4">
To send accreditation applications to an email address: <text:a xlink:type="simple" xlink:href="mailto:psmodu@post.mil.gov.ua" text:style-name="Internet_20_link" text:visited-style-name="Visited_20_Internet_20_Link">
psmodu@post.mil.gov.ua</text:a>
indicating the magazine, name and patronymic of the journalist, name of the publication, number of the Prescardiacreditation of the Armed Forces, contact phone.</text:p>
      <text:p text:style-name="P4">
News Source: <text:a xlink:type="simple" xlink:href="https://armyinform.com.ua/2023/06/26/27-chervnya-vidbudetsya-bryfing-predstavnyka-upravlinnya-fizychnoyi-kultury-i-sportu-mo-ukrayiny/" text:style-name="Internet_20_link" text:visited-style-name="Visited_20_Internet_20_Link">
https://armyinform.com.ua/2023/06/26/27-chervnya-vidbudetsya-bryfing-predstavnyka-upravlinnya-fizychnoyi-kultury-i-sportu-mo-ukrayiny/</text:a>
</text:p>
      <!--NEWS-->
      <text:h text:style-name="P10" text:outline-level="1">
<text:span text:style-name="T4">
Aviation of Defense Forces has struck 6 beats by the occupants' concentration areas</text:span>
</text:h>
      <text:p text:style-name="P4">
Author: ['АРМІЯINFORM']</text:p>
      <text:p text:style-name="P4">
Time: 2023-06-26T84:00:00-04:00</text:p>
      <text:p text:style-name="P4">
Description: About the General Headquarters of the ZSU. “The Avіiaziya defense forces for Dob took 6 hit ... the war with Ukraine 2022, the war with Ukraine is the latest news today, the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ОРГНЕННЯ РФ']</text:p>
      <text:p text:style-name="P4">
Category: News</text:p>
      <!--METADATA-->
      <text:p text:style-name="P4">
<draw:frame draw:style-name="fr1" draw:name="Image317" text:anchor-type="as-char" svg:width="6.9236in" svg:height="5.385022in" draw:z-index="0">
<draw:image xlink:href="../Images/AРМІЯINFORM/2023-06-26T84-00-00-04-00/foto-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Jbxk9oN2DtnpLH8YdkZavQLmgeNbtcPkqjnMFmEP1BVFs7xgTGk9MXdHF3R9mZt2l" text:style-name="Internet_20_link" text:visited-style-name="Visited_20_Internet_20_Link">
reports</text:a>
The General Staff of the Armed Forces.</text:p>
      <text:p text:style-name="P4">
“Aviation of defense forces per day made 6 beats in the areas of concentration of the personal staff of the enemy. The departments of missile troops and artillery have been affected by the Office of Management and 10 artillery units of the enemy of the enemy positions, ”the message reads.</text:p>
      <text:p text:style-name="P4">
It is noted that during the day the enemy caused 36 aviation strikes and carried out17 shelling of rocket launchers.</text:p>
      <text:p text:style-name="P4">
News Source: <text:a xlink:type="simple" xlink:href="https://armyinform.com.ua/2023/06/26/aviacziya-syl-oborony-zavdala-6-udariv-po-rajonah-zoseredzhennya-okupantiv/" text:style-name="Internet_20_link" text:visited-style-name="Visited_20_Internet_20_Link">
https://armyinform.com.ua/2023/06/26/aviacziya-syl-oborony-zavdala-6-udariv-po-rajonah-zoseredzhennya-okupantiv/</text:a>
</text:p>
      <!--NEWS-->
      <text:h text:style-name="P10" text:outline-level="1">
<text:span text:style-name="T4">
Armed Forces Soldiers in Britain are mastering rescue medical equipment</text:span>
</text:h>
      <text:p text:style-name="P4">
Author: ['АРМІЯINFORM']</text:p>
      <text:p text:style-name="P4">
Time: 2023-06-26T85:00:00-04:00</text:p>
      <text:p text:style-name="P4">
Description: VIISKOVOVOVOSKI ZBROKOYYKY of Ukrainian to pass hitter Zhittєvo, Important Navikov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vijskovi_medyky.jpg" text:style-name="Internet_20_link" text:visited-style-name="Visited_20_Internet_20_Link">
vijskovi_medyky.jpg</text:a>
']</text:p>
      <text:p text:style-name="P4">
Tags: ['STOPRUSSIA', 'АГРЕСІЯ РФ', 'ВЕЛИКА БРИТАНІЯ', 'ВТОРГНЕННЯ РФ', 'МЕДИЧНА ПІДГОТОВКА']</text:p>
      <text:p text:style-name="P4">
Category: News</text:p>
      <!--METADATA-->
      <text:p text:style-name="P4">
<draw:frame draw:style-name="fr1" draw:name="Image318" text:anchor-type="as-char" svg:width="6.9236in" svg:height="3.894525in" draw:z-index="0">
<draw:image xlink:href="../Images/AРМІЯINFORM/2023-06-26T85-00-00-04-00/vijskovi_medyky.jpg" xlink:type="simple" xlink:show="embed" xlink:actuate="onLoad" draw:mime-type="image/jpeg"/>
</draw:frame>
The military personnel of the Armed Forces of Ukraine are training vital scarecrows to save lives on the battlefield in their first -of -a -kind training, which is conducted by the British army and its international partners.</text:p>
      <text:p text:style-name="P4">
This is stated in <text:a xlink:type="simple" xlink:href="https://www.gov.uk/government/news/army-delivers-combat-medical-course-to-ukrainian-armed-forces" text:style-name="Internet_20_link" text:visited-style-name="Visited_20_Internet_20_Link">
message</text:a>
British government.</text:p>
      <text:p text:style-name="P4">
During the five -week course, which began on May 29, the current and new medical for the Armed Forces of Ukraine taught critically important methods, such as the provision of medical care, control of great blood loss and providing urgent emergency care at the pre -hospital stage.</text:p>
      <text:p text:style-name="P4">
Testimony from the battlefield and the inquiries of Ukrainian staff were included in the pre -programs, and the trainees were informed about how best to optimize their health so that they were ready for battle.</text:p>
      <text:p text:style-name="P4">
Listeners continue to test their knowledge in practice in combat scenarios to get confidence in the effective use of their first -time skills. They include:</text:p>
      <ul>
        <li>
sorting of victims with various injuries; * assistance to victims with severe injuries as a result of explosions and fires from small arms; * treatment and safe removal of patients from civilian and military vehicles; * evacuation of wounded under fire.</li>
      </ul>
      <text:p text:style-name="P4">
“This world -class medical training is another fantastic example of how the UK's armed forces and our international partners are successfully working to support Ukraine's struggle against the illegal tassel invasion of Russia. Our support of Ukraine will last as much as it will be required; From providing combat training to free transfer of equipment and ammunition, which Ukraine is urgently needed, ”said the Deputy Secretary of State of the Parliament of the United Kingdom and Northern Ireland for Defense, Veterans and Families of Merrise.</text:p>
      <text:p text:style-name="P4">
In recent days of study, Ukrainian servicemen will learn to provide the first medical assistance to other military personnel of the Armed Forces of Ukraine post -repair.</text:p>
      <text:p text:style-name="P4">
News Source: <text:a xlink:type="simple" xlink:href="https://armyinform.com.ua/2023/06/26/vijskovosluzhbovczi-zsu-u-brytaniyi-opanovuyut-ryativni-medychni-tehniky/" text:style-name="Internet_20_link" text:visited-style-name="Visited_20_Internet_20_Link">
https://armyinform.com.ua/2023/06/26/vijskovosluzhbovczi-zsu-u-brytaniyi-opanovuyut-ryativni-medychni-tehniky/</text:a>
</text:p>
      <!--NEWS-->
      <text:h text:style-name="P10" text:outline-level="1">
<text:span text:style-name="T4">
In the Bakhmut direction, the enemy continues to take unsuccessful offensive actions</text:span>
</text:h>
      <text:p text:style-name="P4">
Author: ['АРМІЯINFORM']</text:p>
      <text:p text:style-name="P4">
Time: 2023-06-26T86:00:00-04:00</text:p>
      <text:p text:style-name="P4">
Description: About the General Headquarters of the ZSU. “At the Bakhmuts, the enemy is healthy ... The war with Ukraine 2022, the war with Ukraine is the latest news today, the News War with Ukraine 2022 is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6/351136929_265092666053942_1948084145810262420_n.jpg" text:style-name="Internet_20_link" text:visited-style-name="Visited_20_Internet_20_Link">
351136929_265092666053942_1948084145810262420_n.jpg</text:a>
']</text:p>
      <text:p text:style-name="P4">
Tags: ['STOPRUSSIA', 'БАХМУТ', 'ВТОРГНЕННЯ РФ', 'ГШ ЗСУ']</text:p>
      <text:p text:style-name="P4">
Category: News</text:p>
      <!--METADATA-->
      <text:p text:style-name="P4">
<draw:frame draw:style-name="fr1" draw:name="Image319" text:anchor-type="as-char" svg:width="6.9236in" svg:height="3.375255in" draw:z-index="0">
<draw:image xlink:href="../Images/AРМІЯINFORM/2023-06-26T86-00-00-04-00/351136929_265092666053942_1948084145810262420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Jbxk9oN2DtnpLH8YdkZavQLmgeNbtcPkqjnMFmEP1BVFs7xgTGk9MXdHF3R9mZt2l" text:style-name="Internet_20_link" text:visited-style-name="Visited_20_Internet_20_Link">
reports</text:a>
The General Staff of the Armed Forces.</text:p>
      <text:p text:style-name="P4">
“In the Bakhmut direction, the enemy performed unsuccessful offensive actions of the Bogdanivka. He has caused air strikes in the areas of Soledar and the White Goridonetsk region. The hostile artillery shellings suffered from the Vasyukivka, Markovo, Chrome, Yar, Ivanovskaya, Pazarivka and Southern Donetsk region, ”the message reads.</text:p>
      <text:p text:style-name="P4">
It is noted that in the Avdeevsky direction the invaders performed unsuccessful successive actions in the direction of Pervomaisky. Aviation blows were struck in districts and Severny. Artillery shelling of settlements Sughabalka, Avdiivka, Orlovka, Vodyane, Karlovka, Nevelskoye, Oleksandropol, Valentinivka, Ceramics, Steppe and Pervomaisky Donetsk region were carried out.</text:p>
      <text:p text:style-name="P4">
In the Mariinsky direction, the enemy carried out offensive actions in the Marinka area, had no success. He struck an aviation strike near Krasnogorivka. At the same time, he carried out artillery shelling in the areas of settlements of St. George, Marinka, Victory of Donetsk region.</text:p>
      <text:p text:style-name="P4">
News Source: <text:a xlink:type="simple" xlink:href="https://armyinform.com.ua/2023/06/26/na-bahmutskomu-napryamku-vorog-prodovzhuye-zdijsnyuvaty-bezuspishni-nastupalni-diyi/" text:style-name="Internet_20_link" text:visited-style-name="Visited_20_Internet_20_Link">
https://armyinform.com.ua/2023/06/26/na-bahmutskomu-napryamku-vorog-prodovzhuye-zdijsnyuvaty-bezuspishni-nastupalni-diyi/</text:a>
</text:p>
      <!--NEWS-->
      <text:h text:style-name="P10" text:outline-level="1">
<text:span text:style-name="T4">
Inside Muscovy regime does not control the situation - Andriy Yusov</text:span>
</text:h>
      <text:p text:style-name="P4">
Author: ['Володимир Віват']</text:p>
      <text:p text:style-name="P4">
Time: 2023-06-26T87:00:00-04:00</text:p>
      <text:p text:style-name="P4">
Description: I was a tank of the tank of the sabotage of the Service of Service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6-a5fd.jpg" text:style-name="Internet_20_link" text:visited-style-name="Visited_20_Internet_20_Link">
36-a5fd.jpg</text:a>
']</text:p>
      <text:p text:style-name="P4">
Tags: ['АНДРІЙ ЮСОВ']</text:p>
      <text:p text:style-name="P4">
Category: News</text:p>
      <!--METADATA-->
      <text:p text:style-name="P4">
<draw:frame draw:style-name="fr1" draw:name="Image320" text:anchor-type="as-char" svg:width="6.9236in" svg:height="4.546497in" draw:z-index="0">
<draw:image xlink:href="../Images/AРМІЯINFORM/2023-06-26T87-00-00-04-00/36-a5fd.jpg" xlink:type="simple" xlink:show="embed" xlink:actuate="onLoad" draw:mime-type="image/jpeg"/>
</draw:frame>
An armed revolution attempt with Yevgeny Prigogin is a continuation of serial -political conflicts in Russia. In general, what is happening there is the censorships of the Russian criminal large -scale invasion of Ukraine. Mipoda was the unwillingness of security officers, officials of different ranks to publicly protect Putin, no citizen of the Russian Federation voluntarily went to the defense of Putin.</text:p>
      <text:p text:style-name="P4">
This was announced on the national telephone by the representative of the main management of intelligence of the Ministry of Defense of Ukraine Andriy Yusov.</text:p>
      <ul>
        <li>
The situation that the situation was destabilized with the events in one day, so many losses in the army of the Russian Federation, demonstrates that all the actually effective forces of them are in the occupied territories of Ukraine. And within Muscovy, the regime controls the situation - the monopoly on violence, destroyed the principle of punishment and many other aspects, - said Gurmou representative.</li>
      </ul>
      <text:p text:style-name="P4">
Andriy Yusov emphasized that it is important to understand today that this process is still incomplete. The voiced and real goals of Prigogine's campaign to Moscow could differentiate, as well as the voiced and real conditions of arrangements. It is necessary to observe further events, including personnel changes in the territory of the Moscow region, the fate of participants in these processes, then it will become clear who really won it.</text:p>
      <ul>
        <li>
Putin lost the image of a person who at least controls this huge territory, including nuclear weapons or financial issues. Everyone was convinced that both the royal and the house are card. Of course, it will have further disasters for Putin's regime, - summed up Andrei Yusov.</li>
      </ul>
      <text:p text:style-name="P4">
News Source: <text:a xlink:type="simple" xlink:href="https://armyinform.com.ua/2023/06/26/vseredyni-moskoviyi-rezhym-ne-kontrolyuye-sytuacziyu-andrij-yusov/" text:style-name="Internet_20_link" text:visited-style-name="Visited_20_Internet_20_Link">
https://armyinform.com.ua/2023/06/26/vseredyni-moskoviyi-rezhym-ne-kontrolyuye-sytuacziyu-andrij-yusov/</text:a>
</text:p>
      <!--NEWS-->
      <text:h text:style-name="P10" text:outline-level="1">
<text:span text:style-name="T4">
At the landfills of the Republic of Belarus the combat coordination of units of the Armed Forces of the Russian Federation continues</text:span>
</text:h>
      <text:p text:style-name="P4">
Author: ['АРМІЯINFORM']</text:p>
      <text:p text:style-name="P4">
Time: 2023-06-26T88:00:00-04:00</text:p>
      <text:p text:style-name="P4">
Description: About the prison at the Vechirnyom Zvedenni General Staff of the ZSU. “At half -born, the responds ... the war with Ukraine 2022, the war with Ukraine is the latest news today, the news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2/10/2022-10-24-okupanty-trymayut-granatu.jpg" text:style-name="Internet_20_link" text:visited-style-name="Visited_20_Internet_20_Link">
2022-10-24-okupanty-trymayut-granatu.jpg</text:a>
']</text:p>
      <text:p text:style-name="P4">
Tags: ['STOPRUSSIA', 'АГРЕСІЯ РФ', 'БІЛОРУСЬ', 'ВІЙНА', 'ВТОРГНЕННЯ РФ', 'ГШ ЗС УКРАЇНИ']</text:p>
      <text:p text:style-name="P4">
Category: News</text:p>
      <!--METADATA-->
      <text:p text:style-name="P4">
<draw:frame draw:style-name="fr1" draw:name="Image321" text:anchor-type="as-char" svg:width="6.9236in" svg:height="3.894525in" draw:z-index="0">
<draw:image xlink:href="../Images/AРМІЯINFORM/2023-06-26T88-00-00-04-00/2022-10-24-okupanty-trymayut-granatu.jpg" xlink:type="simple" xlink:show="embed" xlink:actuate="onLoad" draw:mime-type="image/jpeg"/>
</draw:frame>
Illustrative Photo <text:span text:style-name="T4">
 🔥 The Situation of Russian Completion </text:span>
</text:p>
      <text:p text:style-name="P4">
About this <text:a xlink:type="simple" xlink:href="https://www.facebook.com/GeneralStaff.ua/posts/pfbid0Jbxk9oN2DtnpLH8YdkZavQLmgeNbtcPkqjnMFmEP1BVFs7xgTGk9MXdHF3R9mZt2l" text:style-name="Internet_20_link" text:visited-style-name="Visited_20_Internet_20_Link">
it is referred</text:a>
In the evening erection of the General Staff of the Armed Forces.</text:p>
      <text:p text:style-name="P4">
"The landfills of the Republic of Belarus continue measures of combat preparation of the pasks of the units of the Armed Forces of the Russian Federation before sending them to the areas of maintenance of the fighting territory of Ukraine," - the message said.</text:p>
      <text:p text:style-name="P4">
It is noted that in the Siversky and Slobozhansk directions the enemy retains the military presence. Carried out mortar and artillery shelling of inhabited reactors of Mountain of Chernihiv region; Magpie, Korenok, Stukalivka, Yunnak, Loknya, Sumy region, as well as Uda, Red Dawn, Single -Production, Veterinary, Geptivka, Sagittari Odrada in Kharkiv region.</text:p>
      <text:p text:style-name="P4">
News Source: <text:a xlink:type="simple" xlink:href="https://armyinform.com.ua/2023/06/26/na-poligonah-respubliky-bilorus-tryvaye-bojove-zlagodzhennya-pidrozdiliv-zs-rf/" text:style-name="Internet_20_link" text:visited-style-name="Visited_20_Internet_20_Link">
https://armyinform.com.ua/2023/06/26/na-poligonah-respubliky-bilorus-tryvaye-bojove-zlagodzhennya-pidrozdiliv-zs-rf/</text:a>
</text:p>
      <!--NEWS-->
      <text:h text:style-name="P10" text:outline-level="1">
<text:span text:style-name="T4">
Denis Shmigal discussed topical issues of cooperation with Ms. German Ambassador to Ukraine Anka Felguzen</text:span>
</text:h>
      <text:p text:style-name="P4">
Author: ['АРМІЯINFORM']</text:p>
      <text:p text:style-name="P4">
Time: 2023-06-26T89:00:00-04:00</text:p>
      <text:p text:style-name="P4">
Description: About Tse Pre’r-Miniger Ukrainian, having written in his Telegram. “Tsіno dupo Imecchini ... War with Ukraine 2022, War with Ukraine Latest News Today, News War with Ukraine 2022 Last for today, will there be a war between Ukraine and Russia and when, there will be a war with Ukraine in 2022, whether there will be or not, will it be The war with Ukraine in the near future says, the war with Ukraine, Ukrainian news today, Ukrainian news in Ukrainian media in Russian</text:p>
      <text:p text:style-name="P4">
Images: ['<text:a xlink:type="simple" xlink:href="https://armyinform.com.ua/wp-content/uploads/2023/06/96aea318-a381-445d-8cb6-cff21fc45324.jpg" text:style-name="Internet_20_link" text:visited-style-name="Visited_20_Internet_20_Link">
96aea318-a381-445d-8cb6-cff21fc45324.jpg</text:a>
']</text:p>
      <text:p text:style-name="P4">
Tags: ['STOPRUSSIA', 'АГРЕСІЯ РФ', 'ВІЙНА', 'ВТОРГНЕННЯ РФ']</text:p>
      <text:p text:style-name="P4">
Category: News</text:p>
      <!--METADATA-->
      <text:p text:style-name="P4">
<draw:frame draw:style-name="fr1" draw:name="Image322" text:anchor-type="as-char" svg:width="6.9236in" svg:height="4.61393in" draw:z-index="0">
<draw:image xlink:href="../Images/AРМІЯINFORM/2023-06-26T89-00-00-04-00/96aea318-a381-445d-8cb6-cff21fc45324.jpg" xlink:type="simple" xlink:show="embed" xlink:actuate="onLoad" draw:mime-type="image/jpeg"/>
</draw:frame>
The Prime Minister of Ukraine <text:a xlink:type="simple" xlink:href="https://t.me/Denys_Smyhal/5500" text:style-name="Internet_20_link" text:visited-style-name="Visited_20_Internet_20_Link">
wrote</text:a>
In his Telegram.</text:p>
      <text:p text:style-name="P4">
“We appreciate the assistance of Germany in the elimination of the consequences of a terrorist undermining the Kakhovka hydroelectric power station. Now the greatest anxiety is the deployment of a large nuclear power plant. The civilized world must be re -reacting to prevent a nuclear terrorist attack.</text:p>
      <text:p text:style-name="P4">
He thanked the German partners for their support in all areas: weapons, finances, sanctions. Also, personally, Ms. Felguzen, who widespread her cadence, for considerable and important work for the development of Ukraine and Germany's development, ”the message reads.</text:p>
      <text:p text:style-name="P4">
News Source: <text:a xlink:type="simple" xlink:href="https://armyinform.com.ua/2023/06/26/denys-shmygal-obgovoryv-aktualni-pytannya-spivpraczi-z-pani-poslom-nimechchyny-v-ukrayini-ankoyu-feldguzen/" text:style-name="Internet_20_link" text:visited-style-name="Visited_20_Internet_20_Link">
https://armyinform.com.ua/2023/06/26/denys-shmygal-obgovoryv-aktualni-pytannya-spivpraczi-z-pani-poslom-nimechchyny-v-ukrayini-ankoyu-feldguzen/</text:a>
</text:p>
      <!--NEWS-->
      <text:h text:style-name="P10" text:outline-level="1">
<text:span text:style-name="T4">
The Ukrainian military moved one and a half kilometers into the depths of the occupied territories in the Melitopol direction - Valery Shershn</text:span>
</text:h>
      <text:p text:style-name="P4">
Author: ['Володимир Віват']</text:p>
      <text:p text:style-name="P4">
Time: 2023-06-26T90:00:00-04:00</text:p>
      <text:p text:style-name="P4">
Description: The result of the system of the Tavrishi defense of the Tavriysky defense of Mayatuh ...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STOPRUSSIA', 'АГРЕСІЯ РФ', 'ВАЛЕРІЙ ШЕРШЕНЬ', 'ВІЙНА', 'ВТОРГНЕННЯ РФ']</text:p>
      <text:p text:style-name="P4">
Category: News</text:p>
      <!--METADATA-->
      <text:p text:style-name="P4">
<draw:frame draw:style-name="fr1" draw:name="Image323" text:anchor-type="as-char" svg:width="6.9236in" svg:height="4.858059in" draw:z-index="0">
<draw:image xlink:href="../Images/AРМІЯINFORM/2023-06-26T90-00-00-04-00/photo_2023-06-06_11-11-13.jpg" xlink:type="simple" xlink:show="embed" xlink:actuate="onLoad" draw:mime-type="image/jpeg"/>
</draw:frame>
Valery Shershn</text:p>
      <text:p text:style-name="P4">
As a result of the systemic pressure of the Tavriysky defense force, they have success and have been a half kilometers in the depths of the territories occupied by the enemy. They are currently fixed there on the border, conducting air intelligence, demining and inflicting firing artillery for the enemy's identified purposes, as well as carrying out measures of circuit struggle.</text:p>
      <text:p text:style-name="P4">
A spokesman for the Tavriya defense forces Valery Shershn told about it live on the live broadcast of the only news.</text:p>
      <text:p text:style-name="P4">
He also noted that the news of the release of equivalent was detained for some tactical reasons. In general, as a result of the coordinated actions and the clear implementation of the plan of the striking units of the Tavriysky direction forces, this settlement of the Velikonovosilkivsky community, which is located on the boundaries of Donetsk and Zaporizhzhya regions, was taken under the control of the Tavriysky direction, where we conducted the monk -contradictional action in the Berdyansky direction.</text:p>
      <ul>
        <li>
There was no civilian here, because, by and large, the inhabited statement was almost completely destroyed. The big problem is that on all sides it was a very complex mine fields. Our engineering troops have tried corridors and, in this way, we were able to deduct the village, and stabilization measures are carried out. And the sappers also have a lot of work, - said Valery Shershn.</li>
      </ul>
      <text:p text:style-name="P4">
According to the officer, moving forward, the military personnel on the Tavriysky Napryam continue to destroy the enemy confidently and align the front. At the same time, the invaders attacked our positions 18 times and carried out450 artillery shelling 18 times. In the Avdeevsky direction, the enemy struck, made artillery shelling of the surrounding inhabited pens.</text:p>
      <ul>
        <li>
Almost all the assaults of the Russian occupation troops in the Tavriya direction were concentrated in the Marinka area. Here the enemy carried out 14 shirts, had no success. He also struck an aviation strike in the Krasnogorivka area, fired at the surrounding settlements of Acute and St. Georgeovka from the artillery, - the spokesman reported.</li>
      </ul>
      <text:p text:style-name="P4">
News Source: <text:a xlink:type="simple" xlink:href="https://armyinform.com.ua/2023/06/26/ukrayinski-vijskovi-prosunulysya-na-pivtora-kilometra-v-glyb-okupovanyh-terytorij-na-melitopolskomu-napryamku-valerij-shershen/" text:style-name="Internet_20_link" text:visited-style-name="Visited_20_Internet_20_Link">
https://armyinform.com.ua/2023/06/26/ukrayinski-vijskovi-prosunulysya-na-pivtora-kilometra-v-glyb-okupovanyh-terytorij-na-melitopolskomu-napryamku-valerij-shershen/</text:a>
</text:p>
      <!--NEWS-->
      <text:h text:style-name="P10" text:outline-level="1">
<text:span text:style-name="T4">
More than UAH 200 million has allocated the government for the reconstruction of the Borodyanka-Center's rehabilitation institution</text:span>
</text:h>
      <text:p text:style-name="P4">
Author: ['АРМІЯINFORM']</text:p>
      <text:p text:style-name="P4">
Time: 2023-06-26T91:00:00-04:00</text:p>
      <text:p text:style-name="P4">
Description: Kabіnet Min) Ukrainian Vidiliv Minіstrazty on the right of veteran of Ukrainian 200 million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552de65-3d7b-4a42-aea5-b572b1f31d40-2048x1365-1.jpeg" text:style-name="Internet_20_link" text:visited-style-name="Visited_20_Internet_20_Link">
1552de65-3d7b-4a42-aea5-b572b1f31d40-2048x1365-1.jpeg</text:a>
']</text:p>
      <text:p text:style-name="P4">
Tags: ['STOPRUSSIA', 'АГРЕСІЯ РФ', 'ВІЙНА', 'ВТОРГНЕННЯ РФ', 'МІНВЕТЕРАНІВ']</text:p>
      <text:p text:style-name="P4">
Category: News</text:p>
      <!--METADATA-->
      <text:p text:style-name="P4">
<draw:frame draw:style-name="fr1" draw:name="Image324" text:anchor-type="as-char" svg:width="6.9236in" svg:height="4.615733in" draw:z-index="0">
<draw:image xlink:href="../Images/AРМІЯINFORM/2023-06-26T91-00-00-04-00/1552de65-3d7b-4a42-aea5-b572b1f31d40-2048x1365-1.jpeg" xlink:type="simple" xlink:show="embed" xlink:actuate="onLoad" draw:mime-type="image/jpeg"/>
</draw:frame>
The Cabinet of Ministers of Ukraine has allocated the Ministry of Veterans of Ukraine 200 mLN 633,87 thousand hryvnias for the reconstruction of the Borodyan Center for Social and Psychological Rehabilitation of the Population, which belongs to the sphere of management of consciousness.</text:p>
      <text:p text:style-name="P4">
The relevant decision to allocate funds from the Fund for the elimination of the consequences of armed aggression was made at a government meeting.</text:p>
      <text:p text:style-name="P4">
Borodyanka-Center is the flagship project of the Ministry of Veterans, and the active construction of which is supported by the partners of the Ministry. It should appear on the site of the tank hit by the Russian invaders of the Center for Social and Psychological Rehabilitation of the Population in the town of Borodyank(Kyiv region).</text:p>
      <text:p text:style-name="P4">
Цей заклад забезпечуватиме надання комплексних послуг із психосоціальноговідновлення не лише ветеранам війни та їхнім сім’ям, а й постраждаломуцивільному населенню. До того ж, відновлення бородянського центру патронуєПрезидент України Володимир Зеленський, який вже віддав на його відбудову стотисяч доларів — грошову винагороду, яку він отримав разом із Медаллю Свободи,котру вручають в США видатним світовим діячам.</text:p>
      <text:p text:style-name="P4">
«Дякую керівництву держави та Уряду за підтримку цього дійсно важливогопроєкту!Ми залучаємо та акумулюємо кошти наших і національних і міжнароднихпартнерів на цей проєкт, і відкриті для співробітництва у відбудові нашогоЦентру», — зазначила міністр у справах ветеранів України Юлія Лапутіна.</text:p>
      <text:p text:style-name="P4">
Джерело: <text:a xlink:type="simple" xlink:href="https://mva.gov.ua/ua" text:style-name="Internet_20_link" text:visited-style-name="Visited_20_Internet_20_Link">
Міністерство у справах ветеранів</text:a>
</text:p>
      <text:p text:style-name="P4">
News Source: <text:a xlink:type="simple" xlink:href="https://armyinform.com.ua/2023/06/26/ponad-200-mln-grn-vydilyv-uryad-na-rekonstrukcziyu-reabilitaczijnogo-zakladu-borodyanka-czentr/" text:style-name="Internet_20_link" text:visited-style-name="Visited_20_Internet_20_Link">
https://armyinform.com.ua/2023/06/26/ponad-200-mln-grn-vydilyv-uryad-na-rekonstrukcziyu-reabilitaczijnogo-zakladu-borodyanka-czentr/</text:a>
</text:p>
      <!--NEWS-->
      <text:h text:style-name="P10" text:outline-level="1">
<text:span text:style-name="T4">
Initiative in our hands, we continue to press on the enemy - Sergey Cherevaty</text:span>
</text:h>
      <text:p text:style-name="P4">
Author: ['Володимир Віват']</text:p>
      <text:p text:style-name="P4">
Time: 2023-06-26T92:00:00-04:00</text:p>
      <text:p text:style-name="P4">
Description: “Piabeching to the mustache of the hook, Schob Strimati us. I don’t have to go through, the war of Robimo ... The war with Ukraine 2022, the war with Ukraine is the latest news today, the war with Ukraine 2022 is the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ІЙНА', 'ВТОРГНЕННЯ РФ', 'СЕРГІЙ ЧЕРЕВАТИЙ']</text:p>
      <text:p text:style-name="P4">
Category: News</text:p>
      <!--METADATA-->
      <text:p text:style-name="P4">
<draw:frame draw:style-name="fr1" draw:name="Image325" text:anchor-type="as-char" svg:width="6.9236in" svg:height="4.61393in" draw:z-index="0">
<draw:image xlink:href="../Images/AРМІЯINFORM/2023-06-26T92-00-00-04-00/cherevatyj-2.jpg" xlink:type="simple" xlink:show="embed" xlink:actuate="onLoad" draw:mime-type="image/jpeg"/>
</draw:frame>
“The invaders attract all the means to hold us back. At present, they do not succeed, we will make everything that every day becomes our next step for our future wins. "</text:p>
      <text:p text:style-name="P4">
A spokesman for the Armed Forces of Ukraine Colonel Sergey Cherevaty reported this on the broadcasting of the only news.</text:p>
      <ul>
        <li>
I can say that 153 occupiers were destroyed in our direction for this day, 203 were injured, six were captured. Two self -propelled artillery installations, 13 guns, landing machine, four unmanned apparatus, UAV punctuation and anti -tank rocket complex were also destroyed, - said Sergeychrievaty.</li>
      </ul>
      <text:p text:style-name="P4">
He also noted that the enemy was 343 times on us from artillery and reactive systems of volley fire, 17 combat clashes took place, twice the enemy attacked with the help of aviation.</text:p>
      <text:p text:style-name="P4">
The spokesman of the eastern group of the Armed Forces of Ukraine reported that the Wagner PEC had been trying to take Moscow heroically, before that shamefully fled to the same. Now there the main effective force of the invaders is the airborne units of the Russians.</text:p>
      <ul>
        <li>
This is a very clear marker, because for ten months they have tried and did not take the settlement to the end. And too quickly it would be to lose it generally a dereation of the military capabilities of the Russian Federation, - said Sergey Cherevaty.</li>
      </ul>
      <text:p text:style-name="P4">
At the same time, the deputy commander of the eastern direction in strategic communications reported that in the other-in Kupyansk-Liman direction the enemy tries to be active, attacked us 12 times a day, fired at 477 times from the trunk artillery and RSSU, made 11 aircraft. During the reflection of the enemy's attacks, 99 samples were destroyed, 152 were injured. They also captured two invaders, destroyed two enemy APCs, infantry fighting car, MSTU SAU, howitzer D-20, six drones-Kamikadze, mortar and four trucks with ammunition.</text:p>
      <text:p text:style-name="P4">
News Source: <text:a xlink:type="simple" xlink:href="https://armyinform.com.ua/2023/06/26/inicziatyva-v-nashyh-rukah-my-prodovzhuyemo-tysnuty-na-protyvnyka-sergij-cherevatyj/" text:style-name="Internet_20_link" text:visited-style-name="Visited_20_Internet_20_Link">
https://armyinform.com.ua/2023/06/26/inicziatyva-v-nashyh-rukah-my-prodovzhuyemo-tysnuty-na-protyvnyka-sergij-cherevatyj/</text:a>
</text:p>
      <!--NEWS-->
      <text:h text:style-name="P10" text:outline-level="1">
<text:span text:style-name="T4">
When I was sitting in a cartoon, I constantly heard my brothers beating - Valery Subotin</text:span>
</text:h>
      <text:p text:style-name="P4">
Author: ['АРМІЯINFORM']</text:p>
      <text:p text:style-name="P4">
Time: 2023-06-26T93:00:00-04:00</text:p>
      <text:p text:style-name="P4">
Description: Vidoma for the whole Sviz Zakhisnitsa Mariupol, the voice of the Azov Regiment Valerai “Nava” Subotin, ... War with Ukraine 2022, war with Ukraine Latest news today, News War with Ukraine 2022 Last for today,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golovne-foto-1-scaled.jpeg" text:style-name="Internet_20_link" text:visited-style-name="Visited_20_Internet_20_Link">
golovne-foto-1-scaled.jpeg</text:a>
']</text:p>
      <text:p text:style-name="P4">
Tags: []</text:p>
      <text:p text:style-name="P4">
Category: News</text:p>
      <!--METADATA-->
      <text:p text:style-name="P4">
<draw:frame draw:style-name="fr1" draw:name="Image326" text:anchor-type="as-char" svg:width="6.9236in" svg:height="3.998379in" draw:z-index="0">
<draw:image xlink:href="../Images/AРМІЯINFORM/2023-06-26T93-00-00-04-00/golovne-foto-1-scaled.jpeg" xlink:type="simple" xlink:show="embed" xlink:actuate="onLoad" draw:mime-type="image/jpeg"/>
</draw:frame>
Known throughout the world, the defender of Mariupol, the voice of the Azov Regiment Valeria "Nava" Subotin, <text:a xlink:type="simple" xlink:href="https://armyinform.com.ua/2023/06/26/ya-niby-vse-shhe-na-azovstali-iz-zagyblymy-tila-yakyh-nam-ne-viddayut-valeriya-subotina-vystupyla-v-parye/" text:style-name="Internet_20_link" text:visited-style-name="Visited_20_Internet_20_Link">
made in Geneva in front of the Parliamentary Assembly of the Council of Ukraine</text:a>
, deprived of the horrible details of captivity and torture, which the Russians caught a day to cooperate every day.</text:p>
      <ul>
        <li>
To agree to an interview, I was sent to the carrier in the winter. It is a duplicate room in the basement, with single chambers in which it is impossible to zoom. I constantly heard there as they beat my brothers. She heard them beaten by the interrogation. Sometimes the Russians did it intentionally to convince me to go to their speeches. For the same purpose, they punished a woman who was with me a water chamber. They beat me and her legs, forcing me to sit on twine. We have been squatting 600 times, which kills the already weak because of bad storage and practically complete real estate joints. But January did not give consent to such an interview, "Valery said.</li>
      </ul>
      <text:p text:style-name="P4">
News Source: <text:a xlink:type="simple" xlink:href="https://armyinform.com.ua/2023/06/26/koly-ya-sydila-v-karczeri-postijno-chula-yak-byut-moyih-pobratymiv-valeriya-subotina/" text:style-name="Internet_20_link" text:visited-style-name="Visited_20_Internet_20_Link">
https://armyinform.com.ua/2023/06/26/koly-ya-sydila-v-karczeri-postijno-chula-yak-byut-moyih-pobratymiv-valeriya-subotina/</text:a>
</text:p>
      <!--NEWS-->
      <text:h text:style-name="P10" text:outline-level="1">
<text:span text:style-name="T4">
A set of training as part of the SI Breeze Series has begun on the territory of Great Britain.</text:span>
</text:h>
      <text:p text:style-name="P4">
Author: ['АРМІЯINFORM']</text:p>
      <text:p text:style-name="P4">
Time: 2023-06-26T94:00:00-04:00</text:p>
      <text:p text:style-name="P4">
Description: Sogodnі, 26 worms, in the Mista Glasgow Scotch Scho to enter the spartensed kingdom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01-14.jpg" text:style-name="Internet_20_link" text:visited-style-name="Visited_20_Internet_20_Link">
01-14.jpg</text:a>
', '<text:a xlink:type="simple" xlink:href="https://armyinform.com.ua/wp-content/uploads/2023/06/08-8-150x150.jpg" text:style-name="Internet_20_link" text:visited-style-name="Visited_20_Internet_20_Link">
08-8-150x150.jpg</text:a>
', '<text:a xlink:type="simple" xlink:href="https://armyinform.com.ua/wp-content/uploads/2023/06/09-6-150x150.jpg" text:style-name="Internet_20_link" text:visited-style-name="Visited_20_Internet_20_Link">
09-6-150x150.jpg</text:a>
', '<text:a xlink:type="simple" xlink:href="https://armyinform.com.ua/wp-content/uploads/2023/06/04-24-150x150.jpg" text:style-name="Internet_20_link" text:visited-style-name="Visited_20_Internet_20_Link">
04-24-150x150.jpg</text:a>
', '<text:a xlink:type="simple" xlink:href="https://armyinform.com.ua/wp-content/uploads/2023/06/07-10-150x150.jpg" text:style-name="Internet_20_link" text:visited-style-name="Visited_20_Internet_20_Link">
07-10-150x150.jpg</text:a>
']</text:p>
      <text:p text:style-name="P4">
Tags: ['ВІЙСЬКОВІ НАВЧАННЯ', 'ВМС ЗС УКРАЇНИ', 'СІ БРИЗ']</text:p>
      <text:p text:style-name="P4">
Category: News</text:p>
      <!--METADATA-->
      <text:p text:style-name="P4">
<draw:frame draw:style-name="fr1" draw:name="Image327" text:anchor-type="as-char" svg:width="6.9236in" svg:height="4.615733in" draw:z-index="0">
<draw:image xlink:href="../Images/AРМІЯINFORM/2023-06-26T94-00-00-04-00/01-14.jpg" xlink:type="simple" xlink:show="embed" xlink:actuate="onLoad" draw:mime-type="image/jpeg"/>
</draw:frame>
Today, on June 26, in Glasgow, Scotland, which is part of the United Kingdom and Northern Ireland, with the participation of representatives of the 18th participating countries, a solemn ceremony was held at the beginning of a complex of training in the SI Brize series. The event was held with the participation of the Navy of the Armed Forces of Ukraine Vice-Admiral Alexei Shepap.</text:p>
      <text:p text:style-name="P4">
About it <text:a xlink:type="simple" xlink:href="https://www.facebook.com/navy.mil.gov.ua/posts/652147980286121" text:style-name="Internet_20_link" text:visited-style-name="Visited_20_Internet_20_Link">
reports</text:a>
Command of the Navy of the Armed Forces of Ukraine.</text:p>
      <ul>
        <li>
I want to thank everyone for the fact that in the conditions of the Russian Federation against Ukraine we are able to plan the training and do everything necessary for its organized conduct. I would like to thank the United Kingdom separately, its military giving for its territory and infrastructure for training. I am very grateful to the commander of the 6th Navy of the US Navy with the assistance of training and support,-said the commander of the Navy of the Ukrainian Armed Forces of Ukraine Alexei Zhpapa. - I am convinced that future coordinated actions of the participants of the exercises will help to strengthen regional safety and stability of the sort of sea, - he added.</li>
      </ul>
      <text:p text:style-name="P4">
<text:a xlink:type="simple" xlink:href="https://armyinform.com.ua/wp-content/uploads/2023/06/08-8.jpg" text:style-name="Internet_20_link" text:visited-style-name="Visited_20_Internet_20_Link">
!(Images/AРМІЯINFORM/2023-06-26T94-00-00-04-00/08-8-150x150.jpg)</text:a>
</text:p>
      <text:p text:style-name="P4">
<text:a xlink:type="simple" xlink:href="https://armyinform.com.ua/wp-content/uploads/2023/06/09-6.jpg" text:style-name="Internet_20_link" text:visited-style-name="Visited_20_Internet_20_Link">
<draw:frame draw:style-name="fr1" draw:name="Image328" text:anchor-type="as-char" svg:width="6.9236in" svg:height="6.9236in" draw:z-index="0">
<draw:image xlink:href="../Images/AРМІЯINFORM/2023-06-26T94-00-00-04-00/09-6-150x150.jpg" xlink:type="simple" xlink:show="embed" xlink:actuate="onLoad" draw:mime-type="image/jpeg"/>
</draw:frame>
</text:a>
</text:p>
      <text:p text:style-name="P4">
<text:a xlink:type="simple" xlink:href="https://armyinform.com.ua/wp-content/uploads/2023/06/04-24.jpg" text:style-name="Internet_20_link" text:visited-style-name="Visited_20_Internet_20_Link">
<draw:frame draw:style-name="fr1" draw:name="Image329" text:anchor-type="as-char" svg:width="6.9236in" svg:height="6.9236in" draw:z-index="0">
<draw:image xlink:href="../Images/AРМІЯINFORM/2023-06-26T94-00-00-04-00/04-24-150x150.jpg" xlink:type="simple" xlink:show="embed" xlink:actuate="onLoad" draw:mime-type="image/jpeg"/>
</draw:frame>
</text:a>
</text:p>
      <text:p text:style-name="P4">
<text:a xlink:type="simple" xlink:href="https://armyinform.com.ua/wp-content/uploads/2023/06/07-10.jpg" text:style-name="Internet_20_link" text:visited-style-name="Visited_20_Internet_20_Link">
<draw:frame draw:style-name="fr1" draw:name="Image330" text:anchor-type="as-char" svg:width="6.9236in" svg:height="6.9236in" draw:z-index="0">
<draw:image xlink:href="../Images/AРМІЯINFORM/2023-06-26T94-00-00-04-00/07-10-150x150.jpg" xlink:type="simple" xlink:show="embed" xlink:actuate="onLoad" draw:mime-type="image/jpeg"/>
</draw:frame>
</text:a>
From the Ukrainian side, the fleet commander Captain 1 Ranguri Fedash is managed by training.</text:p>
      <text:p text:style-name="P4">
The main task of the training complex in the framework of the training "SI Breeze - 2023" is the preparation for planning and conducting mine action. The main emphasis is on the preparation of the headquarters of the tactical group of mine action for planning and maintaining mine action(operations)In accordance with the standards and procedures with the involvement of weapons and military equipment, which was held from partner countries. Equally important are the preparation of the Sandown "Cherkasy" and "Chernihiv" and Chernihiv Classrooms of the Ukrainian Navy, and Chernihiv Chernihiv, and submarine unmanageable apparatus for complications of tactical groups.</text:p>
      <text:p text:style-name="P4">
News Source: <text:a xlink:type="simple" xlink:href="https://armyinform.com.ua/2023/06/26/na-terytoriyi-velykoyi-brytaniyi-rozpochavsya-kompleks-trenuvan-v-ramkah-seriyi-navchan-si-bryz/" text:style-name="Internet_20_link" text:visited-style-name="Visited_20_Internet_20_Link">
https://armyinform.com.ua/2023/06/26/na-terytoriyi-velykoyi-brytaniyi-rozpochavsya-kompleks-trenuvan-v-ramkah-seriyi-navchan-si-bryz/</text:a>
</text:p>
      <!--NEWS-->
      <text:h text:style-name="P10" text:outline-level="1">
<text:span text:style-name="T4">
The task of the Russian Federation now is to stop our offensive at any cost-Anna Malyar</text:span>
</text:h>
      <text:p text:style-name="P4">
Author: ['АРМІЯINFORM']</text:p>
      <text:p text:style-name="P4">
Time: 2023-06-26T95:00:00-04:00</text:p>
      <text:p text:style-name="P4">
Description: About Ts, the intercessor of the Ministra of the defense of Ukraine wrote in her telegram. “The Zavdannya of the Russian Federation ...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ganna-malyar.jpg" text:style-name="Internet_20_link" text:visited-style-name="Visited_20_Internet_20_Link">
ganna-malyar.jpg</text:a>
']</text:p>
      <text:p text:style-name="P4">
Tags: []</text:p>
      <text:p text:style-name="P4">
Category: News</text:p>
      <!--METADATA-->
      <text:p text:style-name="P4">
<draw:frame draw:style-name="fr1" draw:name="Image331" text:anchor-type="as-char" svg:width="6.9236in" svg:height="4.615733in" draw:z-index="0">
<draw:image xlink:href="../Images/AРМІЯINFORM/2023-06-26T95-00-00-04-00/ganna-malyar.jpg" xlink:type="simple" xlink:show="embed" xlink:actuate="onLoad" draw:mime-type="image/jpeg"/>
</draw:frame>
About this Deputy Minister of Defense of Ukraine <text:a xlink:type="simple" xlink:href="https://t.me/annamaliar/887" text:style-name="Internet_20_link" text:visited-style-name="Visited_20_Internet_20_Link">
wrote</text:a>
In his telegram.</text:p>
      <text:p text:style-name="P4">
“The task of the Russian Federation is now to stop our offensive at any cost. Blasting of dams, replacement of fields, continuous shelling, diversions, information and even "nuclear" rhetoric. This is a maximum task. The minimum is to stop, then to significantly complicate and slow down our promotion and in the meantime to prepare our own counter -offensive. The motivation to "not lose" the occupied lands will be carried out much more than the motivation to "capture" our lands. Because it is their permanent trauma, ”the message reads.</text:p>
      <text:p text:style-name="P4">
Anna Malyar noted that the occupiers are psychologically easier to tolerate an unsuccessful effect than the loss of the conquered lands. It demoralizes and demorates them.</text:p>
      <text:p text:style-name="P4">
“They will then not collect their army themselves, because the fighters, like in Kharkiv region, began to refuse to comply with orders. So we have to understand that. It is really difficult for our war. Very. But they move forward. Confidently. Ajami we wage a just war. And this is our power, ”the deputy minister emphasized.</text:p>
      <text:p text:style-name="P4">
News Source: <text:a xlink:type="simple" xlink:href="https://armyinform.com.ua/2023/06/26/zadacha-rf-zaraz-zupynyty-nash-nastup-bud-yakoyu-czinoyu-ganna-malyar/" text:style-name="Internet_20_link" text:visited-style-name="Visited_20_Internet_20_Link">
https://armyinform.com.ua/2023/06/26/zadacha-rf-zaraz-zupynyty-nash-nastup-bud-yakoyu-czinoyu-ganna-malyar/</text:a>
</text:p>
      <!--NEWS-->
      <text:h text:style-name="P10" text:outline-level="1">
<text:span text:style-name="T4">
Drone Hackathon Results "Anti-Shahed": Three Ukrainian manufacturers will receive $ 1 million for the implementation and zoom of development against enemy UAVs</text:span>
</text:h>
      <text:p text:style-name="P4">
Author: ['АРМІЯINFORM']</text:p>
      <text:p text:style-name="P4">
Time: 2023-06-26T96:00:00-04:00</text:p>
      <text:p text:style-name="P4">
Description: 24-25 wormworms of the other Shchorichy Drone Hackathon "Anti-Shahed". PID Hour Has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shahed-5447.jpg" text:style-name="Internet_20_link" text:visited-style-name="Visited_20_Internet_20_Link">
shahed-5447.jpg</text:a>
']</text:p>
      <text:p text:style-name="P4">
Tags: ['АГРЕСІЯ РФ', 'БПЛА', 'ОБОРОНА', 'ШАХЕДИ']</text:p>
      <text:p text:style-name="P4">
Category: News</text:p>
      <!--METADATA-->
      <text:p text:style-name="P4">
<draw:frame draw:style-name="fr1" draw:name="Image332" text:anchor-type="as-char" svg:width="6.9236in" svg:height="3.4618in" draw:z-index="0">
<draw:image xlink:href="../Images/AРМІЯINFORM/2023-06-26T96-00-00-04-00/shahed-5447.jpg" xlink:type="simple" xlink:show="embed" xlink:actuate="onLoad" draw:mime-type="image/jpeg"/>
</draw:frame>
On June 24-25, the second annual Drone Hackathon "Anti-Shahed" took place. During the time, 50 teams presented projects for security and defense forces. According to the results of the ratings, three winners were selected who presented the most effective and most effective projects. Each will receive $ 1 million for realization and scaling of technological developments that will help fight Shahmed.</text:p>
      <text:p text:style-name="P4">
About it <text:a xlink:type="simple" xlink:href="https://www.kmu.gov.ua/news/rezultaty-drone-hackathon-anti-shahed-try-ukrainski-vyrobnyky-otrymaiut-po-1-mln-dolariv-na-realizatsiiu-ta-masshtabuvannia-rozrobok-proty-vorozhykh-bpla" text:style-name="Internet_20_link" text:visited-style-name="Visited_20_Internet_20_Link">
reports</text:a>
Government portal.</text:p>
      <text:p text:style-name="P4">
“In the war, it is important to understand what is happening on the battlefield and to propose technological solutions. We see how the situation on the front changes in direction. How important are UAVs, satellite communications, situational identity systems. The picture of the battle changes. Fast decisions need to be made to realize effective ideas. It is now critically important to create alternative counteraction to Iranian Shahaned. We have cool cases with the army of drones, when not only foreign drones, but also UAVs of domestic production were supplied to the front. Similar to the development of systems of protection of the Ukrainian sky, ”said the Vice Prime Minister for Innovation, Education, Science and Technology-Minister of Digital Transformation Mikhail Fedorov.</text:p>
      <text:p text:style-name="P4">
The winners of the drone hackathon "Anti-Shahed" will conclude contracts for 1 million donors. The funds will go to the development of development as soon as possible, which destroy the wicked drones in the Ukrainian sky. New technologies will help fight stars Shahas so that you do not spend powerful resources for the Air Force.</text:p>
      <text:p text:style-name="P4">
“In fact, the Ukrainian infrastructure is being attacked by Iranian drones. Only at least 400 Shahaneda has been launched in May. In total, at least 1,200 percussion was launched in Ukraine last year. Ukrainian experts are able to amaze the world and efficiently counteract. Our task is to support the developers, to create speeches for mass production of alternative systems of counteraction to Iranian shivedam, ”-said Oleksandr Kubrakov, Vice Prime Minister for the Restoration of Ukraine-Minister of Development of Ukraine-Minister of Communities, Territories and Infrastructure.That is why it is critical to us to create alternatives to counteracting Iranian shivedam.</text:p>
      <text:p text:style-name="P4">
“It is important to use not only available weapons, but also new samples of equipment for the Armed Forces of Ukraine. Our enemy does not sleep and develops a tav perfect its technologies. This also applies to the shamed attack on Ukraine. Each is individual. Therefore, in order to constantly counteract new attacks of UAVs, we need to introduce new systems to identify, identify and destroy goals. I am sure that every idea proposed by Nahaktone has every chance of working for victory, ”Vladimir Koval, General General of Ukraine, said.</text:p>
      <text:p text:style-name="P4">
The Drone Hackathon "Anti-Shahod" brought together developers, engineers, cyber-specialists and enthusiasts who create advanced systems and technologies to identify, track and destroy enemy drones. Project specialists of different genera and types of troops, military structures and digital technologies were evaluated.</text:p>
      <text:p text:style-name="P4">
“When a new modern idea is being put into practice, it is an effective surprise for our enemy. According to available information on the territory of Russian, UAV production plants are actively built, and therefore the percentage of new Dronovpovp attacks will increase. With each attack, the enemy analyzes his or her bug works constantly on changing tactics. Therefore, the first thing that can be implemented as quickly as possible is the system of detection of enemy drones and, of course, their prompt destruction, ”said Anatoliy Krivonozhko, Lieutenant General, Commander-General, Commander-in-Chief of the Center.</text:p>
      <text:p text:style-name="P4">
“Every great war sets new trends in the development of military technologies. First -Ass to create a war of tanks. The second is aviation. This war has shown that the wars of unmanned aerial vehicles will take place at the next decades. That is why we need to create these modern technologies to overcome the enemy on the front today and to protect our territories in the closest, ”said Yuri Shchigol, Head of the State Secretariat of Communications.</text:p>
      <text:p text:style-name="P4">
We will remind, earlier within the army of drones we have already held the first Drone Hackathon.The 30 formed teams, which presented technological solutions in the development of the BLPL, 6 became winners. In half a year, they embodied their ideas into a product that was repaired at the landfill.</text:p>
      <text:p text:style-name="P4">
The Drone Hackathon "Anti-Shahed" is implemented on the initiative of the General Staffing Forces of Ukraine, the Ministry of Defense and the Ministry of Infrastructure within the project of the Army project and is aimed at finding innovative and effective solutions in the fight against non-floodstretics.</text:p>
      <text:p text:style-name="P4">
News Source: <text:a xlink:type="simple" xlink:href="https://armyinform.com.ua/2023/06/26/rezultaty-drone-hackathon-anti-shahed-try-ukrayinski-vyrobnyky-otrymayut-po-1-mln-dolariv-na-realizacziyu-ta-masshtabuvannya-rozrobok-proty-vorozhyh-bpla/" text:style-name="Internet_20_link" text:visited-style-name="Visited_20_Internet_20_Link">
https://armyinform.com.ua/2023/06/26/rezultaty-drone-hackathon-anti-shahed-try-ukrayinski-vyrobnyky-otrymayut-po-1-mln-dolariv-na-realizacziyu-ta-masshtabuvannya-rozrobok-proty-vorozhyh-bpla/</text:a>
</text:p>
      <!--NEWS-->
      <text:h text:style-name="P10" text:outline-level="1">
<text:span text:style-name="T4">
Only after returning from captivity did I find out that my husband's body was never given the occupants - "nave"</text:span>
</text:h>
      <text:p text:style-name="P4">
Author: ['АРМІЯINFORM']</text:p>
      <text:p text:style-name="P4">
Time: 2023-06-26T97:00:00-04:00</text:p>
      <text:p text:style-name="P4">
Description: Vidoma for the whole Sviz Zakhisnitsa Mariupol, the voice of the Azov Regiment Valerai “Nava” ... The war with Ukraine 2022, the war with Ukraine is the latest news today, the News War with Ukraine 2022 last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foto-2--scaled.jpeg" text:style-name="Internet_20_link" text:visited-style-name="Visited_20_Internet_20_Link">
foto-2--scaled.jpeg</text:a>
']</text:p>
      <text:p text:style-name="P4">
Tags: []</text:p>
      <text:p text:style-name="P4">
Category: News</text:p>
      <!--METADATA-->
      <text:p text:style-name="P4">
<draw:frame draw:style-name="fr1" draw:name="Image333" text:anchor-type="as-char" svg:width="6.9236in" svg:height="4.67343in" draw:z-index="0">
<draw:image xlink:href="../Images/AРМІЯINFORM/2023-06-26T97-00-00-04-00/foto-2--scaled.jpeg" xlink:type="simple" xlink:show="embed" xlink:actuate="onLoad" draw:mime-type="image/jpeg"/>
</draw:frame>
Known to the whole world, the defender of Mariupol, the voice of the Azov regiment Valeria "Nava" Subotin, spoke in Geneva before the Parliamentary Assembly of the Council of Europe, detached about [the death of a loved one.(https://armyinform.com.ua/2023/06/26/ya-niby-vse-shhe-na-azovstali-iz-zagyblymy-tila-yakyh-nam-ne-viddayut-valeriya-subotina-vystupyla-v-parye/?utm_source=mainnews&amp;utm_medium=article&amp;utm_campaign=traficsource), which was killed by the Russians two days after their marriage.</text:p>
      <ul>
        <li>
In captivity during many hours of interrogations, the Russians convinced me that a man was alive, because I did not see his body, made doubt to be able to be worried about their own memories. Subsequently, it was unknown that the Ukrainian sniper killed my lover. They tried psychologically to break and later threatened that they would wait for me on my Andrew's grave. Bringed from himself, affecting his memory. Only after returning from captivity did she do not give my husband's body, ”Valery Subotin told about the painful gates of Valery Subotin.</li>
      </ul>
      <text:p text:style-name="P4">
News Source: <text:a xlink:type="simple" xlink:href="https://armyinform.com.ua/2023/06/26/lyshe-pislya-povernennya-z-polonu-ya-diznalasya-shho-tilo-mogo-cholovika-okupanty-tak-i-ne-viddaly-nava/" text:style-name="Internet_20_link" text:visited-style-name="Visited_20_Internet_20_Link">
https://armyinform.com.ua/2023/06/26/lyshe-pislya-povernennya-z-polonu-ya-diznalasya-shho-tilo-mogo-cholovika-okupanty-tak-i-ne-viddaly-nava/</text:a>
</text:p>
      <!--NEWS-->
      <text:h text:style-name="P10" text:outline-level="1">
<text:span text:style-name="T4">
President issued a decree strengthening responsibility for improper retention of shelters</text:span>
</text:h>
      <text:p text:style-name="P4">
Author: ['АРМІЯINFORM']</text:p>
      <text:p text:style-name="P4">
Time: 2023-06-26T98:00:00-04:00</text:p>
      <text:p text:style-name="P4">
Description: President Volodymyr Zelensky Voviv at the RNISHBO RNBO about the Grandannnya Vidpovіnost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ukryttya.jpg" text:style-name="Internet_20_link" text:visited-style-name="Visited_20_Internet_20_Link">
ukryttya.jpg</text:a>
']</text:p>
      <text:p text:style-name="P4">
Tags: ['STOPRUSSIA', 'АГРЕСІЯ РФ', 'ВІЙНА', 'ВОЛОДИМИР ЗЕЛЕНСЬКИЙ', 'ВТОРГНЕННЯ РФ']</text:p>
      <text:p text:style-name="P4">
Category: News</text:p>
      <!--METADATA-->
      <text:p text:style-name="P4">
<draw:frame draw:style-name="fr1" draw:name="Image334" text:anchor-type="as-char" svg:width="6.9236in" svg:height="3.894525in" draw:z-index="0">
<draw:image xlink:href="../Images/AРМІЯINFORM/2023-06-26T98-00-00-04-00/ukryttya.jpg" xlink:type="simple" xlink:show="embed" xlink:actuate="onLoad" draw:mime-type="image/jpeg"/>
</draw:frame>
President Volodymyr Zelenskyy put into operation a NSDC decision to strengthen responsibility for improper retention of shelters. Therefore, the Criminal Code will be changed</text:p>
      <text:p text:style-name="P4">
Appropriate decree <text:a xlink:type="simple" xlink:href="https://www.president.gov.ua/documents/3532023-47133" text:style-name="Internet_20_link" text:visited-style-name="Visited_20_Internet_20_Link">
placed</text:a>
on the President's site.</text:p>
      <text:p text:style-name="P4">
The control over the implementation of the decision of the National Security and Defense Council of Ukraine of June 23 is entrusted to the NSDC Secretary Alexei Danilov, and the decree gathered on the day of its signing, ie on June 26.</text:p>
      <text:p text:style-name="P4">
According to the NSDC decision, the work on ensuring the readiness of shelters for use in the cities of Kyiv, Zaporozhye, Kherson, Chernihiv, Kharkiv, Nikolaev, Odessa, Sumy, Dnipro, Konotop, Bila Tserkva, as well as in Zaporizhzhya and Sumy regions, Zhytomyr district has been recognized as unsatisfactory. Zhytomyr region, Belotserkovsky district of Kyiv region and Konotop district of theisum region.</text:p>
      <text:p text:style-name="P4">
In view of this, the Cabinet of Ministers, the regional and Kyiv city military administrations and local self -government bodies should be used urgent money to bring to disciplinary responsibility of executives and other officials through which the shelters are unhappy.</text:p>
      <text:p text:style-name="P4">
The Cabinet of Ministers must submit proposals to the Verkhovna Rada on amendments to the Practice Code of Ukraine regarding the strengthening of criminal responsibility of officials for improper maintenance and operation of the guides.</text:p>
      <text:p text:style-name="P4">
The results of the measures taken by whom the relevant obligations should be informed by the NSDC apparatus by June 30.</text:p>
      <text:p text:style-name="P4">
News Source: <text:a xlink:type="simple" xlink:href="https://armyinform.com.ua/2023/06/26/prezydent-vydav-ukaz-pro-posylennya-vidpovidalnosti-za-nenalezhne-utrymannya-ukryttiv/" text:style-name="Internet_20_link" text:visited-style-name="Visited_20_Internet_20_Link">
https://armyinform.com.ua/2023/06/26/prezydent-vydav-ukaz-pro-posylennya-vidpovidalnosti-za-nenalezhne-utrymannya-ukryttiv/</text:a>
</text:p>
      <!--NEWS-->
      <text:h text:style-name="P10" text:outline-level="1">
<text:span text:style-name="T4">
Short. War. Day 488. Videoodigest</text:span>
</text:h>
      <text:p text:style-name="P4">
Author: ['АРМІЯINFORM']</text:p>
      <text:p text:style-name="P4">
Time: 2023-06-26T99:00:00-04:00</text:p>
      <text:p text:style-name="P4">
Description: Jero: General Headquarters ZSU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text:p>
      <text:p text:style-name="P4">
Category: News</text:p>
      <!--METADATA-->
      <text:p text:style-name="P4">
Source: <text:a xlink:type="simple" xlink:href="https://www.facebook.com/GeneralStaff.ua/videos/1343713886489780/" text:style-name="Internet_20_link" text:visited-style-name="Visited_20_Internet_20_Link">
General Staff</text:a>
</text:p>
      <text:p text:style-name="P4">
News Source: <text:a xlink:type="simple" xlink:href="https://armyinform.com.ua/2023/06/26/korotko-vijna-den-488-videodajdzhest/" text:style-name="Internet_20_link" text:visited-style-name="Visited_20_Internet_20_Link">
https://armyinform.com.ua/2023/06/26/korotko-vijna-den-488-videodajdzhest/</text:a>
</text:p>
      <!--NEWS-->
      <text:h text:style-name="P10" text:outline-level="1">
<text:span text:style-name="T4">
The invaders throw military equipment from the left bank of Kherson region to Crimea - Khlan</text:span>
</text:h>
      <text:p text:style-name="P4">
Authors: Ukrinform (Person)</text:p>
      <text:p text:style-name="P4">
Publisher: Укринформ (Organization)</text:p>
      <text:p text:style-name="P4">
Published Time: 2023-06-26T9:07:00+03:00</text:p>
      <text:p text:style-name="P4">
Modified Time: 2023-06-26T22:07:00+03:00</text:p>
      <text:p text:style-name="P4">
Description: Russian troops ship equipment from the left bank of Kherson to the Crimea. At the same time, looting increased in the occupied territory. - Ukrinform.</text:p>
      <text:p text:style-name="P4">
Images: ['<text:a xlink:type="simple" xlink:href="https://static.ukrinform.com/photos/2022_10/thumb_files/630_360_1666424518-957.jpg" text:style-name="Internet_20_link" text:visited-style-name="Visited_20_Internet_20_Link">
630_360_16664...</text:a>
']</text:p>
      <text:p text:style-name="P4">
Tags: ['Херсонщина', 'Крим', 'Російські військові', 'Війна з Росією']</text:p>
      <text:p text:style-name="P4">
Type: Article</text:p>
      <!--METADATA-->
      <text:p text:style-name="P4">
<draw:frame draw:style-name="fr1" draw:name="Image335" text:anchor-type="as-char" svg:width="6.9236in" svg:height="3.956343in" draw:z-index="0">
<draw:image xlink:href="../Images/yкринформ/2023-06-26T9-07-00-03-00/630_360_1666424518-957.jpg" xlink:type="simple" xlink:show="embed" xlink:actuate="onLoad" draw:mime-type="image/jpeg"/>
</draw:frame>
The Ruskivska is shipping equipment from the left bank of Kherson region to the Crimea. At the same time, the occupied territory increased looting.</text:p>
      <text:p text:style-name="P4">
About it in <text:a xlink:type="simple" xlink:href="http://www.facebook.com/sergey.khlan/posts/pfbid02RXxrDqHMxXGX1yDJKWLw4Fc8T9nsNHNDBgV82ZGtfDD5JYyQnMd56K9U4iyoFc1Bl" text:style-name="Internet_20_link" text:visited-style-name="Visited_20_Internet_20_Link">
Facebook</text:a>
The deputy of the Kherson Regional Council Sergey Khlan reported, Ukrinform reports.</text:p>
      <text:p text:style-name="P4">
"On the left bank, the Russians are very in a hurry - there is a permanent rovacy from Crimea and ammunition to the Crimea," he wrote.</text:p>
      <text:p text:style-name="P4">
At the same time, Khlan added that the wave of looting increased.</text:p>
      <text:p text:style-name="P4">
<text:span text:style-name="T4">
 Read also: </text:span>
 <text:a xlink:type="simple" xlink:href="https://www.ukrinform.ua/rubric-regions/3727671-rosiani-obstrilali-hersonsinu-zaboronenimi-zapalnimi-snaradami.html" text:style-name="Internet_20_link" text:visited-style-name="Visited_20_Internet_20_Link">
Russians fired <text:span text:style-name="T4">
 Kherson </text:span>
 shit for prohibited mitigating shells</text:a>
As reported by Ukrinform, [Russians in the occupied part of Kherson region began to denounce and export winds]](http://www.ukrinform.ua/rubric-regions/3727992-na-hersonsini-zagarbniki-pocali-demontuvati-ta-vivoziti-vitraki.html)From the Windcraft Ukraine Wind Farm, and the pontoon crossing of the close -damaged Chongar bridge works exclusively for military needs.</text:p>
      <text:p text:style-name="P4">
The Armed Forces of the Armed Forces liberated the right -bank part of the Kherson region, including <text:a xlink:type="simple" xlink:href="https://www.ukrinform.ua/tag-herson" text:style-name="Internet_20_link" text:visited-style-name="Visited_20_Internet_20_Link">
Kherson</text:a>
. Part of the region, located on the left bank of the Dnieper, is temporarily captured by Russian troops.</text:p>
      <text:p text:style-name="P4">
News Source: <text:a xlink:type="simple" xlink:href="https://www.ukrinform.ua/rubric-ato/3728067-zagarbniki-perekidaut-vijskovu-tehniku-z-livogo-berega-hersonsini-do-krimu-hlan.html" text:style-name="Internet_20_link" text:visited-style-name="Visited_20_Internet_20_Link">
https://www.ukrinform.ua/rubric-ato/3728067-zagarbniki-perekidaut-vijskovu-tehniku-z-livogo-berega-hersonsini-do-krimu-hlan.html</text:a>
</text:p>
      <!--NEWS-->
      <text:h text:style-name="P10" text:outline-level="1">
<text:span text:style-name="T4">
President: This is a happy day - in all directions of our soldiers had a forward advance</text:span>
</text:h>
      <text:p text:style-name="P4">
Authors: Ukrinform (Person)</text:p>
      <text:p text:style-name="P4">
Publisher: Укринформ (Organization)</text:p>
      <text:p text:style-name="P4">
Published Time: 2023-06-27T-1:39:00+03:00</text:p>
      <text:p text:style-name="P4">
Modified Time: 2023-06-27T00:39:00+03:00</text:p>
      <text:p text:style-name="P4">
Description: Volodymyr Zelensky noted that on Monday, the Ukrainian military moved forward in all directions of the front.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Нагорода', 'Україна', 'ЗСУ', 'Зеленський', 'Війна з Росією']</text:p>
      <text:p text:style-name="P4">
Type: Article</text:p>
      <!--METADATA-->
      <text:p text:style-name="P4">
<draw:frame draw:style-name="fr1" draw:name="Image336" text:anchor-type="as-char" svg:width="6.9236in" svg:height="3.956343in" draw:z-index="0">
<draw:image xlink:href="../Images/yкринформ/2023-06-27T-1-39-00-03-00/630_360_1652263772-452.jpeg" xlink:type="simple" xlink:show="embed" xlink:actuate="onLoad" draw:mime-type="image/jpeg"/>
</draw:frame>
Volodymyrzelensky noted that on Monday, the Ukrainian military advanced to all directions of the front.</text:p>
      <text:p text:style-name="P4">
The President said this in <text:a xlink:type="simple" xlink:href="https://www.youtube.com/watch" text:style-name="Internet_20_link" text:visited-style-name="Visited_20_Internet_20_Link">
video address</text:a>
,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I wish health, dear Ukrainians, dear Ukrainian women!</text:span>
</text:p>
      <text:p text:style-name="P4">
Today is the front. Donetsk region, Zaporizhzhia. Our warriors, our leading positions, areas of active action at the front. Today, in all directions, our warriors were moving forward, and this is a happy day. I wished the boys more of such a day.</text:p>
      <text:p text:style-name="P4">
He was in Khortytsia units, which were distinguished in the Bakhmut battle, heroically distinguished. Well done, warriors!Then - in our marines, very powerful, very acute. Thank you for trying to protect the lives of our soldiers. Then - Tavriya, south, front. A busy day, many emotions. He was honored to reward our military, to thank personally, to shake his hand. Thank you for all your words support, guys!Thank you for the arms - very warm - everyone today. And thank you chevrons. This is extremely honorable for me, we will talk about every chevron. All our warriors - from a soldier, sailor to General - Well done!</text:p>
      <text:p text:style-name="P4">
He handed over two gold stars of the Hero of Ukraine-Captain Oleg Oliy, commander of the 81st Separate Brigade of DShV, and Major Sergey Dudin, deputy commander of the Marines Battalion of the 35th Separate Brigade. Really majestic, I thank you!</text:p>
      <text:p text:style-name="P4">
Meetings with generals. Zubanych, Tarnavsky, Sodol, Syrsky. Several operational solutions. Once again, the creation of the Marine Corps, all, clear, absolutely understandable: organization, training, supply. More infantry and all the elements of our defense forces are strengthened, this is necessarily.</text:p>
      <text:p text:style-name="P4">
Yesterday - negotiations with partners, in particular with President Biden, primarily the offer of weapons. And today - where this weapon will give more power, more protection of the lives of Ukrainians. And it will bring our victory. This is the main thing. All our land will be free - absolutely everything.</text:p>
      <text:p text:style-name="P4">
I thank everyone who is now in battle for Ukraine, who is preparing for battle, who assigned tasks at combat posts. Everyone who recovers after injuries. All who trains our warriors!Thank you!I am proud of you all!Glory to you, cheegers!</text:p>
      <text:p text:style-name="P4">
And the eternal, light memory of everyone who gave their lives for Ukraine, everyone is too much!</text:p>
      <text:p text:style-name="P4">
<text:span text:style-name="T4">
Glory to Ukraine!</text:span>
</text:p>
      <text:p text:style-name="P4">
<text:span text:style-name="T5">
Foto: op</text:span>
</text:p>
      <text:p text:style-name="P4">
News Source: <text:a xlink:type="simple" xlink:href="https://www.ukrinform.ua/rubric-ato/3728083-prezident-ce-saslivij-den-na-vsih-napramkah-u-nasih-voiniv-bulo-prosuvanna-vpered.html" text:style-name="Internet_20_link" text:visited-style-name="Visited_20_Internet_20_Link">
https://www.ukrinform.ua/rubric-ato/3728083-prezident-ce-saslivij-den-na-vsih-napramkah-u-nasih-voiniv-bulo-prosuvanna-vpered.html</text:a>
</text:p>
      <!--NEWS-->
      <text:h text:style-name="P10" text:outline-level="1">
<text:span text:style-name="T4">
Zelensky presented the awards to the soldiers in the leading positions of the Melitopol direction</text:span>
</text:h>
      <text:p text:style-name="P4">
Authors: Ukrinform (Person)</text:p>
      <text:p text:style-name="P4">
Publisher: Укринформ (Organization)</text:p>
      <text:p text:style-name="P4">
Published Time: 2023-06-27T-2:22:00+03:00</text:p>
      <text:p text:style-name="P4">
Modified Time: 2023-06-27T00:22:00+03:00</text:p>
      <text:p text:style-name="P4">
Description: During his working trip to the Zaporizhzhya region, the President of Ukraine visited the leading positions of the Armed Forces in the Melitopol direction. - Ukrinform.</text:p>
      <text:p text:style-name="P4">
Images: ['<text:a xlink:type="simple" xlink:href="https://static.ukrinform.com/photos/2023_06/thumb_files/630_360_1687815049-269.jpeg" text:style-name="Internet_20_link" text:visited-style-name="Visited_20_Internet_20_Link">
630_360_16878...</text:a>
']</text:p>
      <text:p text:style-name="P4">
Tags: ['Нагорода', 'ЗСУ', 'Зеленський', 'Запоріжжя', 'Війна з Росією']</text:p>
      <text:p text:style-name="P4">
Type: Article</text:p>
      <!--METADATA-->
      <text:p text:style-name="P4">
<draw:frame draw:style-name="fr1" draw:name="Image337" text:anchor-type="as-char" svg:width="6.9236in" svg:height="3.956343in" draw:z-index="0">
<draw:image xlink:href="../Images/yкринформ/2023-06-27T-2-22-00-03-00/630_360_1687815049-269.jpeg" xlink:type="simple" xlink:show="embed" xlink:actuate="onLoad" draw:mime-type="image/jpeg"/>
</draw:frame>
During a time trip to the Zaporizhzhya region, the President of Ukraine visited the predications of the Armed Forces in the Melitopol direction.</text:p>
      <text:p text:style-name="P4">
About it <text:a xlink:type="simple" xlink:href="https://www.president.gov.ua/news/glava-derzhavi-vidvidav-peredovi-poziciyi-ukrayinskih-vijsk-83829" text:style-name="Internet_20_link" text:visited-style-name="Visited_20_Internet_20_Link">
reports</text:a>
The site of the head of state, reports Ukrinform.</text:p>
      <text:p text:style-name="P4">
At the command post, the Head of State heard the report of the commander of the operational-strategic group of Tavriya troops of the brigade General Alexratarnavsky. The President reported on the general operational situation of the front of the front, the dynamics of promotion in the main directions, as well as the need for some types of weapons.</text:p>
      <text:p text:style-name="P4">
Zelensky presented state <text:a xlink:type="simple" xlink:href="https://www.ukrinform.ua/tag-nagoroda" text:style-name="Internet_20_link" text:visited-style-name="Visited_20_Internet_20_Link">
awards</text:a>
to the soldiers who are involved in the de -occupation of the Zaporizhzhya region. He thanked Vivkov for his service and wished them victory over the Russian invaders.</text:p>
      <text:p text:style-name="P4">
“Today we have traveled hundreds of kilometers, were at different points, saw different brigades, absolutely heroic people. Different but for the same purpose - the winner of our country over the racists. I wish you all this. Unfortunately, victory is given at such a high price, ”the President said.</text:p>
      <text:p text:style-name="P4">
<text:span text:style-name="T4">
 Read also: </text:span>
 <text:a xlink:type="simple" xlink:href="https://www.ukrinform.ua/rubric-ato/3728054-na-melitopolskomu-napramku-ukrainski-vijskovi-prosunulisa-na-pivtora-kilometra.html" text:style-name="Internet_20_link" text:visited-style-name="Visited_20_Internet_20_Link">
Ukrainian military on <text:span text:style-name="T4">
 Melitopol </text:span>
 in the direction of one and a half kilometers</text:a>
As it is noted, the attendees paid a moment of silence to the memory of all the heroes who have received their lives in the battles for Ukraine.</text:p>
      <text:p text:style-name="P4">
Recall on Monday <text:a xlink:type="simple" xlink:href="https://www.ukrinform.ua/rubric-ato/3728052-zelenskij-vidvidav-peredovi-pozicii-zsu-na-berdanskomu-napramku.html" text:style-name="Internet_20_link" text:visited-style-name="Visited_20_Internet_20_Link">
President also visited the leading positions</text:a>
Ukrainian troops at Berdyansk Navalka.</text:p>
      <text:p text:style-name="P4">
<text:span text:style-name="T5">
Foto: op</text:span>
</text:p>
      <text:p text:style-name="P4">
News Source: <text:a xlink:type="simple" xlink:href="https://www.ukrinform.ua/rubric-ato/3728082-zelenskij-vruciv-nagorodi-bijcam-na-peredovih-poziciah-na-melitopolskomu-napramku.html" text:style-name="Internet_20_link" text:visited-style-name="Visited_20_Internet_20_Link">
https://www.ukrinform.ua/rubric-ato/3728082-zelenskij-vruciv-nagorodi-bijcam-na-peredovih-poziciah-na-melitopolskomu-napramku.html</text:a>
</text:p>
      <!--NEWS-->
      <text:h text:style-name="P10" text:outline-level="1">
<text:span text:style-name="T4">
In Ukraine almost no precipitation, day to +29 °</text:span>
</text:h>
      <text:p text:style-name="P4">
Authors: Ukrinform (Person)</text:p>
      <text:p text:style-name="P4">
Publisher: Укринформ (Organization)</text:p>
      <text:p text:style-name="P4">
Published Time: 2023-06-27T-3:10:00+03:00</text:p>
      <text:p text:style-name="P4">
Modified Time: 2023-06-27T00:10:00+03:00</text:p>
      <text:p text:style-name="P4">
Description: On Tuesday, June 27, dry weather with 17 ° to 29 ° will prevail in Ukraine. - Ukrinform.</text:p>
      <text:p text:style-name="P4">
Images: ['<text:a xlink:type="simple" xlink:href="https://static.ukrinform.com/photos/2022_06/thumb_files/630_360_1655207862-493.jpeg" text:style-name="Internet_20_link" text:visited-style-name="Visited_20_Internet_20_Link">
630_360_16552...</text:a>
']</text:p>
      <text:p text:style-name="P4">
Tags: ['Дощ', 'Погода', 'Прогноз']</text:p>
      <text:p text:style-name="P4">
Type: Article</text:p>
      <!--METADATA-->
      <text:p text:style-name="P4">
<draw:frame draw:style-name="fr1" draw:name="Image339" text:anchor-type="as-char" svg:width="6.9236in" svg:height="3.956343in" draw:z-index="0">
<draw:image xlink:href="../Images/yкринформ/2023-06-27T-3-10-00-03-00/630_360_1655207862-493.jpeg" xlink:type="simple" xlink:show="embed" xlink:actuate="onLoad" draw:mime-type="image/jpeg"/>
</draw:frame>
Inverter, June 27, in Ukraine dry weather with a daytime temperature from 17 ° to 29 °.</text:p>
      <text:p text:style-name="P4">
Ukrinform was reported at the Ukrainian Hydrometeorological Center.</text:p>
      <text:p text:style-name="P4">
"In the eastern, northeast, day and western, Vinnytsia and Zhytomyr region, short -term rains, in places of thunderstorms, in the rest of the territory without precipitation," -he will be in the message.</text:p>
      <text:p text:style-name="P4">
Wind, northwest, 5-10 m/s.</text:p>
      <text:p text:style-name="P4">
Temperature at night 11-16 °, in the afternoon 20-25 °, in Sumy region, Chernihiv and Kharkiv region17-22 °; In the southern part of the country at night 15-20 °, in the afternoon 24-29 °.</text:p>
      <text:p text:style-name="P4">
In Kyiv and Kyiv region on June 27, it is cloudy with clearings, without precipitation. The temperature in the capital at night 12-14 °, in the afternoon 22-24 °; In the area at night 11-16 °, in the afternoon 20-25 °.</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climate</text:a>
In the next two days in Ukraine, changing cloudiness will remain. On June 28, thunderstorm rains, only at night in the southern and most of the central -notes without precipitation. On June 29, at night in the southern, eastern regions and Nazakarpattya, in the afternoon, short -term rains in Ukraine, thunderstorms.</text:p>
      <text:p text:style-name="P4">
The temperature at night is 11-16 °, in the southern part up to 20 °; In the afternoon 20-25 °, June 28, southern regions 24-29 °.</text:p>
      <text:p text:style-name="P4">
In the capital region on June 28-29, short-term rains, thunderstorms, only at night, June 29th without precipitation. The temperature in Kiev at night is 13-15 °, in the afternoon 22-24 °; On the area 11-16 °, in the afternoon 20-25 °.</text:p>
      <text:p text:style-name="P4">
On the last day of June, forecasters forecast short -term rains in Ukraine, sometimes <text:a xlink:type="simple" xlink:href="https://www.ukrinform.ua/tag-groza" text:style-name="Internet_20_link" text:visited-style-name="Visited_20_Internet_20_Link">
thunderstorms</text:a>
. On July 1, precipitation is possible on the Left Bank.</text:p>
      <text:p text:style-name="P4">
Temperature at night 11-17 °, on the coast of the seas up to 20 °; In the afternoon 22-28 °, June 30, the northern and most central regions 19-25 °.</text:p>
      <text:p text:style-name="P4">
In Kyiv and the region, on June 30, short -term rains, thunderstorms; On July 1, at night, there is a rainfall, in the afternoon without precipitation. Temperature in the capital at night 13-15 °; In the afternoon of June 22-24 °, July 1, 25-27 °. In the area at night 11-16 °; In the afternoon on June 3020-25 °, July 1, 23-28 °.</text:p>
      <text:p text:style-name="P4">
News Source: <text:a xlink:type="simple" xlink:href="https://www.ukrinform.ua/rubric-regions/3727896-zavtra-v-ukraini-majze-bez-opadiv-vden-do-29.html" text:style-name="Internet_20_link" text:visited-style-name="Visited_20_Internet_20_Link">
https://www.ukrinform.ua/rubric-regions/3727896-zavtra-v-ukraini-majze-bez-opadiv-vden-do-29.html</text:a>
</text:p>
      <!--NEWS-->
      <text:h text:style-name="P10" text:outline-level="1">
<text:span text:style-name="T4">
In Ukraine almost no precipitation, day to +29 °</text:span>
</text:h>
      <text:p text:style-name="P4">
Authors: Ukrinform (Person)</text:p>
      <text:p text:style-name="P4">
Publisher: Укринформ (Organization)</text:p>
      <text:p text:style-name="P4">
Published Time: 2023-06-27T00:10:00+03:00</text:p>
      <text:p text:style-name="P4">
Modified Time: 2023-06-27T00:10:00+03:00</text:p>
      <text:p text:style-name="P4">
Description: On Tuesday, June 27, dry weather with 17 ° to 29 ° will prevail in Ukraine. - Ukrinform.</text:p>
      <text:p text:style-name="P4">
Images: ['<text:a xlink:type="simple" xlink:href="https://static.ukrinform.com/photos/2022_06/thumb_files/630_360_1655207862-493.jpeg" text:style-name="Internet_20_link" text:visited-style-name="Visited_20_Internet_20_Link">
630_360_16552...</text:a>
']</text:p>
      <text:p text:style-name="P4">
Tags: ['Дощ', 'Погода', 'Прогноз']</text:p>
      <text:p text:style-name="P4">
Type: Article</text:p>
      <!--METADATA-->
      <text:p text:style-name="P4">
<draw:frame draw:style-name="fr1" draw:name="Image340" text:anchor-type="as-char" svg:width="6.9236in" svg:height="3.956343in" draw:z-index="0">
<draw:image xlink:href="../Images/yкринформ/2023-06-27T00-10-00-03-00/630_360_1655207862-493.jpeg" xlink:type="simple" xlink:show="embed" xlink:actuate="onLoad" draw:mime-type="image/jpeg"/>
</draw:frame>
Inverter, June 27, in Ukraine dry weather with a daytime temperature from 17 ° to 29 °.</text:p>
      <text:p text:style-name="P4">
Ukrinform was reported at the Ukrainian Hydrometeorological Center.</text:p>
      <text:p text:style-name="P4">
"In the eastern, northeast, day and western, Vinnytsia and Zhytomyr region, short -term rains, in places of thunderstorms, in the rest of the territory without precipitation," -he will be in the message.</text:p>
      <text:p text:style-name="P4">
Wind, northwest, 5-10 m/s.</text:p>
      <text:p text:style-name="P4">
Temperature at night 11-16 °, in the afternoon 20-25 °, in Sumy region, Chernihiv and Kharkiv region17-22 °; In the southern part of the country at night 15-20 °, in the afternoon 24-29 °.</text:p>
      <text:p text:style-name="P4">
In Kyiv and Kyiv region on June 27, it is cloudy with clearings, without precipitation. The temperature in the capital at night 12-14 °, in the afternoon 22-24 °; In the area at night 11-16 °, in the afternoon 20-25 °.</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climate</text:a>
In the next two days in Ukraine, changing cloudiness will remain. On June 28, thunderstorm rains, only at night in the southern and most of the central -notes without precipitation. On June 29, at night in the southern, eastern regions and Nazakarpattya, in the afternoon, short -term rains in Ukraine, thunderstorms.</text:p>
      <text:p text:style-name="P4">
The temperature at night is 11-16 °, in the southern part up to 20 °; In the afternoon 20-25 °, June 28, southern regions 24-29 °.</text:p>
      <text:p text:style-name="P4">
In the capital region on June 28-29, short-term rains, thunderstorms, only at night, June 29th without precipitation. The temperature in Kiev at night is 13-15 °, in the afternoon 22-24 °; On the area 11-16 °, in the afternoon 20-25 °.</text:p>
      <text:p text:style-name="P4">
On the last day of June, forecasters forecast short -term rains in Ukraine, sometimes <text:a xlink:type="simple" xlink:href="https://www.ukrinform.ua/tag-groza" text:style-name="Internet_20_link" text:visited-style-name="Visited_20_Internet_20_Link">
thunderstorms</text:a>
. On July 1, precipitation is possible on the Left Bank.</text:p>
      <text:p text:style-name="P4">
Temperature at night 11-17 °, on the coast of the seas up to 20 °; In the afternoon 22-28 °, June 30, the northern and most central regions 19-25 °.</text:p>
      <text:p text:style-name="P4">
In Kyiv and the region, on June 30, short -term rains, thunderstorms; On July 1, at night, there is a rainfall, in the afternoon without precipitation. Temperature in the capital at night 13-15 °; In the afternoon of June 22-24 °, July 1, 25-27 °. In the area at night 11-16 °; In the afternoon on June 3020-25 °, July 1, 23-28 °.</text:p>
      <text:p text:style-name="P4">
News Source: <text:a xlink:type="simple" xlink:href="https://www.ukrinform.ua/rubric-regions/3727896-zavtra-v-ukraini-majze-bez-opadiv-vden-do-29.html" text:style-name="Internet_20_link" text:visited-style-name="Visited_20_Internet_20_Link">
https://www.ukrinform.ua/rubric-regions/3727896-zavtra-v-ukraini-majze-bez-opadiv-vden-do-29.html</text:a>
</text:p>
      <!--NEWS-->
      <text:h text:style-name="P10" text:outline-level="1">
<text:span text:style-name="T4">
Zelensky presented the awards to the soldiers in the leading positions of the Melitopol direction</text:span>
</text:h>
      <text:p text:style-name="P4">
Authors: Ukrinform (Person)</text:p>
      <text:p text:style-name="P4">
Publisher: Укринформ (Organization)</text:p>
      <text:p text:style-name="P4">
Published Time: 2023-06-27T00:22:00+03:00</text:p>
      <text:p text:style-name="P4">
Modified Time: 2023-06-27T00:22:00+03:00</text:p>
      <text:p text:style-name="P4">
Description: During his working trip to the Zaporizhzhya region, the President of Ukraine visited the leading positions of the Armed Forces in the Melitopol direction. - Ukrinform.</text:p>
      <text:p text:style-name="P4">
Images: ['<text:a xlink:type="simple" xlink:href="https://static.ukrinform.com/photos/2023_06/thumb_files/630_360_1687815049-269.jpeg" text:style-name="Internet_20_link" text:visited-style-name="Visited_20_Internet_20_Link">
630_360_16878...</text:a>
']</text:p>
      <text:p text:style-name="P4">
Tags: ['Нагорода', 'ЗСУ', 'Зеленський', 'Запоріжжя', 'Війна з Росією']</text:p>
      <text:p text:style-name="P4">
Type: Article</text:p>
      <!--METADATA-->
      <text:p text:style-name="P4">
<draw:frame draw:style-name="fr1" draw:name="Image341" text:anchor-type="as-char" svg:width="6.9236in" svg:height="3.956343in" draw:z-index="0">
<draw:image xlink:href="../Images/yкринформ/2023-06-27T00-22-00-03-00/630_360_1687815049-269.jpeg" xlink:type="simple" xlink:show="embed" xlink:actuate="onLoad" draw:mime-type="image/jpeg"/>
</draw:frame>
During a time trip to the Zaporizhzhya region, the President of Ukraine visited the predications of the Armed Forces in the Melitopol direction.</text:p>
      <text:p text:style-name="P4">
About it <text:a xlink:type="simple" xlink:href="https://www.president.gov.ua/news/glava-derzhavi-vidvidav-peredovi-poziciyi-ukrayinskih-vijsk-83829" text:style-name="Internet_20_link" text:visited-style-name="Visited_20_Internet_20_Link">
reports</text:a>
The site of the head of state, reports Ukrinform.</text:p>
      <text:p text:style-name="P4">
At the command post, the Head of State heard the report of the commander of the operational-strategic group of Tavriya troops of the brigade General Alexratarnavsky. The President reported on the general operational situation of the front of the front, the dynamics of promotion in the main directions, as well as the need for some types of weapons.</text:p>
      <text:p text:style-name="P4">
Zelensky presented state <text:a xlink:type="simple" xlink:href="https://www.ukrinform.ua/tag-nagoroda" text:style-name="Internet_20_link" text:visited-style-name="Visited_20_Internet_20_Link">
awards</text:a>
to the soldiers who are involved in the de -occupation of the Zaporizhzhya region. He thanked Vivkov for his service and wished them victory over the Russian invaders.</text:p>
      <text:p text:style-name="P4">
“Today we have traveled hundreds of kilometers, were at different points, saw different brigades, absolutely heroic people. Different but for the same purpose - the winner of our country over the racists. I wish you all this. Unfortunately, victory is given at such a high price, ”the President said.</text:p>
      <text:p text:style-name="P4">
<text:span text:style-name="T4">
 Read also: </text:span>
 <text:a xlink:type="simple" xlink:href="https://www.ukrinform.ua/rubric-ato/3728054-na-melitopolskomu-napramku-ukrainski-vijskovi-prosunulisa-na-pivtora-kilometra.html" text:style-name="Internet_20_link" text:visited-style-name="Visited_20_Internet_20_Link">
Ukrainian military on <text:span text:style-name="T4">
 Melitopol </text:span>
 in the direction of one and a half kilometers</text:a>
As it is noted, the attendees paid a moment of silence to the memory of all the heroes who have received their lives in the battles for Ukraine.</text:p>
      <text:p text:style-name="P4">
Recall on Monday <text:a xlink:type="simple" xlink:href="https://www.ukrinform.ua/rubric-ato/3728052-zelenskij-vidvidav-peredovi-pozicii-zsu-na-berdanskomu-napramku.html" text:style-name="Internet_20_link" text:visited-style-name="Visited_20_Internet_20_Link">
President also visited the leading positions</text:a>
Ukrainian troops at Berdyansk Navalka.</text:p>
      <text:p text:style-name="P4">
<text:span text:style-name="T5">
Foto: op</text:span>
</text:p>
      <text:p text:style-name="P4">
News Source: <text:a xlink:type="simple" xlink:href="https://www.ukrinform.ua/rubric-ato/3728082-zelenskij-vruciv-nagorodi-bijcam-na-peredovih-poziciah-na-melitopolskomu-napramku.html" text:style-name="Internet_20_link" text:visited-style-name="Visited_20_Internet_20_Link">
https://www.ukrinform.ua/rubric-ato/3728082-zelenskij-vruciv-nagorodi-bijcam-na-peredovih-poziciah-na-melitopolskomu-napramku.html</text:a>
</text:p>
      <!--NEWS-->
      <text:h text:style-name="P10" text:outline-level="1">
<text:span text:style-name="T4">
President: This is a happy day - in all directions of our soldiers had a forward advance</text:span>
</text:h>
      <text:p text:style-name="P4">
Authors: Ukrinform (Person)</text:p>
      <text:p text:style-name="P4">
Publisher: Укринформ (Organization)</text:p>
      <text:p text:style-name="P4">
Published Time: 2023-06-27T00:39:00+03:00</text:p>
      <text:p text:style-name="P4">
Modified Time: 2023-06-27T00:39:00+03:00</text:p>
      <text:p text:style-name="P4">
Description: Volodymyr Zelensky noted that on Monday, the Ukrainian military moved forward in all directions of the front.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Нагорода', 'Україна', 'ЗСУ', 'Зеленський', 'Війна з Росією']</text:p>
      <text:p text:style-name="P4">
Type: Article</text:p>
      <!--METADATA-->
      <text:p text:style-name="P4">
<draw:frame draw:style-name="fr1" draw:name="Image343" text:anchor-type="as-char" svg:width="6.9236in" svg:height="3.956343in" draw:z-index="0">
<draw:image xlink:href="../Images/yкринформ/2023-06-27T00-39-00-03-00/630_360_1652263772-452.jpeg" xlink:type="simple" xlink:show="embed" xlink:actuate="onLoad" draw:mime-type="image/jpeg"/>
</draw:frame>
Volodymyrzelensky noted that on Monday, the Ukrainian military advanced to all directions of the front.</text:p>
      <text:p text:style-name="P4">
The President said this in <text:a xlink:type="simple" xlink:href="https://www.youtube.com/watch" text:style-name="Internet_20_link" text:visited-style-name="Visited_20_Internet_20_Link">
video address</text:a>
,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I wish health, dear Ukrainians, dear Ukrainian women!</text:span>
</text:p>
      <text:p text:style-name="P4">
Today is the front. Donetsk region, Zaporizhzhia. Our warriors, our leading positions, areas of active action at the front. Today, in all directions, our warriors were moving forward, and this is a happy day. I wished the boys more of such a day.</text:p>
      <text:p text:style-name="P4">
He was in Khortytsia units, which were distinguished in the Bakhmut battle, heroically distinguished. Well done, warriors!Then - in our marines, very powerful, very acute. Thank you for trying to protect the lives of our soldiers. Then - Tavriya, south, front. A busy day, many emotions. He was honored to reward our military, to thank personally, to shake his hand. Thank you for all your words support, guys!Thank you for the arms - very warm - everyone today. And thank you chevrons. This is extremely honorable for me, we will talk about every chevron. All our warriors - from a soldier, sailor to General - Well done!</text:p>
      <text:p text:style-name="P4">
He handed over two gold stars of the Hero of Ukraine-Captain Oleg Oliy, commander of the 81st Separate Brigade of DShV, and Major Sergey Dudin, deputy commander of the Marines Battalion of the 35th Separate Brigade. Really majestic, I thank you!</text:p>
      <text:p text:style-name="P4">
Meetings with generals. Zubanych, Tarnavsky, Sodol, Syrsky. Several operational solutions. Once again, the creation of the Marine Corps, all, clear, absolutely understandable: organization, training, supply. More infantry and all the elements of our defense forces are strengthened, this is necessarily.</text:p>
      <text:p text:style-name="P4">
Yesterday - negotiations with partners, in particular with President Biden, primarily the offer of weapons. And today - where this weapon will give more power, more protection of the lives of Ukrainians. And it will bring our victory. This is the main thing. All our land will be free - absolutely everything.</text:p>
      <text:p text:style-name="P4">
I thank everyone who is now in battle for Ukraine, who is preparing for battle, who assigned tasks at combat posts. Everyone who recovers after injuries. All who trains our warriors!Thank you!I am proud of you all!Glory to you, cheegers!</text:p>
      <text:p text:style-name="P4">
And the eternal, light memory of everyone who gave their lives for Ukraine, everyone is too much!</text:p>
      <text:p text:style-name="P4">
<text:span text:style-name="T4">
Glory to Ukraine!</text:span>
</text:p>
      <text:p text:style-name="P4">
<text:span text:style-name="T5">
Foto: op</text:span>
</text:p>
      <text:p text:style-name="P4">
News Source: <text:a xlink:type="simple" xlink:href="https://www.ukrinform.ua/rubric-ato/3728083-prezident-ce-saslivij-den-na-vsih-napramkah-u-nasih-voiniv-bulo-prosuvanna-vpered.html" text:style-name="Internet_20_link" text:visited-style-name="Visited_20_Internet_20_Link">
https://www.ukrinform.ua/rubric-ato/3728083-prezident-ce-saslivij-den-na-vsih-napramkah-u-nasih-voiniv-bulo-prosuvanna-vpered.html</text:a>
</text:p>
      <!--NEWS-->
      <text:h text:style-name="P10" text:outline-level="1">
<text:span text:style-name="T4">
Families of missing persons can get free legal advice</text:span>
</text:h>
      <text:p text:style-name="P4">
Author: ['АРМІЯINFORM']</text:p>
      <text:p text:style-name="P4">
Time: 2023-06-27T96:00:00-04:00</text:p>
      <text:p text:style-name="P4">
Description: About the cereal of the Mini -Castle of the Rintegrazi Timchasovo Okulovani Terito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nykli-bezvisty.jpg" text:style-name="Internet_20_link" text:visited-style-name="Visited_20_Internet_20_Link">
znykli-bezvisty.jpg</text:a>
']</text:p>
      <text:p text:style-name="P4">
Tags: ['АГРЕСІЯ РФ', 'ВІЙНА', 'МІНРЕІНТЕГРАЦІЇ']</text:p>
      <text:p text:style-name="P4">
Category: News</text:p>
      <!--METADATA-->
      <text:p text:style-name="P4">
<draw:frame draw:style-name="fr1" draw:name="Image344" text:anchor-type="as-char" svg:width="6.9236in" svg:height="4.288165in" draw:z-index="0">
<draw:image xlink:href="../Images/AРМІЯINFORM/2023-06-27T96-00-00-04-00/znykli-bezvisty.jpg" xlink:type="simple" xlink:show="embed" xlink:actuate="onLoad" draw:mime-type="image/jpeg"/>
</draw:frame>
About it <text:a xlink:type="simple" xlink:href="https://www.facebook.com/MReintegration/posts/pfbid032924XBD37AkNZgBe5sfsDmNs4AdXmKxZewDZMMDFXr7evZjroFyGZFuXwwd4nwcl" text:style-name="Internet_20_link" text:visited-style-name="Visited_20_Internet_20_Link">
reports</text:a>
Ministry of Reintegration of Temporarily Occupied Territories of Ukraine.</text:p>
      <text:p text:style-name="P4">
“The Office of the Commissioner for Persons missing in special circumstances has launched an additional hotline. On the hotline of families, consultations with lawyers are offered, who can answer topical questions, as well as advise on obtaining social guarantees and cash payments. To obtain free legal advice, you can call:(066)053-11-39. The hotline is working on Friday from 09:00 to 18:00, ”the message reads.</text:p>
      <text:p text:style-name="P4">
News Source: <text:a xlink:type="simple" xlink:href="https://armyinform.com.ua/2023/06/27/rodyny-znyklyh-bezvisty-mozhut-otrymaty-bezkoshtovnu-yurydychnu-konsultacziyu/" text:style-name="Internet_20_link" text:visited-style-name="Visited_20_Internet_20_Link">
https://armyinform.com.ua/2023/06/27/rodyny-znyklyh-bezvisty-mozhut-otrymaty-bezkoshtovnu-yurydychnu-konsultacziyu/</text:a>
</text:p>
      <!--NEWS-->
      <text:h text:style-name="P10" text:outline-level="1">
<text:span text:style-name="T4">
The head of state visited the leading positions of Ukrainian troops in Zaporozhye</text:span>
</text:h>
      <text:p text:style-name="P4">
Author: ['АРМІЯINFORM']</text:p>
      <text:p text:style-name="P4">
Time: 2023-06-27T98:00:00-04:00</text:p>
      <text:p text:style-name="P4">
Description: PID Hour Robochka President President Volodymyr Zelensky Vidvіda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f644650da4997a726f15a8e087f2a998_1687811807_extra_large.jpeg" text:style-name="Internet_20_link" text:visited-style-name="Visited_20_Internet_20_Link">
f644650da4997a726f15a8e087f2a998_1687811807_extra_large.jpeg</text:a>
']</text:p>
      <text:p text:style-name="P4">
Tags: ['STOPRUSSIA', 'АГРЕСІЯ РФ', 'ВІЙНА', 'ВТОРГНЕННЯ РФ', 'ОФІС ПРЕЗИДЕНТА УКРАЇНИ']</text:p>
      <text:p text:style-name="P4">
Category: News</text:p>
      <!--METADATA-->
      <text:p text:style-name="P4">
<draw:frame draw:style-name="fr1" draw:name="Image345" text:anchor-type="as-char" svg:width="6.9236in" svg:height="4.617948in" draw:z-index="0">
<draw:image xlink:href="../Images/AРМІЯINFORM/2023-06-27T98-00-00-04-00/f644650da4997a726f15a8e087f2a998_1687811807_extra_large.jpeg" xlink:type="simple" xlink:show="embed" xlink:actuate="onLoad" draw:mime-type="image/jpeg"/>
</draw:frame>
During his working trip to the Zaporizhzhya region, President Vladimir Zelensky respected the leading positions of the Armed Forces of Ukraine in the Melitopol direction.</text:p>
      <text:p text:style-name="P4">
About it <text:a xlink:type="simple" xlink:href="https://www.president.gov.ua/news/glava-derzhavi-vidvidav-peredovi-poziciyi-ukrayinskih-vijsk-83829" text:style-name="Internet_20_link" text:visited-style-name="Visited_20_Internet_20_Link">
reports</text:a>
Office of the President of Ukraine.</text:p>
      <text:p text:style-name="P4">
“At the command post, the Head of State heard the report of the commander of the operational-strategic group of Tavriya troops of the brigade General Alexratarnavsky. The President reported on the general operational situation of the front of the front, the dynamics of promotion in the main directions, as well as the need for some types of weapons.</text:p>
      <text:p text:style-name="P4">
Volodymyr Zelensky also presented state awards to soldiers who are involved in the de -occupation of Zaporizhzhya region. The head of state thanked the military for the service wished them victory over the Russian invaders, ”the message reads.</text:p>
      <text:p text:style-name="P4">
“Today we have traveled hundreds of kilometers, were at different points, saw different brigades, absolutely heroic people. Different but for the same purpose - the winner of our country over the racists. I wish you all this. Unfortunately, victory is given at such a high price, ”the President said.</text:p>
      <text:p text:style-name="P4">
The attendees paid a moment of silence to the memory of all the heroes who gave their lives in the battles for Ukraine.</text:p>
      <text:p text:style-name="P4">
News Source: <text:a xlink:type="simple" xlink:href="https://armyinform.com.ua/2023/06/27/glava-derzhavy-vidvidav-peredovi-pozycziyi-ukrayinskyh-vijsk-na-zaporizhzhi/" text:style-name="Internet_20_link" text:visited-style-name="Visited_20_Internet_20_Link">
https://armyinform.com.ua/2023/06/27/glava-derzhavy-vidvidav-peredovi-pozycziyi-ukrayinskyh-vijsk-na-zaporizhzh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